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]+inc" office:value-type="float" office:value="0.001220703125" calcext:value-type="float">
            <text:p>0,00122070312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]+inc" office:value-type="float" office:value="0.00244140625" calcext:value-type="float">
            <text:p>0,00244140625</text:p>
          </table:table-cell>
          <table:table-cell/>
          <table:table-cell table:formula="of:=5/4096" office:value-type="float" office:value="0.001220703125" calcext:value-type="float">
            <text:p>0,001220703125</text:p>
          </table:table-cell>
          <table:table-cell/>
          <table:table-cell table:formula="of:=1/12" office:value-type="float" office:value="0.0833333333333333" calcext:value-type="float">
            <text:p>0,083333333333333</text:p>
          </table:table-cell>
          <table:table-cell table:formula="of:=4096/60" office:value-type="float" office:value="68.2666666666667" calcext:value-type="float">
            <text:p>68,26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]+inc" office:value-type="float" office:value="0.003662109375" calcext:value-type="float">
            <text:p>0,00366210937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]+inc" office:value-type="float" office:value="0.0048828125" calcext:value-type="float">
            <text:p>0,004882812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5]+inc" office:value-type="float" office:value="0.006103515625" calcext:value-type="float">
            <text:p>0,00610351562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+inc" office:value-type="float" office:value="0.00732421875" calcext:value-type="float">
            <text:p>0,0073242187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7]+inc" office:value-type="float" office:value="0.008544921875" calcext:value-type="float">
            <text:p>0,00854492187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8]+inc" office:value-type="float" office:value="0.009765625" calcext:value-type="float">
            <text:p>0,00976562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9]+inc" office:value-type="float" office:value="0.010986328125" calcext:value-type="float">
            <text:p>0,01098632812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0]+inc" office:value-type="float" office:value="0.01220703125" calcext:value-type="float">
            <text:p>0,0122070312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1]+inc" office:value-type="float" office:value="0.013427734375" calcext:value-type="float">
            <text:p>0,01342773437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2]+inc" office:value-type="float" office:value="0.0146484375" calcext:value-type="float">
            <text:p>0,014648437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3]+inc" office:value-type="float" office:value="0.015869140625" calcext:value-type="float">
            <text:p>0,01586914062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4]+inc" office:value-type="float" office:value="0.01708984375" calcext:value-type="float">
            <text:p>0,0170898437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5]+inc" office:value-type="float" office:value="0.018310546875" calcext:value-type="float">
            <text:p>0,01831054687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6]+inc" office:value-type="float" office:value="0.01953125" calcext:value-type="float">
            <text:p>0,0195312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7]+inc" office:value-type="float" office:value="0.020751953125" calcext:value-type="float">
            <text:p>0,02075195312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8]+inc" office:value-type="float" office:value="0.02197265625" calcext:value-type="float">
            <text:p>0,0219726562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9]+inc" office:value-type="float" office:value="0.023193359375" calcext:value-type="float">
            <text:p>0,02319335937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0]+inc" office:value-type="float" office:value="0.0244140625" calcext:value-type="float">
            <text:p>0,0244140625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1]+inc" office:value-type="float" office:value="0.025634765625" calcext:value-type="float">
            <text:p>0,02563476562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2]+inc" office:value-type="float" office:value="0.02685546875" calcext:value-type="float">
            <text:p>0,0268554687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3]+inc" office:value-type="float" office:value="0.028076171875" calcext:value-type="float">
            <text:p>0,02807617187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4]+inc" office:value-type="float" office:value="0.029296875" calcext:value-type="float">
            <text:p>0,02929687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5]+inc" office:value-type="float" office:value="0.030517578125" calcext:value-type="float">
            <text:p>0,03051757812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6]+inc" office:value-type="float" office:value="0.03173828125" calcext:value-type="float">
            <text:p>0,03173828125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7]+inc" office:value-type="float" office:value="0.032958984375" calcext:value-type="float">
            <text:p>0,032958984375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8]+inc" office:value-type="float" office:value="0.0341796875" calcext:value-type="float">
            <text:p>0,0341796875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9]+inc" office:value-type="float" office:value="0.035400390625" calcext:value-type="float">
            <text:p>0,035400390625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0]+inc" office:value-type="float" office:value="0.03662109375" calcext:value-type="float">
            <text:p>0,03662109375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1]+inc" office:value-type="float" office:value="0.037841796875" calcext:value-type="float">
            <text:p>0,037841796875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2]+inc" office:value-type="float" office:value="0.0390625" calcext:value-type="float">
            <text:p>0,039062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3]+inc" office:value-type="float" office:value="0.040283203125" calcext:value-type="float">
            <text:p>0,04028320312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4]+inc" office:value-type="float" office:value="0.04150390625" calcext:value-type="float">
            <text:p>0,0415039062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5]+inc" office:value-type="float" office:value="0.042724609375" calcext:value-type="float">
            <text:p>0,04272460937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6]+inc" office:value-type="float" office:value="0.0439453125" calcext:value-type="float">
            <text:p>0,0439453125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7]+inc" office:value-type="float" office:value="0.045166015625" calcext:value-type="float">
            <text:p>0,04516601562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8]+inc" office:value-type="float" office:value="0.04638671875" calcext:value-type="float">
            <text:p>0,04638671875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9]+inc" office:value-type="float" office:value="0.047607421875" calcext:value-type="float">
            <text:p>0,04760742187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40]+inc" office:value-type="float" office:value="0.048828125" calcext:value-type="float">
            <text:p>0,048828125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1]+inc" office:value-type="float" office:value="0.050048828125" calcext:value-type="float">
            <text:p>0,050048828125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2]+inc" office:value-type="float" office:value="0.05126953125" calcext:value-type="float">
            <text:p>0,05126953125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3]+inc" office:value-type="float" office:value="0.052490234375" calcext:value-type="float">
            <text:p>0,05249023437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4]+inc" office:value-type="float" office:value="0.0537109375" calcext:value-type="float">
            <text:p>0,053710937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5]+inc" office:value-type="float" office:value="0.054931640625" calcext:value-type="float">
            <text:p>0,05493164062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6]+inc" office:value-type="float" office:value="0.05615234375" calcext:value-type="float">
            <text:p>0,05615234375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7]+inc" office:value-type="float" office:value="0.057373046875" calcext:value-type="float">
            <text:p>0,057373046875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48]+inc" office:value-type="float" office:value="0.05859375" calcext:value-type="float">
            <text:p>0,05859375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49]+inc" office:value-type="float" office:value="0.059814453125" calcext:value-type="float">
            <text:p>0,059814453125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50]+inc" office:value-type="float" office:value="0.06103515625" calcext:value-type="float">
            <text:p>0,06103515625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1]+inc" office:value-type="float" office:value="0.062255859375" calcext:value-type="float">
            <text:p>0,062255859375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2]+inc" office:value-type="float" office:value="0.0634765625" calcext:value-type="float">
            <text:p>0,0634765625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3]+inc" office:value-type="float" office:value="0.064697265625" calcext:value-type="float">
            <text:p>0,064697265625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4]+inc" office:value-type="float" office:value="0.06591796875" calcext:value-type="float">
            <text:p>0,06591796875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55]+inc" office:value-type="float" office:value="0.067138671875" calcext:value-type="float">
            <text:p>0,067138671875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56]+inc" office:value-type="float" office:value="0.068359375" calcext:value-type="float">
            <text:p>0,068359375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57]+inc" office:value-type="float" office:value="0.069580078125" calcext:value-type="float">
            <text:p>0,069580078125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58]+inc" office:value-type="float" office:value="0.07080078125" calcext:value-type="float">
            <text:p>0,07080078125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59]+inc" office:value-type="float" office:value="0.072021484375" calcext:value-type="float">
            <text:p>0,072021484375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60]+inc" office:value-type="float" office:value="0.0732421875" calcext:value-type="float">
            <text:p>0,0732421875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1]+inc" office:value-type="float" office:value="0.074462890625" calcext:value-type="float">
            <text:p>0,074462890625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2]+inc" office:value-type="float" office:value="0.07568359375" calcext:value-type="float">
            <text:p>0,07568359375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3]+inc" office:value-type="float" office:value="0.076904296875" calcext:value-type="float">
            <text:p>0,076904296875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64]+inc" office:value-type="float" office:value="0.078125" calcext:value-type="float">
            <text:p>0,078125</text:p>
          </table:table-cell>
          <table:table-cell table:number-columns-repeated="2"/>
          <table:table-cell table:formula="of:=0.0833*2" office:value-type="float" office:value="0.1666" calcext:value-type="float">
            <text:p>0,1666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5]+inc" office:value-type="float" office:value="0.079345703125" calcext:value-type="float">
            <text:p>0,079345703125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66]+inc" office:value-type="float" office:value="0.08056640625" calcext:value-type="float">
            <text:p>0,08056640625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67]+inc" office:value-type="float" office:value="0.081787109375" calcext:value-type="float">
            <text:p>0,081787109375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68]+inc" office:value-type="float" office:value="0.0830078125" calcext:value-type="float">
            <text:p>0,0830078125</text:p>
          </table:table-cell>
          <table:table-cell office:value-type="string" calcext:value-type="string">
            <text:p>C#</text:p>
          </table:table-cell>
          <table:table-cell table:formula="of:=[.A69]*inc" office:value-type="float" office:value="0.0830078125" calcext:value-type="float">
            <text:p>0,0830078125</text:p>
          </table:table-cell>
          <table:table-cell table:formula="of:=68*inc" office:value-type="float" office:value="0.0830078125" calcext:value-type="float">
            <text:p>0,0830078125</text:p>
          </table:table-cell>
          <table:table-cell table:formula="of:=semitono*1" office:value-type="float" office:value="0.0833333333333333" calcext:value-type="float">
            <text:p>0,08333333333333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69]+inc" office:value-type="float" office:value="0.084228515625" calcext:value-type="float">
            <text:p>0,084228515625</text:p>
          </table:table-cell>
          <table:table-cell table:number-columns-repeated="2"/>
          <table:table-cell table:formula="of:=2*68*inc" office:value-type="float" office:value="0.166015625" calcext:value-type="float">
            <text:p>0,166015625</text:p>
          </table:table-cell>
          <table:table-cell table:formula="of:=semitono*2" office:value-type="float" office:value="0.166666666666667" calcext:value-type="float">
            <text:p>0,16666666666666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70]+inc" office:value-type="float" office:value="0.08544921875" calcext:value-type="float">
            <text:p>0,0854492187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1]+inc" office:value-type="float" office:value="0.086669921875" calcext:value-type="float">
            <text:p>0,086669921875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2]+inc" office:value-type="float" office:value="0.087890625" calcext:value-type="float">
            <text:p>0,08789062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73]+inc" office:value-type="float" office:value="0.089111328125" calcext:value-type="float">
            <text:p>0,08911132812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74]+inc" office:value-type="float" office:value="0.09033203125" calcext:value-type="float">
            <text:p>0,09033203125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75]+inc" office:value-type="float" office:value="0.091552734375" calcext:value-type="float">
            <text:p>0,091552734375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76]+inc" office:value-type="float" office:value="0.0927734375" calcext:value-type="float">
            <text:p>0,0927734375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77]+inc" office:value-type="float" office:value="0.093994140625" calcext:value-type="float">
            <text:p>0,093994140625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78]+inc" office:value-type="float" office:value="0.09521484375" calcext:value-type="float">
            <text:p>0,09521484375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79]+inc" office:value-type="float" office:value="0.096435546875" calcext:value-type="float">
            <text:p>0,09643554687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80]+inc" office:value-type="float" office:value="0.09765625" calcext:value-type="float">
            <text:p>0,09765625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81]+inc" office:value-type="float" office:value="0.098876953125" calcext:value-type="float">
            <text:p>0,098876953125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82]+inc" office:value-type="float" office:value="0.10009765625" calcext:value-type="float">
            <text:p>0,10009765625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83]+inc" office:value-type="float" office:value="0.101318359375" calcext:value-type="float">
            <text:p>0,101318359375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84]+inc" office:value-type="float" office:value="0.1025390625" calcext:value-type="float">
            <text:p>0,1025390625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85]+inc" office:value-type="float" office:value="0.103759765625" calcext:value-type="float">
            <text:p>0,103759765625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86]+inc" office:value-type="float" office:value="0.10498046875" calcext:value-type="float">
            <text:p>0,10498046875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87]+inc" office:value-type="float" office:value="0.106201171875" calcext:value-type="float">
            <text:p>0,10620117187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88]+inc" office:value-type="float" office:value="0.107421875" calcext:value-type="float">
            <text:p>0,10742187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89]+inc" office:value-type="float" office:value="0.108642578125" calcext:value-type="float">
            <text:p>0,10864257812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90]+inc" office:value-type="float" office:value="0.10986328125" calcext:value-type="float">
            <text:p>0,1098632812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91]+inc" office:value-type="float" office:value="0.111083984375" calcext:value-type="float">
            <text:p>0,111083984375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92]+inc" office:value-type="float" office:value="0.1123046875" calcext:value-type="float">
            <text:p>0,1123046875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93]+inc" office:value-type="float" office:value="0.113525390625" calcext:value-type="float">
            <text:p>0,113525390625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94]+inc" office:value-type="float" office:value="0.11474609375" calcext:value-type="float">
            <text:p>0,11474609375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95]+inc" office:value-type="float" office:value="0.115966796875" calcext:value-type="float">
            <text:p>0,115966796875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96]+inc" office:value-type="float" office:value="0.1171875" calcext:value-type="float">
            <text:p>0,1171875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97]+inc" office:value-type="float" office:value="0.118408203125" calcext:value-type="float">
            <text:p>0,118408203125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98]+inc" office:value-type="float" office:value="0.11962890625" calcext:value-type="float">
            <text:p>0,11962890625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99]+inc" office:value-type="float" office:value="0.120849609375" calcext:value-type="float">
            <text:p>0,120849609375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100]+inc" office:value-type="float" office:value="0.1220703125" calcext:value-type="float">
            <text:p>0,1220703125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101]+inc" office:value-type="float" office:value="0.123291015625" calcext:value-type="float">
            <text:p>0,123291015625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102]+inc" office:value-type="float" office:value="0.12451171875" calcext:value-type="float">
            <text:p>0,12451171875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103]+inc" office:value-type="float" office:value="0.125732421875" calcext:value-type="float">
            <text:p>0,125732421875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104]+inc" office:value-type="float" office:value="0.126953125" calcext:value-type="float">
            <text:p>0,126953125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105]+inc" office:value-type="float" office:value="0.128173828125" calcext:value-type="float">
            <text:p>0,128173828125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106]+inc" office:value-type="float" office:value="0.12939453125" calcext:value-type="float">
            <text:p>0,12939453125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107]+inc" office:value-type="float" office:value="0.130615234375" calcext:value-type="float">
            <text:p>0,130615234375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108]+inc" office:value-type="float" office:value="0.1318359375" calcext:value-type="float">
            <text:p>0,1318359375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109]+inc" office:value-type="float" office:value="0.133056640625" calcext:value-type="float">
            <text:p>0,133056640625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110]+inc" office:value-type="float" office:value="0.13427734375" calcext:value-type="float">
            <text:p>0,13427734375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111]+inc" office:value-type="float" office:value="0.135498046875" calcext:value-type="float">
            <text:p>0,135498046875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112]+inc" office:value-type="float" office:value="0.13671875" calcext:value-type="float">
            <text:p>0,13671875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113]+inc" office:value-type="float" office:value="0.137939453125" calcext:value-type="float">
            <text:p>0,137939453125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114]+inc" office:value-type="float" office:value="0.13916015625" calcext:value-type="float">
            <text:p>0,13916015625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115]+inc" office:value-type="float" office:value="0.140380859375" calcext:value-type="float">
            <text:p>0,140380859375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116]+inc" office:value-type="float" office:value="0.1416015625" calcext:value-type="float">
            <text:p>0,1416015625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117]+inc" office:value-type="float" office:value="0.142822265625" calcext:value-type="float">
            <text:p>0,142822265625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118]+inc" office:value-type="float" office:value="0.14404296875" calcext:value-type="float">
            <text:p>0,14404296875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119]+inc" office:value-type="float" office:value="0.145263671875" calcext:value-type="float">
            <text:p>0,145263671875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120]+inc" office:value-type="float" office:value="0.146484375" calcext:value-type="float">
            <text:p>0,146484375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121]+inc" office:value-type="float" office:value="0.147705078125" calcext:value-type="float">
            <text:p>0,147705078125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122]+inc" office:value-type="float" office:value="0.14892578125" calcext:value-type="float">
            <text:p>0,14892578125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123]+inc" office:value-type="float" office:value="0.150146484375" calcext:value-type="float">
            <text:p>0,150146484375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124]+inc" office:value-type="float" office:value="0.1513671875" calcext:value-type="float">
            <text:p>0,1513671875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125]+inc" office:value-type="float" office:value="0.152587890625" calcext:value-type="float">
            <text:p>0,152587890625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126]+inc" office:value-type="float" office:value="0.15380859375" calcext:value-type="float">
            <text:p>0,15380859375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127]+inc" office:value-type="float" office:value="0.155029296875" calcext:value-type="float">
            <text:p>0,155029296875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128]+inc" office:value-type="float" office:value="0.15625" calcext:value-type="float">
            <text:p>0,15625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129]+inc" office:value-type="float" office:value="0.157470703125" calcext:value-type="float">
            <text:p>0,157470703125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130]+inc" office:value-type="float" office:value="0.15869140625" calcext:value-type="float">
            <text:p>0,15869140625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131]+inc" office:value-type="float" office:value="0.159912109375" calcext:value-type="float">
            <text:p>0,159912109375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132]+inc" office:value-type="float" office:value="0.1611328125" calcext:value-type="float">
            <text:p>0,1611328125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133]+inc" office:value-type="float" office:value="0.162353515625" calcext:value-type="float">
            <text:p>0,162353515625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134]+inc" office:value-type="float" office:value="0.16357421875" calcext:value-type="float">
            <text:p>0,16357421875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135]+inc" office:value-type="float" office:value="0.164794921875" calcext:value-type="float">
            <text:p>0,164794921875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136]+inc" office:value-type="float" office:value="0.166015625" calcext:value-type="float">
            <text:p>0,166015625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137]+inc" office:value-type="float" office:value="0.167236328125" calcext:value-type="float">
            <text:p>0,167236328125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138]+inc" office:value-type="float" office:value="0.16845703125" calcext:value-type="float">
            <text:p>0,16845703125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139]+inc" office:value-type="float" office:value="0.169677734375" calcext:value-type="float">
            <text:p>0,169677734375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140]+inc" office:value-type="float" office:value="0.1708984375" calcext:value-type="float">
            <text:p>0,1708984375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141]+inc" office:value-type="float" office:value="0.172119140625" calcext:value-type="float">
            <text:p>0,172119140625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142]+inc" office:value-type="float" office:value="0.17333984375" calcext:value-type="float">
            <text:p>0,17333984375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143]+inc" office:value-type="float" office:value="0.174560546875" calcext:value-type="float">
            <text:p>0,174560546875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144]+inc" office:value-type="float" office:value="0.17578125" calcext:value-type="float">
            <text:p>0,17578125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145]+inc" office:value-type="float" office:value="0.177001953125" calcext:value-type="float">
            <text:p>0,177001953125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146]+inc" office:value-type="float" office:value="0.17822265625" calcext:value-type="float">
            <text:p>0,17822265625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147]+inc" office:value-type="float" office:value="0.179443359375" calcext:value-type="float">
            <text:p>0,179443359375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148]+inc" office:value-type="float" office:value="0.1806640625" calcext:value-type="float">
            <text:p>0,1806640625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149]+inc" office:value-type="float" office:value="0.181884765625" calcext:value-type="float">
            <text:p>0,181884765625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150]+inc" office:value-type="float" office:value="0.18310546875" calcext:value-type="float">
            <text:p>0,18310546875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151]+inc" office:value-type="float" office:value="0.184326171875" calcext:value-type="float">
            <text:p>0,184326171875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152]+inc" office:value-type="float" office:value="0.185546875" calcext:value-type="float">
            <text:p>0,185546875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B153]+inc" office:value-type="float" office:value="0.186767578125" calcext:value-type="float">
            <text:p>0,186767578125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B154]+inc" office:value-type="float" office:value="0.18798828125" calcext:value-type="float">
            <text:p>0,18798828125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B155]+inc" office:value-type="float" office:value="0.189208984375" calcext:value-type="float">
            <text:p>0,189208984375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B156]+inc" office:value-type="float" office:value="0.1904296875" calcext:value-type="float">
            <text:p>0,1904296875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B157]+inc" office:value-type="float" office:value="0.191650390625" calcext:value-type="float">
            <text:p>0,191650390625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B158]+inc" office:value-type="float" office:value="0.19287109375" calcext:value-type="float">
            <text:p>0,19287109375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B159]+inc" office:value-type="float" office:value="0.194091796875" calcext:value-type="float">
            <text:p>0,194091796875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160]+inc" office:value-type="float" office:value="0.1953125" calcext:value-type="float">
            <text:p>0,1953125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B161]+inc" office:value-type="float" office:value="0.196533203125" calcext:value-type="float">
            <text:p>0,196533203125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B162]+inc" office:value-type="float" office:value="0.19775390625" calcext:value-type="float">
            <text:p>0,19775390625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B163]+inc" office:value-type="float" office:value="0.198974609375" calcext:value-type="float">
            <text:p>0,198974609375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B164]+inc" office:value-type="float" office:value="0.2001953125" calcext:value-type="float">
            <text:p>0,2001953125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165]+inc" office:value-type="float" office:value="0.201416015625" calcext:value-type="float">
            <text:p>0,201416015625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B166]+inc" office:value-type="float" office:value="0.20263671875" calcext:value-type="float">
            <text:p>0,20263671875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B167]+inc" office:value-type="float" office:value="0.203857421875" calcext:value-type="float">
            <text:p>0,203857421875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168]+inc" office:value-type="float" office:value="0.205078125" calcext:value-type="float">
            <text:p>0,205078125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B169]+inc" office:value-type="float" office:value="0.206298828125" calcext:value-type="float">
            <text:p>0,206298828125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170]+inc" office:value-type="float" office:value="0.20751953125" calcext:value-type="float">
            <text:p>0,20751953125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B171]+inc" office:value-type="float" office:value="0.208740234375" calcext:value-type="float">
            <text:p>0,208740234375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B172]+inc" office:value-type="float" office:value="0.2099609375" calcext:value-type="float">
            <text:p>0,2099609375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B173]+inc" office:value-type="float" office:value="0.211181640625" calcext:value-type="float">
            <text:p>0,211181640625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B174]+inc" office:value-type="float" office:value="0.21240234375" calcext:value-type="float">
            <text:p>0,21240234375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B175]+inc" office:value-type="float" office:value="0.213623046875" calcext:value-type="float">
            <text:p>0,213623046875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B176]+inc" office:value-type="float" office:value="0.21484375" calcext:value-type="float">
            <text:p>0,21484375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B177]+inc" office:value-type="float" office:value="0.216064453125" calcext:value-type="float">
            <text:p>0,216064453125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B178]+inc" office:value-type="float" office:value="0.21728515625" calcext:value-type="float">
            <text:p>0,21728515625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B179]+inc" office:value-type="float" office:value="0.218505859375" calcext:value-type="float">
            <text:p>0,218505859375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180]+inc" office:value-type="float" office:value="0.2197265625" calcext:value-type="float">
            <text:p>0,2197265625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B181]+inc" office:value-type="float" office:value="0.220947265625" calcext:value-type="float">
            <text:p>0,220947265625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B182]+inc" office:value-type="float" office:value="0.22216796875" calcext:value-type="float">
            <text:p>0,22216796875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B183]+inc" office:value-type="float" office:value="0.223388671875" calcext:value-type="float">
            <text:p>0,223388671875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B184]+inc" office:value-type="float" office:value="0.224609375" calcext:value-type="float">
            <text:p>0,224609375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B185]+inc" office:value-type="float" office:value="0.225830078125" calcext:value-type="float">
            <text:p>0,225830078125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B186]+inc" office:value-type="float" office:value="0.22705078125" calcext:value-type="float">
            <text:p>0,22705078125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B187]+inc" office:value-type="float" office:value="0.228271484375" calcext:value-type="float">
            <text:p>0,228271484375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B188]+inc" office:value-type="float" office:value="0.2294921875" calcext:value-type="float">
            <text:p>0,2294921875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B189]+inc" office:value-type="float" office:value="0.230712890625" calcext:value-type="float">
            <text:p>0,230712890625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B190]+inc" office:value-type="float" office:value="0.23193359375" calcext:value-type="float">
            <text:p>0,23193359375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B191]+inc" office:value-type="float" office:value="0.233154296875" calcext:value-type="float">
            <text:p>0,233154296875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B192]+inc" office:value-type="float" office:value="0.234375" calcext:value-type="float">
            <text:p>0,234375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B193]+inc" office:value-type="float" office:value="0.235595703125" calcext:value-type="float">
            <text:p>0,235595703125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B194]+inc" office:value-type="float" office:value="0.23681640625" calcext:value-type="float">
            <text:p>0,23681640625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B195]+inc" office:value-type="float" office:value="0.238037109375" calcext:value-type="float">
            <text:p>0,238037109375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B196]+inc" office:value-type="float" office:value="0.2392578125" calcext:value-type="float">
            <text:p>0,2392578125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B197]+inc" office:value-type="float" office:value="0.240478515625" calcext:value-type="float">
            <text:p>0,240478515625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B198]+inc" office:value-type="float" office:value="0.24169921875" calcext:value-type="float">
            <text:p>0,24169921875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B199]+inc" office:value-type="float" office:value="0.242919921875" calcext:value-type="float">
            <text:p>0,242919921875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00]+inc" office:value-type="float" office:value="0.244140625" calcext:value-type="float">
            <text:p>0,244140625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B201]+inc" office:value-type="float" office:value="0.245361328125" calcext:value-type="float">
            <text:p>0,245361328125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B202]+inc" office:value-type="float" office:value="0.24658203125" calcext:value-type="float">
            <text:p>0,24658203125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B203]+inc" office:value-type="float" office:value="0.247802734375" calcext:value-type="float">
            <text:p>0,247802734375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B204]+inc" office:value-type="float" office:value="0.2490234375" calcext:value-type="float">
            <text:p>0,2490234375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B205]+inc" office:value-type="float" office:value="0.250244140625" calcext:value-type="float">
            <text:p>0,250244140625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B206]+inc" office:value-type="float" office:value="0.25146484375" calcext:value-type="float">
            <text:p>0,25146484375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B207]+inc" office:value-type="float" office:value="0.252685546875" calcext:value-type="float">
            <text:p>0,252685546875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B208]+inc" office:value-type="float" office:value="0.25390625" calcext:value-type="float">
            <text:p>0,25390625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B209]+inc" office:value-type="float" office:value="0.255126953125" calcext:value-type="float">
            <text:p>0,255126953125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B210]+inc" office:value-type="float" office:value="0.25634765625" calcext:value-type="float">
            <text:p>0,25634765625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B211]+inc" office:value-type="float" office:value="0.257568359375" calcext:value-type="float">
            <text:p>0,257568359375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B212]+inc" office:value-type="float" office:value="0.2587890625" calcext:value-type="float">
            <text:p>0,2587890625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B213]+inc" office:value-type="float" office:value="0.260009765625" calcext:value-type="float">
            <text:p>0,260009765625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B214]+inc" office:value-type="float" office:value="0.26123046875" calcext:value-type="float">
            <text:p>0,26123046875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B215]+inc" office:value-type="float" office:value="0.262451171875" calcext:value-type="float">
            <text:p>0,262451171875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B216]+inc" office:value-type="float" office:value="0.263671875" calcext:value-type="float">
            <text:p>0,263671875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B217]+inc" office:value-type="float" office:value="0.264892578125" calcext:value-type="float">
            <text:p>0,264892578125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B218]+inc" office:value-type="float" office:value="0.26611328125" calcext:value-type="float">
            <text:p>0,26611328125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B219]+inc" office:value-type="float" office:value="0.267333984375" calcext:value-type="float">
            <text:p>0,267333984375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220]+inc" office:value-type="float" office:value="0.2685546875" calcext:value-type="float">
            <text:p>0,2685546875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B221]+inc" office:value-type="float" office:value="0.269775390625" calcext:value-type="float">
            <text:p>0,269775390625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B222]+inc" office:value-type="float" office:value="0.27099609375" calcext:value-type="float">
            <text:p>0,27099609375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B223]+inc" office:value-type="float" office:value="0.272216796875" calcext:value-type="float">
            <text:p>0,272216796875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B224]+inc" office:value-type="float" office:value="0.2734375" calcext:value-type="float">
            <text:p>0,2734375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B225]+inc" office:value-type="float" office:value="0.274658203125" calcext:value-type="float">
            <text:p>0,274658203125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B226]+inc" office:value-type="float" office:value="0.27587890625" calcext:value-type="float">
            <text:p>0,27587890625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B227]+inc" office:value-type="float" office:value="0.277099609375" calcext:value-type="float">
            <text:p>0,277099609375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B228]+inc" office:value-type="float" office:value="0.2783203125" calcext:value-type="float">
            <text:p>0,2783203125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B229]+inc" office:value-type="float" office:value="0.279541015625" calcext:value-type="float">
            <text:p>0,279541015625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B230]+inc" office:value-type="float" office:value="0.28076171875" calcext:value-type="float">
            <text:p>0,28076171875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B231]+inc" office:value-type="float" office:value="0.281982421875" calcext:value-type="float">
            <text:p>0,281982421875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B232]+inc" office:value-type="float" office:value="0.283203125" calcext:value-type="float">
            <text:p>0,283203125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B233]+inc" office:value-type="float" office:value="0.284423828125" calcext:value-type="float">
            <text:p>0,284423828125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B234]+inc" office:value-type="float" office:value="0.28564453125" calcext:value-type="float">
            <text:p>0,28564453125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B235]+inc" office:value-type="float" office:value="0.286865234375" calcext:value-type="float">
            <text:p>0,286865234375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B236]+inc" office:value-type="float" office:value="0.2880859375" calcext:value-type="float">
            <text:p>0,2880859375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B237]+inc" office:value-type="float" office:value="0.289306640625" calcext:value-type="float">
            <text:p>0,289306640625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B238]+inc" office:value-type="float" office:value="0.29052734375" calcext:value-type="float">
            <text:p>0,29052734375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B239]+inc" office:value-type="float" office:value="0.291748046875" calcext:value-type="float">
            <text:p>0,291748046875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B240]+inc" office:value-type="float" office:value="0.29296875" calcext:value-type="float">
            <text:p>0,29296875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B241]+inc" office:value-type="float" office:value="0.294189453125" calcext:value-type="float">
            <text:p>0,294189453125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B242]+inc" office:value-type="float" office:value="0.29541015625" calcext:value-type="float">
            <text:p>0,29541015625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B243]+inc" office:value-type="float" office:value="0.296630859375" calcext:value-type="float">
            <text:p>0,296630859375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B244]+inc" office:value-type="float" office:value="0.2978515625" calcext:value-type="float">
            <text:p>0,2978515625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B245]+inc" office:value-type="float" office:value="0.299072265625" calcext:value-type="float">
            <text:p>0,299072265625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B246]+inc" office:value-type="float" office:value="0.30029296875" calcext:value-type="float">
            <text:p>0,30029296875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B247]+inc" office:value-type="float" office:value="0.301513671875" calcext:value-type="float">
            <text:p>0,301513671875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B248]+inc" office:value-type="float" office:value="0.302734375" calcext:value-type="float">
            <text:p>0,302734375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B249]+inc" office:value-type="float" office:value="0.303955078125" calcext:value-type="float">
            <text:p>0,303955078125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B250]+inc" office:value-type="float" office:value="0.30517578125" calcext:value-type="float">
            <text:p>0,30517578125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B251]+inc" office:value-type="float" office:value="0.306396484375" calcext:value-type="float">
            <text:p>0,306396484375</text:p>
          </table:table-cell>
          <table:table-cell table:number-columns-repeated="5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B252]+inc" office:value-type="float" office:value="0.3076171875" calcext:value-type="float">
            <text:p>0,3076171875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B253]+inc" office:value-type="float" office:value="0.308837890625" calcext:value-type="float">
            <text:p>0,308837890625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B254]+inc" office:value-type="float" office:value="0.31005859375" calcext:value-type="float">
            <text:p>0,31005859375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B255]+inc" office:value-type="float" office:value="0.311279296875" calcext:value-type="float">
            <text:p>0,311279296875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B256]+inc" office:value-type="float" office:value="0.3125" calcext:value-type="float">
            <text:p>0,3125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B257]+inc" office:value-type="float" office:value="0.313720703125" calcext:value-type="float">
            <text:p>0,313720703125</text:p>
          </table:table-cell>
          <table:table-cell table:number-columns-repeated="5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B258]+inc" office:value-type="float" office:value="0.31494140625" calcext:value-type="float">
            <text:p>0,31494140625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B259]+inc" office:value-type="float" office:value="0.316162109375" calcext:value-type="float">
            <text:p>0,316162109375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B260]+inc" office:value-type="float" office:value="0.3173828125" calcext:value-type="float">
            <text:p>0,3173828125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B261]+inc" office:value-type="float" office:value="0.318603515625" calcext:value-type="float">
            <text:p>0,318603515625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B262]+inc" office:value-type="float" office:value="0.31982421875" calcext:value-type="float">
            <text:p>0,31982421875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B263]+inc" office:value-type="float" office:value="0.321044921875" calcext:value-type="float">
            <text:p>0,321044921875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B264]+inc" office:value-type="float" office:value="0.322265625" calcext:value-type="float">
            <text:p>0,322265625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B265]+inc" office:value-type="float" office:value="0.323486328125" calcext:value-type="float">
            <text:p>0,323486328125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B266]+inc" office:value-type="float" office:value="0.32470703125" calcext:value-type="float">
            <text:p>0,32470703125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B267]+inc" office:value-type="float" office:value="0.325927734375" calcext:value-type="float">
            <text:p>0,325927734375</text:p>
          </table:table-cell>
          <table:table-cell table:number-columns-repeated="5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B268]+inc" office:value-type="float" office:value="0.3271484375" calcext:value-type="float">
            <text:p>0,3271484375</text:p>
          </table:table-cell>
          <table:table-cell table:number-columns-repeated="5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B269]+inc" office:value-type="float" office:value="0.328369140625" calcext:value-type="float">
            <text:p>0,328369140625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B270]+inc" office:value-type="float" office:value="0.32958984375" calcext:value-type="float">
            <text:p>0,32958984375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B271]+inc" office:value-type="float" office:value="0.330810546875" calcext:value-type="float">
            <text:p>0,330810546875</text:p>
          </table:table-cell>
          <table:table-cell table:number-columns-repeated="5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B272]+inc" office:value-type="float" office:value="0.33203125" calcext:value-type="float">
            <text:p>0,33203125</text:p>
          </table:table-cell>
          <table:table-cell table:number-columns-repeated="5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B273]+inc" office:value-type="float" office:value="0.333251953125" calcext:value-type="float">
            <text:p>0,333251953125</text:p>
          </table:table-cell>
          <table:table-cell table:number-columns-repeated="5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B274]+inc" office:value-type="float" office:value="0.33447265625" calcext:value-type="float">
            <text:p>0,33447265625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B275]+inc" office:value-type="float" office:value="0.335693359375" calcext:value-type="float">
            <text:p>0,335693359375</text:p>
          </table:table-cell>
          <table:table-cell table:number-columns-repeated="5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B276]+inc" office:value-type="float" office:value="0.3369140625" calcext:value-type="float">
            <text:p>0,3369140625</text:p>
          </table:table-cell>
          <table:table-cell table:number-columns-repeated="5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B277]+inc" office:value-type="float" office:value="0.338134765625" calcext:value-type="float">
            <text:p>0,338134765625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B278]+inc" office:value-type="float" office:value="0.33935546875" calcext:value-type="float">
            <text:p>0,33935546875</text:p>
          </table:table-cell>
          <table:table-cell table:number-columns-repeated="5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B279]+inc" office:value-type="float" office:value="0.340576171875" calcext:value-type="float">
            <text:p>0,340576171875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B280]+inc" office:value-type="float" office:value="0.341796875" calcext:value-type="float">
            <text:p>0,341796875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B281]+inc" office:value-type="float" office:value="0.343017578125" calcext:value-type="float">
            <text:p>0,343017578125</text:p>
          </table:table-cell>
          <table:table-cell table:number-columns-repeated="5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B282]+inc" office:value-type="float" office:value="0.34423828125" calcext:value-type="float">
            <text:p>0,34423828125</text:p>
          </table:table-cell>
          <table:table-cell table:number-columns-repeated="5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B283]+inc" office:value-type="float" office:value="0.345458984375" calcext:value-type="float">
            <text:p>0,345458984375</text:p>
          </table:table-cell>
          <table:table-cell table:number-columns-repeated="5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B284]+inc" office:value-type="float" office:value="0.3466796875" calcext:value-type="float">
            <text:p>0,3466796875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B285]+inc" office:value-type="float" office:value="0.347900390625" calcext:value-type="float">
            <text:p>0,347900390625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B286]+inc" office:value-type="float" office:value="0.34912109375" calcext:value-type="float">
            <text:p>0,34912109375</text:p>
          </table:table-cell>
          <table:table-cell table:number-columns-repeated="5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B287]+inc" office:value-type="float" office:value="0.350341796875" calcext:value-type="float">
            <text:p>0,350341796875</text:p>
          </table:table-cell>
          <table:table-cell table:number-columns-repeated="5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B288]+inc" office:value-type="float" office:value="0.3515625" calcext:value-type="float">
            <text:p>0,3515625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B289]+inc" office:value-type="float" office:value="0.352783203125" calcext:value-type="float">
            <text:p>0,352783203125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B290]+inc" office:value-type="float" office:value="0.35400390625" calcext:value-type="float">
            <text:p>0,35400390625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B291]+inc" office:value-type="float" office:value="0.355224609375" calcext:value-type="float">
            <text:p>0,355224609375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B292]+inc" office:value-type="float" office:value="0.3564453125" calcext:value-type="float">
            <text:p>0,3564453125</text:p>
          </table:table-cell>
          <table:table-cell table:number-columns-repeated="5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B293]+inc" office:value-type="float" office:value="0.357666015625" calcext:value-type="float">
            <text:p>0,357666015625</text:p>
          </table:table-cell>
          <table:table-cell table:number-columns-repeated="5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B294]+inc" office:value-type="float" office:value="0.35888671875" calcext:value-type="float">
            <text:p>0,35888671875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B295]+inc" office:value-type="float" office:value="0.360107421875" calcext:value-type="float">
            <text:p>0,360107421875</text:p>
          </table:table-cell>
          <table:table-cell table:number-columns-repeated="5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B296]+inc" office:value-type="float" office:value="0.361328125" calcext:value-type="float">
            <text:p>0,361328125</text:p>
          </table:table-cell>
          <table:table-cell table:number-columns-repeated="5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B297]+inc" office:value-type="float" office:value="0.362548828125" calcext:value-type="float">
            <text:p>0,362548828125</text:p>
          </table:table-cell>
          <table:table-cell table:number-columns-repeated="5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B298]+inc" office:value-type="float" office:value="0.36376953125" calcext:value-type="float">
            <text:p>0,36376953125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B299]+inc" office:value-type="float" office:value="0.364990234375" calcext:value-type="float">
            <text:p>0,364990234375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B300]+inc" office:value-type="float" office:value="0.3662109375" calcext:value-type="float">
            <text:p>0,3662109375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B301]+inc" office:value-type="float" office:value="0.367431640625" calcext:value-type="float">
            <text:p>0,367431640625</text:p>
          </table:table-cell>
          <table:table-cell table:number-columns-repeated="5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B302]+inc" office:value-type="float" office:value="0.36865234375" calcext:value-type="float">
            <text:p>0,36865234375</text:p>
          </table:table-cell>
          <table:table-cell table:number-columns-repeated="5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B303]+inc" office:value-type="float" office:value="0.369873046875" calcext:value-type="float">
            <text:p>0,369873046875</text:p>
          </table:table-cell>
          <table:table-cell table:number-columns-repeated="5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B304]+inc" office:value-type="float" office:value="0.37109375" calcext:value-type="float">
            <text:p>0,37109375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B305]+inc" office:value-type="float" office:value="0.372314453125" calcext:value-type="float">
            <text:p>0,372314453125</text:p>
          </table:table-cell>
          <table:table-cell table:number-columns-repeated="5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B306]+inc" office:value-type="float" office:value="0.37353515625" calcext:value-type="float">
            <text:p>0,37353515625</text:p>
          </table:table-cell>
          <table:table-cell table:number-columns-repeated="5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B307]+inc" office:value-type="float" office:value="0.374755859375" calcext:value-type="float">
            <text:p>0,374755859375</text:p>
          </table:table-cell>
          <table:table-cell table:number-columns-repeated="5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B308]+inc" office:value-type="float" office:value="0.3759765625" calcext:value-type="float">
            <text:p>0,3759765625</text:p>
          </table:table-cell>
          <table:table-cell table:number-columns-repeated="5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B309]+inc" office:value-type="float" office:value="0.377197265625" calcext:value-type="float">
            <text:p>0,377197265625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B310]+inc" office:value-type="float" office:value="0.37841796875" calcext:value-type="float">
            <text:p>0,37841796875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B311]+inc" office:value-type="float" office:value="0.379638671875" calcext:value-type="float">
            <text:p>0,379638671875</text:p>
          </table:table-cell>
          <table:table-cell table:number-columns-repeated="5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B312]+inc" office:value-type="float" office:value="0.380859375" calcext:value-type="float">
            <text:p>0,380859375</text:p>
          </table:table-cell>
          <table:table-cell table:number-columns-repeated="5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B313]+inc" office:value-type="float" office:value="0.382080078125" calcext:value-type="float">
            <text:p>0,382080078125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B314]+inc" office:value-type="float" office:value="0.38330078125" calcext:value-type="float">
            <text:p>0,38330078125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B315]+inc" office:value-type="float" office:value="0.384521484375" calcext:value-type="float">
            <text:p>0,384521484375</text:p>
          </table:table-cell>
          <table:table-cell table:number-columns-repeated="5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B316]+inc" office:value-type="float" office:value="0.3857421875" calcext:value-type="float">
            <text:p>0,3857421875</text:p>
          </table:table-cell>
          <table:table-cell table:number-columns-repeated="5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B317]+inc" office:value-type="float" office:value="0.386962890625" calcext:value-type="float">
            <text:p>0,386962890625</text:p>
          </table:table-cell>
          <table:table-cell table:number-columns-repeated="5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B318]+inc" office:value-type="float" office:value="0.38818359375" calcext:value-type="float">
            <text:p>0,38818359375</text:p>
          </table:table-cell>
          <table:table-cell table:number-columns-repeated="5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B319]+inc" office:value-type="float" office:value="0.389404296875" calcext:value-type="float">
            <text:p>0,389404296875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320]+inc" office:value-type="float" office:value="0.390625" calcext:value-type="float">
            <text:p>0,390625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B321]+inc" office:value-type="float" office:value="0.391845703125" calcext:value-type="float">
            <text:p>0,391845703125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B322]+inc" office:value-type="float" office:value="0.39306640625" calcext:value-type="float">
            <text:p>0,39306640625</text:p>
          </table:table-cell>
          <table:table-cell table:number-columns-repeated="5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B323]+inc" office:value-type="float" office:value="0.394287109375" calcext:value-type="float">
            <text:p>0,394287109375</text:p>
          </table:table-cell>
          <table:table-cell table:number-columns-repeated="5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B324]+inc" office:value-type="float" office:value="0.3955078125" calcext:value-type="float">
            <text:p>0,3955078125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B325]+inc" office:value-type="float" office:value="0.396728515625" calcext:value-type="float">
            <text:p>0,396728515625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B326]+inc" office:value-type="float" office:value="0.39794921875" calcext:value-type="float">
            <text:p>0,39794921875</text:p>
          </table:table-cell>
          <table:table-cell table:number-columns-repeated="5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B327]+inc" office:value-type="float" office:value="0.399169921875" calcext:value-type="float">
            <text:p>0,399169921875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B328]+inc" office:value-type="float" office:value="0.400390625" calcext:value-type="float">
            <text:p>0,400390625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B329]+inc" office:value-type="float" office:value="0.401611328125" calcext:value-type="float">
            <text:p>0,401611328125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B330]+inc" office:value-type="float" office:value="0.40283203125" calcext:value-type="float">
            <text:p>0,40283203125</text:p>
          </table:table-cell>
          <table:table-cell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B331]+inc" office:value-type="float" office:value="0.404052734375" calcext:value-type="float">
            <text:p>0,404052734375</text:p>
          </table:table-cell>
          <table:table-cell table:number-columns-repeated="5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B332]+inc" office:value-type="float" office:value="0.4052734375" calcext:value-type="float">
            <text:p>0,4052734375</text:p>
          </table:table-cell>
          <table:table-cell table:number-columns-repeated="5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B333]+inc" office:value-type="float" office:value="0.406494140625" calcext:value-type="float">
            <text:p>0,406494140625</text:p>
          </table:table-cell>
          <table:table-cell table:number-columns-repeated="5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B334]+inc" office:value-type="float" office:value="0.40771484375" calcext:value-type="float">
            <text:p>0,40771484375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B335]+inc" office:value-type="float" office:value="0.408935546875" calcext:value-type="float">
            <text:p>0,408935546875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B336]+inc" office:value-type="float" office:value="0.41015625" calcext:value-type="float">
            <text:p>0,41015625</text:p>
          </table:table-cell>
          <table:table-cell table:number-columns-repeated="5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B337]+inc" office:value-type="float" office:value="0.411376953125" calcext:value-type="float">
            <text:p>0,411376953125</text:p>
          </table:table-cell>
          <table:table-cell table:number-columns-repeated="5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B338]+inc" office:value-type="float" office:value="0.41259765625" calcext:value-type="float">
            <text:p>0,41259765625</text:p>
          </table:table-cell>
          <table:table-cell table:number-columns-repeated="5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B339]+inc" office:value-type="float" office:value="0.413818359375" calcext:value-type="float">
            <text:p>0,413818359375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B340]+inc" office:value-type="float" office:value="0.4150390625" calcext:value-type="float">
            <text:p>0,4150390625</text:p>
          </table:table-cell>
          <table:table-cell table:number-columns-repeated="5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B341]+inc" office:value-type="float" office:value="0.416259765625" calcext:value-type="float">
            <text:p>0,416259765625</text:p>
          </table:table-cell>
          <table:table-cell table:number-columns-repeated="5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B342]+inc" office:value-type="float" office:value="0.41748046875" calcext:value-type="float">
            <text:p>0,41748046875</text:p>
          </table:table-cell>
          <table:table-cell table:number-columns-repeated="5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B343]+inc" office:value-type="float" office:value="0.418701171875" calcext:value-type="float">
            <text:p>0,418701171875</text:p>
          </table:table-cell>
          <table:table-cell table:number-columns-repeated="5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B344]+inc" office:value-type="float" office:value="0.419921875" calcext:value-type="float">
            <text:p>0,419921875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B345]+inc" office:value-type="float" office:value="0.421142578125" calcext:value-type="float">
            <text:p>0,421142578125</text:p>
          </table:table-cell>
          <table:table-cell table:number-columns-repeated="5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B346]+inc" office:value-type="float" office:value="0.42236328125" calcext:value-type="float">
            <text:p>0,42236328125</text:p>
          </table:table-cell>
          <table:table-cell table:number-columns-repeated="5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B347]+inc" office:value-type="float" office:value="0.423583984375" calcext:value-type="float">
            <text:p>0,423583984375</text:p>
          </table:table-cell>
          <table:table-cell table:number-columns-repeated="5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B348]+inc" office:value-type="float" office:value="0.4248046875" calcext:value-type="float">
            <text:p>0,4248046875</text:p>
          </table:table-cell>
          <table:table-cell table:number-columns-repeated="5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B349]+inc" office:value-type="float" office:value="0.426025390625" calcext:value-type="float">
            <text:p>0,426025390625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B350]+inc" office:value-type="float" office:value="0.42724609375" calcext:value-type="float">
            <text:p>0,42724609375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B351]+inc" office:value-type="float" office:value="0.428466796875" calcext:value-type="float">
            <text:p>0,428466796875</text:p>
          </table:table-cell>
          <table:table-cell table:number-columns-repeated="5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B352]+inc" office:value-type="float" office:value="0.4296875" calcext:value-type="float">
            <text:p>0,4296875</text:p>
          </table:table-cell>
          <table:table-cell table:number-columns-repeated="5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B353]+inc" office:value-type="float" office:value="0.430908203125" calcext:value-type="float">
            <text:p>0,430908203125</text:p>
          </table:table-cell>
          <table:table-cell table:number-columns-repeated="5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B354]+inc" office:value-type="float" office:value="0.43212890625" calcext:value-type="float">
            <text:p>0,43212890625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B355]+inc" office:value-type="float" office:value="0.433349609375" calcext:value-type="float">
            <text:p>0,433349609375</text:p>
          </table:table-cell>
          <table:table-cell table:number-columns-repeated="5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B356]+inc" office:value-type="float" office:value="0.4345703125" calcext:value-type="float">
            <text:p>0,4345703125</text:p>
          </table:table-cell>
          <table:table-cell table:number-columns-repeated="5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B357]+inc" office:value-type="float" office:value="0.435791015625" calcext:value-type="float">
            <text:p>0,435791015625</text:p>
          </table:table-cell>
          <table:table-cell table:number-columns-repeated="5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B358]+inc" office:value-type="float" office:value="0.43701171875" calcext:value-type="float">
            <text:p>0,43701171875</text:p>
          </table:table-cell>
          <table:table-cell table:number-columns-repeated="5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B359]+inc" office:value-type="float" office:value="0.438232421875" calcext:value-type="float">
            <text:p>0,438232421875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B360]+inc" office:value-type="float" office:value="0.439453125" calcext:value-type="float">
            <text:p>0,439453125</text:p>
          </table:table-cell>
          <table:table-cell table:number-columns-repeated="5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B361]+inc" office:value-type="float" office:value="0.440673828125" calcext:value-type="float">
            <text:p>0,440673828125</text:p>
          </table:table-cell>
          <table:table-cell table:number-columns-repeated="5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B362]+inc" office:value-type="float" office:value="0.44189453125" calcext:value-type="float">
            <text:p>0,44189453125</text:p>
          </table:table-cell>
          <table:table-cell table:number-columns-repeated="5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B363]+inc" office:value-type="float" office:value="0.443115234375" calcext:value-type="float">
            <text:p>0,443115234375</text:p>
          </table:table-cell>
          <table:table-cell table:number-columns-repeated="5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B364]+inc" office:value-type="float" office:value="0.4443359375" calcext:value-type="float">
            <text:p>0,4443359375</text:p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B365]+inc" office:value-type="float" office:value="0.445556640625" calcext:value-type="float">
            <text:p>0,445556640625</text:p>
          </table:table-cell>
          <table:table-cell table:number-columns-repeated="5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B366]+inc" office:value-type="float" office:value="0.44677734375" calcext:value-type="float">
            <text:p>0,44677734375</text:p>
          </table:table-cell>
          <table:table-cell table:number-columns-repeated="5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B367]+inc" office:value-type="float" office:value="0.447998046875" calcext:value-type="float">
            <text:p>0,447998046875</text:p>
          </table:table-cell>
          <table:table-cell table:number-columns-repeated="5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B368]+inc" office:value-type="float" office:value="0.44921875" calcext:value-type="float">
            <text:p>0,44921875</text:p>
          </table:table-cell>
          <table:table-cell table:number-columns-repeated="5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B369]+inc" office:value-type="float" office:value="0.450439453125" calcext:value-type="float">
            <text:p>0,450439453125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B370]+inc" office:value-type="float" office:value="0.45166015625" calcext:value-type="float">
            <text:p>0,45166015625</text:p>
          </table:table-cell>
          <table:table-cell table:number-columns-repeated="5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B371]+inc" office:value-type="float" office:value="0.452880859375" calcext:value-type="float">
            <text:p>0,452880859375</text:p>
          </table:table-cell>
          <table:table-cell table:number-columns-repeated="5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B372]+inc" office:value-type="float" office:value="0.4541015625" calcext:value-type="float">
            <text:p>0,4541015625</text:p>
          </table:table-cell>
          <table:table-cell table:number-columns-repeated="5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B373]+inc" office:value-type="float" office:value="0.455322265625" calcext:value-type="float">
            <text:p>0,455322265625</text:p>
          </table:table-cell>
          <table:table-cell table:number-columns-repeated="5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B374]+inc" office:value-type="float" office:value="0.45654296875" calcext:value-type="float">
            <text:p>0,45654296875</text:p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B375]+inc" office:value-type="float" office:value="0.457763671875" calcext:value-type="float">
            <text:p>0,457763671875</text:p>
          </table:table-cell>
          <table:table-cell table:number-columns-repeated="5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B376]+inc" office:value-type="float" office:value="0.458984375" calcext:value-type="float">
            <text:p>0,458984375</text:p>
          </table:table-cell>
          <table:table-cell table:number-columns-repeated="5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B377]+inc" office:value-type="float" office:value="0.460205078125" calcext:value-type="float">
            <text:p>0,460205078125</text:p>
          </table:table-cell>
          <table:table-cell table:number-columns-repeated="5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B378]+inc" office:value-type="float" office:value="0.46142578125" calcext:value-type="float">
            <text:p>0,46142578125</text:p>
          </table:table-cell>
          <table:table-cell table:number-columns-repeated="5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B379]+inc" office:value-type="float" office:value="0.462646484375" calcext:value-type="float">
            <text:p>0,462646484375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B380]+inc" office:value-type="float" office:value="0.4638671875" calcext:value-type="float">
            <text:p>0,4638671875</text:p>
          </table:table-cell>
          <table:table-cell table:number-columns-repeated="5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B381]+inc" office:value-type="float" office:value="0.465087890625" calcext:value-type="float">
            <text:p>0,465087890625</text:p>
          </table:table-cell>
          <table:table-cell table:number-columns-repeated="5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B382]+inc" office:value-type="float" office:value="0.46630859375" calcext:value-type="float">
            <text:p>0,46630859375</text:p>
          </table:table-cell>
          <table:table-cell table:number-columns-repeated="5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B383]+inc" office:value-type="float" office:value="0.467529296875" calcext:value-type="float">
            <text:p>0,467529296875</text:p>
          </table:table-cell>
          <table:table-cell table:number-columns-repeated="5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B384]+inc" office:value-type="float" office:value="0.46875" calcext:value-type="float">
            <text:p>0,46875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B385]+inc" office:value-type="float" office:value="0.469970703125" calcext:value-type="float">
            <text:p>0,469970703125</text:p>
          </table:table-cell>
          <table:table-cell table:number-columns-repeated="5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B386]+inc" office:value-type="float" office:value="0.47119140625" calcext:value-type="float">
            <text:p>0,47119140625</text:p>
          </table:table-cell>
          <table:table-cell table:number-columns-repeated="5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B387]+inc" office:value-type="float" office:value="0.472412109375" calcext:value-type="float">
            <text:p>0,472412109375</text:p>
          </table:table-cell>
          <table:table-cell table:number-columns-repeated="5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B388]+inc" office:value-type="float" office:value="0.4736328125" calcext:value-type="float">
            <text:p>0,4736328125</text:p>
          </table:table-cell>
          <table:table-cell table:number-columns-repeated="5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B389]+inc" office:value-type="float" office:value="0.474853515625" calcext:value-type="float">
            <text:p>0,474853515625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B390]+inc" office:value-type="float" office:value="0.47607421875" calcext:value-type="float">
            <text:p>0,47607421875</text:p>
          </table:table-cell>
          <table:table-cell table:number-columns-repeated="5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B391]+inc" office:value-type="float" office:value="0.477294921875" calcext:value-type="float">
            <text:p>0,477294921875</text:p>
          </table:table-cell>
          <table:table-cell table:number-columns-repeated="5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B392]+inc" office:value-type="float" office:value="0.478515625" calcext:value-type="float">
            <text:p>0,478515625</text:p>
          </table:table-cell>
          <table:table-cell table:number-columns-repeated="5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B393]+inc" office:value-type="float" office:value="0.479736328125" calcext:value-type="float">
            <text:p>0,479736328125</text:p>
          </table:table-cell>
          <table:table-cell table:number-columns-repeated="5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B394]+inc" office:value-type="float" office:value="0.48095703125" calcext:value-type="float">
            <text:p>0,48095703125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B395]+inc" office:value-type="float" office:value="0.482177734375" calcext:value-type="float">
            <text:p>0,482177734375</text:p>
          </table:table-cell>
          <table:table-cell table:number-columns-repeated="5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B396]+inc" office:value-type="float" office:value="0.4833984375" calcext:value-type="float">
            <text:p>0,4833984375</text:p>
          </table:table-cell>
          <table:table-cell table:number-columns-repeated="5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B397]+inc" office:value-type="float" office:value="0.484619140625" calcext:value-type="float">
            <text:p>0,484619140625</text:p>
          </table:table-cell>
          <table:table-cell table:number-columns-repeated="5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B398]+inc" office:value-type="float" office:value="0.48583984375" calcext:value-type="float">
            <text:p>0,48583984375</text:p>
          </table:table-cell>
          <table:table-cell table:number-columns-repeated="5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B399]+inc" office:value-type="float" office:value="0.487060546875" calcext:value-type="float">
            <text:p>0,487060546875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B400]+inc" office:value-type="float" office:value="0.48828125" calcext:value-type="float">
            <text:p>0,48828125</text:p>
          </table:table-cell>
          <table:table-cell table:number-columns-repeated="5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B401]+inc" office:value-type="float" office:value="0.489501953125" calcext:value-type="float">
            <text:p>0,489501953125</text:p>
          </table:table-cell>
          <table:table-cell table:number-columns-repeated="5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B402]+inc" office:value-type="float" office:value="0.49072265625" calcext:value-type="float">
            <text:p>0,49072265625</text:p>
          </table:table-cell>
          <table:table-cell table:number-columns-repeated="5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B403]+inc" office:value-type="float" office:value="0.491943359375" calcext:value-type="float">
            <text:p>0,491943359375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B404]+inc" office:value-type="float" office:value="0.4931640625" calcext:value-type="float">
            <text:p>0,4931640625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B405]+inc" office:value-type="float" office:value="0.494384765625" calcext:value-type="float">
            <text:p>0,494384765625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B406]+inc" office:value-type="float" office:value="0.49560546875" calcext:value-type="float">
            <text:p>0,49560546875</text:p>
          </table:table-cell>
          <table:table-cell table:number-columns-repeated="5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B407]+inc" office:value-type="float" office:value="0.496826171875" calcext:value-type="float">
            <text:p>0,496826171875</text:p>
          </table:table-cell>
          <table:table-cell table:number-columns-repeated="5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B408]+inc" office:value-type="float" office:value="0.498046875" calcext:value-type="float">
            <text:p>0,498046875</text:p>
          </table:table-cell>
          <table:table-cell table:number-columns-repeated="5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B409]+inc" office:value-type="float" office:value="0.499267578125" calcext:value-type="float">
            <text:p>0,499267578125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B410]+inc" office:value-type="float" office:value="0.50048828125" calcext:value-type="float">
            <text:p>0,50048828125</text:p>
          </table:table-cell>
          <table:table-cell table:number-columns-repeated="5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B411]+inc" office:value-type="float" office:value="0.501708984375" calcext:value-type="float">
            <text:p>0,501708984375</text:p>
          </table:table-cell>
          <table:table-cell table:number-columns-repeated="5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B412]+inc" office:value-type="float" office:value="0.5029296875" calcext:value-type="float">
            <text:p>0,5029296875</text:p>
          </table:table-cell>
          <table:table-cell table:number-columns-repeated="5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B413]+inc" office:value-type="float" office:value="0.504150390625" calcext:value-type="float">
            <text:p>0,504150390625</text:p>
          </table:table-cell>
          <table:table-cell table:number-columns-repeated="5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B414]+inc" office:value-type="float" office:value="0.50537109375" calcext:value-type="float">
            <text:p>0,50537109375</text:p>
          </table:table-cell>
          <table:table-cell table:number-columns-repeated="5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B415]+inc" office:value-type="float" office:value="0.506591796875" calcext:value-type="float">
            <text:p>0,506591796875</text:p>
          </table:table-cell>
          <table:table-cell table:number-columns-repeated="5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B416]+inc" office:value-type="float" office:value="0.5078125" calcext:value-type="float">
            <text:p>0,5078125</text:p>
          </table:table-cell>
          <table:table-cell table:number-columns-repeated="5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B417]+inc" office:value-type="float" office:value="0.509033203125" calcext:value-type="float">
            <text:p>0,509033203125</text:p>
          </table:table-cell>
          <table:table-cell table:number-columns-repeated="5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B418]+inc" office:value-type="float" office:value="0.51025390625" calcext:value-type="float">
            <text:p>0,51025390625</text:p>
          </table:table-cell>
          <table:table-cell table:number-columns-repeated="5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B419]+inc" office:value-type="float" office:value="0.511474609375" calcext:value-type="float">
            <text:p>0,511474609375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B420]+inc" office:value-type="float" office:value="0.5126953125" calcext:value-type="float">
            <text:p>0,5126953125</text:p>
          </table:table-cell>
          <table:table-cell table:number-columns-repeated="5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B421]+inc" office:value-type="float" office:value="0.513916015625" calcext:value-type="float">
            <text:p>0,513916015625</text:p>
          </table:table-cell>
          <table:table-cell table:number-columns-repeated="5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B422]+inc" office:value-type="float" office:value="0.51513671875" calcext:value-type="float">
            <text:p>0,51513671875</text:p>
          </table:table-cell>
          <table:table-cell table:number-columns-repeated="5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B423]+inc" office:value-type="float" office:value="0.516357421875" calcext:value-type="float">
            <text:p>0,516357421875</text:p>
          </table:table-cell>
          <table:table-cell table:number-columns-repeated="5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B424]+inc" office:value-type="float" office:value="0.517578125" calcext:value-type="float">
            <text:p>0,517578125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B425]+inc" office:value-type="float" office:value="0.518798828125" calcext:value-type="float">
            <text:p>0,518798828125</text:p>
          </table:table-cell>
          <table:table-cell table:number-columns-repeated="5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B426]+inc" office:value-type="float" office:value="0.52001953125" calcext:value-type="float">
            <text:p>0,52001953125</text:p>
          </table:table-cell>
          <table:table-cell table:number-columns-repeated="5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B427]+inc" office:value-type="float" office:value="0.521240234375" calcext:value-type="float">
            <text:p>0,521240234375</text:p>
          </table:table-cell>
          <table:table-cell table:number-columns-repeated="5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B428]+inc" office:value-type="float" office:value="0.5224609375" calcext:value-type="float">
            <text:p>0,5224609375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B429]+inc" office:value-type="float" office:value="0.523681640625" calcext:value-type="float">
            <text:p>0,523681640625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B430]+inc" office:value-type="float" office:value="0.52490234375" calcext:value-type="float">
            <text:p>0,52490234375</text:p>
          </table:table-cell>
          <table:table-cell table:number-columns-repeated="5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B431]+inc" office:value-type="float" office:value="0.526123046875" calcext:value-type="float">
            <text:p>0,526123046875</text:p>
          </table:table-cell>
          <table:table-cell table:number-columns-repeated="5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B432]+inc" office:value-type="float" office:value="0.52734375" calcext:value-type="float">
            <text:p>0,52734375</text:p>
          </table:table-cell>
          <table:table-cell table:number-columns-repeated="5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B433]+inc" office:value-type="float" office:value="0.528564453125" calcext:value-type="float">
            <text:p>0,528564453125</text:p>
          </table:table-cell>
          <table:table-cell table:number-columns-repeated="5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B434]+inc" office:value-type="float" office:value="0.52978515625" calcext:value-type="float">
            <text:p>0,52978515625</text:p>
          </table:table-cell>
          <table:table-cell table:number-columns-repeated="5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B435]+inc" office:value-type="float" office:value="0.531005859375" calcext:value-type="float">
            <text:p>0,531005859375</text:p>
          </table:table-cell>
          <table:table-cell table:number-columns-repeated="5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B436]+inc" office:value-type="float" office:value="0.5322265625" calcext:value-type="float">
            <text:p>0,5322265625</text:p>
          </table:table-cell>
          <table:table-cell table:number-columns-repeated="5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B437]+inc" office:value-type="float" office:value="0.533447265625" calcext:value-type="float">
            <text:p>0,533447265625</text:p>
          </table:table-cell>
          <table:table-cell table:number-columns-repeated="5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B438]+inc" office:value-type="float" office:value="0.53466796875" calcext:value-type="float">
            <text:p>0,53466796875</text:p>
          </table:table-cell>
          <table:table-cell table:number-columns-repeated="5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B439]+inc" office:value-type="float" office:value="0.535888671875" calcext:value-type="float">
            <text:p>0,535888671875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B440]+inc" office:value-type="float" office:value="0.537109375" calcext:value-type="float">
            <text:p>0,537109375</text:p>
          </table:table-cell>
          <table:table-cell table:number-columns-repeated="5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B441]+inc" office:value-type="float" office:value="0.538330078125" calcext:value-type="float">
            <text:p>0,538330078125</text:p>
          </table:table-cell>
          <table:table-cell table:number-columns-repeated="5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B442]+inc" office:value-type="float" office:value="0.53955078125" calcext:value-type="float">
            <text:p>0,53955078125</text:p>
          </table:table-cell>
          <table:table-cell table:number-columns-repeated="5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B443]+inc" office:value-type="float" office:value="0.540771484375" calcext:value-type="float">
            <text:p>0,540771484375</text:p>
          </table:table-cell>
          <table:table-cell table:number-columns-repeated="5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B444]+inc" office:value-type="float" office:value="0.5419921875" calcext:value-type="float">
            <text:p>0,5419921875</text:p>
          </table:table-cell>
          <table:table-cell table:number-columns-repeated="5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B445]+inc" office:value-type="float" office:value="0.543212890625" calcext:value-type="float">
            <text:p>0,543212890625</text:p>
          </table:table-cell>
          <table:table-cell table:number-columns-repeated="5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B446]+inc" office:value-type="float" office:value="0.54443359375" calcext:value-type="float">
            <text:p>0,54443359375</text:p>
          </table:table-cell>
          <table:table-cell table:number-columns-repeated="5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B447]+inc" office:value-type="float" office:value="0.545654296875" calcext:value-type="float">
            <text:p>0,545654296875</text:p>
          </table:table-cell>
          <table:table-cell table:number-columns-repeated="5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B448]+inc" office:value-type="float" office:value="0.546875" calcext:value-type="float">
            <text:p>0,546875</text:p>
          </table:table-cell>
          <table:table-cell table:number-columns-repeated="5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B449]+inc" office:value-type="float" office:value="0.548095703125" calcext:value-type="float">
            <text:p>0,548095703125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B450]+inc" office:value-type="float" office:value="0.54931640625" calcext:value-type="float">
            <text:p>0,54931640625</text:p>
          </table:table-cell>
          <table:table-cell table:number-columns-repeated="5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B451]+inc" office:value-type="float" office:value="0.550537109375" calcext:value-type="float">
            <text:p>0,550537109375</text:p>
          </table:table-cell>
          <table:table-cell table:number-columns-repeated="5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B452]+inc" office:value-type="float" office:value="0.5517578125" calcext:value-type="float">
            <text:p>0,5517578125</text:p>
          </table:table-cell>
          <table:table-cell table:number-columns-repeated="5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B453]+inc" office:value-type="float" office:value="0.552978515625" calcext:value-type="float">
            <text:p>0,552978515625</text:p>
          </table:table-cell>
          <table:table-cell table:number-columns-repeated="5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B454]+inc" office:value-type="float" office:value="0.55419921875" calcext:value-type="float">
            <text:p>0,55419921875</text:p>
          </table:table-cell>
          <table:table-cell table:number-columns-repeated="5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B455]+inc" office:value-type="float" office:value="0.555419921875" calcext:value-type="float">
            <text:p>0,555419921875</text:p>
          </table:table-cell>
          <table:table-cell table:number-columns-repeated="5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B456]+inc" office:value-type="float" office:value="0.556640625" calcext:value-type="float">
            <text:p>0,556640625</text:p>
          </table:table-cell>
          <table:table-cell table:number-columns-repeated="5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B457]+inc" office:value-type="float" office:value="0.557861328125" calcext:value-type="float">
            <text:p>0,557861328125</text:p>
          </table:table-cell>
          <table:table-cell table:number-columns-repeated="5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B458]+inc" office:value-type="float" office:value="0.55908203125" calcext:value-type="float">
            <text:p>0,55908203125</text:p>
          </table:table-cell>
          <table:table-cell table:number-columns-repeated="5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B459]+inc" office:value-type="float" office:value="0.560302734375" calcext:value-type="float">
            <text:p>0,560302734375</text:p>
          </table:table-cell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B460]+inc" office:value-type="float" office:value="0.5615234375" calcext:value-type="float">
            <text:p>0,5615234375</text:p>
          </table:table-cell>
          <table:table-cell table:number-columns-repeated="5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B461]+inc" office:value-type="float" office:value="0.562744140625" calcext:value-type="float">
            <text:p>0,562744140625</text:p>
          </table:table-cell>
          <table:table-cell table:number-columns-repeated="5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B462]+inc" office:value-type="float" office:value="0.56396484375" calcext:value-type="float">
            <text:p>0,56396484375</text:p>
          </table:table-cell>
          <table:table-cell table:number-columns-repeated="5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B463]+inc" office:value-type="float" office:value="0.565185546875" calcext:value-type="float">
            <text:p>0,565185546875</text:p>
          </table:table-cell>
          <table:table-cell table:number-columns-repeated="5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B464]+inc" office:value-type="float" office:value="0.56640625" calcext:value-type="float">
            <text:p>0,56640625</text:p>
          </table:table-cell>
          <table:table-cell table:number-columns-repeated="5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B465]+inc" office:value-type="float" office:value="0.567626953125" calcext:value-type="float">
            <text:p>0,567626953125</text:p>
          </table:table-cell>
          <table:table-cell table:number-columns-repeated="5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B466]+inc" office:value-type="float" office:value="0.56884765625" calcext:value-type="float">
            <text:p>0,56884765625</text:p>
          </table:table-cell>
          <table:table-cell table:number-columns-repeated="5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B467]+inc" office:value-type="float" office:value="0.570068359375" calcext:value-type="float">
            <text:p>0,570068359375</text:p>
          </table:table-cell>
          <table:table-cell table:number-columns-repeated="5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B468]+inc" office:value-type="float" office:value="0.5712890625" calcext:value-type="float">
            <text:p>0,5712890625</text:p>
          </table:table-cell>
          <table:table-cell table:number-columns-repeated="5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B469]+inc" office:value-type="float" office:value="0.572509765625" calcext:value-type="float">
            <text:p>0,572509765625</text:p>
          </table:table-cell>
          <table:table-cell table:number-columns-repeated="5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B470]+inc" office:value-type="float" office:value="0.57373046875" calcext:value-type="float">
            <text:p>0,57373046875</text:p>
          </table:table-cell>
          <table:table-cell table:number-columns-repeated="5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B471]+inc" office:value-type="float" office:value="0.574951171875" calcext:value-type="float">
            <text:p>0,574951171875</text:p>
          </table:table-cell>
          <table:table-cell table:number-columns-repeated="5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B472]+inc" office:value-type="float" office:value="0.576171875" calcext:value-type="float">
            <text:p>0,576171875</text:p>
          </table:table-cell>
          <table:table-cell table:number-columns-repeated="5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B473]+inc" office:value-type="float" office:value="0.577392578125" calcext:value-type="float">
            <text:p>0,577392578125</text:p>
          </table:table-cell>
          <table:table-cell table:number-columns-repeated="5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B474]+inc" office:value-type="float" office:value="0.57861328125" calcext:value-type="float">
            <text:p>0,57861328125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B475]+inc" office:value-type="float" office:value="0.579833984375" calcext:value-type="float">
            <text:p>0,579833984375</text:p>
          </table:table-cell>
          <table:table-cell table:number-columns-repeated="5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B476]+inc" office:value-type="float" office:value="0.5810546875" calcext:value-type="float">
            <text:p>0,5810546875</text:p>
          </table:table-cell>
          <table:table-cell table:number-columns-repeated="5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B477]+inc" office:value-type="float" office:value="0.582275390625" calcext:value-type="float">
            <text:p>0,582275390625</text:p>
          </table:table-cell>
          <table:table-cell table:number-columns-repeated="5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B478]+inc" office:value-type="float" office:value="0.58349609375" calcext:value-type="float">
            <text:p>0,58349609375</text:p>
          </table:table-cell>
          <table:table-cell table:number-columns-repeated="5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B479]+inc" office:value-type="float" office:value="0.584716796875" calcext:value-type="float">
            <text:p>0,584716796875</text:p>
          </table:table-cell>
          <table:table-cell table:number-columns-repeated="5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B480]+inc" office:value-type="float" office:value="0.5859375" calcext:value-type="float">
            <text:p>0,5859375</text:p>
          </table:table-cell>
          <table:table-cell table:number-columns-repeated="5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B481]+inc" office:value-type="float" office:value="0.587158203125" calcext:value-type="float">
            <text:p>0,587158203125</text:p>
          </table:table-cell>
          <table:table-cell table:number-columns-repeated="5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B482]+inc" office:value-type="float" office:value="0.58837890625" calcext:value-type="float">
            <text:p>0,58837890625</text:p>
          </table:table-cell>
          <table:table-cell table:number-columns-repeated="5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B483]+inc" office:value-type="float" office:value="0.589599609375" calcext:value-type="float">
            <text:p>0,589599609375</text:p>
          </table:table-cell>
          <table:table-cell table:number-columns-repeated="5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B484]+inc" office:value-type="float" office:value="0.5908203125" calcext:value-type="float">
            <text:p>0,5908203125</text:p>
          </table:table-cell>
          <table:table-cell table:number-columns-repeated="5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B485]+inc" office:value-type="float" office:value="0.592041015625" calcext:value-type="float">
            <text:p>0,592041015625</text:p>
          </table:table-cell>
          <table:table-cell table:number-columns-repeated="5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B486]+inc" office:value-type="float" office:value="0.59326171875" calcext:value-type="float">
            <text:p>0,59326171875</text:p>
          </table:table-cell>
          <table:table-cell table:number-columns-repeated="5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B487]+inc" office:value-type="float" office:value="0.594482421875" calcext:value-type="float">
            <text:p>0,594482421875</text:p>
          </table:table-cell>
          <table:table-cell table:number-columns-repeated="5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B488]+inc" office:value-type="float" office:value="0.595703125" calcext:value-type="float">
            <text:p>0,595703125</text:p>
          </table:table-cell>
          <table:table-cell table:number-columns-repeated="5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B489]+inc" office:value-type="float" office:value="0.596923828125" calcext:value-type="float">
            <text:p>0,596923828125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B490]+inc" office:value-type="float" office:value="0.59814453125" calcext:value-type="float">
            <text:p>0,59814453125</text:p>
          </table:table-cell>
          <table:table-cell table:number-columns-repeated="5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B491]+inc" office:value-type="float" office:value="0.599365234375" calcext:value-type="float">
            <text:p>0,599365234375</text:p>
          </table:table-cell>
          <table:table-cell table:number-columns-repeated="5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B492]+inc" office:value-type="float" office:value="0.6005859375" calcext:value-type="float">
            <text:p>0,6005859375</text:p>
          </table:table-cell>
          <table:table-cell table:number-columns-repeated="5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B493]+inc" office:value-type="float" office:value="0.601806640625" calcext:value-type="float">
            <text:p>0,601806640625</text:p>
          </table:table-cell>
          <table:table-cell table:number-columns-repeated="5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B494]+inc" office:value-type="float" office:value="0.60302734375" calcext:value-type="float">
            <text:p>0,60302734375</text:p>
          </table:table-cell>
          <table:table-cell table:number-columns-repeated="5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B495]+inc" office:value-type="float" office:value="0.604248046875" calcext:value-type="float">
            <text:p>0,604248046875</text:p>
          </table:table-cell>
          <table:table-cell table:number-columns-repeated="5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B496]+inc" office:value-type="float" office:value="0.60546875" calcext:value-type="float">
            <text:p>0,60546875</text:p>
          </table:table-cell>
          <table:table-cell table:number-columns-repeated="5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B497]+inc" office:value-type="float" office:value="0.606689453125" calcext:value-type="float">
            <text:p>0,606689453125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B498]+inc" office:value-type="float" office:value="0.60791015625" calcext:value-type="float">
            <text:p>0,60791015625</text:p>
          </table:table-cell>
          <table:table-cell table:number-columns-repeated="5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B499]+inc" office:value-type="float" office:value="0.609130859375" calcext:value-type="float">
            <text:p>0,609130859375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B500]+inc" office:value-type="float" office:value="0.6103515625" calcext:value-type="float">
            <text:p>0,6103515625</text:p>
          </table:table-cell>
          <table:table-cell table:number-columns-repeated="5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B501]+inc" office:value-type="float" office:value="0.611572265625" calcext:value-type="float">
            <text:p>0,611572265625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B502]+inc" office:value-type="float" office:value="0.61279296875" calcext:value-type="float">
            <text:p>0,61279296875</text:p>
          </table:table-cell>
          <table:table-cell table:number-columns-repeated="5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B503]+inc" office:value-type="float" office:value="0.614013671875" calcext:value-type="float">
            <text:p>0,614013671875</text:p>
          </table:table-cell>
          <table:table-cell table:number-columns-repeated="5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B504]+inc" office:value-type="float" office:value="0.615234375" calcext:value-type="float">
            <text:p>0,615234375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B505]+inc" office:value-type="float" office:value="0.616455078125" calcext:value-type="float">
            <text:p>0,616455078125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B506]+inc" office:value-type="float" office:value="0.61767578125" calcext:value-type="float">
            <text:p>0,61767578125</text:p>
          </table:table-cell>
          <table:table-cell table:number-columns-repeated="5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B507]+inc" office:value-type="float" office:value="0.618896484375" calcext:value-type="float">
            <text:p>0,618896484375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B508]+inc" office:value-type="float" office:value="0.6201171875" calcext:value-type="float">
            <text:p>0,6201171875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B509]+inc" office:value-type="float" office:value="0.621337890625" calcext:value-type="float">
            <text:p>0,621337890625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B510]+inc" office:value-type="float" office:value="0.62255859375" calcext:value-type="float">
            <text:p>0,62255859375</text:p>
          </table:table-cell>
          <table:table-cell table:number-columns-repeated="5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B511]+inc" office:value-type="float" office:value="0.623779296875" calcext:value-type="float">
            <text:p>0,623779296875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B512]+inc" office:value-type="float" office:value="0.625" calcext:value-type="float">
            <text:p>0,625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B513]+inc" office:value-type="float" office:value="0.626220703125" calcext:value-type="float">
            <text:p>0,626220703125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B514]+inc" office:value-type="float" office:value="0.62744140625" calcext:value-type="float">
            <text:p>0,62744140625</text:p>
          </table:table-cell>
          <table:table-cell table:number-columns-repeated="5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B515]+inc" office:value-type="float" office:value="0.628662109375" calcext:value-type="float">
            <text:p>0,628662109375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B516]+inc" office:value-type="float" office:value="0.6298828125" calcext:value-type="float">
            <text:p>0,6298828125</text:p>
          </table:table-cell>
          <table:table-cell table:number-columns-repeated="5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B517]+inc" office:value-type="float" office:value="0.631103515625" calcext:value-type="float">
            <text:p>0,631103515625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B518]+inc" office:value-type="float" office:value="0.63232421875" calcext:value-type="float">
            <text:p>0,63232421875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B519]+inc" office:value-type="float" office:value="0.633544921875" calcext:value-type="float">
            <text:p>0,633544921875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B520]+inc" office:value-type="float" office:value="0.634765625" calcext:value-type="float">
            <text:p>0,634765625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B521]+inc" office:value-type="float" office:value="0.635986328125" calcext:value-type="float">
            <text:p>0,635986328125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B522]+inc" office:value-type="float" office:value="0.63720703125" calcext:value-type="float">
            <text:p>0,63720703125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B523]+inc" office:value-type="float" office:value="0.638427734375" calcext:value-type="float">
            <text:p>0,638427734375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B524]+inc" office:value-type="float" office:value="0.6396484375" calcext:value-type="float">
            <text:p>0,6396484375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B525]+inc" office:value-type="float" office:value="0.640869140625" calcext:value-type="float">
            <text:p>0,640869140625</text:p>
          </table:table-cell>
          <table:table-cell table:number-columns-repeated="5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B526]+inc" office:value-type="float" office:value="0.64208984375" calcext:value-type="float">
            <text:p>0,64208984375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B527]+inc" office:value-type="float" office:value="0.643310546875" calcext:value-type="float">
            <text:p>0,643310546875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B528]+inc" office:value-type="float" office:value="0.64453125" calcext:value-type="float">
            <text:p>0,64453125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B529]+inc" office:value-type="float" office:value="0.645751953125" calcext:value-type="float">
            <text:p>0,645751953125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B530]+inc" office:value-type="float" office:value="0.64697265625" calcext:value-type="float">
            <text:p>0,64697265625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B531]+inc" office:value-type="float" office:value="0.648193359375" calcext:value-type="float">
            <text:p>0,648193359375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B532]+inc" office:value-type="float" office:value="0.6494140625" calcext:value-type="float">
            <text:p>0,6494140625</text:p>
          </table:table-cell>
          <table:table-cell table:number-columns-repeated="5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B533]+inc" office:value-type="float" office:value="0.650634765625" calcext:value-type="float">
            <text:p>0,650634765625</text:p>
          </table:table-cell>
          <table:table-cell table:number-columns-repeated="5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B534]+inc" office:value-type="float" office:value="0.65185546875" calcext:value-type="float">
            <text:p>0,65185546875</text:p>
          </table:table-cell>
          <table:table-cell table:number-columns-repeated="5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B535]+inc" office:value-type="float" office:value="0.653076171875" calcext:value-type="float">
            <text:p>0,653076171875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B536]+inc" office:value-type="float" office:value="0.654296875" calcext:value-type="float">
            <text:p>0,654296875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B537]+inc" office:value-type="float" office:value="0.655517578125" calcext:value-type="float">
            <text:p>0,655517578125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B538]+inc" office:value-type="float" office:value="0.65673828125" calcext:value-type="float">
            <text:p>0,65673828125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B539]+inc" office:value-type="float" office:value="0.657958984375" calcext:value-type="float">
            <text:p>0,657958984375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B540]+inc" office:value-type="float" office:value="0.6591796875" calcext:value-type="float">
            <text:p>0,6591796875</text:p>
          </table:table-cell>
          <table:table-cell table:number-columns-repeated="5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B541]+inc" office:value-type="float" office:value="0.660400390625" calcext:value-type="float">
            <text:p>0,660400390625</text:p>
          </table:table-cell>
          <table:table-cell table:number-columns-repeated="5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B542]+inc" office:value-type="float" office:value="0.66162109375" calcext:value-type="float">
            <text:p>0,66162109375</text:p>
          </table:table-cell>
          <table:table-cell table:number-columns-repeated="5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B543]+inc" office:value-type="float" office:value="0.662841796875" calcext:value-type="float">
            <text:p>0,662841796875</text:p>
          </table:table-cell>
          <table:table-cell table:number-columns-repeated="5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B544]+inc" office:value-type="float" office:value="0.6640625" calcext:value-type="float">
            <text:p>0,6640625</text:p>
          </table:table-cell>
          <table:table-cell table:number-columns-repeated="5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B545]+inc" office:value-type="float" office:value="0.665283203125" calcext:value-type="float">
            <text:p>0,665283203125</text:p>
          </table:table-cell>
          <table:table-cell table:number-columns-repeated="5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B546]+inc" office:value-type="float" office:value="0.66650390625" calcext:value-type="float">
            <text:p>0,66650390625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B547]+inc" office:value-type="float" office:value="0.667724609375" calcext:value-type="float">
            <text:p>0,667724609375</text:p>
          </table:table-cell>
          <table:table-cell table:number-columns-repeated="5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B548]+inc" office:value-type="float" office:value="0.6689453125" calcext:value-type="float">
            <text:p>0,6689453125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B549]+inc" office:value-type="float" office:value="0.670166015625" calcext:value-type="float">
            <text:p>0,670166015625</text:p>
          </table:table-cell>
          <table:table-cell table:number-columns-repeated="5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B550]+inc" office:value-type="float" office:value="0.67138671875" calcext:value-type="float">
            <text:p>0,67138671875</text:p>
          </table:table-cell>
          <table:table-cell table:number-columns-repeated="5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B551]+inc" office:value-type="float" office:value="0.672607421875" calcext:value-type="float">
            <text:p>0,672607421875</text:p>
          </table:table-cell>
          <table:table-cell table:number-columns-repeated="5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B552]+inc" office:value-type="float" office:value="0.673828125" calcext:value-type="float">
            <text:p>0,673828125</text:p>
          </table:table-cell>
          <table:table-cell table:number-columns-repeated="5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B553]+inc" office:value-type="float" office:value="0.675048828125" calcext:value-type="float">
            <text:p>0,675048828125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B554]+inc" office:value-type="float" office:value="0.67626953125" calcext:value-type="float">
            <text:p>0,67626953125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B555]+inc" office:value-type="float" office:value="0.677490234375" calcext:value-type="float">
            <text:p>0,677490234375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B556]+inc" office:value-type="float" office:value="0.6787109375" calcext:value-type="float">
            <text:p>0,6787109375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B557]+inc" office:value-type="float" office:value="0.679931640625" calcext:value-type="float">
            <text:p>0,679931640625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B558]+inc" office:value-type="float" office:value="0.68115234375" calcext:value-type="float">
            <text:p>0,68115234375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B559]+inc" office:value-type="float" office:value="0.682373046875" calcext:value-type="float">
            <text:p>0,682373046875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B560]+inc" office:value-type="float" office:value="0.68359375" calcext:value-type="float">
            <text:p>0,68359375</text:p>
          </table:table-cell>
          <table:table-cell table:number-columns-repeated="5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B561]+inc" office:value-type="float" office:value="0.684814453125" calcext:value-type="float">
            <text:p>0,684814453125</text:p>
          </table:table-cell>
          <table:table-cell table:number-columns-repeated="5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B562]+inc" office:value-type="float" office:value="0.68603515625" calcext:value-type="float">
            <text:p>0,68603515625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B563]+inc" office:value-type="float" office:value="0.687255859375" calcext:value-type="float">
            <text:p>0,687255859375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B564]+inc" office:value-type="float" office:value="0.6884765625" calcext:value-type="float">
            <text:p>0,6884765625</text:p>
          </table:table-cell>
          <table:table-cell table:number-columns-repeated="5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B565]+inc" office:value-type="float" office:value="0.689697265625" calcext:value-type="float">
            <text:p>0,689697265625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B566]+inc" office:value-type="float" office:value="0.69091796875" calcext:value-type="float">
            <text:p>0,69091796875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B567]+inc" office:value-type="float" office:value="0.692138671875" calcext:value-type="float">
            <text:p>0,692138671875</text:p>
          </table:table-cell>
          <table:table-cell table:number-columns-repeated="5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B568]+inc" office:value-type="float" office:value="0.693359375" calcext:value-type="float">
            <text:p>0,693359375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B569]+inc" office:value-type="float" office:value="0.694580078125" calcext:value-type="float">
            <text:p>0,694580078125</text:p>
          </table:table-cell>
          <table:table-cell table:number-columns-repeated="5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B570]+inc" office:value-type="float" office:value="0.69580078125" calcext:value-type="float">
            <text:p>0,69580078125</text:p>
          </table:table-cell>
          <table:table-cell table:number-columns-repeated="5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B571]+inc" office:value-type="float" office:value="0.697021484375" calcext:value-type="float">
            <text:p>0,697021484375</text:p>
          </table:table-cell>
          <table:table-cell table:number-columns-repeated="5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B572]+inc" office:value-type="float" office:value="0.6982421875" calcext:value-type="float">
            <text:p>0,6982421875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B573]+inc" office:value-type="float" office:value="0.699462890625" calcext:value-type="float">
            <text:p>0,699462890625</text:p>
          </table:table-cell>
          <table:table-cell table:number-columns-repeated="5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B574]+inc" office:value-type="float" office:value="0.70068359375" calcext:value-type="float">
            <text:p>0,70068359375</text:p>
          </table:table-cell>
          <table:table-cell table:number-columns-repeated="5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B575]+inc" office:value-type="float" office:value="0.701904296875" calcext:value-type="float">
            <text:p>0,701904296875</text:p>
          </table:table-cell>
          <table:table-cell table:number-columns-repeated="5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B576]+inc" office:value-type="float" office:value="0.703125" calcext:value-type="float">
            <text:p>0,703125</text:p>
          </table:table-cell>
          <table:table-cell table:number-columns-repeated="5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B577]+inc" office:value-type="float" office:value="0.704345703125" calcext:value-type="float">
            <text:p>0,704345703125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B578]+inc" office:value-type="float" office:value="0.70556640625" calcext:value-type="float">
            <text:p>0,70556640625</text:p>
          </table:table-cell>
          <table:table-cell table:number-columns-repeated="5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B579]+inc" office:value-type="float" office:value="0.706787109375" calcext:value-type="float">
            <text:p>0,706787109375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B580]+inc" office:value-type="float" office:value="0.7080078125" calcext:value-type="float">
            <text:p>0,7080078125</text:p>
          </table:table-cell>
          <table:table-cell table:number-columns-repeated="5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B581]+inc" office:value-type="float" office:value="0.709228515625" calcext:value-type="float">
            <text:p>0,709228515625</text:p>
          </table:table-cell>
          <table:table-cell table:number-columns-repeated="5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B582]+inc" office:value-type="float" office:value="0.71044921875" calcext:value-type="float">
            <text:p>0,71044921875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B583]+inc" office:value-type="float" office:value="0.711669921875" calcext:value-type="float">
            <text:p>0,711669921875</text:p>
          </table:table-cell>
          <table:table-cell table:number-columns-repeated="5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B584]+inc" office:value-type="float" office:value="0.712890625" calcext:value-type="float">
            <text:p>0,712890625</text:p>
          </table:table-cell>
          <table:table-cell table:number-columns-repeated="5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B585]+inc" office:value-type="float" office:value="0.714111328125" calcext:value-type="float">
            <text:p>0,714111328125</text:p>
          </table:table-cell>
          <table:table-cell table:number-columns-repeated="5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B586]+inc" office:value-type="float" office:value="0.71533203125" calcext:value-type="float">
            <text:p>0,71533203125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B587]+inc" office:value-type="float" office:value="0.716552734375" calcext:value-type="float">
            <text:p>0,716552734375</text:p>
          </table:table-cell>
          <table:table-cell table:number-columns-repeated="5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B588]+inc" office:value-type="float" office:value="0.7177734375" calcext:value-type="float">
            <text:p>0,7177734375</text:p>
          </table:table-cell>
          <table:table-cell table:number-columns-repeated="5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B589]+inc" office:value-type="float" office:value="0.718994140625" calcext:value-type="float">
            <text:p>0,718994140625</text:p>
          </table:table-cell>
          <table:table-cell table:number-columns-repeated="5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B590]+inc" office:value-type="float" office:value="0.72021484375" calcext:value-type="float">
            <text:p>0,72021484375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B591]+inc" office:value-type="float" office:value="0.721435546875" calcext:value-type="float">
            <text:p>0,721435546875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B592]+inc" office:value-type="float" office:value="0.72265625" calcext:value-type="float">
            <text:p>0,72265625</text:p>
          </table:table-cell>
          <table:table-cell table:number-columns-repeated="5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B593]+inc" office:value-type="float" office:value="0.723876953125" calcext:value-type="float">
            <text:p>0,723876953125</text:p>
          </table:table-cell>
          <table:table-cell table:number-columns-repeated="5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B594]+inc" office:value-type="float" office:value="0.72509765625" calcext:value-type="float">
            <text:p>0,72509765625</text:p>
          </table:table-cell>
          <table:table-cell table:number-columns-repeated="5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B595]+inc" office:value-type="float" office:value="0.726318359375" calcext:value-type="float">
            <text:p>0,726318359375</text:p>
          </table:table-cell>
          <table:table-cell table:number-columns-repeated="5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B596]+inc" office:value-type="float" office:value="0.7275390625" calcext:value-type="float">
            <text:p>0,7275390625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B597]+inc" office:value-type="float" office:value="0.728759765625" calcext:value-type="float">
            <text:p>0,728759765625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B598]+inc" office:value-type="float" office:value="0.72998046875" calcext:value-type="float">
            <text:p>0,72998046875</text:p>
          </table:table-cell>
          <table:table-cell table:number-columns-repeated="5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B599]+inc" office:value-type="float" office:value="0.731201171875" calcext:value-type="float">
            <text:p>0,731201171875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B600]+inc" office:value-type="float" office:value="0.732421875" calcext:value-type="float">
            <text:p>0,732421875</text:p>
          </table:table-cell>
          <table:table-cell table:number-columns-repeated="5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B601]+inc" office:value-type="float" office:value="0.733642578125" calcext:value-type="float">
            <text:p>0,733642578125</text:p>
          </table:table-cell>
          <table:table-cell table:number-columns-repeated="5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B602]+inc" office:value-type="float" office:value="0.73486328125" calcext:value-type="float">
            <text:p>0,73486328125</text:p>
          </table:table-cell>
          <table:table-cell table:number-columns-repeated="5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B603]+inc" office:value-type="float" office:value="0.736083984375" calcext:value-type="float">
            <text:p>0,736083984375</text:p>
          </table:table-cell>
          <table:table-cell table:number-columns-repeated="5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B604]+inc" office:value-type="float" office:value="0.7373046875" calcext:value-type="float">
            <text:p>0,7373046875</text:p>
          </table:table-cell>
          <table:table-cell table:number-columns-repeated="5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B605]+inc" office:value-type="float" office:value="0.738525390625" calcext:value-type="float">
            <text:p>0,738525390625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B606]+inc" office:value-type="float" office:value="0.73974609375" calcext:value-type="float">
            <text:p>0,73974609375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B607]+inc" office:value-type="float" office:value="0.740966796875" calcext:value-type="float">
            <text:p>0,740966796875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B608]+inc" office:value-type="float" office:value="0.7421875" calcext:value-type="float">
            <text:p>0,7421875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B609]+inc" office:value-type="float" office:value="0.743408203125" calcext:value-type="float">
            <text:p>0,743408203125</text:p>
          </table:table-cell>
          <table:table-cell table:number-columns-repeated="5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B610]+inc" office:value-type="float" office:value="0.74462890625" calcext:value-type="float">
            <text:p>0,74462890625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B611]+inc" office:value-type="float" office:value="0.745849609375" calcext:value-type="float">
            <text:p>0,745849609375</text:p>
          </table:table-cell>
          <table:table-cell table:number-columns-repeated="5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B612]+inc" office:value-type="float" office:value="0.7470703125" calcext:value-type="float">
            <text:p>0,7470703125</text:p>
          </table:table-cell>
          <table:table-cell table:number-columns-repeated="5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B613]+inc" office:value-type="float" office:value="0.748291015625" calcext:value-type="float">
            <text:p>0,748291015625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B614]+inc" office:value-type="float" office:value="0.74951171875" calcext:value-type="float">
            <text:p>0,74951171875</text:p>
          </table:table-cell>
          <table:table-cell table:number-columns-repeated="5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B615]+inc" office:value-type="float" office:value="0.750732421875" calcext:value-type="float">
            <text:p>0,750732421875</text:p>
          </table:table-cell>
          <table:table-cell table:number-columns-repeated="5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B616]+inc" office:value-type="float" office:value="0.751953125" calcext:value-type="float">
            <text:p>0,751953125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B617]+inc" office:value-type="float" office:value="0.753173828125" calcext:value-type="float">
            <text:p>0,753173828125</text:p>
          </table:table-cell>
          <table:table-cell table:number-columns-repeated="5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B618]+inc" office:value-type="float" office:value="0.75439453125" calcext:value-type="float">
            <text:p>0,75439453125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B619]+inc" office:value-type="float" office:value="0.755615234375" calcext:value-type="float">
            <text:p>0,755615234375</text:p>
          </table:table-cell>
          <table:table-cell table:number-columns-repeated="5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B620]+inc" office:value-type="float" office:value="0.7568359375" calcext:value-type="float">
            <text:p>0,7568359375</text:p>
          </table:table-cell>
          <table:table-cell table:number-columns-repeated="5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B621]+inc" office:value-type="float" office:value="0.758056640625" calcext:value-type="float">
            <text:p>0,758056640625</text:p>
          </table:table-cell>
          <table:table-cell table:number-columns-repeated="5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B622]+inc" office:value-type="float" office:value="0.75927734375" calcext:value-type="float">
            <text:p>0,75927734375</text:p>
          </table:table-cell>
          <table:table-cell table:number-columns-repeated="5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B623]+inc" office:value-type="float" office:value="0.760498046875" calcext:value-type="float">
            <text:p>0,760498046875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B624]+inc" office:value-type="float" office:value="0.76171875" calcext:value-type="float">
            <text:p>0,76171875</text:p>
          </table:table-cell>
          <table:table-cell table:number-columns-repeated="5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B625]+inc" office:value-type="float" office:value="0.762939453125" calcext:value-type="float">
            <text:p>0,762939453125</text:p>
          </table:table-cell>
          <table:table-cell table:number-columns-repeated="5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B626]+inc" office:value-type="float" office:value="0.76416015625" calcext:value-type="float">
            <text:p>0,76416015625</text:p>
          </table:table-cell>
          <table:table-cell table:number-columns-repeated="5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B627]+inc" office:value-type="float" office:value="0.765380859375" calcext:value-type="float">
            <text:p>0,765380859375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B628]+inc" office:value-type="float" office:value="0.7666015625" calcext:value-type="float">
            <text:p>0,7666015625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B629]+inc" office:value-type="float" office:value="0.767822265625" calcext:value-type="float">
            <text:p>0,767822265625</text:p>
          </table:table-cell>
          <table:table-cell table:number-columns-repeated="5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B630]+inc" office:value-type="float" office:value="0.76904296875" calcext:value-type="float">
            <text:p>0,76904296875</text:p>
          </table:table-cell>
          <table:table-cell table:number-columns-repeated="5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B631]+inc" office:value-type="float" office:value="0.770263671875" calcext:value-type="float">
            <text:p>0,770263671875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B632]+inc" office:value-type="float" office:value="0.771484375" calcext:value-type="float">
            <text:p>0,771484375</text:p>
          </table:table-cell>
          <table:table-cell table:number-columns-repeated="5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B633]+inc" office:value-type="float" office:value="0.772705078125" calcext:value-type="float">
            <text:p>0,772705078125</text:p>
          </table:table-cell>
          <table:table-cell table:number-columns-repeated="5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B634]+inc" office:value-type="float" office:value="0.77392578125" calcext:value-type="float">
            <text:p>0,77392578125</text:p>
          </table:table-cell>
          <table:table-cell table:number-columns-repeated="5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B635]+inc" office:value-type="float" office:value="0.775146484375" calcext:value-type="float">
            <text:p>0,775146484375</text:p>
          </table:table-cell>
          <table:table-cell table:number-columns-repeated="5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B636]+inc" office:value-type="float" office:value="0.7763671875" calcext:value-type="float">
            <text:p>0,7763671875</text:p>
          </table:table-cell>
          <table:table-cell table:number-columns-repeated="5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B637]+inc" office:value-type="float" office:value="0.777587890625" calcext:value-type="float">
            <text:p>0,777587890625</text:p>
          </table:table-cell>
          <table:table-cell table:number-columns-repeated="5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B638]+inc" office:value-type="float" office:value="0.77880859375" calcext:value-type="float">
            <text:p>0,77880859375</text:p>
          </table:table-cell>
          <table:table-cell table:number-columns-repeated="5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B639]+inc" office:value-type="float" office:value="0.780029296875" calcext:value-type="float">
            <text:p>0,780029296875</text:p>
          </table:table-cell>
          <table:table-cell table:number-columns-repeated="5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B640]+inc" office:value-type="float" office:value="0.78125" calcext:value-type="float">
            <text:p>0,78125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B641]+inc" office:value-type="float" office:value="0.782470703125" calcext:value-type="float">
            <text:p>0,782470703125</text:p>
          </table:table-cell>
          <table:table-cell table:number-columns-repeated="5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B642]+inc" office:value-type="float" office:value="0.78369140625" calcext:value-type="float">
            <text:p>0,78369140625</text:p>
          </table:table-cell>
          <table:table-cell table:number-columns-repeated="5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B643]+inc" office:value-type="float" office:value="0.784912109375" calcext:value-type="float">
            <text:p>0,784912109375</text:p>
          </table:table-cell>
          <table:table-cell table:number-columns-repeated="5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B644]+inc" office:value-type="float" office:value="0.7861328125" calcext:value-type="float">
            <text:p>0,7861328125</text:p>
          </table:table-cell>
          <table:table-cell table:number-columns-repeated="5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B645]+inc" office:value-type="float" office:value="0.787353515625" calcext:value-type="float">
            <text:p>0,787353515625</text:p>
          </table:table-cell>
          <table:table-cell table:number-columns-repeated="5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B646]+inc" office:value-type="float" office:value="0.78857421875" calcext:value-type="float">
            <text:p>0,78857421875</text:p>
          </table:table-cell>
          <table:table-cell table:number-columns-repeated="5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B647]+inc" office:value-type="float" office:value="0.789794921875" calcext:value-type="float">
            <text:p>0,789794921875</text:p>
          </table:table-cell>
          <table:table-cell table:number-columns-repeated="5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B648]+inc" office:value-type="float" office:value="0.791015625" calcext:value-type="float">
            <text:p>0,791015625</text:p>
          </table:table-cell>
          <table:table-cell table:number-columns-repeated="5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B649]+inc" office:value-type="float" office:value="0.792236328125" calcext:value-type="float">
            <text:p>0,792236328125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B650]+inc" office:value-type="float" office:value="0.79345703125" calcext:value-type="float">
            <text:p>0,79345703125</text:p>
          </table:table-cell>
          <table:table-cell table:number-columns-repeated="5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B651]+inc" office:value-type="float" office:value="0.794677734375" calcext:value-type="float">
            <text:p>0,794677734375</text:p>
          </table:table-cell>
          <table:table-cell table:number-columns-repeated="5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B652]+inc" office:value-type="float" office:value="0.7958984375" calcext:value-type="float">
            <text:p>0,7958984375</text:p>
          </table:table-cell>
          <table:table-cell table:number-columns-repeated="5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B653]+inc" office:value-type="float" office:value="0.797119140625" calcext:value-type="float">
            <text:p>0,797119140625</text:p>
          </table:table-cell>
          <table:table-cell table:number-columns-repeated="5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B654]+inc" office:value-type="float" office:value="0.79833984375" calcext:value-type="float">
            <text:p>0,79833984375</text:p>
          </table:table-cell>
          <table:table-cell table:number-columns-repeated="5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B655]+inc" office:value-type="float" office:value="0.799560546875" calcext:value-type="float">
            <text:p>0,799560546875</text:p>
          </table:table-cell>
          <table:table-cell table:number-columns-repeated="5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B656]+inc" office:value-type="float" office:value="0.80078125" calcext:value-type="float">
            <text:p>0,80078125</text:p>
          </table:table-cell>
          <table:table-cell table:number-columns-repeated="5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B657]+inc" office:value-type="float" office:value="0.802001953125" calcext:value-type="float">
            <text:p>0,802001953125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B658]+inc" office:value-type="float" office:value="0.80322265625" calcext:value-type="float">
            <text:p>0,80322265625</text:p>
          </table:table-cell>
          <table:table-cell table:number-columns-repeated="5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B659]+inc" office:value-type="float" office:value="0.804443359375" calcext:value-type="float">
            <text:p>0,804443359375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B660]+inc" office:value-type="float" office:value="0.8056640625" calcext:value-type="float">
            <text:p>0,8056640625</text:p>
          </table:table-cell>
          <table:table-cell table:number-columns-repeated="5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B661]+inc" office:value-type="float" office:value="0.806884765625" calcext:value-type="float">
            <text:p>0,806884765625</text:p>
          </table:table-cell>
          <table:table-cell table:number-columns-repeated="5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B662]+inc" office:value-type="float" office:value="0.80810546875" calcext:value-type="float">
            <text:p>0,80810546875</text:p>
          </table:table-cell>
          <table:table-cell table:number-columns-repeated="5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B663]+inc" office:value-type="float" office:value="0.809326171875" calcext:value-type="float">
            <text:p>0,809326171875</text:p>
          </table:table-cell>
          <table:table-cell table:number-columns-repeated="5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B664]+inc" office:value-type="float" office:value="0.810546875" calcext:value-type="float">
            <text:p>0,810546875</text:p>
          </table:table-cell>
          <table:table-cell table:number-columns-repeated="5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B665]+inc" office:value-type="float" office:value="0.811767578125" calcext:value-type="float">
            <text:p>0,811767578125</text:p>
          </table:table-cell>
          <table:table-cell table:number-columns-repeated="5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B666]+inc" office:value-type="float" office:value="0.81298828125" calcext:value-type="float">
            <text:p>0,81298828125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B667]+inc" office:value-type="float" office:value="0.814208984375" calcext:value-type="float">
            <text:p>0,814208984375</text:p>
          </table:table-cell>
          <table:table-cell table:number-columns-repeated="5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B668]+inc" office:value-type="float" office:value="0.8154296875" calcext:value-type="float">
            <text:p>0,8154296875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B669]+inc" office:value-type="float" office:value="0.816650390625" calcext:value-type="float">
            <text:p>0,816650390625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B670]+inc" office:value-type="float" office:value="0.81787109375" calcext:value-type="float">
            <text:p>0,81787109375</text:p>
          </table:table-cell>
          <table:table-cell table:number-columns-repeated="5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B671]+inc" office:value-type="float" office:value="0.819091796875" calcext:value-type="float">
            <text:p>0,819091796875</text:p>
          </table:table-cell>
          <table:table-cell table:number-columns-repeated="5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B672]+inc" office:value-type="float" office:value="0.8203125" calcext:value-type="float">
            <text:p>0,8203125</text:p>
          </table:table-cell>
          <table:table-cell table:number-columns-repeated="5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B673]+inc" office:value-type="float" office:value="0.821533203125" calcext:value-type="float">
            <text:p>0,821533203125</text:p>
          </table:table-cell>
          <table:table-cell table:number-columns-repeated="5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B674]+inc" office:value-type="float" office:value="0.82275390625" calcext:value-type="float">
            <text:p>0,82275390625</text:p>
          </table:table-cell>
          <table:table-cell table:number-columns-repeated="5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B675]+inc" office:value-type="float" office:value="0.823974609375" calcext:value-type="float">
            <text:p>0,823974609375</text:p>
          </table:table-cell>
          <table:table-cell table:number-columns-repeated="5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B676]+inc" office:value-type="float" office:value="0.8251953125" calcext:value-type="float">
            <text:p>0,8251953125</text:p>
          </table:table-cell>
          <table:table-cell table:number-columns-repeated="5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B677]+inc" office:value-type="float" office:value="0.826416015625" calcext:value-type="float">
            <text:p>0,826416015625</text:p>
          </table:table-cell>
          <table:table-cell table:number-columns-repeated="5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B678]+inc" office:value-type="float" office:value="0.82763671875" calcext:value-type="float">
            <text:p>0,82763671875</text:p>
          </table:table-cell>
          <table:table-cell table:number-columns-repeated="5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B679]+inc" office:value-type="float" office:value="0.828857421875" calcext:value-type="float">
            <text:p>0,828857421875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B680]+inc" office:value-type="float" office:value="0.830078125" calcext:value-type="float">
            <text:p>0,830078125</text:p>
          </table:table-cell>
          <table:table-cell table:number-columns-repeated="5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B681]+inc" office:value-type="float" office:value="0.831298828125" calcext:value-type="float">
            <text:p>0,831298828125</text:p>
          </table:table-cell>
          <table:table-cell table:number-columns-repeated="5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B682]+inc" office:value-type="float" office:value="0.83251953125" calcext:value-type="float">
            <text:p>0,83251953125</text:p>
          </table:table-cell>
          <table:table-cell table:number-columns-repeated="5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B683]+inc" office:value-type="float" office:value="0.833740234375" calcext:value-type="float">
            <text:p>0,833740234375</text:p>
          </table:table-cell>
          <table:table-cell table:number-columns-repeated="5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B684]+inc" office:value-type="float" office:value="0.8349609375" calcext:value-type="float">
            <text:p>0,8349609375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B685]+inc" office:value-type="float" office:value="0.836181640625" calcext:value-type="float">
            <text:p>0,836181640625</text:p>
          </table:table-cell>
          <table:table-cell table:number-columns-repeated="5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B686]+inc" office:value-type="float" office:value="0.83740234375" calcext:value-type="float">
            <text:p>0,83740234375</text:p>
          </table:table-cell>
          <table:table-cell table:number-columns-repeated="5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B687]+inc" office:value-type="float" office:value="0.838623046875" calcext:value-type="float">
            <text:p>0,838623046875</text:p>
          </table:table-cell>
          <table:table-cell table:number-columns-repeated="5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B688]+inc" office:value-type="float" office:value="0.83984375" calcext:value-type="float">
            <text:p>0,83984375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B689]+inc" office:value-type="float" office:value="0.841064453125" calcext:value-type="float">
            <text:p>0,841064453125</text:p>
          </table:table-cell>
          <table:table-cell table:number-columns-repeated="5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B690]+inc" office:value-type="float" office:value="0.84228515625" calcext:value-type="float">
            <text:p>0,84228515625</text:p>
          </table:table-cell>
          <table:table-cell table:number-columns-repeated="5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B691]+inc" office:value-type="float" office:value="0.843505859375" calcext:value-type="float">
            <text:p>0,843505859375</text:p>
          </table:table-cell>
          <table:table-cell table:number-columns-repeated="5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B692]+inc" office:value-type="float" office:value="0.8447265625" calcext:value-type="float">
            <text:p>0,8447265625</text:p>
          </table:table-cell>
          <table:table-cell table:number-columns-repeated="5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B693]+inc" office:value-type="float" office:value="0.845947265625" calcext:value-type="float">
            <text:p>0,845947265625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B694]+inc" office:value-type="float" office:value="0.84716796875" calcext:value-type="float">
            <text:p>0,84716796875</text:p>
          </table:table-cell>
          <table:table-cell table:number-columns-repeated="5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B695]+inc" office:value-type="float" office:value="0.848388671875" calcext:value-type="float">
            <text:p>0,848388671875</text:p>
          </table:table-cell>
          <table:table-cell table:number-columns-repeated="5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B696]+inc" office:value-type="float" office:value="0.849609375" calcext:value-type="float">
            <text:p>0,849609375</text:p>
          </table:table-cell>
          <table:table-cell table:number-columns-repeated="5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B697]+inc" office:value-type="float" office:value="0.850830078125" calcext:value-type="float">
            <text:p>0,850830078125</text:p>
          </table:table-cell>
          <table:table-cell table:number-columns-repeated="5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B698]+inc" office:value-type="float" office:value="0.85205078125" calcext:value-type="float">
            <text:p>0,85205078125</text:p>
          </table:table-cell>
          <table:table-cell table:number-columns-repeated="5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B699]+inc" office:value-type="float" office:value="0.853271484375" calcext:value-type="float">
            <text:p>0,853271484375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B700]+inc" office:value-type="float" office:value="0.8544921875" calcext:value-type="float">
            <text:p>0,8544921875</text:p>
          </table:table-cell>
          <table:table-cell table:number-columns-repeated="5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B701]+inc" office:value-type="float" office:value="0.855712890625" calcext:value-type="float">
            <text:p>0,855712890625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B702]+inc" office:value-type="float" office:value="0.85693359375" calcext:value-type="float">
            <text:p>0,85693359375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B703]+inc" office:value-type="float" office:value="0.858154296875" calcext:value-type="float">
            <text:p>0,858154296875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B704]+inc" office:value-type="float" office:value="0.859375" calcext:value-type="float">
            <text:p>0,859375</text:p>
          </table:table-cell>
          <table:table-cell table:number-columns-repeated="5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B705]+inc" office:value-type="float" office:value="0.860595703125" calcext:value-type="float">
            <text:p>0,860595703125</text:p>
          </table:table-cell>
          <table:table-cell table:number-columns-repeated="5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B706]+inc" office:value-type="float" office:value="0.86181640625" calcext:value-type="float">
            <text:p>0,86181640625</text:p>
          </table:table-cell>
          <table:table-cell table:number-columns-repeated="5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B707]+inc" office:value-type="float" office:value="0.863037109375" calcext:value-type="float">
            <text:p>0,863037109375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B708]+inc" office:value-type="float" office:value="0.8642578125" calcext:value-type="float">
            <text:p>0,8642578125</text:p>
          </table:table-cell>
          <table:table-cell table:number-columns-repeated="5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B709]+inc" office:value-type="float" office:value="0.865478515625" calcext:value-type="float">
            <text:p>0,865478515625</text:p>
          </table:table-cell>
          <table:table-cell table:number-columns-repeated="5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B710]+inc" office:value-type="float" office:value="0.86669921875" calcext:value-type="float">
            <text:p>0,86669921875</text:p>
          </table:table-cell>
          <table:table-cell table:number-columns-repeated="5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B711]+inc" office:value-type="float" office:value="0.867919921875" calcext:value-type="float">
            <text:p>0,867919921875</text:p>
          </table:table-cell>
          <table:table-cell table:number-columns-repeated="5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B712]+inc" office:value-type="float" office:value="0.869140625" calcext:value-type="float">
            <text:p>0,869140625</text:p>
          </table:table-cell>
          <table:table-cell table:number-columns-repeated="5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B713]+inc" office:value-type="float" office:value="0.870361328125" calcext:value-type="float">
            <text:p>0,870361328125</text:p>
          </table:table-cell>
          <table:table-cell table:number-columns-repeated="5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B714]+inc" office:value-type="float" office:value="0.87158203125" calcext:value-type="float">
            <text:p>0,87158203125</text:p>
          </table:table-cell>
          <table:table-cell table:number-columns-repeated="5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B715]+inc" office:value-type="float" office:value="0.872802734375" calcext:value-type="float">
            <text:p>0,872802734375</text:p>
          </table:table-cell>
          <table:table-cell table:number-columns-repeated="5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B716]+inc" office:value-type="float" office:value="0.8740234375" calcext:value-type="float">
            <text:p>0,8740234375</text:p>
          </table:table-cell>
          <table:table-cell table:number-columns-repeated="5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B717]+inc" office:value-type="float" office:value="0.875244140625" calcext:value-type="float">
            <text:p>0,875244140625</text:p>
          </table:table-cell>
          <table:table-cell table:number-columns-repeated="5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B718]+inc" office:value-type="float" office:value="0.87646484375" calcext:value-type="float">
            <text:p>0,87646484375</text:p>
          </table:table-cell>
          <table:table-cell table:number-columns-repeated="5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B719]+inc" office:value-type="float" office:value="0.877685546875" calcext:value-type="float">
            <text:p>0,877685546875</text:p>
          </table:table-cell>
          <table:table-cell table:number-columns-repeated="5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B720]+inc" office:value-type="float" office:value="0.87890625" calcext:value-type="float">
            <text:p>0,87890625</text:p>
          </table:table-cell>
          <table:table-cell table:number-columns-repeated="5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B721]+inc" office:value-type="float" office:value="0.880126953125" calcext:value-type="float">
            <text:p>0,880126953125</text:p>
          </table:table-cell>
          <table:table-cell table:number-columns-repeated="5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B722]+inc" office:value-type="float" office:value="0.88134765625" calcext:value-type="float">
            <text:p>0,88134765625</text:p>
          </table:table-cell>
          <table:table-cell table:number-columns-repeated="5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B723]+inc" office:value-type="float" office:value="0.882568359375" calcext:value-type="float">
            <text:p>0,882568359375</text:p>
          </table:table-cell>
          <table:table-cell table:number-columns-repeated="5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B724]+inc" office:value-type="float" office:value="0.8837890625" calcext:value-type="float">
            <text:p>0,8837890625</text:p>
          </table:table-cell>
          <table:table-cell table:number-columns-repeated="5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B725]+inc" office:value-type="float" office:value="0.885009765625" calcext:value-type="float">
            <text:p>0,885009765625</text:p>
          </table:table-cell>
          <table:table-cell table:number-columns-repeated="5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B726]+inc" office:value-type="float" office:value="0.88623046875" calcext:value-type="float">
            <text:p>0,88623046875</text:p>
          </table:table-cell>
          <table:table-cell table:number-columns-repeated="5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B727]+inc" office:value-type="float" office:value="0.887451171875" calcext:value-type="float">
            <text:p>0,887451171875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B728]+inc" office:value-type="float" office:value="0.888671875" calcext:value-type="float">
            <text:p>0,888671875</text:p>
          </table:table-cell>
          <table:table-cell table:number-columns-repeated="5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B729]+inc" office:value-type="float" office:value="0.889892578125" calcext:value-type="float">
            <text:p>0,889892578125</text:p>
          </table:table-cell>
          <table:table-cell table:number-columns-repeated="5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B730]+inc" office:value-type="float" office:value="0.89111328125" calcext:value-type="float">
            <text:p>0,89111328125</text:p>
          </table:table-cell>
          <table:table-cell table:number-columns-repeated="5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B731]+inc" office:value-type="float" office:value="0.892333984375" calcext:value-type="float">
            <text:p>0,892333984375</text:p>
          </table:table-cell>
          <table:table-cell table:number-columns-repeated="5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B732]+inc" office:value-type="float" office:value="0.8935546875" calcext:value-type="float">
            <text:p>0,8935546875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B733]+inc" office:value-type="float" office:value="0.894775390625" calcext:value-type="float">
            <text:p>0,894775390625</text:p>
          </table:table-cell>
          <table:table-cell table:number-columns-repeated="5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B734]+inc" office:value-type="float" office:value="0.89599609375" calcext:value-type="float">
            <text:p>0,89599609375</text:p>
          </table:table-cell>
          <table:table-cell table:number-columns-repeated="5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B735]+inc" office:value-type="float" office:value="0.897216796875" calcext:value-type="float">
            <text:p>0,897216796875</text:p>
          </table:table-cell>
          <table:table-cell table:number-columns-repeated="5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B736]+inc" office:value-type="float" office:value="0.8984375" calcext:value-type="float">
            <text:p>0,8984375</text:p>
          </table:table-cell>
          <table:table-cell table:number-columns-repeated="5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B737]+inc" office:value-type="float" office:value="0.899658203125" calcext:value-type="float">
            <text:p>0,899658203125</text:p>
          </table:table-cell>
          <table:table-cell table:number-columns-repeated="5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B738]+inc" office:value-type="float" office:value="0.90087890625" calcext:value-type="float">
            <text:p>0,90087890625</text:p>
          </table:table-cell>
          <table:table-cell table:number-columns-repeated="5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B739]+inc" office:value-type="float" office:value="0.902099609375" calcext:value-type="float">
            <text:p>0,902099609375</text:p>
          </table:table-cell>
          <table:table-cell table:number-columns-repeated="5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B740]+inc" office:value-type="float" office:value="0.9033203125" calcext:value-type="float">
            <text:p>0,9033203125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B741]+inc" office:value-type="float" office:value="0.904541015625" calcext:value-type="float">
            <text:p>0,904541015625</text:p>
          </table:table-cell>
          <table:table-cell table:number-columns-repeated="5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B742]+inc" office:value-type="float" office:value="0.90576171875" calcext:value-type="float">
            <text:p>0,90576171875</text:p>
          </table:table-cell>
          <table:table-cell table:number-columns-repeated="5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B743]+inc" office:value-type="float" office:value="0.906982421875" calcext:value-type="float">
            <text:p>0,906982421875</text:p>
          </table:table-cell>
          <table:table-cell table:number-columns-repeated="5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B744]+inc" office:value-type="float" office:value="0.908203125" calcext:value-type="float">
            <text:p>0,908203125</text:p>
          </table:table-cell>
          <table:table-cell table:number-columns-repeated="5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B745]+inc" office:value-type="float" office:value="0.909423828125" calcext:value-type="float">
            <text:p>0,909423828125</text:p>
          </table:table-cell>
          <table:table-cell table:number-columns-repeated="5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B746]+inc" office:value-type="float" office:value="0.91064453125" calcext:value-type="float">
            <text:p>0,91064453125</text:p>
          </table:table-cell>
          <table:table-cell table:number-columns-repeated="5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B747]+inc" office:value-type="float" office:value="0.911865234375" calcext:value-type="float">
            <text:p>0,911865234375</text:p>
          </table:table-cell>
          <table:table-cell table:number-columns-repeated="5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B748]+inc" office:value-type="float" office:value="0.9130859375" calcext:value-type="float">
            <text:p>0,9130859375</text:p>
          </table:table-cell>
          <table:table-cell table:number-columns-repeated="5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B749]+inc" office:value-type="float" office:value="0.914306640625" calcext:value-type="float">
            <text:p>0,914306640625</text:p>
          </table:table-cell>
          <table:table-cell table:number-columns-repeated="5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B750]+inc" office:value-type="float" office:value="0.91552734375" calcext:value-type="float">
            <text:p>0,91552734375</text:p>
          </table:table-cell>
          <table:table-cell table:number-columns-repeated="5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B751]+inc" office:value-type="float" office:value="0.916748046875" calcext:value-type="float">
            <text:p>0,916748046875</text:p>
          </table:table-cell>
          <table:table-cell table:number-columns-repeated="5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B752]+inc" office:value-type="float" office:value="0.91796875" calcext:value-type="float">
            <text:p>0,91796875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B753]+inc" office:value-type="float" office:value="0.919189453125" calcext:value-type="float">
            <text:p>0,919189453125</text:p>
          </table:table-cell>
          <table:table-cell table:number-columns-repeated="5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B754]+inc" office:value-type="float" office:value="0.92041015625" calcext:value-type="float">
            <text:p>0,92041015625</text:p>
          </table:table-cell>
          <table:table-cell table:number-columns-repeated="5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B755]+inc" office:value-type="float" office:value="0.921630859375" calcext:value-type="float">
            <text:p>0,921630859375</text:p>
          </table:table-cell>
          <table:table-cell table:number-columns-repeated="5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B756]+inc" office:value-type="float" office:value="0.9228515625" calcext:value-type="float">
            <text:p>0,9228515625</text:p>
          </table:table-cell>
          <table:table-cell table:number-columns-repeated="5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B757]+inc" office:value-type="float" office:value="0.924072265625" calcext:value-type="float">
            <text:p>0,924072265625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B758]+inc" office:value-type="float" office:value="0.92529296875" calcext:value-type="float">
            <text:p>0,92529296875</text:p>
          </table:table-cell>
          <table:table-cell table:number-columns-repeated="5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B759]+inc" office:value-type="float" office:value="0.926513671875" calcext:value-type="float">
            <text:p>0,926513671875</text:p>
          </table:table-cell>
          <table:table-cell table:number-columns-repeated="5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B760]+inc" office:value-type="float" office:value="0.927734375" calcext:value-type="float">
            <text:p>0,927734375</text:p>
          </table:table-cell>
          <table:table-cell table:number-columns-repeated="5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B761]+inc" office:value-type="float" office:value="0.928955078125" calcext:value-type="float">
            <text:p>0,928955078125</text:p>
          </table:table-cell>
          <table:table-cell table:number-columns-repeated="5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B762]+inc" office:value-type="float" office:value="0.93017578125" calcext:value-type="float">
            <text:p>0,93017578125</text:p>
          </table:table-cell>
          <table:table-cell table:number-columns-repeated="5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B763]+inc" office:value-type="float" office:value="0.931396484375" calcext:value-type="float">
            <text:p>0,931396484375</text:p>
          </table:table-cell>
          <table:table-cell table:number-columns-repeated="5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B764]+inc" office:value-type="float" office:value="0.9326171875" calcext:value-type="float">
            <text:p>0,9326171875</text:p>
          </table:table-cell>
          <table:table-cell table:number-columns-repeated="5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B765]+inc" office:value-type="float" office:value="0.933837890625" calcext:value-type="float">
            <text:p>0,933837890625</text:p>
          </table:table-cell>
          <table:table-cell table:number-columns-repeated="5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B766]+inc" office:value-type="float" office:value="0.93505859375" calcext:value-type="float">
            <text:p>0,93505859375</text:p>
          </table:table-cell>
          <table:table-cell table:number-columns-repeated="5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B767]+inc" office:value-type="float" office:value="0.936279296875" calcext:value-type="float">
            <text:p>0,936279296875</text:p>
          </table:table-cell>
          <table:table-cell table:number-columns-repeated="5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B768]+inc" office:value-type="float" office:value="0.9375" calcext:value-type="float">
            <text:p>0,9375</text:p>
          </table:table-cell>
          <table:table-cell table:number-columns-repeated="5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B769]+inc" office:value-type="float" office:value="0.938720703125" calcext:value-type="float">
            <text:p>0,938720703125</text:p>
          </table:table-cell>
          <table:table-cell table:number-columns-repeated="5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B770]+inc" office:value-type="float" office:value="0.93994140625" calcext:value-type="float">
            <text:p>0,93994140625</text:p>
          </table:table-cell>
          <table:table-cell table:number-columns-repeated="5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B771]+inc" office:value-type="float" office:value="0.941162109375" calcext:value-type="float">
            <text:p>0,941162109375</text:p>
          </table:table-cell>
          <table:table-cell table:number-columns-repeated="5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B772]+inc" office:value-type="float" office:value="0.9423828125" calcext:value-type="float">
            <text:p>0,9423828125</text:p>
          </table:table-cell>
          <table:table-cell table:number-columns-repeated="5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B773]+inc" office:value-type="float" office:value="0.943603515625" calcext:value-type="float">
            <text:p>0,943603515625</text:p>
          </table:table-cell>
          <table:table-cell table:number-columns-repeated="5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B774]+inc" office:value-type="float" office:value="0.94482421875" calcext:value-type="float">
            <text:p>0,94482421875</text:p>
          </table:table-cell>
          <table:table-cell table:number-columns-repeated="5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B775]+inc" office:value-type="float" office:value="0.946044921875" calcext:value-type="float">
            <text:p>0,946044921875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B776]+inc" office:value-type="float" office:value="0.947265625" calcext:value-type="float">
            <text:p>0,947265625</text:p>
          </table:table-cell>
          <table:table-cell table:number-columns-repeated="5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B777]+inc" office:value-type="float" office:value="0.948486328125" calcext:value-type="float">
            <text:p>0,948486328125</text:p>
          </table:table-cell>
          <table:table-cell table:number-columns-repeated="5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B778]+inc" office:value-type="float" office:value="0.94970703125" calcext:value-type="float">
            <text:p>0,94970703125</text:p>
          </table:table-cell>
          <table:table-cell table:number-columns-repeated="5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B779]+inc" office:value-type="float" office:value="0.950927734375" calcext:value-type="float">
            <text:p>0,950927734375</text:p>
          </table:table-cell>
          <table:table-cell table:number-columns-repeated="5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B780]+inc" office:value-type="float" office:value="0.9521484375" calcext:value-type="float">
            <text:p>0,9521484375</text:p>
          </table:table-cell>
          <table:table-cell table:number-columns-repeated="5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B781]+inc" office:value-type="float" office:value="0.953369140625" calcext:value-type="float">
            <text:p>0,953369140625</text:p>
          </table:table-cell>
          <table:table-cell table:number-columns-repeated="5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B782]+inc" office:value-type="float" office:value="0.95458984375" calcext:value-type="float">
            <text:p>0,95458984375</text:p>
          </table:table-cell>
          <table:table-cell table:number-columns-repeated="5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B783]+inc" office:value-type="float" office:value="0.955810546875" calcext:value-type="float">
            <text:p>0,955810546875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B784]+inc" office:value-type="float" office:value="0.95703125" calcext:value-type="float">
            <text:p>0,95703125</text:p>
          </table:table-cell>
          <table:table-cell table:number-columns-repeated="5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B785]+inc" office:value-type="float" office:value="0.958251953125" calcext:value-type="float">
            <text:p>0,958251953125</text:p>
          </table:table-cell>
          <table:table-cell table:number-columns-repeated="5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B786]+inc" office:value-type="float" office:value="0.95947265625" calcext:value-type="float">
            <text:p>0,95947265625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B787]+inc" office:value-type="float" office:value="0.960693359375" calcext:value-type="float">
            <text:p>0,960693359375</text:p>
          </table:table-cell>
          <table:table-cell table:number-columns-repeated="5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B788]+inc" office:value-type="float" office:value="0.9619140625" calcext:value-type="float">
            <text:p>0,9619140625</text:p>
          </table:table-cell>
          <table:table-cell table:number-columns-repeated="5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B789]+inc" office:value-type="float" office:value="0.963134765625" calcext:value-type="float">
            <text:p>0,963134765625</text:p>
          </table:table-cell>
          <table:table-cell table:number-columns-repeated="5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B790]+inc" office:value-type="float" office:value="0.96435546875" calcext:value-type="float">
            <text:p>0,96435546875</text:p>
          </table:table-cell>
          <table:table-cell table:number-columns-repeated="5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B791]+inc" office:value-type="float" office:value="0.965576171875" calcext:value-type="float">
            <text:p>0,965576171875</text:p>
          </table:table-cell>
          <table:table-cell table:number-columns-repeated="5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B792]+inc" office:value-type="float" office:value="0.966796875" calcext:value-type="float">
            <text:p>0,966796875</text:p>
          </table:table-cell>
          <table:table-cell table:number-columns-repeated="5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B793]+inc" office:value-type="float" office:value="0.968017578125" calcext:value-type="float">
            <text:p>0,968017578125</text:p>
          </table:table-cell>
          <table:table-cell table:number-columns-repeated="5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B794]+inc" office:value-type="float" office:value="0.96923828125" calcext:value-type="float">
            <text:p>0,96923828125</text:p>
          </table:table-cell>
          <table:table-cell table:number-columns-repeated="5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B795]+inc" office:value-type="float" office:value="0.970458984375" calcext:value-type="float">
            <text:p>0,970458984375</text:p>
          </table:table-cell>
          <table:table-cell table:number-columns-repeated="5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B796]+inc" office:value-type="float" office:value="0.9716796875" calcext:value-type="float">
            <text:p>0,9716796875</text:p>
          </table:table-cell>
          <table:table-cell table:number-columns-repeated="5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B797]+inc" office:value-type="float" office:value="0.972900390625" calcext:value-type="float">
            <text:p>0,972900390625</text:p>
          </table:table-cell>
          <table:table-cell table:number-columns-repeated="5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B798]+inc" office:value-type="float" office:value="0.97412109375" calcext:value-type="float">
            <text:p>0,97412109375</text:p>
          </table:table-cell>
          <table:table-cell table:number-columns-repeated="5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B799]+inc" office:value-type="float" office:value="0.975341796875" calcext:value-type="float">
            <text:p>0,975341796875</text:p>
          </table:table-cell>
          <table:table-cell table:number-columns-repeated="5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B800]+inc" office:value-type="float" office:value="0.9765625" calcext:value-type="float">
            <text:p>0,9765625</text:p>
          </table:table-cell>
          <table:table-cell table:number-columns-repeated="5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B801]+inc" office:value-type="float" office:value="0.977783203125" calcext:value-type="float">
            <text:p>0,977783203125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B802]+inc" office:value-type="float" office:value="0.97900390625" calcext:value-type="float">
            <text:p>0,97900390625</text:p>
          </table:table-cell>
          <table:table-cell table:number-columns-repeated="5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B803]+inc" office:value-type="float" office:value="0.980224609375" calcext:value-type="float">
            <text:p>0,980224609375</text:p>
          </table:table-cell>
          <table:table-cell table:number-columns-repeated="5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B804]+inc" office:value-type="float" office:value="0.9814453125" calcext:value-type="float">
            <text:p>0,9814453125</text:p>
          </table:table-cell>
          <table:table-cell table:number-columns-repeated="5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B805]+inc" office:value-type="float" office:value="0.982666015625" calcext:value-type="float">
            <text:p>0,982666015625</text:p>
          </table:table-cell>
          <table:table-cell table:number-columns-repeated="5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B806]+inc" office:value-type="float" office:value="0.98388671875" calcext:value-type="float">
            <text:p>0,98388671875</text:p>
          </table:table-cell>
          <table:table-cell table:number-columns-repeated="5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B807]+inc" office:value-type="float" office:value="0.985107421875" calcext:value-type="float">
            <text:p>0,985107421875</text:p>
          </table:table-cell>
          <table:table-cell table:number-columns-repeated="5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B808]+inc" office:value-type="float" office:value="0.986328125" calcext:value-type="float">
            <text:p>0,986328125</text:p>
          </table:table-cell>
          <table:table-cell table:number-columns-repeated="5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B809]+inc" office:value-type="float" office:value="0.987548828125" calcext:value-type="float">
            <text:p>0,987548828125</text:p>
          </table:table-cell>
          <table:table-cell table:number-columns-repeated="5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B810]+inc" office:value-type="float" office:value="0.98876953125" calcext:value-type="float">
            <text:p>0,98876953125</text:p>
          </table:table-cell>
          <table:table-cell table:number-columns-repeated="5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B811]+inc" office:value-type="float" office:value="0.989990234375" calcext:value-type="float">
            <text:p>0,989990234375</text:p>
          </table:table-cell>
          <table:table-cell table:number-columns-repeated="5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B812]+inc" office:value-type="float" office:value="0.9912109375" calcext:value-type="float">
            <text:p>0,9912109375</text:p>
          </table:table-cell>
          <table:table-cell table:number-columns-repeated="5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B813]+inc" office:value-type="float" office:value="0.992431640625" calcext:value-type="float">
            <text:p>0,992431640625</text:p>
          </table:table-cell>
          <table:table-cell table:number-columns-repeated="5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B814]+inc" office:value-type="float" office:value="0.99365234375" calcext:value-type="float">
            <text:p>0,99365234375</text:p>
          </table:table-cell>
          <table:table-cell table:number-columns-repeated="5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B815]+inc" office:value-type="float" office:value="0.994873046875" calcext:value-type="float">
            <text:p>0,994873046875</text:p>
          </table:table-cell>
          <table:table-cell table:number-columns-repeated="5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B816]+inc" office:value-type="float" office:value="0.99609375" calcext:value-type="float">
            <text:p>0,99609375</text:p>
          </table:table-cell>
          <table:table-cell table:number-columns-repeated="5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B817]+inc" office:value-type="float" office:value="0.997314453125" calcext:value-type="float">
            <text:p>0,997314453125</text:p>
          </table:table-cell>
          <table:table-cell table:number-columns-repeated="5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B818]+inc" office:value-type="float" office:value="0.99853515625" calcext:value-type="float">
            <text:p>0,99853515625</text:p>
          </table:table-cell>
          <table:table-cell table:number-columns-repeated="5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B819]+inc" office:value-type="float" office:value="0.999755859375" calcext:value-type="float">
            <text:p>0,999755859375</text:p>
          </table:table-cell>
          <table:table-cell table:number-columns-repeated="5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B820]+inc" office:value-type="float" office:value="1.0009765625" calcext:value-type="float">
            <text:p>1,0009765625</text:p>
          </table:table-cell>
          <table:table-cell table:number-columns-repeated="5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B821]+inc" office:value-type="float" office:value="1.002197265625" calcext:value-type="float">
            <text:p>1,002197265625</text:p>
          </table:table-cell>
          <table:table-cell table:number-columns-repeated="5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B822]+inc" office:value-type="float" office:value="1.00341796875" calcext:value-type="float">
            <text:p>1,00341796875</text:p>
          </table:table-cell>
          <table:table-cell table:number-columns-repeated="5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B823]+inc" office:value-type="float" office:value="1.004638671875" calcext:value-type="float">
            <text:p>1,004638671875</text:p>
          </table:table-cell>
          <table:table-cell table:number-columns-repeated="5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B824]+inc" office:value-type="float" office:value="1.005859375" calcext:value-type="float">
            <text:p>1,005859375</text:p>
          </table:table-cell>
          <table:table-cell table:number-columns-repeated="5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B825]+inc" office:value-type="float" office:value="1.007080078125" calcext:value-type="float">
            <text:p>1,007080078125</text:p>
          </table:table-cell>
          <table:table-cell table:number-columns-repeated="5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B826]+inc" office:value-type="float" office:value="1.00830078125" calcext:value-type="float">
            <text:p>1,00830078125</text:p>
          </table:table-cell>
          <table:table-cell table:number-columns-repeated="5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B827]+inc" office:value-type="float" office:value="1.009521484375" calcext:value-type="float">
            <text:p>1,009521484375</text:p>
          </table:table-cell>
          <table:table-cell table:number-columns-repeated="5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B828]+inc" office:value-type="float" office:value="1.0107421875" calcext:value-type="float">
            <text:p>1,0107421875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B829]+inc" office:value-type="float" office:value="1.011962890625" calcext:value-type="float">
            <text:p>1,011962890625</text:p>
          </table:table-cell>
          <table:table-cell table:number-columns-repeated="5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B830]+inc" office:value-type="float" office:value="1.01318359375" calcext:value-type="float">
            <text:p>1,01318359375</text:p>
          </table:table-cell>
          <table:table-cell table:number-columns-repeated="5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B831]+inc" office:value-type="float" office:value="1.014404296875" calcext:value-type="float">
            <text:p>1,014404296875</text:p>
          </table:table-cell>
          <table:table-cell table:number-columns-repeated="5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B832]+inc" office:value-type="float" office:value="1.015625" calcext:value-type="float">
            <text:p>1,015625</text:p>
          </table:table-cell>
          <table:table-cell table:number-columns-repeated="5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B833]+inc" office:value-type="float" office:value="1.016845703125" calcext:value-type="float">
            <text:p>1,016845703125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B834]+inc" office:value-type="float" office:value="1.01806640625" calcext:value-type="float">
            <text:p>1,01806640625</text:p>
          </table:table-cell>
          <table:table-cell table:number-columns-repeated="5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B835]+inc" office:value-type="float" office:value="1.019287109375" calcext:value-type="float">
            <text:p>1,019287109375</text:p>
          </table:table-cell>
          <table:table-cell table:number-columns-repeated="5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B836]+inc" office:value-type="float" office:value="1.0205078125" calcext:value-type="float">
            <text:p>1,0205078125</text:p>
          </table:table-cell>
          <table:table-cell table:number-columns-repeated="5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B837]+inc" office:value-type="float" office:value="1.021728515625" calcext:value-type="float">
            <text:p>1,021728515625</text:p>
          </table:table-cell>
          <table:table-cell table:number-columns-repeated="5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B838]+inc" office:value-type="float" office:value="1.02294921875" calcext:value-type="float">
            <text:p>1,02294921875</text:p>
          </table:table-cell>
          <table:table-cell table:number-columns-repeated="5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B839]+inc" office:value-type="float" office:value="1.024169921875" calcext:value-type="float">
            <text:p>1,024169921875</text:p>
          </table:table-cell>
          <table:table-cell table:number-columns-repeated="5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B840]+inc" office:value-type="float" office:value="1.025390625" calcext:value-type="float">
            <text:p>1,025390625</text:p>
          </table:table-cell>
          <table:table-cell table:number-columns-repeated="5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B841]+inc" office:value-type="float" office:value="1.026611328125" calcext:value-type="float">
            <text:p>1,026611328125</text:p>
          </table:table-cell>
          <table:table-cell table:number-columns-repeated="5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B842]+inc" office:value-type="float" office:value="1.02783203125" calcext:value-type="float">
            <text:p>1,02783203125</text:p>
          </table:table-cell>
          <table:table-cell table:number-columns-repeated="5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B843]+inc" office:value-type="float" office:value="1.029052734375" calcext:value-type="float">
            <text:p>1,029052734375</text:p>
          </table:table-cell>
          <table:table-cell table:number-columns-repeated="5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B844]+inc" office:value-type="float" office:value="1.0302734375" calcext:value-type="float">
            <text:p>1,0302734375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B845]+inc" office:value-type="float" office:value="1.031494140625" calcext:value-type="float">
            <text:p>1,031494140625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B846]+inc" office:value-type="float" office:value="1.03271484375" calcext:value-type="float">
            <text:p>1,03271484375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B847]+inc" office:value-type="float" office:value="1.033935546875" calcext:value-type="float">
            <text:p>1,033935546875</text:p>
          </table:table-cell>
          <table:table-cell table:number-columns-repeated="5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B848]+inc" office:value-type="float" office:value="1.03515625" calcext:value-type="float">
            <text:p>1,03515625</text:p>
          </table:table-cell>
          <table:table-cell table:number-columns-repeated="5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B849]+inc" office:value-type="float" office:value="1.036376953125" calcext:value-type="float">
            <text:p>1,036376953125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B850]+inc" office:value-type="float" office:value="1.03759765625" calcext:value-type="float">
            <text:p>1,03759765625</text:p>
          </table:table-cell>
          <table:table-cell table:number-columns-repeated="5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B851]+inc" office:value-type="float" office:value="1.038818359375" calcext:value-type="float">
            <text:p>1,038818359375</text:p>
          </table:table-cell>
          <table:table-cell table:number-columns-repeated="5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B852]+inc" office:value-type="float" office:value="1.0400390625" calcext:value-type="float">
            <text:p>1,0400390625</text:p>
          </table:table-cell>
          <table:table-cell table:number-columns-repeated="5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B853]+inc" office:value-type="float" office:value="1.041259765625" calcext:value-type="float">
            <text:p>1,041259765625</text:p>
          </table:table-cell>
          <table:table-cell table:number-columns-repeated="5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B854]+inc" office:value-type="float" office:value="1.04248046875" calcext:value-type="float">
            <text:p>1,04248046875</text:p>
          </table:table-cell>
          <table:table-cell table:number-columns-repeated="5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B855]+inc" office:value-type="float" office:value="1.043701171875" calcext:value-type="float">
            <text:p>1,043701171875</text:p>
          </table:table-cell>
          <table:table-cell table:number-columns-repeated="5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B856]+inc" office:value-type="float" office:value="1.044921875" calcext:value-type="float">
            <text:p>1,044921875</text:p>
          </table:table-cell>
          <table:table-cell table:number-columns-repeated="5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B857]+inc" office:value-type="float" office:value="1.046142578125" calcext:value-type="float">
            <text:p>1,046142578125</text:p>
          </table:table-cell>
          <table:table-cell table:number-columns-repeated="5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B858]+inc" office:value-type="float" office:value="1.04736328125" calcext:value-type="float">
            <text:p>1,04736328125</text:p>
          </table:table-cell>
          <table:table-cell table:number-columns-repeated="5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B859]+inc" office:value-type="float" office:value="1.048583984375" calcext:value-type="float">
            <text:p>1,048583984375</text:p>
          </table:table-cell>
          <table:table-cell table:number-columns-repeated="5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B860]+inc" office:value-type="float" office:value="1.0498046875" calcext:value-type="float">
            <text:p>1,0498046875</text:p>
          </table:table-cell>
          <table:table-cell table:number-columns-repeated="5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B861]+inc" office:value-type="float" office:value="1.051025390625" calcext:value-type="float">
            <text:p>1,051025390625</text:p>
          </table:table-cell>
          <table:table-cell table:number-columns-repeated="5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B862]+inc" office:value-type="float" office:value="1.05224609375" calcext:value-type="float">
            <text:p>1,05224609375</text:p>
          </table:table-cell>
          <table:table-cell table:number-columns-repeated="5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B863]+inc" office:value-type="float" office:value="1.053466796875" calcext:value-type="float">
            <text:p>1,053466796875</text:p>
          </table:table-cell>
          <table:table-cell table:number-columns-repeated="5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B864]+inc" office:value-type="float" office:value="1.0546875" calcext:value-type="float">
            <text:p>1,0546875</text:p>
          </table:table-cell>
          <table:table-cell table:number-columns-repeated="5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B865]+inc" office:value-type="float" office:value="1.055908203125" calcext:value-type="float">
            <text:p>1,055908203125</text:p>
          </table:table-cell>
          <table:table-cell table:number-columns-repeated="5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B866]+inc" office:value-type="float" office:value="1.05712890625" calcext:value-type="float">
            <text:p>1,05712890625</text:p>
          </table:table-cell>
          <table:table-cell table:number-columns-repeated="5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B867]+inc" office:value-type="float" office:value="1.058349609375" calcext:value-type="float">
            <text:p>1,058349609375</text:p>
          </table:table-cell>
          <table:table-cell table:number-columns-repeated="5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B868]+inc" office:value-type="float" office:value="1.0595703125" calcext:value-type="float">
            <text:p>1,0595703125</text:p>
          </table:table-cell>
          <table:table-cell table:number-columns-repeated="5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B869]+inc" office:value-type="float" office:value="1.060791015625" calcext:value-type="float">
            <text:p>1,060791015625</text:p>
          </table:table-cell>
          <table:table-cell table:number-columns-repeated="5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B870]+inc" office:value-type="float" office:value="1.06201171875" calcext:value-type="float">
            <text:p>1,06201171875</text:p>
          </table:table-cell>
          <table:table-cell table:number-columns-repeated="5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B871]+inc" office:value-type="float" office:value="1.063232421875" calcext:value-type="float">
            <text:p>1,063232421875</text:p>
          </table:table-cell>
          <table:table-cell table:number-columns-repeated="5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B872]+inc" office:value-type="float" office:value="1.064453125" calcext:value-type="float">
            <text:p>1,064453125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B873]+inc" office:value-type="float" office:value="1.065673828125" calcext:value-type="float">
            <text:p>1,065673828125</text:p>
          </table:table-cell>
          <table:table-cell table:number-columns-repeated="5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B874]+inc" office:value-type="float" office:value="1.06689453125" calcext:value-type="float">
            <text:p>1,06689453125</text:p>
          </table:table-cell>
          <table:table-cell table:number-columns-repeated="5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B875]+inc" office:value-type="float" office:value="1.068115234375" calcext:value-type="float">
            <text:p>1,068115234375</text:p>
          </table:table-cell>
          <table:table-cell table:number-columns-repeated="5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B876]+inc" office:value-type="float" office:value="1.0693359375" calcext:value-type="float">
            <text:p>1,0693359375</text:p>
          </table:table-cell>
          <table:table-cell table:number-columns-repeated="5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B877]+inc" office:value-type="float" office:value="1.070556640625" calcext:value-type="float">
            <text:p>1,070556640625</text:p>
          </table:table-cell>
          <table:table-cell table:number-columns-repeated="5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B878]+inc" office:value-type="float" office:value="1.07177734375" calcext:value-type="float">
            <text:p>1,07177734375</text:p>
          </table:table-cell>
          <table:table-cell table:number-columns-repeated="5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B879]+inc" office:value-type="float" office:value="1.072998046875" calcext:value-type="float">
            <text:p>1,072998046875</text:p>
          </table:table-cell>
          <table:table-cell table:number-columns-repeated="5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B880]+inc" office:value-type="float" office:value="1.07421875" calcext:value-type="float">
            <text:p>1,07421875</text:p>
          </table:table-cell>
          <table:table-cell table:number-columns-repeated="5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B881]+inc" office:value-type="float" office:value="1.075439453125" calcext:value-type="float">
            <text:p>1,075439453125</text:p>
          </table:table-cell>
          <table:table-cell table:number-columns-repeated="5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B882]+inc" office:value-type="float" office:value="1.07666015625" calcext:value-type="float">
            <text:p>1,07666015625</text:p>
          </table:table-cell>
          <table:table-cell table:number-columns-repeated="5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B883]+inc" office:value-type="float" office:value="1.077880859375" calcext:value-type="float">
            <text:p>1,077880859375</text:p>
          </table:table-cell>
          <table:table-cell table:number-columns-repeated="5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B884]+inc" office:value-type="float" office:value="1.0791015625" calcext:value-type="float">
            <text:p>1,0791015625</text:p>
          </table:table-cell>
          <table:table-cell table:number-columns-repeated="5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B885]+inc" office:value-type="float" office:value="1.080322265625" calcext:value-type="float">
            <text:p>1,080322265625</text:p>
          </table:table-cell>
          <table:table-cell table:number-columns-repeated="5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B886]+inc" office:value-type="float" office:value="1.08154296875" calcext:value-type="float">
            <text:p>1,08154296875</text:p>
          </table:table-cell>
          <table:table-cell table:number-columns-repeated="5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B887]+inc" office:value-type="float" office:value="1.082763671875" calcext:value-type="float">
            <text:p>1,082763671875</text:p>
          </table:table-cell>
          <table:table-cell table:number-columns-repeated="5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B888]+inc" office:value-type="float" office:value="1.083984375" calcext:value-type="float">
            <text:p>1,083984375</text:p>
          </table:table-cell>
          <table:table-cell table:number-columns-repeated="5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B889]+inc" office:value-type="float" office:value="1.085205078125" calcext:value-type="float">
            <text:p>1,085205078125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B890]+inc" office:value-type="float" office:value="1.08642578125" calcext:value-type="float">
            <text:p>1,08642578125</text:p>
          </table:table-cell>
          <table:table-cell table:number-columns-repeated="5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B891]+inc" office:value-type="float" office:value="1.087646484375" calcext:value-type="float">
            <text:p>1,087646484375</text:p>
          </table:table-cell>
          <table:table-cell table:number-columns-repeated="5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B892]+inc" office:value-type="float" office:value="1.0888671875" calcext:value-type="float">
            <text:p>1,0888671875</text:p>
          </table:table-cell>
          <table:table-cell table:number-columns-repeated="5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B893]+inc" office:value-type="float" office:value="1.090087890625" calcext:value-type="float">
            <text:p>1,090087890625</text:p>
          </table:table-cell>
          <table:table-cell table:number-columns-repeated="5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B894]+inc" office:value-type="float" office:value="1.09130859375" calcext:value-type="float">
            <text:p>1,09130859375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B895]+inc" office:value-type="float" office:value="1.092529296875" calcext:value-type="float">
            <text:p>1,092529296875</text:p>
          </table:table-cell>
          <table:table-cell table:number-columns-repeated="5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B896]+inc" office:value-type="float" office:value="1.09375" calcext:value-type="float">
            <text:p>1,09375</text:p>
          </table:table-cell>
          <table:table-cell table:number-columns-repeated="5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B897]+inc" office:value-type="float" office:value="1.094970703125" calcext:value-type="float">
            <text:p>1,094970703125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B898]+inc" office:value-type="float" office:value="1.09619140625" calcext:value-type="float">
            <text:p>1,09619140625</text:p>
          </table:table-cell>
          <table:table-cell table:number-columns-repeated="5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B899]+inc" office:value-type="float" office:value="1.097412109375" calcext:value-type="float">
            <text:p>1,097412109375</text:p>
          </table:table-cell>
          <table:table-cell table:number-columns-repeated="5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B900]+inc" office:value-type="float" office:value="1.0986328125" calcext:value-type="float">
            <text:p>1,0986328125</text:p>
          </table:table-cell>
          <table:table-cell table:number-columns-repeated="5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B901]+inc" office:value-type="float" office:value="1.099853515625" calcext:value-type="float">
            <text:p>1,099853515625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B902]+inc" office:value-type="float" office:value="1.10107421875" calcext:value-type="float">
            <text:p>1,10107421875</text:p>
          </table:table-cell>
          <table:table-cell table:number-columns-repeated="5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B903]+inc" office:value-type="float" office:value="1.102294921875" calcext:value-type="float">
            <text:p>1,102294921875</text:p>
          </table:table-cell>
          <table:table-cell table:number-columns-repeated="5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B904]+inc" office:value-type="float" office:value="1.103515625" calcext:value-type="float">
            <text:p>1,103515625</text:p>
          </table:table-cell>
          <table:table-cell table:number-columns-repeated="5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B905]+inc" office:value-type="float" office:value="1.104736328125" calcext:value-type="float">
            <text:p>1,104736328125</text:p>
          </table:table-cell>
          <table:table-cell table:number-columns-repeated="5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B906]+inc" office:value-type="float" office:value="1.10595703125" calcext:value-type="float">
            <text:p>1,10595703125</text:p>
          </table:table-cell>
          <table:table-cell table:number-columns-repeated="5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B907]+inc" office:value-type="float" office:value="1.107177734375" calcext:value-type="float">
            <text:p>1,107177734375</text:p>
          </table:table-cell>
          <table:table-cell table:number-columns-repeated="5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B908]+inc" office:value-type="float" office:value="1.1083984375" calcext:value-type="float">
            <text:p>1,1083984375</text:p>
          </table:table-cell>
          <table:table-cell table:number-columns-repeated="5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B909]+inc" office:value-type="float" office:value="1.109619140625" calcext:value-type="float">
            <text:p>1,109619140625</text:p>
          </table:table-cell>
          <table:table-cell table:number-columns-repeated="5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B910]+inc" office:value-type="float" office:value="1.11083984375" calcext:value-type="float">
            <text:p>1,11083984375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B911]+inc" office:value-type="float" office:value="1.112060546875" calcext:value-type="float">
            <text:p>1,112060546875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B912]+inc" office:value-type="float" office:value="1.11328125" calcext:value-type="float">
            <text:p>1,11328125</text:p>
          </table:table-cell>
          <table:table-cell table:number-columns-repeated="5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B913]+inc" office:value-type="float" office:value="1.114501953125" calcext:value-type="float">
            <text:p>1,114501953125</text:p>
          </table:table-cell>
          <table:table-cell table:number-columns-repeated="5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B914]+inc" office:value-type="float" office:value="1.11572265625" calcext:value-type="float">
            <text:p>1,11572265625</text:p>
          </table:table-cell>
          <table:table-cell table:number-columns-repeated="5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B915]+inc" office:value-type="float" office:value="1.116943359375" calcext:value-type="float">
            <text:p>1,116943359375</text:p>
          </table:table-cell>
          <table:table-cell table:number-columns-repeated="5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B916]+inc" office:value-type="float" office:value="1.1181640625" calcext:value-type="float">
            <text:p>1,1181640625</text:p>
          </table:table-cell>
          <table:table-cell table:number-columns-repeated="5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B917]+inc" office:value-type="float" office:value="1.119384765625" calcext:value-type="float">
            <text:p>1,119384765625</text:p>
          </table:table-cell>
          <table:table-cell table:number-columns-repeated="5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B918]+inc" office:value-type="float" office:value="1.12060546875" calcext:value-type="float">
            <text:p>1,12060546875</text:p>
          </table:table-cell>
          <table:table-cell table:number-columns-repeated="5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B919]+inc" office:value-type="float" office:value="1.121826171875" calcext:value-type="float">
            <text:p>1,121826171875</text:p>
          </table:table-cell>
          <table:table-cell table:number-columns-repeated="5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B920]+inc" office:value-type="float" office:value="1.123046875" calcext:value-type="float">
            <text:p>1,123046875</text:p>
          </table:table-cell>
          <table:table-cell table:number-columns-repeated="5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B921]+inc" office:value-type="float" office:value="1.124267578125" calcext:value-type="float">
            <text:p>1,124267578125</text:p>
          </table:table-cell>
          <table:table-cell table:number-columns-repeated="5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B922]+inc" office:value-type="float" office:value="1.12548828125" calcext:value-type="float">
            <text:p>1,12548828125</text:p>
          </table:table-cell>
          <table:table-cell table:number-columns-repeated="5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B923]+inc" office:value-type="float" office:value="1.126708984375" calcext:value-type="float">
            <text:p>1,126708984375</text:p>
          </table:table-cell>
          <table:table-cell table:number-columns-repeated="5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B924]+inc" office:value-type="float" office:value="1.1279296875" calcext:value-type="float">
            <text:p>1,1279296875</text:p>
          </table:table-cell>
          <table:table-cell table:number-columns-repeated="5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B925]+inc" office:value-type="float" office:value="1.129150390625" calcext:value-type="float">
            <text:p>1,129150390625</text:p>
          </table:table-cell>
          <table:table-cell table:number-columns-repeated="5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B926]+inc" office:value-type="float" office:value="1.13037109375" calcext:value-type="float">
            <text:p>1,13037109375</text:p>
          </table:table-cell>
          <table:table-cell table:number-columns-repeated="5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B927]+inc" office:value-type="float" office:value="1.131591796875" calcext:value-type="float">
            <text:p>1,131591796875</text:p>
          </table:table-cell>
          <table:table-cell table:number-columns-repeated="5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B928]+inc" office:value-type="float" office:value="1.1328125" calcext:value-type="float">
            <text:p>1,1328125</text:p>
          </table:table-cell>
          <table:table-cell table:number-columns-repeated="5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B929]+inc" office:value-type="float" office:value="1.134033203125" calcext:value-type="float">
            <text:p>1,134033203125</text:p>
          </table:table-cell>
          <table:table-cell table:number-columns-repeated="5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B930]+inc" office:value-type="float" office:value="1.13525390625" calcext:value-type="float">
            <text:p>1,13525390625</text:p>
          </table:table-cell>
          <table:table-cell table:number-columns-repeated="5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B931]+inc" office:value-type="float" office:value="1.136474609375" calcext:value-type="float">
            <text:p>1,136474609375</text:p>
          </table:table-cell>
          <table:table-cell table:number-columns-repeated="5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B932]+inc" office:value-type="float" office:value="1.1376953125" calcext:value-type="float">
            <text:p>1,1376953125</text:p>
          </table:table-cell>
          <table:table-cell table:number-columns-repeated="5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B933]+inc" office:value-type="float" office:value="1.138916015625" calcext:value-type="float">
            <text:p>1,138916015625</text:p>
          </table:table-cell>
          <table:table-cell table:number-columns-repeated="5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B934]+inc" office:value-type="float" office:value="1.14013671875" calcext:value-type="float">
            <text:p>1,14013671875</text:p>
          </table:table-cell>
          <table:table-cell table:number-columns-repeated="5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B935]+inc" office:value-type="float" office:value="1.141357421875" calcext:value-type="float">
            <text:p>1,141357421875</text:p>
          </table:table-cell>
          <table:table-cell table:number-columns-repeated="5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B936]+inc" office:value-type="float" office:value="1.142578125" calcext:value-type="float">
            <text:p>1,142578125</text:p>
          </table:table-cell>
          <table:table-cell table:number-columns-repeated="5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B937]+inc" office:value-type="float" office:value="1.143798828125" calcext:value-type="float">
            <text:p>1,143798828125</text:p>
          </table:table-cell>
          <table:table-cell table:number-columns-repeated="5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B938]+inc" office:value-type="float" office:value="1.14501953125" calcext:value-type="float">
            <text:p>1,14501953125</text:p>
          </table:table-cell>
          <table:table-cell table:number-columns-repeated="5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B939]+inc" office:value-type="float" office:value="1.146240234375" calcext:value-type="float">
            <text:p>1,146240234375</text:p>
          </table:table-cell>
          <table:table-cell table:number-columns-repeated="5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B940]+inc" office:value-type="float" office:value="1.1474609375" calcext:value-type="float">
            <text:p>1,1474609375</text:p>
          </table:table-cell>
          <table:table-cell table:number-columns-repeated="5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B941]+inc" office:value-type="float" office:value="1.148681640625" calcext:value-type="float">
            <text:p>1,148681640625</text:p>
          </table:table-cell>
          <table:table-cell table:number-columns-repeated="5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B942]+inc" office:value-type="float" office:value="1.14990234375" calcext:value-type="float">
            <text:p>1,14990234375</text:p>
          </table:table-cell>
          <table:table-cell table:number-columns-repeated="5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B943]+inc" office:value-type="float" office:value="1.151123046875" calcext:value-type="float">
            <text:p>1,151123046875</text:p>
          </table:table-cell>
          <table:table-cell table:number-columns-repeated="5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B944]+inc" office:value-type="float" office:value="1.15234375" calcext:value-type="float">
            <text:p>1,15234375</text:p>
          </table:table-cell>
          <table:table-cell table:number-columns-repeated="5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B945]+inc" office:value-type="float" office:value="1.153564453125" calcext:value-type="float">
            <text:p>1,153564453125</text:p>
          </table:table-cell>
          <table:table-cell table:number-columns-repeated="5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B946]+inc" office:value-type="float" office:value="1.15478515625" calcext:value-type="float">
            <text:p>1,15478515625</text:p>
          </table:table-cell>
          <table:table-cell table:number-columns-repeated="5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B947]+inc" office:value-type="float" office:value="1.156005859375" calcext:value-type="float">
            <text:p>1,156005859375</text:p>
          </table:table-cell>
          <table:table-cell table:number-columns-repeated="5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B948]+inc" office:value-type="float" office:value="1.1572265625" calcext:value-type="float">
            <text:p>1,1572265625</text:p>
          </table:table-cell>
          <table:table-cell table:number-columns-repeated="5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B949]+inc" office:value-type="float" office:value="1.158447265625" calcext:value-type="float">
            <text:p>1,158447265625</text:p>
          </table:table-cell>
          <table:table-cell table:number-columns-repeated="5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B950]+inc" office:value-type="float" office:value="1.15966796875" calcext:value-type="float">
            <text:p>1,15966796875</text:p>
          </table:table-cell>
          <table:table-cell table:number-columns-repeated="5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B951]+inc" office:value-type="float" office:value="1.160888671875" calcext:value-type="float">
            <text:p>1,160888671875</text:p>
          </table:table-cell>
          <table:table-cell table:number-columns-repeated="5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B952]+inc" office:value-type="float" office:value="1.162109375" calcext:value-type="float">
            <text:p>1,162109375</text:p>
          </table:table-cell>
          <table:table-cell table:number-columns-repeated="5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B953]+inc" office:value-type="float" office:value="1.163330078125" calcext:value-type="float">
            <text:p>1,163330078125</text:p>
          </table:table-cell>
          <table:table-cell table:number-columns-repeated="5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B954]+inc" office:value-type="float" office:value="1.16455078125" calcext:value-type="float">
            <text:p>1,16455078125</text:p>
          </table:table-cell>
          <table:table-cell table:number-columns-repeated="5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B955]+inc" office:value-type="float" office:value="1.165771484375" calcext:value-type="float">
            <text:p>1,165771484375</text:p>
          </table:table-cell>
          <table:table-cell table:number-columns-repeated="5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B956]+inc" office:value-type="float" office:value="1.1669921875" calcext:value-type="float">
            <text:p>1,1669921875</text:p>
          </table:table-cell>
          <table:table-cell table:number-columns-repeated="5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B957]+inc" office:value-type="float" office:value="1.168212890625" calcext:value-type="float">
            <text:p>1,168212890625</text:p>
          </table:table-cell>
          <table:table-cell table:number-columns-repeated="5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B958]+inc" office:value-type="float" office:value="1.16943359375" calcext:value-type="float">
            <text:p>1,16943359375</text:p>
          </table:table-cell>
          <table:table-cell table:number-columns-repeated="5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B959]+inc" office:value-type="float" office:value="1.170654296875" calcext:value-type="float">
            <text:p>1,170654296875</text:p>
          </table:table-cell>
          <table:table-cell table:number-columns-repeated="5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B960]+inc" office:value-type="float" office:value="1.171875" calcext:value-type="float">
            <text:p>1,171875</text:p>
          </table:table-cell>
          <table:table-cell table:number-columns-repeated="5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B961]+inc" office:value-type="float" office:value="1.173095703125" calcext:value-type="float">
            <text:p>1,173095703125</text:p>
          </table:table-cell>
          <table:table-cell table:number-columns-repeated="5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B962]+inc" office:value-type="float" office:value="1.17431640625" calcext:value-type="float">
            <text:p>1,17431640625</text:p>
          </table:table-cell>
          <table:table-cell table:number-columns-repeated="5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B963]+inc" office:value-type="float" office:value="1.175537109375" calcext:value-type="float">
            <text:p>1,175537109375</text:p>
          </table:table-cell>
          <table:table-cell table:number-columns-repeated="5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B964]+inc" office:value-type="float" office:value="1.1767578125" calcext:value-type="float">
            <text:p>1,1767578125</text:p>
          </table:table-cell>
          <table:table-cell table:number-columns-repeated="5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B965]+inc" office:value-type="float" office:value="1.177978515625" calcext:value-type="float">
            <text:p>1,177978515625</text:p>
          </table:table-cell>
          <table:table-cell table:number-columns-repeated="5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B966]+inc" office:value-type="float" office:value="1.17919921875" calcext:value-type="float">
            <text:p>1,17919921875</text:p>
          </table:table-cell>
          <table:table-cell table:number-columns-repeated="5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B967]+inc" office:value-type="float" office:value="1.180419921875" calcext:value-type="float">
            <text:p>1,180419921875</text:p>
          </table:table-cell>
          <table:table-cell table:number-columns-repeated="5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B968]+inc" office:value-type="float" office:value="1.181640625" calcext:value-type="float">
            <text:p>1,181640625</text:p>
          </table:table-cell>
          <table:table-cell table:number-columns-repeated="5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B969]+inc" office:value-type="float" office:value="1.182861328125" calcext:value-type="float">
            <text:p>1,182861328125</text:p>
          </table:table-cell>
          <table:table-cell table:number-columns-repeated="5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B970]+inc" office:value-type="float" office:value="1.18408203125" calcext:value-type="float">
            <text:p>1,18408203125</text:p>
          </table:table-cell>
          <table:table-cell table:number-columns-repeated="5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B971]+inc" office:value-type="float" office:value="1.185302734375" calcext:value-type="float">
            <text:p>1,185302734375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B972]+inc" office:value-type="float" office:value="1.1865234375" calcext:value-type="float">
            <text:p>1,1865234375</text:p>
          </table:table-cell>
          <table:table-cell table:number-columns-repeated="5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B973]+inc" office:value-type="float" office:value="1.187744140625" calcext:value-type="float">
            <text:p>1,187744140625</text:p>
          </table:table-cell>
          <table:table-cell table:number-columns-repeated="5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B974]+inc" office:value-type="float" office:value="1.18896484375" calcext:value-type="float">
            <text:p>1,18896484375</text:p>
          </table:table-cell>
          <table:table-cell table:number-columns-repeated="5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B975]+inc" office:value-type="float" office:value="1.190185546875" calcext:value-type="float">
            <text:p>1,190185546875</text:p>
          </table:table-cell>
          <table:table-cell table:number-columns-repeated="5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B976]+inc" office:value-type="float" office:value="1.19140625" calcext:value-type="float">
            <text:p>1,19140625</text:p>
          </table:table-cell>
          <table:table-cell table:number-columns-repeated="5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B977]+inc" office:value-type="float" office:value="1.192626953125" calcext:value-type="float">
            <text:p>1,192626953125</text:p>
          </table:table-cell>
          <table:table-cell table:number-columns-repeated="5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B978]+inc" office:value-type="float" office:value="1.19384765625" calcext:value-type="float">
            <text:p>1,19384765625</text:p>
          </table:table-cell>
          <table:table-cell table:number-columns-repeated="5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B979]+inc" office:value-type="float" office:value="1.195068359375" calcext:value-type="float">
            <text:p>1,195068359375</text:p>
          </table:table-cell>
          <table:table-cell table:number-columns-repeated="5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B980]+inc" office:value-type="float" office:value="1.1962890625" calcext:value-type="float">
            <text:p>1,1962890625</text:p>
          </table:table-cell>
          <table:table-cell table:number-columns-repeated="5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B981]+inc" office:value-type="float" office:value="1.197509765625" calcext:value-type="float">
            <text:p>1,197509765625</text:p>
          </table:table-cell>
          <table:table-cell table:number-columns-repeated="5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B982]+inc" office:value-type="float" office:value="1.19873046875" calcext:value-type="float">
            <text:p>1,19873046875</text:p>
          </table:table-cell>
          <table:table-cell table:number-columns-repeated="5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B983]+inc" office:value-type="float" office:value="1.199951171875" calcext:value-type="float">
            <text:p>1,199951171875</text:p>
          </table:table-cell>
          <table:table-cell table:number-columns-repeated="5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B984]+inc" office:value-type="float" office:value="1.201171875" calcext:value-type="float">
            <text:p>1,201171875</text:p>
          </table:table-cell>
          <table:table-cell table:number-columns-repeated="5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B985]+inc" office:value-type="float" office:value="1.202392578125" calcext:value-type="float">
            <text:p>1,202392578125</text:p>
          </table:table-cell>
          <table:table-cell table:number-columns-repeated="5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B986]+inc" office:value-type="float" office:value="1.20361328125" calcext:value-type="float">
            <text:p>1,20361328125</text:p>
          </table:table-cell>
          <table:table-cell table:number-columns-repeated="5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B987]+inc" office:value-type="float" office:value="1.204833984375" calcext:value-type="float">
            <text:p>1,204833984375</text:p>
          </table:table-cell>
          <table:table-cell table:number-columns-repeated="5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B988]+inc" office:value-type="float" office:value="1.2060546875" calcext:value-type="float">
            <text:p>1,2060546875</text:p>
          </table:table-cell>
          <table:table-cell table:number-columns-repeated="5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B989]+inc" office:value-type="float" office:value="1.207275390625" calcext:value-type="float">
            <text:p>1,207275390625</text:p>
          </table:table-cell>
          <table:table-cell table:number-columns-repeated="5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B990]+inc" office:value-type="float" office:value="1.20849609375" calcext:value-type="float">
            <text:p>1,20849609375</text:p>
          </table:table-cell>
          <table:table-cell table:number-columns-repeated="5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B991]+inc" office:value-type="float" office:value="1.209716796875" calcext:value-type="float">
            <text:p>1,209716796875</text:p>
          </table:table-cell>
          <table:table-cell table:number-columns-repeated="5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B992]+inc" office:value-type="float" office:value="1.2109375" calcext:value-type="float">
            <text:p>1,2109375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B993]+inc" office:value-type="float" office:value="1.212158203125" calcext:value-type="float">
            <text:p>1,212158203125</text:p>
          </table:table-cell>
          <table:table-cell table:number-columns-repeated="5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B994]+inc" office:value-type="float" office:value="1.21337890625" calcext:value-type="float">
            <text:p>1,21337890625</text:p>
          </table:table-cell>
          <table:table-cell table:number-columns-repeated="5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B995]+inc" office:value-type="float" office:value="1.214599609375" calcext:value-type="float">
            <text:p>1,214599609375</text:p>
          </table:table-cell>
          <table:table-cell table:number-columns-repeated="5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B996]+inc" office:value-type="float" office:value="1.2158203125" calcext:value-type="float">
            <text:p>1,2158203125</text:p>
          </table:table-cell>
          <table:table-cell table:number-columns-repeated="5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B997]+inc" office:value-type="float" office:value="1.217041015625" calcext:value-type="float">
            <text:p>1,217041015625</text:p>
          </table:table-cell>
          <table:table-cell table:number-columns-repeated="5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B998]+inc" office:value-type="float" office:value="1.21826171875" calcext:value-type="float">
            <text:p>1,21826171875</text:p>
          </table:table-cell>
          <table:table-cell table:number-columns-repeated="5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B999]+inc" office:value-type="float" office:value="1.219482421875" calcext:value-type="float">
            <text:p>1,219482421875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B1000]+inc" office:value-type="float" office:value="1.220703125" calcext:value-type="float">
            <text:p>1,220703125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formula="of:=[.B1001]+inc" office:value-type="float" office:value="1.221923828125" calcext:value-type="float">
            <text:p>1,221923828125</text:p>
          </table:table-cell>
          <table:table-cell table:number-columns-repeated="5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formula="of:=[.B1002]+inc" office:value-type="float" office:value="1.22314453125" calcext:value-type="float">
            <text:p>1,22314453125</text:p>
          </table:table-cell>
          <table:table-cell table:number-columns-repeated="5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formula="of:=[.B1003]+inc" office:value-type="float" office:value="1.224365234375" calcext:value-type="float">
            <text:p>1,224365234375</text:p>
          </table:table-cell>
          <table:table-cell table:number-columns-repeated="5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formula="of:=[.B1004]+inc" office:value-type="float" office:value="1.2255859375" calcext:value-type="float">
            <text:p>1,2255859375</text:p>
          </table:table-cell>
          <table:table-cell table:number-columns-repeated="5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formula="of:=[.B1005]+inc" office:value-type="float" office:value="1.226806640625" calcext:value-type="float">
            <text:p>1,226806640625</text:p>
          </table:table-cell>
          <table:table-cell table:number-columns-repeated="5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formula="of:=[.B1006]+inc" office:value-type="float" office:value="1.22802734375" calcext:value-type="float">
            <text:p>1,22802734375</text:p>
          </table:table-cell>
          <table:table-cell table:number-columns-repeated="5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formula="of:=[.B1007]+inc" office:value-type="float" office:value="1.229248046875" calcext:value-type="float">
            <text:p>1,229248046875</text:p>
          </table:table-cell>
          <table:table-cell table:number-columns-repeated="5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formula="of:=[.B1008]+inc" office:value-type="float" office:value="1.23046875" calcext:value-type="float">
            <text:p>1,23046875</text:p>
          </table:table-cell>
          <table:table-cell table:number-columns-repeated="5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formula="of:=[.B1009]+inc" office:value-type="float" office:value="1.231689453125" calcext:value-type="float">
            <text:p>1,231689453125</text:p>
          </table:table-cell>
          <table:table-cell table:number-columns-repeated="5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[.B1010]+inc" office:value-type="float" office:value="1.23291015625" calcext:value-type="float">
            <text:p>1,23291015625</text:p>
          </table:table-cell>
          <table:table-cell table:number-columns-repeated="5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[.B1011]+inc" office:value-type="float" office:value="1.234130859375" calcext:value-type="float">
            <text:p>1,234130859375</text:p>
          </table:table-cell>
          <table:table-cell table:number-columns-repeated="5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formula="of:=[.B1012]+inc" office:value-type="float" office:value="1.2353515625" calcext:value-type="float">
            <text:p>1,2353515625</text:p>
          </table:table-cell>
          <table:table-cell table:number-columns-repeated="5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formula="of:=[.B1013]+inc" office:value-type="float" office:value="1.236572265625" calcext:value-type="float">
            <text:p>1,236572265625</text:p>
          </table:table-cell>
          <table:table-cell table:number-columns-repeated="5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formula="of:=[.B1014]+inc" office:value-type="float" office:value="1.23779296875" calcext:value-type="float">
            <text:p>1,23779296875</text:p>
          </table:table-cell>
          <table:table-cell table:number-columns-repeated="5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formula="of:=[.B1015]+inc" office:value-type="float" office:value="1.239013671875" calcext:value-type="float">
            <text:p>1,239013671875</text:p>
          </table:table-cell>
          <table:table-cell table:number-columns-repeated="5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formula="of:=[.B1016]+inc" office:value-type="float" office:value="1.240234375" calcext:value-type="float">
            <text:p>1,240234375</text:p>
          </table:table-cell>
          <table:table-cell table:number-columns-repeated="5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formula="of:=[.B1017]+inc" office:value-type="float" office:value="1.241455078125" calcext:value-type="float">
            <text:p>1,241455078125</text:p>
          </table:table-cell>
          <table:table-cell table:number-columns-repeated="5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formula="of:=[.B1018]+inc" office:value-type="float" office:value="1.24267578125" calcext:value-type="float">
            <text:p>1,24267578125</text:p>
          </table:table-cell>
          <table:table-cell table:number-columns-repeated="5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formula="of:=[.B1019]+inc" office:value-type="float" office:value="1.243896484375" calcext:value-type="float">
            <text:p>1,243896484375</text:p>
          </table:table-cell>
          <table:table-cell table:number-columns-repeated="5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[.B1020]+inc" office:value-type="float" office:value="1.2451171875" calcext:value-type="float">
            <text:p>1,2451171875</text:p>
          </table:table-cell>
          <table:table-cell table:number-columns-repeated="5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formula="of:=[.B1021]+inc" office:value-type="float" office:value="1.246337890625" calcext:value-type="float">
            <text:p>1,246337890625</text:p>
          </table:table-cell>
          <table:table-cell table:number-columns-repeated="5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formula="of:=[.B1022]+inc" office:value-type="float" office:value="1.24755859375" calcext:value-type="float">
            <text:p>1,24755859375</text:p>
          </table:table-cell>
          <table:table-cell table:number-columns-repeated="5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formula="of:=[.B1023]+inc" office:value-type="float" office:value="1.248779296875" calcext:value-type="float">
            <text:p>1,248779296875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B1024]+inc" office:value-type="float" office:value="1.25" calcext:value-type="float">
            <text:p>1,25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formula="of:=[.B1025]+inc" office:value-type="float" office:value="1.251220703125" calcext:value-type="float">
            <text:p>1,251220703125</text:p>
          </table:table-cell>
          <table:table-cell table:number-columns-repeated="5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formula="of:=[.B1026]+inc" office:value-type="float" office:value="1.25244140625" calcext:value-type="float">
            <text:p>1,25244140625</text:p>
          </table:table-cell>
          <table:table-cell table:number-columns-repeated="5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formula="of:=[.B1027]+inc" office:value-type="float" office:value="1.253662109375" calcext:value-type="float">
            <text:p>1,253662109375</text:p>
          </table:table-cell>
          <table:table-cell table:number-columns-repeated="5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formula="of:=[.B1028]+inc" office:value-type="float" office:value="1.2548828125" calcext:value-type="float">
            <text:p>1,2548828125</text:p>
          </table:table-cell>
          <table:table-cell table:number-columns-repeated="5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formula="of:=[.B1029]+inc" office:value-type="float" office:value="1.256103515625" calcext:value-type="float">
            <text:p>1,256103515625</text:p>
          </table:table-cell>
          <table:table-cell table:number-columns-repeated="5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formula="of:=[.B1030]+inc" office:value-type="float" office:value="1.25732421875" calcext:value-type="float">
            <text:p>1,25732421875</text:p>
          </table:table-cell>
          <table:table-cell table:number-columns-repeated="5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formula="of:=[.B1031]+inc" office:value-type="float" office:value="1.258544921875" calcext:value-type="float">
            <text:p>1,258544921875</text:p>
          </table:table-cell>
          <table:table-cell table:number-columns-repeated="5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formula="of:=[.B1032]+inc" office:value-type="float" office:value="1.259765625" calcext:value-type="float">
            <text:p>1,259765625</text:p>
          </table:table-cell>
          <table:table-cell table:number-columns-repeated="5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formula="of:=[.B1033]+inc" office:value-type="float" office:value="1.260986328125" calcext:value-type="float">
            <text:p>1,260986328125</text:p>
          </table:table-cell>
          <table:table-cell table:number-columns-repeated="5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formula="of:=[.B1034]+inc" office:value-type="float" office:value="1.26220703125" calcext:value-type="float">
            <text:p>1,26220703125</text:p>
          </table:table-cell>
          <table:table-cell table:number-columns-repeated="5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formula="of:=[.B1035]+inc" office:value-type="float" office:value="1.263427734375" calcext:value-type="float">
            <text:p>1,263427734375</text:p>
          </table:table-cell>
          <table:table-cell table:number-columns-repeated="5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formula="of:=[.B1036]+inc" office:value-type="float" office:value="1.2646484375" calcext:value-type="float">
            <text:p>1,2646484375</text:p>
          </table:table-cell>
          <table:table-cell table:number-columns-repeated="5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formula="of:=[.B1037]+inc" office:value-type="float" office:value="1.265869140625" calcext:value-type="float">
            <text:p>1,265869140625</text:p>
          </table:table-cell>
          <table:table-cell table:number-columns-repeated="5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formula="of:=[.B1038]+inc" office:value-type="float" office:value="1.26708984375" calcext:value-type="float">
            <text:p>1,26708984375</text:p>
          </table:table-cell>
          <table:table-cell table:number-columns-repeated="5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formula="of:=[.B1039]+inc" office:value-type="float" office:value="1.268310546875" calcext:value-type="float">
            <text:p>1,268310546875</text:p>
          </table:table-cell>
          <table:table-cell table:number-columns-repeated="5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formula="of:=[.B1040]+inc" office:value-type="float" office:value="1.26953125" calcext:value-type="float">
            <text:p>1,26953125</text:p>
          </table:table-cell>
          <table:table-cell table:number-columns-repeated="5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formula="of:=[.B1041]+inc" office:value-type="float" office:value="1.270751953125" calcext:value-type="float">
            <text:p>1,270751953125</text:p>
          </table:table-cell>
          <table:table-cell table:number-columns-repeated="5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formula="of:=[.B1042]+inc" office:value-type="float" office:value="1.27197265625" calcext:value-type="float">
            <text:p>1,27197265625</text:p>
          </table:table-cell>
          <table:table-cell table:number-columns-repeated="5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formula="of:=[.B1043]+inc" office:value-type="float" office:value="1.273193359375" calcext:value-type="float">
            <text:p>1,273193359375</text:p>
          </table:table-cell>
          <table:table-cell table:number-columns-repeated="5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formula="of:=[.B1044]+inc" office:value-type="float" office:value="1.2744140625" calcext:value-type="float">
            <text:p>1,2744140625</text:p>
          </table:table-cell>
          <table:table-cell table:number-columns-repeated="5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formula="of:=[.B1045]+inc" office:value-type="float" office:value="1.275634765625" calcext:value-type="float">
            <text:p>1,275634765625</text:p>
          </table:table-cell>
          <table:table-cell table:number-columns-repeated="5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formula="of:=[.B1046]+inc" office:value-type="float" office:value="1.27685546875" calcext:value-type="float">
            <text:p>1,27685546875</text:p>
          </table:table-cell>
          <table:table-cell table:number-columns-repeated="5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formula="of:=[.B1047]+inc" office:value-type="float" office:value="1.278076171875" calcext:value-type="float">
            <text:p>1,278076171875</text:p>
          </table:table-cell>
          <table:table-cell table:number-columns-repeated="5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formula="of:=[.B1048]+inc" office:value-type="float" office:value="1.279296875" calcext:value-type="float">
            <text:p>1,279296875</text:p>
          </table:table-cell>
          <table:table-cell table:number-columns-repeated="5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formula="of:=[.B1049]+inc" office:value-type="float" office:value="1.280517578125" calcext:value-type="float">
            <text:p>1,280517578125</text:p>
          </table:table-cell>
          <table:table-cell table:number-columns-repeated="5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[.B1050]+inc" office:value-type="float" office:value="1.28173828125" calcext:value-type="float">
            <text:p>1,28173828125</text:p>
          </table:table-cell>
          <table:table-cell table:number-columns-repeated="5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formula="of:=[.B1051]+inc" office:value-type="float" office:value="1.282958984375" calcext:value-type="float">
            <text:p>1,282958984375</text:p>
          </table:table-cell>
          <table:table-cell table:number-columns-repeated="5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formula="of:=[.B1052]+inc" office:value-type="float" office:value="1.2841796875" calcext:value-type="float">
            <text:p>1,2841796875</text:p>
          </table:table-cell>
          <table:table-cell table:number-columns-repeated="5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formula="of:=[.B1053]+inc" office:value-type="float" office:value="1.285400390625" calcext:value-type="float">
            <text:p>1,285400390625</text:p>
          </table:table-cell>
          <table:table-cell table:number-columns-repeated="5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formula="of:=[.B1054]+inc" office:value-type="float" office:value="1.28662109375" calcext:value-type="float">
            <text:p>1,28662109375</text:p>
          </table:table-cell>
          <table:table-cell table:number-columns-repeated="5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formula="of:=[.B1055]+inc" office:value-type="float" office:value="1.287841796875" calcext:value-type="float">
            <text:p>1,287841796875</text:p>
          </table:table-cell>
          <table:table-cell table:number-columns-repeated="5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formula="of:=[.B1056]+inc" office:value-type="float" office:value="1.2890625" calcext:value-type="float">
            <text:p>1,2890625</text:p>
          </table:table-cell>
          <table:table-cell table:number-columns-repeated="5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formula="of:=[.B1057]+inc" office:value-type="float" office:value="1.290283203125" calcext:value-type="float">
            <text:p>1,290283203125</text:p>
          </table:table-cell>
          <table:table-cell table:number-columns-repeated="5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formula="of:=[.B1058]+inc" office:value-type="float" office:value="1.29150390625" calcext:value-type="float">
            <text:p>1,29150390625</text:p>
          </table:table-cell>
          <table:table-cell table:number-columns-repeated="5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formula="of:=[.B1059]+inc" office:value-type="float" office:value="1.292724609375" calcext:value-type="float">
            <text:p>1,292724609375</text:p>
          </table:table-cell>
          <table:table-cell table:number-columns-repeated="5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formula="of:=[.B1060]+inc" office:value-type="float" office:value="1.2939453125" calcext:value-type="float">
            <text:p>1,2939453125</text:p>
          </table:table-cell>
          <table:table-cell table:number-columns-repeated="5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formula="of:=[.B1061]+inc" office:value-type="float" office:value="1.295166015625" calcext:value-type="float">
            <text:p>1,295166015625</text:p>
          </table:table-cell>
          <table:table-cell table:number-columns-repeated="5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formula="of:=[.B1062]+inc" office:value-type="float" office:value="1.29638671875" calcext:value-type="float">
            <text:p>1,29638671875</text:p>
          </table:table-cell>
          <table:table-cell table:number-columns-repeated="5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formula="of:=[.B1063]+inc" office:value-type="float" office:value="1.297607421875" calcext:value-type="float">
            <text:p>1,297607421875</text:p>
          </table:table-cell>
          <table:table-cell table:number-columns-repeated="5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formula="of:=[.B1064]+inc" office:value-type="float" office:value="1.298828125" calcext:value-type="float">
            <text:p>1,298828125</text:p>
          </table:table-cell>
          <table:table-cell table:number-columns-repeated="5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formula="of:=[.B1065]+inc" office:value-type="float" office:value="1.300048828125" calcext:value-type="float">
            <text:p>1,300048828125</text:p>
          </table:table-cell>
          <table:table-cell table:number-columns-repeated="5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formula="of:=[.B1066]+inc" office:value-type="float" office:value="1.30126953125" calcext:value-type="float">
            <text:p>1,30126953125</text:p>
          </table:table-cell>
          <table:table-cell table:number-columns-repeated="5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formula="of:=[.B1067]+inc" office:value-type="float" office:value="1.302490234375" calcext:value-type="float">
            <text:p>1,302490234375</text:p>
          </table:table-cell>
          <table:table-cell table:number-columns-repeated="5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formula="of:=[.B1068]+inc" office:value-type="float" office:value="1.3037109375" calcext:value-type="float">
            <text:p>1,3037109375</text:p>
          </table:table-cell>
          <table:table-cell table:number-columns-repeated="5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formula="of:=[.B1069]+inc" office:value-type="float" office:value="1.304931640625" calcext:value-type="float">
            <text:p>1,304931640625</text:p>
          </table:table-cell>
          <table:table-cell table:number-columns-repeated="5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formula="of:=[.B1070]+inc" office:value-type="float" office:value="1.30615234375" calcext:value-type="float">
            <text:p>1,30615234375</text:p>
          </table:table-cell>
          <table:table-cell table:number-columns-repeated="5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formula="of:=[.B1071]+inc" office:value-type="float" office:value="1.307373046875" calcext:value-type="float">
            <text:p>1,307373046875</text:p>
          </table:table-cell>
          <table:table-cell table:number-columns-repeated="5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formula="of:=[.B1072]+inc" office:value-type="float" office:value="1.30859375" calcext:value-type="float">
            <text:p>1,30859375</text:p>
          </table:table-cell>
          <table:table-cell table:number-columns-repeated="5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formula="of:=[.B1073]+inc" office:value-type="float" office:value="1.309814453125" calcext:value-type="float">
            <text:p>1,309814453125</text:p>
          </table:table-cell>
          <table:table-cell table:number-columns-repeated="5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formula="of:=[.B1074]+inc" office:value-type="float" office:value="1.31103515625" calcext:value-type="float">
            <text:p>1,31103515625</text:p>
          </table:table-cell>
          <table:table-cell table:number-columns-repeated="5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formula="of:=[.B1075]+inc" office:value-type="float" office:value="1.312255859375" calcext:value-type="float">
            <text:p>1,312255859375</text:p>
          </table:table-cell>
          <table:table-cell table:number-columns-repeated="5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formula="of:=[.B1076]+inc" office:value-type="float" office:value="1.3134765625" calcext:value-type="float">
            <text:p>1,3134765625</text:p>
          </table:table-cell>
          <table:table-cell table:number-columns-repeated="5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formula="of:=[.B1077]+inc" office:value-type="float" office:value="1.314697265625" calcext:value-type="float">
            <text:p>1,314697265625</text:p>
          </table:table-cell>
          <table:table-cell table:number-columns-repeated="5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formula="of:=[.B1078]+inc" office:value-type="float" office:value="1.31591796875" calcext:value-type="float">
            <text:p>1,31591796875</text:p>
          </table:table-cell>
          <table:table-cell table:number-columns-repeated="5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formula="of:=[.B1079]+inc" office:value-type="float" office:value="1.317138671875" calcext:value-type="float">
            <text:p>1,317138671875</text:p>
          </table:table-cell>
          <table:table-cell table:number-columns-repeated="5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formula="of:=[.B1080]+inc" office:value-type="float" office:value="1.318359375" calcext:value-type="float">
            <text:p>1,318359375</text:p>
          </table:table-cell>
          <table:table-cell table:number-columns-repeated="5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formula="of:=[.B1081]+inc" office:value-type="float" office:value="1.319580078125" calcext:value-type="float">
            <text:p>1,319580078125</text:p>
          </table:table-cell>
          <table:table-cell table:number-columns-repeated="5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formula="of:=[.B1082]+inc" office:value-type="float" office:value="1.32080078125" calcext:value-type="float">
            <text:p>1,32080078125</text:p>
          </table:table-cell>
          <table:table-cell table:number-columns-repeated="5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formula="of:=[.B1083]+inc" office:value-type="float" office:value="1.322021484375" calcext:value-type="float">
            <text:p>1,322021484375</text:p>
          </table:table-cell>
          <table:table-cell table:number-columns-repeated="5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formula="of:=[.B1084]+inc" office:value-type="float" office:value="1.3232421875" calcext:value-type="float">
            <text:p>1,3232421875</text:p>
          </table:table-cell>
          <table:table-cell table:number-columns-repeated="5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formula="of:=[.B1085]+inc" office:value-type="float" office:value="1.324462890625" calcext:value-type="float">
            <text:p>1,324462890625</text:p>
          </table:table-cell>
          <table:table-cell table:number-columns-repeated="5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formula="of:=[.B1086]+inc" office:value-type="float" office:value="1.32568359375" calcext:value-type="float">
            <text:p>1,32568359375</text:p>
          </table:table-cell>
          <table:table-cell table:number-columns-repeated="5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formula="of:=[.B1087]+inc" office:value-type="float" office:value="1.326904296875" calcext:value-type="float">
            <text:p>1,326904296875</text:p>
          </table:table-cell>
          <table:table-cell table:number-columns-repeated="5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formula="of:=[.B1088]+inc" office:value-type="float" office:value="1.328125" calcext:value-type="float">
            <text:p>1,328125</text:p>
          </table:table-cell>
          <table:table-cell table:number-columns-repeated="5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formula="of:=[.B1089]+inc" office:value-type="float" office:value="1.329345703125" calcext:value-type="float">
            <text:p>1,329345703125</text:p>
          </table:table-cell>
          <table:table-cell table:number-columns-repeated="5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formula="of:=[.B1090]+inc" office:value-type="float" office:value="1.33056640625" calcext:value-type="float">
            <text:p>1,33056640625</text:p>
          </table:table-cell>
          <table:table-cell table:number-columns-repeated="5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formula="of:=[.B1091]+inc" office:value-type="float" office:value="1.331787109375" calcext:value-type="float">
            <text:p>1,331787109375</text:p>
          </table:table-cell>
          <table:table-cell table:number-columns-repeated="5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formula="of:=[.B1092]+inc" office:value-type="float" office:value="1.3330078125" calcext:value-type="float">
            <text:p>1,3330078125</text:p>
          </table:table-cell>
          <table:table-cell table:number-columns-repeated="5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formula="of:=[.B1093]+inc" office:value-type="float" office:value="1.334228515625" calcext:value-type="float">
            <text:p>1,334228515625</text:p>
          </table:table-cell>
          <table:table-cell table:number-columns-repeated="5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formula="of:=[.B1094]+inc" office:value-type="float" office:value="1.33544921875" calcext:value-type="float">
            <text:p>1,33544921875</text:p>
          </table:table-cell>
          <table:table-cell table:number-columns-repeated="5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formula="of:=[.B1095]+inc" office:value-type="float" office:value="1.336669921875" calcext:value-type="float">
            <text:p>1,336669921875</text:p>
          </table:table-cell>
          <table:table-cell table:number-columns-repeated="5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formula="of:=[.B1096]+inc" office:value-type="float" office:value="1.337890625" calcext:value-type="float">
            <text:p>1,337890625</text:p>
          </table:table-cell>
          <table:table-cell table:number-columns-repeated="5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formula="of:=[.B1097]+inc" office:value-type="float" office:value="1.339111328125" calcext:value-type="float">
            <text:p>1,339111328125</text:p>
          </table:table-cell>
          <table:table-cell table:number-columns-repeated="5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formula="of:=[.B1098]+inc" office:value-type="float" office:value="1.34033203125" calcext:value-type="float">
            <text:p>1,34033203125</text:p>
          </table:table-cell>
          <table:table-cell table:number-columns-repeated="5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formula="of:=[.B1099]+inc" office:value-type="float" office:value="1.341552734375" calcext:value-type="float">
            <text:p>1,341552734375</text:p>
          </table:table-cell>
          <table:table-cell table:number-columns-repeated="5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.B1100]+inc" office:value-type="float" office:value="1.3427734375" calcext:value-type="float">
            <text:p>1,3427734375</text:p>
          </table:table-cell>
          <table:table-cell table:number-columns-repeated="5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formula="of:=[.B1101]+inc" office:value-type="float" office:value="1.343994140625" calcext:value-type="float">
            <text:p>1,343994140625</text:p>
          </table:table-cell>
          <table:table-cell table:number-columns-repeated="5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formula="of:=[.B1102]+inc" office:value-type="float" office:value="1.34521484375" calcext:value-type="float">
            <text:p>1,34521484375</text:p>
          </table:table-cell>
          <table:table-cell table:number-columns-repeated="5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formula="of:=[.B1103]+inc" office:value-type="float" office:value="1.346435546875" calcext:value-type="float">
            <text:p>1,346435546875</text:p>
          </table:table-cell>
          <table:table-cell table:number-columns-repeated="5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formula="of:=[.B1104]+inc" office:value-type="float" office:value="1.34765625" calcext:value-type="float">
            <text:p>1,34765625</text:p>
          </table:table-cell>
          <table:table-cell table:number-columns-repeated="5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formula="of:=[.B1105]+inc" office:value-type="float" office:value="1.348876953125" calcext:value-type="float">
            <text:p>1,348876953125</text:p>
          </table:table-cell>
          <table:table-cell table:number-columns-repeated="5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formula="of:=[.B1106]+inc" office:value-type="float" office:value="1.35009765625" calcext:value-type="float">
            <text:p>1,35009765625</text:p>
          </table:table-cell>
          <table:table-cell table:number-columns-repeated="5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formula="of:=[.B1107]+inc" office:value-type="float" office:value="1.351318359375" calcext:value-type="float">
            <text:p>1,351318359375</text:p>
          </table:table-cell>
          <table:table-cell table:number-columns-repeated="5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formula="of:=[.B1108]+inc" office:value-type="float" office:value="1.3525390625" calcext:value-type="float">
            <text:p>1,3525390625</text:p>
          </table:table-cell>
          <table:table-cell table:number-columns-repeated="5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formula="of:=[.B1109]+inc" office:value-type="float" office:value="1.353759765625" calcext:value-type="float">
            <text:p>1,353759765625</text:p>
          </table:table-cell>
          <table:table-cell table:number-columns-repeated="5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formula="of:=[.B1110]+inc" office:value-type="float" office:value="1.35498046875" calcext:value-type="float">
            <text:p>1,35498046875</text:p>
          </table:table-cell>
          <table:table-cell table:number-columns-repeated="5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formula="of:=[.B1111]+inc" office:value-type="float" office:value="1.356201171875" calcext:value-type="float">
            <text:p>1,356201171875</text:p>
          </table:table-cell>
          <table:table-cell table:number-columns-repeated="5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formula="of:=[.B1112]+inc" office:value-type="float" office:value="1.357421875" calcext:value-type="float">
            <text:p>1,357421875</text:p>
          </table:table-cell>
          <table:table-cell table:number-columns-repeated="5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formula="of:=[.B1113]+inc" office:value-type="float" office:value="1.358642578125" calcext:value-type="float">
            <text:p>1,358642578125</text:p>
          </table:table-cell>
          <table:table-cell table:number-columns-repeated="5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formula="of:=[.B1114]+inc" office:value-type="float" office:value="1.35986328125" calcext:value-type="float">
            <text:p>1,35986328125</text:p>
          </table:table-cell>
          <table:table-cell table:number-columns-repeated="5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formula="of:=[.B1115]+inc" office:value-type="float" office:value="1.361083984375" calcext:value-type="float">
            <text:p>1,361083984375</text:p>
          </table:table-cell>
          <table:table-cell table:number-columns-repeated="5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formula="of:=[.B1116]+inc" office:value-type="float" office:value="1.3623046875" calcext:value-type="float">
            <text:p>1,3623046875</text:p>
          </table:table-cell>
          <table:table-cell table:number-columns-repeated="5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formula="of:=[.B1117]+inc" office:value-type="float" office:value="1.363525390625" calcext:value-type="float">
            <text:p>1,363525390625</text:p>
          </table:table-cell>
          <table:table-cell table:number-columns-repeated="5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formula="of:=[.B1118]+inc" office:value-type="float" office:value="1.36474609375" calcext:value-type="float">
            <text:p>1,36474609375</text:p>
          </table:table-cell>
          <table:table-cell table:number-columns-repeated="5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formula="of:=[.B1119]+inc" office:value-type="float" office:value="1.365966796875" calcext:value-type="float">
            <text:p>1,365966796875</text:p>
          </table:table-cell>
          <table:table-cell table:number-columns-repeated="5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formula="of:=[.B1120]+inc" office:value-type="float" office:value="1.3671875" calcext:value-type="float">
            <text:p>1,3671875</text:p>
          </table:table-cell>
          <table:table-cell table:number-columns-repeated="5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formula="of:=[.B1121]+inc" office:value-type="float" office:value="1.368408203125" calcext:value-type="float">
            <text:p>1,368408203125</text:p>
          </table:table-cell>
          <table:table-cell table:number-columns-repeated="5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formula="of:=[.B1122]+inc" office:value-type="float" office:value="1.36962890625" calcext:value-type="float">
            <text:p>1,36962890625</text:p>
          </table:table-cell>
          <table:table-cell table:number-columns-repeated="5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formula="of:=[.B1123]+inc" office:value-type="float" office:value="1.370849609375" calcext:value-type="float">
            <text:p>1,370849609375</text:p>
          </table:table-cell>
          <table:table-cell table:number-columns-repeated="5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formula="of:=[.B1124]+inc" office:value-type="float" office:value="1.3720703125" calcext:value-type="float">
            <text:p>1,3720703125</text:p>
          </table:table-cell>
          <table:table-cell table:number-columns-repeated="5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formula="of:=[.B1125]+inc" office:value-type="float" office:value="1.373291015625" calcext:value-type="float">
            <text:p>1,373291015625</text:p>
          </table:table-cell>
          <table:table-cell table:number-columns-repeated="5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formula="of:=[.B1126]+inc" office:value-type="float" office:value="1.37451171875" calcext:value-type="float">
            <text:p>1,37451171875</text:p>
          </table:table-cell>
          <table:table-cell table:number-columns-repeated="5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formula="of:=[.B1127]+inc" office:value-type="float" office:value="1.375732421875" calcext:value-type="float">
            <text:p>1,375732421875</text:p>
          </table:table-cell>
          <table:table-cell table:number-columns-repeated="5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formula="of:=[.B1128]+inc" office:value-type="float" office:value="1.376953125" calcext:value-type="float">
            <text:p>1,376953125</text:p>
          </table:table-cell>
          <table:table-cell table:number-columns-repeated="5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formula="of:=[.B1129]+inc" office:value-type="float" office:value="1.378173828125" calcext:value-type="float">
            <text:p>1,378173828125</text:p>
          </table:table-cell>
          <table:table-cell table:number-columns-repeated="5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formula="of:=[.B1130]+inc" office:value-type="float" office:value="1.37939453125" calcext:value-type="float">
            <text:p>1,37939453125</text:p>
          </table:table-cell>
          <table:table-cell table:number-columns-repeated="5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formula="of:=[.B1131]+inc" office:value-type="float" office:value="1.380615234375" calcext:value-type="float">
            <text:p>1,380615234375</text:p>
          </table:table-cell>
          <table:table-cell table:number-columns-repeated="5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formula="of:=[.B1132]+inc" office:value-type="float" office:value="1.3818359375" calcext:value-type="float">
            <text:p>1,3818359375</text:p>
          </table:table-cell>
          <table:table-cell table:number-columns-repeated="5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formula="of:=[.B1133]+inc" office:value-type="float" office:value="1.383056640625" calcext:value-type="float">
            <text:p>1,383056640625</text:p>
          </table:table-cell>
          <table:table-cell table:number-columns-repeated="5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formula="of:=[.B1134]+inc" office:value-type="float" office:value="1.38427734375" calcext:value-type="float">
            <text:p>1,38427734375</text:p>
          </table:table-cell>
          <table:table-cell table:number-columns-repeated="5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formula="of:=[.B1135]+inc" office:value-type="float" office:value="1.385498046875" calcext:value-type="float">
            <text:p>1,385498046875</text:p>
          </table:table-cell>
          <table:table-cell table:number-columns-repeated="5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formula="of:=[.B1136]+inc" office:value-type="float" office:value="1.38671875" calcext:value-type="float">
            <text:p>1,38671875</text:p>
          </table:table-cell>
          <table:table-cell table:number-columns-repeated="5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formula="of:=[.B1137]+inc" office:value-type="float" office:value="1.387939453125" calcext:value-type="float">
            <text:p>1,387939453125</text:p>
          </table:table-cell>
          <table:table-cell table:number-columns-repeated="5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formula="of:=[.B1138]+inc" office:value-type="float" office:value="1.38916015625" calcext:value-type="float">
            <text:p>1,38916015625</text:p>
          </table:table-cell>
          <table:table-cell table:number-columns-repeated="5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formula="of:=[.B1139]+inc" office:value-type="float" office:value="1.390380859375" calcext:value-type="float">
            <text:p>1,390380859375</text:p>
          </table:table-cell>
          <table:table-cell table:number-columns-repeated="5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formula="of:=[.B1140]+inc" office:value-type="float" office:value="1.3916015625" calcext:value-type="float">
            <text:p>1,3916015625</text:p>
          </table:table-cell>
          <table:table-cell table:number-columns-repeated="5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formula="of:=[.B1141]+inc" office:value-type="float" office:value="1.392822265625" calcext:value-type="float">
            <text:p>1,392822265625</text:p>
          </table:table-cell>
          <table:table-cell table:number-columns-repeated="5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formula="of:=[.B1142]+inc" office:value-type="float" office:value="1.39404296875" calcext:value-type="float">
            <text:p>1,39404296875</text:p>
          </table:table-cell>
          <table:table-cell table:number-columns-repeated="5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formula="of:=[.B1143]+inc" office:value-type="float" office:value="1.395263671875" calcext:value-type="float">
            <text:p>1,395263671875</text:p>
          </table:table-cell>
          <table:table-cell table:number-columns-repeated="5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formula="of:=[.B1144]+inc" office:value-type="float" office:value="1.396484375" calcext:value-type="float">
            <text:p>1,396484375</text:p>
          </table:table-cell>
          <table:table-cell table:number-columns-repeated="5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formula="of:=[.B1145]+inc" office:value-type="float" office:value="1.397705078125" calcext:value-type="float">
            <text:p>1,397705078125</text:p>
          </table:table-cell>
          <table:table-cell table:number-columns-repeated="5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formula="of:=[.B1146]+inc" office:value-type="float" office:value="1.39892578125" calcext:value-type="float">
            <text:p>1,39892578125</text:p>
          </table:table-cell>
          <table:table-cell table:number-columns-repeated="5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formula="of:=[.B1147]+inc" office:value-type="float" office:value="1.400146484375" calcext:value-type="float">
            <text:p>1,400146484375</text:p>
          </table:table-cell>
          <table:table-cell table:number-columns-repeated="5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formula="of:=[.B1148]+inc" office:value-type="float" office:value="1.4013671875" calcext:value-type="float">
            <text:p>1,4013671875</text:p>
          </table:table-cell>
          <table:table-cell table:number-columns-repeated="5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formula="of:=[.B1149]+inc" office:value-type="float" office:value="1.402587890625" calcext:value-type="float">
            <text:p>1,402587890625</text:p>
          </table:table-cell>
          <table:table-cell table:number-columns-repeated="5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formula="of:=[.B1150]+inc" office:value-type="float" office:value="1.40380859375" calcext:value-type="float">
            <text:p>1,40380859375</text:p>
          </table:table-cell>
          <table:table-cell table:number-columns-repeated="5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formula="of:=[.B1151]+inc" office:value-type="float" office:value="1.405029296875" calcext:value-type="float">
            <text:p>1,405029296875</text:p>
          </table:table-cell>
          <table:table-cell table:number-columns-repeated="5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formula="of:=[.B1152]+inc" office:value-type="float" office:value="1.40625" calcext:value-type="float">
            <text:p>1,40625</text:p>
          </table:table-cell>
          <table:table-cell table:number-columns-repeated="5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formula="of:=[.B1153]+inc" office:value-type="float" office:value="1.407470703125" calcext:value-type="float">
            <text:p>1,407470703125</text:p>
          </table:table-cell>
          <table:table-cell table:number-columns-repeated="5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formula="of:=[.B1154]+inc" office:value-type="float" office:value="1.40869140625" calcext:value-type="float">
            <text:p>1,40869140625</text:p>
          </table:table-cell>
          <table:table-cell table:number-columns-repeated="5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formula="of:=[.B1155]+inc" office:value-type="float" office:value="1.409912109375" calcext:value-type="float">
            <text:p>1,409912109375</text:p>
          </table:table-cell>
          <table:table-cell table:number-columns-repeated="5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formula="of:=[.B1156]+inc" office:value-type="float" office:value="1.4111328125" calcext:value-type="float">
            <text:p>1,4111328125</text:p>
          </table:table-cell>
          <table:table-cell table:number-columns-repeated="5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formula="of:=[.B1157]+inc" office:value-type="float" office:value="1.412353515625" calcext:value-type="float">
            <text:p>1,412353515625</text:p>
          </table:table-cell>
          <table:table-cell table:number-columns-repeated="5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formula="of:=[.B1158]+inc" office:value-type="float" office:value="1.41357421875" calcext:value-type="float">
            <text:p>1,41357421875</text:p>
          </table:table-cell>
          <table:table-cell table:number-columns-repeated="5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formula="of:=[.B1159]+inc" office:value-type="float" office:value="1.414794921875" calcext:value-type="float">
            <text:p>1,414794921875</text:p>
          </table:table-cell>
          <table:table-cell table:number-columns-repeated="5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formula="of:=[.B1160]+inc" office:value-type="float" office:value="1.416015625" calcext:value-type="float">
            <text:p>1,416015625</text:p>
          </table:table-cell>
          <table:table-cell table:number-columns-repeated="5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formula="of:=[.B1161]+inc" office:value-type="float" office:value="1.417236328125" calcext:value-type="float">
            <text:p>1,417236328125</text:p>
          </table:table-cell>
          <table:table-cell table:number-columns-repeated="5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formula="of:=[.B1162]+inc" office:value-type="float" office:value="1.41845703125" calcext:value-type="float">
            <text:p>1,41845703125</text:p>
          </table:table-cell>
          <table:table-cell table:number-columns-repeated="5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formula="of:=[.B1163]+inc" office:value-type="float" office:value="1.419677734375" calcext:value-type="float">
            <text:p>1,419677734375</text:p>
          </table:table-cell>
          <table:table-cell table:number-columns-repeated="5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formula="of:=[.B1164]+inc" office:value-type="float" office:value="1.4208984375" calcext:value-type="float">
            <text:p>1,4208984375</text:p>
          </table:table-cell>
          <table:table-cell table:number-columns-repeated="5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formula="of:=[.B1165]+inc" office:value-type="float" office:value="1.422119140625" calcext:value-type="float">
            <text:p>1,422119140625</text:p>
          </table:table-cell>
          <table:table-cell table:number-columns-repeated="5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formula="of:=[.B1166]+inc" office:value-type="float" office:value="1.42333984375" calcext:value-type="float">
            <text:p>1,42333984375</text:p>
          </table:table-cell>
          <table:table-cell table:number-columns-repeated="5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formula="of:=[.B1167]+inc" office:value-type="float" office:value="1.424560546875" calcext:value-type="float">
            <text:p>1,424560546875</text:p>
          </table:table-cell>
          <table:table-cell table:number-columns-repeated="5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formula="of:=[.B1168]+inc" office:value-type="float" office:value="1.42578125" calcext:value-type="float">
            <text:p>1,42578125</text:p>
          </table:table-cell>
          <table:table-cell table:number-columns-repeated="5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formula="of:=[.B1169]+inc" office:value-type="float" office:value="1.427001953125" calcext:value-type="float">
            <text:p>1,427001953125</text:p>
          </table:table-cell>
          <table:table-cell table:number-columns-repeated="5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formula="of:=[.B1170]+inc" office:value-type="float" office:value="1.42822265625" calcext:value-type="float">
            <text:p>1,42822265625</text:p>
          </table:table-cell>
          <table:table-cell table:number-columns-repeated="5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formula="of:=[.B1171]+inc" office:value-type="float" office:value="1.429443359375" calcext:value-type="float">
            <text:p>1,429443359375</text:p>
          </table:table-cell>
          <table:table-cell table:number-columns-repeated="5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formula="of:=[.B1172]+inc" office:value-type="float" office:value="1.4306640625" calcext:value-type="float">
            <text:p>1,4306640625</text:p>
          </table:table-cell>
          <table:table-cell table:number-columns-repeated="5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formula="of:=[.B1173]+inc" office:value-type="float" office:value="1.431884765625" calcext:value-type="float">
            <text:p>1,431884765625</text:p>
          </table:table-cell>
          <table:table-cell table:number-columns-repeated="5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formula="of:=[.B1174]+inc" office:value-type="float" office:value="1.43310546875" calcext:value-type="float">
            <text:p>1,43310546875</text:p>
          </table:table-cell>
          <table:table-cell table:number-columns-repeated="5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formula="of:=[.B1175]+inc" office:value-type="float" office:value="1.434326171875" calcext:value-type="float">
            <text:p>1,434326171875</text:p>
          </table:table-cell>
          <table:table-cell table:number-columns-repeated="5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formula="of:=[.B1176]+inc" office:value-type="float" office:value="1.435546875" calcext:value-type="float">
            <text:p>1,435546875</text:p>
          </table:table-cell>
          <table:table-cell table:number-columns-repeated="5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formula="of:=[.B1177]+inc" office:value-type="float" office:value="1.436767578125" calcext:value-type="float">
            <text:p>1,436767578125</text:p>
          </table:table-cell>
          <table:table-cell table:number-columns-repeated="5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formula="of:=[.B1178]+inc" office:value-type="float" office:value="1.43798828125" calcext:value-type="float">
            <text:p>1,43798828125</text:p>
          </table:table-cell>
          <table:table-cell table:number-columns-repeated="5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formula="of:=[.B1179]+inc" office:value-type="float" office:value="1.439208984375" calcext:value-type="float">
            <text:p>1,439208984375</text:p>
          </table:table-cell>
          <table:table-cell table:number-columns-repeated="5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formula="of:=[.B1180]+inc" office:value-type="float" office:value="1.4404296875" calcext:value-type="float">
            <text:p>1,4404296875</text:p>
          </table:table-cell>
          <table:table-cell table:number-columns-repeated="5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formula="of:=[.B1181]+inc" office:value-type="float" office:value="1.441650390625" calcext:value-type="float">
            <text:p>1,441650390625</text:p>
          </table:table-cell>
          <table:table-cell table:number-columns-repeated="5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formula="of:=[.B1182]+inc" office:value-type="float" office:value="1.44287109375" calcext:value-type="float">
            <text:p>1,44287109375</text:p>
          </table:table-cell>
          <table:table-cell table:number-columns-repeated="5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formula="of:=[.B1183]+inc" office:value-type="float" office:value="1.444091796875" calcext:value-type="float">
            <text:p>1,444091796875</text:p>
          </table:table-cell>
          <table:table-cell table:number-columns-repeated="5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formula="of:=[.B1184]+inc" office:value-type="float" office:value="1.4453125" calcext:value-type="float">
            <text:p>1,4453125</text:p>
          </table:table-cell>
          <table:table-cell table:number-columns-repeated="5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formula="of:=[.B1185]+inc" office:value-type="float" office:value="1.446533203125" calcext:value-type="float">
            <text:p>1,446533203125</text:p>
          </table:table-cell>
          <table:table-cell table:number-columns-repeated="5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formula="of:=[.B1186]+inc" office:value-type="float" office:value="1.44775390625" calcext:value-type="float">
            <text:p>1,44775390625</text:p>
          </table:table-cell>
          <table:table-cell table:number-columns-repeated="5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formula="of:=[.B1187]+inc" office:value-type="float" office:value="1.448974609375" calcext:value-type="float">
            <text:p>1,448974609375</text:p>
          </table:table-cell>
          <table:table-cell table:number-columns-repeated="5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formula="of:=[.B1188]+inc" office:value-type="float" office:value="1.4501953125" calcext:value-type="float">
            <text:p>1,4501953125</text:p>
          </table:table-cell>
          <table:table-cell table:number-columns-repeated="5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formula="of:=[.B1189]+inc" office:value-type="float" office:value="1.451416015625" calcext:value-type="float">
            <text:p>1,451416015625</text:p>
          </table:table-cell>
          <table:table-cell table:number-columns-repeated="5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formula="of:=[.B1190]+inc" office:value-type="float" office:value="1.45263671875" calcext:value-type="float">
            <text:p>1,45263671875</text:p>
          </table:table-cell>
          <table:table-cell table:number-columns-repeated="5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formula="of:=[.B1191]+inc" office:value-type="float" office:value="1.453857421875" calcext:value-type="float">
            <text:p>1,453857421875</text:p>
          </table:table-cell>
          <table:table-cell table:number-columns-repeated="5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formula="of:=[.B1192]+inc" office:value-type="float" office:value="1.455078125" calcext:value-type="float">
            <text:p>1,455078125</text:p>
          </table:table-cell>
          <table:table-cell table:number-columns-repeated="5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formula="of:=[.B1193]+inc" office:value-type="float" office:value="1.456298828125" calcext:value-type="float">
            <text:p>1,456298828125</text:p>
          </table:table-cell>
          <table:table-cell table:number-columns-repeated="5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formula="of:=[.B1194]+inc" office:value-type="float" office:value="1.45751953125" calcext:value-type="float">
            <text:p>1,45751953125</text:p>
          </table:table-cell>
          <table:table-cell table:number-columns-repeated="5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formula="of:=[.B1195]+inc" office:value-type="float" office:value="1.458740234375" calcext:value-type="float">
            <text:p>1,458740234375</text:p>
          </table:table-cell>
          <table:table-cell table:number-columns-repeated="5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formula="of:=[.B1196]+inc" office:value-type="float" office:value="1.4599609375" calcext:value-type="float">
            <text:p>1,4599609375</text:p>
          </table:table-cell>
          <table:table-cell table:number-columns-repeated="5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formula="of:=[.B1197]+inc" office:value-type="float" office:value="1.461181640625" calcext:value-type="float">
            <text:p>1,461181640625</text:p>
          </table:table-cell>
          <table:table-cell table:number-columns-repeated="5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formula="of:=[.B1198]+inc" office:value-type="float" office:value="1.46240234375" calcext:value-type="float">
            <text:p>1,46240234375</text:p>
          </table:table-cell>
          <table:table-cell table:number-columns-repeated="5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formula="of:=[.B1199]+inc" office:value-type="float" office:value="1.463623046875" calcext:value-type="float">
            <text:p>1,463623046875</text:p>
          </table:table-cell>
          <table:table-cell table:number-columns-repeated="5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[.B1200]+inc" office:value-type="float" office:value="1.46484375" calcext:value-type="float">
            <text:p>1,46484375</text:p>
          </table:table-cell>
          <table:table-cell table:number-columns-repeated="5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formula="of:=[.B1201]+inc" office:value-type="float" office:value="1.466064453125" calcext:value-type="float">
            <text:p>1,466064453125</text:p>
          </table:table-cell>
          <table:table-cell table:number-columns-repeated="5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formula="of:=[.B1202]+inc" office:value-type="float" office:value="1.46728515625" calcext:value-type="float">
            <text:p>1,46728515625</text:p>
          </table:table-cell>
          <table:table-cell table:number-columns-repeated="5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formula="of:=[.B1203]+inc" office:value-type="float" office:value="1.468505859375" calcext:value-type="float">
            <text:p>1,468505859375</text:p>
          </table:table-cell>
          <table:table-cell table:number-columns-repeated="5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formula="of:=[.B1204]+inc" office:value-type="float" office:value="1.4697265625" calcext:value-type="float">
            <text:p>1,4697265625</text:p>
          </table:table-cell>
          <table:table-cell table:number-columns-repeated="5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formula="of:=[.B1205]+inc" office:value-type="float" office:value="1.470947265625" calcext:value-type="float">
            <text:p>1,470947265625</text:p>
          </table:table-cell>
          <table:table-cell table:number-columns-repeated="5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formula="of:=[.B1206]+inc" office:value-type="float" office:value="1.47216796875" calcext:value-type="float">
            <text:p>1,47216796875</text:p>
          </table:table-cell>
          <table:table-cell table:number-columns-repeated="5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formula="of:=[.B1207]+inc" office:value-type="float" office:value="1.473388671875" calcext:value-type="float">
            <text:p>1,473388671875</text:p>
          </table:table-cell>
          <table:table-cell table:number-columns-repeated="5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formula="of:=[.B1208]+inc" office:value-type="float" office:value="1.474609375" calcext:value-type="float">
            <text:p>1,474609375</text:p>
          </table:table-cell>
          <table:table-cell table:number-columns-repeated="5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formula="of:=[.B1209]+inc" office:value-type="float" office:value="1.475830078125" calcext:value-type="float">
            <text:p>1,475830078125</text:p>
          </table:table-cell>
          <table:table-cell table:number-columns-repeated="5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formula="of:=[.B1210]+inc" office:value-type="float" office:value="1.47705078125" calcext:value-type="float">
            <text:p>1,47705078125</text:p>
          </table:table-cell>
          <table:table-cell table:number-columns-repeated="5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formula="of:=[.B1211]+inc" office:value-type="float" office:value="1.478271484375" calcext:value-type="float">
            <text:p>1,478271484375</text:p>
          </table:table-cell>
          <table:table-cell table:number-columns-repeated="5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formula="of:=[.B1212]+inc" office:value-type="float" office:value="1.4794921875" calcext:value-type="float">
            <text:p>1,4794921875</text:p>
          </table:table-cell>
          <table:table-cell table:number-columns-repeated="5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formula="of:=[.B1213]+inc" office:value-type="float" office:value="1.480712890625" calcext:value-type="float">
            <text:p>1,480712890625</text:p>
          </table:table-cell>
          <table:table-cell table:number-columns-repeated="5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formula="of:=[.B1214]+inc" office:value-type="float" office:value="1.48193359375" calcext:value-type="float">
            <text:p>1,48193359375</text:p>
          </table:table-cell>
          <table:table-cell table:number-columns-repeated="5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formula="of:=[.B1215]+inc" office:value-type="float" office:value="1.483154296875" calcext:value-type="float">
            <text:p>1,483154296875</text:p>
          </table:table-cell>
          <table:table-cell table:number-columns-repeated="5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formula="of:=[.B1216]+inc" office:value-type="float" office:value="1.484375" calcext:value-type="float">
            <text:p>1,484375</text:p>
          </table:table-cell>
          <table:table-cell table:number-columns-repeated="5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formula="of:=[.B1217]+inc" office:value-type="float" office:value="1.485595703125" calcext:value-type="float">
            <text:p>1,485595703125</text:p>
          </table:table-cell>
          <table:table-cell table:number-columns-repeated="5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formula="of:=[.B1218]+inc" office:value-type="float" office:value="1.48681640625" calcext:value-type="float">
            <text:p>1,48681640625</text:p>
          </table:table-cell>
          <table:table-cell table:number-columns-repeated="5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formula="of:=[.B1219]+inc" office:value-type="float" office:value="1.488037109375" calcext:value-type="float">
            <text:p>1,488037109375</text:p>
          </table:table-cell>
          <table:table-cell table:number-columns-repeated="5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formula="of:=[.B1220]+inc" office:value-type="float" office:value="1.4892578125" calcext:value-type="float">
            <text:p>1,4892578125</text:p>
          </table:table-cell>
          <table:table-cell table:number-columns-repeated="5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formula="of:=[.B1221]+inc" office:value-type="float" office:value="1.490478515625" calcext:value-type="float">
            <text:p>1,490478515625</text:p>
          </table:table-cell>
          <table:table-cell table:number-columns-repeated="5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formula="of:=[.B1222]+inc" office:value-type="float" office:value="1.49169921875" calcext:value-type="float">
            <text:p>1,49169921875</text:p>
          </table:table-cell>
          <table:table-cell table:number-columns-repeated="5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formula="of:=[.B1223]+inc" office:value-type="float" office:value="1.492919921875" calcext:value-type="float">
            <text:p>1,492919921875</text:p>
          </table:table-cell>
          <table:table-cell table:number-columns-repeated="5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formula="of:=[.B1224]+inc" office:value-type="float" office:value="1.494140625" calcext:value-type="float">
            <text:p>1,494140625</text:p>
          </table:table-cell>
          <table:table-cell table:number-columns-repeated="5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formula="of:=[.B1225]+inc" office:value-type="float" office:value="1.495361328125" calcext:value-type="float">
            <text:p>1,495361328125</text:p>
          </table:table-cell>
          <table:table-cell table:number-columns-repeated="5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formula="of:=[.B1226]+inc" office:value-type="float" office:value="1.49658203125" calcext:value-type="float">
            <text:p>1,49658203125</text:p>
          </table:table-cell>
          <table:table-cell table:number-columns-repeated="5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formula="of:=[.B1227]+inc" office:value-type="float" office:value="1.497802734375" calcext:value-type="float">
            <text:p>1,497802734375</text:p>
          </table:table-cell>
          <table:table-cell table:number-columns-repeated="5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formula="of:=[.B1228]+inc" office:value-type="float" office:value="1.4990234375" calcext:value-type="float">
            <text:p>1,4990234375</text:p>
          </table:table-cell>
          <table:table-cell table:number-columns-repeated="5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formula="of:=[.B1229]+inc" office:value-type="float" office:value="1.500244140625" calcext:value-type="float">
            <text:p>1,500244140625</text:p>
          </table:table-cell>
          <table:table-cell table:number-columns-repeated="5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formula="of:=[.B1230]+inc" office:value-type="float" office:value="1.50146484375" calcext:value-type="float">
            <text:p>1,50146484375</text:p>
          </table:table-cell>
          <table:table-cell table:number-columns-repeated="5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formula="of:=[.B1231]+inc" office:value-type="float" office:value="1.502685546875" calcext:value-type="float">
            <text:p>1,502685546875</text:p>
          </table:table-cell>
          <table:table-cell table:number-columns-repeated="5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formula="of:=[.B1232]+inc" office:value-type="float" office:value="1.50390625" calcext:value-type="float">
            <text:p>1,50390625</text:p>
          </table:table-cell>
          <table:table-cell table:number-columns-repeated="5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formula="of:=[.B1233]+inc" office:value-type="float" office:value="1.505126953125" calcext:value-type="float">
            <text:p>1,505126953125</text:p>
          </table:table-cell>
          <table:table-cell table:number-columns-repeated="5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formula="of:=[.B1234]+inc" office:value-type="float" office:value="1.50634765625" calcext:value-type="float">
            <text:p>1,50634765625</text:p>
          </table:table-cell>
          <table:table-cell table:number-columns-repeated="5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formula="of:=[.B1235]+inc" office:value-type="float" office:value="1.507568359375" calcext:value-type="float">
            <text:p>1,507568359375</text:p>
          </table:table-cell>
          <table:table-cell table:number-columns-repeated="5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formula="of:=[.B1236]+inc" office:value-type="float" office:value="1.5087890625" calcext:value-type="float">
            <text:p>1,5087890625</text:p>
          </table:table-cell>
          <table:table-cell table:number-columns-repeated="5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formula="of:=[.B1237]+inc" office:value-type="float" office:value="1.510009765625" calcext:value-type="float">
            <text:p>1,510009765625</text:p>
          </table:table-cell>
          <table:table-cell table:number-columns-repeated="5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formula="of:=[.B1238]+inc" office:value-type="float" office:value="1.51123046875" calcext:value-type="float">
            <text:p>1,51123046875</text:p>
          </table:table-cell>
          <table:table-cell table:number-columns-repeated="5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formula="of:=[.B1239]+inc" office:value-type="float" office:value="1.512451171875" calcext:value-type="float">
            <text:p>1,512451171875</text:p>
          </table:table-cell>
          <table:table-cell table:number-columns-repeated="5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formula="of:=[.B1240]+inc" office:value-type="float" office:value="1.513671875" calcext:value-type="float">
            <text:p>1,513671875</text:p>
          </table:table-cell>
          <table:table-cell table:number-columns-repeated="5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formula="of:=[.B1241]+inc" office:value-type="float" office:value="1.514892578125" calcext:value-type="float">
            <text:p>1,514892578125</text:p>
          </table:table-cell>
          <table:table-cell table:number-columns-repeated="5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formula="of:=[.B1242]+inc" office:value-type="float" office:value="1.51611328125" calcext:value-type="float">
            <text:p>1,51611328125</text:p>
          </table:table-cell>
          <table:table-cell table:number-columns-repeated="5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formula="of:=[.B1243]+inc" office:value-type="float" office:value="1.517333984375" calcext:value-type="float">
            <text:p>1,517333984375</text:p>
          </table:table-cell>
          <table:table-cell table:number-columns-repeated="5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formula="of:=[.B1244]+inc" office:value-type="float" office:value="1.5185546875" calcext:value-type="float">
            <text:p>1,5185546875</text:p>
          </table:table-cell>
          <table:table-cell table:number-columns-repeated="5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formula="of:=[.B1245]+inc" office:value-type="float" office:value="1.519775390625" calcext:value-type="float">
            <text:p>1,519775390625</text:p>
          </table:table-cell>
          <table:table-cell table:number-columns-repeated="5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formula="of:=[.B1246]+inc" office:value-type="float" office:value="1.52099609375" calcext:value-type="float">
            <text:p>1,52099609375</text:p>
          </table:table-cell>
          <table:table-cell table:number-columns-repeated="5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formula="of:=[.B1247]+inc" office:value-type="float" office:value="1.522216796875" calcext:value-type="float">
            <text:p>1,522216796875</text:p>
          </table:table-cell>
          <table:table-cell table:number-columns-repeated="5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formula="of:=[.B1248]+inc" office:value-type="float" office:value="1.5234375" calcext:value-type="float">
            <text:p>1,5234375</text:p>
          </table:table-cell>
          <table:table-cell table:number-columns-repeated="5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formula="of:=[.B1249]+inc" office:value-type="float" office:value="1.524658203125" calcext:value-type="float">
            <text:p>1,524658203125</text:p>
          </table:table-cell>
          <table:table-cell table:number-columns-repeated="5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formula="of:=[.B1250]+inc" office:value-type="float" office:value="1.52587890625" calcext:value-type="float">
            <text:p>1,52587890625</text:p>
          </table:table-cell>
          <table:table-cell table:number-columns-repeated="5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formula="of:=[.B1251]+inc" office:value-type="float" office:value="1.527099609375" calcext:value-type="float">
            <text:p>1,527099609375</text:p>
          </table:table-cell>
          <table:table-cell table:number-columns-repeated="5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formula="of:=[.B1252]+inc" office:value-type="float" office:value="1.5283203125" calcext:value-type="float">
            <text:p>1,5283203125</text:p>
          </table:table-cell>
          <table:table-cell table:number-columns-repeated="5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formula="of:=[.B1253]+inc" office:value-type="float" office:value="1.529541015625" calcext:value-type="float">
            <text:p>1,529541015625</text:p>
          </table:table-cell>
          <table:table-cell table:number-columns-repeated="5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formula="of:=[.B1254]+inc" office:value-type="float" office:value="1.53076171875" calcext:value-type="float">
            <text:p>1,53076171875</text:p>
          </table:table-cell>
          <table:table-cell table:number-columns-repeated="5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formula="of:=[.B1255]+inc" office:value-type="float" office:value="1.531982421875" calcext:value-type="float">
            <text:p>1,531982421875</text:p>
          </table:table-cell>
          <table:table-cell table:number-columns-repeated="5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formula="of:=[.B1256]+inc" office:value-type="float" office:value="1.533203125" calcext:value-type="float">
            <text:p>1,533203125</text:p>
          </table:table-cell>
          <table:table-cell table:number-columns-repeated="5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formula="of:=[.B1257]+inc" office:value-type="float" office:value="1.534423828125" calcext:value-type="float">
            <text:p>1,534423828125</text:p>
          </table:table-cell>
          <table:table-cell table:number-columns-repeated="5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formula="of:=[.B1258]+inc" office:value-type="float" office:value="1.53564453125" calcext:value-type="float">
            <text:p>1,53564453125</text:p>
          </table:table-cell>
          <table:table-cell table:number-columns-repeated="5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formula="of:=[.B1259]+inc" office:value-type="float" office:value="1.536865234375" calcext:value-type="float">
            <text:p>1,536865234375</text:p>
          </table:table-cell>
          <table:table-cell table:number-columns-repeated="5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formula="of:=[.B1260]+inc" office:value-type="float" office:value="1.5380859375" calcext:value-type="float">
            <text:p>1,5380859375</text:p>
          </table:table-cell>
          <table:table-cell table:number-columns-repeated="5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formula="of:=[.B1261]+inc" office:value-type="float" office:value="1.539306640625" calcext:value-type="float">
            <text:p>1,539306640625</text:p>
          </table:table-cell>
          <table:table-cell table:number-columns-repeated="5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formula="of:=[.B1262]+inc" office:value-type="float" office:value="1.54052734375" calcext:value-type="float">
            <text:p>1,54052734375</text:p>
          </table:table-cell>
          <table:table-cell table:number-columns-repeated="5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formula="of:=[.B1263]+inc" office:value-type="float" office:value="1.541748046875" calcext:value-type="float">
            <text:p>1,541748046875</text:p>
          </table:table-cell>
          <table:table-cell table:number-columns-repeated="5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formula="of:=[.B1264]+inc" office:value-type="float" office:value="1.54296875" calcext:value-type="float">
            <text:p>1,54296875</text:p>
          </table:table-cell>
          <table:table-cell table:number-columns-repeated="5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formula="of:=[.B1265]+inc" office:value-type="float" office:value="1.544189453125" calcext:value-type="float">
            <text:p>1,544189453125</text:p>
          </table:table-cell>
          <table:table-cell table:number-columns-repeated="5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formula="of:=[.B1266]+inc" office:value-type="float" office:value="1.54541015625" calcext:value-type="float">
            <text:p>1,54541015625</text:p>
          </table:table-cell>
          <table:table-cell table:number-columns-repeated="5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formula="of:=[.B1267]+inc" office:value-type="float" office:value="1.546630859375" calcext:value-type="float">
            <text:p>1,546630859375</text:p>
          </table:table-cell>
          <table:table-cell table:number-columns-repeated="5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formula="of:=[.B1268]+inc" office:value-type="float" office:value="1.5478515625" calcext:value-type="float">
            <text:p>1,5478515625</text:p>
          </table:table-cell>
          <table:table-cell table:number-columns-repeated="5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formula="of:=[.B1269]+inc" office:value-type="float" office:value="1.549072265625" calcext:value-type="float">
            <text:p>1,549072265625</text:p>
          </table:table-cell>
          <table:table-cell table:number-columns-repeated="5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formula="of:=[.B1270]+inc" office:value-type="float" office:value="1.55029296875" calcext:value-type="float">
            <text:p>1,55029296875</text:p>
          </table:table-cell>
          <table:table-cell table:number-columns-repeated="5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formula="of:=[.B1271]+inc" office:value-type="float" office:value="1.551513671875" calcext:value-type="float">
            <text:p>1,551513671875</text:p>
          </table:table-cell>
          <table:table-cell table:number-columns-repeated="5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formula="of:=[.B1272]+inc" office:value-type="float" office:value="1.552734375" calcext:value-type="float">
            <text:p>1,552734375</text:p>
          </table:table-cell>
          <table:table-cell table:number-columns-repeated="5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formula="of:=[.B1273]+inc" office:value-type="float" office:value="1.553955078125" calcext:value-type="float">
            <text:p>1,553955078125</text:p>
          </table:table-cell>
          <table:table-cell table:number-columns-repeated="5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formula="of:=[.B1274]+inc" office:value-type="float" office:value="1.55517578125" calcext:value-type="float">
            <text:p>1,55517578125</text:p>
          </table:table-cell>
          <table:table-cell table:number-columns-repeated="5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formula="of:=[.B1275]+inc" office:value-type="float" office:value="1.556396484375" calcext:value-type="float">
            <text:p>1,556396484375</text:p>
          </table:table-cell>
          <table:table-cell table:number-columns-repeated="5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formula="of:=[.B1276]+inc" office:value-type="float" office:value="1.5576171875" calcext:value-type="float">
            <text:p>1,5576171875</text:p>
          </table:table-cell>
          <table:table-cell table:number-columns-repeated="5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formula="of:=[.B1277]+inc" office:value-type="float" office:value="1.558837890625" calcext:value-type="float">
            <text:p>1,558837890625</text:p>
          </table:table-cell>
          <table:table-cell table:number-columns-repeated="5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formula="of:=[.B1278]+inc" office:value-type="float" office:value="1.56005859375" calcext:value-type="float">
            <text:p>1,56005859375</text:p>
          </table:table-cell>
          <table:table-cell table:number-columns-repeated="5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formula="of:=[.B1279]+inc" office:value-type="float" office:value="1.561279296875" calcext:value-type="float">
            <text:p>1,561279296875</text:p>
          </table:table-cell>
          <table:table-cell table:number-columns-repeated="5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formula="of:=[.B1280]+inc" office:value-type="float" office:value="1.5625" calcext:value-type="float">
            <text:p>1,5625</text:p>
          </table:table-cell>
          <table:table-cell table:number-columns-repeated="5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formula="of:=[.B1281]+inc" office:value-type="float" office:value="1.563720703125" calcext:value-type="float">
            <text:p>1,563720703125</text:p>
          </table:table-cell>
          <table:table-cell table:number-columns-repeated="5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formula="of:=[.B1282]+inc" office:value-type="float" office:value="1.56494140625" calcext:value-type="float">
            <text:p>1,56494140625</text:p>
          </table:table-cell>
          <table:table-cell table:number-columns-repeated="5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formula="of:=[.B1283]+inc" office:value-type="float" office:value="1.566162109375" calcext:value-type="float">
            <text:p>1,566162109375</text:p>
          </table:table-cell>
          <table:table-cell table:number-columns-repeated="5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formula="of:=[.B1284]+inc" office:value-type="float" office:value="1.5673828125" calcext:value-type="float">
            <text:p>1,5673828125</text:p>
          </table:table-cell>
          <table:table-cell table:number-columns-repeated="5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formula="of:=[.B1285]+inc" office:value-type="float" office:value="1.568603515625" calcext:value-type="float">
            <text:p>1,568603515625</text:p>
          </table:table-cell>
          <table:table-cell table:number-columns-repeated="5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formula="of:=[.B1286]+inc" office:value-type="float" office:value="1.56982421875" calcext:value-type="float">
            <text:p>1,56982421875</text:p>
          </table:table-cell>
          <table:table-cell table:number-columns-repeated="5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formula="of:=[.B1287]+inc" office:value-type="float" office:value="1.571044921875" calcext:value-type="float">
            <text:p>1,571044921875</text:p>
          </table:table-cell>
          <table:table-cell table:number-columns-repeated="5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formula="of:=[.B1288]+inc" office:value-type="float" office:value="1.572265625" calcext:value-type="float">
            <text:p>1,572265625</text:p>
          </table:table-cell>
          <table:table-cell table:number-columns-repeated="5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formula="of:=[.B1289]+inc" office:value-type="float" office:value="1.573486328125" calcext:value-type="float">
            <text:p>1,573486328125</text:p>
          </table:table-cell>
          <table:table-cell table:number-columns-repeated="5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formula="of:=[.B1290]+inc" office:value-type="float" office:value="1.57470703125" calcext:value-type="float">
            <text:p>1,57470703125</text:p>
          </table:table-cell>
          <table:table-cell table:number-columns-repeated="5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formula="of:=[.B1291]+inc" office:value-type="float" office:value="1.575927734375" calcext:value-type="float">
            <text:p>1,575927734375</text:p>
          </table:table-cell>
          <table:table-cell table:number-columns-repeated="5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formula="of:=[.B1292]+inc" office:value-type="float" office:value="1.5771484375" calcext:value-type="float">
            <text:p>1,5771484375</text:p>
          </table:table-cell>
          <table:table-cell table:number-columns-repeated="5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formula="of:=[.B1293]+inc" office:value-type="float" office:value="1.578369140625" calcext:value-type="float">
            <text:p>1,578369140625</text:p>
          </table:table-cell>
          <table:table-cell table:number-columns-repeated="5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formula="of:=[.B1294]+inc" office:value-type="float" office:value="1.57958984375" calcext:value-type="float">
            <text:p>1,57958984375</text:p>
          </table:table-cell>
          <table:table-cell table:number-columns-repeated="5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formula="of:=[.B1295]+inc" office:value-type="float" office:value="1.580810546875" calcext:value-type="float">
            <text:p>1,580810546875</text:p>
          </table:table-cell>
          <table:table-cell table:number-columns-repeated="5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formula="of:=[.B1296]+inc" office:value-type="float" office:value="1.58203125" calcext:value-type="float">
            <text:p>1,58203125</text:p>
          </table:table-cell>
          <table:table-cell table:number-columns-repeated="5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formula="of:=[.B1297]+inc" office:value-type="float" office:value="1.583251953125" calcext:value-type="float">
            <text:p>1,583251953125</text:p>
          </table:table-cell>
          <table:table-cell table:number-columns-repeated="5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formula="of:=[.B1298]+inc" office:value-type="float" office:value="1.58447265625" calcext:value-type="float">
            <text:p>1,58447265625</text:p>
          </table:table-cell>
          <table:table-cell table:number-columns-repeated="5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formula="of:=[.B1299]+inc" office:value-type="float" office:value="1.585693359375" calcext:value-type="float">
            <text:p>1,585693359375</text:p>
          </table:table-cell>
          <table:table-cell table:number-columns-repeated="5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[.B1300]+inc" office:value-type="float" office:value="1.5869140625" calcext:value-type="float">
            <text:p>1,5869140625</text:p>
          </table:table-cell>
          <table:table-cell table:number-columns-repeated="5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formula="of:=[.B1301]+inc" office:value-type="float" office:value="1.588134765625" calcext:value-type="float">
            <text:p>1,588134765625</text:p>
          </table:table-cell>
          <table:table-cell table:number-columns-repeated="5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formula="of:=[.B1302]+inc" office:value-type="float" office:value="1.58935546875" calcext:value-type="float">
            <text:p>1,58935546875</text:p>
          </table:table-cell>
          <table:table-cell table:number-columns-repeated="5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formula="of:=[.B1303]+inc" office:value-type="float" office:value="1.590576171875" calcext:value-type="float">
            <text:p>1,590576171875</text:p>
          </table:table-cell>
          <table:table-cell table:number-columns-repeated="5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formula="of:=[.B1304]+inc" office:value-type="float" office:value="1.591796875" calcext:value-type="float">
            <text:p>1,591796875</text:p>
          </table:table-cell>
          <table:table-cell table:number-columns-repeated="5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formula="of:=[.B1305]+inc" office:value-type="float" office:value="1.593017578125" calcext:value-type="float">
            <text:p>1,593017578125</text:p>
          </table:table-cell>
          <table:table-cell table:number-columns-repeated="5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formula="of:=[.B1306]+inc" office:value-type="float" office:value="1.59423828125" calcext:value-type="float">
            <text:p>1,59423828125</text:p>
          </table:table-cell>
          <table:table-cell table:number-columns-repeated="5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formula="of:=[.B1307]+inc" office:value-type="float" office:value="1.595458984375" calcext:value-type="float">
            <text:p>1,595458984375</text:p>
          </table:table-cell>
          <table:table-cell table:number-columns-repeated="5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formula="of:=[.B1308]+inc" office:value-type="float" office:value="1.5966796875" calcext:value-type="float">
            <text:p>1,5966796875</text:p>
          </table:table-cell>
          <table:table-cell table:number-columns-repeated="5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formula="of:=[.B1309]+inc" office:value-type="float" office:value="1.597900390625" calcext:value-type="float">
            <text:p>1,597900390625</text:p>
          </table:table-cell>
          <table:table-cell table:number-columns-repeated="5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formula="of:=[.B1310]+inc" office:value-type="float" office:value="1.59912109375" calcext:value-type="float">
            <text:p>1,59912109375</text:p>
          </table:table-cell>
          <table:table-cell table:number-columns-repeated="5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formula="of:=[.B1311]+inc" office:value-type="float" office:value="1.600341796875" calcext:value-type="float">
            <text:p>1,600341796875</text:p>
          </table:table-cell>
          <table:table-cell table:number-columns-repeated="5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formula="of:=[.B1312]+inc" office:value-type="float" office:value="1.6015625" calcext:value-type="float">
            <text:p>1,6015625</text:p>
          </table:table-cell>
          <table:table-cell table:number-columns-repeated="5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formula="of:=[.B1313]+inc" office:value-type="float" office:value="1.602783203125" calcext:value-type="float">
            <text:p>1,602783203125</text:p>
          </table:table-cell>
          <table:table-cell table:number-columns-repeated="5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formula="of:=[.B1314]+inc" office:value-type="float" office:value="1.60400390625" calcext:value-type="float">
            <text:p>1,60400390625</text:p>
          </table:table-cell>
          <table:table-cell table:number-columns-repeated="5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formula="of:=[.B1315]+inc" office:value-type="float" office:value="1.605224609375" calcext:value-type="float">
            <text:p>1,605224609375</text:p>
          </table:table-cell>
          <table:table-cell table:number-columns-repeated="5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formula="of:=[.B1316]+inc" office:value-type="float" office:value="1.6064453125" calcext:value-type="float">
            <text:p>1,6064453125</text:p>
          </table:table-cell>
          <table:table-cell table:number-columns-repeated="5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formula="of:=[.B1317]+inc" office:value-type="float" office:value="1.607666015625" calcext:value-type="float">
            <text:p>1,607666015625</text:p>
          </table:table-cell>
          <table:table-cell table:number-columns-repeated="5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formula="of:=[.B1318]+inc" office:value-type="float" office:value="1.60888671875" calcext:value-type="float">
            <text:p>1,60888671875</text:p>
          </table:table-cell>
          <table:table-cell table:number-columns-repeated="5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formula="of:=[.B1319]+inc" office:value-type="float" office:value="1.610107421875" calcext:value-type="float">
            <text:p>1,610107421875</text:p>
          </table:table-cell>
          <table:table-cell table:number-columns-repeated="5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formula="of:=[.B1320]+inc" office:value-type="float" office:value="1.611328125" calcext:value-type="float">
            <text:p>1,611328125</text:p>
          </table:table-cell>
          <table:table-cell table:number-columns-repeated="5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formula="of:=[.B1321]+inc" office:value-type="float" office:value="1.612548828125" calcext:value-type="float">
            <text:p>1,612548828125</text:p>
          </table:table-cell>
          <table:table-cell table:number-columns-repeated="5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formula="of:=[.B1322]+inc" office:value-type="float" office:value="1.61376953125" calcext:value-type="float">
            <text:p>1,61376953125</text:p>
          </table:table-cell>
          <table:table-cell table:number-columns-repeated="5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formula="of:=[.B1323]+inc" office:value-type="float" office:value="1.614990234375" calcext:value-type="float">
            <text:p>1,614990234375</text:p>
          </table:table-cell>
          <table:table-cell table:number-columns-repeated="5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formula="of:=[.B1324]+inc" office:value-type="float" office:value="1.6162109375" calcext:value-type="float">
            <text:p>1,6162109375</text:p>
          </table:table-cell>
          <table:table-cell table:number-columns-repeated="5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formula="of:=[.B1325]+inc" office:value-type="float" office:value="1.617431640625" calcext:value-type="float">
            <text:p>1,617431640625</text:p>
          </table:table-cell>
          <table:table-cell table:number-columns-repeated="5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formula="of:=[.B1326]+inc" office:value-type="float" office:value="1.61865234375" calcext:value-type="float">
            <text:p>1,61865234375</text:p>
          </table:table-cell>
          <table:table-cell table:number-columns-repeated="5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formula="of:=[.B1327]+inc" office:value-type="float" office:value="1.619873046875" calcext:value-type="float">
            <text:p>1,619873046875</text:p>
          </table:table-cell>
          <table:table-cell table:number-columns-repeated="5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formula="of:=[.B1328]+inc" office:value-type="float" office:value="1.62109375" calcext:value-type="float">
            <text:p>1,62109375</text:p>
          </table:table-cell>
          <table:table-cell table:number-columns-repeated="5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formula="of:=[.B1329]+inc" office:value-type="float" office:value="1.622314453125" calcext:value-type="float">
            <text:p>1,622314453125</text:p>
          </table:table-cell>
          <table:table-cell table:number-columns-repeated="5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formula="of:=[.B1330]+inc" office:value-type="float" office:value="1.62353515625" calcext:value-type="float">
            <text:p>1,62353515625</text:p>
          </table:table-cell>
          <table:table-cell table:number-columns-repeated="5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formula="of:=[.B1331]+inc" office:value-type="float" office:value="1.624755859375" calcext:value-type="float">
            <text:p>1,624755859375</text:p>
          </table:table-cell>
          <table:table-cell table:number-columns-repeated="5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formula="of:=[.B1332]+inc" office:value-type="float" office:value="1.6259765625" calcext:value-type="float">
            <text:p>1,6259765625</text:p>
          </table:table-cell>
          <table:table-cell table:number-columns-repeated="5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formula="of:=[.B1333]+inc" office:value-type="float" office:value="1.627197265625" calcext:value-type="float">
            <text:p>1,627197265625</text:p>
          </table:table-cell>
          <table:table-cell table:number-columns-repeated="5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formula="of:=[.B1334]+inc" office:value-type="float" office:value="1.62841796875" calcext:value-type="float">
            <text:p>1,62841796875</text:p>
          </table:table-cell>
          <table:table-cell table:number-columns-repeated="5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formula="of:=[.B1335]+inc" office:value-type="float" office:value="1.629638671875" calcext:value-type="float">
            <text:p>1,629638671875</text:p>
          </table:table-cell>
          <table:table-cell table:number-columns-repeated="5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formula="of:=[.B1336]+inc" office:value-type="float" office:value="1.630859375" calcext:value-type="float">
            <text:p>1,630859375</text:p>
          </table:table-cell>
          <table:table-cell table:number-columns-repeated="5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formula="of:=[.B1337]+inc" office:value-type="float" office:value="1.632080078125" calcext:value-type="float">
            <text:p>1,632080078125</text:p>
          </table:table-cell>
          <table:table-cell table:number-columns-repeated="5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formula="of:=[.B1338]+inc" office:value-type="float" office:value="1.63330078125" calcext:value-type="float">
            <text:p>1,63330078125</text:p>
          </table:table-cell>
          <table:table-cell table:number-columns-repeated="5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formula="of:=[.B1339]+inc" office:value-type="float" office:value="1.634521484375" calcext:value-type="float">
            <text:p>1,634521484375</text:p>
          </table:table-cell>
          <table:table-cell table:number-columns-repeated="5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formula="of:=[.B1340]+inc" office:value-type="float" office:value="1.6357421875" calcext:value-type="float">
            <text:p>1,6357421875</text:p>
          </table:table-cell>
          <table:table-cell table:number-columns-repeated="5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formula="of:=[.B1341]+inc" office:value-type="float" office:value="1.636962890625" calcext:value-type="float">
            <text:p>1,636962890625</text:p>
          </table:table-cell>
          <table:table-cell table:number-columns-repeated="5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formula="of:=[.B1342]+inc" office:value-type="float" office:value="1.63818359375" calcext:value-type="float">
            <text:p>1,63818359375</text:p>
          </table:table-cell>
          <table:table-cell table:number-columns-repeated="5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formula="of:=[.B1343]+inc" office:value-type="float" office:value="1.639404296875" calcext:value-type="float">
            <text:p>1,639404296875</text:p>
          </table:table-cell>
          <table:table-cell table:number-columns-repeated="5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formula="of:=[.B1344]+inc" office:value-type="float" office:value="1.640625" calcext:value-type="float">
            <text:p>1,640625</text:p>
          </table:table-cell>
          <table:table-cell table:number-columns-repeated="5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formula="of:=[.B1345]+inc" office:value-type="float" office:value="1.641845703125" calcext:value-type="float">
            <text:p>1,641845703125</text:p>
          </table:table-cell>
          <table:table-cell table:number-columns-repeated="5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formula="of:=[.B1346]+inc" office:value-type="float" office:value="1.64306640625" calcext:value-type="float">
            <text:p>1,64306640625</text:p>
          </table:table-cell>
          <table:table-cell table:number-columns-repeated="5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formula="of:=[.B1347]+inc" office:value-type="float" office:value="1.644287109375" calcext:value-type="float">
            <text:p>1,644287109375</text:p>
          </table:table-cell>
          <table:table-cell table:number-columns-repeated="5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formula="of:=[.B1348]+inc" office:value-type="float" office:value="1.6455078125" calcext:value-type="float">
            <text:p>1,6455078125</text:p>
          </table:table-cell>
          <table:table-cell table:number-columns-repeated="5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formula="of:=[.B1349]+inc" office:value-type="float" office:value="1.646728515625" calcext:value-type="float">
            <text:p>1,646728515625</text:p>
          </table:table-cell>
          <table:table-cell table:number-columns-repeated="5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formula="of:=[.B1350]+inc" office:value-type="float" office:value="1.64794921875" calcext:value-type="float">
            <text:p>1,64794921875</text:p>
          </table:table-cell>
          <table:table-cell table:number-columns-repeated="5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formula="of:=[.B1351]+inc" office:value-type="float" office:value="1.649169921875" calcext:value-type="float">
            <text:p>1,649169921875</text:p>
          </table:table-cell>
          <table:table-cell table:number-columns-repeated="5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formula="of:=[.B1352]+inc" office:value-type="float" office:value="1.650390625" calcext:value-type="float">
            <text:p>1,650390625</text:p>
          </table:table-cell>
          <table:table-cell table:number-columns-repeated="5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formula="of:=[.B1353]+inc" office:value-type="float" office:value="1.651611328125" calcext:value-type="float">
            <text:p>1,651611328125</text:p>
          </table:table-cell>
          <table:table-cell table:number-columns-repeated="5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formula="of:=[.B1354]+inc" office:value-type="float" office:value="1.65283203125" calcext:value-type="float">
            <text:p>1,65283203125</text:p>
          </table:table-cell>
          <table:table-cell table:number-columns-repeated="5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formula="of:=[.B1355]+inc" office:value-type="float" office:value="1.654052734375" calcext:value-type="float">
            <text:p>1,654052734375</text:p>
          </table:table-cell>
          <table:table-cell table:number-columns-repeated="5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formula="of:=[.B1356]+inc" office:value-type="float" office:value="1.6552734375" calcext:value-type="float">
            <text:p>1,6552734375</text:p>
          </table:table-cell>
          <table:table-cell table:number-columns-repeated="5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formula="of:=[.B1357]+inc" office:value-type="float" office:value="1.656494140625" calcext:value-type="float">
            <text:p>1,656494140625</text:p>
          </table:table-cell>
          <table:table-cell table:number-columns-repeated="5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formula="of:=[.B1358]+inc" office:value-type="float" office:value="1.65771484375" calcext:value-type="float">
            <text:p>1,65771484375</text:p>
          </table:table-cell>
          <table:table-cell table:number-columns-repeated="5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formula="of:=[.B1359]+inc" office:value-type="float" office:value="1.658935546875" calcext:value-type="float">
            <text:p>1,658935546875</text:p>
          </table:table-cell>
          <table:table-cell table:number-columns-repeated="5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formula="of:=[.B1360]+inc" office:value-type="float" office:value="1.66015625" calcext:value-type="float">
            <text:p>1,66015625</text:p>
          </table:table-cell>
          <table:table-cell table:number-columns-repeated="5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formula="of:=[.B1361]+inc" office:value-type="float" office:value="1.661376953125" calcext:value-type="float">
            <text:p>1,661376953125</text:p>
          </table:table-cell>
          <table:table-cell table:number-columns-repeated="5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formula="of:=[.B1362]+inc" office:value-type="float" office:value="1.66259765625" calcext:value-type="float">
            <text:p>1,66259765625</text:p>
          </table:table-cell>
          <table:table-cell table:number-columns-repeated="5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formula="of:=[.B1363]+inc" office:value-type="float" office:value="1.663818359375" calcext:value-type="float">
            <text:p>1,663818359375</text:p>
          </table:table-cell>
          <table:table-cell table:number-columns-repeated="5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formula="of:=[.B1364]+inc" office:value-type="float" office:value="1.6650390625" calcext:value-type="float">
            <text:p>1,6650390625</text:p>
          </table:table-cell>
          <table:table-cell table:number-columns-repeated="5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formula="of:=[.B1365]+inc" office:value-type="float" office:value="1.666259765625" calcext:value-type="float">
            <text:p>1,666259765625</text:p>
          </table:table-cell>
          <table:table-cell table:number-columns-repeated="5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formula="of:=[.B1366]+inc" office:value-type="float" office:value="1.66748046875" calcext:value-type="float">
            <text:p>1,66748046875</text:p>
          </table:table-cell>
          <table:table-cell table:number-columns-repeated="5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formula="of:=[.B1367]+inc" office:value-type="float" office:value="1.668701171875" calcext:value-type="float">
            <text:p>1,668701171875</text:p>
          </table:table-cell>
          <table:table-cell table:number-columns-repeated="5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formula="of:=[.B1368]+inc" office:value-type="float" office:value="1.669921875" calcext:value-type="float">
            <text:p>1,669921875</text:p>
          </table:table-cell>
          <table:table-cell table:number-columns-repeated="5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formula="of:=[.B1369]+inc" office:value-type="float" office:value="1.671142578125" calcext:value-type="float">
            <text:p>1,671142578125</text:p>
          </table:table-cell>
          <table:table-cell table:number-columns-repeated="5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formula="of:=[.B1370]+inc" office:value-type="float" office:value="1.67236328125" calcext:value-type="float">
            <text:p>1,67236328125</text:p>
          </table:table-cell>
          <table:table-cell table:number-columns-repeated="5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formula="of:=[.B1371]+inc" office:value-type="float" office:value="1.673583984375" calcext:value-type="float">
            <text:p>1,673583984375</text:p>
          </table:table-cell>
          <table:table-cell table:number-columns-repeated="5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formula="of:=[.B1372]+inc" office:value-type="float" office:value="1.6748046875" calcext:value-type="float">
            <text:p>1,6748046875</text:p>
          </table:table-cell>
          <table:table-cell table:number-columns-repeated="5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formula="of:=[.B1373]+inc" office:value-type="float" office:value="1.676025390625" calcext:value-type="float">
            <text:p>1,676025390625</text:p>
          </table:table-cell>
          <table:table-cell table:number-columns-repeated="5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formula="of:=[.B1374]+inc" office:value-type="float" office:value="1.67724609375" calcext:value-type="float">
            <text:p>1,67724609375</text:p>
          </table:table-cell>
          <table:table-cell table:number-columns-repeated="5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formula="of:=[.B1375]+inc" office:value-type="float" office:value="1.678466796875" calcext:value-type="float">
            <text:p>1,678466796875</text:p>
          </table:table-cell>
          <table:table-cell table:number-columns-repeated="5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formula="of:=[.B1376]+inc" office:value-type="float" office:value="1.6796875" calcext:value-type="float">
            <text:p>1,6796875</text:p>
          </table:table-cell>
          <table:table-cell table:number-columns-repeated="5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formula="of:=[.B1377]+inc" office:value-type="float" office:value="1.680908203125" calcext:value-type="float">
            <text:p>1,680908203125</text:p>
          </table:table-cell>
          <table:table-cell table:number-columns-repeated="5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formula="of:=[.B1378]+inc" office:value-type="float" office:value="1.68212890625" calcext:value-type="float">
            <text:p>1,68212890625</text:p>
          </table:table-cell>
          <table:table-cell table:number-columns-repeated="5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formula="of:=[.B1379]+inc" office:value-type="float" office:value="1.683349609375" calcext:value-type="float">
            <text:p>1,683349609375</text:p>
          </table:table-cell>
          <table:table-cell table:number-columns-repeated="5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formula="of:=[.B1380]+inc" office:value-type="float" office:value="1.6845703125" calcext:value-type="float">
            <text:p>1,6845703125</text:p>
          </table:table-cell>
          <table:table-cell table:number-columns-repeated="5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formula="of:=[.B1381]+inc" office:value-type="float" office:value="1.685791015625" calcext:value-type="float">
            <text:p>1,685791015625</text:p>
          </table:table-cell>
          <table:table-cell table:number-columns-repeated="5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formula="of:=[.B1382]+inc" office:value-type="float" office:value="1.68701171875" calcext:value-type="float">
            <text:p>1,68701171875</text:p>
          </table:table-cell>
          <table:table-cell table:number-columns-repeated="5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formula="of:=[.B1383]+inc" office:value-type="float" office:value="1.688232421875" calcext:value-type="float">
            <text:p>1,688232421875</text:p>
          </table:table-cell>
          <table:table-cell table:number-columns-repeated="5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formula="of:=[.B1384]+inc" office:value-type="float" office:value="1.689453125" calcext:value-type="float">
            <text:p>1,689453125</text:p>
          </table:table-cell>
          <table:table-cell table:number-columns-repeated="5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formula="of:=[.B1385]+inc" office:value-type="float" office:value="1.690673828125" calcext:value-type="float">
            <text:p>1,690673828125</text:p>
          </table:table-cell>
          <table:table-cell table:number-columns-repeated="5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formula="of:=[.B1386]+inc" office:value-type="float" office:value="1.69189453125" calcext:value-type="float">
            <text:p>1,69189453125</text:p>
          </table:table-cell>
          <table:table-cell table:number-columns-repeated="5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formula="of:=[.B1387]+inc" office:value-type="float" office:value="1.693115234375" calcext:value-type="float">
            <text:p>1,693115234375</text:p>
          </table:table-cell>
          <table:table-cell table:number-columns-repeated="5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formula="of:=[.B1388]+inc" office:value-type="float" office:value="1.6943359375" calcext:value-type="float">
            <text:p>1,6943359375</text:p>
          </table:table-cell>
          <table:table-cell table:number-columns-repeated="5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formula="of:=[.B1389]+inc" office:value-type="float" office:value="1.695556640625" calcext:value-type="float">
            <text:p>1,695556640625</text:p>
          </table:table-cell>
          <table:table-cell table:number-columns-repeated="5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formula="of:=[.B1390]+inc" office:value-type="float" office:value="1.69677734375" calcext:value-type="float">
            <text:p>1,69677734375</text:p>
          </table:table-cell>
          <table:table-cell table:number-columns-repeated="5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formula="of:=[.B1391]+inc" office:value-type="float" office:value="1.697998046875" calcext:value-type="float">
            <text:p>1,697998046875</text:p>
          </table:table-cell>
          <table:table-cell table:number-columns-repeated="5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formula="of:=[.B1392]+inc" office:value-type="float" office:value="1.69921875" calcext:value-type="float">
            <text:p>1,69921875</text:p>
          </table:table-cell>
          <table:table-cell table:number-columns-repeated="5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formula="of:=[.B1393]+inc" office:value-type="float" office:value="1.700439453125" calcext:value-type="float">
            <text:p>1,700439453125</text:p>
          </table:table-cell>
          <table:table-cell table:number-columns-repeated="5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formula="of:=[.B1394]+inc" office:value-type="float" office:value="1.70166015625" calcext:value-type="float">
            <text:p>1,70166015625</text:p>
          </table:table-cell>
          <table:table-cell table:number-columns-repeated="5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formula="of:=[.B1395]+inc" office:value-type="float" office:value="1.702880859375" calcext:value-type="float">
            <text:p>1,702880859375</text:p>
          </table:table-cell>
          <table:table-cell table:number-columns-repeated="5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formula="of:=[.B1396]+inc" office:value-type="float" office:value="1.7041015625" calcext:value-type="float">
            <text:p>1,7041015625</text:p>
          </table:table-cell>
          <table:table-cell table:number-columns-repeated="5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formula="of:=[.B1397]+inc" office:value-type="float" office:value="1.705322265625" calcext:value-type="float">
            <text:p>1,705322265625</text:p>
          </table:table-cell>
          <table:table-cell table:number-columns-repeated="5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formula="of:=[.B1398]+inc" office:value-type="float" office:value="1.70654296875" calcext:value-type="float">
            <text:p>1,70654296875</text:p>
          </table:table-cell>
          <table:table-cell table:number-columns-repeated="5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formula="of:=[.B1399]+inc" office:value-type="float" office:value="1.707763671875" calcext:value-type="float">
            <text:p>1,707763671875</text:p>
          </table:table-cell>
          <table:table-cell table:number-columns-repeated="5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[.B1400]+inc" office:value-type="float" office:value="1.708984375" calcext:value-type="float">
            <text:p>1,708984375</text:p>
          </table:table-cell>
          <table:table-cell table:number-columns-repeated="5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formula="of:=[.B1401]+inc" office:value-type="float" office:value="1.710205078125" calcext:value-type="float">
            <text:p>1,710205078125</text:p>
          </table:table-cell>
          <table:table-cell table:number-columns-repeated="5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formula="of:=[.B1402]+inc" office:value-type="float" office:value="1.71142578125" calcext:value-type="float">
            <text:p>1,71142578125</text:p>
          </table:table-cell>
          <table:table-cell table:number-columns-repeated="5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formula="of:=[.B1403]+inc" office:value-type="float" office:value="1.712646484375" calcext:value-type="float">
            <text:p>1,712646484375</text:p>
          </table:table-cell>
          <table:table-cell table:number-columns-repeated="5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formula="of:=[.B1404]+inc" office:value-type="float" office:value="1.7138671875" calcext:value-type="float">
            <text:p>1,7138671875</text:p>
          </table:table-cell>
          <table:table-cell table:number-columns-repeated="5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formula="of:=[.B1405]+inc" office:value-type="float" office:value="1.715087890625" calcext:value-type="float">
            <text:p>1,715087890625</text:p>
          </table:table-cell>
          <table:table-cell table:number-columns-repeated="5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formula="of:=[.B1406]+inc" office:value-type="float" office:value="1.71630859375" calcext:value-type="float">
            <text:p>1,71630859375</text:p>
          </table:table-cell>
          <table:table-cell table:number-columns-repeated="5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formula="of:=[.B1407]+inc" office:value-type="float" office:value="1.717529296875" calcext:value-type="float">
            <text:p>1,717529296875</text:p>
          </table:table-cell>
          <table:table-cell table:number-columns-repeated="5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formula="of:=[.B1408]+inc" office:value-type="float" office:value="1.71875" calcext:value-type="float">
            <text:p>1,71875</text:p>
          </table:table-cell>
          <table:table-cell table:number-columns-repeated="5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formula="of:=[.B1409]+inc" office:value-type="float" office:value="1.719970703125" calcext:value-type="float">
            <text:p>1,719970703125</text:p>
          </table:table-cell>
          <table:table-cell table:number-columns-repeated="5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formula="of:=[.B1410]+inc" office:value-type="float" office:value="1.72119140625" calcext:value-type="float">
            <text:p>1,72119140625</text:p>
          </table:table-cell>
          <table:table-cell table:number-columns-repeated="5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formula="of:=[.B1411]+inc" office:value-type="float" office:value="1.722412109375" calcext:value-type="float">
            <text:p>1,722412109375</text:p>
          </table:table-cell>
          <table:table-cell table:number-columns-repeated="5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formula="of:=[.B1412]+inc" office:value-type="float" office:value="1.7236328125" calcext:value-type="float">
            <text:p>1,7236328125</text:p>
          </table:table-cell>
          <table:table-cell table:number-columns-repeated="5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formula="of:=[.B1413]+inc" office:value-type="float" office:value="1.724853515625" calcext:value-type="float">
            <text:p>1,724853515625</text:p>
          </table:table-cell>
          <table:table-cell table:number-columns-repeated="5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formula="of:=[.B1414]+inc" office:value-type="float" office:value="1.72607421875" calcext:value-type="float">
            <text:p>1,72607421875</text:p>
          </table:table-cell>
          <table:table-cell table:number-columns-repeated="5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formula="of:=[.B1415]+inc" office:value-type="float" office:value="1.727294921875" calcext:value-type="float">
            <text:p>1,727294921875</text:p>
          </table:table-cell>
          <table:table-cell table:number-columns-repeated="5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formula="of:=[.B1416]+inc" office:value-type="float" office:value="1.728515625" calcext:value-type="float">
            <text:p>1,728515625</text:p>
          </table:table-cell>
          <table:table-cell table:number-columns-repeated="5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formula="of:=[.B1417]+inc" office:value-type="float" office:value="1.729736328125" calcext:value-type="float">
            <text:p>1,729736328125</text:p>
          </table:table-cell>
          <table:table-cell table:number-columns-repeated="5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formula="of:=[.B1418]+inc" office:value-type="float" office:value="1.73095703125" calcext:value-type="float">
            <text:p>1,73095703125</text:p>
          </table:table-cell>
          <table:table-cell table:number-columns-repeated="5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formula="of:=[.B1419]+inc" office:value-type="float" office:value="1.732177734375" calcext:value-type="float">
            <text:p>1,732177734375</text:p>
          </table:table-cell>
          <table:table-cell table:number-columns-repeated="5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formula="of:=[.B1420]+inc" office:value-type="float" office:value="1.7333984375" calcext:value-type="float">
            <text:p>1,7333984375</text:p>
          </table:table-cell>
          <table:table-cell table:number-columns-repeated="5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formula="of:=[.B1421]+inc" office:value-type="float" office:value="1.734619140625" calcext:value-type="float">
            <text:p>1,734619140625</text:p>
          </table:table-cell>
          <table:table-cell table:number-columns-repeated="5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formula="of:=[.B1422]+inc" office:value-type="float" office:value="1.73583984375" calcext:value-type="float">
            <text:p>1,73583984375</text:p>
          </table:table-cell>
          <table:table-cell table:number-columns-repeated="5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formula="of:=[.B1423]+inc" office:value-type="float" office:value="1.737060546875" calcext:value-type="float">
            <text:p>1,737060546875</text:p>
          </table:table-cell>
          <table:table-cell table:number-columns-repeated="5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formula="of:=[.B1424]+inc" office:value-type="float" office:value="1.73828125" calcext:value-type="float">
            <text:p>1,73828125</text:p>
          </table:table-cell>
          <table:table-cell table:number-columns-repeated="5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formula="of:=[.B1425]+inc" office:value-type="float" office:value="1.739501953125" calcext:value-type="float">
            <text:p>1,739501953125</text:p>
          </table:table-cell>
          <table:table-cell table:number-columns-repeated="5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formula="of:=[.B1426]+inc" office:value-type="float" office:value="1.74072265625" calcext:value-type="float">
            <text:p>1,74072265625</text:p>
          </table:table-cell>
          <table:table-cell table:number-columns-repeated="5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formula="of:=[.B1427]+inc" office:value-type="float" office:value="1.741943359375" calcext:value-type="float">
            <text:p>1,741943359375</text:p>
          </table:table-cell>
          <table:table-cell table:number-columns-repeated="5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formula="of:=[.B1428]+inc" office:value-type="float" office:value="1.7431640625" calcext:value-type="float">
            <text:p>1,7431640625</text:p>
          </table:table-cell>
          <table:table-cell table:number-columns-repeated="5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formula="of:=[.B1429]+inc" office:value-type="float" office:value="1.744384765625" calcext:value-type="float">
            <text:p>1,744384765625</text:p>
          </table:table-cell>
          <table:table-cell table:number-columns-repeated="5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formula="of:=[.B1430]+inc" office:value-type="float" office:value="1.74560546875" calcext:value-type="float">
            <text:p>1,74560546875</text:p>
          </table:table-cell>
          <table:table-cell table:number-columns-repeated="5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formula="of:=[.B1431]+inc" office:value-type="float" office:value="1.746826171875" calcext:value-type="float">
            <text:p>1,746826171875</text:p>
          </table:table-cell>
          <table:table-cell table:number-columns-repeated="5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formula="of:=[.B1432]+inc" office:value-type="float" office:value="1.748046875" calcext:value-type="float">
            <text:p>1,748046875</text:p>
          </table:table-cell>
          <table:table-cell table:number-columns-repeated="5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formula="of:=[.B1433]+inc" office:value-type="float" office:value="1.749267578125" calcext:value-type="float">
            <text:p>1,749267578125</text:p>
          </table:table-cell>
          <table:table-cell table:number-columns-repeated="5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formula="of:=[.B1434]+inc" office:value-type="float" office:value="1.75048828125" calcext:value-type="float">
            <text:p>1,75048828125</text:p>
          </table:table-cell>
          <table:table-cell table:number-columns-repeated="5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formula="of:=[.B1435]+inc" office:value-type="float" office:value="1.751708984375" calcext:value-type="float">
            <text:p>1,751708984375</text:p>
          </table:table-cell>
          <table:table-cell table:number-columns-repeated="5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formula="of:=[.B1436]+inc" office:value-type="float" office:value="1.7529296875" calcext:value-type="float">
            <text:p>1,7529296875</text:p>
          </table:table-cell>
          <table:table-cell table:number-columns-repeated="5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formula="of:=[.B1437]+inc" office:value-type="float" office:value="1.754150390625" calcext:value-type="float">
            <text:p>1,754150390625</text:p>
          </table:table-cell>
          <table:table-cell table:number-columns-repeated="5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formula="of:=[.B1438]+inc" office:value-type="float" office:value="1.75537109375" calcext:value-type="float">
            <text:p>1,75537109375</text:p>
          </table:table-cell>
          <table:table-cell table:number-columns-repeated="5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formula="of:=[.B1439]+inc" office:value-type="float" office:value="1.756591796875" calcext:value-type="float">
            <text:p>1,756591796875</text:p>
          </table:table-cell>
          <table:table-cell table:number-columns-repeated="5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formula="of:=[.B1440]+inc" office:value-type="float" office:value="1.7578125" calcext:value-type="float">
            <text:p>1,7578125</text:p>
          </table:table-cell>
          <table:table-cell table:number-columns-repeated="5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formula="of:=[.B1441]+inc" office:value-type="float" office:value="1.759033203125" calcext:value-type="float">
            <text:p>1,759033203125</text:p>
          </table:table-cell>
          <table:table-cell table:number-columns-repeated="5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formula="of:=[.B1442]+inc" office:value-type="float" office:value="1.76025390625" calcext:value-type="float">
            <text:p>1,76025390625</text:p>
          </table:table-cell>
          <table:table-cell table:number-columns-repeated="5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formula="of:=[.B1443]+inc" office:value-type="float" office:value="1.761474609375" calcext:value-type="float">
            <text:p>1,761474609375</text:p>
          </table:table-cell>
          <table:table-cell table:number-columns-repeated="5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formula="of:=[.B1444]+inc" office:value-type="float" office:value="1.7626953125" calcext:value-type="float">
            <text:p>1,7626953125</text:p>
          </table:table-cell>
          <table:table-cell table:number-columns-repeated="5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formula="of:=[.B1445]+inc" office:value-type="float" office:value="1.763916015625" calcext:value-type="float">
            <text:p>1,763916015625</text:p>
          </table:table-cell>
          <table:table-cell table:number-columns-repeated="5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formula="of:=[.B1446]+inc" office:value-type="float" office:value="1.76513671875" calcext:value-type="float">
            <text:p>1,76513671875</text:p>
          </table:table-cell>
          <table:table-cell table:number-columns-repeated="5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formula="of:=[.B1447]+inc" office:value-type="float" office:value="1.766357421875" calcext:value-type="float">
            <text:p>1,766357421875</text:p>
          </table:table-cell>
          <table:table-cell table:number-columns-repeated="5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formula="of:=[.B1448]+inc" office:value-type="float" office:value="1.767578125" calcext:value-type="float">
            <text:p>1,767578125</text:p>
          </table:table-cell>
          <table:table-cell table:number-columns-repeated="5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formula="of:=[.B1449]+inc" office:value-type="float" office:value="1.768798828125" calcext:value-type="float">
            <text:p>1,768798828125</text:p>
          </table:table-cell>
          <table:table-cell table:number-columns-repeated="5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formula="of:=[.B1450]+inc" office:value-type="float" office:value="1.77001953125" calcext:value-type="float">
            <text:p>1,77001953125</text:p>
          </table:table-cell>
          <table:table-cell table:number-columns-repeated="5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formula="of:=[.B1451]+inc" office:value-type="float" office:value="1.771240234375" calcext:value-type="float">
            <text:p>1,771240234375</text:p>
          </table:table-cell>
          <table:table-cell table:number-columns-repeated="5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formula="of:=[.B1452]+inc" office:value-type="float" office:value="1.7724609375" calcext:value-type="float">
            <text:p>1,7724609375</text:p>
          </table:table-cell>
          <table:table-cell table:number-columns-repeated="5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formula="of:=[.B1453]+inc" office:value-type="float" office:value="1.773681640625" calcext:value-type="float">
            <text:p>1,773681640625</text:p>
          </table:table-cell>
          <table:table-cell table:number-columns-repeated="5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formula="of:=[.B1454]+inc" office:value-type="float" office:value="1.77490234375" calcext:value-type="float">
            <text:p>1,77490234375</text:p>
          </table:table-cell>
          <table:table-cell table:number-columns-repeated="5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formula="of:=[.B1455]+inc" office:value-type="float" office:value="1.776123046875" calcext:value-type="float">
            <text:p>1,776123046875</text:p>
          </table:table-cell>
          <table:table-cell table:number-columns-repeated="5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formula="of:=[.B1456]+inc" office:value-type="float" office:value="1.77734375" calcext:value-type="float">
            <text:p>1,77734375</text:p>
          </table:table-cell>
          <table:table-cell table:number-columns-repeated="5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formula="of:=[.B1457]+inc" office:value-type="float" office:value="1.778564453125" calcext:value-type="float">
            <text:p>1,778564453125</text:p>
          </table:table-cell>
          <table:table-cell table:number-columns-repeated="5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formula="of:=[.B1458]+inc" office:value-type="float" office:value="1.77978515625" calcext:value-type="float">
            <text:p>1,77978515625</text:p>
          </table:table-cell>
          <table:table-cell table:number-columns-repeated="5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formula="of:=[.B1459]+inc" office:value-type="float" office:value="1.781005859375" calcext:value-type="float">
            <text:p>1,781005859375</text:p>
          </table:table-cell>
          <table:table-cell table:number-columns-repeated="5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formula="of:=[.B1460]+inc" office:value-type="float" office:value="1.7822265625" calcext:value-type="float">
            <text:p>1,7822265625</text:p>
          </table:table-cell>
          <table:table-cell table:number-columns-repeated="5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formula="of:=[.B1461]+inc" office:value-type="float" office:value="1.783447265625" calcext:value-type="float">
            <text:p>1,783447265625</text:p>
          </table:table-cell>
          <table:table-cell table:number-columns-repeated="5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formula="of:=[.B1462]+inc" office:value-type="float" office:value="1.78466796875" calcext:value-type="float">
            <text:p>1,78466796875</text:p>
          </table:table-cell>
          <table:table-cell table:number-columns-repeated="5"/>
        </table:table-row>
        <table:table-row table:style-name="ro1">
          <table:table-cell office:value-type="float" office:value="1463" calcext:value-type="float">
            <text:p>1463</text:p>
          </table:table-cell>
          <table:table-cell table:formula="of:=[.B1463]+inc" office:value-type="float" office:value="1.785888671875" calcext:value-type="float">
            <text:p>1,785888671875</text:p>
          </table:table-cell>
          <table:table-cell table:number-columns-repeated="5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formula="of:=[.B1464]+inc" office:value-type="float" office:value="1.787109375" calcext:value-type="float">
            <text:p>1,787109375</text:p>
          </table:table-cell>
          <table:table-cell table:number-columns-repeated="5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formula="of:=[.B1465]+inc" office:value-type="float" office:value="1.788330078125" calcext:value-type="float">
            <text:p>1,788330078125</text:p>
          </table:table-cell>
          <table:table-cell table:number-columns-repeated="5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formula="of:=[.B1466]+inc" office:value-type="float" office:value="1.78955078125" calcext:value-type="float">
            <text:p>1,78955078125</text:p>
          </table:table-cell>
          <table:table-cell table:number-columns-repeated="5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formula="of:=[.B1467]+inc" office:value-type="float" office:value="1.790771484375" calcext:value-type="float">
            <text:p>1,790771484375</text:p>
          </table:table-cell>
          <table:table-cell table:number-columns-repeated="5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formula="of:=[.B1468]+inc" office:value-type="float" office:value="1.7919921875" calcext:value-type="float">
            <text:p>1,7919921875</text:p>
          </table:table-cell>
          <table:table-cell table:number-columns-repeated="5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formula="of:=[.B1469]+inc" office:value-type="float" office:value="1.793212890625" calcext:value-type="float">
            <text:p>1,793212890625</text:p>
          </table:table-cell>
          <table:table-cell table:number-columns-repeated="5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formula="of:=[.B1470]+inc" office:value-type="float" office:value="1.79443359375" calcext:value-type="float">
            <text:p>1,79443359375</text:p>
          </table:table-cell>
          <table:table-cell table:number-columns-repeated="5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formula="of:=[.B1471]+inc" office:value-type="float" office:value="1.795654296875" calcext:value-type="float">
            <text:p>1,795654296875</text:p>
          </table:table-cell>
          <table:table-cell table:number-columns-repeated="5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formula="of:=[.B1472]+inc" office:value-type="float" office:value="1.796875" calcext:value-type="float">
            <text:p>1,796875</text:p>
          </table:table-cell>
          <table:table-cell table:number-columns-repeated="5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formula="of:=[.B1473]+inc" office:value-type="float" office:value="1.798095703125" calcext:value-type="float">
            <text:p>1,798095703125</text:p>
          </table:table-cell>
          <table:table-cell table:number-columns-repeated="5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formula="of:=[.B1474]+inc" office:value-type="float" office:value="1.79931640625" calcext:value-type="float">
            <text:p>1,79931640625</text:p>
          </table:table-cell>
          <table:table-cell table:number-columns-repeated="5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formula="of:=[.B1475]+inc" office:value-type="float" office:value="1.800537109375" calcext:value-type="float">
            <text:p>1,800537109375</text:p>
          </table:table-cell>
          <table:table-cell table:number-columns-repeated="5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formula="of:=[.B1476]+inc" office:value-type="float" office:value="1.8017578125" calcext:value-type="float">
            <text:p>1,8017578125</text:p>
          </table:table-cell>
          <table:table-cell table:number-columns-repeated="5"/>
        </table:table-row>
        <table:table-row table:style-name="ro1">
          <table:table-cell office:value-type="float" office:value="1477" calcext:value-type="float">
            <text:p>1477</text:p>
          </table:table-cell>
          <table:table-cell table:formula="of:=[.B1477]+inc" office:value-type="float" office:value="1.802978515625" calcext:value-type="float">
            <text:p>1,802978515625</text:p>
          </table:table-cell>
          <table:table-cell table:number-columns-repeated="5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formula="of:=[.B1478]+inc" office:value-type="float" office:value="1.80419921875" calcext:value-type="float">
            <text:p>1,80419921875</text:p>
          </table:table-cell>
          <table:table-cell table:number-columns-repeated="5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formula="of:=[.B1479]+inc" office:value-type="float" office:value="1.805419921875" calcext:value-type="float">
            <text:p>1,805419921875</text:p>
          </table:table-cell>
          <table:table-cell table:number-columns-repeated="5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formula="of:=[.B1480]+inc" office:value-type="float" office:value="1.806640625" calcext:value-type="float">
            <text:p>1,806640625</text:p>
          </table:table-cell>
          <table:table-cell table:number-columns-repeated="5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formula="of:=[.B1481]+inc" office:value-type="float" office:value="1.807861328125" calcext:value-type="float">
            <text:p>1,807861328125</text:p>
          </table:table-cell>
          <table:table-cell table:number-columns-repeated="5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formula="of:=[.B1482]+inc" office:value-type="float" office:value="1.80908203125" calcext:value-type="float">
            <text:p>1,80908203125</text:p>
          </table:table-cell>
          <table:table-cell table:number-columns-repeated="5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formula="of:=[.B1483]+inc" office:value-type="float" office:value="1.810302734375" calcext:value-type="float">
            <text:p>1,810302734375</text:p>
          </table:table-cell>
          <table:table-cell table:number-columns-repeated="5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formula="of:=[.B1484]+inc" office:value-type="float" office:value="1.8115234375" calcext:value-type="float">
            <text:p>1,8115234375</text:p>
          </table:table-cell>
          <table:table-cell table:number-columns-repeated="5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formula="of:=[.B1485]+inc" office:value-type="float" office:value="1.812744140625" calcext:value-type="float">
            <text:p>1,812744140625</text:p>
          </table:table-cell>
          <table:table-cell table:number-columns-repeated="5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formula="of:=[.B1486]+inc" office:value-type="float" office:value="1.81396484375" calcext:value-type="float">
            <text:p>1,81396484375</text:p>
          </table:table-cell>
          <table:table-cell table:number-columns-repeated="5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formula="of:=[.B1487]+inc" office:value-type="float" office:value="1.815185546875" calcext:value-type="float">
            <text:p>1,815185546875</text:p>
          </table:table-cell>
          <table:table-cell table:number-columns-repeated="5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formula="of:=[.B1488]+inc" office:value-type="float" office:value="1.81640625" calcext:value-type="float">
            <text:p>1,81640625</text:p>
          </table:table-cell>
          <table:table-cell table:number-columns-repeated="5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formula="of:=[.B1489]+inc" office:value-type="float" office:value="1.817626953125" calcext:value-type="float">
            <text:p>1,817626953125</text:p>
          </table:table-cell>
          <table:table-cell table:number-columns-repeated="5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formula="of:=[.B1490]+inc" office:value-type="float" office:value="1.81884765625" calcext:value-type="float">
            <text:p>1,81884765625</text:p>
          </table:table-cell>
          <table:table-cell table:number-columns-repeated="5"/>
        </table:table-row>
        <table:table-row table:style-name="ro1">
          <table:table-cell office:value-type="float" office:value="1491" calcext:value-type="float">
            <text:p>1491</text:p>
          </table:table-cell>
          <table:table-cell table:formula="of:=[.B1491]+inc" office:value-type="float" office:value="1.820068359375" calcext:value-type="float">
            <text:p>1,820068359375</text:p>
          </table:table-cell>
          <table:table-cell table:number-columns-repeated="5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formula="of:=[.B1492]+inc" office:value-type="float" office:value="1.8212890625" calcext:value-type="float">
            <text:p>1,8212890625</text:p>
          </table:table-cell>
          <table:table-cell table:number-columns-repeated="5"/>
        </table:table-row>
        <table:table-row table:style-name="ro1">
          <table:table-cell office:value-type="float" office:value="1493" calcext:value-type="float">
            <text:p>1493</text:p>
          </table:table-cell>
          <table:table-cell table:formula="of:=[.B1493]+inc" office:value-type="float" office:value="1.822509765625" calcext:value-type="float">
            <text:p>1,822509765625</text:p>
          </table:table-cell>
          <table:table-cell table:number-columns-repeated="5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formula="of:=[.B1494]+inc" office:value-type="float" office:value="1.82373046875" calcext:value-type="float">
            <text:p>1,82373046875</text:p>
          </table:table-cell>
          <table:table-cell table:number-columns-repeated="5"/>
        </table:table-row>
        <table:table-row table:style-name="ro1">
          <table:table-cell office:value-type="float" office:value="1495" calcext:value-type="float">
            <text:p>1495</text:p>
          </table:table-cell>
          <table:table-cell table:formula="of:=[.B1495]+inc" office:value-type="float" office:value="1.824951171875" calcext:value-type="float">
            <text:p>1,824951171875</text:p>
          </table:table-cell>
          <table:table-cell table:number-columns-repeated="5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formula="of:=[.B1496]+inc" office:value-type="float" office:value="1.826171875" calcext:value-type="float">
            <text:p>1,826171875</text:p>
          </table:table-cell>
          <table:table-cell table:number-columns-repeated="5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formula="of:=[.B1497]+inc" office:value-type="float" office:value="1.827392578125" calcext:value-type="float">
            <text:p>1,827392578125</text:p>
          </table:table-cell>
          <table:table-cell table:number-columns-repeated="5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formula="of:=[.B1498]+inc" office:value-type="float" office:value="1.82861328125" calcext:value-type="float">
            <text:p>1,82861328125</text:p>
          </table:table-cell>
          <table:table-cell table:number-columns-repeated="5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formula="of:=[.B1499]+inc" office:value-type="float" office:value="1.829833984375" calcext:value-type="float">
            <text:p>1,829833984375</text:p>
          </table:table-cell>
          <table:table-cell table:number-columns-repeated="5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B1500]+inc" office:value-type="float" office:value="1.8310546875" calcext:value-type="float">
            <text:p>1,8310546875</text:p>
          </table:table-cell>
          <table:table-cell table:number-columns-repeated="5"/>
        </table:table-row>
        <table:table-row table:style-name="ro1">
          <table:table-cell office:value-type="float" office:value="1501" calcext:value-type="float">
            <text:p>1501</text:p>
          </table:table-cell>
          <table:table-cell table:formula="of:=[.B1501]+inc" office:value-type="float" office:value="1.832275390625" calcext:value-type="float">
            <text:p>1,832275390625</text:p>
          </table:table-cell>
          <table:table-cell table:number-columns-repeated="5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formula="of:=[.B1502]+inc" office:value-type="float" office:value="1.83349609375" calcext:value-type="float">
            <text:p>1,83349609375</text:p>
          </table:table-cell>
          <table:table-cell table:number-columns-repeated="5"/>
        </table:table-row>
        <table:table-row table:style-name="ro1">
          <table:table-cell office:value-type="float" office:value="1503" calcext:value-type="float">
            <text:p>1503</text:p>
          </table:table-cell>
          <table:table-cell table:formula="of:=[.B1503]+inc" office:value-type="float" office:value="1.834716796875" calcext:value-type="float">
            <text:p>1,834716796875</text:p>
          </table:table-cell>
          <table:table-cell table:number-columns-repeated="5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formula="of:=[.B1504]+inc" office:value-type="float" office:value="1.8359375" calcext:value-type="float">
            <text:p>1,8359375</text:p>
          </table:table-cell>
          <table:table-cell table:number-columns-repeated="5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formula="of:=[.B1505]+inc" office:value-type="float" office:value="1.837158203125" calcext:value-type="float">
            <text:p>1,837158203125</text:p>
          </table:table-cell>
          <table:table-cell table:number-columns-repeated="5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formula="of:=[.B1506]+inc" office:value-type="float" office:value="1.83837890625" calcext:value-type="float">
            <text:p>1,83837890625</text:p>
          </table:table-cell>
          <table:table-cell table:number-columns-repeated="5"/>
        </table:table-row>
        <table:table-row table:style-name="ro1">
          <table:table-cell office:value-type="float" office:value="1507" calcext:value-type="float">
            <text:p>1507</text:p>
          </table:table-cell>
          <table:table-cell table:formula="of:=[.B1507]+inc" office:value-type="float" office:value="1.839599609375" calcext:value-type="float">
            <text:p>1,839599609375</text:p>
          </table:table-cell>
          <table:table-cell table:number-columns-repeated="5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formula="of:=[.B1508]+inc" office:value-type="float" office:value="1.8408203125" calcext:value-type="float">
            <text:p>1,8408203125</text:p>
          </table:table-cell>
          <table:table-cell table:number-columns-repeated="5"/>
        </table:table-row>
        <table:table-row table:style-name="ro1">
          <table:table-cell office:value-type="float" office:value="1509" calcext:value-type="float">
            <text:p>1509</text:p>
          </table:table-cell>
          <table:table-cell table:formula="of:=[.B1509]+inc" office:value-type="float" office:value="1.842041015625" calcext:value-type="float">
            <text:p>1,842041015625</text:p>
          </table:table-cell>
          <table:table-cell table:number-columns-repeated="5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formula="of:=[.B1510]+inc" office:value-type="float" office:value="1.84326171875" calcext:value-type="float">
            <text:p>1,84326171875</text:p>
          </table:table-cell>
          <table:table-cell table:number-columns-repeated="5"/>
        </table:table-row>
        <table:table-row table:style-name="ro1">
          <table:table-cell office:value-type="float" office:value="1511" calcext:value-type="float">
            <text:p>1511</text:p>
          </table:table-cell>
          <table:table-cell table:formula="of:=[.B1511]+inc" office:value-type="float" office:value="1.844482421875" calcext:value-type="float">
            <text:p>1,844482421875</text:p>
          </table:table-cell>
          <table:table-cell table:number-columns-repeated="5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formula="of:=[.B1512]+inc" office:value-type="float" office:value="1.845703125" calcext:value-type="float">
            <text:p>1,845703125</text:p>
          </table:table-cell>
          <table:table-cell table:number-columns-repeated="5"/>
        </table:table-row>
        <table:table-row table:style-name="ro1">
          <table:table-cell office:value-type="float" office:value="1513" calcext:value-type="float">
            <text:p>1513</text:p>
          </table:table-cell>
          <table:table-cell table:formula="of:=[.B1513]+inc" office:value-type="float" office:value="1.846923828125" calcext:value-type="float">
            <text:p>1,846923828125</text:p>
          </table:table-cell>
          <table:table-cell table:number-columns-repeated="5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formula="of:=[.B1514]+inc" office:value-type="float" office:value="1.84814453125" calcext:value-type="float">
            <text:p>1,84814453125</text:p>
          </table:table-cell>
          <table:table-cell table:number-columns-repeated="5"/>
        </table:table-row>
        <table:table-row table:style-name="ro1">
          <table:table-cell office:value-type="float" office:value="1515" calcext:value-type="float">
            <text:p>1515</text:p>
          </table:table-cell>
          <table:table-cell table:formula="of:=[.B1515]+inc" office:value-type="float" office:value="1.849365234375" calcext:value-type="float">
            <text:p>1,849365234375</text:p>
          </table:table-cell>
          <table:table-cell table:number-columns-repeated="5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formula="of:=[.B1516]+inc" office:value-type="float" office:value="1.8505859375" calcext:value-type="float">
            <text:p>1,8505859375</text:p>
          </table:table-cell>
          <table:table-cell table:number-columns-repeated="5"/>
        </table:table-row>
        <table:table-row table:style-name="ro1">
          <table:table-cell office:value-type="float" office:value="1517" calcext:value-type="float">
            <text:p>1517</text:p>
          </table:table-cell>
          <table:table-cell table:formula="of:=[.B1517]+inc" office:value-type="float" office:value="1.851806640625" calcext:value-type="float">
            <text:p>1,851806640625</text:p>
          </table:table-cell>
          <table:table-cell table:number-columns-repeated="5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formula="of:=[.B1518]+inc" office:value-type="float" office:value="1.85302734375" calcext:value-type="float">
            <text:p>1,85302734375</text:p>
          </table:table-cell>
          <table:table-cell table:number-columns-repeated="5"/>
        </table:table-row>
        <table:table-row table:style-name="ro1">
          <table:table-cell office:value-type="float" office:value="1519" calcext:value-type="float">
            <text:p>1519</text:p>
          </table:table-cell>
          <table:table-cell table:formula="of:=[.B1519]+inc" office:value-type="float" office:value="1.854248046875" calcext:value-type="float">
            <text:p>1,854248046875</text:p>
          </table:table-cell>
          <table:table-cell table:number-columns-repeated="5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formula="of:=[.B1520]+inc" office:value-type="float" office:value="1.85546875" calcext:value-type="float">
            <text:p>1,85546875</text:p>
          </table:table-cell>
          <table:table-cell table:number-columns-repeated="5"/>
        </table:table-row>
        <table:table-row table:style-name="ro1">
          <table:table-cell office:value-type="float" office:value="1521" calcext:value-type="float">
            <text:p>1521</text:p>
          </table:table-cell>
          <table:table-cell table:formula="of:=[.B1521]+inc" office:value-type="float" office:value="1.856689453125" calcext:value-type="float">
            <text:p>1,856689453125</text:p>
          </table:table-cell>
          <table:table-cell table:number-columns-repeated="5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formula="of:=[.B1522]+inc" office:value-type="float" office:value="1.85791015625" calcext:value-type="float">
            <text:p>1,85791015625</text:p>
          </table:table-cell>
          <table:table-cell table:number-columns-repeated="5"/>
        </table:table-row>
        <table:table-row table:style-name="ro1">
          <table:table-cell office:value-type="float" office:value="1523" calcext:value-type="float">
            <text:p>1523</text:p>
          </table:table-cell>
          <table:table-cell table:formula="of:=[.B1523]+inc" office:value-type="float" office:value="1.859130859375" calcext:value-type="float">
            <text:p>1,859130859375</text:p>
          </table:table-cell>
          <table:table-cell table:number-columns-repeated="5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formula="of:=[.B1524]+inc" office:value-type="float" office:value="1.8603515625" calcext:value-type="float">
            <text:p>1,8603515625</text:p>
          </table:table-cell>
          <table:table-cell table:number-columns-repeated="5"/>
        </table:table-row>
        <table:table-row table:style-name="ro1">
          <table:table-cell office:value-type="float" office:value="1525" calcext:value-type="float">
            <text:p>1525</text:p>
          </table:table-cell>
          <table:table-cell table:formula="of:=[.B1525]+inc" office:value-type="float" office:value="1.861572265625" calcext:value-type="float">
            <text:p>1,861572265625</text:p>
          </table:table-cell>
          <table:table-cell table:number-columns-repeated="5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formula="of:=[.B1526]+inc" office:value-type="float" office:value="1.86279296875" calcext:value-type="float">
            <text:p>1,86279296875</text:p>
          </table:table-cell>
          <table:table-cell table:number-columns-repeated="5"/>
        </table:table-row>
        <table:table-row table:style-name="ro1">
          <table:table-cell office:value-type="float" office:value="1527" calcext:value-type="float">
            <text:p>1527</text:p>
          </table:table-cell>
          <table:table-cell table:formula="of:=[.B1527]+inc" office:value-type="float" office:value="1.864013671875" calcext:value-type="float">
            <text:p>1,864013671875</text:p>
          </table:table-cell>
          <table:table-cell table:number-columns-repeated="5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formula="of:=[.B1528]+inc" office:value-type="float" office:value="1.865234375" calcext:value-type="float">
            <text:p>1,865234375</text:p>
          </table:table-cell>
          <table:table-cell table:number-columns-repeated="5"/>
        </table:table-row>
        <table:table-row table:style-name="ro1">
          <table:table-cell office:value-type="float" office:value="1529" calcext:value-type="float">
            <text:p>1529</text:p>
          </table:table-cell>
          <table:table-cell table:formula="of:=[.B1529]+inc" office:value-type="float" office:value="1.866455078125" calcext:value-type="float">
            <text:p>1,866455078125</text:p>
          </table:table-cell>
          <table:table-cell table:number-columns-repeated="5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formula="of:=[.B1530]+inc" office:value-type="float" office:value="1.86767578125" calcext:value-type="float">
            <text:p>1,86767578125</text:p>
          </table:table-cell>
          <table:table-cell table:number-columns-repeated="5"/>
        </table:table-row>
        <table:table-row table:style-name="ro1">
          <table:table-cell office:value-type="float" office:value="1531" calcext:value-type="float">
            <text:p>1531</text:p>
          </table:table-cell>
          <table:table-cell table:formula="of:=[.B1531]+inc" office:value-type="float" office:value="1.868896484375" calcext:value-type="float">
            <text:p>1,868896484375</text:p>
          </table:table-cell>
          <table:table-cell table:number-columns-repeated="5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formula="of:=[.B1532]+inc" office:value-type="float" office:value="1.8701171875" calcext:value-type="float">
            <text:p>1,8701171875</text:p>
          </table:table-cell>
          <table:table-cell table:number-columns-repeated="5"/>
        </table:table-row>
        <table:table-row table:style-name="ro1">
          <table:table-cell office:value-type="float" office:value="1533" calcext:value-type="float">
            <text:p>1533</text:p>
          </table:table-cell>
          <table:table-cell table:formula="of:=[.B1533]+inc" office:value-type="float" office:value="1.871337890625" calcext:value-type="float">
            <text:p>1,871337890625</text:p>
          </table:table-cell>
          <table:table-cell table:number-columns-repeated="5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formula="of:=[.B1534]+inc" office:value-type="float" office:value="1.87255859375" calcext:value-type="float">
            <text:p>1,87255859375</text:p>
          </table:table-cell>
          <table:table-cell table:number-columns-repeated="5"/>
        </table:table-row>
        <table:table-row table:style-name="ro1">
          <table:table-cell office:value-type="float" office:value="1535" calcext:value-type="float">
            <text:p>1535</text:p>
          </table:table-cell>
          <table:table-cell table:formula="of:=[.B1535]+inc" office:value-type="float" office:value="1.873779296875" calcext:value-type="float">
            <text:p>1,873779296875</text:p>
          </table:table-cell>
          <table:table-cell table:number-columns-repeated="5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formula="of:=[.B1536]+inc" office:value-type="float" office:value="1.875" calcext:value-type="float">
            <text:p>1,875</text:p>
          </table:table-cell>
          <table:table-cell table:number-columns-repeated="5"/>
        </table:table-row>
        <table:table-row table:style-name="ro1">
          <table:table-cell office:value-type="float" office:value="1537" calcext:value-type="float">
            <text:p>1537</text:p>
          </table:table-cell>
          <table:table-cell table:formula="of:=[.B1537]+inc" office:value-type="float" office:value="1.876220703125" calcext:value-type="float">
            <text:p>1,876220703125</text:p>
          </table:table-cell>
          <table:table-cell table:number-columns-repeated="5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formula="of:=[.B1538]+inc" office:value-type="float" office:value="1.87744140625" calcext:value-type="float">
            <text:p>1,87744140625</text:p>
          </table:table-cell>
          <table:table-cell table:number-columns-repeated="5"/>
        </table:table-row>
        <table:table-row table:style-name="ro1">
          <table:table-cell office:value-type="float" office:value="1539" calcext:value-type="float">
            <text:p>1539</text:p>
          </table:table-cell>
          <table:table-cell table:formula="of:=[.B1539]+inc" office:value-type="float" office:value="1.878662109375" calcext:value-type="float">
            <text:p>1,878662109375</text:p>
          </table:table-cell>
          <table:table-cell table:number-columns-repeated="5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formula="of:=[.B1540]+inc" office:value-type="float" office:value="1.8798828125" calcext:value-type="float">
            <text:p>1,8798828125</text:p>
          </table:table-cell>
          <table:table-cell table:number-columns-repeated="5"/>
        </table:table-row>
        <table:table-row table:style-name="ro1">
          <table:table-cell office:value-type="float" office:value="1541" calcext:value-type="float">
            <text:p>1541</text:p>
          </table:table-cell>
          <table:table-cell table:formula="of:=[.B1541]+inc" office:value-type="float" office:value="1.881103515625" calcext:value-type="float">
            <text:p>1,881103515625</text:p>
          </table:table-cell>
          <table:table-cell table:number-columns-repeated="5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formula="of:=[.B1542]+inc" office:value-type="float" office:value="1.88232421875" calcext:value-type="float">
            <text:p>1,88232421875</text:p>
          </table:table-cell>
          <table:table-cell table:number-columns-repeated="5"/>
        </table:table-row>
        <table:table-row table:style-name="ro1">
          <table:table-cell office:value-type="float" office:value="1543" calcext:value-type="float">
            <text:p>1543</text:p>
          </table:table-cell>
          <table:table-cell table:formula="of:=[.B1543]+inc" office:value-type="float" office:value="1.883544921875" calcext:value-type="float">
            <text:p>1,883544921875</text:p>
          </table:table-cell>
          <table:table-cell table:number-columns-repeated="5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formula="of:=[.B1544]+inc" office:value-type="float" office:value="1.884765625" calcext:value-type="float">
            <text:p>1,884765625</text:p>
          </table:table-cell>
          <table:table-cell table:number-columns-repeated="5"/>
        </table:table-row>
        <table:table-row table:style-name="ro1">
          <table:table-cell office:value-type="float" office:value="1545" calcext:value-type="float">
            <text:p>1545</text:p>
          </table:table-cell>
          <table:table-cell table:formula="of:=[.B1545]+inc" office:value-type="float" office:value="1.885986328125" calcext:value-type="float">
            <text:p>1,885986328125</text:p>
          </table:table-cell>
          <table:table-cell table:number-columns-repeated="5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formula="of:=[.B1546]+inc" office:value-type="float" office:value="1.88720703125" calcext:value-type="float">
            <text:p>1,88720703125</text:p>
          </table:table-cell>
          <table:table-cell table:number-columns-repeated="5"/>
        </table:table-row>
        <table:table-row table:style-name="ro1">
          <table:table-cell office:value-type="float" office:value="1547" calcext:value-type="float">
            <text:p>1547</text:p>
          </table:table-cell>
          <table:table-cell table:formula="of:=[.B1547]+inc" office:value-type="float" office:value="1.888427734375" calcext:value-type="float">
            <text:p>1,888427734375</text:p>
          </table:table-cell>
          <table:table-cell table:number-columns-repeated="5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formula="of:=[.B1548]+inc" office:value-type="float" office:value="1.8896484375" calcext:value-type="float">
            <text:p>1,8896484375</text:p>
          </table:table-cell>
          <table:table-cell table:number-columns-repeated="5"/>
        </table:table-row>
        <table:table-row table:style-name="ro1">
          <table:table-cell office:value-type="float" office:value="1549" calcext:value-type="float">
            <text:p>1549</text:p>
          </table:table-cell>
          <table:table-cell table:formula="of:=[.B1549]+inc" office:value-type="float" office:value="1.890869140625" calcext:value-type="float">
            <text:p>1,890869140625</text:p>
          </table:table-cell>
          <table:table-cell table:number-columns-repeated="5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formula="of:=[.B1550]+inc" office:value-type="float" office:value="1.89208984375" calcext:value-type="float">
            <text:p>1,89208984375</text:p>
          </table:table-cell>
          <table:table-cell table:number-columns-repeated="5"/>
        </table:table-row>
        <table:table-row table:style-name="ro1">
          <table:table-cell office:value-type="float" office:value="1551" calcext:value-type="float">
            <text:p>1551</text:p>
          </table:table-cell>
          <table:table-cell table:formula="of:=[.B1551]+inc" office:value-type="float" office:value="1.893310546875" calcext:value-type="float">
            <text:p>1,893310546875</text:p>
          </table:table-cell>
          <table:table-cell table:number-columns-repeated="5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formula="of:=[.B1552]+inc" office:value-type="float" office:value="1.89453125" calcext:value-type="float">
            <text:p>1,89453125</text:p>
          </table:table-cell>
          <table:table-cell table:number-columns-repeated="5"/>
        </table:table-row>
        <table:table-row table:style-name="ro1">
          <table:table-cell office:value-type="float" office:value="1553" calcext:value-type="float">
            <text:p>1553</text:p>
          </table:table-cell>
          <table:table-cell table:formula="of:=[.B1553]+inc" office:value-type="float" office:value="1.895751953125" calcext:value-type="float">
            <text:p>1,895751953125</text:p>
          </table:table-cell>
          <table:table-cell table:number-columns-repeated="5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formula="of:=[.B1554]+inc" office:value-type="float" office:value="1.89697265625" calcext:value-type="float">
            <text:p>1,89697265625</text:p>
          </table:table-cell>
          <table:table-cell table:number-columns-repeated="5"/>
        </table:table-row>
        <table:table-row table:style-name="ro1">
          <table:table-cell office:value-type="float" office:value="1555" calcext:value-type="float">
            <text:p>1555</text:p>
          </table:table-cell>
          <table:table-cell table:formula="of:=[.B1555]+inc" office:value-type="float" office:value="1.898193359375" calcext:value-type="float">
            <text:p>1,898193359375</text:p>
          </table:table-cell>
          <table:table-cell table:number-columns-repeated="5"/>
        </table:table-row>
        <table:table-row table:style-name="ro1">
          <table:table-cell office:value-type="float" office:value="1556" calcext:value-type="float">
            <text:p>1556</text:p>
          </table:table-cell>
          <table:table-cell table:formula="of:=[.B1556]+inc" office:value-type="float" office:value="1.8994140625" calcext:value-type="float">
            <text:p>1,8994140625</text:p>
          </table:table-cell>
          <table:table-cell table:number-columns-repeated="5"/>
        </table:table-row>
        <table:table-row table:style-name="ro1">
          <table:table-cell office:value-type="float" office:value="1557" calcext:value-type="float">
            <text:p>1557</text:p>
          </table:table-cell>
          <table:table-cell table:formula="of:=[.B1557]+inc" office:value-type="float" office:value="1.900634765625" calcext:value-type="float">
            <text:p>1,900634765625</text:p>
          </table:table-cell>
          <table:table-cell table:number-columns-repeated="5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formula="of:=[.B1558]+inc" office:value-type="float" office:value="1.90185546875" calcext:value-type="float">
            <text:p>1,90185546875</text:p>
          </table:table-cell>
          <table:table-cell table:number-columns-repeated="5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formula="of:=[.B1559]+inc" office:value-type="float" office:value="1.903076171875" calcext:value-type="float">
            <text:p>1,903076171875</text:p>
          </table:table-cell>
          <table:table-cell table:number-columns-repeated="5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formula="of:=[.B1560]+inc" office:value-type="float" office:value="1.904296875" calcext:value-type="float">
            <text:p>1,904296875</text:p>
          </table:table-cell>
          <table:table-cell table:number-columns-repeated="5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formula="of:=[.B1561]+inc" office:value-type="float" office:value="1.905517578125" calcext:value-type="float">
            <text:p>1,905517578125</text:p>
          </table:table-cell>
          <table:table-cell table:number-columns-repeated="5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formula="of:=[.B1562]+inc" office:value-type="float" office:value="1.90673828125" calcext:value-type="float">
            <text:p>1,90673828125</text:p>
          </table:table-cell>
          <table:table-cell table:number-columns-repeated="5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formula="of:=[.B1563]+inc" office:value-type="float" office:value="1.907958984375" calcext:value-type="float">
            <text:p>1,907958984375</text:p>
          </table:table-cell>
          <table:table-cell table:number-columns-repeated="5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formula="of:=[.B1564]+inc" office:value-type="float" office:value="1.9091796875" calcext:value-type="float">
            <text:p>1,9091796875</text:p>
          </table:table-cell>
          <table:table-cell table:number-columns-repeated="5"/>
        </table:table-row>
        <table:table-row table:style-name="ro1">
          <table:table-cell office:value-type="float" office:value="1565" calcext:value-type="float">
            <text:p>1565</text:p>
          </table:table-cell>
          <table:table-cell table:formula="of:=[.B1565]+inc" office:value-type="float" office:value="1.910400390625" calcext:value-type="float">
            <text:p>1,910400390625</text:p>
          </table:table-cell>
          <table:table-cell table:number-columns-repeated="5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formula="of:=[.B1566]+inc" office:value-type="float" office:value="1.91162109375" calcext:value-type="float">
            <text:p>1,91162109375</text:p>
          </table:table-cell>
          <table:table-cell table:number-columns-repeated="5"/>
        </table:table-row>
        <table:table-row table:style-name="ro1">
          <table:table-cell office:value-type="float" office:value="1567" calcext:value-type="float">
            <text:p>1567</text:p>
          </table:table-cell>
          <table:table-cell table:formula="of:=[.B1567]+inc" office:value-type="float" office:value="1.912841796875" calcext:value-type="float">
            <text:p>1,912841796875</text:p>
          </table:table-cell>
          <table:table-cell table:number-columns-repeated="5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formula="of:=[.B1568]+inc" office:value-type="float" office:value="1.9140625" calcext:value-type="float">
            <text:p>1,9140625</text:p>
          </table:table-cell>
          <table:table-cell table:number-columns-repeated="5"/>
        </table:table-row>
        <table:table-row table:style-name="ro1">
          <table:table-cell office:value-type="float" office:value="1569" calcext:value-type="float">
            <text:p>1569</text:p>
          </table:table-cell>
          <table:table-cell table:formula="of:=[.B1569]+inc" office:value-type="float" office:value="1.915283203125" calcext:value-type="float">
            <text:p>1,915283203125</text:p>
          </table:table-cell>
          <table:table-cell table:number-columns-repeated="5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formula="of:=[.B1570]+inc" office:value-type="float" office:value="1.91650390625" calcext:value-type="float">
            <text:p>1,91650390625</text:p>
          </table:table-cell>
          <table:table-cell table:number-columns-repeated="5"/>
        </table:table-row>
        <table:table-row table:style-name="ro1">
          <table:table-cell office:value-type="float" office:value="1571" calcext:value-type="float">
            <text:p>1571</text:p>
          </table:table-cell>
          <table:table-cell table:formula="of:=[.B1571]+inc" office:value-type="float" office:value="1.917724609375" calcext:value-type="float">
            <text:p>1,917724609375</text:p>
          </table:table-cell>
          <table:table-cell table:number-columns-repeated="5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formula="of:=[.B1572]+inc" office:value-type="float" office:value="1.9189453125" calcext:value-type="float">
            <text:p>1,9189453125</text:p>
          </table:table-cell>
          <table:table-cell table:number-columns-repeated="5"/>
        </table:table-row>
        <table:table-row table:style-name="ro1">
          <table:table-cell office:value-type="float" office:value="1573" calcext:value-type="float">
            <text:p>1573</text:p>
          </table:table-cell>
          <table:table-cell table:formula="of:=[.B1573]+inc" office:value-type="float" office:value="1.920166015625" calcext:value-type="float">
            <text:p>1,920166015625</text:p>
          </table:table-cell>
          <table:table-cell table:number-columns-repeated="5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formula="of:=[.B1574]+inc" office:value-type="float" office:value="1.92138671875" calcext:value-type="float">
            <text:p>1,92138671875</text:p>
          </table:table-cell>
          <table:table-cell table:number-columns-repeated="5"/>
        </table:table-row>
        <table:table-row table:style-name="ro1">
          <table:table-cell office:value-type="float" office:value="1575" calcext:value-type="float">
            <text:p>1575</text:p>
          </table:table-cell>
          <table:table-cell table:formula="of:=[.B1575]+inc" office:value-type="float" office:value="1.922607421875" calcext:value-type="float">
            <text:p>1,922607421875</text:p>
          </table:table-cell>
          <table:table-cell table:number-columns-repeated="5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formula="of:=[.B1576]+inc" office:value-type="float" office:value="1.923828125" calcext:value-type="float">
            <text:p>1,923828125</text:p>
          </table:table-cell>
          <table:table-cell table:number-columns-repeated="5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formula="of:=[.B1577]+inc" office:value-type="float" office:value="1.925048828125" calcext:value-type="float">
            <text:p>1,925048828125</text:p>
          </table:table-cell>
          <table:table-cell table:number-columns-repeated="5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formula="of:=[.B1578]+inc" office:value-type="float" office:value="1.92626953125" calcext:value-type="float">
            <text:p>1,92626953125</text:p>
          </table:table-cell>
          <table:table-cell table:number-columns-repeated="5"/>
        </table:table-row>
        <table:table-row table:style-name="ro1">
          <table:table-cell office:value-type="float" office:value="1579" calcext:value-type="float">
            <text:p>1579</text:p>
          </table:table-cell>
          <table:table-cell table:formula="of:=[.B1579]+inc" office:value-type="float" office:value="1.927490234375" calcext:value-type="float">
            <text:p>1,927490234375</text:p>
          </table:table-cell>
          <table:table-cell table:number-columns-repeated="5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formula="of:=[.B1580]+inc" office:value-type="float" office:value="1.9287109375" calcext:value-type="float">
            <text:p>1,9287109375</text:p>
          </table:table-cell>
          <table:table-cell table:number-columns-repeated="5"/>
        </table:table-row>
        <table:table-row table:style-name="ro1">
          <table:table-cell office:value-type="float" office:value="1581" calcext:value-type="float">
            <text:p>1581</text:p>
          </table:table-cell>
          <table:table-cell table:formula="of:=[.B1581]+inc" office:value-type="float" office:value="1.929931640625" calcext:value-type="float">
            <text:p>1,929931640625</text:p>
          </table:table-cell>
          <table:table-cell table:number-columns-repeated="5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formula="of:=[.B1582]+inc" office:value-type="float" office:value="1.93115234375" calcext:value-type="float">
            <text:p>1,93115234375</text:p>
          </table:table-cell>
          <table:table-cell table:number-columns-repeated="5"/>
        </table:table-row>
        <table:table-row table:style-name="ro1">
          <table:table-cell office:value-type="float" office:value="1583" calcext:value-type="float">
            <text:p>1583</text:p>
          </table:table-cell>
          <table:table-cell table:formula="of:=[.B1583]+inc" office:value-type="float" office:value="1.932373046875" calcext:value-type="float">
            <text:p>1,932373046875</text:p>
          </table:table-cell>
          <table:table-cell table:number-columns-repeated="5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formula="of:=[.B1584]+inc" office:value-type="float" office:value="1.93359375" calcext:value-type="float">
            <text:p>1,93359375</text:p>
          </table:table-cell>
          <table:table-cell table:number-columns-repeated="5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formula="of:=[.B1585]+inc" office:value-type="float" office:value="1.934814453125" calcext:value-type="float">
            <text:p>1,934814453125</text:p>
          </table:table-cell>
          <table:table-cell table:number-columns-repeated="5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formula="of:=[.B1586]+inc" office:value-type="float" office:value="1.93603515625" calcext:value-type="float">
            <text:p>1,93603515625</text:p>
          </table:table-cell>
          <table:table-cell table:number-columns-repeated="5"/>
        </table:table-row>
        <table:table-row table:style-name="ro1">
          <table:table-cell office:value-type="float" office:value="1587" calcext:value-type="float">
            <text:p>1587</text:p>
          </table:table-cell>
          <table:table-cell table:formula="of:=[.B1587]+inc" office:value-type="float" office:value="1.937255859375" calcext:value-type="float">
            <text:p>1,937255859375</text:p>
          </table:table-cell>
          <table:table-cell table:number-columns-repeated="5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formula="of:=[.B1588]+inc" office:value-type="float" office:value="1.9384765625" calcext:value-type="float">
            <text:p>1,9384765625</text:p>
          </table:table-cell>
          <table:table-cell table:number-columns-repeated="5"/>
        </table:table-row>
        <table:table-row table:style-name="ro1">
          <table:table-cell office:value-type="float" office:value="1589" calcext:value-type="float">
            <text:p>1589</text:p>
          </table:table-cell>
          <table:table-cell table:formula="of:=[.B1589]+inc" office:value-type="float" office:value="1.939697265625" calcext:value-type="float">
            <text:p>1,939697265625</text:p>
          </table:table-cell>
          <table:table-cell table:number-columns-repeated="5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formula="of:=[.B1590]+inc" office:value-type="float" office:value="1.94091796875" calcext:value-type="float">
            <text:p>1,94091796875</text:p>
          </table:table-cell>
          <table:table-cell table:number-columns-repeated="5"/>
        </table:table-row>
        <table:table-row table:style-name="ro1">
          <table:table-cell office:value-type="float" office:value="1591" calcext:value-type="float">
            <text:p>1591</text:p>
          </table:table-cell>
          <table:table-cell table:formula="of:=[.B1591]+inc" office:value-type="float" office:value="1.942138671875" calcext:value-type="float">
            <text:p>1,942138671875</text:p>
          </table:table-cell>
          <table:table-cell table:number-columns-repeated="5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formula="of:=[.B1592]+inc" office:value-type="float" office:value="1.943359375" calcext:value-type="float">
            <text:p>1,943359375</text:p>
          </table:table-cell>
          <table:table-cell table:number-columns-repeated="5"/>
        </table:table-row>
        <table:table-row table:style-name="ro1">
          <table:table-cell office:value-type="float" office:value="1593" calcext:value-type="float">
            <text:p>1593</text:p>
          </table:table-cell>
          <table:table-cell table:formula="of:=[.B1593]+inc" office:value-type="float" office:value="1.944580078125" calcext:value-type="float">
            <text:p>1,944580078125</text:p>
          </table:table-cell>
          <table:table-cell table:number-columns-repeated="5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formula="of:=[.B1594]+inc" office:value-type="float" office:value="1.94580078125" calcext:value-type="float">
            <text:p>1,94580078125</text:p>
          </table:table-cell>
          <table:table-cell table:number-columns-repeated="5"/>
        </table:table-row>
        <table:table-row table:style-name="ro1">
          <table:table-cell office:value-type="float" office:value="1595" calcext:value-type="float">
            <text:p>1595</text:p>
          </table:table-cell>
          <table:table-cell table:formula="of:=[.B1595]+inc" office:value-type="float" office:value="1.947021484375" calcext:value-type="float">
            <text:p>1,947021484375</text:p>
          </table:table-cell>
          <table:table-cell table:number-columns-repeated="5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formula="of:=[.B1596]+inc" office:value-type="float" office:value="1.9482421875" calcext:value-type="float">
            <text:p>1,9482421875</text:p>
          </table:table-cell>
          <table:table-cell table:number-columns-repeated="5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formula="of:=[.B1597]+inc" office:value-type="float" office:value="1.949462890625" calcext:value-type="float">
            <text:p>1,949462890625</text:p>
          </table:table-cell>
          <table:table-cell table:number-columns-repeated="5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formula="of:=[.B1598]+inc" office:value-type="float" office:value="1.95068359375" calcext:value-type="float">
            <text:p>1,95068359375</text:p>
          </table:table-cell>
          <table:table-cell table:number-columns-repeated="5"/>
        </table:table-row>
        <table:table-row table:style-name="ro1">
          <table:table-cell office:value-type="float" office:value="1599" calcext:value-type="float">
            <text:p>1599</text:p>
          </table:table-cell>
          <table:table-cell table:formula="of:=[.B1599]+inc" office:value-type="float" office:value="1.951904296875" calcext:value-type="float">
            <text:p>1,951904296875</text:p>
          </table:table-cell>
          <table:table-cell table:number-columns-repeated="5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[.B1600]+inc" office:value-type="float" office:value="1.953125" calcext:value-type="float">
            <text:p>1,953125</text:p>
          </table:table-cell>
          <table:table-cell table:number-columns-repeated="5"/>
        </table:table-row>
        <table:table-row table:style-name="ro1">
          <table:table-cell office:value-type="float" office:value="1601" calcext:value-type="float">
            <text:p>1601</text:p>
          </table:table-cell>
          <table:table-cell table:formula="of:=[.B1601]+inc" office:value-type="float" office:value="1.954345703125" calcext:value-type="float">
            <text:p>1,954345703125</text:p>
          </table:table-cell>
          <table:table-cell table:number-columns-repeated="5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formula="of:=[.B1602]+inc" office:value-type="float" office:value="1.95556640625" calcext:value-type="float">
            <text:p>1,95556640625</text:p>
          </table:table-cell>
          <table:table-cell table:number-columns-repeated="5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formula="of:=[.B1603]+inc" office:value-type="float" office:value="1.956787109375" calcext:value-type="float">
            <text:p>1,956787109375</text:p>
          </table:table-cell>
          <table:table-cell table:number-columns-repeated="5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formula="of:=[.B1604]+inc" office:value-type="float" office:value="1.9580078125" calcext:value-type="float">
            <text:p>1,9580078125</text:p>
          </table:table-cell>
          <table:table-cell table:number-columns-repeated="5"/>
        </table:table-row>
        <table:table-row table:style-name="ro1">
          <table:table-cell office:value-type="float" office:value="1605" calcext:value-type="float">
            <text:p>1605</text:p>
          </table:table-cell>
          <table:table-cell table:formula="of:=[.B1605]+inc" office:value-type="float" office:value="1.959228515625" calcext:value-type="float">
            <text:p>1,959228515625</text:p>
          </table:table-cell>
          <table:table-cell table:number-columns-repeated="5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formula="of:=[.B1606]+inc" office:value-type="float" office:value="1.96044921875" calcext:value-type="float">
            <text:p>1,96044921875</text:p>
          </table:table-cell>
          <table:table-cell table:number-columns-repeated="5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formula="of:=[.B1607]+inc" office:value-type="float" office:value="1.961669921875" calcext:value-type="float">
            <text:p>1,961669921875</text:p>
          </table:table-cell>
          <table:table-cell table:number-columns-repeated="5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formula="of:=[.B1608]+inc" office:value-type="float" office:value="1.962890625" calcext:value-type="float">
            <text:p>1,962890625</text:p>
          </table:table-cell>
          <table:table-cell table:number-columns-repeated="5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formula="of:=[.B1609]+inc" office:value-type="float" office:value="1.964111328125" calcext:value-type="float">
            <text:p>1,964111328125</text:p>
          </table:table-cell>
          <table:table-cell table:number-columns-repeated="5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formula="of:=[.B1610]+inc" office:value-type="float" office:value="1.96533203125" calcext:value-type="float">
            <text:p>1,96533203125</text:p>
          </table:table-cell>
          <table:table-cell table:number-columns-repeated="5"/>
        </table:table-row>
        <table:table-row table:style-name="ro1">
          <table:table-cell office:value-type="float" office:value="1611" calcext:value-type="float">
            <text:p>1611</text:p>
          </table:table-cell>
          <table:table-cell table:formula="of:=[.B1611]+inc" office:value-type="float" office:value="1.966552734375" calcext:value-type="float">
            <text:p>1,966552734375</text:p>
          </table:table-cell>
          <table:table-cell table:number-columns-repeated="5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formula="of:=[.B1612]+inc" office:value-type="float" office:value="1.9677734375" calcext:value-type="float">
            <text:p>1,9677734375</text:p>
          </table:table-cell>
          <table:table-cell table:number-columns-repeated="5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formula="of:=[.B1613]+inc" office:value-type="float" office:value="1.968994140625" calcext:value-type="float">
            <text:p>1,968994140625</text:p>
          </table:table-cell>
          <table:table-cell table:number-columns-repeated="5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formula="of:=[.B1614]+inc" office:value-type="float" office:value="1.97021484375" calcext:value-type="float">
            <text:p>1,97021484375</text:p>
          </table:table-cell>
          <table:table-cell table:number-columns-repeated="5"/>
        </table:table-row>
        <table:table-row table:style-name="ro1">
          <table:table-cell office:value-type="float" office:value="1615" calcext:value-type="float">
            <text:p>1615</text:p>
          </table:table-cell>
          <table:table-cell table:formula="of:=[.B1615]+inc" office:value-type="float" office:value="1.971435546875" calcext:value-type="float">
            <text:p>1,971435546875</text:p>
          </table:table-cell>
          <table:table-cell table:number-columns-repeated="5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formula="of:=[.B1616]+inc" office:value-type="float" office:value="1.97265625" calcext:value-type="float">
            <text:p>1,97265625</text:p>
          </table:table-cell>
          <table:table-cell table:number-columns-repeated="5"/>
        </table:table-row>
        <table:table-row table:style-name="ro1">
          <table:table-cell office:value-type="float" office:value="1617" calcext:value-type="float">
            <text:p>1617</text:p>
          </table:table-cell>
          <table:table-cell table:formula="of:=[.B1617]+inc" office:value-type="float" office:value="1.973876953125" calcext:value-type="float">
            <text:p>1,973876953125</text:p>
          </table:table-cell>
          <table:table-cell table:number-columns-repeated="5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formula="of:=[.B1618]+inc" office:value-type="float" office:value="1.97509765625" calcext:value-type="float">
            <text:p>1,97509765625</text:p>
          </table:table-cell>
          <table:table-cell table:number-columns-repeated="5"/>
        </table:table-row>
        <table:table-row table:style-name="ro1">
          <table:table-cell office:value-type="float" office:value="1619" calcext:value-type="float">
            <text:p>1619</text:p>
          </table:table-cell>
          <table:table-cell table:formula="of:=[.B1619]+inc" office:value-type="float" office:value="1.976318359375" calcext:value-type="float">
            <text:p>1,976318359375</text:p>
          </table:table-cell>
          <table:table-cell table:number-columns-repeated="5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formula="of:=[.B1620]+inc" office:value-type="float" office:value="1.9775390625" calcext:value-type="float">
            <text:p>1,9775390625</text:p>
          </table:table-cell>
          <table:table-cell table:number-columns-repeated="5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formula="of:=[.B1621]+inc" office:value-type="float" office:value="1.978759765625" calcext:value-type="float">
            <text:p>1,978759765625</text:p>
          </table:table-cell>
          <table:table-cell table:number-columns-repeated="5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formula="of:=[.B1622]+inc" office:value-type="float" office:value="1.97998046875" calcext:value-type="float">
            <text:p>1,97998046875</text:p>
          </table:table-cell>
          <table:table-cell table:number-columns-repeated="5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formula="of:=[.B1623]+inc" office:value-type="float" office:value="1.981201171875" calcext:value-type="float">
            <text:p>1,981201171875</text:p>
          </table:table-cell>
          <table:table-cell table:number-columns-repeated="5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formula="of:=[.B1624]+inc" office:value-type="float" office:value="1.982421875" calcext:value-type="float">
            <text:p>1,982421875</text:p>
          </table:table-cell>
          <table:table-cell table:number-columns-repeated="5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formula="of:=[.B1625]+inc" office:value-type="float" office:value="1.983642578125" calcext:value-type="float">
            <text:p>1,983642578125</text:p>
          </table:table-cell>
          <table:table-cell table:number-columns-repeated="5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formula="of:=[.B1626]+inc" office:value-type="float" office:value="1.98486328125" calcext:value-type="float">
            <text:p>1,98486328125</text:p>
          </table:table-cell>
          <table:table-cell table:number-columns-repeated="5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formula="of:=[.B1627]+inc" office:value-type="float" office:value="1.986083984375" calcext:value-type="float">
            <text:p>1,986083984375</text:p>
          </table:table-cell>
          <table:table-cell table:number-columns-repeated="5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formula="of:=[.B1628]+inc" office:value-type="float" office:value="1.9873046875" calcext:value-type="float">
            <text:p>1,9873046875</text:p>
          </table:table-cell>
          <table:table-cell table:number-columns-repeated="5"/>
        </table:table-row>
        <table:table-row table:style-name="ro1">
          <table:table-cell office:value-type="float" office:value="1629" calcext:value-type="float">
            <text:p>1629</text:p>
          </table:table-cell>
          <table:table-cell table:formula="of:=[.B1629]+inc" office:value-type="float" office:value="1.988525390625" calcext:value-type="float">
            <text:p>1,988525390625</text:p>
          </table:table-cell>
          <table:table-cell table:number-columns-repeated="5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formula="of:=[.B1630]+inc" office:value-type="float" office:value="1.98974609375" calcext:value-type="float">
            <text:p>1,98974609375</text:p>
          </table:table-cell>
          <table:table-cell table:number-columns-repeated="5"/>
        </table:table-row>
        <table:table-row table:style-name="ro1">
          <table:table-cell office:value-type="float" office:value="1631" calcext:value-type="float">
            <text:p>1631</text:p>
          </table:table-cell>
          <table:table-cell table:formula="of:=[.B1631]+inc" office:value-type="float" office:value="1.990966796875" calcext:value-type="float">
            <text:p>1,990966796875</text:p>
          </table:table-cell>
          <table:table-cell table:number-columns-repeated="5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formula="of:=[.B1632]+inc" office:value-type="float" office:value="1.9921875" calcext:value-type="float">
            <text:p>1,9921875</text:p>
          </table:table-cell>
          <table:table-cell table:number-columns-repeated="5"/>
        </table:table-row>
        <table:table-row table:style-name="ro1">
          <table:table-cell office:value-type="float" office:value="1633" calcext:value-type="float">
            <text:p>1633</text:p>
          </table:table-cell>
          <table:table-cell table:formula="of:=[.B1633]+inc" office:value-type="float" office:value="1.993408203125" calcext:value-type="float">
            <text:p>1,993408203125</text:p>
          </table:table-cell>
          <table:table-cell table:number-columns-repeated="5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formula="of:=[.B1634]+inc" office:value-type="float" office:value="1.99462890625" calcext:value-type="float">
            <text:p>1,99462890625</text:p>
          </table:table-cell>
          <table:table-cell table:number-columns-repeated="5"/>
        </table:table-row>
        <table:table-row table:style-name="ro1">
          <table:table-cell office:value-type="float" office:value="1635" calcext:value-type="float">
            <text:p>1635</text:p>
          </table:table-cell>
          <table:table-cell table:formula="of:=[.B1635]+inc" office:value-type="float" office:value="1.995849609375" calcext:value-type="float">
            <text:p>1,995849609375</text:p>
          </table:table-cell>
          <table:table-cell table:number-columns-repeated="5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formula="of:=[.B1636]+inc" office:value-type="float" office:value="1.9970703125" calcext:value-type="float">
            <text:p>1,9970703125</text:p>
          </table:table-cell>
          <table:table-cell table:number-columns-repeated="5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formula="of:=[.B1637]+inc" office:value-type="float" office:value="1.998291015625" calcext:value-type="float">
            <text:p>1,998291015625</text:p>
          </table:table-cell>
          <table:table-cell table:number-columns-repeated="5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formula="of:=[.B1638]+inc" office:value-type="float" office:value="1.99951171875" calcext:value-type="float">
            <text:p>1,99951171875</text:p>
          </table:table-cell>
          <table:table-cell table:number-columns-repeated="5"/>
        </table:table-row>
        <table:table-row table:style-name="ro1">
          <table:table-cell office:value-type="float" office:value="1639" calcext:value-type="float">
            <text:p>1639</text:p>
          </table:table-cell>
          <table:table-cell table:formula="of:=[.B1639]+inc" office:value-type="float" office:value="2.000732421875" calcext:value-type="float">
            <text:p>2,000732421875</text:p>
          </table:table-cell>
          <table:table-cell table:number-columns-repeated="5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formula="of:=[.B1640]+inc" office:value-type="float" office:value="2.001953125" calcext:value-type="float">
            <text:p>2,001953125</text:p>
          </table:table-cell>
          <table:table-cell table:number-columns-repeated="5"/>
        </table:table-row>
        <table:table-row table:style-name="ro1">
          <table:table-cell office:value-type="float" office:value="1641" calcext:value-type="float">
            <text:p>1641</text:p>
          </table:table-cell>
          <table:table-cell table:formula="of:=[.B1641]+inc" office:value-type="float" office:value="2.003173828125" calcext:value-type="float">
            <text:p>2,003173828125</text:p>
          </table:table-cell>
          <table:table-cell table:number-columns-repeated="5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formula="of:=[.B1642]+inc" office:value-type="float" office:value="2.00439453125" calcext:value-type="float">
            <text:p>2,00439453125</text:p>
          </table:table-cell>
          <table:table-cell table:number-columns-repeated="5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formula="of:=[.B1643]+inc" office:value-type="float" office:value="2.005615234375" calcext:value-type="float">
            <text:p>2,005615234375</text:p>
          </table:table-cell>
          <table:table-cell table:number-columns-repeated="5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formula="of:=[.B1644]+inc" office:value-type="float" office:value="2.0068359375" calcext:value-type="float">
            <text:p>2,0068359375</text:p>
          </table:table-cell>
          <table:table-cell table:number-columns-repeated="5"/>
        </table:table-row>
        <table:table-row table:style-name="ro1">
          <table:table-cell office:value-type="float" office:value="1645" calcext:value-type="float">
            <text:p>1645</text:p>
          </table:table-cell>
          <table:table-cell table:formula="of:=[.B1645]+inc" office:value-type="float" office:value="2.008056640625" calcext:value-type="float">
            <text:p>2,008056640625</text:p>
          </table:table-cell>
          <table:table-cell table:number-columns-repeated="5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formula="of:=[.B1646]+inc" office:value-type="float" office:value="2.00927734375" calcext:value-type="float">
            <text:p>2,00927734375</text:p>
          </table:table-cell>
          <table:table-cell table:number-columns-repeated="5"/>
        </table:table-row>
        <table:table-row table:style-name="ro1">
          <table:table-cell office:value-type="float" office:value="1647" calcext:value-type="float">
            <text:p>1647</text:p>
          </table:table-cell>
          <table:table-cell table:formula="of:=[.B1647]+inc" office:value-type="float" office:value="2.010498046875" calcext:value-type="float">
            <text:p>2,010498046875</text:p>
          </table:table-cell>
          <table:table-cell table:number-columns-repeated="5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formula="of:=[.B1648]+inc" office:value-type="float" office:value="2.01171875" calcext:value-type="float">
            <text:p>2,01171875</text:p>
          </table:table-cell>
          <table:table-cell table:number-columns-repeated="5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formula="of:=[.B1649]+inc" office:value-type="float" office:value="2.012939453125" calcext:value-type="float">
            <text:p>2,012939453125</text:p>
          </table:table-cell>
          <table:table-cell table:number-columns-repeated="5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formula="of:=[.B1650]+inc" office:value-type="float" office:value="2.01416015625" calcext:value-type="float">
            <text:p>2,01416015625</text:p>
          </table:table-cell>
          <table:table-cell table:number-columns-repeated="5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formula="of:=[.B1651]+inc" office:value-type="float" office:value="2.015380859375" calcext:value-type="float">
            <text:p>2,015380859375</text:p>
          </table:table-cell>
          <table:table-cell table:number-columns-repeated="5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formula="of:=[.B1652]+inc" office:value-type="float" office:value="2.0166015625" calcext:value-type="float">
            <text:p>2,0166015625</text:p>
          </table:table-cell>
          <table:table-cell table:number-columns-repeated="5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formula="of:=[.B1653]+inc" office:value-type="float" office:value="2.017822265625" calcext:value-type="float">
            <text:p>2,017822265625</text:p>
          </table:table-cell>
          <table:table-cell table:number-columns-repeated="5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formula="of:=[.B1654]+inc" office:value-type="float" office:value="2.01904296875" calcext:value-type="float">
            <text:p>2,01904296875</text:p>
          </table:table-cell>
          <table:table-cell table:number-columns-repeated="5"/>
        </table:table-row>
        <table:table-row table:style-name="ro1">
          <table:table-cell office:value-type="float" office:value="1655" calcext:value-type="float">
            <text:p>1655</text:p>
          </table:table-cell>
          <table:table-cell table:formula="of:=[.B1655]+inc" office:value-type="float" office:value="2.020263671875" calcext:value-type="float">
            <text:p>2,020263671875</text:p>
          </table:table-cell>
          <table:table-cell table:number-columns-repeated="5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formula="of:=[.B1656]+inc" office:value-type="float" office:value="2.021484375" calcext:value-type="float">
            <text:p>2,021484375</text:p>
          </table:table-cell>
          <table:table-cell table:number-columns-repeated="5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formula="of:=[.B1657]+inc" office:value-type="float" office:value="2.022705078125" calcext:value-type="float">
            <text:p>2,022705078125</text:p>
          </table:table-cell>
          <table:table-cell table:number-columns-repeated="5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formula="of:=[.B1658]+inc" office:value-type="float" office:value="2.02392578125" calcext:value-type="float">
            <text:p>2,02392578125</text:p>
          </table:table-cell>
          <table:table-cell table:number-columns-repeated="5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formula="of:=[.B1659]+inc" office:value-type="float" office:value="2.025146484375" calcext:value-type="float">
            <text:p>2,025146484375</text:p>
          </table:table-cell>
          <table:table-cell table:number-columns-repeated="5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formula="of:=[.B1660]+inc" office:value-type="float" office:value="2.0263671875" calcext:value-type="float">
            <text:p>2,0263671875</text:p>
          </table:table-cell>
          <table:table-cell table:number-columns-repeated="5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formula="of:=[.B1661]+inc" office:value-type="float" office:value="2.027587890625" calcext:value-type="float">
            <text:p>2,027587890625</text:p>
          </table:table-cell>
          <table:table-cell table:number-columns-repeated="5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formula="of:=[.B1662]+inc" office:value-type="float" office:value="2.02880859375" calcext:value-type="float">
            <text:p>2,02880859375</text:p>
          </table:table-cell>
          <table:table-cell table:number-columns-repeated="5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formula="of:=[.B1663]+inc" office:value-type="float" office:value="2.030029296875" calcext:value-type="float">
            <text:p>2,030029296875</text:p>
          </table:table-cell>
          <table:table-cell table:number-columns-repeated="5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formula="of:=[.B1664]+inc" office:value-type="float" office:value="2.03125" calcext:value-type="float">
            <text:p>2,03125</text:p>
          </table:table-cell>
          <table:table-cell table:number-columns-repeated="5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formula="of:=[.B1665]+inc" office:value-type="float" office:value="2.032470703125" calcext:value-type="float">
            <text:p>2,032470703125</text:p>
          </table:table-cell>
          <table:table-cell table:number-columns-repeated="5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formula="of:=[.B1666]+inc" office:value-type="float" office:value="2.03369140625" calcext:value-type="float">
            <text:p>2,03369140625</text:p>
          </table:table-cell>
          <table:table-cell table:number-columns-repeated="5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formula="of:=[.B1667]+inc" office:value-type="float" office:value="2.034912109375" calcext:value-type="float">
            <text:p>2,034912109375</text:p>
          </table:table-cell>
          <table:table-cell table:number-columns-repeated="5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formula="of:=[.B1668]+inc" office:value-type="float" office:value="2.0361328125" calcext:value-type="float">
            <text:p>2,0361328125</text:p>
          </table:table-cell>
          <table:table-cell table:number-columns-repeated="5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formula="of:=[.B1669]+inc" office:value-type="float" office:value="2.037353515625" calcext:value-type="float">
            <text:p>2,037353515625</text:p>
          </table:table-cell>
          <table:table-cell table:number-columns-repeated="5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formula="of:=[.B1670]+inc" office:value-type="float" office:value="2.03857421875" calcext:value-type="float">
            <text:p>2,03857421875</text:p>
          </table:table-cell>
          <table:table-cell table:number-columns-repeated="5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formula="of:=[.B1671]+inc" office:value-type="float" office:value="2.039794921875" calcext:value-type="float">
            <text:p>2,039794921875</text:p>
          </table:table-cell>
          <table:table-cell table:number-columns-repeated="5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formula="of:=[.B1672]+inc" office:value-type="float" office:value="2.041015625" calcext:value-type="float">
            <text:p>2,041015625</text:p>
          </table:table-cell>
          <table:table-cell table:number-columns-repeated="5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formula="of:=[.B1673]+inc" office:value-type="float" office:value="2.042236328125" calcext:value-type="float">
            <text:p>2,042236328125</text:p>
          </table:table-cell>
          <table:table-cell table:number-columns-repeated="5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formula="of:=[.B1674]+inc" office:value-type="float" office:value="2.04345703125" calcext:value-type="float">
            <text:p>2,04345703125</text:p>
          </table:table-cell>
          <table:table-cell table:number-columns-repeated="5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formula="of:=[.B1675]+inc" office:value-type="float" office:value="2.044677734375" calcext:value-type="float">
            <text:p>2,044677734375</text:p>
          </table:table-cell>
          <table:table-cell table:number-columns-repeated="5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formula="of:=[.B1676]+inc" office:value-type="float" office:value="2.0458984375" calcext:value-type="float">
            <text:p>2,0458984375</text:p>
          </table:table-cell>
          <table:table-cell table:number-columns-repeated="5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formula="of:=[.B1677]+inc" office:value-type="float" office:value="2.047119140625" calcext:value-type="float">
            <text:p>2,047119140625</text:p>
          </table:table-cell>
          <table:table-cell table:number-columns-repeated="5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formula="of:=[.B1678]+inc" office:value-type="float" office:value="2.04833984375" calcext:value-type="float">
            <text:p>2,04833984375</text:p>
          </table:table-cell>
          <table:table-cell table:number-columns-repeated="5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formula="of:=[.B1679]+inc" office:value-type="float" office:value="2.049560546875" calcext:value-type="float">
            <text:p>2,049560546875</text:p>
          </table:table-cell>
          <table:table-cell table:number-columns-repeated="5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formula="of:=[.B1680]+inc" office:value-type="float" office:value="2.05078125" calcext:value-type="float">
            <text:p>2,05078125</text:p>
          </table:table-cell>
          <table:table-cell table:number-columns-repeated="5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formula="of:=[.B1681]+inc" office:value-type="float" office:value="2.052001953125" calcext:value-type="float">
            <text:p>2,052001953125</text:p>
          </table:table-cell>
          <table:table-cell table:number-columns-repeated="5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formula="of:=[.B1682]+inc" office:value-type="float" office:value="2.05322265625" calcext:value-type="float">
            <text:p>2,05322265625</text:p>
          </table:table-cell>
          <table:table-cell table:number-columns-repeated="5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formula="of:=[.B1683]+inc" office:value-type="float" office:value="2.054443359375" calcext:value-type="float">
            <text:p>2,054443359375</text:p>
          </table:table-cell>
          <table:table-cell table:number-columns-repeated="5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formula="of:=[.B1684]+inc" office:value-type="float" office:value="2.0556640625" calcext:value-type="float">
            <text:p>2,0556640625</text:p>
          </table:table-cell>
          <table:table-cell table:number-columns-repeated="5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formula="of:=[.B1685]+inc" office:value-type="float" office:value="2.056884765625" calcext:value-type="float">
            <text:p>2,056884765625</text:p>
          </table:table-cell>
          <table:table-cell table:number-columns-repeated="5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formula="of:=[.B1686]+inc" office:value-type="float" office:value="2.05810546875" calcext:value-type="float">
            <text:p>2,05810546875</text:p>
          </table:table-cell>
          <table:table-cell table:number-columns-repeated="5"/>
        </table:table-row>
        <table:table-row table:style-name="ro1">
          <table:table-cell office:value-type="float" office:value="1687" calcext:value-type="float">
            <text:p>1687</text:p>
          </table:table-cell>
          <table:table-cell table:formula="of:=[.B1687]+inc" office:value-type="float" office:value="2.059326171875" calcext:value-type="float">
            <text:p>2,059326171875</text:p>
          </table:table-cell>
          <table:table-cell table:number-columns-repeated="5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formula="of:=[.B1688]+inc" office:value-type="float" office:value="2.060546875" calcext:value-type="float">
            <text:p>2,060546875</text:p>
          </table:table-cell>
          <table:table-cell table:number-columns-repeated="5"/>
        </table:table-row>
        <table:table-row table:style-name="ro1">
          <table:table-cell office:value-type="float" office:value="1689" calcext:value-type="float">
            <text:p>1689</text:p>
          </table:table-cell>
          <table:table-cell table:formula="of:=[.B1689]+inc" office:value-type="float" office:value="2.061767578125" calcext:value-type="float">
            <text:p>2,061767578125</text:p>
          </table:table-cell>
          <table:table-cell table:number-columns-repeated="5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formula="of:=[.B1690]+inc" office:value-type="float" office:value="2.06298828125" calcext:value-type="float">
            <text:p>2,06298828125</text:p>
          </table:table-cell>
          <table:table-cell table:number-columns-repeated="5"/>
        </table:table-row>
        <table:table-row table:style-name="ro1">
          <table:table-cell office:value-type="float" office:value="1691" calcext:value-type="float">
            <text:p>1691</text:p>
          </table:table-cell>
          <table:table-cell table:formula="of:=[.B1691]+inc" office:value-type="float" office:value="2.064208984375" calcext:value-type="float">
            <text:p>2,064208984375</text:p>
          </table:table-cell>
          <table:table-cell table:number-columns-repeated="5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formula="of:=[.B1692]+inc" office:value-type="float" office:value="2.0654296875" calcext:value-type="float">
            <text:p>2,0654296875</text:p>
          </table:table-cell>
          <table:table-cell table:number-columns-repeated="5"/>
        </table:table-row>
        <table:table-row table:style-name="ro1">
          <table:table-cell office:value-type="float" office:value="1693" calcext:value-type="float">
            <text:p>1693</text:p>
          </table:table-cell>
          <table:table-cell table:formula="of:=[.B1693]+inc" office:value-type="float" office:value="2.066650390625" calcext:value-type="float">
            <text:p>2,066650390625</text:p>
          </table:table-cell>
          <table:table-cell table:number-columns-repeated="5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formula="of:=[.B1694]+inc" office:value-type="float" office:value="2.06787109375" calcext:value-type="float">
            <text:p>2,06787109375</text:p>
          </table:table-cell>
          <table:table-cell table:number-columns-repeated="5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formula="of:=[.B1695]+inc" office:value-type="float" office:value="2.069091796875" calcext:value-type="float">
            <text:p>2,069091796875</text:p>
          </table:table-cell>
          <table:table-cell table:number-columns-repeated="5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formula="of:=[.B1696]+inc" office:value-type="float" office:value="2.0703125" calcext:value-type="float">
            <text:p>2,0703125</text:p>
          </table:table-cell>
          <table:table-cell table:number-columns-repeated="5"/>
        </table:table-row>
        <table:table-row table:style-name="ro1">
          <table:table-cell office:value-type="float" office:value="1697" calcext:value-type="float">
            <text:p>1697</text:p>
          </table:table-cell>
          <table:table-cell table:formula="of:=[.B1697]+inc" office:value-type="float" office:value="2.071533203125" calcext:value-type="float">
            <text:p>2,071533203125</text:p>
          </table:table-cell>
          <table:table-cell table:number-columns-repeated="5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formula="of:=[.B1698]+inc" office:value-type="float" office:value="2.07275390625" calcext:value-type="float">
            <text:p>2,07275390625</text:p>
          </table:table-cell>
          <table:table-cell table:number-columns-repeated="5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formula="of:=[.B1699]+inc" office:value-type="float" office:value="2.073974609375" calcext:value-type="float">
            <text:p>2,073974609375</text:p>
          </table:table-cell>
          <table:table-cell table:number-columns-repeated="5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formula="of:=[.B1700]+inc" office:value-type="float" office:value="2.0751953125" calcext:value-type="float">
            <text:p>2,0751953125</text:p>
          </table:table-cell>
          <table:table-cell table:number-columns-repeated="5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formula="of:=[.B1701]+inc" office:value-type="float" office:value="2.076416015625" calcext:value-type="float">
            <text:p>2,076416015625</text:p>
          </table:table-cell>
          <table:table-cell table:number-columns-repeated="5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formula="of:=[.B1702]+inc" office:value-type="float" office:value="2.07763671875" calcext:value-type="float">
            <text:p>2,07763671875</text:p>
          </table:table-cell>
          <table:table-cell table:number-columns-repeated="5"/>
        </table:table-row>
        <table:table-row table:style-name="ro1">
          <table:table-cell office:value-type="float" office:value="1703" calcext:value-type="float">
            <text:p>1703</text:p>
          </table:table-cell>
          <table:table-cell table:formula="of:=[.B1703]+inc" office:value-type="float" office:value="2.078857421875" calcext:value-type="float">
            <text:p>2,078857421875</text:p>
          </table:table-cell>
          <table:table-cell table:number-columns-repeated="5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formula="of:=[.B1704]+inc" office:value-type="float" office:value="2.080078125" calcext:value-type="float">
            <text:p>2,080078125</text:p>
          </table:table-cell>
          <table:table-cell table:number-columns-repeated="5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formula="of:=[.B1705]+inc" office:value-type="float" office:value="2.081298828125" calcext:value-type="float">
            <text:p>2,081298828125</text:p>
          </table:table-cell>
          <table:table-cell table:number-columns-repeated="5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formula="of:=[.B1706]+inc" office:value-type="float" office:value="2.08251953125" calcext:value-type="float">
            <text:p>2,08251953125</text:p>
          </table:table-cell>
          <table:table-cell table:number-columns-repeated="5"/>
        </table:table-row>
        <table:table-row table:style-name="ro1">
          <table:table-cell office:value-type="float" office:value="1707" calcext:value-type="float">
            <text:p>1707</text:p>
          </table:table-cell>
          <table:table-cell table:formula="of:=[.B1707]+inc" office:value-type="float" office:value="2.083740234375" calcext:value-type="float">
            <text:p>2,083740234375</text:p>
          </table:table-cell>
          <table:table-cell table:number-columns-repeated="5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formula="of:=[.B1708]+inc" office:value-type="float" office:value="2.0849609375" calcext:value-type="float">
            <text:p>2,0849609375</text:p>
          </table:table-cell>
          <table:table-cell table:number-columns-repeated="5"/>
        </table:table-row>
        <table:table-row table:style-name="ro1">
          <table:table-cell office:value-type="float" office:value="1709" calcext:value-type="float">
            <text:p>1709</text:p>
          </table:table-cell>
          <table:table-cell table:formula="of:=[.B1709]+inc" office:value-type="float" office:value="2.086181640625" calcext:value-type="float">
            <text:p>2,086181640625</text:p>
          </table:table-cell>
          <table:table-cell table:number-columns-repeated="5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formula="of:=[.B1710]+inc" office:value-type="float" office:value="2.08740234375" calcext:value-type="float">
            <text:p>2,08740234375</text:p>
          </table:table-cell>
          <table:table-cell table:number-columns-repeated="5"/>
        </table:table-row>
        <table:table-row table:style-name="ro1">
          <table:table-cell office:value-type="float" office:value="1711" calcext:value-type="float">
            <text:p>1711</text:p>
          </table:table-cell>
          <table:table-cell table:formula="of:=[.B1711]+inc" office:value-type="float" office:value="2.088623046875" calcext:value-type="float">
            <text:p>2,088623046875</text:p>
          </table:table-cell>
          <table:table-cell table:number-columns-repeated="5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formula="of:=[.B1712]+inc" office:value-type="float" office:value="2.08984375" calcext:value-type="float">
            <text:p>2,08984375</text:p>
          </table:table-cell>
          <table:table-cell table:number-columns-repeated="5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formula="of:=[.B1713]+inc" office:value-type="float" office:value="2.091064453125" calcext:value-type="float">
            <text:p>2,091064453125</text:p>
          </table:table-cell>
          <table:table-cell table:number-columns-repeated="5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formula="of:=[.B1714]+inc" office:value-type="float" office:value="2.09228515625" calcext:value-type="float">
            <text:p>2,09228515625</text:p>
          </table:table-cell>
          <table:table-cell table:number-columns-repeated="5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formula="of:=[.B1715]+inc" office:value-type="float" office:value="2.093505859375" calcext:value-type="float">
            <text:p>2,093505859375</text:p>
          </table:table-cell>
          <table:table-cell table:number-columns-repeated="5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formula="of:=[.B1716]+inc" office:value-type="float" office:value="2.0947265625" calcext:value-type="float">
            <text:p>2,0947265625</text:p>
          </table:table-cell>
          <table:table-cell table:number-columns-repeated="5"/>
        </table:table-row>
        <table:table-row table:style-name="ro1">
          <table:table-cell office:value-type="float" office:value="1717" calcext:value-type="float">
            <text:p>1717</text:p>
          </table:table-cell>
          <table:table-cell table:formula="of:=[.B1717]+inc" office:value-type="float" office:value="2.095947265625" calcext:value-type="float">
            <text:p>2,095947265625</text:p>
          </table:table-cell>
          <table:table-cell table:number-columns-repeated="5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formula="of:=[.B1718]+inc" office:value-type="float" office:value="2.09716796875" calcext:value-type="float">
            <text:p>2,09716796875</text:p>
          </table:table-cell>
          <table:table-cell table:number-columns-repeated="5"/>
        </table:table-row>
        <table:table-row table:style-name="ro1">
          <table:table-cell office:value-type="float" office:value="1719" calcext:value-type="float">
            <text:p>1719</text:p>
          </table:table-cell>
          <table:table-cell table:formula="of:=[.B1719]+inc" office:value-type="float" office:value="2.098388671875" calcext:value-type="float">
            <text:p>2,098388671875</text:p>
          </table:table-cell>
          <table:table-cell table:number-columns-repeated="5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formula="of:=[.B1720]+inc" office:value-type="float" office:value="2.099609375" calcext:value-type="float">
            <text:p>2,099609375</text:p>
          </table:table-cell>
          <table:table-cell table:number-columns-repeated="5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formula="of:=[.B1721]+inc" office:value-type="float" office:value="2.100830078125" calcext:value-type="float">
            <text:p>2,100830078125</text:p>
          </table:table-cell>
          <table:table-cell table:number-columns-repeated="5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formula="of:=[.B1722]+inc" office:value-type="float" office:value="2.10205078125" calcext:value-type="float">
            <text:p>2,10205078125</text:p>
          </table:table-cell>
          <table:table-cell table:number-columns-repeated="5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formula="of:=[.B1723]+inc" office:value-type="float" office:value="2.103271484375" calcext:value-type="float">
            <text:p>2,103271484375</text:p>
          </table:table-cell>
          <table:table-cell table:number-columns-repeated="5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formula="of:=[.B1724]+inc" office:value-type="float" office:value="2.1044921875" calcext:value-type="float">
            <text:p>2,1044921875</text:p>
          </table:table-cell>
          <table:table-cell table:number-columns-repeated="5"/>
        </table:table-row>
        <table:table-row table:style-name="ro1">
          <table:table-cell office:value-type="float" office:value="1725" calcext:value-type="float">
            <text:p>1725</text:p>
          </table:table-cell>
          <table:table-cell table:formula="of:=[.B1725]+inc" office:value-type="float" office:value="2.105712890625" calcext:value-type="float">
            <text:p>2,105712890625</text:p>
          </table:table-cell>
          <table:table-cell table:number-columns-repeated="5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formula="of:=[.B1726]+inc" office:value-type="float" office:value="2.10693359375" calcext:value-type="float">
            <text:p>2,10693359375</text:p>
          </table:table-cell>
          <table:table-cell table:number-columns-repeated="5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formula="of:=[.B1727]+inc" office:value-type="float" office:value="2.108154296875" calcext:value-type="float">
            <text:p>2,108154296875</text:p>
          </table:table-cell>
          <table:table-cell table:number-columns-repeated="5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formula="of:=[.B1728]+inc" office:value-type="float" office:value="2.109375" calcext:value-type="float">
            <text:p>2,109375</text:p>
          </table:table-cell>
          <table:table-cell table:number-columns-repeated="5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formula="of:=[.B1729]+inc" office:value-type="float" office:value="2.110595703125" calcext:value-type="float">
            <text:p>2,110595703125</text:p>
          </table:table-cell>
          <table:table-cell table:number-columns-repeated="5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formula="of:=[.B1730]+inc" office:value-type="float" office:value="2.11181640625" calcext:value-type="float">
            <text:p>2,11181640625</text:p>
          </table:table-cell>
          <table:table-cell table:number-columns-repeated="5"/>
        </table:table-row>
        <table:table-row table:style-name="ro1">
          <table:table-cell office:value-type="float" office:value="1731" calcext:value-type="float">
            <text:p>1731</text:p>
          </table:table-cell>
          <table:table-cell table:formula="of:=[.B1731]+inc" office:value-type="float" office:value="2.113037109375" calcext:value-type="float">
            <text:p>2,113037109375</text:p>
          </table:table-cell>
          <table:table-cell table:number-columns-repeated="5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formula="of:=[.B1732]+inc" office:value-type="float" office:value="2.1142578125" calcext:value-type="float">
            <text:p>2,1142578125</text:p>
          </table:table-cell>
          <table:table-cell table:number-columns-repeated="5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formula="of:=[.B1733]+inc" office:value-type="float" office:value="2.115478515625" calcext:value-type="float">
            <text:p>2,115478515625</text:p>
          </table:table-cell>
          <table:table-cell table:number-columns-repeated="5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formula="of:=[.B1734]+inc" office:value-type="float" office:value="2.11669921875" calcext:value-type="float">
            <text:p>2,11669921875</text:p>
          </table:table-cell>
          <table:table-cell table:number-columns-repeated="5"/>
        </table:table-row>
        <table:table-row table:style-name="ro1">
          <table:table-cell office:value-type="float" office:value="1735" calcext:value-type="float">
            <text:p>1735</text:p>
          </table:table-cell>
          <table:table-cell table:formula="of:=[.B1735]+inc" office:value-type="float" office:value="2.117919921875" calcext:value-type="float">
            <text:p>2,117919921875</text:p>
          </table:table-cell>
          <table:table-cell table:number-columns-repeated="5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formula="of:=[.B1736]+inc" office:value-type="float" office:value="2.119140625" calcext:value-type="float">
            <text:p>2,119140625</text:p>
          </table:table-cell>
          <table:table-cell table:number-columns-repeated="5"/>
        </table:table-row>
        <table:table-row table:style-name="ro1">
          <table:table-cell office:value-type="float" office:value="1737" calcext:value-type="float">
            <text:p>1737</text:p>
          </table:table-cell>
          <table:table-cell table:formula="of:=[.B1737]+inc" office:value-type="float" office:value="2.120361328125" calcext:value-type="float">
            <text:p>2,120361328125</text:p>
          </table:table-cell>
          <table:table-cell table:number-columns-repeated="5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formula="of:=[.B1738]+inc" office:value-type="float" office:value="2.12158203125" calcext:value-type="float">
            <text:p>2,12158203125</text:p>
          </table:table-cell>
          <table:table-cell table:number-columns-repeated="5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formula="of:=[.B1739]+inc" office:value-type="float" office:value="2.122802734375" calcext:value-type="float">
            <text:p>2,122802734375</text:p>
          </table:table-cell>
          <table:table-cell table:number-columns-repeated="5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formula="of:=[.B1740]+inc" office:value-type="float" office:value="2.1240234375" calcext:value-type="float">
            <text:p>2,1240234375</text:p>
          </table:table-cell>
          <table:table-cell table:number-columns-repeated="5"/>
        </table:table-row>
        <table:table-row table:style-name="ro1">
          <table:table-cell office:value-type="float" office:value="1741" calcext:value-type="float">
            <text:p>1741</text:p>
          </table:table-cell>
          <table:table-cell table:formula="of:=[.B1741]+inc" office:value-type="float" office:value="2.125244140625" calcext:value-type="float">
            <text:p>2,125244140625</text:p>
          </table:table-cell>
          <table:table-cell table:number-columns-repeated="5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formula="of:=[.B1742]+inc" office:value-type="float" office:value="2.12646484375" calcext:value-type="float">
            <text:p>2,12646484375</text:p>
          </table:table-cell>
          <table:table-cell table:number-columns-repeated="5"/>
        </table:table-row>
        <table:table-row table:style-name="ro1">
          <table:table-cell office:value-type="float" office:value="1743" calcext:value-type="float">
            <text:p>1743</text:p>
          </table:table-cell>
          <table:table-cell table:formula="of:=[.B1743]+inc" office:value-type="float" office:value="2.127685546875" calcext:value-type="float">
            <text:p>2,127685546875</text:p>
          </table:table-cell>
          <table:table-cell table:number-columns-repeated="5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formula="of:=[.B1744]+inc" office:value-type="float" office:value="2.12890625" calcext:value-type="float">
            <text:p>2,12890625</text:p>
          </table:table-cell>
          <table:table-cell table:number-columns-repeated="5"/>
        </table:table-row>
        <table:table-row table:style-name="ro1">
          <table:table-cell office:value-type="float" office:value="1745" calcext:value-type="float">
            <text:p>1745</text:p>
          </table:table-cell>
          <table:table-cell table:formula="of:=[.B1745]+inc" office:value-type="float" office:value="2.130126953125" calcext:value-type="float">
            <text:p>2,130126953125</text:p>
          </table:table-cell>
          <table:table-cell table:number-columns-repeated="5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formula="of:=[.B1746]+inc" office:value-type="float" office:value="2.13134765625" calcext:value-type="float">
            <text:p>2,13134765625</text:p>
          </table:table-cell>
          <table:table-cell table:number-columns-repeated="5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formula="of:=[.B1747]+inc" office:value-type="float" office:value="2.132568359375" calcext:value-type="float">
            <text:p>2,132568359375</text:p>
          </table:table-cell>
          <table:table-cell table:number-columns-repeated="5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formula="of:=[.B1748]+inc" office:value-type="float" office:value="2.1337890625" calcext:value-type="float">
            <text:p>2,1337890625</text:p>
          </table:table-cell>
          <table:table-cell table:number-columns-repeated="5"/>
        </table:table-row>
        <table:table-row table:style-name="ro1">
          <table:table-cell office:value-type="float" office:value="1749" calcext:value-type="float">
            <text:p>1749</text:p>
          </table:table-cell>
          <table:table-cell table:formula="of:=[.B1749]+inc" office:value-type="float" office:value="2.135009765625" calcext:value-type="float">
            <text:p>2,135009765625</text:p>
          </table:table-cell>
          <table:table-cell table:number-columns-repeated="5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formula="of:=[.B1750]+inc" office:value-type="float" office:value="2.13623046875" calcext:value-type="float">
            <text:p>2,13623046875</text:p>
          </table:table-cell>
          <table:table-cell table:number-columns-repeated="5"/>
        </table:table-row>
        <table:table-row table:style-name="ro1">
          <table:table-cell office:value-type="float" office:value="1751" calcext:value-type="float">
            <text:p>1751</text:p>
          </table:table-cell>
          <table:table-cell table:formula="of:=[.B1751]+inc" office:value-type="float" office:value="2.137451171875" calcext:value-type="float">
            <text:p>2,137451171875</text:p>
          </table:table-cell>
          <table:table-cell table:number-columns-repeated="5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formula="of:=[.B1752]+inc" office:value-type="float" office:value="2.138671875" calcext:value-type="float">
            <text:p>2,138671875</text:p>
          </table:table-cell>
          <table:table-cell table:number-columns-repeated="5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formula="of:=[.B1753]+inc" office:value-type="float" office:value="2.139892578125" calcext:value-type="float">
            <text:p>2,139892578125</text:p>
          </table:table-cell>
          <table:table-cell table:number-columns-repeated="5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formula="of:=[.B1754]+inc" office:value-type="float" office:value="2.14111328125" calcext:value-type="float">
            <text:p>2,14111328125</text:p>
          </table:table-cell>
          <table:table-cell table:number-columns-repeated="5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formula="of:=[.B1755]+inc" office:value-type="float" office:value="2.142333984375" calcext:value-type="float">
            <text:p>2,142333984375</text:p>
          </table:table-cell>
          <table:table-cell table:number-columns-repeated="5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formula="of:=[.B1756]+inc" office:value-type="float" office:value="2.1435546875" calcext:value-type="float">
            <text:p>2,1435546875</text:p>
          </table:table-cell>
          <table:table-cell table:number-columns-repeated="5"/>
        </table:table-row>
        <table:table-row table:style-name="ro1">
          <table:table-cell office:value-type="float" office:value="1757" calcext:value-type="float">
            <text:p>1757</text:p>
          </table:table-cell>
          <table:table-cell table:formula="of:=[.B1757]+inc" office:value-type="float" office:value="2.144775390625" calcext:value-type="float">
            <text:p>2,144775390625</text:p>
          </table:table-cell>
          <table:table-cell table:number-columns-repeated="5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formula="of:=[.B1758]+inc" office:value-type="float" office:value="2.14599609375" calcext:value-type="float">
            <text:p>2,14599609375</text:p>
          </table:table-cell>
          <table:table-cell table:number-columns-repeated="5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formula="of:=[.B1759]+inc" office:value-type="float" office:value="2.147216796875" calcext:value-type="float">
            <text:p>2,147216796875</text:p>
          </table:table-cell>
          <table:table-cell table:number-columns-repeated="5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formula="of:=[.B1760]+inc" office:value-type="float" office:value="2.1484375" calcext:value-type="float">
            <text:p>2,1484375</text:p>
          </table:table-cell>
          <table:table-cell table:number-columns-repeated="5"/>
        </table:table-row>
        <table:table-row table:style-name="ro1">
          <table:table-cell office:value-type="float" office:value="1761" calcext:value-type="float">
            <text:p>1761</text:p>
          </table:table-cell>
          <table:table-cell table:formula="of:=[.B1761]+inc" office:value-type="float" office:value="2.149658203125" calcext:value-type="float">
            <text:p>2,149658203125</text:p>
          </table:table-cell>
          <table:table-cell table:number-columns-repeated="5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formula="of:=[.B1762]+inc" office:value-type="float" office:value="2.15087890625" calcext:value-type="float">
            <text:p>2,15087890625</text:p>
          </table:table-cell>
          <table:table-cell table:number-columns-repeated="5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formula="of:=[.B1763]+inc" office:value-type="float" office:value="2.152099609375" calcext:value-type="float">
            <text:p>2,152099609375</text:p>
          </table:table-cell>
          <table:table-cell table:number-columns-repeated="5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formula="of:=[.B1764]+inc" office:value-type="float" office:value="2.1533203125" calcext:value-type="float">
            <text:p>2,1533203125</text:p>
          </table:table-cell>
          <table:table-cell table:number-columns-repeated="5"/>
        </table:table-row>
        <table:table-row table:style-name="ro1">
          <table:table-cell office:value-type="float" office:value="1765" calcext:value-type="float">
            <text:p>1765</text:p>
          </table:table-cell>
          <table:table-cell table:formula="of:=[.B1765]+inc" office:value-type="float" office:value="2.154541015625" calcext:value-type="float">
            <text:p>2,154541015625</text:p>
          </table:table-cell>
          <table:table-cell table:number-columns-repeated="5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formula="of:=[.B1766]+inc" office:value-type="float" office:value="2.15576171875" calcext:value-type="float">
            <text:p>2,15576171875</text:p>
          </table:table-cell>
          <table:table-cell table:number-columns-repeated="5"/>
        </table:table-row>
        <table:table-row table:style-name="ro1">
          <table:table-cell office:value-type="float" office:value="1767" calcext:value-type="float">
            <text:p>1767</text:p>
          </table:table-cell>
          <table:table-cell table:formula="of:=[.B1767]+inc" office:value-type="float" office:value="2.156982421875" calcext:value-type="float">
            <text:p>2,156982421875</text:p>
          </table:table-cell>
          <table:table-cell table:number-columns-repeated="5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formula="of:=[.B1768]+inc" office:value-type="float" office:value="2.158203125" calcext:value-type="float">
            <text:p>2,158203125</text:p>
          </table:table-cell>
          <table:table-cell table:number-columns-repeated="5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formula="of:=[.B1769]+inc" office:value-type="float" office:value="2.159423828125" calcext:value-type="float">
            <text:p>2,159423828125</text:p>
          </table:table-cell>
          <table:table-cell table:number-columns-repeated="5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formula="of:=[.B1770]+inc" office:value-type="float" office:value="2.16064453125" calcext:value-type="float">
            <text:p>2,16064453125</text:p>
          </table:table-cell>
          <table:table-cell table:number-columns-repeated="5"/>
        </table:table-row>
        <table:table-row table:style-name="ro1">
          <table:table-cell office:value-type="float" office:value="1771" calcext:value-type="float">
            <text:p>1771</text:p>
          </table:table-cell>
          <table:table-cell table:formula="of:=[.B1771]+inc" office:value-type="float" office:value="2.161865234375" calcext:value-type="float">
            <text:p>2,161865234375</text:p>
          </table:table-cell>
          <table:table-cell table:number-columns-repeated="5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formula="of:=[.B1772]+inc" office:value-type="float" office:value="2.1630859375" calcext:value-type="float">
            <text:p>2,1630859375</text:p>
          </table:table-cell>
          <table:table-cell table:number-columns-repeated="5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formula="of:=[.B1773]+inc" office:value-type="float" office:value="2.164306640625" calcext:value-type="float">
            <text:p>2,164306640625</text:p>
          </table:table-cell>
          <table:table-cell table:number-columns-repeated="5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formula="of:=[.B1774]+inc" office:value-type="float" office:value="2.16552734375" calcext:value-type="float">
            <text:p>2,16552734375</text:p>
          </table:table-cell>
          <table:table-cell table:number-columns-repeated="5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formula="of:=[.B1775]+inc" office:value-type="float" office:value="2.166748046875" calcext:value-type="float">
            <text:p>2,166748046875</text:p>
          </table:table-cell>
          <table:table-cell table:number-columns-repeated="5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formula="of:=[.B1776]+inc" office:value-type="float" office:value="2.16796875" calcext:value-type="float">
            <text:p>2,16796875</text:p>
          </table:table-cell>
          <table:table-cell table:number-columns-repeated="5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formula="of:=[.B1777]+inc" office:value-type="float" office:value="2.169189453125" calcext:value-type="float">
            <text:p>2,169189453125</text:p>
          </table:table-cell>
          <table:table-cell table:number-columns-repeated="5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formula="of:=[.B1778]+inc" office:value-type="float" office:value="2.17041015625" calcext:value-type="float">
            <text:p>2,17041015625</text:p>
          </table:table-cell>
          <table:table-cell table:number-columns-repeated="5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formula="of:=[.B1779]+inc" office:value-type="float" office:value="2.171630859375" calcext:value-type="float">
            <text:p>2,171630859375</text:p>
          </table:table-cell>
          <table:table-cell table:number-columns-repeated="5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formula="of:=[.B1780]+inc" office:value-type="float" office:value="2.1728515625" calcext:value-type="float">
            <text:p>2,1728515625</text:p>
          </table:table-cell>
          <table:table-cell table:number-columns-repeated="5"/>
        </table:table-row>
        <table:table-row table:style-name="ro1">
          <table:table-cell office:value-type="float" office:value="1781" calcext:value-type="float">
            <text:p>1781</text:p>
          </table:table-cell>
          <table:table-cell table:formula="of:=[.B1781]+inc" office:value-type="float" office:value="2.174072265625" calcext:value-type="float">
            <text:p>2,174072265625</text:p>
          </table:table-cell>
          <table:table-cell table:number-columns-repeated="5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formula="of:=[.B1782]+inc" office:value-type="float" office:value="2.17529296875" calcext:value-type="float">
            <text:p>2,17529296875</text:p>
          </table:table-cell>
          <table:table-cell table:number-columns-repeated="5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formula="of:=[.B1783]+inc" office:value-type="float" office:value="2.176513671875" calcext:value-type="float">
            <text:p>2,176513671875</text:p>
          </table:table-cell>
          <table:table-cell table:number-columns-repeated="5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formula="of:=[.B1784]+inc" office:value-type="float" office:value="2.177734375" calcext:value-type="float">
            <text:p>2,177734375</text:p>
          </table:table-cell>
          <table:table-cell table:number-columns-repeated="5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formula="of:=[.B1785]+inc" office:value-type="float" office:value="2.178955078125" calcext:value-type="float">
            <text:p>2,178955078125</text:p>
          </table:table-cell>
          <table:table-cell table:number-columns-repeated="5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formula="of:=[.B1786]+inc" office:value-type="float" office:value="2.18017578125" calcext:value-type="float">
            <text:p>2,18017578125</text:p>
          </table:table-cell>
          <table:table-cell table:number-columns-repeated="5"/>
        </table:table-row>
        <table:table-row table:style-name="ro1">
          <table:table-cell office:value-type="float" office:value="1787" calcext:value-type="float">
            <text:p>1787</text:p>
          </table:table-cell>
          <table:table-cell table:formula="of:=[.B1787]+inc" office:value-type="float" office:value="2.181396484375" calcext:value-type="float">
            <text:p>2,181396484375</text:p>
          </table:table-cell>
          <table:table-cell table:number-columns-repeated="5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formula="of:=[.B1788]+inc" office:value-type="float" office:value="2.1826171875" calcext:value-type="float">
            <text:p>2,1826171875</text:p>
          </table:table-cell>
          <table:table-cell table:number-columns-repeated="5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formula="of:=[.B1789]+inc" office:value-type="float" office:value="2.183837890625" calcext:value-type="float">
            <text:p>2,183837890625</text:p>
          </table:table-cell>
          <table:table-cell table:number-columns-repeated="5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formula="of:=[.B1790]+inc" office:value-type="float" office:value="2.18505859375" calcext:value-type="float">
            <text:p>2,18505859375</text:p>
          </table:table-cell>
          <table:table-cell table:number-columns-repeated="5"/>
        </table:table-row>
        <table:table-row table:style-name="ro1">
          <table:table-cell office:value-type="float" office:value="1791" calcext:value-type="float">
            <text:p>1791</text:p>
          </table:table-cell>
          <table:table-cell table:formula="of:=[.B1791]+inc" office:value-type="float" office:value="2.186279296875" calcext:value-type="float">
            <text:p>2,186279296875</text:p>
          </table:table-cell>
          <table:table-cell table:number-columns-repeated="5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formula="of:=[.B1792]+inc" office:value-type="float" office:value="2.1875" calcext:value-type="float">
            <text:p>2,1875</text:p>
          </table:table-cell>
          <table:table-cell table:number-columns-repeated="5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formula="of:=[.B1793]+inc" office:value-type="float" office:value="2.188720703125" calcext:value-type="float">
            <text:p>2,188720703125</text:p>
          </table:table-cell>
          <table:table-cell table:number-columns-repeated="5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formula="of:=[.B1794]+inc" office:value-type="float" office:value="2.18994140625" calcext:value-type="float">
            <text:p>2,18994140625</text:p>
          </table:table-cell>
          <table:table-cell table:number-columns-repeated="5"/>
        </table:table-row>
        <table:table-row table:style-name="ro1">
          <table:table-cell office:value-type="float" office:value="1795" calcext:value-type="float">
            <text:p>1795</text:p>
          </table:table-cell>
          <table:table-cell table:formula="of:=[.B1795]+inc" office:value-type="float" office:value="2.191162109375" calcext:value-type="float">
            <text:p>2,191162109375</text:p>
          </table:table-cell>
          <table:table-cell table:number-columns-repeated="5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formula="of:=[.B1796]+inc" office:value-type="float" office:value="2.1923828125" calcext:value-type="float">
            <text:p>2,1923828125</text:p>
          </table:table-cell>
          <table:table-cell table:number-columns-repeated="5"/>
        </table:table-row>
        <table:table-row table:style-name="ro1">
          <table:table-cell office:value-type="float" office:value="1797" calcext:value-type="float">
            <text:p>1797</text:p>
          </table:table-cell>
          <table:table-cell table:formula="of:=[.B1797]+inc" office:value-type="float" office:value="2.193603515625" calcext:value-type="float">
            <text:p>2,193603515625</text:p>
          </table:table-cell>
          <table:table-cell table:number-columns-repeated="5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formula="of:=[.B1798]+inc" office:value-type="float" office:value="2.19482421875" calcext:value-type="float">
            <text:p>2,19482421875</text:p>
          </table:table-cell>
          <table:table-cell table:number-columns-repeated="5"/>
        </table:table-row>
        <table:table-row table:style-name="ro1">
          <table:table-cell office:value-type="float" office:value="1799" calcext:value-type="float">
            <text:p>1799</text:p>
          </table:table-cell>
          <table:table-cell table:formula="of:=[.B1799]+inc" office:value-type="float" office:value="2.196044921875" calcext:value-type="float">
            <text:p>2,196044921875</text:p>
          </table:table-cell>
          <table:table-cell table:number-columns-repeated="5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[.B1800]+inc" office:value-type="float" office:value="2.197265625" calcext:value-type="float">
            <text:p>2,197265625</text:p>
          </table:table-cell>
          <table:table-cell table:number-columns-repeated="5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formula="of:=[.B1801]+inc" office:value-type="float" office:value="2.198486328125" calcext:value-type="float">
            <text:p>2,198486328125</text:p>
          </table:table-cell>
          <table:table-cell table:number-columns-repeated="5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formula="of:=[.B1802]+inc" office:value-type="float" office:value="2.19970703125" calcext:value-type="float">
            <text:p>2,19970703125</text:p>
          </table:table-cell>
          <table:table-cell table:number-columns-repeated="5"/>
        </table:table-row>
        <table:table-row table:style-name="ro1">
          <table:table-cell office:value-type="float" office:value="1803" calcext:value-type="float">
            <text:p>1803</text:p>
          </table:table-cell>
          <table:table-cell table:formula="of:=[.B1803]+inc" office:value-type="float" office:value="2.200927734375" calcext:value-type="float">
            <text:p>2,200927734375</text:p>
          </table:table-cell>
          <table:table-cell table:number-columns-repeated="5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formula="of:=[.B1804]+inc" office:value-type="float" office:value="2.2021484375" calcext:value-type="float">
            <text:p>2,2021484375</text:p>
          </table:table-cell>
          <table:table-cell table:number-columns-repeated="5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formula="of:=[.B1805]+inc" office:value-type="float" office:value="2.203369140625" calcext:value-type="float">
            <text:p>2,203369140625</text:p>
          </table:table-cell>
          <table:table-cell table:number-columns-repeated="5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formula="of:=[.B1806]+inc" office:value-type="float" office:value="2.20458984375" calcext:value-type="float">
            <text:p>2,20458984375</text:p>
          </table:table-cell>
          <table:table-cell table:number-columns-repeated="5"/>
        </table:table-row>
        <table:table-row table:style-name="ro1">
          <table:table-cell office:value-type="float" office:value="1807" calcext:value-type="float">
            <text:p>1807</text:p>
          </table:table-cell>
          <table:table-cell table:formula="of:=[.B1807]+inc" office:value-type="float" office:value="2.205810546875" calcext:value-type="float">
            <text:p>2,205810546875</text:p>
          </table:table-cell>
          <table:table-cell table:number-columns-repeated="5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formula="of:=[.B1808]+inc" office:value-type="float" office:value="2.20703125" calcext:value-type="float">
            <text:p>2,20703125</text:p>
          </table:table-cell>
          <table:table-cell table:number-columns-repeated="5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formula="of:=[.B1809]+inc" office:value-type="float" office:value="2.208251953125" calcext:value-type="float">
            <text:p>2,208251953125</text:p>
          </table:table-cell>
          <table:table-cell table:number-columns-repeated="5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formula="of:=[.B1810]+inc" office:value-type="float" office:value="2.20947265625" calcext:value-type="float">
            <text:p>2,20947265625</text:p>
          </table:table-cell>
          <table:table-cell table:number-columns-repeated="5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formula="of:=[.B1811]+inc" office:value-type="float" office:value="2.210693359375" calcext:value-type="float">
            <text:p>2,210693359375</text:p>
          </table:table-cell>
          <table:table-cell table:number-columns-repeated="5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formula="of:=[.B1812]+inc" office:value-type="float" office:value="2.2119140625" calcext:value-type="float">
            <text:p>2,2119140625</text:p>
          </table:table-cell>
          <table:table-cell table:number-columns-repeated="5"/>
        </table:table-row>
        <table:table-row table:style-name="ro1">
          <table:table-cell office:value-type="float" office:value="1813" calcext:value-type="float">
            <text:p>1813</text:p>
          </table:table-cell>
          <table:table-cell table:formula="of:=[.B1813]+inc" office:value-type="float" office:value="2.213134765625" calcext:value-type="float">
            <text:p>2,213134765625</text:p>
          </table:table-cell>
          <table:table-cell table:number-columns-repeated="5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formula="of:=[.B1814]+inc" office:value-type="float" office:value="2.21435546875" calcext:value-type="float">
            <text:p>2,21435546875</text:p>
          </table:table-cell>
          <table:table-cell table:number-columns-repeated="5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formula="of:=[.B1815]+inc" office:value-type="float" office:value="2.215576171875" calcext:value-type="float">
            <text:p>2,215576171875</text:p>
          </table:table-cell>
          <table:table-cell table:number-columns-repeated="5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formula="of:=[.B1816]+inc" office:value-type="float" office:value="2.216796875" calcext:value-type="float">
            <text:p>2,216796875</text:p>
          </table:table-cell>
          <table:table-cell table:number-columns-repeated="5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formula="of:=[.B1817]+inc" office:value-type="float" office:value="2.218017578125" calcext:value-type="float">
            <text:p>2,218017578125</text:p>
          </table:table-cell>
          <table:table-cell table:number-columns-repeated="5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formula="of:=[.B1818]+inc" office:value-type="float" office:value="2.21923828125" calcext:value-type="float">
            <text:p>2,21923828125</text:p>
          </table:table-cell>
          <table:table-cell table:number-columns-repeated="5"/>
        </table:table-row>
        <table:table-row table:style-name="ro1">
          <table:table-cell office:value-type="float" office:value="1819" calcext:value-type="float">
            <text:p>1819</text:p>
          </table:table-cell>
          <table:table-cell table:formula="of:=[.B1819]+inc" office:value-type="float" office:value="2.220458984375" calcext:value-type="float">
            <text:p>2,220458984375</text:p>
          </table:table-cell>
          <table:table-cell table:number-columns-repeated="5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formula="of:=[.B1820]+inc" office:value-type="float" office:value="2.2216796875" calcext:value-type="float">
            <text:p>2,2216796875</text:p>
          </table:table-cell>
          <table:table-cell table:number-columns-repeated="5"/>
        </table:table-row>
        <table:table-row table:style-name="ro1">
          <table:table-cell office:value-type="float" office:value="1821" calcext:value-type="float">
            <text:p>1821</text:p>
          </table:table-cell>
          <table:table-cell table:formula="of:=[.B1821]+inc" office:value-type="float" office:value="2.222900390625" calcext:value-type="float">
            <text:p>2,222900390625</text:p>
          </table:table-cell>
          <table:table-cell table:number-columns-repeated="5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formula="of:=[.B1822]+inc" office:value-type="float" office:value="2.22412109375" calcext:value-type="float">
            <text:p>2,22412109375</text:p>
          </table:table-cell>
          <table:table-cell table:number-columns-repeated="5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formula="of:=[.B1823]+inc" office:value-type="float" office:value="2.225341796875" calcext:value-type="float">
            <text:p>2,225341796875</text:p>
          </table:table-cell>
          <table:table-cell table:number-columns-repeated="5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formula="of:=[.B1824]+inc" office:value-type="float" office:value="2.2265625" calcext:value-type="float">
            <text:p>2,2265625</text:p>
          </table:table-cell>
          <table:table-cell table:number-columns-repeated="5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formula="of:=[.B1825]+inc" office:value-type="float" office:value="2.227783203125" calcext:value-type="float">
            <text:p>2,227783203125</text:p>
          </table:table-cell>
          <table:table-cell table:number-columns-repeated="5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formula="of:=[.B1826]+inc" office:value-type="float" office:value="2.22900390625" calcext:value-type="float">
            <text:p>2,22900390625</text:p>
          </table:table-cell>
          <table:table-cell table:number-columns-repeated="5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formula="of:=[.B1827]+inc" office:value-type="float" office:value="2.230224609375" calcext:value-type="float">
            <text:p>2,230224609375</text:p>
          </table:table-cell>
          <table:table-cell table:number-columns-repeated="5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formula="of:=[.B1828]+inc" office:value-type="float" office:value="2.2314453125" calcext:value-type="float">
            <text:p>2,2314453125</text:p>
          </table:table-cell>
          <table:table-cell table:number-columns-repeated="5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formula="of:=[.B1829]+inc" office:value-type="float" office:value="2.232666015625" calcext:value-type="float">
            <text:p>2,232666015625</text:p>
          </table:table-cell>
          <table:table-cell table:number-columns-repeated="5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formula="of:=[.B1830]+inc" office:value-type="float" office:value="2.23388671875" calcext:value-type="float">
            <text:p>2,23388671875</text:p>
          </table:table-cell>
          <table:table-cell table:number-columns-repeated="5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formula="of:=[.B1831]+inc" office:value-type="float" office:value="2.235107421875" calcext:value-type="float">
            <text:p>2,235107421875</text:p>
          </table:table-cell>
          <table:table-cell table:number-columns-repeated="5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formula="of:=[.B1832]+inc" office:value-type="float" office:value="2.236328125" calcext:value-type="float">
            <text:p>2,236328125</text:p>
          </table:table-cell>
          <table:table-cell table:number-columns-repeated="5"/>
        </table:table-row>
        <table:table-row table:style-name="ro1">
          <table:table-cell office:value-type="float" office:value="1833" calcext:value-type="float">
            <text:p>1833</text:p>
          </table:table-cell>
          <table:table-cell table:formula="of:=[.B1833]+inc" office:value-type="float" office:value="2.237548828125" calcext:value-type="float">
            <text:p>2,237548828125</text:p>
          </table:table-cell>
          <table:table-cell table:number-columns-repeated="5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formula="of:=[.B1834]+inc" office:value-type="float" office:value="2.23876953125" calcext:value-type="float">
            <text:p>2,23876953125</text:p>
          </table:table-cell>
          <table:table-cell table:number-columns-repeated="5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formula="of:=[.B1835]+inc" office:value-type="float" office:value="2.239990234375" calcext:value-type="float">
            <text:p>2,239990234375</text:p>
          </table:table-cell>
          <table:table-cell table:number-columns-repeated="5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formula="of:=[.B1836]+inc" office:value-type="float" office:value="2.2412109375" calcext:value-type="float">
            <text:p>2,2412109375</text:p>
          </table:table-cell>
          <table:table-cell table:number-columns-repeated="5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formula="of:=[.B1837]+inc" office:value-type="float" office:value="2.242431640625" calcext:value-type="float">
            <text:p>2,242431640625</text:p>
          </table:table-cell>
          <table:table-cell table:number-columns-repeated="5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formula="of:=[.B1838]+inc" office:value-type="float" office:value="2.24365234375" calcext:value-type="float">
            <text:p>2,24365234375</text:p>
          </table:table-cell>
          <table:table-cell table:number-columns-repeated="5"/>
        </table:table-row>
        <table:table-row table:style-name="ro1">
          <table:table-cell office:value-type="float" office:value="1839" calcext:value-type="float">
            <text:p>1839</text:p>
          </table:table-cell>
          <table:table-cell table:formula="of:=[.B1839]+inc" office:value-type="float" office:value="2.244873046875" calcext:value-type="float">
            <text:p>2,244873046875</text:p>
          </table:table-cell>
          <table:table-cell table:number-columns-repeated="5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formula="of:=[.B1840]+inc" office:value-type="float" office:value="2.24609375" calcext:value-type="float">
            <text:p>2,24609375</text:p>
          </table:table-cell>
          <table:table-cell table:number-columns-repeated="5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formula="of:=[.B1841]+inc" office:value-type="float" office:value="2.247314453125" calcext:value-type="float">
            <text:p>2,247314453125</text:p>
          </table:table-cell>
          <table:table-cell table:number-columns-repeated="5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formula="of:=[.B1842]+inc" office:value-type="float" office:value="2.24853515625" calcext:value-type="float">
            <text:p>2,24853515625</text:p>
          </table:table-cell>
          <table:table-cell table:number-columns-repeated="5"/>
        </table:table-row>
        <table:table-row table:style-name="ro1">
          <table:table-cell office:value-type="float" office:value="1843" calcext:value-type="float">
            <text:p>1843</text:p>
          </table:table-cell>
          <table:table-cell table:formula="of:=[.B1843]+inc" office:value-type="float" office:value="2.249755859375" calcext:value-type="float">
            <text:p>2,249755859375</text:p>
          </table:table-cell>
          <table:table-cell table:number-columns-repeated="5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formula="of:=[.B1844]+inc" office:value-type="float" office:value="2.2509765625" calcext:value-type="float">
            <text:p>2,2509765625</text:p>
          </table:table-cell>
          <table:table-cell table:number-columns-repeated="5"/>
        </table:table-row>
        <table:table-row table:style-name="ro1">
          <table:table-cell office:value-type="float" office:value="1845" calcext:value-type="float">
            <text:p>1845</text:p>
          </table:table-cell>
          <table:table-cell table:formula="of:=[.B1845]+inc" office:value-type="float" office:value="2.252197265625" calcext:value-type="float">
            <text:p>2,252197265625</text:p>
          </table:table-cell>
          <table:table-cell table:number-columns-repeated="5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formula="of:=[.B1846]+inc" office:value-type="float" office:value="2.25341796875" calcext:value-type="float">
            <text:p>2,25341796875</text:p>
          </table:table-cell>
          <table:table-cell table:number-columns-repeated="5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formula="of:=[.B1847]+inc" office:value-type="float" office:value="2.254638671875" calcext:value-type="float">
            <text:p>2,254638671875</text:p>
          </table:table-cell>
          <table:table-cell table:number-columns-repeated="5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formula="of:=[.B1848]+inc" office:value-type="float" office:value="2.255859375" calcext:value-type="float">
            <text:p>2,255859375</text:p>
          </table:table-cell>
          <table:table-cell table:number-columns-repeated="5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formula="of:=[.B1849]+inc" office:value-type="float" office:value="2.257080078125" calcext:value-type="float">
            <text:p>2,257080078125</text:p>
          </table:table-cell>
          <table:table-cell table:number-columns-repeated="5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formula="of:=[.B1850]+inc" office:value-type="float" office:value="2.25830078125" calcext:value-type="float">
            <text:p>2,25830078125</text:p>
          </table:table-cell>
          <table:table-cell table:number-columns-repeated="5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formula="of:=[.B1851]+inc" office:value-type="float" office:value="2.259521484375" calcext:value-type="float">
            <text:p>2,259521484375</text:p>
          </table:table-cell>
          <table:table-cell table:number-columns-repeated="5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formula="of:=[.B1852]+inc" office:value-type="float" office:value="2.2607421875" calcext:value-type="float">
            <text:p>2,2607421875</text:p>
          </table:table-cell>
          <table:table-cell table:number-columns-repeated="5"/>
        </table:table-row>
        <table:table-row table:style-name="ro1">
          <table:table-cell office:value-type="float" office:value="1853" calcext:value-type="float">
            <text:p>1853</text:p>
          </table:table-cell>
          <table:table-cell table:formula="of:=[.B1853]+inc" office:value-type="float" office:value="2.261962890625" calcext:value-type="float">
            <text:p>2,261962890625</text:p>
          </table:table-cell>
          <table:table-cell table:number-columns-repeated="5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formula="of:=[.B1854]+inc" office:value-type="float" office:value="2.26318359375" calcext:value-type="float">
            <text:p>2,26318359375</text:p>
          </table:table-cell>
          <table:table-cell table:number-columns-repeated="5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formula="of:=[.B1855]+inc" office:value-type="float" office:value="2.264404296875" calcext:value-type="float">
            <text:p>2,264404296875</text:p>
          </table:table-cell>
          <table:table-cell table:number-columns-repeated="5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formula="of:=[.B1856]+inc" office:value-type="float" office:value="2.265625" calcext:value-type="float">
            <text:p>2,265625</text:p>
          </table:table-cell>
          <table:table-cell table:number-columns-repeated="5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formula="of:=[.B1857]+inc" office:value-type="float" office:value="2.266845703125" calcext:value-type="float">
            <text:p>2,266845703125</text:p>
          </table:table-cell>
          <table:table-cell table:number-columns-repeated="5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formula="of:=[.B1858]+inc" office:value-type="float" office:value="2.26806640625" calcext:value-type="float">
            <text:p>2,26806640625</text:p>
          </table:table-cell>
          <table:table-cell table:number-columns-repeated="5"/>
        </table:table-row>
        <table:table-row table:style-name="ro1">
          <table:table-cell office:value-type="float" office:value="1859" calcext:value-type="float">
            <text:p>1859</text:p>
          </table:table-cell>
          <table:table-cell table:formula="of:=[.B1859]+inc" office:value-type="float" office:value="2.269287109375" calcext:value-type="float">
            <text:p>2,269287109375</text:p>
          </table:table-cell>
          <table:table-cell table:number-columns-repeated="5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formula="of:=[.B1860]+inc" office:value-type="float" office:value="2.2705078125" calcext:value-type="float">
            <text:p>2,2705078125</text:p>
          </table:table-cell>
          <table:table-cell table:number-columns-repeated="5"/>
        </table:table-row>
        <table:table-row table:style-name="ro1">
          <table:table-cell office:value-type="float" office:value="1861" calcext:value-type="float">
            <text:p>1861</text:p>
          </table:table-cell>
          <table:table-cell table:formula="of:=[.B1861]+inc" office:value-type="float" office:value="2.271728515625" calcext:value-type="float">
            <text:p>2,271728515625</text:p>
          </table:table-cell>
          <table:table-cell table:number-columns-repeated="5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formula="of:=[.B1862]+inc" office:value-type="float" office:value="2.27294921875" calcext:value-type="float">
            <text:p>2,27294921875</text:p>
          </table:table-cell>
          <table:table-cell table:number-columns-repeated="5"/>
        </table:table-row>
        <table:table-row table:style-name="ro1">
          <table:table-cell office:value-type="float" office:value="1863" calcext:value-type="float">
            <text:p>1863</text:p>
          </table:table-cell>
          <table:table-cell table:formula="of:=[.B1863]+inc" office:value-type="float" office:value="2.274169921875" calcext:value-type="float">
            <text:p>2,274169921875</text:p>
          </table:table-cell>
          <table:table-cell table:number-columns-repeated="5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formula="of:=[.B1864]+inc" office:value-type="float" office:value="2.275390625" calcext:value-type="float">
            <text:p>2,275390625</text:p>
          </table:table-cell>
          <table:table-cell table:number-columns-repeated="5"/>
        </table:table-row>
        <table:table-row table:style-name="ro1">
          <table:table-cell office:value-type="float" office:value="1865" calcext:value-type="float">
            <text:p>1865</text:p>
          </table:table-cell>
          <table:table-cell table:formula="of:=[.B1865]+inc" office:value-type="float" office:value="2.276611328125" calcext:value-type="float">
            <text:p>2,276611328125</text:p>
          </table:table-cell>
          <table:table-cell table:number-columns-repeated="5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formula="of:=[.B1866]+inc" office:value-type="float" office:value="2.27783203125" calcext:value-type="float">
            <text:p>2,27783203125</text:p>
          </table:table-cell>
          <table:table-cell table:number-columns-repeated="5"/>
        </table:table-row>
        <table:table-row table:style-name="ro1">
          <table:table-cell office:value-type="float" office:value="1867" calcext:value-type="float">
            <text:p>1867</text:p>
          </table:table-cell>
          <table:table-cell table:formula="of:=[.B1867]+inc" office:value-type="float" office:value="2.279052734375" calcext:value-type="float">
            <text:p>2,279052734375</text:p>
          </table:table-cell>
          <table:table-cell table:number-columns-repeated="5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formula="of:=[.B1868]+inc" office:value-type="float" office:value="2.2802734375" calcext:value-type="float">
            <text:p>2,2802734375</text:p>
          </table:table-cell>
          <table:table-cell table:number-columns-repeated="5"/>
        </table:table-row>
        <table:table-row table:style-name="ro1">
          <table:table-cell office:value-type="float" office:value="1869" calcext:value-type="float">
            <text:p>1869</text:p>
          </table:table-cell>
          <table:table-cell table:formula="of:=[.B1869]+inc" office:value-type="float" office:value="2.281494140625" calcext:value-type="float">
            <text:p>2,281494140625</text:p>
          </table:table-cell>
          <table:table-cell table:number-columns-repeated="5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formula="of:=[.B1870]+inc" office:value-type="float" office:value="2.28271484375" calcext:value-type="float">
            <text:p>2,28271484375</text:p>
          </table:table-cell>
          <table:table-cell table:number-columns-repeated="5"/>
        </table:table-row>
        <table:table-row table:style-name="ro1">
          <table:table-cell office:value-type="float" office:value="1871" calcext:value-type="float">
            <text:p>1871</text:p>
          </table:table-cell>
          <table:table-cell table:formula="of:=[.B1871]+inc" office:value-type="float" office:value="2.283935546875" calcext:value-type="float">
            <text:p>2,283935546875</text:p>
          </table:table-cell>
          <table:table-cell table:number-columns-repeated="5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formula="of:=[.B1872]+inc" office:value-type="float" office:value="2.28515625" calcext:value-type="float">
            <text:p>2,28515625</text:p>
          </table:table-cell>
          <table:table-cell table:number-columns-repeated="5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formula="of:=[.B1873]+inc" office:value-type="float" office:value="2.286376953125" calcext:value-type="float">
            <text:p>2,286376953125</text:p>
          </table:table-cell>
          <table:table-cell table:number-columns-repeated="5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formula="of:=[.B1874]+inc" office:value-type="float" office:value="2.28759765625" calcext:value-type="float">
            <text:p>2,28759765625</text:p>
          </table:table-cell>
          <table:table-cell table:number-columns-repeated="5"/>
        </table:table-row>
        <table:table-row table:style-name="ro1">
          <table:table-cell office:value-type="float" office:value="1875" calcext:value-type="float">
            <text:p>1875</text:p>
          </table:table-cell>
          <table:table-cell table:formula="of:=[.B1875]+inc" office:value-type="float" office:value="2.288818359375" calcext:value-type="float">
            <text:p>2,288818359375</text:p>
          </table:table-cell>
          <table:table-cell table:number-columns-repeated="5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formula="of:=[.B1876]+inc" office:value-type="float" office:value="2.2900390625" calcext:value-type="float">
            <text:p>2,2900390625</text:p>
          </table:table-cell>
          <table:table-cell table:number-columns-repeated="5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formula="of:=[.B1877]+inc" office:value-type="float" office:value="2.291259765625" calcext:value-type="float">
            <text:p>2,291259765625</text:p>
          </table:table-cell>
          <table:table-cell table:number-columns-repeated="5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formula="of:=[.B1878]+inc" office:value-type="float" office:value="2.29248046875" calcext:value-type="float">
            <text:p>2,29248046875</text:p>
          </table:table-cell>
          <table:table-cell table:number-columns-repeated="5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formula="of:=[.B1879]+inc" office:value-type="float" office:value="2.293701171875" calcext:value-type="float">
            <text:p>2,293701171875</text:p>
          </table:table-cell>
          <table:table-cell table:number-columns-repeated="5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formula="of:=[.B1880]+inc" office:value-type="float" office:value="2.294921875" calcext:value-type="float">
            <text:p>2,294921875</text:p>
          </table:table-cell>
          <table:table-cell table:number-columns-repeated="5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formula="of:=[.B1881]+inc" office:value-type="float" office:value="2.296142578125" calcext:value-type="float">
            <text:p>2,296142578125</text:p>
          </table:table-cell>
          <table:table-cell table:number-columns-repeated="5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formula="of:=[.B1882]+inc" office:value-type="float" office:value="2.29736328125" calcext:value-type="float">
            <text:p>2,29736328125</text:p>
          </table:table-cell>
          <table:table-cell table:number-columns-repeated="5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formula="of:=[.B1883]+inc" office:value-type="float" office:value="2.298583984375" calcext:value-type="float">
            <text:p>2,298583984375</text:p>
          </table:table-cell>
          <table:table-cell table:number-columns-repeated="5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formula="of:=[.B1884]+inc" office:value-type="float" office:value="2.2998046875" calcext:value-type="float">
            <text:p>2,2998046875</text:p>
          </table:table-cell>
          <table:table-cell table:number-columns-repeated="5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formula="of:=[.B1885]+inc" office:value-type="float" office:value="2.301025390625" calcext:value-type="float">
            <text:p>2,301025390625</text:p>
          </table:table-cell>
          <table:table-cell table:number-columns-repeated="5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formula="of:=[.B1886]+inc" office:value-type="float" office:value="2.30224609375" calcext:value-type="float">
            <text:p>2,30224609375</text:p>
          </table:table-cell>
          <table:table-cell table:number-columns-repeated="5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formula="of:=[.B1887]+inc" office:value-type="float" office:value="2.303466796875" calcext:value-type="float">
            <text:p>2,303466796875</text:p>
          </table:table-cell>
          <table:table-cell table:number-columns-repeated="5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formula="of:=[.B1888]+inc" office:value-type="float" office:value="2.3046875" calcext:value-type="float">
            <text:p>2,3046875</text:p>
          </table:table-cell>
          <table:table-cell table:number-columns-repeated="5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formula="of:=[.B1889]+inc" office:value-type="float" office:value="2.305908203125" calcext:value-type="float">
            <text:p>2,305908203125</text:p>
          </table:table-cell>
          <table:table-cell table:number-columns-repeated="5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formula="of:=[.B1890]+inc" office:value-type="float" office:value="2.30712890625" calcext:value-type="float">
            <text:p>2,30712890625</text:p>
          </table:table-cell>
          <table:table-cell table:number-columns-repeated="5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formula="of:=[.B1891]+inc" office:value-type="float" office:value="2.308349609375" calcext:value-type="float">
            <text:p>2,308349609375</text:p>
          </table:table-cell>
          <table:table-cell table:number-columns-repeated="5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formula="of:=[.B1892]+inc" office:value-type="float" office:value="2.3095703125" calcext:value-type="float">
            <text:p>2,3095703125</text:p>
          </table:table-cell>
          <table:table-cell table:number-columns-repeated="5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formula="of:=[.B1893]+inc" office:value-type="float" office:value="2.310791015625" calcext:value-type="float">
            <text:p>2,310791015625</text:p>
          </table:table-cell>
          <table:table-cell table:number-columns-repeated="5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formula="of:=[.B1894]+inc" office:value-type="float" office:value="2.31201171875" calcext:value-type="float">
            <text:p>2,31201171875</text:p>
          </table:table-cell>
          <table:table-cell table:number-columns-repeated="5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formula="of:=[.B1895]+inc" office:value-type="float" office:value="2.313232421875" calcext:value-type="float">
            <text:p>2,313232421875</text:p>
          </table:table-cell>
          <table:table-cell table:number-columns-repeated="5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formula="of:=[.B1896]+inc" office:value-type="float" office:value="2.314453125" calcext:value-type="float">
            <text:p>2,314453125</text:p>
          </table:table-cell>
          <table:table-cell table:number-columns-repeated="5"/>
        </table:table-row>
        <table:table-row table:style-name="ro1">
          <table:table-cell office:value-type="float" office:value="1897" calcext:value-type="float">
            <text:p>1897</text:p>
          </table:table-cell>
          <table:table-cell table:formula="of:=[.B1897]+inc" office:value-type="float" office:value="2.315673828125" calcext:value-type="float">
            <text:p>2,315673828125</text:p>
          </table:table-cell>
          <table:table-cell table:number-columns-repeated="5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formula="of:=[.B1898]+inc" office:value-type="float" office:value="2.31689453125" calcext:value-type="float">
            <text:p>2,31689453125</text:p>
          </table:table-cell>
          <table:table-cell table:number-columns-repeated="5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formula="of:=[.B1899]+inc" office:value-type="float" office:value="2.318115234375" calcext:value-type="float">
            <text:p>2,318115234375</text:p>
          </table:table-cell>
          <table:table-cell table:number-columns-repeated="5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formula="of:=[.B1900]+inc" office:value-type="float" office:value="2.3193359375" calcext:value-type="float">
            <text:p>2,3193359375</text:p>
          </table:table-cell>
          <table:table-cell table:number-columns-repeated="5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formula="of:=[.B1901]+inc" office:value-type="float" office:value="2.320556640625" calcext:value-type="float">
            <text:p>2,320556640625</text:p>
          </table:table-cell>
          <table:table-cell table:number-columns-repeated="5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formula="of:=[.B1902]+inc" office:value-type="float" office:value="2.32177734375" calcext:value-type="float">
            <text:p>2,32177734375</text:p>
          </table:table-cell>
          <table:table-cell table:number-columns-repeated="5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formula="of:=[.B1903]+inc" office:value-type="float" office:value="2.322998046875" calcext:value-type="float">
            <text:p>2,322998046875</text:p>
          </table:table-cell>
          <table:table-cell table:number-columns-repeated="5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formula="of:=[.B1904]+inc" office:value-type="float" office:value="2.32421875" calcext:value-type="float">
            <text:p>2,32421875</text:p>
          </table:table-cell>
          <table:table-cell table:number-columns-repeated="5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formula="of:=[.B1905]+inc" office:value-type="float" office:value="2.325439453125" calcext:value-type="float">
            <text:p>2,325439453125</text:p>
          </table:table-cell>
          <table:table-cell table:number-columns-repeated="5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formula="of:=[.B1906]+inc" office:value-type="float" office:value="2.32666015625" calcext:value-type="float">
            <text:p>2,32666015625</text:p>
          </table:table-cell>
          <table:table-cell table:number-columns-repeated="5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formula="of:=[.B1907]+inc" office:value-type="float" office:value="2.327880859375" calcext:value-type="float">
            <text:p>2,327880859375</text:p>
          </table:table-cell>
          <table:table-cell table:number-columns-repeated="5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formula="of:=[.B1908]+inc" office:value-type="float" office:value="2.3291015625" calcext:value-type="float">
            <text:p>2,3291015625</text:p>
          </table:table-cell>
          <table:table-cell table:number-columns-repeated="5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formula="of:=[.B1909]+inc" office:value-type="float" office:value="2.330322265625" calcext:value-type="float">
            <text:p>2,330322265625</text:p>
          </table:table-cell>
          <table:table-cell table:number-columns-repeated="5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formula="of:=[.B1910]+inc" office:value-type="float" office:value="2.33154296875" calcext:value-type="float">
            <text:p>2,33154296875</text:p>
          </table:table-cell>
          <table:table-cell table:number-columns-repeated="5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formula="of:=[.B1911]+inc" office:value-type="float" office:value="2.332763671875" calcext:value-type="float">
            <text:p>2,332763671875</text:p>
          </table:table-cell>
          <table:table-cell table:number-columns-repeated="5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formula="of:=[.B1912]+inc" office:value-type="float" office:value="2.333984375" calcext:value-type="float">
            <text:p>2,333984375</text:p>
          </table:table-cell>
          <table:table-cell table:number-columns-repeated="5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formula="of:=[.B1913]+inc" office:value-type="float" office:value="2.335205078125" calcext:value-type="float">
            <text:p>2,335205078125</text:p>
          </table:table-cell>
          <table:table-cell table:number-columns-repeated="5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formula="of:=[.B1914]+inc" office:value-type="float" office:value="2.33642578125" calcext:value-type="float">
            <text:p>2,33642578125</text:p>
          </table:table-cell>
          <table:table-cell table:number-columns-repeated="5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formula="of:=[.B1915]+inc" office:value-type="float" office:value="2.337646484375" calcext:value-type="float">
            <text:p>2,337646484375</text:p>
          </table:table-cell>
          <table:table-cell table:number-columns-repeated="5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formula="of:=[.B1916]+inc" office:value-type="float" office:value="2.3388671875" calcext:value-type="float">
            <text:p>2,3388671875</text:p>
          </table:table-cell>
          <table:table-cell table:number-columns-repeated="5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formula="of:=[.B1917]+inc" office:value-type="float" office:value="2.340087890625" calcext:value-type="float">
            <text:p>2,340087890625</text:p>
          </table:table-cell>
          <table:table-cell table:number-columns-repeated="5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formula="of:=[.B1918]+inc" office:value-type="float" office:value="2.34130859375" calcext:value-type="float">
            <text:p>2,34130859375</text:p>
          </table:table-cell>
          <table:table-cell table:number-columns-repeated="5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formula="of:=[.B1919]+inc" office:value-type="float" office:value="2.342529296875" calcext:value-type="float">
            <text:p>2,342529296875</text:p>
          </table:table-cell>
          <table:table-cell table:number-columns-repeated="5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formula="of:=[.B1920]+inc" office:value-type="float" office:value="2.34375" calcext:value-type="float">
            <text:p>2,34375</text:p>
          </table:table-cell>
          <table:table-cell table:number-columns-repeated="5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formula="of:=[.B1921]+inc" office:value-type="float" office:value="2.344970703125" calcext:value-type="float">
            <text:p>2,344970703125</text:p>
          </table:table-cell>
          <table:table-cell table:number-columns-repeated="5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formula="of:=[.B1922]+inc" office:value-type="float" office:value="2.34619140625" calcext:value-type="float">
            <text:p>2,34619140625</text:p>
          </table:table-cell>
          <table:table-cell table:number-columns-repeated="5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formula="of:=[.B1923]+inc" office:value-type="float" office:value="2.347412109375" calcext:value-type="float">
            <text:p>2,347412109375</text:p>
          </table:table-cell>
          <table:table-cell table:number-columns-repeated="5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formula="of:=[.B1924]+inc" office:value-type="float" office:value="2.3486328125" calcext:value-type="float">
            <text:p>2,3486328125</text:p>
          </table:table-cell>
          <table:table-cell table:number-columns-repeated="5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formula="of:=[.B1925]+inc" office:value-type="float" office:value="2.349853515625" calcext:value-type="float">
            <text:p>2,349853515625</text:p>
          </table:table-cell>
          <table:table-cell table:number-columns-repeated="5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formula="of:=[.B1926]+inc" office:value-type="float" office:value="2.35107421875" calcext:value-type="float">
            <text:p>2,35107421875</text:p>
          </table:table-cell>
          <table:table-cell table:number-columns-repeated="5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formula="of:=[.B1927]+inc" office:value-type="float" office:value="2.352294921875" calcext:value-type="float">
            <text:p>2,352294921875</text:p>
          </table:table-cell>
          <table:table-cell table:number-columns-repeated="5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formula="of:=[.B1928]+inc" office:value-type="float" office:value="2.353515625" calcext:value-type="float">
            <text:p>2,353515625</text:p>
          </table:table-cell>
          <table:table-cell table:number-columns-repeated="5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formula="of:=[.B1929]+inc" office:value-type="float" office:value="2.354736328125" calcext:value-type="float">
            <text:p>2,354736328125</text:p>
          </table:table-cell>
          <table:table-cell table:number-columns-repeated="5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formula="of:=[.B1930]+inc" office:value-type="float" office:value="2.35595703125" calcext:value-type="float">
            <text:p>2,35595703125</text:p>
          </table:table-cell>
          <table:table-cell table:number-columns-repeated="5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formula="of:=[.B1931]+inc" office:value-type="float" office:value="2.357177734375" calcext:value-type="float">
            <text:p>2,357177734375</text:p>
          </table:table-cell>
          <table:table-cell table:number-columns-repeated="5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formula="of:=[.B1932]+inc" office:value-type="float" office:value="2.3583984375" calcext:value-type="float">
            <text:p>2,3583984375</text:p>
          </table:table-cell>
          <table:table-cell table:number-columns-repeated="5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formula="of:=[.B1933]+inc" office:value-type="float" office:value="2.359619140625" calcext:value-type="float">
            <text:p>2,359619140625</text:p>
          </table:table-cell>
          <table:table-cell table:number-columns-repeated="5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formula="of:=[.B1934]+inc" office:value-type="float" office:value="2.36083984375" calcext:value-type="float">
            <text:p>2,36083984375</text:p>
          </table:table-cell>
          <table:table-cell table:number-columns-repeated="5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formula="of:=[.B1935]+inc" office:value-type="float" office:value="2.362060546875" calcext:value-type="float">
            <text:p>2,362060546875</text:p>
          </table:table-cell>
          <table:table-cell table:number-columns-repeated="5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formula="of:=[.B1936]+inc" office:value-type="float" office:value="2.36328125" calcext:value-type="float">
            <text:p>2,36328125</text:p>
          </table:table-cell>
          <table:table-cell table:number-columns-repeated="5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formula="of:=[.B1937]+inc" office:value-type="float" office:value="2.364501953125" calcext:value-type="float">
            <text:p>2,364501953125</text:p>
          </table:table-cell>
          <table:table-cell table:number-columns-repeated="5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formula="of:=[.B1938]+inc" office:value-type="float" office:value="2.36572265625" calcext:value-type="float">
            <text:p>2,36572265625</text:p>
          </table:table-cell>
          <table:table-cell table:number-columns-repeated="5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formula="of:=[.B1939]+inc" office:value-type="float" office:value="2.366943359375" calcext:value-type="float">
            <text:p>2,366943359375</text:p>
          </table:table-cell>
          <table:table-cell table:number-columns-repeated="5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formula="of:=[.B1940]+inc" office:value-type="float" office:value="2.3681640625" calcext:value-type="float">
            <text:p>2,3681640625</text:p>
          </table:table-cell>
          <table:table-cell table:number-columns-repeated="5"/>
        </table:table-row>
        <table:table-row table:style-name="ro1">
          <table:table-cell office:value-type="float" office:value="1941" calcext:value-type="float">
            <text:p>1941</text:p>
          </table:table-cell>
          <table:table-cell table:formula="of:=[.B1941]+inc" office:value-type="float" office:value="2.369384765625" calcext:value-type="float">
            <text:p>2,369384765625</text:p>
          </table:table-cell>
          <table:table-cell table:number-columns-repeated="5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formula="of:=[.B1942]+inc" office:value-type="float" office:value="2.37060546875" calcext:value-type="float">
            <text:p>2,37060546875</text:p>
          </table:table-cell>
          <table:table-cell table:number-columns-repeated="5"/>
        </table:table-row>
        <table:table-row table:style-name="ro1">
          <table:table-cell office:value-type="float" office:value="1943" calcext:value-type="float">
            <text:p>1943</text:p>
          </table:table-cell>
          <table:table-cell table:formula="of:=[.B1943]+inc" office:value-type="float" office:value="2.371826171875" calcext:value-type="float">
            <text:p>2,371826171875</text:p>
          </table:table-cell>
          <table:table-cell table:number-columns-repeated="5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formula="of:=[.B1944]+inc" office:value-type="float" office:value="2.373046875" calcext:value-type="float">
            <text:p>2,373046875</text:p>
          </table:table-cell>
          <table:table-cell table:number-columns-repeated="5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formula="of:=[.B1945]+inc" office:value-type="float" office:value="2.374267578125" calcext:value-type="float">
            <text:p>2,374267578125</text:p>
          </table:table-cell>
          <table:table-cell table:number-columns-repeated="5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formula="of:=[.B1946]+inc" office:value-type="float" office:value="2.37548828125" calcext:value-type="float">
            <text:p>2,37548828125</text:p>
          </table:table-cell>
          <table:table-cell table:number-columns-repeated="5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formula="of:=[.B1947]+inc" office:value-type="float" office:value="2.376708984375" calcext:value-type="float">
            <text:p>2,376708984375</text:p>
          </table:table-cell>
          <table:table-cell table:number-columns-repeated="5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formula="of:=[.B1948]+inc" office:value-type="float" office:value="2.3779296875" calcext:value-type="float">
            <text:p>2,3779296875</text:p>
          </table:table-cell>
          <table:table-cell table:number-columns-repeated="5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formula="of:=[.B1949]+inc" office:value-type="float" office:value="2.379150390625" calcext:value-type="float">
            <text:p>2,379150390625</text:p>
          </table:table-cell>
          <table:table-cell table:number-columns-repeated="5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formula="of:=[.B1950]+inc" office:value-type="float" office:value="2.38037109375" calcext:value-type="float">
            <text:p>2,38037109375</text:p>
          </table:table-cell>
          <table:table-cell table:number-columns-repeated="5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formula="of:=[.B1951]+inc" office:value-type="float" office:value="2.381591796875" calcext:value-type="float">
            <text:p>2,381591796875</text:p>
          </table:table-cell>
          <table:table-cell table:number-columns-repeated="5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formula="of:=[.B1952]+inc" office:value-type="float" office:value="2.3828125" calcext:value-type="float">
            <text:p>2,3828125</text:p>
          </table:table-cell>
          <table:table-cell table:number-columns-repeated="5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formula="of:=[.B1953]+inc" office:value-type="float" office:value="2.384033203125" calcext:value-type="float">
            <text:p>2,384033203125</text:p>
          </table:table-cell>
          <table:table-cell table:number-columns-repeated="5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formula="of:=[.B1954]+inc" office:value-type="float" office:value="2.38525390625" calcext:value-type="float">
            <text:p>2,38525390625</text:p>
          </table:table-cell>
          <table:table-cell table:number-columns-repeated="5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formula="of:=[.B1955]+inc" office:value-type="float" office:value="2.386474609375" calcext:value-type="float">
            <text:p>2,386474609375</text:p>
          </table:table-cell>
          <table:table-cell table:number-columns-repeated="5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formula="of:=[.B1956]+inc" office:value-type="float" office:value="2.3876953125" calcext:value-type="float">
            <text:p>2,3876953125</text:p>
          </table:table-cell>
          <table:table-cell table:number-columns-repeated="5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formula="of:=[.B1957]+inc" office:value-type="float" office:value="2.388916015625" calcext:value-type="float">
            <text:p>2,388916015625</text:p>
          </table:table-cell>
          <table:table-cell table:number-columns-repeated="5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formula="of:=[.B1958]+inc" office:value-type="float" office:value="2.39013671875" calcext:value-type="float">
            <text:p>2,39013671875</text:p>
          </table:table-cell>
          <table:table-cell table:number-columns-repeated="5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formula="of:=[.B1959]+inc" office:value-type="float" office:value="2.391357421875" calcext:value-type="float">
            <text:p>2,391357421875</text:p>
          </table:table-cell>
          <table:table-cell table:number-columns-repeated="5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formula="of:=[.B1960]+inc" office:value-type="float" office:value="2.392578125" calcext:value-type="float">
            <text:p>2,392578125</text:p>
          </table:table-cell>
          <table:table-cell table:number-columns-repeated="5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formula="of:=[.B1961]+inc" office:value-type="float" office:value="2.393798828125" calcext:value-type="float">
            <text:p>2,393798828125</text:p>
          </table:table-cell>
          <table:table-cell table:number-columns-repeated="5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formula="of:=[.B1962]+inc" office:value-type="float" office:value="2.39501953125" calcext:value-type="float">
            <text:p>2,39501953125</text:p>
          </table:table-cell>
          <table:table-cell table:number-columns-repeated="5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formula="of:=[.B1963]+inc" office:value-type="float" office:value="2.396240234375" calcext:value-type="float">
            <text:p>2,396240234375</text:p>
          </table:table-cell>
          <table:table-cell table:number-columns-repeated="5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formula="of:=[.B1964]+inc" office:value-type="float" office:value="2.3974609375" calcext:value-type="float">
            <text:p>2,3974609375</text:p>
          </table:table-cell>
          <table:table-cell table:number-columns-repeated="5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formula="of:=[.B1965]+inc" office:value-type="float" office:value="2.398681640625" calcext:value-type="float">
            <text:p>2,398681640625</text:p>
          </table:table-cell>
          <table:table-cell table:number-columns-repeated="5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formula="of:=[.B1966]+inc" office:value-type="float" office:value="2.39990234375" calcext:value-type="float">
            <text:p>2,39990234375</text:p>
          </table:table-cell>
          <table:table-cell table:number-columns-repeated="5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formula="of:=[.B1967]+inc" office:value-type="float" office:value="2.401123046875" calcext:value-type="float">
            <text:p>2,401123046875</text:p>
          </table:table-cell>
          <table:table-cell table:number-columns-repeated="5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formula="of:=[.B1968]+inc" office:value-type="float" office:value="2.40234375" calcext:value-type="float">
            <text:p>2,40234375</text:p>
          </table:table-cell>
          <table:table-cell table:number-columns-repeated="5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formula="of:=[.B1969]+inc" office:value-type="float" office:value="2.403564453125" calcext:value-type="float">
            <text:p>2,403564453125</text:p>
          </table:table-cell>
          <table:table-cell table:number-columns-repeated="5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formula="of:=[.B1970]+inc" office:value-type="float" office:value="2.40478515625" calcext:value-type="float">
            <text:p>2,40478515625</text:p>
          </table:table-cell>
          <table:table-cell table:number-columns-repeated="5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formula="of:=[.B1971]+inc" office:value-type="float" office:value="2.406005859375" calcext:value-type="float">
            <text:p>2,406005859375</text:p>
          </table:table-cell>
          <table:table-cell table:number-columns-repeated="5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formula="of:=[.B1972]+inc" office:value-type="float" office:value="2.4072265625" calcext:value-type="float">
            <text:p>2,4072265625</text:p>
          </table:table-cell>
          <table:table-cell table:number-columns-repeated="5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formula="of:=[.B1973]+inc" office:value-type="float" office:value="2.408447265625" calcext:value-type="float">
            <text:p>2,408447265625</text:p>
          </table:table-cell>
          <table:table-cell table:number-columns-repeated="5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formula="of:=[.B1974]+inc" office:value-type="float" office:value="2.40966796875" calcext:value-type="float">
            <text:p>2,40966796875</text:p>
          </table:table-cell>
          <table:table-cell table:number-columns-repeated="5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formula="of:=[.B1975]+inc" office:value-type="float" office:value="2.410888671875" calcext:value-type="float">
            <text:p>2,410888671875</text:p>
          </table:table-cell>
          <table:table-cell table:number-columns-repeated="5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[.B1976]+inc" office:value-type="float" office:value="2.412109375" calcext:value-type="float">
            <text:p>2,412109375</text:p>
          </table:table-cell>
          <table:table-cell table:number-columns-repeated="5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formula="of:=[.B1977]+inc" office:value-type="float" office:value="2.413330078125" calcext:value-type="float">
            <text:p>2,413330078125</text:p>
          </table:table-cell>
          <table:table-cell table:number-columns-repeated="5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[.B1978]+inc" office:value-type="float" office:value="2.41455078125" calcext:value-type="float">
            <text:p>2,41455078125</text:p>
          </table:table-cell>
          <table:table-cell table:number-columns-repeated="5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[.B1979]+inc" office:value-type="float" office:value="2.415771484375" calcext:value-type="float">
            <text:p>2,415771484375</text:p>
          </table:table-cell>
          <table:table-cell table:number-columns-repeated="5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[.B1980]+inc" office:value-type="float" office:value="2.4169921875" calcext:value-type="float">
            <text:p>2,4169921875</text:p>
          </table:table-cell>
          <table:table-cell table:number-columns-repeated="5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formula="of:=[.B1981]+inc" office:value-type="float" office:value="2.418212890625" calcext:value-type="float">
            <text:p>2,418212890625</text:p>
          </table:table-cell>
          <table:table-cell table:number-columns-repeated="5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[.B1982]+inc" office:value-type="float" office:value="2.41943359375" calcext:value-type="float">
            <text:p>2,41943359375</text:p>
          </table:table-cell>
          <table:table-cell table:number-columns-repeated="5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formula="of:=[.B1983]+inc" office:value-type="float" office:value="2.420654296875" calcext:value-type="float">
            <text:p>2,420654296875</text:p>
          </table:table-cell>
          <table:table-cell table:number-columns-repeated="5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[.B1984]+inc" office:value-type="float" office:value="2.421875" calcext:value-type="float">
            <text:p>2,421875</text:p>
          </table:table-cell>
          <table:table-cell table:number-columns-repeated="5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[.B1985]+inc" office:value-type="float" office:value="2.423095703125" calcext:value-type="float">
            <text:p>2,423095703125</text:p>
          </table:table-cell>
          <table:table-cell table:number-columns-repeated="5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[.B1986]+inc" office:value-type="float" office:value="2.42431640625" calcext:value-type="float">
            <text:p>2,42431640625</text:p>
          </table:table-cell>
          <table:table-cell table:number-columns-repeated="5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[.B1987]+inc" office:value-type="float" office:value="2.425537109375" calcext:value-type="float">
            <text:p>2,425537109375</text:p>
          </table:table-cell>
          <table:table-cell table:number-columns-repeated="5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[.B1988]+inc" office:value-type="float" office:value="2.4267578125" calcext:value-type="float">
            <text:p>2,4267578125</text:p>
          </table:table-cell>
          <table:table-cell table:number-columns-repeated="5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[.B1989]+inc" office:value-type="float" office:value="2.427978515625" calcext:value-type="float">
            <text:p>2,427978515625</text:p>
          </table:table-cell>
          <table:table-cell table:number-columns-repeated="5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[.B1990]+inc" office:value-type="float" office:value="2.42919921875" calcext:value-type="float">
            <text:p>2,42919921875</text:p>
          </table:table-cell>
          <table:table-cell table:number-columns-repeated="5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[.B1991]+inc" office:value-type="float" office:value="2.430419921875" calcext:value-type="float">
            <text:p>2,430419921875</text:p>
          </table:table-cell>
          <table:table-cell table:number-columns-repeated="5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[.B1992]+inc" office:value-type="float" office:value="2.431640625" calcext:value-type="float">
            <text:p>2,431640625</text:p>
          </table:table-cell>
          <table:table-cell table:number-columns-repeated="5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formula="of:=[.B1993]+inc" office:value-type="float" office:value="2.432861328125" calcext:value-type="float">
            <text:p>2,432861328125</text:p>
          </table:table-cell>
          <table:table-cell table:number-columns-repeated="5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[.B1994]+inc" office:value-type="float" office:value="2.43408203125" calcext:value-type="float">
            <text:p>2,43408203125</text:p>
          </table:table-cell>
          <table:table-cell table:number-columns-repeated="5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formula="of:=[.B1995]+inc" office:value-type="float" office:value="2.435302734375" calcext:value-type="float">
            <text:p>2,435302734375</text:p>
          </table:table-cell>
          <table:table-cell table:number-columns-repeated="5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[.B1996]+inc" office:value-type="float" office:value="2.4365234375" calcext:value-type="float">
            <text:p>2,4365234375</text:p>
          </table:table-cell>
          <table:table-cell table:number-columns-repeated="5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[.B1997]+inc" office:value-type="float" office:value="2.437744140625" calcext:value-type="float">
            <text:p>2,437744140625</text:p>
          </table:table-cell>
          <table:table-cell table:number-columns-repeated="5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[.B1998]+inc" office:value-type="float" office:value="2.43896484375" calcext:value-type="float">
            <text:p>2,43896484375</text:p>
          </table:table-cell>
          <table:table-cell table:number-columns-repeated="5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[.B1999]+inc" office:value-type="float" office:value="2.440185546875" calcext:value-type="float">
            <text:p>2,440185546875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B2000]+inc" office:value-type="float" office:value="2.44140625" calcext:value-type="float">
            <text:p>2,44140625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[.B2001]+inc" office:value-type="float" office:value="2.442626953125" calcext:value-type="float">
            <text:p>2,442626953125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[.B2002]+inc" office:value-type="float" office:value="2.44384765625" calcext:value-type="float">
            <text:p>2,44384765625</text:p>
          </table:table-cell>
          <table:table-cell table:number-columns-repeated="5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[.B2003]+inc" office:value-type="float" office:value="2.445068359375" calcext:value-type="float">
            <text:p>2,445068359375</text:p>
          </table:table-cell>
          <table:table-cell table:number-columns-repeated="5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.B2004]+inc" office:value-type="float" office:value="2.4462890625" calcext:value-type="float">
            <text:p>2,4462890625</text:p>
          </table:table-cell>
          <table:table-cell table:number-columns-repeated="5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[.B2005]+inc" office:value-type="float" office:value="2.447509765625" calcext:value-type="float">
            <text:p>2,447509765625</text:p>
          </table:table-cell>
          <table:table-cell table:number-columns-repeated="5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[.B2006]+inc" office:value-type="float" office:value="2.44873046875" calcext:value-type="float">
            <text:p>2,44873046875</text:p>
          </table:table-cell>
          <table:table-cell table:number-columns-repeated="5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.B2007]+inc" office:value-type="float" office:value="2.449951171875" calcext:value-type="float">
            <text:p>2,449951171875</text:p>
          </table:table-cell>
          <table:table-cell table:number-columns-repeated="5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.B2008]+inc" office:value-type="float" office:value="2.451171875" calcext:value-type="float">
            <text:p>2,451171875</text:p>
          </table:table-cell>
          <table:table-cell table:number-columns-repeated="5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[.B2009]+inc" office:value-type="float" office:value="2.452392578125" calcext:value-type="float">
            <text:p>2,452392578125</text:p>
          </table:table-cell>
          <table:table-cell table:number-columns-repeated="5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.B2010]+inc" office:value-type="float" office:value="2.45361328125" calcext:value-type="float">
            <text:p>2,45361328125</text:p>
          </table:table-cell>
          <table:table-cell table:number-columns-repeated="5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.B2011]+inc" office:value-type="float" office:value="2.454833984375" calcext:value-type="float">
            <text:p>2,454833984375</text:p>
          </table:table-cell>
          <table:table-cell table:number-columns-repeated="5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.B2012]+inc" office:value-type="float" office:value="2.4560546875" calcext:value-type="float">
            <text:p>2,4560546875</text:p>
          </table:table-cell>
          <table:table-cell table:number-columns-repeated="5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.B2013]+inc" office:value-type="float" office:value="2.457275390625" calcext:value-type="float">
            <text:p>2,457275390625</text:p>
          </table:table-cell>
          <table:table-cell table:number-columns-repeated="5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.B2014]+inc" office:value-type="float" office:value="2.45849609375" calcext:value-type="float">
            <text:p>2,45849609375</text:p>
          </table:table-cell>
          <table:table-cell table:number-columns-repeated="5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.B2015]+inc" office:value-type="float" office:value="2.459716796875" calcext:value-type="float">
            <text:p>2,459716796875</text:p>
          </table:table-cell>
          <table:table-cell table:number-columns-repeated="5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formula="of:=[.B2016]+inc" office:value-type="float" office:value="2.4609375" calcext:value-type="float">
            <text:p>2,4609375</text:p>
          </table:table-cell>
          <table:table-cell table:number-columns-repeated="5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[.B2017]+inc" office:value-type="float" office:value="2.462158203125" calcext:value-type="float">
            <text:p>2,462158203125</text:p>
          </table:table-cell>
          <table:table-cell table:number-columns-repeated="5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formula="of:=[.B2018]+inc" office:value-type="float" office:value="2.46337890625" calcext:value-type="float">
            <text:p>2,46337890625</text:p>
          </table:table-cell>
          <table:table-cell table:number-columns-repeated="5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formula="of:=[.B2019]+inc" office:value-type="float" office:value="2.464599609375" calcext:value-type="float">
            <text:p>2,464599609375</text:p>
          </table:table-cell>
          <table:table-cell table:number-columns-repeated="5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formula="of:=[.B2020]+inc" office:value-type="float" office:value="2.4658203125" calcext:value-type="float">
            <text:p>2,4658203125</text:p>
          </table:table-cell>
          <table:table-cell table:number-columns-repeated="5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formula="of:=[.B2021]+inc" office:value-type="float" office:value="2.467041015625" calcext:value-type="float">
            <text:p>2,467041015625</text:p>
          </table:table-cell>
          <table:table-cell table:number-columns-repeated="5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formula="of:=[.B2022]+inc" office:value-type="float" office:value="2.46826171875" calcext:value-type="float">
            <text:p>2,46826171875</text:p>
          </table:table-cell>
          <table:table-cell table:number-columns-repeated="5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formula="of:=[.B2023]+inc" office:value-type="float" office:value="2.469482421875" calcext:value-type="float">
            <text:p>2,469482421875</text:p>
          </table:table-cell>
          <table:table-cell table:number-columns-repeated="5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formula="of:=[.B2024]+inc" office:value-type="float" office:value="2.470703125" calcext:value-type="float">
            <text:p>2,470703125</text:p>
          </table:table-cell>
          <table:table-cell table:number-columns-repeated="5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formula="of:=[.B2025]+inc" office:value-type="float" office:value="2.471923828125" calcext:value-type="float">
            <text:p>2,471923828125</text:p>
          </table:table-cell>
          <table:table-cell table:number-columns-repeated="5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formula="of:=[.B2026]+inc" office:value-type="float" office:value="2.47314453125" calcext:value-type="float">
            <text:p>2,47314453125</text:p>
          </table:table-cell>
          <table:table-cell table:number-columns-repeated="5"/>
        </table:table-row>
        <table:table-row table:style-name="ro1">
          <table:table-cell office:value-type="float" office:value="2027" calcext:value-type="float">
            <text:p>2027</text:p>
          </table:table-cell>
          <table:table-cell table:formula="of:=[.B2027]+inc" office:value-type="float" office:value="2.474365234375" calcext:value-type="float">
            <text:p>2,474365234375</text:p>
          </table:table-cell>
          <table:table-cell table:number-columns-repeated="5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formula="of:=[.B2028]+inc" office:value-type="float" office:value="2.4755859375" calcext:value-type="float">
            <text:p>2,4755859375</text:p>
          </table:table-cell>
          <table:table-cell table:number-columns-repeated="5"/>
        </table:table-row>
        <table:table-row table:style-name="ro1">
          <table:table-cell office:value-type="float" office:value="2029" calcext:value-type="float">
            <text:p>2029</text:p>
          </table:table-cell>
          <table:table-cell table:formula="of:=[.B2029]+inc" office:value-type="float" office:value="2.476806640625" calcext:value-type="float">
            <text:p>2,476806640625</text:p>
          </table:table-cell>
          <table:table-cell table:number-columns-repeated="5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formula="of:=[.B2030]+inc" office:value-type="float" office:value="2.47802734375" calcext:value-type="float">
            <text:p>2,47802734375</text:p>
          </table:table-cell>
          <table:table-cell table:number-columns-repeated="5"/>
        </table:table-row>
        <table:table-row table:style-name="ro1">
          <table:table-cell office:value-type="float" office:value="2031" calcext:value-type="float">
            <text:p>2031</text:p>
          </table:table-cell>
          <table:table-cell table:formula="of:=[.B2031]+inc" office:value-type="float" office:value="2.479248046875" calcext:value-type="float">
            <text:p>2,479248046875</text:p>
          </table:table-cell>
          <table:table-cell table:number-columns-repeated="5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formula="of:=[.B2032]+inc" office:value-type="float" office:value="2.48046875" calcext:value-type="float">
            <text:p>2,48046875</text:p>
          </table:table-cell>
          <table:table-cell table:number-columns-repeated="5"/>
        </table:table-row>
        <table:table-row table:style-name="ro1">
          <table:table-cell office:value-type="float" office:value="2033" calcext:value-type="float">
            <text:p>2033</text:p>
          </table:table-cell>
          <table:table-cell table:formula="of:=[.B2033]+inc" office:value-type="float" office:value="2.481689453125" calcext:value-type="float">
            <text:p>2,481689453125</text:p>
          </table:table-cell>
          <table:table-cell table:number-columns-repeated="5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formula="of:=[.B2034]+inc" office:value-type="float" office:value="2.48291015625" calcext:value-type="float">
            <text:p>2,48291015625</text:p>
          </table:table-cell>
          <table:table-cell table:number-columns-repeated="5"/>
        </table:table-row>
        <table:table-row table:style-name="ro1">
          <table:table-cell office:value-type="float" office:value="2035" calcext:value-type="float">
            <text:p>2035</text:p>
          </table:table-cell>
          <table:table-cell table:formula="of:=[.B2035]+inc" office:value-type="float" office:value="2.484130859375" calcext:value-type="float">
            <text:p>2,484130859375</text:p>
          </table:table-cell>
          <table:table-cell table:number-columns-repeated="5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formula="of:=[.B2036]+inc" office:value-type="float" office:value="2.4853515625" calcext:value-type="float">
            <text:p>2,4853515625</text:p>
          </table:table-cell>
          <table:table-cell table:number-columns-repeated="5"/>
        </table:table-row>
        <table:table-row table:style-name="ro1">
          <table:table-cell office:value-type="float" office:value="2037" calcext:value-type="float">
            <text:p>2037</text:p>
          </table:table-cell>
          <table:table-cell table:formula="of:=[.B2037]+inc" office:value-type="float" office:value="2.486572265625" calcext:value-type="float">
            <text:p>2,486572265625</text:p>
          </table:table-cell>
          <table:table-cell table:number-columns-repeated="5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formula="of:=[.B2038]+inc" office:value-type="float" office:value="2.48779296875" calcext:value-type="float">
            <text:p>2,48779296875</text:p>
          </table:table-cell>
          <table:table-cell table:number-columns-repeated="5"/>
        </table:table-row>
        <table:table-row table:style-name="ro1">
          <table:table-cell office:value-type="float" office:value="2039" calcext:value-type="float">
            <text:p>2039</text:p>
          </table:table-cell>
          <table:table-cell table:formula="of:=[.B2039]+inc" office:value-type="float" office:value="2.489013671875" calcext:value-type="float">
            <text:p>2,489013671875</text:p>
          </table:table-cell>
          <table:table-cell table:number-columns-repeated="5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formula="of:=[.B2040]+inc" office:value-type="float" office:value="2.490234375" calcext:value-type="float">
            <text:p>2,490234375</text:p>
          </table:table-cell>
          <table:table-cell table:number-columns-repeated="5"/>
        </table:table-row>
        <table:table-row table:style-name="ro1">
          <table:table-cell office:value-type="float" office:value="2041" calcext:value-type="float">
            <text:p>2041</text:p>
          </table:table-cell>
          <table:table-cell table:formula="of:=[.B2041]+inc" office:value-type="float" office:value="2.491455078125" calcext:value-type="float">
            <text:p>2,491455078125</text:p>
          </table:table-cell>
          <table:table-cell table:number-columns-repeated="5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formula="of:=[.B2042]+inc" office:value-type="float" office:value="2.49267578125" calcext:value-type="float">
            <text:p>2,49267578125</text:p>
          </table:table-cell>
          <table:table-cell table:number-columns-repeated="5"/>
        </table:table-row>
        <table:table-row table:style-name="ro1">
          <table:table-cell office:value-type="float" office:value="2043" calcext:value-type="float">
            <text:p>2043</text:p>
          </table:table-cell>
          <table:table-cell table:formula="of:=[.B2043]+inc" office:value-type="float" office:value="2.493896484375" calcext:value-type="float">
            <text:p>2,493896484375</text:p>
          </table:table-cell>
          <table:table-cell table:number-columns-repeated="5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formula="of:=[.B2044]+inc" office:value-type="float" office:value="2.4951171875" calcext:value-type="float">
            <text:p>2,4951171875</text:p>
          </table:table-cell>
          <table:table-cell table:number-columns-repeated="5"/>
        </table:table-row>
        <table:table-row table:style-name="ro1">
          <table:table-cell office:value-type="float" office:value="2045" calcext:value-type="float">
            <text:p>2045</text:p>
          </table:table-cell>
          <table:table-cell table:formula="of:=[.B2045]+inc" office:value-type="float" office:value="2.496337890625" calcext:value-type="float">
            <text:p>2,496337890625</text:p>
          </table:table-cell>
          <table:table-cell table:number-columns-repeated="5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formula="of:=[.B2046]+inc" office:value-type="float" office:value="2.49755859375" calcext:value-type="float">
            <text:p>2,49755859375</text:p>
          </table:table-cell>
          <table:table-cell table:number-columns-repeated="5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formula="of:=[.B2047]+inc" office:value-type="float" office:value="2.498779296875" calcext:value-type="float">
            <text:p>2,498779296875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[.B2048]+inc" office:value-type="float" office:value="2.5" calcext:value-type="float">
            <text:p>2,5</text:p>
          </table:table-cell>
          <table:table-cell table:number-columns-repeated="5"/>
        </table:table-row>
        <table:table-row table:style-name="ro1">
          <table:table-cell office:value-type="float" office:value="2049" calcext:value-type="float">
            <text:p>2049</text:p>
          </table:table-cell>
          <table:table-cell table:formula="of:=[.B2049]+inc" office:value-type="float" office:value="2.501220703125" calcext:value-type="float">
            <text:p>2,501220703125</text:p>
          </table:table-cell>
          <table:table-cell table:number-columns-repeated="5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formula="of:=[.B2050]+inc" office:value-type="float" office:value="2.50244140625" calcext:value-type="float">
            <text:p>2,50244140625</text:p>
          </table:table-cell>
          <table:table-cell table:number-columns-repeated="5"/>
        </table:table-row>
        <table:table-row table:style-name="ro1">
          <table:table-cell office:value-type="float" office:value="2051" calcext:value-type="float">
            <text:p>2051</text:p>
          </table:table-cell>
          <table:table-cell table:formula="of:=[.B2051]+inc" office:value-type="float" office:value="2.503662109375" calcext:value-type="float">
            <text:p>2,503662109375</text:p>
          </table:table-cell>
          <table:table-cell table:number-columns-repeated="5"/>
        </table:table-row>
        <table:table-row table:style-name="ro1">
          <table:table-cell office:value-type="float" office:value="2052" calcext:value-type="float">
            <text:p>2052</text:p>
          </table:table-cell>
          <table:table-cell table:formula="of:=[.B2052]+inc" office:value-type="float" office:value="2.5048828125" calcext:value-type="float">
            <text:p>2,5048828125</text:p>
          </table:table-cell>
          <table:table-cell table:number-columns-repeated="5"/>
        </table:table-row>
        <table:table-row table:style-name="ro1">
          <table:table-cell office:value-type="float" office:value="2053" calcext:value-type="float">
            <text:p>2053</text:p>
          </table:table-cell>
          <table:table-cell table:formula="of:=[.B2053]+inc" office:value-type="float" office:value="2.506103515625" calcext:value-type="float">
            <text:p>2,506103515625</text:p>
          </table:table-cell>
          <table:table-cell table:number-columns-repeated="5"/>
        </table:table-row>
        <table:table-row table:style-name="ro1">
          <table:table-cell office:value-type="float" office:value="2054" calcext:value-type="float">
            <text:p>2054</text:p>
          </table:table-cell>
          <table:table-cell table:formula="of:=[.B2054]+inc" office:value-type="float" office:value="2.50732421875" calcext:value-type="float">
            <text:p>2,50732421875</text:p>
          </table:table-cell>
          <table:table-cell table:number-columns-repeated="5"/>
        </table:table-row>
        <table:table-row table:style-name="ro1">
          <table:table-cell office:value-type="float" office:value="2055" calcext:value-type="float">
            <text:p>2055</text:p>
          </table:table-cell>
          <table:table-cell table:formula="of:=[.B2055]+inc" office:value-type="float" office:value="2.508544921875" calcext:value-type="float">
            <text:p>2,508544921875</text:p>
          </table:table-cell>
          <table:table-cell table:number-columns-repeated="5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formula="of:=[.B2056]+inc" office:value-type="float" office:value="2.509765625" calcext:value-type="float">
            <text:p>2,509765625</text:p>
          </table:table-cell>
          <table:table-cell table:number-columns-repeated="5"/>
        </table:table-row>
        <table:table-row table:style-name="ro1">
          <table:table-cell office:value-type="float" office:value="2057" calcext:value-type="float">
            <text:p>2057</text:p>
          </table:table-cell>
          <table:table-cell table:formula="of:=[.B2057]+inc" office:value-type="float" office:value="2.510986328125" calcext:value-type="float">
            <text:p>2,510986328125</text:p>
          </table:table-cell>
          <table:table-cell table:number-columns-repeated="5"/>
        </table:table-row>
        <table:table-row table:style-name="ro1">
          <table:table-cell office:value-type="float" office:value="2058" calcext:value-type="float">
            <text:p>2058</text:p>
          </table:table-cell>
          <table:table-cell table:formula="of:=[.B2058]+inc" office:value-type="float" office:value="2.51220703125" calcext:value-type="float">
            <text:p>2,51220703125</text:p>
          </table:table-cell>
          <table:table-cell table:number-columns-repeated="5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formula="of:=[.B2059]+inc" office:value-type="float" office:value="2.513427734375" calcext:value-type="float">
            <text:p>2,513427734375</text:p>
          </table:table-cell>
          <table:table-cell table:number-columns-repeated="5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formula="of:=[.B2060]+inc" office:value-type="float" office:value="2.5146484375" calcext:value-type="float">
            <text:p>2,5146484375</text:p>
          </table:table-cell>
          <table:table-cell table:number-columns-repeated="5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formula="of:=[.B2061]+inc" office:value-type="float" office:value="2.515869140625" calcext:value-type="float">
            <text:p>2,515869140625</text:p>
          </table:table-cell>
          <table:table-cell table:number-columns-repeated="5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formula="of:=[.B2062]+inc" office:value-type="float" office:value="2.51708984375" calcext:value-type="float">
            <text:p>2,51708984375</text:p>
          </table:table-cell>
          <table:table-cell table:number-columns-repeated="5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formula="of:=[.B2063]+inc" office:value-type="float" office:value="2.518310546875" calcext:value-type="float">
            <text:p>2,518310546875</text:p>
          </table:table-cell>
          <table:table-cell table:number-columns-repeated="5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formula="of:=[.B2064]+inc" office:value-type="float" office:value="2.51953125" calcext:value-type="float">
            <text:p>2,51953125</text:p>
          </table:table-cell>
          <table:table-cell table:number-columns-repeated="5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[.B2065]+inc" office:value-type="float" office:value="2.520751953125" calcext:value-type="float">
            <text:p>2,520751953125</text:p>
          </table:table-cell>
          <table:table-cell table:number-columns-repeated="5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B2066]+inc" office:value-type="float" office:value="2.52197265625" calcext:value-type="float">
            <text:p>2,52197265625</text:p>
          </table:table-cell>
          <table:table-cell table:number-columns-repeated="5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B2067]+inc" office:value-type="float" office:value="2.523193359375" calcext:value-type="float">
            <text:p>2,523193359375</text:p>
          </table:table-cell>
          <table:table-cell table:number-columns-repeated="5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B2068]+inc" office:value-type="float" office:value="2.5244140625" calcext:value-type="float">
            <text:p>2,5244140625</text:p>
          </table:table-cell>
          <table:table-cell table:number-columns-repeated="5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B2069]+inc" office:value-type="float" office:value="2.525634765625" calcext:value-type="float">
            <text:p>2,525634765625</text:p>
          </table:table-cell>
          <table:table-cell table:number-columns-repeated="5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B2070]+inc" office:value-type="float" office:value="2.52685546875" calcext:value-type="float">
            <text:p>2,52685546875</text:p>
          </table:table-cell>
          <table:table-cell table:number-columns-repeated="5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B2071]+inc" office:value-type="float" office:value="2.528076171875" calcext:value-type="float">
            <text:p>2,528076171875</text:p>
          </table:table-cell>
          <table:table-cell table:number-columns-repeated="5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B2072]+inc" office:value-type="float" office:value="2.529296875" calcext:value-type="float">
            <text:p>2,529296875</text:p>
          </table:table-cell>
          <table:table-cell table:number-columns-repeated="5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[.B2073]+inc" office:value-type="float" office:value="2.530517578125" calcext:value-type="float">
            <text:p>2,530517578125</text:p>
          </table:table-cell>
          <table:table-cell table:number-columns-repeated="5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formula="of:=[.B2074]+inc" office:value-type="float" office:value="2.53173828125" calcext:value-type="float">
            <text:p>2,53173828125</text:p>
          </table:table-cell>
          <table:table-cell table:number-columns-repeated="5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formula="of:=[.B2075]+inc" office:value-type="float" office:value="2.532958984375" calcext:value-type="float">
            <text:p>2,532958984375</text:p>
          </table:table-cell>
          <table:table-cell table:number-columns-repeated="5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formula="of:=[.B2076]+inc" office:value-type="float" office:value="2.5341796875" calcext:value-type="float">
            <text:p>2,5341796875</text:p>
          </table:table-cell>
          <table:table-cell table:number-columns-repeated="5"/>
        </table:table-row>
        <table:table-row table:style-name="ro1">
          <table:table-cell office:value-type="float" office:value="2077" calcext:value-type="float">
            <text:p>2077</text:p>
          </table:table-cell>
          <table:table-cell table:formula="of:=[.B2077]+inc" office:value-type="float" office:value="2.535400390625" calcext:value-type="float">
            <text:p>2,535400390625</text:p>
          </table:table-cell>
          <table:table-cell table:number-columns-repeated="5"/>
        </table:table-row>
        <table:table-row table:style-name="ro1">
          <table:table-cell office:value-type="float" office:value="2078" calcext:value-type="float">
            <text:p>2078</text:p>
          </table:table-cell>
          <table:table-cell table:formula="of:=[.B2078]+inc" office:value-type="float" office:value="2.53662109375" calcext:value-type="float">
            <text:p>2,53662109375</text:p>
          </table:table-cell>
          <table:table-cell table:number-columns-repeated="5"/>
        </table:table-row>
        <table:table-row table:style-name="ro1">
          <table:table-cell office:value-type="float" office:value="2079" calcext:value-type="float">
            <text:p>2079</text:p>
          </table:table-cell>
          <table:table-cell table:formula="of:=[.B2079]+inc" office:value-type="float" office:value="2.537841796875" calcext:value-type="float">
            <text:p>2,537841796875</text:p>
          </table:table-cell>
          <table:table-cell table:number-columns-repeated="5"/>
        </table:table-row>
        <table:table-row table:style-name="ro1">
          <table:table-cell office:value-type="float" office:value="2080" calcext:value-type="float">
            <text:p>2080</text:p>
          </table:table-cell>
          <table:table-cell table:formula="of:=[.B2080]+inc" office:value-type="float" office:value="2.5390625" calcext:value-type="float">
            <text:p>2,5390625</text:p>
          </table:table-cell>
          <table:table-cell table:number-columns-repeated="5"/>
        </table:table-row>
        <table:table-row table:style-name="ro1">
          <table:table-cell office:value-type="float" office:value="2081" calcext:value-type="float">
            <text:p>2081</text:p>
          </table:table-cell>
          <table:table-cell table:formula="of:=[.B2081]+inc" office:value-type="float" office:value="2.540283203125" calcext:value-type="float">
            <text:p>2,540283203125</text:p>
          </table:table-cell>
          <table:table-cell table:number-columns-repeated="5"/>
        </table:table-row>
        <table:table-row table:style-name="ro1">
          <table:table-cell office:value-type="float" office:value="2082" calcext:value-type="float">
            <text:p>2082</text:p>
          </table:table-cell>
          <table:table-cell table:formula="of:=[.B2082]+inc" office:value-type="float" office:value="2.54150390625" calcext:value-type="float">
            <text:p>2,54150390625</text:p>
          </table:table-cell>
          <table:table-cell table:number-columns-repeated="5"/>
        </table:table-row>
        <table:table-row table:style-name="ro1">
          <table:table-cell office:value-type="float" office:value="2083" calcext:value-type="float">
            <text:p>2083</text:p>
          </table:table-cell>
          <table:table-cell table:formula="of:=[.B2083]+inc" office:value-type="float" office:value="2.542724609375" calcext:value-type="float">
            <text:p>2,542724609375</text:p>
          </table:table-cell>
          <table:table-cell table:number-columns-repeated="5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formula="of:=[.B2084]+inc" office:value-type="float" office:value="2.5439453125" calcext:value-type="float">
            <text:p>2,5439453125</text:p>
          </table:table-cell>
          <table:table-cell table:number-columns-repeated="5"/>
        </table:table-row>
        <table:table-row table:style-name="ro1">
          <table:table-cell office:value-type="float" office:value="2085" calcext:value-type="float">
            <text:p>2085</text:p>
          </table:table-cell>
          <table:table-cell table:formula="of:=[.B2085]+inc" office:value-type="float" office:value="2.545166015625" calcext:value-type="float">
            <text:p>2,545166015625</text:p>
          </table:table-cell>
          <table:table-cell table:number-columns-repeated="5"/>
        </table:table-row>
        <table:table-row table:style-name="ro1">
          <table:table-cell office:value-type="float" office:value="2086" calcext:value-type="float">
            <text:p>2086</text:p>
          </table:table-cell>
          <table:table-cell table:formula="of:=[.B2086]+inc" office:value-type="float" office:value="2.54638671875" calcext:value-type="float">
            <text:p>2,54638671875</text:p>
          </table:table-cell>
          <table:table-cell table:number-columns-repeated="5"/>
        </table:table-row>
        <table:table-row table:style-name="ro1">
          <table:table-cell office:value-type="float" office:value="2087" calcext:value-type="float">
            <text:p>2087</text:p>
          </table:table-cell>
          <table:table-cell table:formula="of:=[.B2087]+inc" office:value-type="float" office:value="2.547607421875" calcext:value-type="float">
            <text:p>2,547607421875</text:p>
          </table:table-cell>
          <table:table-cell table:number-columns-repeated="5"/>
        </table:table-row>
        <table:table-row table:style-name="ro1">
          <table:table-cell office:value-type="float" office:value="2088" calcext:value-type="float">
            <text:p>2088</text:p>
          </table:table-cell>
          <table:table-cell table:formula="of:=[.B2088]+inc" office:value-type="float" office:value="2.548828125" calcext:value-type="float">
            <text:p>2,548828125</text:p>
          </table:table-cell>
          <table:table-cell table:number-columns-repeated="5"/>
        </table:table-row>
        <table:table-row table:style-name="ro1">
          <table:table-cell office:value-type="float" office:value="2089" calcext:value-type="float">
            <text:p>2089</text:p>
          </table:table-cell>
          <table:table-cell table:formula="of:=[.B2089]+inc" office:value-type="float" office:value="2.550048828125" calcext:value-type="float">
            <text:p>2,550048828125</text:p>
          </table:table-cell>
          <table:table-cell table:number-columns-repeated="5"/>
        </table:table-row>
        <table:table-row table:style-name="ro1">
          <table:table-cell office:value-type="float" office:value="2090" calcext:value-type="float">
            <text:p>2090</text:p>
          </table:table-cell>
          <table:table-cell table:formula="of:=[.B2090]+inc" office:value-type="float" office:value="2.55126953125" calcext:value-type="float">
            <text:p>2,55126953125</text:p>
          </table:table-cell>
          <table:table-cell table:number-columns-repeated="5"/>
        </table:table-row>
        <table:table-row table:style-name="ro1">
          <table:table-cell office:value-type="float" office:value="2091" calcext:value-type="float">
            <text:p>2091</text:p>
          </table:table-cell>
          <table:table-cell table:formula="of:=[.B2091]+inc" office:value-type="float" office:value="2.552490234375" calcext:value-type="float">
            <text:p>2,552490234375</text:p>
          </table:table-cell>
          <table:table-cell table:number-columns-repeated="5"/>
        </table:table-row>
        <table:table-row table:style-name="ro1">
          <table:table-cell office:value-type="float" office:value="2092" calcext:value-type="float">
            <text:p>2092</text:p>
          </table:table-cell>
          <table:table-cell table:formula="of:=[.B2092]+inc" office:value-type="float" office:value="2.5537109375" calcext:value-type="float">
            <text:p>2,5537109375</text:p>
          </table:table-cell>
          <table:table-cell table:number-columns-repeated="5"/>
        </table:table-row>
        <table:table-row table:style-name="ro1">
          <table:table-cell office:value-type="float" office:value="2093" calcext:value-type="float">
            <text:p>2093</text:p>
          </table:table-cell>
          <table:table-cell table:formula="of:=[.B2093]+inc" office:value-type="float" office:value="2.554931640625" calcext:value-type="float">
            <text:p>2,554931640625</text:p>
          </table:table-cell>
          <table:table-cell table:number-columns-repeated="5"/>
        </table:table-row>
        <table:table-row table:style-name="ro1">
          <table:table-cell office:value-type="float" office:value="2094" calcext:value-type="float">
            <text:p>2094</text:p>
          </table:table-cell>
          <table:table-cell table:formula="of:=[.B2094]+inc" office:value-type="float" office:value="2.55615234375" calcext:value-type="float">
            <text:p>2,55615234375</text:p>
          </table:table-cell>
          <table:table-cell table:number-columns-repeated="5"/>
        </table:table-row>
        <table:table-row table:style-name="ro1">
          <table:table-cell office:value-type="float" office:value="2095" calcext:value-type="float">
            <text:p>2095</text:p>
          </table:table-cell>
          <table:table-cell table:formula="of:=[.B2095]+inc" office:value-type="float" office:value="2.557373046875" calcext:value-type="float">
            <text:p>2,557373046875</text:p>
          </table:table-cell>
          <table:table-cell table:number-columns-repeated="5"/>
        </table:table-row>
        <table:table-row table:style-name="ro1">
          <table:table-cell office:value-type="float" office:value="2096" calcext:value-type="float">
            <text:p>2096</text:p>
          </table:table-cell>
          <table:table-cell table:formula="of:=[.B2096]+inc" office:value-type="float" office:value="2.55859375" calcext:value-type="float">
            <text:p>2,55859375</text:p>
          </table:table-cell>
          <table:table-cell table:number-columns-repeated="5"/>
        </table:table-row>
        <table:table-row table:style-name="ro1">
          <table:table-cell office:value-type="float" office:value="2097" calcext:value-type="float">
            <text:p>2097</text:p>
          </table:table-cell>
          <table:table-cell table:formula="of:=[.B2097]+inc" office:value-type="float" office:value="2.559814453125" calcext:value-type="float">
            <text:p>2,559814453125</text:p>
          </table:table-cell>
          <table:table-cell table:number-columns-repeated="5"/>
        </table:table-row>
        <table:table-row table:style-name="ro1">
          <table:table-cell office:value-type="float" office:value="2098" calcext:value-type="float">
            <text:p>2098</text:p>
          </table:table-cell>
          <table:table-cell table:formula="of:=[.B2098]+inc" office:value-type="float" office:value="2.56103515625" calcext:value-type="float">
            <text:p>2,56103515625</text:p>
          </table:table-cell>
          <table:table-cell table:number-columns-repeated="5"/>
        </table:table-row>
        <table:table-row table:style-name="ro1">
          <table:table-cell office:value-type="float" office:value="2099" calcext:value-type="float">
            <text:p>2099</text:p>
          </table:table-cell>
          <table:table-cell table:formula="of:=[.B2099]+inc" office:value-type="float" office:value="2.562255859375" calcext:value-type="float">
            <text:p>2,562255859375</text:p>
          </table:table-cell>
          <table:table-cell table:number-columns-repeated="5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formula="of:=[.B2100]+inc" office:value-type="float" office:value="2.5634765625" calcext:value-type="float">
            <text:p>2,5634765625</text:p>
          </table:table-cell>
          <table:table-cell table:number-columns-repeated="5"/>
        </table:table-row>
        <table:table-row table:style-name="ro1">
          <table:table-cell office:value-type="float" office:value="2101" calcext:value-type="float">
            <text:p>2101</text:p>
          </table:table-cell>
          <table:table-cell table:formula="of:=[.B2101]+inc" office:value-type="float" office:value="2.564697265625" calcext:value-type="float">
            <text:p>2,564697265625</text:p>
          </table:table-cell>
          <table:table-cell table:number-columns-repeated="5"/>
        </table:table-row>
        <table:table-row table:style-name="ro1">
          <table:table-cell office:value-type="float" office:value="2102" calcext:value-type="float">
            <text:p>2102</text:p>
          </table:table-cell>
          <table:table-cell table:formula="of:=[.B2102]+inc" office:value-type="float" office:value="2.56591796875" calcext:value-type="float">
            <text:p>2,56591796875</text:p>
          </table:table-cell>
          <table:table-cell table:number-columns-repeated="5"/>
        </table:table-row>
        <table:table-row table:style-name="ro1">
          <table:table-cell office:value-type="float" office:value="2103" calcext:value-type="float">
            <text:p>2103</text:p>
          </table:table-cell>
          <table:table-cell table:formula="of:=[.B2103]+inc" office:value-type="float" office:value="2.567138671875" calcext:value-type="float">
            <text:p>2,567138671875</text:p>
          </table:table-cell>
          <table:table-cell table:number-columns-repeated="5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formula="of:=[.B2104]+inc" office:value-type="float" office:value="2.568359375" calcext:value-type="float">
            <text:p>2,568359375</text:p>
          </table:table-cell>
          <table:table-cell table:number-columns-repeated="5"/>
        </table:table-row>
        <table:table-row table:style-name="ro1">
          <table:table-cell office:value-type="float" office:value="2105" calcext:value-type="float">
            <text:p>2105</text:p>
          </table:table-cell>
          <table:table-cell table:formula="of:=[.B2105]+inc" office:value-type="float" office:value="2.569580078125" calcext:value-type="float">
            <text:p>2,569580078125</text:p>
          </table:table-cell>
          <table:table-cell table:number-columns-repeated="5"/>
        </table:table-row>
        <table:table-row table:style-name="ro1">
          <table:table-cell office:value-type="float" office:value="2106" calcext:value-type="float">
            <text:p>2106</text:p>
          </table:table-cell>
          <table:table-cell table:formula="of:=[.B2106]+inc" office:value-type="float" office:value="2.57080078125" calcext:value-type="float">
            <text:p>2,57080078125</text:p>
          </table:table-cell>
          <table:table-cell table:number-columns-repeated="5"/>
        </table:table-row>
        <table:table-row table:style-name="ro1">
          <table:table-cell office:value-type="float" office:value="2107" calcext:value-type="float">
            <text:p>2107</text:p>
          </table:table-cell>
          <table:table-cell table:formula="of:=[.B2107]+inc" office:value-type="float" office:value="2.572021484375" calcext:value-type="float">
            <text:p>2,572021484375</text:p>
          </table:table-cell>
          <table:table-cell table:number-columns-repeated="5"/>
        </table:table-row>
        <table:table-row table:style-name="ro1">
          <table:table-cell office:value-type="float" office:value="2108" calcext:value-type="float">
            <text:p>2108</text:p>
          </table:table-cell>
          <table:table-cell table:formula="of:=[.B2108]+inc" office:value-type="float" office:value="2.5732421875" calcext:value-type="float">
            <text:p>2,5732421875</text:p>
          </table:table-cell>
          <table:table-cell table:number-columns-repeated="5"/>
        </table:table-row>
        <table:table-row table:style-name="ro1">
          <table:table-cell office:value-type="float" office:value="2109" calcext:value-type="float">
            <text:p>2109</text:p>
          </table:table-cell>
          <table:table-cell table:formula="of:=[.B2109]+inc" office:value-type="float" office:value="2.574462890625" calcext:value-type="float">
            <text:p>2,574462890625</text:p>
          </table:table-cell>
          <table:table-cell table:number-columns-repeated="5"/>
        </table:table-row>
        <table:table-row table:style-name="ro1">
          <table:table-cell office:value-type="float" office:value="2110" calcext:value-type="float">
            <text:p>2110</text:p>
          </table:table-cell>
          <table:table-cell table:formula="of:=[.B2110]+inc" office:value-type="float" office:value="2.57568359375" calcext:value-type="float">
            <text:p>2,57568359375</text:p>
          </table:table-cell>
          <table:table-cell table:number-columns-repeated="5"/>
        </table:table-row>
        <table:table-row table:style-name="ro1">
          <table:table-cell office:value-type="float" office:value="2111" calcext:value-type="float">
            <text:p>2111</text:p>
          </table:table-cell>
          <table:table-cell table:formula="of:=[.B2111]+inc" office:value-type="float" office:value="2.576904296875" calcext:value-type="float">
            <text:p>2,576904296875</text:p>
          </table:table-cell>
          <table:table-cell table:number-columns-repeated="5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formula="of:=[.B2112]+inc" office:value-type="float" office:value="2.578125" calcext:value-type="float">
            <text:p>2,578125</text:p>
          </table:table-cell>
          <table:table-cell table:number-columns-repeated="5"/>
        </table:table-row>
        <table:table-row table:style-name="ro1">
          <table:table-cell office:value-type="float" office:value="2113" calcext:value-type="float">
            <text:p>2113</text:p>
          </table:table-cell>
          <table:table-cell table:formula="of:=[.B2113]+inc" office:value-type="float" office:value="2.579345703125" calcext:value-type="float">
            <text:p>2,579345703125</text:p>
          </table:table-cell>
          <table:table-cell table:number-columns-repeated="5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formula="of:=[.B2114]+inc" office:value-type="float" office:value="2.58056640625" calcext:value-type="float">
            <text:p>2,58056640625</text:p>
          </table:table-cell>
          <table:table-cell table:number-columns-repeated="5"/>
        </table:table-row>
        <table:table-row table:style-name="ro1">
          <table:table-cell office:value-type="float" office:value="2115" calcext:value-type="float">
            <text:p>2115</text:p>
          </table:table-cell>
          <table:table-cell table:formula="of:=[.B2115]+inc" office:value-type="float" office:value="2.581787109375" calcext:value-type="float">
            <text:p>2,581787109375</text:p>
          </table:table-cell>
          <table:table-cell table:number-columns-repeated="5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formula="of:=[.B2116]+inc" office:value-type="float" office:value="2.5830078125" calcext:value-type="float">
            <text:p>2,5830078125</text:p>
          </table:table-cell>
          <table:table-cell table:number-columns-repeated="5"/>
        </table:table-row>
        <table:table-row table:style-name="ro1">
          <table:table-cell office:value-type="float" office:value="2117" calcext:value-type="float">
            <text:p>2117</text:p>
          </table:table-cell>
          <table:table-cell table:formula="of:=[.B2117]+inc" office:value-type="float" office:value="2.584228515625" calcext:value-type="float">
            <text:p>2,584228515625</text:p>
          </table:table-cell>
          <table:table-cell table:number-columns-repeated="5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formula="of:=[.B2118]+inc" office:value-type="float" office:value="2.58544921875" calcext:value-type="float">
            <text:p>2,58544921875</text:p>
          </table:table-cell>
          <table:table-cell table:number-columns-repeated="5"/>
        </table:table-row>
        <table:table-row table:style-name="ro1">
          <table:table-cell office:value-type="float" office:value="2119" calcext:value-type="float">
            <text:p>2119</text:p>
          </table:table-cell>
          <table:table-cell table:formula="of:=[.B2119]+inc" office:value-type="float" office:value="2.586669921875" calcext:value-type="float">
            <text:p>2,586669921875</text:p>
          </table:table-cell>
          <table:table-cell table:number-columns-repeated="5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formula="of:=[.B2120]+inc" office:value-type="float" office:value="2.587890625" calcext:value-type="float">
            <text:p>2,587890625</text:p>
          </table:table-cell>
          <table:table-cell table:number-columns-repeated="5"/>
        </table:table-row>
        <table:table-row table:style-name="ro1">
          <table:table-cell office:value-type="float" office:value="2121" calcext:value-type="float">
            <text:p>2121</text:p>
          </table:table-cell>
          <table:table-cell table:formula="of:=[.B2121]+inc" office:value-type="float" office:value="2.589111328125" calcext:value-type="float">
            <text:p>2,589111328125</text:p>
          </table:table-cell>
          <table:table-cell table:number-columns-repeated="5"/>
        </table:table-row>
        <table:table-row table:style-name="ro1">
          <table:table-cell office:value-type="float" office:value="2122" calcext:value-type="float">
            <text:p>2122</text:p>
          </table:table-cell>
          <table:table-cell table:formula="of:=[.B2122]+inc" office:value-type="float" office:value="2.59033203125" calcext:value-type="float">
            <text:p>2,59033203125</text:p>
          </table:table-cell>
          <table:table-cell table:number-columns-repeated="5"/>
        </table:table-row>
        <table:table-row table:style-name="ro1">
          <table:table-cell office:value-type="float" office:value="2123" calcext:value-type="float">
            <text:p>2123</text:p>
          </table:table-cell>
          <table:table-cell table:formula="of:=[.B2123]+inc" office:value-type="float" office:value="2.591552734375" calcext:value-type="float">
            <text:p>2,591552734375</text:p>
          </table:table-cell>
          <table:table-cell table:number-columns-repeated="5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formula="of:=[.B2124]+inc" office:value-type="float" office:value="2.5927734375" calcext:value-type="float">
            <text:p>2,5927734375</text:p>
          </table:table-cell>
          <table:table-cell table:number-columns-repeated="5"/>
        </table:table-row>
        <table:table-row table:style-name="ro1">
          <table:table-cell office:value-type="float" office:value="2125" calcext:value-type="float">
            <text:p>2125</text:p>
          </table:table-cell>
          <table:table-cell table:formula="of:=[.B2125]+inc" office:value-type="float" office:value="2.593994140625" calcext:value-type="float">
            <text:p>2,593994140625</text:p>
          </table:table-cell>
          <table:table-cell table:number-columns-repeated="5"/>
        </table:table-row>
        <table:table-row table:style-name="ro1">
          <table:table-cell office:value-type="float" office:value="2126" calcext:value-type="float">
            <text:p>2126</text:p>
          </table:table-cell>
          <table:table-cell table:formula="of:=[.B2126]+inc" office:value-type="float" office:value="2.59521484375" calcext:value-type="float">
            <text:p>2,59521484375</text:p>
          </table:table-cell>
          <table:table-cell table:number-columns-repeated="5"/>
        </table:table-row>
        <table:table-row table:style-name="ro1">
          <table:table-cell office:value-type="float" office:value="2127" calcext:value-type="float">
            <text:p>2127</text:p>
          </table:table-cell>
          <table:table-cell table:formula="of:=[.B2127]+inc" office:value-type="float" office:value="2.596435546875" calcext:value-type="float">
            <text:p>2,596435546875</text:p>
          </table:table-cell>
          <table:table-cell table:number-columns-repeated="5"/>
        </table:table-row>
        <table:table-row table:style-name="ro1">
          <table:table-cell office:value-type="float" office:value="2128" calcext:value-type="float">
            <text:p>2128</text:p>
          </table:table-cell>
          <table:table-cell table:formula="of:=[.B2128]+inc" office:value-type="float" office:value="2.59765625" calcext:value-type="float">
            <text:p>2,59765625</text:p>
          </table:table-cell>
          <table:table-cell table:number-columns-repeated="5"/>
        </table:table-row>
        <table:table-row table:style-name="ro1">
          <table:table-cell office:value-type="float" office:value="2129" calcext:value-type="float">
            <text:p>2129</text:p>
          </table:table-cell>
          <table:table-cell table:formula="of:=[.B2129]+inc" office:value-type="float" office:value="2.598876953125" calcext:value-type="float">
            <text:p>2,598876953125</text:p>
          </table:table-cell>
          <table:table-cell table:number-columns-repeated="5"/>
        </table:table-row>
        <table:table-row table:style-name="ro1">
          <table:table-cell office:value-type="float" office:value="2130" calcext:value-type="float">
            <text:p>2130</text:p>
          </table:table-cell>
          <table:table-cell table:formula="of:=[.B2130]+inc" office:value-type="float" office:value="2.60009765625" calcext:value-type="float">
            <text:p>2,60009765625</text:p>
          </table:table-cell>
          <table:table-cell table:number-columns-repeated="5"/>
        </table:table-row>
        <table:table-row table:style-name="ro1">
          <table:table-cell office:value-type="float" office:value="2131" calcext:value-type="float">
            <text:p>2131</text:p>
          </table:table-cell>
          <table:table-cell table:formula="of:=[.B2131]+inc" office:value-type="float" office:value="2.601318359375" calcext:value-type="float">
            <text:p>2,601318359375</text:p>
          </table:table-cell>
          <table:table-cell table:number-columns-repeated="5"/>
        </table:table-row>
        <table:table-row table:style-name="ro1">
          <table:table-cell office:value-type="float" office:value="2132" calcext:value-type="float">
            <text:p>2132</text:p>
          </table:table-cell>
          <table:table-cell table:formula="of:=[.B2132]+inc" office:value-type="float" office:value="2.6025390625" calcext:value-type="float">
            <text:p>2,6025390625</text:p>
          </table:table-cell>
          <table:table-cell table:number-columns-repeated="5"/>
        </table:table-row>
        <table:table-row table:style-name="ro1">
          <table:table-cell office:value-type="float" office:value="2133" calcext:value-type="float">
            <text:p>2133</text:p>
          </table:table-cell>
          <table:table-cell table:formula="of:=[.B2133]+inc" office:value-type="float" office:value="2.603759765625" calcext:value-type="float">
            <text:p>2,603759765625</text:p>
          </table:table-cell>
          <table:table-cell table:number-columns-repeated="5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formula="of:=[.B2134]+inc" office:value-type="float" office:value="2.60498046875" calcext:value-type="float">
            <text:p>2,60498046875</text:p>
          </table:table-cell>
          <table:table-cell table:number-columns-repeated="5"/>
        </table:table-row>
        <table:table-row table:style-name="ro1">
          <table:table-cell office:value-type="float" office:value="2135" calcext:value-type="float">
            <text:p>2135</text:p>
          </table:table-cell>
          <table:table-cell table:formula="of:=[.B2135]+inc" office:value-type="float" office:value="2.606201171875" calcext:value-type="float">
            <text:p>2,606201171875</text:p>
          </table:table-cell>
          <table:table-cell table:number-columns-repeated="5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formula="of:=[.B2136]+inc" office:value-type="float" office:value="2.607421875" calcext:value-type="float">
            <text:p>2,607421875</text:p>
          </table:table-cell>
          <table:table-cell table:number-columns-repeated="5"/>
        </table:table-row>
        <table:table-row table:style-name="ro1">
          <table:table-cell office:value-type="float" office:value="2137" calcext:value-type="float">
            <text:p>2137</text:p>
          </table:table-cell>
          <table:table-cell table:formula="of:=[.B2137]+inc" office:value-type="float" office:value="2.608642578125" calcext:value-type="float">
            <text:p>2,608642578125</text:p>
          </table:table-cell>
          <table:table-cell table:number-columns-repeated="5"/>
        </table:table-row>
        <table:table-row table:style-name="ro1">
          <table:table-cell office:value-type="float" office:value="2138" calcext:value-type="float">
            <text:p>2138</text:p>
          </table:table-cell>
          <table:table-cell table:formula="of:=[.B2138]+inc" office:value-type="float" office:value="2.60986328125" calcext:value-type="float">
            <text:p>2,60986328125</text:p>
          </table:table-cell>
          <table:table-cell table:number-columns-repeated="5"/>
        </table:table-row>
        <table:table-row table:style-name="ro1">
          <table:table-cell office:value-type="float" office:value="2139" calcext:value-type="float">
            <text:p>2139</text:p>
          </table:table-cell>
          <table:table-cell table:formula="of:=[.B2139]+inc" office:value-type="float" office:value="2.611083984375" calcext:value-type="float">
            <text:p>2,611083984375</text:p>
          </table:table-cell>
          <table:table-cell table:number-columns-repeated="5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formula="of:=[.B2140]+inc" office:value-type="float" office:value="2.6123046875" calcext:value-type="float">
            <text:p>2,6123046875</text:p>
          </table:table-cell>
          <table:table-cell table:number-columns-repeated="5"/>
        </table:table-row>
        <table:table-row table:style-name="ro1">
          <table:table-cell office:value-type="float" office:value="2141" calcext:value-type="float">
            <text:p>2141</text:p>
          </table:table-cell>
          <table:table-cell table:formula="of:=[.B2141]+inc" office:value-type="float" office:value="2.613525390625" calcext:value-type="float">
            <text:p>2,613525390625</text:p>
          </table:table-cell>
          <table:table-cell table:number-columns-repeated="5"/>
        </table:table-row>
        <table:table-row table:style-name="ro1">
          <table:table-cell office:value-type="float" office:value="2142" calcext:value-type="float">
            <text:p>2142</text:p>
          </table:table-cell>
          <table:table-cell table:formula="of:=[.B2142]+inc" office:value-type="float" office:value="2.61474609375" calcext:value-type="float">
            <text:p>2,61474609375</text:p>
          </table:table-cell>
          <table:table-cell table:number-columns-repeated="5"/>
        </table:table-row>
        <table:table-row table:style-name="ro1">
          <table:table-cell office:value-type="float" office:value="2143" calcext:value-type="float">
            <text:p>2143</text:p>
          </table:table-cell>
          <table:table-cell table:formula="of:=[.B2143]+inc" office:value-type="float" office:value="2.615966796875" calcext:value-type="float">
            <text:p>2,615966796875</text:p>
          </table:table-cell>
          <table:table-cell table:number-columns-repeated="5"/>
        </table:table-row>
        <table:table-row table:style-name="ro1">
          <table:table-cell office:value-type="float" office:value="2144" calcext:value-type="float">
            <text:p>2144</text:p>
          </table:table-cell>
          <table:table-cell table:formula="of:=[.B2144]+inc" office:value-type="float" office:value="2.6171875" calcext:value-type="float">
            <text:p>2,6171875</text:p>
          </table:table-cell>
          <table:table-cell table:number-columns-repeated="5"/>
        </table:table-row>
        <table:table-row table:style-name="ro1">
          <table:table-cell office:value-type="float" office:value="2145" calcext:value-type="float">
            <text:p>2145</text:p>
          </table:table-cell>
          <table:table-cell table:formula="of:=[.B2145]+inc" office:value-type="float" office:value="2.618408203125" calcext:value-type="float">
            <text:p>2,618408203125</text:p>
          </table:table-cell>
          <table:table-cell table:number-columns-repeated="5"/>
        </table:table-row>
        <table:table-row table:style-name="ro1">
          <table:table-cell office:value-type="float" office:value="2146" calcext:value-type="float">
            <text:p>2146</text:p>
          </table:table-cell>
          <table:table-cell table:formula="of:=[.B2146]+inc" office:value-type="float" office:value="2.61962890625" calcext:value-type="float">
            <text:p>2,61962890625</text:p>
          </table:table-cell>
          <table:table-cell table:number-columns-repeated="5"/>
        </table:table-row>
        <table:table-row table:style-name="ro1">
          <table:table-cell office:value-type="float" office:value="2147" calcext:value-type="float">
            <text:p>2147</text:p>
          </table:table-cell>
          <table:table-cell table:formula="of:=[.B2147]+inc" office:value-type="float" office:value="2.620849609375" calcext:value-type="float">
            <text:p>2,620849609375</text:p>
          </table:table-cell>
          <table:table-cell table:number-columns-repeated="5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formula="of:=[.B2148]+inc" office:value-type="float" office:value="2.6220703125" calcext:value-type="float">
            <text:p>2,6220703125</text:p>
          </table:table-cell>
          <table:table-cell table:number-columns-repeated="5"/>
        </table:table-row>
        <table:table-row table:style-name="ro1">
          <table:table-cell office:value-type="float" office:value="2149" calcext:value-type="float">
            <text:p>2149</text:p>
          </table:table-cell>
          <table:table-cell table:formula="of:=[.B2149]+inc" office:value-type="float" office:value="2.623291015625" calcext:value-type="float">
            <text:p>2,623291015625</text:p>
          </table:table-cell>
          <table:table-cell table:number-columns-repeated="5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formula="of:=[.B2150]+inc" office:value-type="float" office:value="2.62451171875" calcext:value-type="float">
            <text:p>2,62451171875</text:p>
          </table:table-cell>
          <table:table-cell table:number-columns-repeated="5"/>
        </table:table-row>
        <table:table-row table:style-name="ro1">
          <table:table-cell office:value-type="float" office:value="2151" calcext:value-type="float">
            <text:p>2151</text:p>
          </table:table-cell>
          <table:table-cell table:formula="of:=[.B2151]+inc" office:value-type="float" office:value="2.625732421875" calcext:value-type="float">
            <text:p>2,625732421875</text:p>
          </table:table-cell>
          <table:table-cell table:number-columns-repeated="5"/>
        </table:table-row>
        <table:table-row table:style-name="ro1">
          <table:table-cell office:value-type="float" office:value="2152" calcext:value-type="float">
            <text:p>2152</text:p>
          </table:table-cell>
          <table:table-cell table:formula="of:=[.B2152]+inc" office:value-type="float" office:value="2.626953125" calcext:value-type="float">
            <text:p>2,626953125</text:p>
          </table:table-cell>
          <table:table-cell table:number-columns-repeated="5"/>
        </table:table-row>
        <table:table-row table:style-name="ro1">
          <table:table-cell office:value-type="float" office:value="2153" calcext:value-type="float">
            <text:p>2153</text:p>
          </table:table-cell>
          <table:table-cell table:formula="of:=[.B2153]+inc" office:value-type="float" office:value="2.628173828125" calcext:value-type="float">
            <text:p>2,628173828125</text:p>
          </table:table-cell>
          <table:table-cell table:number-columns-repeated="5"/>
        </table:table-row>
        <table:table-row table:style-name="ro1">
          <table:table-cell office:value-type="float" office:value="2154" calcext:value-type="float">
            <text:p>2154</text:p>
          </table:table-cell>
          <table:table-cell table:formula="of:=[.B2154]+inc" office:value-type="float" office:value="2.62939453125" calcext:value-type="float">
            <text:p>2,62939453125</text:p>
          </table:table-cell>
          <table:table-cell table:number-columns-repeated="5"/>
        </table:table-row>
        <table:table-row table:style-name="ro1">
          <table:table-cell office:value-type="float" office:value="2155" calcext:value-type="float">
            <text:p>2155</text:p>
          </table:table-cell>
          <table:table-cell table:formula="of:=[.B2155]+inc" office:value-type="float" office:value="2.630615234375" calcext:value-type="float">
            <text:p>2,630615234375</text:p>
          </table:table-cell>
          <table:table-cell table:number-columns-repeated="5"/>
        </table:table-row>
        <table:table-row table:style-name="ro1">
          <table:table-cell office:value-type="float" office:value="2156" calcext:value-type="float">
            <text:p>2156</text:p>
          </table:table-cell>
          <table:table-cell table:formula="of:=[.B2156]+inc" office:value-type="float" office:value="2.6318359375" calcext:value-type="float">
            <text:p>2,6318359375</text:p>
          </table:table-cell>
          <table:table-cell table:number-columns-repeated="5"/>
        </table:table-row>
        <table:table-row table:style-name="ro1">
          <table:table-cell office:value-type="float" office:value="2157" calcext:value-type="float">
            <text:p>2157</text:p>
          </table:table-cell>
          <table:table-cell table:formula="of:=[.B2157]+inc" office:value-type="float" office:value="2.633056640625" calcext:value-type="float">
            <text:p>2,633056640625</text:p>
          </table:table-cell>
          <table:table-cell table:number-columns-repeated="5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formula="of:=[.B2158]+inc" office:value-type="float" office:value="2.63427734375" calcext:value-type="float">
            <text:p>2,63427734375</text:p>
          </table:table-cell>
          <table:table-cell table:number-columns-repeated="5"/>
        </table:table-row>
        <table:table-row table:style-name="ro1">
          <table:table-cell office:value-type="float" office:value="2159" calcext:value-type="float">
            <text:p>2159</text:p>
          </table:table-cell>
          <table:table-cell table:formula="of:=[.B2159]+inc" office:value-type="float" office:value="2.635498046875" calcext:value-type="float">
            <text:p>2,635498046875</text:p>
          </table:table-cell>
          <table:table-cell table:number-columns-repeated="5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formula="of:=[.B2160]+inc" office:value-type="float" office:value="2.63671875" calcext:value-type="float">
            <text:p>2,63671875</text:p>
          </table:table-cell>
          <table:table-cell table:number-columns-repeated="5"/>
        </table:table-row>
        <table:table-row table:style-name="ro1">
          <table:table-cell office:value-type="float" office:value="2161" calcext:value-type="float">
            <text:p>2161</text:p>
          </table:table-cell>
          <table:table-cell table:formula="of:=[.B2161]+inc" office:value-type="float" office:value="2.637939453125" calcext:value-type="float">
            <text:p>2,637939453125</text:p>
          </table:table-cell>
          <table:table-cell table:number-columns-repeated="5"/>
        </table:table-row>
        <table:table-row table:style-name="ro1">
          <table:table-cell office:value-type="float" office:value="2162" calcext:value-type="float">
            <text:p>2162</text:p>
          </table:table-cell>
          <table:table-cell table:formula="of:=[.B2162]+inc" office:value-type="float" office:value="2.63916015625" calcext:value-type="float">
            <text:p>2,63916015625</text:p>
          </table:table-cell>
          <table:table-cell table:number-columns-repeated="5"/>
        </table:table-row>
        <table:table-row table:style-name="ro1">
          <table:table-cell office:value-type="float" office:value="2163" calcext:value-type="float">
            <text:p>2163</text:p>
          </table:table-cell>
          <table:table-cell table:formula="of:=[.B2163]+inc" office:value-type="float" office:value="2.640380859375" calcext:value-type="float">
            <text:p>2,640380859375</text:p>
          </table:table-cell>
          <table:table-cell table:number-columns-repeated="5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formula="of:=[.B2164]+inc" office:value-type="float" office:value="2.6416015625" calcext:value-type="float">
            <text:p>2,6416015625</text:p>
          </table:table-cell>
          <table:table-cell table:number-columns-repeated="5"/>
        </table:table-row>
        <table:table-row table:style-name="ro1">
          <table:table-cell office:value-type="float" office:value="2165" calcext:value-type="float">
            <text:p>2165</text:p>
          </table:table-cell>
          <table:table-cell table:formula="of:=[.B2165]+inc" office:value-type="float" office:value="2.642822265625" calcext:value-type="float">
            <text:p>2,642822265625</text:p>
          </table:table-cell>
          <table:table-cell table:number-columns-repeated="5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formula="of:=[.B2166]+inc" office:value-type="float" office:value="2.64404296875" calcext:value-type="float">
            <text:p>2,64404296875</text:p>
          </table:table-cell>
          <table:table-cell table:number-columns-repeated="5"/>
        </table:table-row>
        <table:table-row table:style-name="ro1">
          <table:table-cell office:value-type="float" office:value="2167" calcext:value-type="float">
            <text:p>2167</text:p>
          </table:table-cell>
          <table:table-cell table:formula="of:=[.B2167]+inc" office:value-type="float" office:value="2.645263671875" calcext:value-type="float">
            <text:p>2,645263671875</text:p>
          </table:table-cell>
          <table:table-cell table:number-columns-repeated="5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formula="of:=[.B2168]+inc" office:value-type="float" office:value="2.646484375" calcext:value-type="float">
            <text:p>2,646484375</text:p>
          </table:table-cell>
          <table:table-cell table:number-columns-repeated="5"/>
        </table:table-row>
        <table:table-row table:style-name="ro1">
          <table:table-cell office:value-type="float" office:value="2169" calcext:value-type="float">
            <text:p>2169</text:p>
          </table:table-cell>
          <table:table-cell table:formula="of:=[.B2169]+inc" office:value-type="float" office:value="2.647705078125" calcext:value-type="float">
            <text:p>2,647705078125</text:p>
          </table:table-cell>
          <table:table-cell table:number-columns-repeated="5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formula="of:=[.B2170]+inc" office:value-type="float" office:value="2.64892578125" calcext:value-type="float">
            <text:p>2,64892578125</text:p>
          </table:table-cell>
          <table:table-cell table:number-columns-repeated="5"/>
        </table:table-row>
        <table:table-row table:style-name="ro1">
          <table:table-cell office:value-type="float" office:value="2171" calcext:value-type="float">
            <text:p>2171</text:p>
          </table:table-cell>
          <table:table-cell table:formula="of:=[.B2171]+inc" office:value-type="float" office:value="2.650146484375" calcext:value-type="float">
            <text:p>2,650146484375</text:p>
          </table:table-cell>
          <table:table-cell table:number-columns-repeated="5"/>
        </table:table-row>
        <table:table-row table:style-name="ro1">
          <table:table-cell office:value-type="float" office:value="2172" calcext:value-type="float">
            <text:p>2172</text:p>
          </table:table-cell>
          <table:table-cell table:formula="of:=[.B2172]+inc" office:value-type="float" office:value="2.6513671875" calcext:value-type="float">
            <text:p>2,6513671875</text:p>
          </table:table-cell>
          <table:table-cell table:number-columns-repeated="5"/>
        </table:table-row>
        <table:table-row table:style-name="ro1">
          <table:table-cell office:value-type="float" office:value="2173" calcext:value-type="float">
            <text:p>2173</text:p>
          </table:table-cell>
          <table:table-cell table:formula="of:=[.B2173]+inc" office:value-type="float" office:value="2.652587890625" calcext:value-type="float">
            <text:p>2,652587890625</text:p>
          </table:table-cell>
          <table:table-cell table:number-columns-repeated="5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formula="of:=[.B2174]+inc" office:value-type="float" office:value="2.65380859375" calcext:value-type="float">
            <text:p>2,65380859375</text:p>
          </table:table-cell>
          <table:table-cell table:number-columns-repeated="5"/>
        </table:table-row>
        <table:table-row table:style-name="ro1">
          <table:table-cell office:value-type="float" office:value="2175" calcext:value-type="float">
            <text:p>2175</text:p>
          </table:table-cell>
          <table:table-cell table:formula="of:=[.B2175]+inc" office:value-type="float" office:value="2.655029296875" calcext:value-type="float">
            <text:p>2,655029296875</text:p>
          </table:table-cell>
          <table:table-cell table:number-columns-repeated="5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formula="of:=[.B2176]+inc" office:value-type="float" office:value="2.65625" calcext:value-type="float">
            <text:p>2,65625</text:p>
          </table:table-cell>
          <table:table-cell table:number-columns-repeated="5"/>
        </table:table-row>
        <table:table-row table:style-name="ro1">
          <table:table-cell office:value-type="float" office:value="2177" calcext:value-type="float">
            <text:p>2177</text:p>
          </table:table-cell>
          <table:table-cell table:formula="of:=[.B2177]+inc" office:value-type="float" office:value="2.657470703125" calcext:value-type="float">
            <text:p>2,657470703125</text:p>
          </table:table-cell>
          <table:table-cell table:number-columns-repeated="5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formula="of:=[.B2178]+inc" office:value-type="float" office:value="2.65869140625" calcext:value-type="float">
            <text:p>2,65869140625</text:p>
          </table:table-cell>
          <table:table-cell table:number-columns-repeated="5"/>
        </table:table-row>
        <table:table-row table:style-name="ro1">
          <table:table-cell office:value-type="float" office:value="2179" calcext:value-type="float">
            <text:p>2179</text:p>
          </table:table-cell>
          <table:table-cell table:formula="of:=[.B2179]+inc" office:value-type="float" office:value="2.659912109375" calcext:value-type="float">
            <text:p>2,659912109375</text:p>
          </table:table-cell>
          <table:table-cell table:number-columns-repeated="5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formula="of:=[.B2180]+inc" office:value-type="float" office:value="2.6611328125" calcext:value-type="float">
            <text:p>2,6611328125</text:p>
          </table:table-cell>
          <table:table-cell table:number-columns-repeated="5"/>
        </table:table-row>
        <table:table-row table:style-name="ro1">
          <table:table-cell office:value-type="float" office:value="2181" calcext:value-type="float">
            <text:p>2181</text:p>
          </table:table-cell>
          <table:table-cell table:formula="of:=[.B2181]+inc" office:value-type="float" office:value="2.662353515625" calcext:value-type="float">
            <text:p>2,662353515625</text:p>
          </table:table-cell>
          <table:table-cell table:number-columns-repeated="5"/>
        </table:table-row>
        <table:table-row table:style-name="ro1">
          <table:table-cell office:value-type="float" office:value="2182" calcext:value-type="float">
            <text:p>2182</text:p>
          </table:table-cell>
          <table:table-cell table:formula="of:=[.B2182]+inc" office:value-type="float" office:value="2.66357421875" calcext:value-type="float">
            <text:p>2,66357421875</text:p>
          </table:table-cell>
          <table:table-cell table:number-columns-repeated="5"/>
        </table:table-row>
        <table:table-row table:style-name="ro1">
          <table:table-cell office:value-type="float" office:value="2183" calcext:value-type="float">
            <text:p>2183</text:p>
          </table:table-cell>
          <table:table-cell table:formula="of:=[.B2183]+inc" office:value-type="float" office:value="2.664794921875" calcext:value-type="float">
            <text:p>2,664794921875</text:p>
          </table:table-cell>
          <table:table-cell table:number-columns-repeated="5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formula="of:=[.B2184]+inc" office:value-type="float" office:value="2.666015625" calcext:value-type="float">
            <text:p>2,666015625</text:p>
          </table:table-cell>
          <table:table-cell table:number-columns-repeated="5"/>
        </table:table-row>
        <table:table-row table:style-name="ro1">
          <table:table-cell office:value-type="float" office:value="2185" calcext:value-type="float">
            <text:p>2185</text:p>
          </table:table-cell>
          <table:table-cell table:formula="of:=[.B2185]+inc" office:value-type="float" office:value="2.667236328125" calcext:value-type="float">
            <text:p>2,667236328125</text:p>
          </table:table-cell>
          <table:table-cell table:number-columns-repeated="5"/>
        </table:table-row>
        <table:table-row table:style-name="ro1">
          <table:table-cell office:value-type="float" office:value="2186" calcext:value-type="float">
            <text:p>2186</text:p>
          </table:table-cell>
          <table:table-cell table:formula="of:=[.B2186]+inc" office:value-type="float" office:value="2.66845703125" calcext:value-type="float">
            <text:p>2,66845703125</text:p>
          </table:table-cell>
          <table:table-cell table:number-columns-repeated="5"/>
        </table:table-row>
        <table:table-row table:style-name="ro1">
          <table:table-cell office:value-type="float" office:value="2187" calcext:value-type="float">
            <text:p>2187</text:p>
          </table:table-cell>
          <table:table-cell table:formula="of:=[.B2187]+inc" office:value-type="float" office:value="2.669677734375" calcext:value-type="float">
            <text:p>2,669677734375</text:p>
          </table:table-cell>
          <table:table-cell table:number-columns-repeated="5"/>
        </table:table-row>
        <table:table-row table:style-name="ro1">
          <table:table-cell office:value-type="float" office:value="2188" calcext:value-type="float">
            <text:p>2188</text:p>
          </table:table-cell>
          <table:table-cell table:formula="of:=[.B2188]+inc" office:value-type="float" office:value="2.6708984375" calcext:value-type="float">
            <text:p>2,6708984375</text:p>
          </table:table-cell>
          <table:table-cell table:number-columns-repeated="5"/>
        </table:table-row>
        <table:table-row table:style-name="ro1">
          <table:table-cell office:value-type="float" office:value="2189" calcext:value-type="float">
            <text:p>2189</text:p>
          </table:table-cell>
          <table:table-cell table:formula="of:=[.B2189]+inc" office:value-type="float" office:value="2.672119140625" calcext:value-type="float">
            <text:p>2,672119140625</text:p>
          </table:table-cell>
          <table:table-cell table:number-columns-repeated="5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formula="of:=[.B2190]+inc" office:value-type="float" office:value="2.67333984375" calcext:value-type="float">
            <text:p>2,67333984375</text:p>
          </table:table-cell>
          <table:table-cell table:number-columns-repeated="5"/>
        </table:table-row>
        <table:table-row table:style-name="ro1">
          <table:table-cell office:value-type="float" office:value="2191" calcext:value-type="float">
            <text:p>2191</text:p>
          </table:table-cell>
          <table:table-cell table:formula="of:=[.B2191]+inc" office:value-type="float" office:value="2.674560546875" calcext:value-type="float">
            <text:p>2,674560546875</text:p>
          </table:table-cell>
          <table:table-cell table:number-columns-repeated="5"/>
        </table:table-row>
        <table:table-row table:style-name="ro1">
          <table:table-cell office:value-type="float" office:value="2192" calcext:value-type="float">
            <text:p>2192</text:p>
          </table:table-cell>
          <table:table-cell table:formula="of:=[.B2192]+inc" office:value-type="float" office:value="2.67578125" calcext:value-type="float">
            <text:p>2,67578125</text:p>
          </table:table-cell>
          <table:table-cell table:number-columns-repeated="5"/>
        </table:table-row>
        <table:table-row table:style-name="ro1">
          <table:table-cell office:value-type="float" office:value="2193" calcext:value-type="float">
            <text:p>2193</text:p>
          </table:table-cell>
          <table:table-cell table:formula="of:=[.B2193]+inc" office:value-type="float" office:value="2.677001953125" calcext:value-type="float">
            <text:p>2,677001953125</text:p>
          </table:table-cell>
          <table:table-cell table:number-columns-repeated="5"/>
        </table:table-row>
        <table:table-row table:style-name="ro1">
          <table:table-cell office:value-type="float" office:value="2194" calcext:value-type="float">
            <text:p>2194</text:p>
          </table:table-cell>
          <table:table-cell table:formula="of:=[.B2194]+inc" office:value-type="float" office:value="2.67822265625" calcext:value-type="float">
            <text:p>2,67822265625</text:p>
          </table:table-cell>
          <table:table-cell table:number-columns-repeated="5"/>
        </table:table-row>
        <table:table-row table:style-name="ro1">
          <table:table-cell office:value-type="float" office:value="2195" calcext:value-type="float">
            <text:p>2195</text:p>
          </table:table-cell>
          <table:table-cell table:formula="of:=[.B2195]+inc" office:value-type="float" office:value="2.679443359375" calcext:value-type="float">
            <text:p>2,679443359375</text:p>
          </table:table-cell>
          <table:table-cell table:number-columns-repeated="5"/>
        </table:table-row>
        <table:table-row table:style-name="ro1">
          <table:table-cell office:value-type="float" office:value="2196" calcext:value-type="float">
            <text:p>2196</text:p>
          </table:table-cell>
          <table:table-cell table:formula="of:=[.B2196]+inc" office:value-type="float" office:value="2.6806640625" calcext:value-type="float">
            <text:p>2,6806640625</text:p>
          </table:table-cell>
          <table:table-cell table:number-columns-repeated="5"/>
        </table:table-row>
        <table:table-row table:style-name="ro1">
          <table:table-cell office:value-type="float" office:value="2197" calcext:value-type="float">
            <text:p>2197</text:p>
          </table:table-cell>
          <table:table-cell table:formula="of:=[.B2197]+inc" office:value-type="float" office:value="2.681884765625" calcext:value-type="float">
            <text:p>2,681884765625</text:p>
          </table:table-cell>
          <table:table-cell table:number-columns-repeated="5"/>
        </table:table-row>
        <table:table-row table:style-name="ro1">
          <table:table-cell office:value-type="float" office:value="2198" calcext:value-type="float">
            <text:p>2198</text:p>
          </table:table-cell>
          <table:table-cell table:formula="of:=[.B2198]+inc" office:value-type="float" office:value="2.68310546875" calcext:value-type="float">
            <text:p>2,68310546875</text:p>
          </table:table-cell>
          <table:table-cell table:number-columns-repeated="5"/>
        </table:table-row>
        <table:table-row table:style-name="ro1">
          <table:table-cell office:value-type="float" office:value="2199" calcext:value-type="float">
            <text:p>2199</text:p>
          </table:table-cell>
          <table:table-cell table:formula="of:=[.B2199]+inc" office:value-type="float" office:value="2.684326171875" calcext:value-type="float">
            <text:p>2,684326171875</text:p>
          </table:table-cell>
          <table:table-cell table:number-columns-repeated="5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formula="of:=[.B2200]+inc" office:value-type="float" office:value="2.685546875" calcext:value-type="float">
            <text:p>2,685546875</text:p>
          </table:table-cell>
          <table:table-cell table:number-columns-repeated="5"/>
        </table:table-row>
        <table:table-row table:style-name="ro1">
          <table:table-cell office:value-type="float" office:value="2201" calcext:value-type="float">
            <text:p>2201</text:p>
          </table:table-cell>
          <table:table-cell table:formula="of:=[.B2201]+inc" office:value-type="float" office:value="2.686767578125" calcext:value-type="float">
            <text:p>2,686767578125</text:p>
          </table:table-cell>
          <table:table-cell table:number-columns-repeated="5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formula="of:=[.B2202]+inc" office:value-type="float" office:value="2.68798828125" calcext:value-type="float">
            <text:p>2,68798828125</text:p>
          </table:table-cell>
          <table:table-cell table:number-columns-repeated="5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formula="of:=[.B2203]+inc" office:value-type="float" office:value="2.689208984375" calcext:value-type="float">
            <text:p>2,689208984375</text:p>
          </table:table-cell>
          <table:table-cell table:number-columns-repeated="5"/>
        </table:table-row>
        <table:table-row table:style-name="ro1">
          <table:table-cell office:value-type="float" office:value="2204" calcext:value-type="float">
            <text:p>2204</text:p>
          </table:table-cell>
          <table:table-cell table:formula="of:=[.B2204]+inc" office:value-type="float" office:value="2.6904296875" calcext:value-type="float">
            <text:p>2,6904296875</text:p>
          </table:table-cell>
          <table:table-cell table:number-columns-repeated="5"/>
        </table:table-row>
        <table:table-row table:style-name="ro1">
          <table:table-cell office:value-type="float" office:value="2205" calcext:value-type="float">
            <text:p>2205</text:p>
          </table:table-cell>
          <table:table-cell table:formula="of:=[.B2205]+inc" office:value-type="float" office:value="2.691650390625" calcext:value-type="float">
            <text:p>2,691650390625</text:p>
          </table:table-cell>
          <table:table-cell table:number-columns-repeated="5"/>
        </table:table-row>
        <table:table-row table:style-name="ro1">
          <table:table-cell office:value-type="float" office:value="2206" calcext:value-type="float">
            <text:p>2206</text:p>
          </table:table-cell>
          <table:table-cell table:formula="of:=[.B2206]+inc" office:value-type="float" office:value="2.69287109375" calcext:value-type="float">
            <text:p>2,69287109375</text:p>
          </table:table-cell>
          <table:table-cell table:number-columns-repeated="5"/>
        </table:table-row>
        <table:table-row table:style-name="ro1">
          <table:table-cell office:value-type="float" office:value="2207" calcext:value-type="float">
            <text:p>2207</text:p>
          </table:table-cell>
          <table:table-cell table:formula="of:=[.B2207]+inc" office:value-type="float" office:value="2.694091796875" calcext:value-type="float">
            <text:p>2,694091796875</text:p>
          </table:table-cell>
          <table:table-cell table:number-columns-repeated="5"/>
        </table:table-row>
        <table:table-row table:style-name="ro1">
          <table:table-cell office:value-type="float" office:value="2208" calcext:value-type="float">
            <text:p>2208</text:p>
          </table:table-cell>
          <table:table-cell table:formula="of:=[.B2208]+inc" office:value-type="float" office:value="2.6953125" calcext:value-type="float">
            <text:p>2,6953125</text:p>
          </table:table-cell>
          <table:table-cell table:number-columns-repeated="5"/>
        </table:table-row>
        <table:table-row table:style-name="ro1">
          <table:table-cell office:value-type="float" office:value="2209" calcext:value-type="float">
            <text:p>2209</text:p>
          </table:table-cell>
          <table:table-cell table:formula="of:=[.B2209]+inc" office:value-type="float" office:value="2.696533203125" calcext:value-type="float">
            <text:p>2,696533203125</text:p>
          </table:table-cell>
          <table:table-cell table:number-columns-repeated="5"/>
        </table:table-row>
        <table:table-row table:style-name="ro1">
          <table:table-cell office:value-type="float" office:value="2210" calcext:value-type="float">
            <text:p>2210</text:p>
          </table:table-cell>
          <table:table-cell table:formula="of:=[.B2210]+inc" office:value-type="float" office:value="2.69775390625" calcext:value-type="float">
            <text:p>2,69775390625</text:p>
          </table:table-cell>
          <table:table-cell table:number-columns-repeated="5"/>
        </table:table-row>
        <table:table-row table:style-name="ro1">
          <table:table-cell office:value-type="float" office:value="2211" calcext:value-type="float">
            <text:p>2211</text:p>
          </table:table-cell>
          <table:table-cell table:formula="of:=[.B2211]+inc" office:value-type="float" office:value="2.698974609375" calcext:value-type="float">
            <text:p>2,698974609375</text:p>
          </table:table-cell>
          <table:table-cell table:number-columns-repeated="5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formula="of:=[.B2212]+inc" office:value-type="float" office:value="2.7001953125" calcext:value-type="float">
            <text:p>2,7001953125</text:p>
          </table:table-cell>
          <table:table-cell table:number-columns-repeated="5"/>
        </table:table-row>
        <table:table-row table:style-name="ro1">
          <table:table-cell office:value-type="float" office:value="2213" calcext:value-type="float">
            <text:p>2213</text:p>
          </table:table-cell>
          <table:table-cell table:formula="of:=[.B2213]+inc" office:value-type="float" office:value="2.701416015625" calcext:value-type="float">
            <text:p>2,701416015625</text:p>
          </table:table-cell>
          <table:table-cell table:number-columns-repeated="5"/>
        </table:table-row>
        <table:table-row table:style-name="ro1">
          <table:table-cell office:value-type="float" office:value="2214" calcext:value-type="float">
            <text:p>2214</text:p>
          </table:table-cell>
          <table:table-cell table:formula="of:=[.B2214]+inc" office:value-type="float" office:value="2.70263671875" calcext:value-type="float">
            <text:p>2,70263671875</text:p>
          </table:table-cell>
          <table:table-cell table:number-columns-repeated="5"/>
        </table:table-row>
        <table:table-row table:style-name="ro1">
          <table:table-cell office:value-type="float" office:value="2215" calcext:value-type="float">
            <text:p>2215</text:p>
          </table:table-cell>
          <table:table-cell table:formula="of:=[.B2215]+inc" office:value-type="float" office:value="2.703857421875" calcext:value-type="float">
            <text:p>2,703857421875</text:p>
          </table:table-cell>
          <table:table-cell table:number-columns-repeated="5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formula="of:=[.B2216]+inc" office:value-type="float" office:value="2.705078125" calcext:value-type="float">
            <text:p>2,705078125</text:p>
          </table:table-cell>
          <table:table-cell table:number-columns-repeated="5"/>
        </table:table-row>
        <table:table-row table:style-name="ro1">
          <table:table-cell office:value-type="float" office:value="2217" calcext:value-type="float">
            <text:p>2217</text:p>
          </table:table-cell>
          <table:table-cell table:formula="of:=[.B2217]+inc" office:value-type="float" office:value="2.706298828125" calcext:value-type="float">
            <text:p>2,706298828125</text:p>
          </table:table-cell>
          <table:table-cell table:number-columns-repeated="5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formula="of:=[.B2218]+inc" office:value-type="float" office:value="2.70751953125" calcext:value-type="float">
            <text:p>2,70751953125</text:p>
          </table:table-cell>
          <table:table-cell table:number-columns-repeated="5"/>
        </table:table-row>
        <table:table-row table:style-name="ro1">
          <table:table-cell office:value-type="float" office:value="2219" calcext:value-type="float">
            <text:p>2219</text:p>
          </table:table-cell>
          <table:table-cell table:formula="of:=[.B2219]+inc" office:value-type="float" office:value="2.708740234375" calcext:value-type="float">
            <text:p>2,708740234375</text:p>
          </table:table-cell>
          <table:table-cell table:number-columns-repeated="5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formula="of:=[.B2220]+inc" office:value-type="float" office:value="2.7099609375" calcext:value-type="float">
            <text:p>2,7099609375</text:p>
          </table:table-cell>
          <table:table-cell table:number-columns-repeated="5"/>
        </table:table-row>
        <table:table-row table:style-name="ro1">
          <table:table-cell office:value-type="float" office:value="2221" calcext:value-type="float">
            <text:p>2221</text:p>
          </table:table-cell>
          <table:table-cell table:formula="of:=[.B2221]+inc" office:value-type="float" office:value="2.711181640625" calcext:value-type="float">
            <text:p>2,711181640625</text:p>
          </table:table-cell>
          <table:table-cell table:number-columns-repeated="5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formula="of:=[.B2222]+inc" office:value-type="float" office:value="2.71240234375" calcext:value-type="float">
            <text:p>2,71240234375</text:p>
          </table:table-cell>
          <table:table-cell table:number-columns-repeated="5"/>
        </table:table-row>
        <table:table-row table:style-name="ro1">
          <table:table-cell office:value-type="float" office:value="2223" calcext:value-type="float">
            <text:p>2223</text:p>
          </table:table-cell>
          <table:table-cell table:formula="of:=[.B2223]+inc" office:value-type="float" office:value="2.713623046875" calcext:value-type="float">
            <text:p>2,713623046875</text:p>
          </table:table-cell>
          <table:table-cell table:number-columns-repeated="5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formula="of:=[.B2224]+inc" office:value-type="float" office:value="2.71484375" calcext:value-type="float">
            <text:p>2,71484375</text:p>
          </table:table-cell>
          <table:table-cell table:number-columns-repeated="5"/>
        </table:table-row>
        <table:table-row table:style-name="ro1">
          <table:table-cell office:value-type="float" office:value="2225" calcext:value-type="float">
            <text:p>2225</text:p>
          </table:table-cell>
          <table:table-cell table:formula="of:=[.B2225]+inc" office:value-type="float" office:value="2.716064453125" calcext:value-type="float">
            <text:p>2,716064453125</text:p>
          </table:table-cell>
          <table:table-cell table:number-columns-repeated="5"/>
        </table:table-row>
        <table:table-row table:style-name="ro1">
          <table:table-cell office:value-type="float" office:value="2226" calcext:value-type="float">
            <text:p>2226</text:p>
          </table:table-cell>
          <table:table-cell table:formula="of:=[.B2226]+inc" office:value-type="float" office:value="2.71728515625" calcext:value-type="float">
            <text:p>2,71728515625</text:p>
          </table:table-cell>
          <table:table-cell table:number-columns-repeated="5"/>
        </table:table-row>
        <table:table-row table:style-name="ro1">
          <table:table-cell office:value-type="float" office:value="2227" calcext:value-type="float">
            <text:p>2227</text:p>
          </table:table-cell>
          <table:table-cell table:formula="of:=[.B2227]+inc" office:value-type="float" office:value="2.718505859375" calcext:value-type="float">
            <text:p>2,718505859375</text:p>
          </table:table-cell>
          <table:table-cell table:number-columns-repeated="5"/>
        </table:table-row>
        <table:table-row table:style-name="ro1">
          <table:table-cell office:value-type="float" office:value="2228" calcext:value-type="float">
            <text:p>2228</text:p>
          </table:table-cell>
          <table:table-cell table:formula="of:=[.B2228]+inc" office:value-type="float" office:value="2.7197265625" calcext:value-type="float">
            <text:p>2,7197265625</text:p>
          </table:table-cell>
          <table:table-cell table:number-columns-repeated="5"/>
        </table:table-row>
        <table:table-row table:style-name="ro1">
          <table:table-cell office:value-type="float" office:value="2229" calcext:value-type="float">
            <text:p>2229</text:p>
          </table:table-cell>
          <table:table-cell table:formula="of:=[.B2229]+inc" office:value-type="float" office:value="2.720947265625" calcext:value-type="float">
            <text:p>2,720947265625</text:p>
          </table:table-cell>
          <table:table-cell table:number-columns-repeated="5"/>
        </table:table-row>
        <table:table-row table:style-name="ro1">
          <table:table-cell office:value-type="float" office:value="2230" calcext:value-type="float">
            <text:p>2230</text:p>
          </table:table-cell>
          <table:table-cell table:formula="of:=[.B2230]+inc" office:value-type="float" office:value="2.72216796875" calcext:value-type="float">
            <text:p>2,72216796875</text:p>
          </table:table-cell>
          <table:table-cell table:number-columns-repeated="5"/>
        </table:table-row>
        <table:table-row table:style-name="ro1">
          <table:table-cell office:value-type="float" office:value="2231" calcext:value-type="float">
            <text:p>2231</text:p>
          </table:table-cell>
          <table:table-cell table:formula="of:=[.B2231]+inc" office:value-type="float" office:value="2.723388671875" calcext:value-type="float">
            <text:p>2,723388671875</text:p>
          </table:table-cell>
          <table:table-cell table:number-columns-repeated="5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formula="of:=[.B2232]+inc" office:value-type="float" office:value="2.724609375" calcext:value-type="float">
            <text:p>2,724609375</text:p>
          </table:table-cell>
          <table:table-cell table:number-columns-repeated="5"/>
        </table:table-row>
        <table:table-row table:style-name="ro1">
          <table:table-cell office:value-type="float" office:value="2233" calcext:value-type="float">
            <text:p>2233</text:p>
          </table:table-cell>
          <table:table-cell table:formula="of:=[.B2233]+inc" office:value-type="float" office:value="2.725830078125" calcext:value-type="float">
            <text:p>2,725830078125</text:p>
          </table:table-cell>
          <table:table-cell table:number-columns-repeated="5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formula="of:=[.B2234]+inc" office:value-type="float" office:value="2.72705078125" calcext:value-type="float">
            <text:p>2,72705078125</text:p>
          </table:table-cell>
          <table:table-cell table:number-columns-repeated="5"/>
        </table:table-row>
        <table:table-row table:style-name="ro1">
          <table:table-cell office:value-type="float" office:value="2235" calcext:value-type="float">
            <text:p>2235</text:p>
          </table:table-cell>
          <table:table-cell table:formula="of:=[.B2235]+inc" office:value-type="float" office:value="2.728271484375" calcext:value-type="float">
            <text:p>2,728271484375</text:p>
          </table:table-cell>
          <table:table-cell table:number-columns-repeated="5"/>
        </table:table-row>
        <table:table-row table:style-name="ro1">
          <table:table-cell office:value-type="float" office:value="2236" calcext:value-type="float">
            <text:p>2236</text:p>
          </table:table-cell>
          <table:table-cell table:formula="of:=[.B2236]+inc" office:value-type="float" office:value="2.7294921875" calcext:value-type="float">
            <text:p>2,7294921875</text:p>
          </table:table-cell>
          <table:table-cell table:number-columns-repeated="5"/>
        </table:table-row>
        <table:table-row table:style-name="ro1">
          <table:table-cell office:value-type="float" office:value="2237" calcext:value-type="float">
            <text:p>2237</text:p>
          </table:table-cell>
          <table:table-cell table:formula="of:=[.B2237]+inc" office:value-type="float" office:value="2.730712890625" calcext:value-type="float">
            <text:p>2,730712890625</text:p>
          </table:table-cell>
          <table:table-cell table:number-columns-repeated="5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formula="of:=[.B2238]+inc" office:value-type="float" office:value="2.73193359375" calcext:value-type="float">
            <text:p>2,73193359375</text:p>
          </table:table-cell>
          <table:table-cell table:number-columns-repeated="5"/>
        </table:table-row>
        <table:table-row table:style-name="ro1">
          <table:table-cell office:value-type="float" office:value="2239" calcext:value-type="float">
            <text:p>2239</text:p>
          </table:table-cell>
          <table:table-cell table:formula="of:=[.B2239]+inc" office:value-type="float" office:value="2.733154296875" calcext:value-type="float">
            <text:p>2,733154296875</text:p>
          </table:table-cell>
          <table:table-cell table:number-columns-repeated="5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formula="of:=[.B2240]+inc" office:value-type="float" office:value="2.734375" calcext:value-type="float">
            <text:p>2,734375</text:p>
          </table:table-cell>
          <table:table-cell table:number-columns-repeated="5"/>
        </table:table-row>
        <table:table-row table:style-name="ro1">
          <table:table-cell office:value-type="float" office:value="2241" calcext:value-type="float">
            <text:p>2241</text:p>
          </table:table-cell>
          <table:table-cell table:formula="of:=[.B2241]+inc" office:value-type="float" office:value="2.735595703125" calcext:value-type="float">
            <text:p>2,735595703125</text:p>
          </table:table-cell>
          <table:table-cell table:number-columns-repeated="5"/>
        </table:table-row>
        <table:table-row table:style-name="ro1">
          <table:table-cell office:value-type="float" office:value="2242" calcext:value-type="float">
            <text:p>2242</text:p>
          </table:table-cell>
          <table:table-cell table:formula="of:=[.B2242]+inc" office:value-type="float" office:value="2.73681640625" calcext:value-type="float">
            <text:p>2,73681640625</text:p>
          </table:table-cell>
          <table:table-cell table:number-columns-repeated="5"/>
        </table:table-row>
        <table:table-row table:style-name="ro1">
          <table:table-cell office:value-type="float" office:value="2243" calcext:value-type="float">
            <text:p>2243</text:p>
          </table:table-cell>
          <table:table-cell table:formula="of:=[.B2243]+inc" office:value-type="float" office:value="2.738037109375" calcext:value-type="float">
            <text:p>2,738037109375</text:p>
          </table:table-cell>
          <table:table-cell table:number-columns-repeated="5"/>
        </table:table-row>
        <table:table-row table:style-name="ro1">
          <table:table-cell office:value-type="float" office:value="2244" calcext:value-type="float">
            <text:p>2244</text:p>
          </table:table-cell>
          <table:table-cell table:formula="of:=[.B2244]+inc" office:value-type="float" office:value="2.7392578125" calcext:value-type="float">
            <text:p>2,7392578125</text:p>
          </table:table-cell>
          <table:table-cell table:number-columns-repeated="5"/>
        </table:table-row>
        <table:table-row table:style-name="ro1">
          <table:table-cell office:value-type="float" office:value="2245" calcext:value-type="float">
            <text:p>2245</text:p>
          </table:table-cell>
          <table:table-cell table:formula="of:=[.B2245]+inc" office:value-type="float" office:value="2.740478515625" calcext:value-type="float">
            <text:p>2,740478515625</text:p>
          </table:table-cell>
          <table:table-cell table:number-columns-repeated="5"/>
        </table:table-row>
        <table:table-row table:style-name="ro1">
          <table:table-cell office:value-type="float" office:value="2246" calcext:value-type="float">
            <text:p>2246</text:p>
          </table:table-cell>
          <table:table-cell table:formula="of:=[.B2246]+inc" office:value-type="float" office:value="2.74169921875" calcext:value-type="float">
            <text:p>2,74169921875</text:p>
          </table:table-cell>
          <table:table-cell table:number-columns-repeated="5"/>
        </table:table-row>
        <table:table-row table:style-name="ro1">
          <table:table-cell office:value-type="float" office:value="2247" calcext:value-type="float">
            <text:p>2247</text:p>
          </table:table-cell>
          <table:table-cell table:formula="of:=[.B2247]+inc" office:value-type="float" office:value="2.742919921875" calcext:value-type="float">
            <text:p>2,742919921875</text:p>
          </table:table-cell>
          <table:table-cell table:number-columns-repeated="5"/>
        </table:table-row>
        <table:table-row table:style-name="ro1">
          <table:table-cell office:value-type="float" office:value="2248" calcext:value-type="float">
            <text:p>2248</text:p>
          </table:table-cell>
          <table:table-cell table:formula="of:=[.B2248]+inc" office:value-type="float" office:value="2.744140625" calcext:value-type="float">
            <text:p>2,744140625</text:p>
          </table:table-cell>
          <table:table-cell table:number-columns-repeated="5"/>
        </table:table-row>
        <table:table-row table:style-name="ro1">
          <table:table-cell office:value-type="float" office:value="2249" calcext:value-type="float">
            <text:p>2249</text:p>
          </table:table-cell>
          <table:table-cell table:formula="of:=[.B2249]+inc" office:value-type="float" office:value="2.745361328125" calcext:value-type="float">
            <text:p>2,745361328125</text:p>
          </table:table-cell>
          <table:table-cell table:number-columns-repeated="5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formula="of:=[.B2250]+inc" office:value-type="float" office:value="2.74658203125" calcext:value-type="float">
            <text:p>2,74658203125</text:p>
          </table:table-cell>
          <table:table-cell table:number-columns-repeated="5"/>
        </table:table-row>
        <table:table-row table:style-name="ro1">
          <table:table-cell office:value-type="float" office:value="2251" calcext:value-type="float">
            <text:p>2251</text:p>
          </table:table-cell>
          <table:table-cell table:formula="of:=[.B2251]+inc" office:value-type="float" office:value="2.747802734375" calcext:value-type="float">
            <text:p>2,747802734375</text:p>
          </table:table-cell>
          <table:table-cell table:number-columns-repeated="5"/>
        </table:table-row>
        <table:table-row table:style-name="ro1">
          <table:table-cell office:value-type="float" office:value="2252" calcext:value-type="float">
            <text:p>2252</text:p>
          </table:table-cell>
          <table:table-cell table:formula="of:=[.B2252]+inc" office:value-type="float" office:value="2.7490234375" calcext:value-type="float">
            <text:p>2,7490234375</text:p>
          </table:table-cell>
          <table:table-cell table:number-columns-repeated="5"/>
        </table:table-row>
        <table:table-row table:style-name="ro1">
          <table:table-cell office:value-type="float" office:value="2253" calcext:value-type="float">
            <text:p>2253</text:p>
          </table:table-cell>
          <table:table-cell table:formula="of:=[.B2253]+inc" office:value-type="float" office:value="2.750244140625" calcext:value-type="float">
            <text:p>2,750244140625</text:p>
          </table:table-cell>
          <table:table-cell table:number-columns-repeated="5"/>
        </table:table-row>
        <table:table-row table:style-name="ro1">
          <table:table-cell office:value-type="float" office:value="2254" calcext:value-type="float">
            <text:p>2254</text:p>
          </table:table-cell>
          <table:table-cell table:formula="of:=[.B2254]+inc" office:value-type="float" office:value="2.75146484375" calcext:value-type="float">
            <text:p>2,75146484375</text:p>
          </table:table-cell>
          <table:table-cell table:number-columns-repeated="5"/>
        </table:table-row>
        <table:table-row table:style-name="ro1">
          <table:table-cell office:value-type="float" office:value="2255" calcext:value-type="float">
            <text:p>2255</text:p>
          </table:table-cell>
          <table:table-cell table:formula="of:=[.B2255]+inc" office:value-type="float" office:value="2.752685546875" calcext:value-type="float">
            <text:p>2,752685546875</text:p>
          </table:table-cell>
          <table:table-cell table:number-columns-repeated="5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formula="of:=[.B2256]+inc" office:value-type="float" office:value="2.75390625" calcext:value-type="float">
            <text:p>2,75390625</text:p>
          </table:table-cell>
          <table:table-cell table:number-columns-repeated="5"/>
        </table:table-row>
        <table:table-row table:style-name="ro1">
          <table:table-cell office:value-type="float" office:value="2257" calcext:value-type="float">
            <text:p>2257</text:p>
          </table:table-cell>
          <table:table-cell table:formula="of:=[.B2257]+inc" office:value-type="float" office:value="2.755126953125" calcext:value-type="float">
            <text:p>2,755126953125</text:p>
          </table:table-cell>
          <table:table-cell table:number-columns-repeated="5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formula="of:=[.B2258]+inc" office:value-type="float" office:value="2.75634765625" calcext:value-type="float">
            <text:p>2,75634765625</text:p>
          </table:table-cell>
          <table:table-cell table:number-columns-repeated="5"/>
        </table:table-row>
        <table:table-row table:style-name="ro1">
          <table:table-cell office:value-type="float" office:value="2259" calcext:value-type="float">
            <text:p>2259</text:p>
          </table:table-cell>
          <table:table-cell table:formula="of:=[.B2259]+inc" office:value-type="float" office:value="2.757568359375" calcext:value-type="float">
            <text:p>2,757568359375</text:p>
          </table:table-cell>
          <table:table-cell table:number-columns-repeated="5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formula="of:=[.B2260]+inc" office:value-type="float" office:value="2.7587890625" calcext:value-type="float">
            <text:p>2,7587890625</text:p>
          </table:table-cell>
          <table:table-cell table:number-columns-repeated="5"/>
        </table:table-row>
        <table:table-row table:style-name="ro1">
          <table:table-cell office:value-type="float" office:value="2261" calcext:value-type="float">
            <text:p>2261</text:p>
          </table:table-cell>
          <table:table-cell table:formula="of:=[.B2261]+inc" office:value-type="float" office:value="2.760009765625" calcext:value-type="float">
            <text:p>2,760009765625</text:p>
          </table:table-cell>
          <table:table-cell table:number-columns-repeated="5"/>
        </table:table-row>
        <table:table-row table:style-name="ro1">
          <table:table-cell office:value-type="float" office:value="2262" calcext:value-type="float">
            <text:p>2262</text:p>
          </table:table-cell>
          <table:table-cell table:formula="of:=[.B2262]+inc" office:value-type="float" office:value="2.76123046875" calcext:value-type="float">
            <text:p>2,76123046875</text:p>
          </table:table-cell>
          <table:table-cell table:number-columns-repeated="5"/>
        </table:table-row>
        <table:table-row table:style-name="ro1">
          <table:table-cell office:value-type="float" office:value="2263" calcext:value-type="float">
            <text:p>2263</text:p>
          </table:table-cell>
          <table:table-cell table:formula="of:=[.B2263]+inc" office:value-type="float" office:value="2.762451171875" calcext:value-type="float">
            <text:p>2,762451171875</text:p>
          </table:table-cell>
          <table:table-cell table:number-columns-repeated="5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formula="of:=[.B2264]+inc" office:value-type="float" office:value="2.763671875" calcext:value-type="float">
            <text:p>2,763671875</text:p>
          </table:table-cell>
          <table:table-cell table:number-columns-repeated="5"/>
        </table:table-row>
        <table:table-row table:style-name="ro1">
          <table:table-cell office:value-type="float" office:value="2265" calcext:value-type="float">
            <text:p>2265</text:p>
          </table:table-cell>
          <table:table-cell table:formula="of:=[.B2265]+inc" office:value-type="float" office:value="2.764892578125" calcext:value-type="float">
            <text:p>2,764892578125</text:p>
          </table:table-cell>
          <table:table-cell table:number-columns-repeated="5"/>
        </table:table-row>
        <table:table-row table:style-name="ro1">
          <table:table-cell office:value-type="float" office:value="2266" calcext:value-type="float">
            <text:p>2266</text:p>
          </table:table-cell>
          <table:table-cell table:formula="of:=[.B2266]+inc" office:value-type="float" office:value="2.76611328125" calcext:value-type="float">
            <text:p>2,76611328125</text:p>
          </table:table-cell>
          <table:table-cell table:number-columns-repeated="5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formula="of:=[.B2267]+inc" office:value-type="float" office:value="2.767333984375" calcext:value-type="float">
            <text:p>2,767333984375</text:p>
          </table:table-cell>
          <table:table-cell table:number-columns-repeated="5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formula="of:=[.B2268]+inc" office:value-type="float" office:value="2.7685546875" calcext:value-type="float">
            <text:p>2,7685546875</text:p>
          </table:table-cell>
          <table:table-cell table:number-columns-repeated="5"/>
        </table:table-row>
        <table:table-row table:style-name="ro1">
          <table:table-cell office:value-type="float" office:value="2269" calcext:value-type="float">
            <text:p>2269</text:p>
          </table:table-cell>
          <table:table-cell table:formula="of:=[.B2269]+inc" office:value-type="float" office:value="2.769775390625" calcext:value-type="float">
            <text:p>2,769775390625</text:p>
          </table:table-cell>
          <table:table-cell table:number-columns-repeated="5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formula="of:=[.B2270]+inc" office:value-type="float" office:value="2.77099609375" calcext:value-type="float">
            <text:p>2,77099609375</text:p>
          </table:table-cell>
          <table:table-cell table:number-columns-repeated="5"/>
        </table:table-row>
        <table:table-row table:style-name="ro1">
          <table:table-cell office:value-type="float" office:value="2271" calcext:value-type="float">
            <text:p>2271</text:p>
          </table:table-cell>
          <table:table-cell table:formula="of:=[.B2271]+inc" office:value-type="float" office:value="2.772216796875" calcext:value-type="float">
            <text:p>2,772216796875</text:p>
          </table:table-cell>
          <table:table-cell table:number-columns-repeated="5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formula="of:=[.B2272]+inc" office:value-type="float" office:value="2.7734375" calcext:value-type="float">
            <text:p>2,7734375</text:p>
          </table:table-cell>
          <table:table-cell table:number-columns-repeated="5"/>
        </table:table-row>
        <table:table-row table:style-name="ro1">
          <table:table-cell office:value-type="float" office:value="2273" calcext:value-type="float">
            <text:p>2273</text:p>
          </table:table-cell>
          <table:table-cell table:formula="of:=[.B2273]+inc" office:value-type="float" office:value="2.774658203125" calcext:value-type="float">
            <text:p>2,774658203125</text:p>
          </table:table-cell>
          <table:table-cell table:number-columns-repeated="5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formula="of:=[.B2274]+inc" office:value-type="float" office:value="2.77587890625" calcext:value-type="float">
            <text:p>2,77587890625</text:p>
          </table:table-cell>
          <table:table-cell table:number-columns-repeated="5"/>
        </table:table-row>
        <table:table-row table:style-name="ro1">
          <table:table-cell office:value-type="float" office:value="2275" calcext:value-type="float">
            <text:p>2275</text:p>
          </table:table-cell>
          <table:table-cell table:formula="of:=[.B2275]+inc" office:value-type="float" office:value="2.777099609375" calcext:value-type="float">
            <text:p>2,777099609375</text:p>
          </table:table-cell>
          <table:table-cell table:number-columns-repeated="5"/>
        </table:table-row>
        <table:table-row table:style-name="ro1">
          <table:table-cell office:value-type="float" office:value="2276" calcext:value-type="float">
            <text:p>2276</text:p>
          </table:table-cell>
          <table:table-cell table:formula="of:=[.B2276]+inc" office:value-type="float" office:value="2.7783203125" calcext:value-type="float">
            <text:p>2,7783203125</text:p>
          </table:table-cell>
          <table:table-cell table:number-columns-repeated="5"/>
        </table:table-row>
        <table:table-row table:style-name="ro1">
          <table:table-cell office:value-type="float" office:value="2277" calcext:value-type="float">
            <text:p>2277</text:p>
          </table:table-cell>
          <table:table-cell table:formula="of:=[.B2277]+inc" office:value-type="float" office:value="2.779541015625" calcext:value-type="float">
            <text:p>2,779541015625</text:p>
          </table:table-cell>
          <table:table-cell table:number-columns-repeated="5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formula="of:=[.B2278]+inc" office:value-type="float" office:value="2.78076171875" calcext:value-type="float">
            <text:p>2,78076171875</text:p>
          </table:table-cell>
          <table:table-cell table:number-columns-repeated="5"/>
        </table:table-row>
        <table:table-row table:style-name="ro1">
          <table:table-cell office:value-type="float" office:value="2279" calcext:value-type="float">
            <text:p>2279</text:p>
          </table:table-cell>
          <table:table-cell table:formula="of:=[.B2279]+inc" office:value-type="float" office:value="2.781982421875" calcext:value-type="float">
            <text:p>2,781982421875</text:p>
          </table:table-cell>
          <table:table-cell table:number-columns-repeated="5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formula="of:=[.B2280]+inc" office:value-type="float" office:value="2.783203125" calcext:value-type="float">
            <text:p>2,783203125</text:p>
          </table:table-cell>
          <table:table-cell table:number-columns-repeated="5"/>
        </table:table-row>
        <table:table-row table:style-name="ro1">
          <table:table-cell office:value-type="float" office:value="2281" calcext:value-type="float">
            <text:p>2281</text:p>
          </table:table-cell>
          <table:table-cell table:formula="of:=[.B2281]+inc" office:value-type="float" office:value="2.784423828125" calcext:value-type="float">
            <text:p>2,784423828125</text:p>
          </table:table-cell>
          <table:table-cell table:number-columns-repeated="5"/>
        </table:table-row>
        <table:table-row table:style-name="ro1">
          <table:table-cell office:value-type="float" office:value="2282" calcext:value-type="float">
            <text:p>2282</text:p>
          </table:table-cell>
          <table:table-cell table:formula="of:=[.B2282]+inc" office:value-type="float" office:value="2.78564453125" calcext:value-type="float">
            <text:p>2,78564453125</text:p>
          </table:table-cell>
          <table:table-cell table:number-columns-repeated="5"/>
        </table:table-row>
        <table:table-row table:style-name="ro1">
          <table:table-cell office:value-type="float" office:value="2283" calcext:value-type="float">
            <text:p>2283</text:p>
          </table:table-cell>
          <table:table-cell table:formula="of:=[.B2283]+inc" office:value-type="float" office:value="2.786865234375" calcext:value-type="float">
            <text:p>2,786865234375</text:p>
          </table:table-cell>
          <table:table-cell table:number-columns-repeated="5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formula="of:=[.B2284]+inc" office:value-type="float" office:value="2.7880859375" calcext:value-type="float">
            <text:p>2,7880859375</text:p>
          </table:table-cell>
          <table:table-cell table:number-columns-repeated="5"/>
        </table:table-row>
        <table:table-row table:style-name="ro1">
          <table:table-cell office:value-type="float" office:value="2285" calcext:value-type="float">
            <text:p>2285</text:p>
          </table:table-cell>
          <table:table-cell table:formula="of:=[.B2285]+inc" office:value-type="float" office:value="2.789306640625" calcext:value-type="float">
            <text:p>2,789306640625</text:p>
          </table:table-cell>
          <table:table-cell table:number-columns-repeated="5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formula="of:=[.B2286]+inc" office:value-type="float" office:value="2.79052734375" calcext:value-type="float">
            <text:p>2,79052734375</text:p>
          </table:table-cell>
          <table:table-cell table:number-columns-repeated="5"/>
        </table:table-row>
        <table:table-row table:style-name="ro1">
          <table:table-cell office:value-type="float" office:value="2287" calcext:value-type="float">
            <text:p>2287</text:p>
          </table:table-cell>
          <table:table-cell table:formula="of:=[.B2287]+inc" office:value-type="float" office:value="2.791748046875" calcext:value-type="float">
            <text:p>2,791748046875</text:p>
          </table:table-cell>
          <table:table-cell table:number-columns-repeated="5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formula="of:=[.B2288]+inc" office:value-type="float" office:value="2.79296875" calcext:value-type="float">
            <text:p>2,79296875</text:p>
          </table:table-cell>
          <table:table-cell table:number-columns-repeated="5"/>
        </table:table-row>
        <table:table-row table:style-name="ro1">
          <table:table-cell office:value-type="float" office:value="2289" calcext:value-type="float">
            <text:p>2289</text:p>
          </table:table-cell>
          <table:table-cell table:formula="of:=[.B2289]+inc" office:value-type="float" office:value="2.794189453125" calcext:value-type="float">
            <text:p>2,794189453125</text:p>
          </table:table-cell>
          <table:table-cell table:number-columns-repeated="5"/>
        </table:table-row>
        <table:table-row table:style-name="ro1">
          <table:table-cell office:value-type="float" office:value="2290" calcext:value-type="float">
            <text:p>2290</text:p>
          </table:table-cell>
          <table:table-cell table:formula="of:=[.B2290]+inc" office:value-type="float" office:value="2.79541015625" calcext:value-type="float">
            <text:p>2,79541015625</text:p>
          </table:table-cell>
          <table:table-cell table:number-columns-repeated="5"/>
        </table:table-row>
        <table:table-row table:style-name="ro1">
          <table:table-cell office:value-type="float" office:value="2291" calcext:value-type="float">
            <text:p>2291</text:p>
          </table:table-cell>
          <table:table-cell table:formula="of:=[.B2291]+inc" office:value-type="float" office:value="2.796630859375" calcext:value-type="float">
            <text:p>2,796630859375</text:p>
          </table:table-cell>
          <table:table-cell table:number-columns-repeated="5"/>
        </table:table-row>
        <table:table-row table:style-name="ro1">
          <table:table-cell office:value-type="float" office:value="2292" calcext:value-type="float">
            <text:p>2292</text:p>
          </table:table-cell>
          <table:table-cell table:formula="of:=[.B2292]+inc" office:value-type="float" office:value="2.7978515625" calcext:value-type="float">
            <text:p>2,7978515625</text:p>
          </table:table-cell>
          <table:table-cell table:number-columns-repeated="5"/>
        </table:table-row>
        <table:table-row table:style-name="ro1">
          <table:table-cell office:value-type="float" office:value="2293" calcext:value-type="float">
            <text:p>2293</text:p>
          </table:table-cell>
          <table:table-cell table:formula="of:=[.B2293]+inc" office:value-type="float" office:value="2.799072265625" calcext:value-type="float">
            <text:p>2,799072265625</text:p>
          </table:table-cell>
          <table:table-cell table:number-columns-repeated="5"/>
        </table:table-row>
        <table:table-row table:style-name="ro1">
          <table:table-cell office:value-type="float" office:value="2294" calcext:value-type="float">
            <text:p>2294</text:p>
          </table:table-cell>
          <table:table-cell table:formula="of:=[.B2294]+inc" office:value-type="float" office:value="2.80029296875" calcext:value-type="float">
            <text:p>2,80029296875</text:p>
          </table:table-cell>
          <table:table-cell table:number-columns-repeated="5"/>
        </table:table-row>
        <table:table-row table:style-name="ro1">
          <table:table-cell office:value-type="float" office:value="2295" calcext:value-type="float">
            <text:p>2295</text:p>
          </table:table-cell>
          <table:table-cell table:formula="of:=[.B2295]+inc" office:value-type="float" office:value="2.801513671875" calcext:value-type="float">
            <text:p>2,801513671875</text:p>
          </table:table-cell>
          <table:table-cell table:number-columns-repeated="5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formula="of:=[.B2296]+inc" office:value-type="float" office:value="2.802734375" calcext:value-type="float">
            <text:p>2,802734375</text:p>
          </table:table-cell>
          <table:table-cell table:number-columns-repeated="5"/>
        </table:table-row>
        <table:table-row table:style-name="ro1">
          <table:table-cell office:value-type="float" office:value="2297" calcext:value-type="float">
            <text:p>2297</text:p>
          </table:table-cell>
          <table:table-cell table:formula="of:=[.B2297]+inc" office:value-type="float" office:value="2.803955078125" calcext:value-type="float">
            <text:p>2,803955078125</text:p>
          </table:table-cell>
          <table:table-cell table:number-columns-repeated="5"/>
        </table:table-row>
        <table:table-row table:style-name="ro1">
          <table:table-cell office:value-type="float" office:value="2298" calcext:value-type="float">
            <text:p>2298</text:p>
          </table:table-cell>
          <table:table-cell table:formula="of:=[.B2298]+inc" office:value-type="float" office:value="2.80517578125" calcext:value-type="float">
            <text:p>2,80517578125</text:p>
          </table:table-cell>
          <table:table-cell table:number-columns-repeated="5"/>
        </table:table-row>
        <table:table-row table:style-name="ro1">
          <table:table-cell office:value-type="float" office:value="2299" calcext:value-type="float">
            <text:p>2299</text:p>
          </table:table-cell>
          <table:table-cell table:formula="of:=[.B2299]+inc" office:value-type="float" office:value="2.806396484375" calcext:value-type="float">
            <text:p>2,806396484375</text:p>
          </table:table-cell>
          <table:table-cell table:number-columns-repeated="5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formula="of:=[.B2300]+inc" office:value-type="float" office:value="2.8076171875" calcext:value-type="float">
            <text:p>2,8076171875</text:p>
          </table:table-cell>
          <table:table-cell table:number-columns-repeated="5"/>
        </table:table-row>
        <table:table-row table:style-name="ro1">
          <table:table-cell office:value-type="float" office:value="2301" calcext:value-type="float">
            <text:p>2301</text:p>
          </table:table-cell>
          <table:table-cell table:formula="of:=[.B2301]+inc" office:value-type="float" office:value="2.808837890625" calcext:value-type="float">
            <text:p>2,808837890625</text:p>
          </table:table-cell>
          <table:table-cell table:number-columns-repeated="5"/>
        </table:table-row>
        <table:table-row table:style-name="ro1">
          <table:table-cell office:value-type="float" office:value="2302" calcext:value-type="float">
            <text:p>2302</text:p>
          </table:table-cell>
          <table:table-cell table:formula="of:=[.B2302]+inc" office:value-type="float" office:value="2.81005859375" calcext:value-type="float">
            <text:p>2,81005859375</text:p>
          </table:table-cell>
          <table:table-cell table:number-columns-repeated="5"/>
        </table:table-row>
        <table:table-row table:style-name="ro1">
          <table:table-cell office:value-type="float" office:value="2303" calcext:value-type="float">
            <text:p>2303</text:p>
          </table:table-cell>
          <table:table-cell table:formula="of:=[.B2303]+inc" office:value-type="float" office:value="2.811279296875" calcext:value-type="float">
            <text:p>2,811279296875</text:p>
          </table:table-cell>
          <table:table-cell table:number-columns-repeated="5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formula="of:=[.B2304]+inc" office:value-type="float" office:value="2.8125" calcext:value-type="float">
            <text:p>2,8125</text:p>
          </table:table-cell>
          <table:table-cell table:number-columns-repeated="5"/>
        </table:table-row>
        <table:table-row table:style-name="ro1">
          <table:table-cell office:value-type="float" office:value="2305" calcext:value-type="float">
            <text:p>2305</text:p>
          </table:table-cell>
          <table:table-cell table:formula="of:=[.B2305]+inc" office:value-type="float" office:value="2.813720703125" calcext:value-type="float">
            <text:p>2,813720703125</text:p>
          </table:table-cell>
          <table:table-cell table:number-columns-repeated="5"/>
        </table:table-row>
        <table:table-row table:style-name="ro1">
          <table:table-cell office:value-type="float" office:value="2306" calcext:value-type="float">
            <text:p>2306</text:p>
          </table:table-cell>
          <table:table-cell table:formula="of:=[.B2306]+inc" office:value-type="float" office:value="2.81494140625" calcext:value-type="float">
            <text:p>2,81494140625</text:p>
          </table:table-cell>
          <table:table-cell table:number-columns-repeated="5"/>
        </table:table-row>
        <table:table-row table:style-name="ro1">
          <table:table-cell office:value-type="float" office:value="2307" calcext:value-type="float">
            <text:p>2307</text:p>
          </table:table-cell>
          <table:table-cell table:formula="of:=[.B2307]+inc" office:value-type="float" office:value="2.816162109375" calcext:value-type="float">
            <text:p>2,816162109375</text:p>
          </table:table-cell>
          <table:table-cell table:number-columns-repeated="5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formula="of:=[.B2308]+inc" office:value-type="float" office:value="2.8173828125" calcext:value-type="float">
            <text:p>2,8173828125</text:p>
          </table:table-cell>
          <table:table-cell table:number-columns-repeated="5"/>
        </table:table-row>
        <table:table-row table:style-name="ro1">
          <table:table-cell office:value-type="float" office:value="2309" calcext:value-type="float">
            <text:p>2309</text:p>
          </table:table-cell>
          <table:table-cell table:formula="of:=[.B2309]+inc" office:value-type="float" office:value="2.818603515625" calcext:value-type="float">
            <text:p>2,818603515625</text:p>
          </table:table-cell>
          <table:table-cell table:number-columns-repeated="5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formula="of:=[.B2310]+inc" office:value-type="float" office:value="2.81982421875" calcext:value-type="float">
            <text:p>2,81982421875</text:p>
          </table:table-cell>
          <table:table-cell table:number-columns-repeated="5"/>
        </table:table-row>
        <table:table-row table:style-name="ro1">
          <table:table-cell office:value-type="float" office:value="2311" calcext:value-type="float">
            <text:p>2311</text:p>
          </table:table-cell>
          <table:table-cell table:formula="of:=[.B2311]+inc" office:value-type="float" office:value="2.821044921875" calcext:value-type="float">
            <text:p>2,821044921875</text:p>
          </table:table-cell>
          <table:table-cell table:number-columns-repeated="5"/>
        </table:table-row>
        <table:table-row table:style-name="ro1">
          <table:table-cell office:value-type="float" office:value="2312" calcext:value-type="float">
            <text:p>2312</text:p>
          </table:table-cell>
          <table:table-cell table:formula="of:=[.B2312]+inc" office:value-type="float" office:value="2.822265625" calcext:value-type="float">
            <text:p>2,822265625</text:p>
          </table:table-cell>
          <table:table-cell table:number-columns-repeated="5"/>
        </table:table-row>
        <table:table-row table:style-name="ro1">
          <table:table-cell office:value-type="float" office:value="2313" calcext:value-type="float">
            <text:p>2313</text:p>
          </table:table-cell>
          <table:table-cell table:formula="of:=[.B2313]+inc" office:value-type="float" office:value="2.823486328125" calcext:value-type="float">
            <text:p>2,823486328125</text:p>
          </table:table-cell>
          <table:table-cell table:number-columns-repeated="5"/>
        </table:table-row>
        <table:table-row table:style-name="ro1">
          <table:table-cell office:value-type="float" office:value="2314" calcext:value-type="float">
            <text:p>2314</text:p>
          </table:table-cell>
          <table:table-cell table:formula="of:=[.B2314]+inc" office:value-type="float" office:value="2.82470703125" calcext:value-type="float">
            <text:p>2,82470703125</text:p>
          </table:table-cell>
          <table:table-cell table:number-columns-repeated="5"/>
        </table:table-row>
        <table:table-row table:style-name="ro1">
          <table:table-cell office:value-type="float" office:value="2315" calcext:value-type="float">
            <text:p>2315</text:p>
          </table:table-cell>
          <table:table-cell table:formula="of:=[.B2315]+inc" office:value-type="float" office:value="2.825927734375" calcext:value-type="float">
            <text:p>2,825927734375</text:p>
          </table:table-cell>
          <table:table-cell table:number-columns-repeated="5"/>
        </table:table-row>
        <table:table-row table:style-name="ro1">
          <table:table-cell office:value-type="float" office:value="2316" calcext:value-type="float">
            <text:p>2316</text:p>
          </table:table-cell>
          <table:table-cell table:formula="of:=[.B2316]+inc" office:value-type="float" office:value="2.8271484375" calcext:value-type="float">
            <text:p>2,8271484375</text:p>
          </table:table-cell>
          <table:table-cell table:number-columns-repeated="5"/>
        </table:table-row>
        <table:table-row table:style-name="ro1">
          <table:table-cell office:value-type="float" office:value="2317" calcext:value-type="float">
            <text:p>2317</text:p>
          </table:table-cell>
          <table:table-cell table:formula="of:=[.B2317]+inc" office:value-type="float" office:value="2.828369140625" calcext:value-type="float">
            <text:p>2,828369140625</text:p>
          </table:table-cell>
          <table:table-cell table:number-columns-repeated="5"/>
        </table:table-row>
        <table:table-row table:style-name="ro1">
          <table:table-cell office:value-type="float" office:value="2318" calcext:value-type="float">
            <text:p>2318</text:p>
          </table:table-cell>
          <table:table-cell table:formula="of:=[.B2318]+inc" office:value-type="float" office:value="2.82958984375" calcext:value-type="float">
            <text:p>2,82958984375</text:p>
          </table:table-cell>
          <table:table-cell table:number-columns-repeated="5"/>
        </table:table-row>
        <table:table-row table:style-name="ro1">
          <table:table-cell office:value-type="float" office:value="2319" calcext:value-type="float">
            <text:p>2319</text:p>
          </table:table-cell>
          <table:table-cell table:formula="of:=[.B2319]+inc" office:value-type="float" office:value="2.830810546875" calcext:value-type="float">
            <text:p>2,830810546875</text:p>
          </table:table-cell>
          <table:table-cell table:number-columns-repeated="5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formula="of:=[.B2320]+inc" office:value-type="float" office:value="2.83203125" calcext:value-type="float">
            <text:p>2,83203125</text:p>
          </table:table-cell>
          <table:table-cell table:number-columns-repeated="5"/>
        </table:table-row>
        <table:table-row table:style-name="ro1">
          <table:table-cell office:value-type="float" office:value="2321" calcext:value-type="float">
            <text:p>2321</text:p>
          </table:table-cell>
          <table:table-cell table:formula="of:=[.B2321]+inc" office:value-type="float" office:value="2.833251953125" calcext:value-type="float">
            <text:p>2,833251953125</text:p>
          </table:table-cell>
          <table:table-cell table:number-columns-repeated="5"/>
        </table:table-row>
        <table:table-row table:style-name="ro1">
          <table:table-cell office:value-type="float" office:value="2322" calcext:value-type="float">
            <text:p>2322</text:p>
          </table:table-cell>
          <table:table-cell table:formula="of:=[.B2322]+inc" office:value-type="float" office:value="2.83447265625" calcext:value-type="float">
            <text:p>2,83447265625</text:p>
          </table:table-cell>
          <table:table-cell table:number-columns-repeated="5"/>
        </table:table-row>
        <table:table-row table:style-name="ro1">
          <table:table-cell office:value-type="float" office:value="2323" calcext:value-type="float">
            <text:p>2323</text:p>
          </table:table-cell>
          <table:table-cell table:formula="of:=[.B2323]+inc" office:value-type="float" office:value="2.835693359375" calcext:value-type="float">
            <text:p>2,835693359375</text:p>
          </table:table-cell>
          <table:table-cell table:number-columns-repeated="5"/>
        </table:table-row>
        <table:table-row table:style-name="ro1">
          <table:table-cell office:value-type="float" office:value="2324" calcext:value-type="float">
            <text:p>2324</text:p>
          </table:table-cell>
          <table:table-cell table:formula="of:=[.B2324]+inc" office:value-type="float" office:value="2.8369140625" calcext:value-type="float">
            <text:p>2,8369140625</text:p>
          </table:table-cell>
          <table:table-cell table:number-columns-repeated="5"/>
        </table:table-row>
        <table:table-row table:style-name="ro1">
          <table:table-cell office:value-type="float" office:value="2325" calcext:value-type="float">
            <text:p>2325</text:p>
          </table:table-cell>
          <table:table-cell table:formula="of:=[.B2325]+inc" office:value-type="float" office:value="2.838134765625" calcext:value-type="float">
            <text:p>2,838134765625</text:p>
          </table:table-cell>
          <table:table-cell table:number-columns-repeated="5"/>
        </table:table-row>
        <table:table-row table:style-name="ro1">
          <table:table-cell office:value-type="float" office:value="2326" calcext:value-type="float">
            <text:p>2326</text:p>
          </table:table-cell>
          <table:table-cell table:formula="of:=[.B2326]+inc" office:value-type="float" office:value="2.83935546875" calcext:value-type="float">
            <text:p>2,83935546875</text:p>
          </table:table-cell>
          <table:table-cell table:number-columns-repeated="5"/>
        </table:table-row>
        <table:table-row table:style-name="ro1">
          <table:table-cell office:value-type="float" office:value="2327" calcext:value-type="float">
            <text:p>2327</text:p>
          </table:table-cell>
          <table:table-cell table:formula="of:=[.B2327]+inc" office:value-type="float" office:value="2.840576171875" calcext:value-type="float">
            <text:p>2,840576171875</text:p>
          </table:table-cell>
          <table:table-cell table:number-columns-repeated="5"/>
        </table:table-row>
        <table:table-row table:style-name="ro1">
          <table:table-cell office:value-type="float" office:value="2328" calcext:value-type="float">
            <text:p>2328</text:p>
          </table:table-cell>
          <table:table-cell table:formula="of:=[.B2328]+inc" office:value-type="float" office:value="2.841796875" calcext:value-type="float">
            <text:p>2,841796875</text:p>
          </table:table-cell>
          <table:table-cell table:number-columns-repeated="5"/>
        </table:table-row>
        <table:table-row table:style-name="ro1">
          <table:table-cell office:value-type="float" office:value="2329" calcext:value-type="float">
            <text:p>2329</text:p>
          </table:table-cell>
          <table:table-cell table:formula="of:=[.B2329]+inc" office:value-type="float" office:value="2.843017578125" calcext:value-type="float">
            <text:p>2,843017578125</text:p>
          </table:table-cell>
          <table:table-cell table:number-columns-repeated="5"/>
        </table:table-row>
        <table:table-row table:style-name="ro1">
          <table:table-cell office:value-type="float" office:value="2330" calcext:value-type="float">
            <text:p>2330</text:p>
          </table:table-cell>
          <table:table-cell table:formula="of:=[.B2330]+inc" office:value-type="float" office:value="2.84423828125" calcext:value-type="float">
            <text:p>2,84423828125</text:p>
          </table:table-cell>
          <table:table-cell table:number-columns-repeated="5"/>
        </table:table-row>
        <table:table-row table:style-name="ro1">
          <table:table-cell office:value-type="float" office:value="2331" calcext:value-type="float">
            <text:p>2331</text:p>
          </table:table-cell>
          <table:table-cell table:formula="of:=[.B2331]+inc" office:value-type="float" office:value="2.845458984375" calcext:value-type="float">
            <text:p>2,845458984375</text:p>
          </table:table-cell>
          <table:table-cell table:number-columns-repeated="5"/>
        </table:table-row>
        <table:table-row table:style-name="ro1">
          <table:table-cell office:value-type="float" office:value="2332" calcext:value-type="float">
            <text:p>2332</text:p>
          </table:table-cell>
          <table:table-cell table:formula="of:=[.B2332]+inc" office:value-type="float" office:value="2.8466796875" calcext:value-type="float">
            <text:p>2,8466796875</text:p>
          </table:table-cell>
          <table:table-cell table:number-columns-repeated="5"/>
        </table:table-row>
        <table:table-row table:style-name="ro1">
          <table:table-cell office:value-type="float" office:value="2333" calcext:value-type="float">
            <text:p>2333</text:p>
          </table:table-cell>
          <table:table-cell table:formula="of:=[.B2333]+inc" office:value-type="float" office:value="2.847900390625" calcext:value-type="float">
            <text:p>2,847900390625</text:p>
          </table:table-cell>
          <table:table-cell table:number-columns-repeated="5"/>
        </table:table-row>
        <table:table-row table:style-name="ro1">
          <table:table-cell office:value-type="float" office:value="2334" calcext:value-type="float">
            <text:p>2334</text:p>
          </table:table-cell>
          <table:table-cell table:formula="of:=[.B2334]+inc" office:value-type="float" office:value="2.84912109375" calcext:value-type="float">
            <text:p>2,84912109375</text:p>
          </table:table-cell>
          <table:table-cell table:number-columns-repeated="5"/>
        </table:table-row>
        <table:table-row table:style-name="ro1">
          <table:table-cell office:value-type="float" office:value="2335" calcext:value-type="float">
            <text:p>2335</text:p>
          </table:table-cell>
          <table:table-cell table:formula="of:=[.B2335]+inc" office:value-type="float" office:value="2.850341796875" calcext:value-type="float">
            <text:p>2,850341796875</text:p>
          </table:table-cell>
          <table:table-cell table:number-columns-repeated="5"/>
        </table:table-row>
        <table:table-row table:style-name="ro1">
          <table:table-cell office:value-type="float" office:value="2336" calcext:value-type="float">
            <text:p>2336</text:p>
          </table:table-cell>
          <table:table-cell table:formula="of:=[.B2336]+inc" office:value-type="float" office:value="2.8515625" calcext:value-type="float">
            <text:p>2,8515625</text:p>
          </table:table-cell>
          <table:table-cell table:number-columns-repeated="5"/>
        </table:table-row>
        <table:table-row table:style-name="ro1">
          <table:table-cell office:value-type="float" office:value="2337" calcext:value-type="float">
            <text:p>2337</text:p>
          </table:table-cell>
          <table:table-cell table:formula="of:=[.B2337]+inc" office:value-type="float" office:value="2.852783203125" calcext:value-type="float">
            <text:p>2,852783203125</text:p>
          </table:table-cell>
          <table:table-cell table:number-columns-repeated="5"/>
        </table:table-row>
        <table:table-row table:style-name="ro1">
          <table:table-cell office:value-type="float" office:value="2338" calcext:value-type="float">
            <text:p>2338</text:p>
          </table:table-cell>
          <table:table-cell table:formula="of:=[.B2338]+inc" office:value-type="float" office:value="2.85400390625" calcext:value-type="float">
            <text:p>2,85400390625</text:p>
          </table:table-cell>
          <table:table-cell table:number-columns-repeated="5"/>
        </table:table-row>
        <table:table-row table:style-name="ro1">
          <table:table-cell office:value-type="float" office:value="2339" calcext:value-type="float">
            <text:p>2339</text:p>
          </table:table-cell>
          <table:table-cell table:formula="of:=[.B2339]+inc" office:value-type="float" office:value="2.855224609375" calcext:value-type="float">
            <text:p>2,855224609375</text:p>
          </table:table-cell>
          <table:table-cell table:number-columns-repeated="5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formula="of:=[.B2340]+inc" office:value-type="float" office:value="2.8564453125" calcext:value-type="float">
            <text:p>2,8564453125</text:p>
          </table:table-cell>
          <table:table-cell table:number-columns-repeated="5"/>
        </table:table-row>
        <table:table-row table:style-name="ro1">
          <table:table-cell office:value-type="float" office:value="2341" calcext:value-type="float">
            <text:p>2341</text:p>
          </table:table-cell>
          <table:table-cell table:formula="of:=[.B2341]+inc" office:value-type="float" office:value="2.857666015625" calcext:value-type="float">
            <text:p>2,857666015625</text:p>
          </table:table-cell>
          <table:table-cell table:number-columns-repeated="5"/>
        </table:table-row>
        <table:table-row table:style-name="ro1">
          <table:table-cell office:value-type="float" office:value="2342" calcext:value-type="float">
            <text:p>2342</text:p>
          </table:table-cell>
          <table:table-cell table:formula="of:=[.B2342]+inc" office:value-type="float" office:value="2.85888671875" calcext:value-type="float">
            <text:p>2,85888671875</text:p>
          </table:table-cell>
          <table:table-cell table:number-columns-repeated="5"/>
        </table:table-row>
        <table:table-row table:style-name="ro1">
          <table:table-cell office:value-type="float" office:value="2343" calcext:value-type="float">
            <text:p>2343</text:p>
          </table:table-cell>
          <table:table-cell table:formula="of:=[.B2343]+inc" office:value-type="float" office:value="2.860107421875" calcext:value-type="float">
            <text:p>2,860107421875</text:p>
          </table:table-cell>
          <table:table-cell table:number-columns-repeated="5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formula="of:=[.B2344]+inc" office:value-type="float" office:value="2.861328125" calcext:value-type="float">
            <text:p>2,861328125</text:p>
          </table:table-cell>
          <table:table-cell table:number-columns-repeated="5"/>
        </table:table-row>
        <table:table-row table:style-name="ro1">
          <table:table-cell office:value-type="float" office:value="2345" calcext:value-type="float">
            <text:p>2345</text:p>
          </table:table-cell>
          <table:table-cell table:formula="of:=[.B2345]+inc" office:value-type="float" office:value="2.862548828125" calcext:value-type="float">
            <text:p>2,862548828125</text:p>
          </table:table-cell>
          <table:table-cell table:number-columns-repeated="5"/>
        </table:table-row>
        <table:table-row table:style-name="ro1">
          <table:table-cell office:value-type="float" office:value="2346" calcext:value-type="float">
            <text:p>2346</text:p>
          </table:table-cell>
          <table:table-cell table:formula="of:=[.B2346]+inc" office:value-type="float" office:value="2.86376953125" calcext:value-type="float">
            <text:p>2,86376953125</text:p>
          </table:table-cell>
          <table:table-cell table:number-columns-repeated="5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formula="of:=[.B2347]+inc" office:value-type="float" office:value="2.864990234375" calcext:value-type="float">
            <text:p>2,864990234375</text:p>
          </table:table-cell>
          <table:table-cell table:number-columns-repeated="5"/>
        </table:table-row>
        <table:table-row table:style-name="ro1">
          <table:table-cell office:value-type="float" office:value="2348" calcext:value-type="float">
            <text:p>2348</text:p>
          </table:table-cell>
          <table:table-cell table:formula="of:=[.B2348]+inc" office:value-type="float" office:value="2.8662109375" calcext:value-type="float">
            <text:p>2,8662109375</text:p>
          </table:table-cell>
          <table:table-cell table:number-columns-repeated="5"/>
        </table:table-row>
        <table:table-row table:style-name="ro1">
          <table:table-cell office:value-type="float" office:value="2349" calcext:value-type="float">
            <text:p>2349</text:p>
          </table:table-cell>
          <table:table-cell table:formula="of:=[.B2349]+inc" office:value-type="float" office:value="2.867431640625" calcext:value-type="float">
            <text:p>2,867431640625</text:p>
          </table:table-cell>
          <table:table-cell table:number-columns-repeated="5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formula="of:=[.B2350]+inc" office:value-type="float" office:value="2.86865234375" calcext:value-type="float">
            <text:p>2,86865234375</text:p>
          </table:table-cell>
          <table:table-cell table:number-columns-repeated="5"/>
        </table:table-row>
        <table:table-row table:style-name="ro1">
          <table:table-cell office:value-type="float" office:value="2351" calcext:value-type="float">
            <text:p>2351</text:p>
          </table:table-cell>
          <table:table-cell table:formula="of:=[.B2351]+inc" office:value-type="float" office:value="2.869873046875" calcext:value-type="float">
            <text:p>2,869873046875</text:p>
          </table:table-cell>
          <table:table-cell table:number-columns-repeated="5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formula="of:=[.B2352]+inc" office:value-type="float" office:value="2.87109375" calcext:value-type="float">
            <text:p>2,87109375</text:p>
          </table:table-cell>
          <table:table-cell table:number-columns-repeated="5"/>
        </table:table-row>
        <table:table-row table:style-name="ro1">
          <table:table-cell office:value-type="float" office:value="2353" calcext:value-type="float">
            <text:p>2353</text:p>
          </table:table-cell>
          <table:table-cell table:formula="of:=[.B2353]+inc" office:value-type="float" office:value="2.872314453125" calcext:value-type="float">
            <text:p>2,872314453125</text:p>
          </table:table-cell>
          <table:table-cell table:number-columns-repeated="5"/>
        </table:table-row>
        <table:table-row table:style-name="ro1">
          <table:table-cell office:value-type="float" office:value="2354" calcext:value-type="float">
            <text:p>2354</text:p>
          </table:table-cell>
          <table:table-cell table:formula="of:=[.B2354]+inc" office:value-type="float" office:value="2.87353515625" calcext:value-type="float">
            <text:p>2,87353515625</text:p>
          </table:table-cell>
          <table:table-cell table:number-columns-repeated="5"/>
        </table:table-row>
        <table:table-row table:style-name="ro1">
          <table:table-cell office:value-type="float" office:value="2355" calcext:value-type="float">
            <text:p>2355</text:p>
          </table:table-cell>
          <table:table-cell table:formula="of:=[.B2355]+inc" office:value-type="float" office:value="2.874755859375" calcext:value-type="float">
            <text:p>2,874755859375</text:p>
          </table:table-cell>
          <table:table-cell table:number-columns-repeated="5"/>
        </table:table-row>
        <table:table-row table:style-name="ro1">
          <table:table-cell office:value-type="float" office:value="2356" calcext:value-type="float">
            <text:p>2356</text:p>
          </table:table-cell>
          <table:table-cell table:formula="of:=[.B2356]+inc" office:value-type="float" office:value="2.8759765625" calcext:value-type="float">
            <text:p>2,8759765625</text:p>
          </table:table-cell>
          <table:table-cell table:number-columns-repeated="5"/>
        </table:table-row>
        <table:table-row table:style-name="ro1">
          <table:table-cell office:value-type="float" office:value="2357" calcext:value-type="float">
            <text:p>2357</text:p>
          </table:table-cell>
          <table:table-cell table:formula="of:=[.B2357]+inc" office:value-type="float" office:value="2.877197265625" calcext:value-type="float">
            <text:p>2,877197265625</text:p>
          </table:table-cell>
          <table:table-cell table:number-columns-repeated="5"/>
        </table:table-row>
        <table:table-row table:style-name="ro1">
          <table:table-cell office:value-type="float" office:value="2358" calcext:value-type="float">
            <text:p>2358</text:p>
          </table:table-cell>
          <table:table-cell table:formula="of:=[.B2358]+inc" office:value-type="float" office:value="2.87841796875" calcext:value-type="float">
            <text:p>2,87841796875</text:p>
          </table:table-cell>
          <table:table-cell table:number-columns-repeated="5"/>
        </table:table-row>
        <table:table-row table:style-name="ro1">
          <table:table-cell office:value-type="float" office:value="2359" calcext:value-type="float">
            <text:p>2359</text:p>
          </table:table-cell>
          <table:table-cell table:formula="of:=[.B2359]+inc" office:value-type="float" office:value="2.879638671875" calcext:value-type="float">
            <text:p>2,879638671875</text:p>
          </table:table-cell>
          <table:table-cell table:number-columns-repeated="5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formula="of:=[.B2360]+inc" office:value-type="float" office:value="2.880859375" calcext:value-type="float">
            <text:p>2,880859375</text:p>
          </table:table-cell>
          <table:table-cell table:number-columns-repeated="5"/>
        </table:table-row>
        <table:table-row table:style-name="ro1">
          <table:table-cell office:value-type="float" office:value="2361" calcext:value-type="float">
            <text:p>2361</text:p>
          </table:table-cell>
          <table:table-cell table:formula="of:=[.B2361]+inc" office:value-type="float" office:value="2.882080078125" calcext:value-type="float">
            <text:p>2,882080078125</text:p>
          </table:table-cell>
          <table:table-cell table:number-columns-repeated="5"/>
        </table:table-row>
        <table:table-row table:style-name="ro1">
          <table:table-cell office:value-type="float" office:value="2362" calcext:value-type="float">
            <text:p>2362</text:p>
          </table:table-cell>
          <table:table-cell table:formula="of:=[.B2362]+inc" office:value-type="float" office:value="2.88330078125" calcext:value-type="float">
            <text:p>2,88330078125</text:p>
          </table:table-cell>
          <table:table-cell table:number-columns-repeated="5"/>
        </table:table-row>
        <table:table-row table:style-name="ro1">
          <table:table-cell office:value-type="float" office:value="2363" calcext:value-type="float">
            <text:p>2363</text:p>
          </table:table-cell>
          <table:table-cell table:formula="of:=[.B2363]+inc" office:value-type="float" office:value="2.884521484375" calcext:value-type="float">
            <text:p>2,884521484375</text:p>
          </table:table-cell>
          <table:table-cell table:number-columns-repeated="5"/>
        </table:table-row>
        <table:table-row table:style-name="ro1">
          <table:table-cell office:value-type="float" office:value="2364" calcext:value-type="float">
            <text:p>2364</text:p>
          </table:table-cell>
          <table:table-cell table:formula="of:=[.B2364]+inc" office:value-type="float" office:value="2.8857421875" calcext:value-type="float">
            <text:p>2,8857421875</text:p>
          </table:table-cell>
          <table:table-cell table:number-columns-repeated="5"/>
        </table:table-row>
        <table:table-row table:style-name="ro1">
          <table:table-cell office:value-type="float" office:value="2365" calcext:value-type="float">
            <text:p>2365</text:p>
          </table:table-cell>
          <table:table-cell table:formula="of:=[.B2365]+inc" office:value-type="float" office:value="2.886962890625" calcext:value-type="float">
            <text:p>2,886962890625</text:p>
          </table:table-cell>
          <table:table-cell table:number-columns-repeated="5"/>
        </table:table-row>
        <table:table-row table:style-name="ro1">
          <table:table-cell office:value-type="float" office:value="2366" calcext:value-type="float">
            <text:p>2366</text:p>
          </table:table-cell>
          <table:table-cell table:formula="of:=[.B2366]+inc" office:value-type="float" office:value="2.88818359375" calcext:value-type="float">
            <text:p>2,88818359375</text:p>
          </table:table-cell>
          <table:table-cell table:number-columns-repeated="5"/>
        </table:table-row>
        <table:table-row table:style-name="ro1">
          <table:table-cell office:value-type="float" office:value="2367" calcext:value-type="float">
            <text:p>2367</text:p>
          </table:table-cell>
          <table:table-cell table:formula="of:=[.B2367]+inc" office:value-type="float" office:value="2.889404296875" calcext:value-type="float">
            <text:p>2,889404296875</text:p>
          </table:table-cell>
          <table:table-cell table:number-columns-repeated="5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formula="of:=[.B2368]+inc" office:value-type="float" office:value="2.890625" calcext:value-type="float">
            <text:p>2,890625</text:p>
          </table:table-cell>
          <table:table-cell table:number-columns-repeated="5"/>
        </table:table-row>
        <table:table-row table:style-name="ro1">
          <table:table-cell office:value-type="float" office:value="2369" calcext:value-type="float">
            <text:p>2369</text:p>
          </table:table-cell>
          <table:table-cell table:formula="of:=[.B2369]+inc" office:value-type="float" office:value="2.891845703125" calcext:value-type="float">
            <text:p>2,891845703125</text:p>
          </table:table-cell>
          <table:table-cell table:number-columns-repeated="5"/>
        </table:table-row>
        <table:table-row table:style-name="ro1">
          <table:table-cell office:value-type="float" office:value="2370" calcext:value-type="float">
            <text:p>2370</text:p>
          </table:table-cell>
          <table:table-cell table:formula="of:=[.B2370]+inc" office:value-type="float" office:value="2.89306640625" calcext:value-type="float">
            <text:p>2,89306640625</text:p>
          </table:table-cell>
          <table:table-cell table:number-columns-repeated="5"/>
        </table:table-row>
        <table:table-row table:style-name="ro1">
          <table:table-cell office:value-type="float" office:value="2371" calcext:value-type="float">
            <text:p>2371</text:p>
          </table:table-cell>
          <table:table-cell table:formula="of:=[.B2371]+inc" office:value-type="float" office:value="2.894287109375" calcext:value-type="float">
            <text:p>2,894287109375</text:p>
          </table:table-cell>
          <table:table-cell table:number-columns-repeated="5"/>
        </table:table-row>
        <table:table-row table:style-name="ro1">
          <table:table-cell office:value-type="float" office:value="2372" calcext:value-type="float">
            <text:p>2372</text:p>
          </table:table-cell>
          <table:table-cell table:formula="of:=[.B2372]+inc" office:value-type="float" office:value="2.8955078125" calcext:value-type="float">
            <text:p>2,8955078125</text:p>
          </table:table-cell>
          <table:table-cell table:number-columns-repeated="5"/>
        </table:table-row>
        <table:table-row table:style-name="ro1">
          <table:table-cell office:value-type="float" office:value="2373" calcext:value-type="float">
            <text:p>2373</text:p>
          </table:table-cell>
          <table:table-cell table:formula="of:=[.B2373]+inc" office:value-type="float" office:value="2.896728515625" calcext:value-type="float">
            <text:p>2,896728515625</text:p>
          </table:table-cell>
          <table:table-cell table:number-columns-repeated="5"/>
        </table:table-row>
        <table:table-row table:style-name="ro1">
          <table:table-cell office:value-type="float" office:value="2374" calcext:value-type="float">
            <text:p>2374</text:p>
          </table:table-cell>
          <table:table-cell table:formula="of:=[.B2374]+inc" office:value-type="float" office:value="2.89794921875" calcext:value-type="float">
            <text:p>2,89794921875</text:p>
          </table:table-cell>
          <table:table-cell table:number-columns-repeated="5"/>
        </table:table-row>
        <table:table-row table:style-name="ro1">
          <table:table-cell office:value-type="float" office:value="2375" calcext:value-type="float">
            <text:p>2375</text:p>
          </table:table-cell>
          <table:table-cell table:formula="of:=[.B2375]+inc" office:value-type="float" office:value="2.899169921875" calcext:value-type="float">
            <text:p>2,899169921875</text:p>
          </table:table-cell>
          <table:table-cell table:number-columns-repeated="5"/>
        </table:table-row>
        <table:table-row table:style-name="ro1">
          <table:table-cell office:value-type="float" office:value="2376" calcext:value-type="float">
            <text:p>2376</text:p>
          </table:table-cell>
          <table:table-cell table:formula="of:=[.B2376]+inc" office:value-type="float" office:value="2.900390625" calcext:value-type="float">
            <text:p>2,900390625</text:p>
          </table:table-cell>
          <table:table-cell table:number-columns-repeated="5"/>
        </table:table-row>
        <table:table-row table:style-name="ro1">
          <table:table-cell office:value-type="float" office:value="2377" calcext:value-type="float">
            <text:p>2377</text:p>
          </table:table-cell>
          <table:table-cell table:formula="of:=[.B2377]+inc" office:value-type="float" office:value="2.901611328125" calcext:value-type="float">
            <text:p>2,901611328125</text:p>
          </table:table-cell>
          <table:table-cell table:number-columns-repeated="5"/>
        </table:table-row>
        <table:table-row table:style-name="ro1">
          <table:table-cell office:value-type="float" office:value="2378" calcext:value-type="float">
            <text:p>2378</text:p>
          </table:table-cell>
          <table:table-cell table:formula="of:=[.B2378]+inc" office:value-type="float" office:value="2.90283203125" calcext:value-type="float">
            <text:p>2,90283203125</text:p>
          </table:table-cell>
          <table:table-cell table:number-columns-repeated="5"/>
        </table:table-row>
        <table:table-row table:style-name="ro1">
          <table:table-cell office:value-type="float" office:value="2379" calcext:value-type="float">
            <text:p>2379</text:p>
          </table:table-cell>
          <table:table-cell table:formula="of:=[.B2379]+inc" office:value-type="float" office:value="2.904052734375" calcext:value-type="float">
            <text:p>2,904052734375</text:p>
          </table:table-cell>
          <table:table-cell table:number-columns-repeated="5"/>
        </table:table-row>
        <table:table-row table:style-name="ro1">
          <table:table-cell office:value-type="float" office:value="2380" calcext:value-type="float">
            <text:p>2380</text:p>
          </table:table-cell>
          <table:table-cell table:formula="of:=[.B2380]+inc" office:value-type="float" office:value="2.9052734375" calcext:value-type="float">
            <text:p>2,9052734375</text:p>
          </table:table-cell>
          <table:table-cell table:number-columns-repeated="5"/>
        </table:table-row>
        <table:table-row table:style-name="ro1">
          <table:table-cell office:value-type="float" office:value="2381" calcext:value-type="float">
            <text:p>2381</text:p>
          </table:table-cell>
          <table:table-cell table:formula="of:=[.B2381]+inc" office:value-type="float" office:value="2.906494140625" calcext:value-type="float">
            <text:p>2,906494140625</text:p>
          </table:table-cell>
          <table:table-cell table:number-columns-repeated="5"/>
        </table:table-row>
        <table:table-row table:style-name="ro1">
          <table:table-cell office:value-type="float" office:value="2382" calcext:value-type="float">
            <text:p>2382</text:p>
          </table:table-cell>
          <table:table-cell table:formula="of:=[.B2382]+inc" office:value-type="float" office:value="2.90771484375" calcext:value-type="float">
            <text:p>2,90771484375</text:p>
          </table:table-cell>
          <table:table-cell table:number-columns-repeated="5"/>
        </table:table-row>
        <table:table-row table:style-name="ro1">
          <table:table-cell office:value-type="float" office:value="2383" calcext:value-type="float">
            <text:p>2383</text:p>
          </table:table-cell>
          <table:table-cell table:formula="of:=[.B2383]+inc" office:value-type="float" office:value="2.908935546875" calcext:value-type="float">
            <text:p>2,908935546875</text:p>
          </table:table-cell>
          <table:table-cell table:number-columns-repeated="5"/>
        </table:table-row>
        <table:table-row table:style-name="ro1">
          <table:table-cell office:value-type="float" office:value="2384" calcext:value-type="float">
            <text:p>2384</text:p>
          </table:table-cell>
          <table:table-cell table:formula="of:=[.B2384]+inc" office:value-type="float" office:value="2.91015625" calcext:value-type="float">
            <text:p>2,91015625</text:p>
          </table:table-cell>
          <table:table-cell table:number-columns-repeated="5"/>
        </table:table-row>
        <table:table-row table:style-name="ro1">
          <table:table-cell office:value-type="float" office:value="2385" calcext:value-type="float">
            <text:p>2385</text:p>
          </table:table-cell>
          <table:table-cell table:formula="of:=[.B2385]+inc" office:value-type="float" office:value="2.911376953125" calcext:value-type="float">
            <text:p>2,911376953125</text:p>
          </table:table-cell>
          <table:table-cell table:number-columns-repeated="5"/>
        </table:table-row>
        <table:table-row table:style-name="ro1">
          <table:table-cell office:value-type="float" office:value="2386" calcext:value-type="float">
            <text:p>2386</text:p>
          </table:table-cell>
          <table:table-cell table:formula="of:=[.B2386]+inc" office:value-type="float" office:value="2.91259765625" calcext:value-type="float">
            <text:p>2,91259765625</text:p>
          </table:table-cell>
          <table:table-cell table:number-columns-repeated="5"/>
        </table:table-row>
        <table:table-row table:style-name="ro1">
          <table:table-cell office:value-type="float" office:value="2387" calcext:value-type="float">
            <text:p>2387</text:p>
          </table:table-cell>
          <table:table-cell table:formula="of:=[.B2387]+inc" office:value-type="float" office:value="2.913818359375" calcext:value-type="float">
            <text:p>2,913818359375</text:p>
          </table:table-cell>
          <table:table-cell table:number-columns-repeated="5"/>
        </table:table-row>
        <table:table-row table:style-name="ro1">
          <table:table-cell office:value-type="float" office:value="2388" calcext:value-type="float">
            <text:p>2388</text:p>
          </table:table-cell>
          <table:table-cell table:formula="of:=[.B2388]+inc" office:value-type="float" office:value="2.9150390625" calcext:value-type="float">
            <text:p>2,9150390625</text:p>
          </table:table-cell>
          <table:table-cell table:number-columns-repeated="5"/>
        </table:table-row>
        <table:table-row table:style-name="ro1">
          <table:table-cell office:value-type="float" office:value="2389" calcext:value-type="float">
            <text:p>2389</text:p>
          </table:table-cell>
          <table:table-cell table:formula="of:=[.B2389]+inc" office:value-type="float" office:value="2.916259765625" calcext:value-type="float">
            <text:p>2,916259765625</text:p>
          </table:table-cell>
          <table:table-cell table:number-columns-repeated="5"/>
        </table:table-row>
        <table:table-row table:style-name="ro1">
          <table:table-cell office:value-type="float" office:value="2390" calcext:value-type="float">
            <text:p>2390</text:p>
          </table:table-cell>
          <table:table-cell table:formula="of:=[.B2390]+inc" office:value-type="float" office:value="2.91748046875" calcext:value-type="float">
            <text:p>2,91748046875</text:p>
          </table:table-cell>
          <table:table-cell table:number-columns-repeated="5"/>
        </table:table-row>
        <table:table-row table:style-name="ro1">
          <table:table-cell office:value-type="float" office:value="2391" calcext:value-type="float">
            <text:p>2391</text:p>
          </table:table-cell>
          <table:table-cell table:formula="of:=[.B2391]+inc" office:value-type="float" office:value="2.918701171875" calcext:value-type="float">
            <text:p>2,918701171875</text:p>
          </table:table-cell>
          <table:table-cell table:number-columns-repeated="5"/>
        </table:table-row>
        <table:table-row table:style-name="ro1">
          <table:table-cell office:value-type="float" office:value="2392" calcext:value-type="float">
            <text:p>2392</text:p>
          </table:table-cell>
          <table:table-cell table:formula="of:=[.B2392]+inc" office:value-type="float" office:value="2.919921875" calcext:value-type="float">
            <text:p>2,919921875</text:p>
          </table:table-cell>
          <table:table-cell table:number-columns-repeated="5"/>
        </table:table-row>
        <table:table-row table:style-name="ro1">
          <table:table-cell office:value-type="float" office:value="2393" calcext:value-type="float">
            <text:p>2393</text:p>
          </table:table-cell>
          <table:table-cell table:formula="of:=[.B2393]+inc" office:value-type="float" office:value="2.921142578125" calcext:value-type="float">
            <text:p>2,921142578125</text:p>
          </table:table-cell>
          <table:table-cell table:number-columns-repeated="5"/>
        </table:table-row>
        <table:table-row table:style-name="ro1">
          <table:table-cell office:value-type="float" office:value="2394" calcext:value-type="float">
            <text:p>2394</text:p>
          </table:table-cell>
          <table:table-cell table:formula="of:=[.B2394]+inc" office:value-type="float" office:value="2.92236328125" calcext:value-type="float">
            <text:p>2,92236328125</text:p>
          </table:table-cell>
          <table:table-cell table:number-columns-repeated="5"/>
        </table:table-row>
        <table:table-row table:style-name="ro1">
          <table:table-cell office:value-type="float" office:value="2395" calcext:value-type="float">
            <text:p>2395</text:p>
          </table:table-cell>
          <table:table-cell table:formula="of:=[.B2395]+inc" office:value-type="float" office:value="2.923583984375" calcext:value-type="float">
            <text:p>2,923583984375</text:p>
          </table:table-cell>
          <table:table-cell table:number-columns-repeated="5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formula="of:=[.B2396]+inc" office:value-type="float" office:value="2.9248046875" calcext:value-type="float">
            <text:p>2,9248046875</text:p>
          </table:table-cell>
          <table:table-cell table:number-columns-repeated="5"/>
        </table:table-row>
        <table:table-row table:style-name="ro1">
          <table:table-cell office:value-type="float" office:value="2397" calcext:value-type="float">
            <text:p>2397</text:p>
          </table:table-cell>
          <table:table-cell table:formula="of:=[.B2397]+inc" office:value-type="float" office:value="2.926025390625" calcext:value-type="float">
            <text:p>2,926025390625</text:p>
          </table:table-cell>
          <table:table-cell table:number-columns-repeated="5"/>
        </table:table-row>
        <table:table-row table:style-name="ro1">
          <table:table-cell office:value-type="float" office:value="2398" calcext:value-type="float">
            <text:p>2398</text:p>
          </table:table-cell>
          <table:table-cell table:formula="of:=[.B2398]+inc" office:value-type="float" office:value="2.92724609375" calcext:value-type="float">
            <text:p>2,92724609375</text:p>
          </table:table-cell>
          <table:table-cell table:number-columns-repeated="5"/>
        </table:table-row>
        <table:table-row table:style-name="ro1">
          <table:table-cell office:value-type="float" office:value="2399" calcext:value-type="float">
            <text:p>2399</text:p>
          </table:table-cell>
          <table:table-cell table:formula="of:=[.B2399]+inc" office:value-type="float" office:value="2.928466796875" calcext:value-type="float">
            <text:p>2,928466796875</text:p>
          </table:table-cell>
          <table:table-cell table:number-columns-repeated="5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[.B2400]+inc" office:value-type="float" office:value="2.9296875" calcext:value-type="float">
            <text:p>2,9296875</text:p>
          </table:table-cell>
          <table:table-cell table:number-columns-repeated="5"/>
        </table:table-row>
        <table:table-row table:style-name="ro1">
          <table:table-cell office:value-type="float" office:value="2401" calcext:value-type="float">
            <text:p>2401</text:p>
          </table:table-cell>
          <table:table-cell table:formula="of:=[.B2401]+inc" office:value-type="float" office:value="2.930908203125" calcext:value-type="float">
            <text:p>2,930908203125</text:p>
          </table:table-cell>
          <table:table-cell table:number-columns-repeated="5"/>
        </table:table-row>
        <table:table-row table:style-name="ro1">
          <table:table-cell office:value-type="float" office:value="2402" calcext:value-type="float">
            <text:p>2402</text:p>
          </table:table-cell>
          <table:table-cell table:formula="of:=[.B2402]+inc" office:value-type="float" office:value="2.93212890625" calcext:value-type="float">
            <text:p>2,93212890625</text:p>
          </table:table-cell>
          <table:table-cell table:number-columns-repeated="5"/>
        </table:table-row>
        <table:table-row table:style-name="ro1">
          <table:table-cell office:value-type="float" office:value="2403" calcext:value-type="float">
            <text:p>2403</text:p>
          </table:table-cell>
          <table:table-cell table:formula="of:=[.B2403]+inc" office:value-type="float" office:value="2.933349609375" calcext:value-type="float">
            <text:p>2,933349609375</text:p>
          </table:table-cell>
          <table:table-cell table:number-columns-repeated="5"/>
        </table:table-row>
        <table:table-row table:style-name="ro1">
          <table:table-cell office:value-type="float" office:value="2404" calcext:value-type="float">
            <text:p>2404</text:p>
          </table:table-cell>
          <table:table-cell table:formula="of:=[.B2404]+inc" office:value-type="float" office:value="2.9345703125" calcext:value-type="float">
            <text:p>2,9345703125</text:p>
          </table:table-cell>
          <table:table-cell table:number-columns-repeated="5"/>
        </table:table-row>
        <table:table-row table:style-name="ro1">
          <table:table-cell office:value-type="float" office:value="2405" calcext:value-type="float">
            <text:p>2405</text:p>
          </table:table-cell>
          <table:table-cell table:formula="of:=[.B2405]+inc" office:value-type="float" office:value="2.935791015625" calcext:value-type="float">
            <text:p>2,935791015625</text:p>
          </table:table-cell>
          <table:table-cell table:number-columns-repeated="5"/>
        </table:table-row>
        <table:table-row table:style-name="ro1">
          <table:table-cell office:value-type="float" office:value="2406" calcext:value-type="float">
            <text:p>2406</text:p>
          </table:table-cell>
          <table:table-cell table:formula="of:=[.B2406]+inc" office:value-type="float" office:value="2.93701171875" calcext:value-type="float">
            <text:p>2,93701171875</text:p>
          </table:table-cell>
          <table:table-cell table:number-columns-repeated="5"/>
        </table:table-row>
        <table:table-row table:style-name="ro1">
          <table:table-cell office:value-type="float" office:value="2407" calcext:value-type="float">
            <text:p>2407</text:p>
          </table:table-cell>
          <table:table-cell table:formula="of:=[.B2407]+inc" office:value-type="float" office:value="2.938232421875" calcext:value-type="float">
            <text:p>2,938232421875</text:p>
          </table:table-cell>
          <table:table-cell table:number-columns-repeated="5"/>
        </table:table-row>
        <table:table-row table:style-name="ro1">
          <table:table-cell office:value-type="float" office:value="2408" calcext:value-type="float">
            <text:p>2408</text:p>
          </table:table-cell>
          <table:table-cell table:formula="of:=[.B2408]+inc" office:value-type="float" office:value="2.939453125" calcext:value-type="float">
            <text:p>2,939453125</text:p>
          </table:table-cell>
          <table:table-cell table:number-columns-repeated="5"/>
        </table:table-row>
        <table:table-row table:style-name="ro1">
          <table:table-cell office:value-type="float" office:value="2409" calcext:value-type="float">
            <text:p>2409</text:p>
          </table:table-cell>
          <table:table-cell table:formula="of:=[.B2409]+inc" office:value-type="float" office:value="2.940673828125" calcext:value-type="float">
            <text:p>2,940673828125</text:p>
          </table:table-cell>
          <table:table-cell table:number-columns-repeated="5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formula="of:=[.B2410]+inc" office:value-type="float" office:value="2.94189453125" calcext:value-type="float">
            <text:p>2,94189453125</text:p>
          </table:table-cell>
          <table:table-cell table:number-columns-repeated="5"/>
        </table:table-row>
        <table:table-row table:style-name="ro1">
          <table:table-cell office:value-type="float" office:value="2411" calcext:value-type="float">
            <text:p>2411</text:p>
          </table:table-cell>
          <table:table-cell table:formula="of:=[.B2411]+inc" office:value-type="float" office:value="2.943115234375" calcext:value-type="float">
            <text:p>2,943115234375</text:p>
          </table:table-cell>
          <table:table-cell table:number-columns-repeated="5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formula="of:=[.B2412]+inc" office:value-type="float" office:value="2.9443359375" calcext:value-type="float">
            <text:p>2,9443359375</text:p>
          </table:table-cell>
          <table:table-cell table:number-columns-repeated="5"/>
        </table:table-row>
        <table:table-row table:style-name="ro1">
          <table:table-cell office:value-type="float" office:value="2413" calcext:value-type="float">
            <text:p>2413</text:p>
          </table:table-cell>
          <table:table-cell table:formula="of:=[.B2413]+inc" office:value-type="float" office:value="2.945556640625" calcext:value-type="float">
            <text:p>2,945556640625</text:p>
          </table:table-cell>
          <table:table-cell table:number-columns-repeated="5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formula="of:=[.B2414]+inc" office:value-type="float" office:value="2.94677734375" calcext:value-type="float">
            <text:p>2,94677734375</text:p>
          </table:table-cell>
          <table:table-cell table:number-columns-repeated="5"/>
        </table:table-row>
        <table:table-row table:style-name="ro1">
          <table:table-cell office:value-type="float" office:value="2415" calcext:value-type="float">
            <text:p>2415</text:p>
          </table:table-cell>
          <table:table-cell table:formula="of:=[.B2415]+inc" office:value-type="float" office:value="2.947998046875" calcext:value-type="float">
            <text:p>2,947998046875</text:p>
          </table:table-cell>
          <table:table-cell table:number-columns-repeated="5"/>
        </table:table-row>
        <table:table-row table:style-name="ro1">
          <table:table-cell office:value-type="float" office:value="2416" calcext:value-type="float">
            <text:p>2416</text:p>
          </table:table-cell>
          <table:table-cell table:formula="of:=[.B2416]+inc" office:value-type="float" office:value="2.94921875" calcext:value-type="float">
            <text:p>2,94921875</text:p>
          </table:table-cell>
          <table:table-cell table:number-columns-repeated="5"/>
        </table:table-row>
        <table:table-row table:style-name="ro1">
          <table:table-cell office:value-type="float" office:value="2417" calcext:value-type="float">
            <text:p>2417</text:p>
          </table:table-cell>
          <table:table-cell table:formula="of:=[.B2417]+inc" office:value-type="float" office:value="2.950439453125" calcext:value-type="float">
            <text:p>2,950439453125</text:p>
          </table:table-cell>
          <table:table-cell table:number-columns-repeated="5"/>
        </table:table-row>
        <table:table-row table:style-name="ro1">
          <table:table-cell office:value-type="float" office:value="2418" calcext:value-type="float">
            <text:p>2418</text:p>
          </table:table-cell>
          <table:table-cell table:formula="of:=[.B2418]+inc" office:value-type="float" office:value="2.95166015625" calcext:value-type="float">
            <text:p>2,95166015625</text:p>
          </table:table-cell>
          <table:table-cell table:number-columns-repeated="5"/>
        </table:table-row>
        <table:table-row table:style-name="ro1">
          <table:table-cell office:value-type="float" office:value="2419" calcext:value-type="float">
            <text:p>2419</text:p>
          </table:table-cell>
          <table:table-cell table:formula="of:=[.B2419]+inc" office:value-type="float" office:value="2.952880859375" calcext:value-type="float">
            <text:p>2,952880859375</text:p>
          </table:table-cell>
          <table:table-cell table:number-columns-repeated="5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formula="of:=[.B2420]+inc" office:value-type="float" office:value="2.9541015625" calcext:value-type="float">
            <text:p>2,9541015625</text:p>
          </table:table-cell>
          <table:table-cell table:number-columns-repeated="5"/>
        </table:table-row>
        <table:table-row table:style-name="ro1">
          <table:table-cell office:value-type="float" office:value="2421" calcext:value-type="float">
            <text:p>2421</text:p>
          </table:table-cell>
          <table:table-cell table:formula="of:=[.B2421]+inc" office:value-type="float" office:value="2.955322265625" calcext:value-type="float">
            <text:p>2,955322265625</text:p>
          </table:table-cell>
          <table:table-cell table:number-columns-repeated="5"/>
        </table:table-row>
        <table:table-row table:style-name="ro1">
          <table:table-cell office:value-type="float" office:value="2422" calcext:value-type="float">
            <text:p>2422</text:p>
          </table:table-cell>
          <table:table-cell table:formula="of:=[.B2422]+inc" office:value-type="float" office:value="2.95654296875" calcext:value-type="float">
            <text:p>2,95654296875</text:p>
          </table:table-cell>
          <table:table-cell table:number-columns-repeated="5"/>
        </table:table-row>
        <table:table-row table:style-name="ro1">
          <table:table-cell office:value-type="float" office:value="2423" calcext:value-type="float">
            <text:p>2423</text:p>
          </table:table-cell>
          <table:table-cell table:formula="of:=[.B2423]+inc" office:value-type="float" office:value="2.957763671875" calcext:value-type="float">
            <text:p>2,957763671875</text:p>
          </table:table-cell>
          <table:table-cell table:number-columns-repeated="5"/>
        </table:table-row>
        <table:table-row table:style-name="ro1">
          <table:table-cell office:value-type="float" office:value="2424" calcext:value-type="float">
            <text:p>2424</text:p>
          </table:table-cell>
          <table:table-cell table:formula="of:=[.B2424]+inc" office:value-type="float" office:value="2.958984375" calcext:value-type="float">
            <text:p>2,958984375</text:p>
          </table:table-cell>
          <table:table-cell table:number-columns-repeated="5"/>
        </table:table-row>
        <table:table-row table:style-name="ro1">
          <table:table-cell office:value-type="float" office:value="2425" calcext:value-type="float">
            <text:p>2425</text:p>
          </table:table-cell>
          <table:table-cell table:formula="of:=[.B2425]+inc" office:value-type="float" office:value="2.960205078125" calcext:value-type="float">
            <text:p>2,960205078125</text:p>
          </table:table-cell>
          <table:table-cell table:number-columns-repeated="5"/>
        </table:table-row>
        <table:table-row table:style-name="ro1">
          <table:table-cell office:value-type="float" office:value="2426" calcext:value-type="float">
            <text:p>2426</text:p>
          </table:table-cell>
          <table:table-cell table:formula="of:=[.B2426]+inc" office:value-type="float" office:value="2.96142578125" calcext:value-type="float">
            <text:p>2,96142578125</text:p>
          </table:table-cell>
          <table:table-cell table:number-columns-repeated="5"/>
        </table:table-row>
        <table:table-row table:style-name="ro1">
          <table:table-cell office:value-type="float" office:value="2427" calcext:value-type="float">
            <text:p>2427</text:p>
          </table:table-cell>
          <table:table-cell table:formula="of:=[.B2427]+inc" office:value-type="float" office:value="2.962646484375" calcext:value-type="float">
            <text:p>2,962646484375</text:p>
          </table:table-cell>
          <table:table-cell table:number-columns-repeated="5"/>
        </table:table-row>
        <table:table-row table:style-name="ro1">
          <table:table-cell office:value-type="float" office:value="2428" calcext:value-type="float">
            <text:p>2428</text:p>
          </table:table-cell>
          <table:table-cell table:formula="of:=[.B2428]+inc" office:value-type="float" office:value="2.9638671875" calcext:value-type="float">
            <text:p>2,9638671875</text:p>
          </table:table-cell>
          <table:table-cell table:number-columns-repeated="5"/>
        </table:table-row>
        <table:table-row table:style-name="ro1">
          <table:table-cell office:value-type="float" office:value="2429" calcext:value-type="float">
            <text:p>2429</text:p>
          </table:table-cell>
          <table:table-cell table:formula="of:=[.B2429]+inc" office:value-type="float" office:value="2.965087890625" calcext:value-type="float">
            <text:p>2,965087890625</text:p>
          </table:table-cell>
          <table:table-cell table:number-columns-repeated="5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formula="of:=[.B2430]+inc" office:value-type="float" office:value="2.96630859375" calcext:value-type="float">
            <text:p>2,96630859375</text:p>
          </table:table-cell>
          <table:table-cell table:number-columns-repeated="5"/>
        </table:table-row>
        <table:table-row table:style-name="ro1">
          <table:table-cell office:value-type="float" office:value="2431" calcext:value-type="float">
            <text:p>2431</text:p>
          </table:table-cell>
          <table:table-cell table:formula="of:=[.B2431]+inc" office:value-type="float" office:value="2.967529296875" calcext:value-type="float">
            <text:p>2,967529296875</text:p>
          </table:table-cell>
          <table:table-cell table:number-columns-repeated="5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formula="of:=[.B2432]+inc" office:value-type="float" office:value="2.96875" calcext:value-type="float">
            <text:p>2,96875</text:p>
          </table:table-cell>
          <table:table-cell table:number-columns-repeated="5"/>
        </table:table-row>
        <table:table-row table:style-name="ro1">
          <table:table-cell office:value-type="float" office:value="2433" calcext:value-type="float">
            <text:p>2433</text:p>
          </table:table-cell>
          <table:table-cell table:formula="of:=[.B2433]+inc" office:value-type="float" office:value="2.969970703125" calcext:value-type="float">
            <text:p>2,969970703125</text:p>
          </table:table-cell>
          <table:table-cell table:number-columns-repeated="5"/>
        </table:table-row>
        <table:table-row table:style-name="ro1">
          <table:table-cell office:value-type="float" office:value="2434" calcext:value-type="float">
            <text:p>2434</text:p>
          </table:table-cell>
          <table:table-cell table:formula="of:=[.B2434]+inc" office:value-type="float" office:value="2.97119140625" calcext:value-type="float">
            <text:p>2,97119140625</text:p>
          </table:table-cell>
          <table:table-cell table:number-columns-repeated="5"/>
        </table:table-row>
        <table:table-row table:style-name="ro1">
          <table:table-cell office:value-type="float" office:value="2435" calcext:value-type="float">
            <text:p>2435</text:p>
          </table:table-cell>
          <table:table-cell table:formula="of:=[.B2435]+inc" office:value-type="float" office:value="2.972412109375" calcext:value-type="float">
            <text:p>2,972412109375</text:p>
          </table:table-cell>
          <table:table-cell table:number-columns-repeated="5"/>
        </table:table-row>
        <table:table-row table:style-name="ro1">
          <table:table-cell office:value-type="float" office:value="2436" calcext:value-type="float">
            <text:p>2436</text:p>
          </table:table-cell>
          <table:table-cell table:formula="of:=[.B2436]+inc" office:value-type="float" office:value="2.9736328125" calcext:value-type="float">
            <text:p>2,9736328125</text:p>
          </table:table-cell>
          <table:table-cell table:number-columns-repeated="5"/>
        </table:table-row>
        <table:table-row table:style-name="ro1">
          <table:table-cell office:value-type="float" office:value="2437" calcext:value-type="float">
            <text:p>2437</text:p>
          </table:table-cell>
          <table:table-cell table:formula="of:=[.B2437]+inc" office:value-type="float" office:value="2.974853515625" calcext:value-type="float">
            <text:p>2,974853515625</text:p>
          </table:table-cell>
          <table:table-cell table:number-columns-repeated="5"/>
        </table:table-row>
        <table:table-row table:style-name="ro1">
          <table:table-cell office:value-type="float" office:value="2438" calcext:value-type="float">
            <text:p>2438</text:p>
          </table:table-cell>
          <table:table-cell table:formula="of:=[.B2438]+inc" office:value-type="float" office:value="2.97607421875" calcext:value-type="float">
            <text:p>2,97607421875</text:p>
          </table:table-cell>
          <table:table-cell table:number-columns-repeated="5"/>
        </table:table-row>
        <table:table-row table:style-name="ro1">
          <table:table-cell office:value-type="float" office:value="2439" calcext:value-type="float">
            <text:p>2439</text:p>
          </table:table-cell>
          <table:table-cell table:formula="of:=[.B2439]+inc" office:value-type="float" office:value="2.977294921875" calcext:value-type="float">
            <text:p>2,977294921875</text:p>
          </table:table-cell>
          <table:table-cell table:number-columns-repeated="5"/>
        </table:table-row>
        <table:table-row table:style-name="ro1">
          <table:table-cell office:value-type="float" office:value="2440" calcext:value-type="float">
            <text:p>2440</text:p>
          </table:table-cell>
          <table:table-cell table:formula="of:=[.B2440]+inc" office:value-type="float" office:value="2.978515625" calcext:value-type="float">
            <text:p>2,978515625</text:p>
          </table:table-cell>
          <table:table-cell table:number-columns-repeated="5"/>
        </table:table-row>
        <table:table-row table:style-name="ro1">
          <table:table-cell office:value-type="float" office:value="2441" calcext:value-type="float">
            <text:p>2441</text:p>
          </table:table-cell>
          <table:table-cell table:formula="of:=[.B2441]+inc" office:value-type="float" office:value="2.979736328125" calcext:value-type="float">
            <text:p>2,979736328125</text:p>
          </table:table-cell>
          <table:table-cell table:number-columns-repeated="5"/>
        </table:table-row>
        <table:table-row table:style-name="ro1">
          <table:table-cell office:value-type="float" office:value="2442" calcext:value-type="float">
            <text:p>2442</text:p>
          </table:table-cell>
          <table:table-cell table:formula="of:=[.B2442]+inc" office:value-type="float" office:value="2.98095703125" calcext:value-type="float">
            <text:p>2,98095703125</text:p>
          </table:table-cell>
          <table:table-cell table:number-columns-repeated="5"/>
        </table:table-row>
        <table:table-row table:style-name="ro1">
          <table:table-cell office:value-type="float" office:value="2443" calcext:value-type="float">
            <text:p>2443</text:p>
          </table:table-cell>
          <table:table-cell table:formula="of:=[.B2443]+inc" office:value-type="float" office:value="2.982177734375" calcext:value-type="float">
            <text:p>2,982177734375</text:p>
          </table:table-cell>
          <table:table-cell table:number-columns-repeated="5"/>
        </table:table-row>
        <table:table-row table:style-name="ro1">
          <table:table-cell office:value-type="float" office:value="2444" calcext:value-type="float">
            <text:p>2444</text:p>
          </table:table-cell>
          <table:table-cell table:formula="of:=[.B2444]+inc" office:value-type="float" office:value="2.9833984375" calcext:value-type="float">
            <text:p>2,9833984375</text:p>
          </table:table-cell>
          <table:table-cell table:number-columns-repeated="5"/>
        </table:table-row>
        <table:table-row table:style-name="ro1">
          <table:table-cell office:value-type="float" office:value="2445" calcext:value-type="float">
            <text:p>2445</text:p>
          </table:table-cell>
          <table:table-cell table:formula="of:=[.B2445]+inc" office:value-type="float" office:value="2.984619140625" calcext:value-type="float">
            <text:p>2,984619140625</text:p>
          </table:table-cell>
          <table:table-cell table:number-columns-repeated="5"/>
        </table:table-row>
        <table:table-row table:style-name="ro1">
          <table:table-cell office:value-type="float" office:value="2446" calcext:value-type="float">
            <text:p>2446</text:p>
          </table:table-cell>
          <table:table-cell table:formula="of:=[.B2446]+inc" office:value-type="float" office:value="2.98583984375" calcext:value-type="float">
            <text:p>2,98583984375</text:p>
          </table:table-cell>
          <table:table-cell table:number-columns-repeated="5"/>
        </table:table-row>
        <table:table-row table:style-name="ro1">
          <table:table-cell office:value-type="float" office:value="2447" calcext:value-type="float">
            <text:p>2447</text:p>
          </table:table-cell>
          <table:table-cell table:formula="of:=[.B2447]+inc" office:value-type="float" office:value="2.987060546875" calcext:value-type="float">
            <text:p>2,987060546875</text:p>
          </table:table-cell>
          <table:table-cell table:number-columns-repeated="5"/>
        </table:table-row>
        <table:table-row table:style-name="ro1">
          <table:table-cell office:value-type="float" office:value="2448" calcext:value-type="float">
            <text:p>2448</text:p>
          </table:table-cell>
          <table:table-cell table:formula="of:=[.B2448]+inc" office:value-type="float" office:value="2.98828125" calcext:value-type="float">
            <text:p>2,98828125</text:p>
          </table:table-cell>
          <table:table-cell table:number-columns-repeated="5"/>
        </table:table-row>
        <table:table-row table:style-name="ro1">
          <table:table-cell office:value-type="float" office:value="2449" calcext:value-type="float">
            <text:p>2449</text:p>
          </table:table-cell>
          <table:table-cell table:formula="of:=[.B2449]+inc" office:value-type="float" office:value="2.989501953125" calcext:value-type="float">
            <text:p>2,989501953125</text:p>
          </table:table-cell>
          <table:table-cell table:number-columns-repeated="5"/>
        </table:table-row>
        <table:table-row table:style-name="ro1">
          <table:table-cell office:value-type="float" office:value="2450" calcext:value-type="float">
            <text:p>2450</text:p>
          </table:table-cell>
          <table:table-cell table:formula="of:=[.B2450]+inc" office:value-type="float" office:value="2.99072265625" calcext:value-type="float">
            <text:p>2,99072265625</text:p>
          </table:table-cell>
          <table:table-cell table:number-columns-repeated="5"/>
        </table:table-row>
        <table:table-row table:style-name="ro1">
          <table:table-cell office:value-type="float" office:value="2451" calcext:value-type="float">
            <text:p>2451</text:p>
          </table:table-cell>
          <table:table-cell table:formula="of:=[.B2451]+inc" office:value-type="float" office:value="2.991943359375" calcext:value-type="float">
            <text:p>2,991943359375</text:p>
          </table:table-cell>
          <table:table-cell table:number-columns-repeated="5"/>
        </table:table-row>
        <table:table-row table:style-name="ro1">
          <table:table-cell office:value-type="float" office:value="2452" calcext:value-type="float">
            <text:p>2452</text:p>
          </table:table-cell>
          <table:table-cell table:formula="of:=[.B2452]+inc" office:value-type="float" office:value="2.9931640625" calcext:value-type="float">
            <text:p>2,9931640625</text:p>
          </table:table-cell>
          <table:table-cell table:number-columns-repeated="5"/>
        </table:table-row>
        <table:table-row table:style-name="ro1">
          <table:table-cell office:value-type="float" office:value="2453" calcext:value-type="float">
            <text:p>2453</text:p>
          </table:table-cell>
          <table:table-cell table:formula="of:=[.B2453]+inc" office:value-type="float" office:value="2.994384765625" calcext:value-type="float">
            <text:p>2,994384765625</text:p>
          </table:table-cell>
          <table:table-cell table:number-columns-repeated="5"/>
        </table:table-row>
        <table:table-row table:style-name="ro1">
          <table:table-cell office:value-type="float" office:value="2454" calcext:value-type="float">
            <text:p>2454</text:p>
          </table:table-cell>
          <table:table-cell table:formula="of:=[.B2454]+inc" office:value-type="float" office:value="2.99560546875" calcext:value-type="float">
            <text:p>2,99560546875</text:p>
          </table:table-cell>
          <table:table-cell table:number-columns-repeated="5"/>
        </table:table-row>
        <table:table-row table:style-name="ro1">
          <table:table-cell office:value-type="float" office:value="2455" calcext:value-type="float">
            <text:p>2455</text:p>
          </table:table-cell>
          <table:table-cell table:formula="of:=[.B2455]+inc" office:value-type="float" office:value="2.996826171875" calcext:value-type="float">
            <text:p>2,996826171875</text:p>
          </table:table-cell>
          <table:table-cell table:number-columns-repeated="5"/>
        </table:table-row>
        <table:table-row table:style-name="ro1">
          <table:table-cell office:value-type="float" office:value="2456" calcext:value-type="float">
            <text:p>2456</text:p>
          </table:table-cell>
          <table:table-cell table:formula="of:=[.B2456]+inc" office:value-type="float" office:value="2.998046875" calcext:value-type="float">
            <text:p>2,998046875</text:p>
          </table:table-cell>
          <table:table-cell table:number-columns-repeated="5"/>
        </table:table-row>
        <table:table-row table:style-name="ro1">
          <table:table-cell office:value-type="float" office:value="2457" calcext:value-type="float">
            <text:p>2457</text:p>
          </table:table-cell>
          <table:table-cell table:formula="of:=[.B2457]+inc" office:value-type="float" office:value="2.999267578125" calcext:value-type="float">
            <text:p>2,999267578125</text:p>
          </table:table-cell>
          <table:table-cell table:number-columns-repeated="5"/>
        </table:table-row>
        <table:table-row table:style-name="ro1">
          <table:table-cell office:value-type="float" office:value="2458" calcext:value-type="float">
            <text:p>2458</text:p>
          </table:table-cell>
          <table:table-cell table:formula="of:=[.B2458]+inc" office:value-type="float" office:value="3.00048828125" calcext:value-type="float">
            <text:p>3,00048828125</text:p>
          </table:table-cell>
          <table:table-cell table:number-columns-repeated="5"/>
        </table:table-row>
        <table:table-row table:style-name="ro1">
          <table:table-cell office:value-type="float" office:value="2459" calcext:value-type="float">
            <text:p>2459</text:p>
          </table:table-cell>
          <table:table-cell table:formula="of:=[.B2459]+inc" office:value-type="float" office:value="3.001708984375" calcext:value-type="float">
            <text:p>3,001708984375</text:p>
          </table:table-cell>
          <table:table-cell table:number-columns-repeated="5"/>
        </table:table-row>
        <table:table-row table:style-name="ro1">
          <table:table-cell office:value-type="float" office:value="2460" calcext:value-type="float">
            <text:p>2460</text:p>
          </table:table-cell>
          <table:table-cell table:formula="of:=[.B2460]+inc" office:value-type="float" office:value="3.0029296875" calcext:value-type="float">
            <text:p>3,0029296875</text:p>
          </table:table-cell>
          <table:table-cell table:number-columns-repeated="5"/>
        </table:table-row>
        <table:table-row table:style-name="ro1">
          <table:table-cell office:value-type="float" office:value="2461" calcext:value-type="float">
            <text:p>2461</text:p>
          </table:table-cell>
          <table:table-cell table:formula="of:=[.B2461]+inc" office:value-type="float" office:value="3.004150390625" calcext:value-type="float">
            <text:p>3,004150390625</text:p>
          </table:table-cell>
          <table:table-cell table:number-columns-repeated="5"/>
        </table:table-row>
        <table:table-row table:style-name="ro1">
          <table:table-cell office:value-type="float" office:value="2462" calcext:value-type="float">
            <text:p>2462</text:p>
          </table:table-cell>
          <table:table-cell table:formula="of:=[.B2462]+inc" office:value-type="float" office:value="3.00537109375" calcext:value-type="float">
            <text:p>3,00537109375</text:p>
          </table:table-cell>
          <table:table-cell table:number-columns-repeated="5"/>
        </table:table-row>
        <table:table-row table:style-name="ro1">
          <table:table-cell office:value-type="float" office:value="2463" calcext:value-type="float">
            <text:p>2463</text:p>
          </table:table-cell>
          <table:table-cell table:formula="of:=[.B2463]+inc" office:value-type="float" office:value="3.006591796875" calcext:value-type="float">
            <text:p>3,006591796875</text:p>
          </table:table-cell>
          <table:table-cell table:number-columns-repeated="5"/>
        </table:table-row>
        <table:table-row table:style-name="ro1">
          <table:table-cell office:value-type="float" office:value="2464" calcext:value-type="float">
            <text:p>2464</text:p>
          </table:table-cell>
          <table:table-cell table:formula="of:=[.B2464]+inc" office:value-type="float" office:value="3.0078125" calcext:value-type="float">
            <text:p>3,0078125</text:p>
          </table:table-cell>
          <table:table-cell table:number-columns-repeated="5"/>
        </table:table-row>
        <table:table-row table:style-name="ro1">
          <table:table-cell office:value-type="float" office:value="2465" calcext:value-type="float">
            <text:p>2465</text:p>
          </table:table-cell>
          <table:table-cell table:formula="of:=[.B2465]+inc" office:value-type="float" office:value="3.009033203125" calcext:value-type="float">
            <text:p>3,009033203125</text:p>
          </table:table-cell>
          <table:table-cell table:number-columns-repeated="5"/>
        </table:table-row>
        <table:table-row table:style-name="ro1">
          <table:table-cell office:value-type="float" office:value="2466" calcext:value-type="float">
            <text:p>2466</text:p>
          </table:table-cell>
          <table:table-cell table:formula="of:=[.B2466]+inc" office:value-type="float" office:value="3.01025390625" calcext:value-type="float">
            <text:p>3,01025390625</text:p>
          </table:table-cell>
          <table:table-cell table:number-columns-repeated="5"/>
        </table:table-row>
        <table:table-row table:style-name="ro1">
          <table:table-cell office:value-type="float" office:value="2467" calcext:value-type="float">
            <text:p>2467</text:p>
          </table:table-cell>
          <table:table-cell table:formula="of:=[.B2467]+inc" office:value-type="float" office:value="3.011474609375" calcext:value-type="float">
            <text:p>3,011474609375</text:p>
          </table:table-cell>
          <table:table-cell table:number-columns-repeated="5"/>
        </table:table-row>
        <table:table-row table:style-name="ro1">
          <table:table-cell office:value-type="float" office:value="2468" calcext:value-type="float">
            <text:p>2468</text:p>
          </table:table-cell>
          <table:table-cell table:formula="of:=[.B2468]+inc" office:value-type="float" office:value="3.0126953125" calcext:value-type="float">
            <text:p>3,0126953125</text:p>
          </table:table-cell>
          <table:table-cell table:number-columns-repeated="5"/>
        </table:table-row>
        <table:table-row table:style-name="ro1">
          <table:table-cell office:value-type="float" office:value="2469" calcext:value-type="float">
            <text:p>2469</text:p>
          </table:table-cell>
          <table:table-cell table:formula="of:=[.B2469]+inc" office:value-type="float" office:value="3.013916015625" calcext:value-type="float">
            <text:p>3,013916015625</text:p>
          </table:table-cell>
          <table:table-cell table:number-columns-repeated="5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formula="of:=[.B2470]+inc" office:value-type="float" office:value="3.01513671875" calcext:value-type="float">
            <text:p>3,01513671875</text:p>
          </table:table-cell>
          <table:table-cell table:number-columns-repeated="5"/>
        </table:table-row>
        <table:table-row table:style-name="ro1">
          <table:table-cell office:value-type="float" office:value="2471" calcext:value-type="float">
            <text:p>2471</text:p>
          </table:table-cell>
          <table:table-cell table:formula="of:=[.B2471]+inc" office:value-type="float" office:value="3.016357421875" calcext:value-type="float">
            <text:p>3,016357421875</text:p>
          </table:table-cell>
          <table:table-cell table:number-columns-repeated="5"/>
        </table:table-row>
        <table:table-row table:style-name="ro1">
          <table:table-cell office:value-type="float" office:value="2472" calcext:value-type="float">
            <text:p>2472</text:p>
          </table:table-cell>
          <table:table-cell table:formula="of:=[.B2472]+inc" office:value-type="float" office:value="3.017578125" calcext:value-type="float">
            <text:p>3,017578125</text:p>
          </table:table-cell>
          <table:table-cell table:number-columns-repeated="5"/>
        </table:table-row>
        <table:table-row table:style-name="ro1">
          <table:table-cell office:value-type="float" office:value="2473" calcext:value-type="float">
            <text:p>2473</text:p>
          </table:table-cell>
          <table:table-cell table:formula="of:=[.B2473]+inc" office:value-type="float" office:value="3.018798828125" calcext:value-type="float">
            <text:p>3,018798828125</text:p>
          </table:table-cell>
          <table:table-cell table:number-columns-repeated="5"/>
        </table:table-row>
        <table:table-row table:style-name="ro1">
          <table:table-cell office:value-type="float" office:value="2474" calcext:value-type="float">
            <text:p>2474</text:p>
          </table:table-cell>
          <table:table-cell table:formula="of:=[.B2474]+inc" office:value-type="float" office:value="3.02001953125" calcext:value-type="float">
            <text:p>3,02001953125</text:p>
          </table:table-cell>
          <table:table-cell table:number-columns-repeated="5"/>
        </table:table-row>
        <table:table-row table:style-name="ro1">
          <table:table-cell office:value-type="float" office:value="2475" calcext:value-type="float">
            <text:p>2475</text:p>
          </table:table-cell>
          <table:table-cell table:formula="of:=[.B2475]+inc" office:value-type="float" office:value="3.021240234375" calcext:value-type="float">
            <text:p>3,021240234375</text:p>
          </table:table-cell>
          <table:table-cell table:number-columns-repeated="5"/>
        </table:table-row>
        <table:table-row table:style-name="ro1">
          <table:table-cell office:value-type="float" office:value="2476" calcext:value-type="float">
            <text:p>2476</text:p>
          </table:table-cell>
          <table:table-cell table:formula="of:=[.B2476]+inc" office:value-type="float" office:value="3.0224609375" calcext:value-type="float">
            <text:p>3,0224609375</text:p>
          </table:table-cell>
          <table:table-cell table:number-columns-repeated="5"/>
        </table:table-row>
        <table:table-row table:style-name="ro1">
          <table:table-cell office:value-type="float" office:value="2477" calcext:value-type="float">
            <text:p>2477</text:p>
          </table:table-cell>
          <table:table-cell table:formula="of:=[.B2477]+inc" office:value-type="float" office:value="3.023681640625" calcext:value-type="float">
            <text:p>3,023681640625</text:p>
          </table:table-cell>
          <table:table-cell table:number-columns-repeated="5"/>
        </table:table-row>
        <table:table-row table:style-name="ro1">
          <table:table-cell office:value-type="float" office:value="2478" calcext:value-type="float">
            <text:p>2478</text:p>
          </table:table-cell>
          <table:table-cell table:formula="of:=[.B2478]+inc" office:value-type="float" office:value="3.02490234375" calcext:value-type="float">
            <text:p>3,02490234375</text:p>
          </table:table-cell>
          <table:table-cell table:number-columns-repeated="5"/>
        </table:table-row>
        <table:table-row table:style-name="ro1">
          <table:table-cell office:value-type="float" office:value="2479" calcext:value-type="float">
            <text:p>2479</text:p>
          </table:table-cell>
          <table:table-cell table:formula="of:=[.B2479]+inc" office:value-type="float" office:value="3.026123046875" calcext:value-type="float">
            <text:p>3,026123046875</text:p>
          </table:table-cell>
          <table:table-cell table:number-columns-repeated="5"/>
        </table:table-row>
        <table:table-row table:style-name="ro1">
          <table:table-cell office:value-type="float" office:value="2480" calcext:value-type="float">
            <text:p>2480</text:p>
          </table:table-cell>
          <table:table-cell table:formula="of:=[.B2480]+inc" office:value-type="float" office:value="3.02734375" calcext:value-type="float">
            <text:p>3,02734375</text:p>
          </table:table-cell>
          <table:table-cell table:number-columns-repeated="5"/>
        </table:table-row>
        <table:table-row table:style-name="ro1">
          <table:table-cell office:value-type="float" office:value="2481" calcext:value-type="float">
            <text:p>2481</text:p>
          </table:table-cell>
          <table:table-cell table:formula="of:=[.B2481]+inc" office:value-type="float" office:value="3.028564453125" calcext:value-type="float">
            <text:p>3,028564453125</text:p>
          </table:table-cell>
          <table:table-cell table:number-columns-repeated="5"/>
        </table:table-row>
        <table:table-row table:style-name="ro1">
          <table:table-cell office:value-type="float" office:value="2482" calcext:value-type="float">
            <text:p>2482</text:p>
          </table:table-cell>
          <table:table-cell table:formula="of:=[.B2482]+inc" office:value-type="float" office:value="3.02978515625" calcext:value-type="float">
            <text:p>3,02978515625</text:p>
          </table:table-cell>
          <table:table-cell table:number-columns-repeated="5"/>
        </table:table-row>
        <table:table-row table:style-name="ro1">
          <table:table-cell office:value-type="float" office:value="2483" calcext:value-type="float">
            <text:p>2483</text:p>
          </table:table-cell>
          <table:table-cell table:formula="of:=[.B2483]+inc" office:value-type="float" office:value="3.031005859375" calcext:value-type="float">
            <text:p>3,031005859375</text:p>
          </table:table-cell>
          <table:table-cell table:number-columns-repeated="5"/>
        </table:table-row>
        <table:table-row table:style-name="ro1">
          <table:table-cell office:value-type="float" office:value="2484" calcext:value-type="float">
            <text:p>2484</text:p>
          </table:table-cell>
          <table:table-cell table:formula="of:=[.B2484]+inc" office:value-type="float" office:value="3.0322265625" calcext:value-type="float">
            <text:p>3,0322265625</text:p>
          </table:table-cell>
          <table:table-cell table:number-columns-repeated="5"/>
        </table:table-row>
        <table:table-row table:style-name="ro1">
          <table:table-cell office:value-type="float" office:value="2485" calcext:value-type="float">
            <text:p>2485</text:p>
          </table:table-cell>
          <table:table-cell table:formula="of:=[.B2485]+inc" office:value-type="float" office:value="3.033447265625" calcext:value-type="float">
            <text:p>3,033447265625</text:p>
          </table:table-cell>
          <table:table-cell table:number-columns-repeated="5"/>
        </table:table-row>
        <table:table-row table:style-name="ro1">
          <table:table-cell office:value-type="float" office:value="2486" calcext:value-type="float">
            <text:p>2486</text:p>
          </table:table-cell>
          <table:table-cell table:formula="of:=[.B2486]+inc" office:value-type="float" office:value="3.03466796875" calcext:value-type="float">
            <text:p>3,03466796875</text:p>
          </table:table-cell>
          <table:table-cell table:number-columns-repeated="5"/>
        </table:table-row>
        <table:table-row table:style-name="ro1">
          <table:table-cell office:value-type="float" office:value="2487" calcext:value-type="float">
            <text:p>2487</text:p>
          </table:table-cell>
          <table:table-cell table:formula="of:=[.B2487]+inc" office:value-type="float" office:value="3.035888671875" calcext:value-type="float">
            <text:p>3,035888671875</text:p>
          </table:table-cell>
          <table:table-cell table:number-columns-repeated="5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formula="of:=[.B2488]+inc" office:value-type="float" office:value="3.037109375" calcext:value-type="float">
            <text:p>3,037109375</text:p>
          </table:table-cell>
          <table:table-cell table:number-columns-repeated="5"/>
        </table:table-row>
        <table:table-row table:style-name="ro1">
          <table:table-cell office:value-type="float" office:value="2489" calcext:value-type="float">
            <text:p>2489</text:p>
          </table:table-cell>
          <table:table-cell table:formula="of:=[.B2489]+inc" office:value-type="float" office:value="3.038330078125" calcext:value-type="float">
            <text:p>3,038330078125</text:p>
          </table:table-cell>
          <table:table-cell table:number-columns-repeated="5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formula="of:=[.B2490]+inc" office:value-type="float" office:value="3.03955078125" calcext:value-type="float">
            <text:p>3,03955078125</text:p>
          </table:table-cell>
          <table:table-cell table:number-columns-repeated="5"/>
        </table:table-row>
        <table:table-row table:style-name="ro1">
          <table:table-cell office:value-type="float" office:value="2491" calcext:value-type="float">
            <text:p>2491</text:p>
          </table:table-cell>
          <table:table-cell table:formula="of:=[.B2491]+inc" office:value-type="float" office:value="3.040771484375" calcext:value-type="float">
            <text:p>3,040771484375</text:p>
          </table:table-cell>
          <table:table-cell table:number-columns-repeated="5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formula="of:=[.B2492]+inc" office:value-type="float" office:value="3.0419921875" calcext:value-type="float">
            <text:p>3,0419921875</text:p>
          </table:table-cell>
          <table:table-cell table:number-columns-repeated="5"/>
        </table:table-row>
        <table:table-row table:style-name="ro1">
          <table:table-cell office:value-type="float" office:value="2493" calcext:value-type="float">
            <text:p>2493</text:p>
          </table:table-cell>
          <table:table-cell table:formula="of:=[.B2493]+inc" office:value-type="float" office:value="3.043212890625" calcext:value-type="float">
            <text:p>3,043212890625</text:p>
          </table:table-cell>
          <table:table-cell table:number-columns-repeated="5"/>
        </table:table-row>
        <table:table-row table:style-name="ro1">
          <table:table-cell office:value-type="float" office:value="2494" calcext:value-type="float">
            <text:p>2494</text:p>
          </table:table-cell>
          <table:table-cell table:formula="of:=[.B2494]+inc" office:value-type="float" office:value="3.04443359375" calcext:value-type="float">
            <text:p>3,04443359375</text:p>
          </table:table-cell>
          <table:table-cell table:number-columns-repeated="5"/>
        </table:table-row>
        <table:table-row table:style-name="ro1">
          <table:table-cell office:value-type="float" office:value="2495" calcext:value-type="float">
            <text:p>2495</text:p>
          </table:table-cell>
          <table:table-cell table:formula="of:=[.B2495]+inc" office:value-type="float" office:value="3.045654296875" calcext:value-type="float">
            <text:p>3,045654296875</text:p>
          </table:table-cell>
          <table:table-cell table:number-columns-repeated="5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formula="of:=[.B2496]+inc" office:value-type="float" office:value="3.046875" calcext:value-type="float">
            <text:p>3,046875</text:p>
          </table:table-cell>
          <table:table-cell table:number-columns-repeated="5"/>
        </table:table-row>
        <table:table-row table:style-name="ro1">
          <table:table-cell office:value-type="float" office:value="2497" calcext:value-type="float">
            <text:p>2497</text:p>
          </table:table-cell>
          <table:table-cell table:formula="of:=[.B2497]+inc" office:value-type="float" office:value="3.048095703125" calcext:value-type="float">
            <text:p>3,048095703125</text:p>
          </table:table-cell>
          <table:table-cell table:number-columns-repeated="5"/>
        </table:table-row>
        <table:table-row table:style-name="ro1">
          <table:table-cell office:value-type="float" office:value="2498" calcext:value-type="float">
            <text:p>2498</text:p>
          </table:table-cell>
          <table:table-cell table:formula="of:=[.B2498]+inc" office:value-type="float" office:value="3.04931640625" calcext:value-type="float">
            <text:p>3,04931640625</text:p>
          </table:table-cell>
          <table:table-cell table:number-columns-repeated="5"/>
        </table:table-row>
        <table:table-row table:style-name="ro1">
          <table:table-cell office:value-type="float" office:value="2499" calcext:value-type="float">
            <text:p>2499</text:p>
          </table:table-cell>
          <table:table-cell table:formula="of:=[.B2499]+inc" office:value-type="float" office:value="3.050537109375" calcext:value-type="float">
            <text:p>3,050537109375</text:p>
          </table:table-cell>
          <table:table-cell table:number-columns-repeated="5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B2500]+inc" office:value-type="float" office:value="3.0517578125" calcext:value-type="float">
            <text:p>3,0517578125</text:p>
          </table:table-cell>
          <table:table-cell table:number-columns-repeated="5"/>
        </table:table-row>
        <table:table-row table:style-name="ro1">
          <table:table-cell office:value-type="float" office:value="2501" calcext:value-type="float">
            <text:p>2501</text:p>
          </table:table-cell>
          <table:table-cell table:formula="of:=[.B2501]+inc" office:value-type="float" office:value="3.052978515625" calcext:value-type="float">
            <text:p>3,052978515625</text:p>
          </table:table-cell>
          <table:table-cell table:number-columns-repeated="5"/>
        </table:table-row>
        <table:table-row table:style-name="ro1">
          <table:table-cell office:value-type="float" office:value="2502" calcext:value-type="float">
            <text:p>2502</text:p>
          </table:table-cell>
          <table:table-cell table:formula="of:=[.B2502]+inc" office:value-type="float" office:value="3.05419921875" calcext:value-type="float">
            <text:p>3,05419921875</text:p>
          </table:table-cell>
          <table:table-cell table:number-columns-repeated="5"/>
        </table:table-row>
        <table:table-row table:style-name="ro1">
          <table:table-cell office:value-type="float" office:value="2503" calcext:value-type="float">
            <text:p>2503</text:p>
          </table:table-cell>
          <table:table-cell table:formula="of:=[.B2503]+inc" office:value-type="float" office:value="3.055419921875" calcext:value-type="float">
            <text:p>3,055419921875</text:p>
          </table:table-cell>
          <table:table-cell table:number-columns-repeated="5"/>
        </table:table-row>
        <table:table-row table:style-name="ro1">
          <table:table-cell office:value-type="float" office:value="2504" calcext:value-type="float">
            <text:p>2504</text:p>
          </table:table-cell>
          <table:table-cell table:formula="of:=[.B2504]+inc" office:value-type="float" office:value="3.056640625" calcext:value-type="float">
            <text:p>3,056640625</text:p>
          </table:table-cell>
          <table:table-cell table:number-columns-repeated="5"/>
        </table:table-row>
        <table:table-row table:style-name="ro1">
          <table:table-cell office:value-type="float" office:value="2505" calcext:value-type="float">
            <text:p>2505</text:p>
          </table:table-cell>
          <table:table-cell table:formula="of:=[.B2505]+inc" office:value-type="float" office:value="3.057861328125" calcext:value-type="float">
            <text:p>3,057861328125</text:p>
          </table:table-cell>
          <table:table-cell table:number-columns-repeated="5"/>
        </table:table-row>
        <table:table-row table:style-name="ro1">
          <table:table-cell office:value-type="float" office:value="2506" calcext:value-type="float">
            <text:p>2506</text:p>
          </table:table-cell>
          <table:table-cell table:formula="of:=[.B2506]+inc" office:value-type="float" office:value="3.05908203125" calcext:value-type="float">
            <text:p>3,05908203125</text:p>
          </table:table-cell>
          <table:table-cell table:number-columns-repeated="5"/>
        </table:table-row>
        <table:table-row table:style-name="ro1">
          <table:table-cell office:value-type="float" office:value="2507" calcext:value-type="float">
            <text:p>2507</text:p>
          </table:table-cell>
          <table:table-cell table:formula="of:=[.B2507]+inc" office:value-type="float" office:value="3.060302734375" calcext:value-type="float">
            <text:p>3,060302734375</text:p>
          </table:table-cell>
          <table:table-cell table:number-columns-repeated="5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formula="of:=[.B2508]+inc" office:value-type="float" office:value="3.0615234375" calcext:value-type="float">
            <text:p>3,0615234375</text:p>
          </table:table-cell>
          <table:table-cell table:number-columns-repeated="5"/>
        </table:table-row>
        <table:table-row table:style-name="ro1">
          <table:table-cell office:value-type="float" office:value="2509" calcext:value-type="float">
            <text:p>2509</text:p>
          </table:table-cell>
          <table:table-cell table:formula="of:=[.B2509]+inc" office:value-type="float" office:value="3.062744140625" calcext:value-type="float">
            <text:p>3,062744140625</text:p>
          </table:table-cell>
          <table:table-cell table:number-columns-repeated="5"/>
        </table:table-row>
        <table:table-row table:style-name="ro1">
          <table:table-cell office:value-type="float" office:value="2510" calcext:value-type="float">
            <text:p>2510</text:p>
          </table:table-cell>
          <table:table-cell table:formula="of:=[.B2510]+inc" office:value-type="float" office:value="3.06396484375" calcext:value-type="float">
            <text:p>3,06396484375</text:p>
          </table:table-cell>
          <table:table-cell table:number-columns-repeated="5"/>
        </table:table-row>
        <table:table-row table:style-name="ro1">
          <table:table-cell office:value-type="float" office:value="2511" calcext:value-type="float">
            <text:p>2511</text:p>
          </table:table-cell>
          <table:table-cell table:formula="of:=[.B2511]+inc" office:value-type="float" office:value="3.065185546875" calcext:value-type="float">
            <text:p>3,065185546875</text:p>
          </table:table-cell>
          <table:table-cell table:number-columns-repeated="5"/>
        </table:table-row>
        <table:table-row table:style-name="ro1">
          <table:table-cell office:value-type="float" office:value="2512" calcext:value-type="float">
            <text:p>2512</text:p>
          </table:table-cell>
          <table:table-cell table:formula="of:=[.B2512]+inc" office:value-type="float" office:value="3.06640625" calcext:value-type="float">
            <text:p>3,06640625</text:p>
          </table:table-cell>
          <table:table-cell table:number-columns-repeated="5"/>
        </table:table-row>
        <table:table-row table:style-name="ro1">
          <table:table-cell office:value-type="float" office:value="2513" calcext:value-type="float">
            <text:p>2513</text:p>
          </table:table-cell>
          <table:table-cell table:formula="of:=[.B2513]+inc" office:value-type="float" office:value="3.067626953125" calcext:value-type="float">
            <text:p>3,067626953125</text:p>
          </table:table-cell>
          <table:table-cell table:number-columns-repeated="5"/>
        </table:table-row>
        <table:table-row table:style-name="ro1">
          <table:table-cell office:value-type="float" office:value="2514" calcext:value-type="float">
            <text:p>2514</text:p>
          </table:table-cell>
          <table:table-cell table:formula="of:=[.B2514]+inc" office:value-type="float" office:value="3.06884765625" calcext:value-type="float">
            <text:p>3,06884765625</text:p>
          </table:table-cell>
          <table:table-cell table:number-columns-repeated="5"/>
        </table:table-row>
        <table:table-row table:style-name="ro1">
          <table:table-cell office:value-type="float" office:value="2515" calcext:value-type="float">
            <text:p>2515</text:p>
          </table:table-cell>
          <table:table-cell table:formula="of:=[.B2515]+inc" office:value-type="float" office:value="3.070068359375" calcext:value-type="float">
            <text:p>3,070068359375</text:p>
          </table:table-cell>
          <table:table-cell table:number-columns-repeated="5"/>
        </table:table-row>
        <table:table-row table:style-name="ro1">
          <table:table-cell office:value-type="float" office:value="2516" calcext:value-type="float">
            <text:p>2516</text:p>
          </table:table-cell>
          <table:table-cell table:formula="of:=[.B2516]+inc" office:value-type="float" office:value="3.0712890625" calcext:value-type="float">
            <text:p>3,0712890625</text:p>
          </table:table-cell>
          <table:table-cell table:number-columns-repeated="5"/>
        </table:table-row>
        <table:table-row table:style-name="ro1">
          <table:table-cell office:value-type="float" office:value="2517" calcext:value-type="float">
            <text:p>2517</text:p>
          </table:table-cell>
          <table:table-cell table:formula="of:=[.B2517]+inc" office:value-type="float" office:value="3.072509765625" calcext:value-type="float">
            <text:p>3,072509765625</text:p>
          </table:table-cell>
          <table:table-cell table:number-columns-repeated="5"/>
        </table:table-row>
        <table:table-row table:style-name="ro1">
          <table:table-cell office:value-type="float" office:value="2518" calcext:value-type="float">
            <text:p>2518</text:p>
          </table:table-cell>
          <table:table-cell table:formula="of:=[.B2518]+inc" office:value-type="float" office:value="3.07373046875" calcext:value-type="float">
            <text:p>3,07373046875</text:p>
          </table:table-cell>
          <table:table-cell table:number-columns-repeated="5"/>
        </table:table-row>
        <table:table-row table:style-name="ro1">
          <table:table-cell office:value-type="float" office:value="2519" calcext:value-type="float">
            <text:p>2519</text:p>
          </table:table-cell>
          <table:table-cell table:formula="of:=[.B2519]+inc" office:value-type="float" office:value="3.074951171875" calcext:value-type="float">
            <text:p>3,074951171875</text:p>
          </table:table-cell>
          <table:table-cell table:number-columns-repeated="5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formula="of:=[.B2520]+inc" office:value-type="float" office:value="3.076171875" calcext:value-type="float">
            <text:p>3,076171875</text:p>
          </table:table-cell>
          <table:table-cell table:number-columns-repeated="5"/>
        </table:table-row>
        <table:table-row table:style-name="ro1">
          <table:table-cell office:value-type="float" office:value="2521" calcext:value-type="float">
            <text:p>2521</text:p>
          </table:table-cell>
          <table:table-cell table:formula="of:=[.B2521]+inc" office:value-type="float" office:value="3.077392578125" calcext:value-type="float">
            <text:p>3,077392578125</text:p>
          </table:table-cell>
          <table:table-cell table:number-columns-repeated="5"/>
        </table:table-row>
        <table:table-row table:style-name="ro1">
          <table:table-cell office:value-type="float" office:value="2522" calcext:value-type="float">
            <text:p>2522</text:p>
          </table:table-cell>
          <table:table-cell table:formula="of:=[.B2522]+inc" office:value-type="float" office:value="3.07861328125" calcext:value-type="float">
            <text:p>3,07861328125</text:p>
          </table:table-cell>
          <table:table-cell table:number-columns-repeated="5"/>
        </table:table-row>
        <table:table-row table:style-name="ro1">
          <table:table-cell office:value-type="float" office:value="2523" calcext:value-type="float">
            <text:p>2523</text:p>
          </table:table-cell>
          <table:table-cell table:formula="of:=[.B2523]+inc" office:value-type="float" office:value="3.079833984375" calcext:value-type="float">
            <text:p>3,079833984375</text:p>
          </table:table-cell>
          <table:table-cell table:number-columns-repeated="5"/>
        </table:table-row>
        <table:table-row table:style-name="ro1">
          <table:table-cell office:value-type="float" office:value="2524" calcext:value-type="float">
            <text:p>2524</text:p>
          </table:table-cell>
          <table:table-cell table:formula="of:=[.B2524]+inc" office:value-type="float" office:value="3.0810546875" calcext:value-type="float">
            <text:p>3,0810546875</text:p>
          </table:table-cell>
          <table:table-cell table:number-columns-repeated="5"/>
        </table:table-row>
        <table:table-row table:style-name="ro1">
          <table:table-cell office:value-type="float" office:value="2525" calcext:value-type="float">
            <text:p>2525</text:p>
          </table:table-cell>
          <table:table-cell table:formula="of:=[.B2525]+inc" office:value-type="float" office:value="3.082275390625" calcext:value-type="float">
            <text:p>3,082275390625</text:p>
          </table:table-cell>
          <table:table-cell table:number-columns-repeated="5"/>
        </table:table-row>
        <table:table-row table:style-name="ro1">
          <table:table-cell office:value-type="float" office:value="2526" calcext:value-type="float">
            <text:p>2526</text:p>
          </table:table-cell>
          <table:table-cell table:formula="of:=[.B2526]+inc" office:value-type="float" office:value="3.08349609375" calcext:value-type="float">
            <text:p>3,08349609375</text:p>
          </table:table-cell>
          <table:table-cell table:number-columns-repeated="5"/>
        </table:table-row>
        <table:table-row table:style-name="ro1">
          <table:table-cell office:value-type="float" office:value="2527" calcext:value-type="float">
            <text:p>2527</text:p>
          </table:table-cell>
          <table:table-cell table:formula="of:=[.B2527]+inc" office:value-type="float" office:value="3.084716796875" calcext:value-type="float">
            <text:p>3,084716796875</text:p>
          </table:table-cell>
          <table:table-cell table:number-columns-repeated="5"/>
        </table:table-row>
        <table:table-row table:style-name="ro1">
          <table:table-cell office:value-type="float" office:value="2528" calcext:value-type="float">
            <text:p>2528</text:p>
          </table:table-cell>
          <table:table-cell table:formula="of:=[.B2528]+inc" office:value-type="float" office:value="3.0859375" calcext:value-type="float">
            <text:p>3,0859375</text:p>
          </table:table-cell>
          <table:table-cell table:number-columns-repeated="5"/>
        </table:table-row>
        <table:table-row table:style-name="ro1">
          <table:table-cell office:value-type="float" office:value="2529" calcext:value-type="float">
            <text:p>2529</text:p>
          </table:table-cell>
          <table:table-cell table:formula="of:=[.B2529]+inc" office:value-type="float" office:value="3.087158203125" calcext:value-type="float">
            <text:p>3,087158203125</text:p>
          </table:table-cell>
          <table:table-cell table:number-columns-repeated="5"/>
        </table:table-row>
        <table:table-row table:style-name="ro1">
          <table:table-cell office:value-type="float" office:value="2530" calcext:value-type="float">
            <text:p>2530</text:p>
          </table:table-cell>
          <table:table-cell table:formula="of:=[.B2530]+inc" office:value-type="float" office:value="3.08837890625" calcext:value-type="float">
            <text:p>3,08837890625</text:p>
          </table:table-cell>
          <table:table-cell table:number-columns-repeated="5"/>
        </table:table-row>
        <table:table-row table:style-name="ro1">
          <table:table-cell office:value-type="float" office:value="2531" calcext:value-type="float">
            <text:p>2531</text:p>
          </table:table-cell>
          <table:table-cell table:formula="of:=[.B2531]+inc" office:value-type="float" office:value="3.089599609375" calcext:value-type="float">
            <text:p>3,089599609375</text:p>
          </table:table-cell>
          <table:table-cell table:number-columns-repeated="5"/>
        </table:table-row>
        <table:table-row table:style-name="ro1">
          <table:table-cell office:value-type="float" office:value="2532" calcext:value-type="float">
            <text:p>2532</text:p>
          </table:table-cell>
          <table:table-cell table:formula="of:=[.B2532]+inc" office:value-type="float" office:value="3.0908203125" calcext:value-type="float">
            <text:p>3,0908203125</text:p>
          </table:table-cell>
          <table:table-cell table:number-columns-repeated="5"/>
        </table:table-row>
        <table:table-row table:style-name="ro1">
          <table:table-cell office:value-type="float" office:value="2533" calcext:value-type="float">
            <text:p>2533</text:p>
          </table:table-cell>
          <table:table-cell table:formula="of:=[.B2533]+inc" office:value-type="float" office:value="3.092041015625" calcext:value-type="float">
            <text:p>3,092041015625</text:p>
          </table:table-cell>
          <table:table-cell table:number-columns-repeated="5"/>
        </table:table-row>
        <table:table-row table:style-name="ro1">
          <table:table-cell office:value-type="float" office:value="2534" calcext:value-type="float">
            <text:p>2534</text:p>
          </table:table-cell>
          <table:table-cell table:formula="of:=[.B2534]+inc" office:value-type="float" office:value="3.09326171875" calcext:value-type="float">
            <text:p>3,09326171875</text:p>
          </table:table-cell>
          <table:table-cell table:number-columns-repeated="5"/>
        </table:table-row>
        <table:table-row table:style-name="ro1">
          <table:table-cell office:value-type="float" office:value="2535" calcext:value-type="float">
            <text:p>2535</text:p>
          </table:table-cell>
          <table:table-cell table:formula="of:=[.B2535]+inc" office:value-type="float" office:value="3.094482421875" calcext:value-type="float">
            <text:p>3,094482421875</text:p>
          </table:table-cell>
          <table:table-cell table:number-columns-repeated="5"/>
        </table:table-row>
        <table:table-row table:style-name="ro1">
          <table:table-cell office:value-type="float" office:value="2536" calcext:value-type="float">
            <text:p>2536</text:p>
          </table:table-cell>
          <table:table-cell table:formula="of:=[.B2536]+inc" office:value-type="float" office:value="3.095703125" calcext:value-type="float">
            <text:p>3,095703125</text:p>
          </table:table-cell>
          <table:table-cell table:number-columns-repeated="5"/>
        </table:table-row>
        <table:table-row table:style-name="ro1">
          <table:table-cell office:value-type="float" office:value="2537" calcext:value-type="float">
            <text:p>2537</text:p>
          </table:table-cell>
          <table:table-cell table:formula="of:=[.B2537]+inc" office:value-type="float" office:value="3.096923828125" calcext:value-type="float">
            <text:p>3,096923828125</text:p>
          </table:table-cell>
          <table:table-cell table:number-columns-repeated="5"/>
        </table:table-row>
        <table:table-row table:style-name="ro1">
          <table:table-cell office:value-type="float" office:value="2538" calcext:value-type="float">
            <text:p>2538</text:p>
          </table:table-cell>
          <table:table-cell table:formula="of:=[.B2538]+inc" office:value-type="float" office:value="3.09814453125" calcext:value-type="float">
            <text:p>3,09814453125</text:p>
          </table:table-cell>
          <table:table-cell table:number-columns-repeated="5"/>
        </table:table-row>
        <table:table-row table:style-name="ro1">
          <table:table-cell office:value-type="float" office:value="2539" calcext:value-type="float">
            <text:p>2539</text:p>
          </table:table-cell>
          <table:table-cell table:formula="of:=[.B2539]+inc" office:value-type="float" office:value="3.099365234375" calcext:value-type="float">
            <text:p>3,099365234375</text:p>
          </table:table-cell>
          <table:table-cell table:number-columns-repeated="5"/>
        </table:table-row>
        <table:table-row table:style-name="ro1">
          <table:table-cell office:value-type="float" office:value="2540" calcext:value-type="float">
            <text:p>2540</text:p>
          </table:table-cell>
          <table:table-cell table:formula="of:=[.B2540]+inc" office:value-type="float" office:value="3.1005859375" calcext:value-type="float">
            <text:p>3,1005859375</text:p>
          </table:table-cell>
          <table:table-cell table:number-columns-repeated="5"/>
        </table:table-row>
        <table:table-row table:style-name="ro1">
          <table:table-cell office:value-type="float" office:value="2541" calcext:value-type="float">
            <text:p>2541</text:p>
          </table:table-cell>
          <table:table-cell table:formula="of:=[.B2541]+inc" office:value-type="float" office:value="3.101806640625" calcext:value-type="float">
            <text:p>3,101806640625</text:p>
          </table:table-cell>
          <table:table-cell table:number-columns-repeated="5"/>
        </table:table-row>
        <table:table-row table:style-name="ro1">
          <table:table-cell office:value-type="float" office:value="2542" calcext:value-type="float">
            <text:p>2542</text:p>
          </table:table-cell>
          <table:table-cell table:formula="of:=[.B2542]+inc" office:value-type="float" office:value="3.10302734375" calcext:value-type="float">
            <text:p>3,10302734375</text:p>
          </table:table-cell>
          <table:table-cell table:number-columns-repeated="5"/>
        </table:table-row>
        <table:table-row table:style-name="ro1">
          <table:table-cell office:value-type="float" office:value="2543" calcext:value-type="float">
            <text:p>2543</text:p>
          </table:table-cell>
          <table:table-cell table:formula="of:=[.B2543]+inc" office:value-type="float" office:value="3.104248046875" calcext:value-type="float">
            <text:p>3,104248046875</text:p>
          </table:table-cell>
          <table:table-cell table:number-columns-repeated="5"/>
        </table:table-row>
        <table:table-row table:style-name="ro1">
          <table:table-cell office:value-type="float" office:value="2544" calcext:value-type="float">
            <text:p>2544</text:p>
          </table:table-cell>
          <table:table-cell table:formula="of:=[.B2544]+inc" office:value-type="float" office:value="3.10546875" calcext:value-type="float">
            <text:p>3,10546875</text:p>
          </table:table-cell>
          <table:table-cell table:number-columns-repeated="5"/>
        </table:table-row>
        <table:table-row table:style-name="ro1">
          <table:table-cell office:value-type="float" office:value="2545" calcext:value-type="float">
            <text:p>2545</text:p>
          </table:table-cell>
          <table:table-cell table:formula="of:=[.B2545]+inc" office:value-type="float" office:value="3.106689453125" calcext:value-type="float">
            <text:p>3,106689453125</text:p>
          </table:table-cell>
          <table:table-cell table:number-columns-repeated="5"/>
        </table:table-row>
        <table:table-row table:style-name="ro1">
          <table:table-cell office:value-type="float" office:value="2546" calcext:value-type="float">
            <text:p>2546</text:p>
          </table:table-cell>
          <table:table-cell table:formula="of:=[.B2546]+inc" office:value-type="float" office:value="3.10791015625" calcext:value-type="float">
            <text:p>3,10791015625</text:p>
          </table:table-cell>
          <table:table-cell table:number-columns-repeated="5"/>
        </table:table-row>
        <table:table-row table:style-name="ro1">
          <table:table-cell office:value-type="float" office:value="2547" calcext:value-type="float">
            <text:p>2547</text:p>
          </table:table-cell>
          <table:table-cell table:formula="of:=[.B2547]+inc" office:value-type="float" office:value="3.109130859375" calcext:value-type="float">
            <text:p>3,109130859375</text:p>
          </table:table-cell>
          <table:table-cell table:number-columns-repeated="5"/>
        </table:table-row>
        <table:table-row table:style-name="ro1">
          <table:table-cell office:value-type="float" office:value="2548" calcext:value-type="float">
            <text:p>2548</text:p>
          </table:table-cell>
          <table:table-cell table:formula="of:=[.B2548]+inc" office:value-type="float" office:value="3.1103515625" calcext:value-type="float">
            <text:p>3,1103515625</text:p>
          </table:table-cell>
          <table:table-cell table:number-columns-repeated="5"/>
        </table:table-row>
        <table:table-row table:style-name="ro1">
          <table:table-cell office:value-type="float" office:value="2549" calcext:value-type="float">
            <text:p>2549</text:p>
          </table:table-cell>
          <table:table-cell table:formula="of:=[.B2549]+inc" office:value-type="float" office:value="3.111572265625" calcext:value-type="float">
            <text:p>3,111572265625</text:p>
          </table:table-cell>
          <table:table-cell table:number-columns-repeated="5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formula="of:=[.B2550]+inc" office:value-type="float" office:value="3.11279296875" calcext:value-type="float">
            <text:p>3,11279296875</text:p>
          </table:table-cell>
          <table:table-cell table:number-columns-repeated="5"/>
        </table:table-row>
        <table:table-row table:style-name="ro1">
          <table:table-cell office:value-type="float" office:value="2551" calcext:value-type="float">
            <text:p>2551</text:p>
          </table:table-cell>
          <table:table-cell table:formula="of:=[.B2551]+inc" office:value-type="float" office:value="3.114013671875" calcext:value-type="float">
            <text:p>3,114013671875</text:p>
          </table:table-cell>
          <table:table-cell table:number-columns-repeated="5"/>
        </table:table-row>
        <table:table-row table:style-name="ro1">
          <table:table-cell office:value-type="float" office:value="2552" calcext:value-type="float">
            <text:p>2552</text:p>
          </table:table-cell>
          <table:table-cell table:formula="of:=[.B2552]+inc" office:value-type="float" office:value="3.115234375" calcext:value-type="float">
            <text:p>3,115234375</text:p>
          </table:table-cell>
          <table:table-cell table:number-columns-repeated="5"/>
        </table:table-row>
        <table:table-row table:style-name="ro1">
          <table:table-cell office:value-type="float" office:value="2553" calcext:value-type="float">
            <text:p>2553</text:p>
          </table:table-cell>
          <table:table-cell table:formula="of:=[.B2553]+inc" office:value-type="float" office:value="3.116455078125" calcext:value-type="float">
            <text:p>3,116455078125</text:p>
          </table:table-cell>
          <table:table-cell table:number-columns-repeated="5"/>
        </table:table-row>
        <table:table-row table:style-name="ro1">
          <table:table-cell office:value-type="float" office:value="2554" calcext:value-type="float">
            <text:p>2554</text:p>
          </table:table-cell>
          <table:table-cell table:formula="of:=[.B2554]+inc" office:value-type="float" office:value="3.11767578125" calcext:value-type="float">
            <text:p>3,11767578125</text:p>
          </table:table-cell>
          <table:table-cell table:number-columns-repeated="5"/>
        </table:table-row>
        <table:table-row table:style-name="ro1">
          <table:table-cell office:value-type="float" office:value="2555" calcext:value-type="float">
            <text:p>2555</text:p>
          </table:table-cell>
          <table:table-cell table:formula="of:=[.B2555]+inc" office:value-type="float" office:value="3.118896484375" calcext:value-type="float">
            <text:p>3,118896484375</text:p>
          </table:table-cell>
          <table:table-cell table:number-columns-repeated="5"/>
        </table:table-row>
        <table:table-row table:style-name="ro1">
          <table:table-cell office:value-type="float" office:value="2556" calcext:value-type="float">
            <text:p>2556</text:p>
          </table:table-cell>
          <table:table-cell table:formula="of:=[.B2556]+inc" office:value-type="float" office:value="3.1201171875" calcext:value-type="float">
            <text:p>3,1201171875</text:p>
          </table:table-cell>
          <table:table-cell table:number-columns-repeated="5"/>
        </table:table-row>
        <table:table-row table:style-name="ro1">
          <table:table-cell office:value-type="float" office:value="2557" calcext:value-type="float">
            <text:p>2557</text:p>
          </table:table-cell>
          <table:table-cell table:formula="of:=[.B2557]+inc" office:value-type="float" office:value="3.121337890625" calcext:value-type="float">
            <text:p>3,121337890625</text:p>
          </table:table-cell>
          <table:table-cell table:number-columns-repeated="5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formula="of:=[.B2558]+inc" office:value-type="float" office:value="3.12255859375" calcext:value-type="float">
            <text:p>3,12255859375</text:p>
          </table:table-cell>
          <table:table-cell table:number-columns-repeated="5"/>
        </table:table-row>
        <table:table-row table:style-name="ro1">
          <table:table-cell office:value-type="float" office:value="2559" calcext:value-type="float">
            <text:p>2559</text:p>
          </table:table-cell>
          <table:table-cell table:formula="of:=[.B2559]+inc" office:value-type="float" office:value="3.123779296875" calcext:value-type="float">
            <text:p>3,123779296875</text:p>
          </table:table-cell>
          <table:table-cell table:number-columns-repeated="5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formula="of:=[.B2560]+inc" office:value-type="float" office:value="3.125" calcext:value-type="float">
            <text:p>3,125</text:p>
          </table:table-cell>
          <table:table-cell table:number-columns-repeated="5"/>
        </table:table-row>
        <table:table-row table:style-name="ro1">
          <table:table-cell office:value-type="float" office:value="2561" calcext:value-type="float">
            <text:p>2561</text:p>
          </table:table-cell>
          <table:table-cell table:formula="of:=[.B2561]+inc" office:value-type="float" office:value="3.126220703125" calcext:value-type="float">
            <text:p>3,126220703125</text:p>
          </table:table-cell>
          <table:table-cell table:number-columns-repeated="5"/>
        </table:table-row>
        <table:table-row table:style-name="ro1">
          <table:table-cell office:value-type="float" office:value="2562" calcext:value-type="float">
            <text:p>2562</text:p>
          </table:table-cell>
          <table:table-cell table:formula="of:=[.B2562]+inc" office:value-type="float" office:value="3.12744140625" calcext:value-type="float">
            <text:p>3,12744140625</text:p>
          </table:table-cell>
          <table:table-cell table:number-columns-repeated="5"/>
        </table:table-row>
        <table:table-row table:style-name="ro1">
          <table:table-cell office:value-type="float" office:value="2563" calcext:value-type="float">
            <text:p>2563</text:p>
          </table:table-cell>
          <table:table-cell table:formula="of:=[.B2563]+inc" office:value-type="float" office:value="3.128662109375" calcext:value-type="float">
            <text:p>3,128662109375</text:p>
          </table:table-cell>
          <table:table-cell table:number-columns-repeated="5"/>
        </table:table-row>
        <table:table-row table:style-name="ro1">
          <table:table-cell office:value-type="float" office:value="2564" calcext:value-type="float">
            <text:p>2564</text:p>
          </table:table-cell>
          <table:table-cell table:formula="of:=[.B2564]+inc" office:value-type="float" office:value="3.1298828125" calcext:value-type="float">
            <text:p>3,1298828125</text:p>
          </table:table-cell>
          <table:table-cell table:number-columns-repeated="5"/>
        </table:table-row>
        <table:table-row table:style-name="ro1">
          <table:table-cell office:value-type="float" office:value="2565" calcext:value-type="float">
            <text:p>2565</text:p>
          </table:table-cell>
          <table:table-cell table:formula="of:=[.B2565]+inc" office:value-type="float" office:value="3.131103515625" calcext:value-type="float">
            <text:p>3,131103515625</text:p>
          </table:table-cell>
          <table:table-cell table:number-columns-repeated="5"/>
        </table:table-row>
        <table:table-row table:style-name="ro1">
          <table:table-cell office:value-type="float" office:value="2566" calcext:value-type="float">
            <text:p>2566</text:p>
          </table:table-cell>
          <table:table-cell table:formula="of:=[.B2566]+inc" office:value-type="float" office:value="3.13232421875" calcext:value-type="float">
            <text:p>3,13232421875</text:p>
          </table:table-cell>
          <table:table-cell table:number-columns-repeated="5"/>
        </table:table-row>
        <table:table-row table:style-name="ro1">
          <table:table-cell office:value-type="float" office:value="2567" calcext:value-type="float">
            <text:p>2567</text:p>
          </table:table-cell>
          <table:table-cell table:formula="of:=[.B2567]+inc" office:value-type="float" office:value="3.133544921875" calcext:value-type="float">
            <text:p>3,133544921875</text:p>
          </table:table-cell>
          <table:table-cell table:number-columns-repeated="5"/>
        </table:table-row>
        <table:table-row table:style-name="ro1">
          <table:table-cell office:value-type="float" office:value="2568" calcext:value-type="float">
            <text:p>2568</text:p>
          </table:table-cell>
          <table:table-cell table:formula="of:=[.B2568]+inc" office:value-type="float" office:value="3.134765625" calcext:value-type="float">
            <text:p>3,134765625</text:p>
          </table:table-cell>
          <table:table-cell table:number-columns-repeated="5"/>
        </table:table-row>
        <table:table-row table:style-name="ro1">
          <table:table-cell office:value-type="float" office:value="2569" calcext:value-type="float">
            <text:p>2569</text:p>
          </table:table-cell>
          <table:table-cell table:formula="of:=[.B2569]+inc" office:value-type="float" office:value="3.135986328125" calcext:value-type="float">
            <text:p>3,135986328125</text:p>
          </table:table-cell>
          <table:table-cell table:number-columns-repeated="5"/>
        </table:table-row>
        <table:table-row table:style-name="ro1">
          <table:table-cell office:value-type="float" office:value="2570" calcext:value-type="float">
            <text:p>2570</text:p>
          </table:table-cell>
          <table:table-cell table:formula="of:=[.B2570]+inc" office:value-type="float" office:value="3.13720703125" calcext:value-type="float">
            <text:p>3,13720703125</text:p>
          </table:table-cell>
          <table:table-cell table:number-columns-repeated="5"/>
        </table:table-row>
        <table:table-row table:style-name="ro1">
          <table:table-cell office:value-type="float" office:value="2571" calcext:value-type="float">
            <text:p>2571</text:p>
          </table:table-cell>
          <table:table-cell table:formula="of:=[.B2571]+inc" office:value-type="float" office:value="3.138427734375" calcext:value-type="float">
            <text:p>3,138427734375</text:p>
          </table:table-cell>
          <table:table-cell table:number-columns-repeated="5"/>
        </table:table-row>
        <table:table-row table:style-name="ro1">
          <table:table-cell office:value-type="float" office:value="2572" calcext:value-type="float">
            <text:p>2572</text:p>
          </table:table-cell>
          <table:table-cell table:formula="of:=[.B2572]+inc" office:value-type="float" office:value="3.1396484375" calcext:value-type="float">
            <text:p>3,1396484375</text:p>
          </table:table-cell>
          <table:table-cell table:number-columns-repeated="5"/>
        </table:table-row>
        <table:table-row table:style-name="ro1">
          <table:table-cell office:value-type="float" office:value="2573" calcext:value-type="float">
            <text:p>2573</text:p>
          </table:table-cell>
          <table:table-cell table:formula="of:=[.B2573]+inc" office:value-type="float" office:value="3.140869140625" calcext:value-type="float">
            <text:p>3,140869140625</text:p>
          </table:table-cell>
          <table:table-cell table:number-columns-repeated="5"/>
        </table:table-row>
        <table:table-row table:style-name="ro1">
          <table:table-cell office:value-type="float" office:value="2574" calcext:value-type="float">
            <text:p>2574</text:p>
          </table:table-cell>
          <table:table-cell table:formula="of:=[.B2574]+inc" office:value-type="float" office:value="3.14208984375" calcext:value-type="float">
            <text:p>3,14208984375</text:p>
          </table:table-cell>
          <table:table-cell table:number-columns-repeated="5"/>
        </table:table-row>
        <table:table-row table:style-name="ro1">
          <table:table-cell office:value-type="float" office:value="2575" calcext:value-type="float">
            <text:p>2575</text:p>
          </table:table-cell>
          <table:table-cell table:formula="of:=[.B2575]+inc" office:value-type="float" office:value="3.143310546875" calcext:value-type="float">
            <text:p>3,143310546875</text:p>
          </table:table-cell>
          <table:table-cell table:number-columns-repeated="5"/>
        </table:table-row>
        <table:table-row table:style-name="ro1">
          <table:table-cell office:value-type="float" office:value="2576" calcext:value-type="float">
            <text:p>2576</text:p>
          </table:table-cell>
          <table:table-cell table:formula="of:=[.B2576]+inc" office:value-type="float" office:value="3.14453125" calcext:value-type="float">
            <text:p>3,14453125</text:p>
          </table:table-cell>
          <table:table-cell table:number-columns-repeated="5"/>
        </table:table-row>
        <table:table-row table:style-name="ro1">
          <table:table-cell office:value-type="float" office:value="2577" calcext:value-type="float">
            <text:p>2577</text:p>
          </table:table-cell>
          <table:table-cell table:formula="of:=[.B2577]+inc" office:value-type="float" office:value="3.145751953125" calcext:value-type="float">
            <text:p>3,145751953125</text:p>
          </table:table-cell>
          <table:table-cell table:number-columns-repeated="5"/>
        </table:table-row>
        <table:table-row table:style-name="ro1">
          <table:table-cell office:value-type="float" office:value="2578" calcext:value-type="float">
            <text:p>2578</text:p>
          </table:table-cell>
          <table:table-cell table:formula="of:=[.B2578]+inc" office:value-type="float" office:value="3.14697265625" calcext:value-type="float">
            <text:p>3,14697265625</text:p>
          </table:table-cell>
          <table:table-cell table:number-columns-repeated="5"/>
        </table:table-row>
        <table:table-row table:style-name="ro1">
          <table:table-cell office:value-type="float" office:value="2579" calcext:value-type="float">
            <text:p>2579</text:p>
          </table:table-cell>
          <table:table-cell table:formula="of:=[.B2579]+inc" office:value-type="float" office:value="3.148193359375" calcext:value-type="float">
            <text:p>3,148193359375</text:p>
          </table:table-cell>
          <table:table-cell table:number-columns-repeated="5"/>
        </table:table-row>
        <table:table-row table:style-name="ro1">
          <table:table-cell office:value-type="float" office:value="2580" calcext:value-type="float">
            <text:p>2580</text:p>
          </table:table-cell>
          <table:table-cell table:formula="of:=[.B2580]+inc" office:value-type="float" office:value="3.1494140625" calcext:value-type="float">
            <text:p>3,1494140625</text:p>
          </table:table-cell>
          <table:table-cell table:number-columns-repeated="5"/>
        </table:table-row>
        <table:table-row table:style-name="ro1">
          <table:table-cell office:value-type="float" office:value="2581" calcext:value-type="float">
            <text:p>2581</text:p>
          </table:table-cell>
          <table:table-cell table:formula="of:=[.B2581]+inc" office:value-type="float" office:value="3.150634765625" calcext:value-type="float">
            <text:p>3,150634765625</text:p>
          </table:table-cell>
          <table:table-cell table:number-columns-repeated="5"/>
        </table:table-row>
        <table:table-row table:style-name="ro1">
          <table:table-cell office:value-type="float" office:value="2582" calcext:value-type="float">
            <text:p>2582</text:p>
          </table:table-cell>
          <table:table-cell table:formula="of:=[.B2582]+inc" office:value-type="float" office:value="3.15185546875" calcext:value-type="float">
            <text:p>3,15185546875</text:p>
          </table:table-cell>
          <table:table-cell table:number-columns-repeated="5"/>
        </table:table-row>
        <table:table-row table:style-name="ro1">
          <table:table-cell office:value-type="float" office:value="2583" calcext:value-type="float">
            <text:p>2583</text:p>
          </table:table-cell>
          <table:table-cell table:formula="of:=[.B2583]+inc" office:value-type="float" office:value="3.153076171875" calcext:value-type="float">
            <text:p>3,153076171875</text:p>
          </table:table-cell>
          <table:table-cell table:number-columns-repeated="5"/>
        </table:table-row>
        <table:table-row table:style-name="ro1">
          <table:table-cell office:value-type="float" office:value="2584" calcext:value-type="float">
            <text:p>2584</text:p>
          </table:table-cell>
          <table:table-cell table:formula="of:=[.B2584]+inc" office:value-type="float" office:value="3.154296875" calcext:value-type="float">
            <text:p>3,154296875</text:p>
          </table:table-cell>
          <table:table-cell table:number-columns-repeated="5"/>
        </table:table-row>
        <table:table-row table:style-name="ro1">
          <table:table-cell office:value-type="float" office:value="2585" calcext:value-type="float">
            <text:p>2585</text:p>
          </table:table-cell>
          <table:table-cell table:formula="of:=[.B2585]+inc" office:value-type="float" office:value="3.155517578125" calcext:value-type="float">
            <text:p>3,155517578125</text:p>
          </table:table-cell>
          <table:table-cell table:number-columns-repeated="5"/>
        </table:table-row>
        <table:table-row table:style-name="ro1">
          <table:table-cell office:value-type="float" office:value="2586" calcext:value-type="float">
            <text:p>2586</text:p>
          </table:table-cell>
          <table:table-cell table:formula="of:=[.B2586]+inc" office:value-type="float" office:value="3.15673828125" calcext:value-type="float">
            <text:p>3,15673828125</text:p>
          </table:table-cell>
          <table:table-cell table:number-columns-repeated="5"/>
        </table:table-row>
        <table:table-row table:style-name="ro1">
          <table:table-cell office:value-type="float" office:value="2587" calcext:value-type="float">
            <text:p>2587</text:p>
          </table:table-cell>
          <table:table-cell table:formula="of:=[.B2587]+inc" office:value-type="float" office:value="3.157958984375" calcext:value-type="float">
            <text:p>3,157958984375</text:p>
          </table:table-cell>
          <table:table-cell table:number-columns-repeated="5"/>
        </table:table-row>
        <table:table-row table:style-name="ro1">
          <table:table-cell office:value-type="float" office:value="2588" calcext:value-type="float">
            <text:p>2588</text:p>
          </table:table-cell>
          <table:table-cell table:formula="of:=[.B2588]+inc" office:value-type="float" office:value="3.1591796875" calcext:value-type="float">
            <text:p>3,1591796875</text:p>
          </table:table-cell>
          <table:table-cell table:number-columns-repeated="5"/>
        </table:table-row>
        <table:table-row table:style-name="ro1">
          <table:table-cell office:value-type="float" office:value="2589" calcext:value-type="float">
            <text:p>2589</text:p>
          </table:table-cell>
          <table:table-cell table:formula="of:=[.B2589]+inc" office:value-type="float" office:value="3.160400390625" calcext:value-type="float">
            <text:p>3,160400390625</text:p>
          </table:table-cell>
          <table:table-cell table:number-columns-repeated="5"/>
        </table:table-row>
        <table:table-row table:style-name="ro1">
          <table:table-cell office:value-type="float" office:value="2590" calcext:value-type="float">
            <text:p>2590</text:p>
          </table:table-cell>
          <table:table-cell table:formula="of:=[.B2590]+inc" office:value-type="float" office:value="3.16162109375" calcext:value-type="float">
            <text:p>3,16162109375</text:p>
          </table:table-cell>
          <table:table-cell table:number-columns-repeated="5"/>
        </table:table-row>
        <table:table-row table:style-name="ro1">
          <table:table-cell office:value-type="float" office:value="2591" calcext:value-type="float">
            <text:p>2591</text:p>
          </table:table-cell>
          <table:table-cell table:formula="of:=[.B2591]+inc" office:value-type="float" office:value="3.162841796875" calcext:value-type="float">
            <text:p>3,162841796875</text:p>
          </table:table-cell>
          <table:table-cell table:number-columns-repeated="5"/>
        </table:table-row>
        <table:table-row table:style-name="ro1">
          <table:table-cell office:value-type="float" office:value="2592" calcext:value-type="float">
            <text:p>2592</text:p>
          </table:table-cell>
          <table:table-cell table:formula="of:=[.B2592]+inc" office:value-type="float" office:value="3.1640625" calcext:value-type="float">
            <text:p>3,1640625</text:p>
          </table:table-cell>
          <table:table-cell table:number-columns-repeated="5"/>
        </table:table-row>
        <table:table-row table:style-name="ro1">
          <table:table-cell office:value-type="float" office:value="2593" calcext:value-type="float">
            <text:p>2593</text:p>
          </table:table-cell>
          <table:table-cell table:formula="of:=[.B2593]+inc" office:value-type="float" office:value="3.165283203125" calcext:value-type="float">
            <text:p>3,165283203125</text:p>
          </table:table-cell>
          <table:table-cell table:number-columns-repeated="5"/>
        </table:table-row>
        <table:table-row table:style-name="ro1">
          <table:table-cell office:value-type="float" office:value="2594" calcext:value-type="float">
            <text:p>2594</text:p>
          </table:table-cell>
          <table:table-cell table:formula="of:=[.B2594]+inc" office:value-type="float" office:value="3.16650390625" calcext:value-type="float">
            <text:p>3,16650390625</text:p>
          </table:table-cell>
          <table:table-cell table:number-columns-repeated="5"/>
        </table:table-row>
        <table:table-row table:style-name="ro1">
          <table:table-cell office:value-type="float" office:value="2595" calcext:value-type="float">
            <text:p>2595</text:p>
          </table:table-cell>
          <table:table-cell table:formula="of:=[.B2595]+inc" office:value-type="float" office:value="3.167724609375" calcext:value-type="float">
            <text:p>3,167724609375</text:p>
          </table:table-cell>
          <table:table-cell table:number-columns-repeated="5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formula="of:=[.B2596]+inc" office:value-type="float" office:value="3.1689453125" calcext:value-type="float">
            <text:p>3,1689453125</text:p>
          </table:table-cell>
          <table:table-cell table:number-columns-repeated="5"/>
        </table:table-row>
        <table:table-row table:style-name="ro1">
          <table:table-cell office:value-type="float" office:value="2597" calcext:value-type="float">
            <text:p>2597</text:p>
          </table:table-cell>
          <table:table-cell table:formula="of:=[.B2597]+inc" office:value-type="float" office:value="3.170166015625" calcext:value-type="float">
            <text:p>3,170166015625</text:p>
          </table:table-cell>
          <table:table-cell table:number-columns-repeated="5"/>
        </table:table-row>
        <table:table-row table:style-name="ro1">
          <table:table-cell office:value-type="float" office:value="2598" calcext:value-type="float">
            <text:p>2598</text:p>
          </table:table-cell>
          <table:table-cell table:formula="of:=[.B2598]+inc" office:value-type="float" office:value="3.17138671875" calcext:value-type="float">
            <text:p>3,17138671875</text:p>
          </table:table-cell>
          <table:table-cell table:number-columns-repeated="5"/>
        </table:table-row>
        <table:table-row table:style-name="ro1">
          <table:table-cell office:value-type="float" office:value="2599" calcext:value-type="float">
            <text:p>2599</text:p>
          </table:table-cell>
          <table:table-cell table:formula="of:=[.B2599]+inc" office:value-type="float" office:value="3.172607421875" calcext:value-type="float">
            <text:p>3,172607421875</text:p>
          </table:table-cell>
          <table:table-cell table:number-columns-repeated="5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formula="of:=[.B2600]+inc" office:value-type="float" office:value="3.173828125" calcext:value-type="float">
            <text:p>3,173828125</text:p>
          </table:table-cell>
          <table:table-cell table:number-columns-repeated="5"/>
        </table:table-row>
        <table:table-row table:style-name="ro1">
          <table:table-cell office:value-type="float" office:value="2601" calcext:value-type="float">
            <text:p>2601</text:p>
          </table:table-cell>
          <table:table-cell table:formula="of:=[.B2601]+inc" office:value-type="float" office:value="3.175048828125" calcext:value-type="float">
            <text:p>3,175048828125</text:p>
          </table:table-cell>
          <table:table-cell table:number-columns-repeated="5"/>
        </table:table-row>
        <table:table-row table:style-name="ro1">
          <table:table-cell office:value-type="float" office:value="2602" calcext:value-type="float">
            <text:p>2602</text:p>
          </table:table-cell>
          <table:table-cell table:formula="of:=[.B2602]+inc" office:value-type="float" office:value="3.17626953125" calcext:value-type="float">
            <text:p>3,17626953125</text:p>
          </table:table-cell>
          <table:table-cell table:number-columns-repeated="5"/>
        </table:table-row>
        <table:table-row table:style-name="ro1">
          <table:table-cell office:value-type="float" office:value="2603" calcext:value-type="float">
            <text:p>2603</text:p>
          </table:table-cell>
          <table:table-cell table:formula="of:=[.B2603]+inc" office:value-type="float" office:value="3.177490234375" calcext:value-type="float">
            <text:p>3,177490234375</text:p>
          </table:table-cell>
          <table:table-cell table:number-columns-repeated="5"/>
        </table:table-row>
        <table:table-row table:style-name="ro1">
          <table:table-cell office:value-type="float" office:value="2604" calcext:value-type="float">
            <text:p>2604</text:p>
          </table:table-cell>
          <table:table-cell table:formula="of:=[.B2604]+inc" office:value-type="float" office:value="3.1787109375" calcext:value-type="float">
            <text:p>3,1787109375</text:p>
          </table:table-cell>
          <table:table-cell table:number-columns-repeated="5"/>
        </table:table-row>
        <table:table-row table:style-name="ro1">
          <table:table-cell office:value-type="float" office:value="2605" calcext:value-type="float">
            <text:p>2605</text:p>
          </table:table-cell>
          <table:table-cell table:formula="of:=[.B2605]+inc" office:value-type="float" office:value="3.179931640625" calcext:value-type="float">
            <text:p>3,179931640625</text:p>
          </table:table-cell>
          <table:table-cell table:number-columns-repeated="5"/>
        </table:table-row>
        <table:table-row table:style-name="ro1">
          <table:table-cell office:value-type="float" office:value="2606" calcext:value-type="float">
            <text:p>2606</text:p>
          </table:table-cell>
          <table:table-cell table:formula="of:=[.B2606]+inc" office:value-type="float" office:value="3.18115234375" calcext:value-type="float">
            <text:p>3,18115234375</text:p>
          </table:table-cell>
          <table:table-cell table:number-columns-repeated="5"/>
        </table:table-row>
        <table:table-row table:style-name="ro1">
          <table:table-cell office:value-type="float" office:value="2607" calcext:value-type="float">
            <text:p>2607</text:p>
          </table:table-cell>
          <table:table-cell table:formula="of:=[.B2607]+inc" office:value-type="float" office:value="3.182373046875" calcext:value-type="float">
            <text:p>3,182373046875</text:p>
          </table:table-cell>
          <table:table-cell table:number-columns-repeated="5"/>
        </table:table-row>
        <table:table-row table:style-name="ro1">
          <table:table-cell office:value-type="float" office:value="2608" calcext:value-type="float">
            <text:p>2608</text:p>
          </table:table-cell>
          <table:table-cell table:formula="of:=[.B2608]+inc" office:value-type="float" office:value="3.18359375" calcext:value-type="float">
            <text:p>3,18359375</text:p>
          </table:table-cell>
          <table:table-cell table:number-columns-repeated="5"/>
        </table:table-row>
        <table:table-row table:style-name="ro1">
          <table:table-cell office:value-type="float" office:value="2609" calcext:value-type="float">
            <text:p>2609</text:p>
          </table:table-cell>
          <table:table-cell table:formula="of:=[.B2609]+inc" office:value-type="float" office:value="3.184814453125" calcext:value-type="float">
            <text:p>3,184814453125</text:p>
          </table:table-cell>
          <table:table-cell table:number-columns-repeated="5"/>
        </table:table-row>
        <table:table-row table:style-name="ro1">
          <table:table-cell office:value-type="float" office:value="2610" calcext:value-type="float">
            <text:p>2610</text:p>
          </table:table-cell>
          <table:table-cell table:formula="of:=[.B2610]+inc" office:value-type="float" office:value="3.18603515625" calcext:value-type="float">
            <text:p>3,18603515625</text:p>
          </table:table-cell>
          <table:table-cell table:number-columns-repeated="5"/>
        </table:table-row>
        <table:table-row table:style-name="ro1">
          <table:table-cell office:value-type="float" office:value="2611" calcext:value-type="float">
            <text:p>2611</text:p>
          </table:table-cell>
          <table:table-cell table:formula="of:=[.B2611]+inc" office:value-type="float" office:value="3.187255859375" calcext:value-type="float">
            <text:p>3,187255859375</text:p>
          </table:table-cell>
          <table:table-cell table:number-columns-repeated="5"/>
        </table:table-row>
        <table:table-row table:style-name="ro1">
          <table:table-cell office:value-type="float" office:value="2612" calcext:value-type="float">
            <text:p>2612</text:p>
          </table:table-cell>
          <table:table-cell table:formula="of:=[.B2612]+inc" office:value-type="float" office:value="3.1884765625" calcext:value-type="float">
            <text:p>3,1884765625</text:p>
          </table:table-cell>
          <table:table-cell table:number-columns-repeated="5"/>
        </table:table-row>
        <table:table-row table:style-name="ro1">
          <table:table-cell office:value-type="float" office:value="2613" calcext:value-type="float">
            <text:p>2613</text:p>
          </table:table-cell>
          <table:table-cell table:formula="of:=[.B2613]+inc" office:value-type="float" office:value="3.189697265625" calcext:value-type="float">
            <text:p>3,189697265625</text:p>
          </table:table-cell>
          <table:table-cell table:number-columns-repeated="5"/>
        </table:table-row>
        <table:table-row table:style-name="ro1">
          <table:table-cell office:value-type="float" office:value="2614" calcext:value-type="float">
            <text:p>2614</text:p>
          </table:table-cell>
          <table:table-cell table:formula="of:=[.B2614]+inc" office:value-type="float" office:value="3.19091796875" calcext:value-type="float">
            <text:p>3,19091796875</text:p>
          </table:table-cell>
          <table:table-cell table:number-columns-repeated="5"/>
        </table:table-row>
        <table:table-row table:style-name="ro1">
          <table:table-cell office:value-type="float" office:value="2615" calcext:value-type="float">
            <text:p>2615</text:p>
          </table:table-cell>
          <table:table-cell table:formula="of:=[.B2615]+inc" office:value-type="float" office:value="3.192138671875" calcext:value-type="float">
            <text:p>3,192138671875</text:p>
          </table:table-cell>
          <table:table-cell table:number-columns-repeated="5"/>
        </table:table-row>
        <table:table-row table:style-name="ro1">
          <table:table-cell office:value-type="float" office:value="2616" calcext:value-type="float">
            <text:p>2616</text:p>
          </table:table-cell>
          <table:table-cell table:formula="of:=[.B2616]+inc" office:value-type="float" office:value="3.193359375" calcext:value-type="float">
            <text:p>3,193359375</text:p>
          </table:table-cell>
          <table:table-cell table:number-columns-repeated="5"/>
        </table:table-row>
        <table:table-row table:style-name="ro1">
          <table:table-cell office:value-type="float" office:value="2617" calcext:value-type="float">
            <text:p>2617</text:p>
          </table:table-cell>
          <table:table-cell table:formula="of:=[.B2617]+inc" office:value-type="float" office:value="3.194580078125" calcext:value-type="float">
            <text:p>3,194580078125</text:p>
          </table:table-cell>
          <table:table-cell table:number-columns-repeated="5"/>
        </table:table-row>
        <table:table-row table:style-name="ro1">
          <table:table-cell office:value-type="float" office:value="2618" calcext:value-type="float">
            <text:p>2618</text:p>
          </table:table-cell>
          <table:table-cell table:formula="of:=[.B2618]+inc" office:value-type="float" office:value="3.19580078125" calcext:value-type="float">
            <text:p>3,19580078125</text:p>
          </table:table-cell>
          <table:table-cell table:number-columns-repeated="5"/>
        </table:table-row>
        <table:table-row table:style-name="ro1">
          <table:table-cell office:value-type="float" office:value="2619" calcext:value-type="float">
            <text:p>2619</text:p>
          </table:table-cell>
          <table:table-cell table:formula="of:=[.B2619]+inc" office:value-type="float" office:value="3.197021484375" calcext:value-type="float">
            <text:p>3,197021484375</text:p>
          </table:table-cell>
          <table:table-cell table:number-columns-repeated="5"/>
        </table:table-row>
        <table:table-row table:style-name="ro1">
          <table:table-cell office:value-type="float" office:value="2620" calcext:value-type="float">
            <text:p>2620</text:p>
          </table:table-cell>
          <table:table-cell table:formula="of:=[.B2620]+inc" office:value-type="float" office:value="3.1982421875" calcext:value-type="float">
            <text:p>3,1982421875</text:p>
          </table:table-cell>
          <table:table-cell table:number-columns-repeated="5"/>
        </table:table-row>
        <table:table-row table:style-name="ro1">
          <table:table-cell office:value-type="float" office:value="2621" calcext:value-type="float">
            <text:p>2621</text:p>
          </table:table-cell>
          <table:table-cell table:formula="of:=[.B2621]+inc" office:value-type="float" office:value="3.199462890625" calcext:value-type="float">
            <text:p>3,199462890625</text:p>
          </table:table-cell>
          <table:table-cell table:number-columns-repeated="5"/>
        </table:table-row>
        <table:table-row table:style-name="ro1">
          <table:table-cell office:value-type="float" office:value="2622" calcext:value-type="float">
            <text:p>2622</text:p>
          </table:table-cell>
          <table:table-cell table:formula="of:=[.B2622]+inc" office:value-type="float" office:value="3.20068359375" calcext:value-type="float">
            <text:p>3,20068359375</text:p>
          </table:table-cell>
          <table:table-cell table:number-columns-repeated="5"/>
        </table:table-row>
        <table:table-row table:style-name="ro1">
          <table:table-cell office:value-type="float" office:value="2623" calcext:value-type="float">
            <text:p>2623</text:p>
          </table:table-cell>
          <table:table-cell table:formula="of:=[.B2623]+inc" office:value-type="float" office:value="3.201904296875" calcext:value-type="float">
            <text:p>3,201904296875</text:p>
          </table:table-cell>
          <table:table-cell table:number-columns-repeated="5"/>
        </table:table-row>
        <table:table-row table:style-name="ro1">
          <table:table-cell office:value-type="float" office:value="2624" calcext:value-type="float">
            <text:p>2624</text:p>
          </table:table-cell>
          <table:table-cell table:formula="of:=[.B2624]+inc" office:value-type="float" office:value="3.203125" calcext:value-type="float">
            <text:p>3,203125</text:p>
          </table:table-cell>
          <table:table-cell table:number-columns-repeated="5"/>
        </table:table-row>
        <table:table-row table:style-name="ro1">
          <table:table-cell office:value-type="float" office:value="2625" calcext:value-type="float">
            <text:p>2625</text:p>
          </table:table-cell>
          <table:table-cell table:formula="of:=[.B2625]+inc" office:value-type="float" office:value="3.204345703125" calcext:value-type="float">
            <text:p>3,204345703125</text:p>
          </table:table-cell>
          <table:table-cell table:number-columns-repeated="5"/>
        </table:table-row>
        <table:table-row table:style-name="ro1">
          <table:table-cell office:value-type="float" office:value="2626" calcext:value-type="float">
            <text:p>2626</text:p>
          </table:table-cell>
          <table:table-cell table:formula="of:=[.B2626]+inc" office:value-type="float" office:value="3.20556640625" calcext:value-type="float">
            <text:p>3,20556640625</text:p>
          </table:table-cell>
          <table:table-cell table:number-columns-repeated="5"/>
        </table:table-row>
        <table:table-row table:style-name="ro1">
          <table:table-cell office:value-type="float" office:value="2627" calcext:value-type="float">
            <text:p>2627</text:p>
          </table:table-cell>
          <table:table-cell table:formula="of:=[.B2627]+inc" office:value-type="float" office:value="3.206787109375" calcext:value-type="float">
            <text:p>3,206787109375</text:p>
          </table:table-cell>
          <table:table-cell table:number-columns-repeated="5"/>
        </table:table-row>
        <table:table-row table:style-name="ro1">
          <table:table-cell office:value-type="float" office:value="2628" calcext:value-type="float">
            <text:p>2628</text:p>
          </table:table-cell>
          <table:table-cell table:formula="of:=[.B2628]+inc" office:value-type="float" office:value="3.2080078125" calcext:value-type="float">
            <text:p>3,2080078125</text:p>
          </table:table-cell>
          <table:table-cell table:number-columns-repeated="5"/>
        </table:table-row>
        <table:table-row table:style-name="ro1">
          <table:table-cell office:value-type="float" office:value="2629" calcext:value-type="float">
            <text:p>2629</text:p>
          </table:table-cell>
          <table:table-cell table:formula="of:=[.B2629]+inc" office:value-type="float" office:value="3.209228515625" calcext:value-type="float">
            <text:p>3,209228515625</text:p>
          </table:table-cell>
          <table:table-cell table:number-columns-repeated="5"/>
        </table:table-row>
        <table:table-row table:style-name="ro1">
          <table:table-cell office:value-type="float" office:value="2630" calcext:value-type="float">
            <text:p>2630</text:p>
          </table:table-cell>
          <table:table-cell table:formula="of:=[.B2630]+inc" office:value-type="float" office:value="3.21044921875" calcext:value-type="float">
            <text:p>3,21044921875</text:p>
          </table:table-cell>
          <table:table-cell table:number-columns-repeated="5"/>
        </table:table-row>
        <table:table-row table:style-name="ro1">
          <table:table-cell office:value-type="float" office:value="2631" calcext:value-type="float">
            <text:p>2631</text:p>
          </table:table-cell>
          <table:table-cell table:formula="of:=[.B2631]+inc" office:value-type="float" office:value="3.211669921875" calcext:value-type="float">
            <text:p>3,211669921875</text:p>
          </table:table-cell>
          <table:table-cell table:number-columns-repeated="5"/>
        </table:table-row>
        <table:table-row table:style-name="ro1">
          <table:table-cell office:value-type="float" office:value="2632" calcext:value-type="float">
            <text:p>2632</text:p>
          </table:table-cell>
          <table:table-cell table:formula="of:=[.B2632]+inc" office:value-type="float" office:value="3.212890625" calcext:value-type="float">
            <text:p>3,212890625</text:p>
          </table:table-cell>
          <table:table-cell table:number-columns-repeated="5"/>
        </table:table-row>
        <table:table-row table:style-name="ro1">
          <table:table-cell office:value-type="float" office:value="2633" calcext:value-type="float">
            <text:p>2633</text:p>
          </table:table-cell>
          <table:table-cell table:formula="of:=[.B2633]+inc" office:value-type="float" office:value="3.214111328125" calcext:value-type="float">
            <text:p>3,214111328125</text:p>
          </table:table-cell>
          <table:table-cell table:number-columns-repeated="5"/>
        </table:table-row>
        <table:table-row table:style-name="ro1">
          <table:table-cell office:value-type="float" office:value="2634" calcext:value-type="float">
            <text:p>2634</text:p>
          </table:table-cell>
          <table:table-cell table:formula="of:=[.B2634]+inc" office:value-type="float" office:value="3.21533203125" calcext:value-type="float">
            <text:p>3,21533203125</text:p>
          </table:table-cell>
          <table:table-cell table:number-columns-repeated="5"/>
        </table:table-row>
        <table:table-row table:style-name="ro1">
          <table:table-cell office:value-type="float" office:value="2635" calcext:value-type="float">
            <text:p>2635</text:p>
          </table:table-cell>
          <table:table-cell table:formula="of:=[.B2635]+inc" office:value-type="float" office:value="3.216552734375" calcext:value-type="float">
            <text:p>3,216552734375</text:p>
          </table:table-cell>
          <table:table-cell table:number-columns-repeated="5"/>
        </table:table-row>
        <table:table-row table:style-name="ro1">
          <table:table-cell office:value-type="float" office:value="2636" calcext:value-type="float">
            <text:p>2636</text:p>
          </table:table-cell>
          <table:table-cell table:formula="of:=[.B2636]+inc" office:value-type="float" office:value="3.2177734375" calcext:value-type="float">
            <text:p>3,2177734375</text:p>
          </table:table-cell>
          <table:table-cell table:number-columns-repeated="5"/>
        </table:table-row>
        <table:table-row table:style-name="ro1">
          <table:table-cell office:value-type="float" office:value="2637" calcext:value-type="float">
            <text:p>2637</text:p>
          </table:table-cell>
          <table:table-cell table:formula="of:=[.B2637]+inc" office:value-type="float" office:value="3.218994140625" calcext:value-type="float">
            <text:p>3,218994140625</text:p>
          </table:table-cell>
          <table:table-cell table:number-columns-repeated="5"/>
        </table:table-row>
        <table:table-row table:style-name="ro1">
          <table:table-cell office:value-type="float" office:value="2638" calcext:value-type="float">
            <text:p>2638</text:p>
          </table:table-cell>
          <table:table-cell table:formula="of:=[.B2638]+inc" office:value-type="float" office:value="3.22021484375" calcext:value-type="float">
            <text:p>3,22021484375</text:p>
          </table:table-cell>
          <table:table-cell table:number-columns-repeated="5"/>
        </table:table-row>
        <table:table-row table:style-name="ro1">
          <table:table-cell office:value-type="float" office:value="2639" calcext:value-type="float">
            <text:p>2639</text:p>
          </table:table-cell>
          <table:table-cell table:formula="of:=[.B2639]+inc" office:value-type="float" office:value="3.221435546875" calcext:value-type="float">
            <text:p>3,221435546875</text:p>
          </table:table-cell>
          <table:table-cell table:number-columns-repeated="5"/>
        </table:table-row>
        <table:table-row table:style-name="ro1">
          <table:table-cell office:value-type="float" office:value="2640" calcext:value-type="float">
            <text:p>2640</text:p>
          </table:table-cell>
          <table:table-cell table:formula="of:=[.B2640]+inc" office:value-type="float" office:value="3.22265625" calcext:value-type="float">
            <text:p>3,22265625</text:p>
          </table:table-cell>
          <table:table-cell table:number-columns-repeated="5"/>
        </table:table-row>
        <table:table-row table:style-name="ro1">
          <table:table-cell office:value-type="float" office:value="2641" calcext:value-type="float">
            <text:p>2641</text:p>
          </table:table-cell>
          <table:table-cell table:formula="of:=[.B2641]+inc" office:value-type="float" office:value="3.223876953125" calcext:value-type="float">
            <text:p>3,223876953125</text:p>
          </table:table-cell>
          <table:table-cell table:number-columns-repeated="5"/>
        </table:table-row>
        <table:table-row table:style-name="ro1">
          <table:table-cell office:value-type="float" office:value="2642" calcext:value-type="float">
            <text:p>2642</text:p>
          </table:table-cell>
          <table:table-cell table:formula="of:=[.B2642]+inc" office:value-type="float" office:value="3.22509765625" calcext:value-type="float">
            <text:p>3,22509765625</text:p>
          </table:table-cell>
          <table:table-cell table:number-columns-repeated="5"/>
        </table:table-row>
        <table:table-row table:style-name="ro1">
          <table:table-cell office:value-type="float" office:value="2643" calcext:value-type="float">
            <text:p>2643</text:p>
          </table:table-cell>
          <table:table-cell table:formula="of:=[.B2643]+inc" office:value-type="float" office:value="3.226318359375" calcext:value-type="float">
            <text:p>3,226318359375</text:p>
          </table:table-cell>
          <table:table-cell table:number-columns-repeated="5"/>
        </table:table-row>
        <table:table-row table:style-name="ro1">
          <table:table-cell office:value-type="float" office:value="2644" calcext:value-type="float">
            <text:p>2644</text:p>
          </table:table-cell>
          <table:table-cell table:formula="of:=[.B2644]+inc" office:value-type="float" office:value="3.2275390625" calcext:value-type="float">
            <text:p>3,2275390625</text:p>
          </table:table-cell>
          <table:table-cell table:number-columns-repeated="5"/>
        </table:table-row>
        <table:table-row table:style-name="ro1">
          <table:table-cell office:value-type="float" office:value="2645" calcext:value-type="float">
            <text:p>2645</text:p>
          </table:table-cell>
          <table:table-cell table:formula="of:=[.B2645]+inc" office:value-type="float" office:value="3.228759765625" calcext:value-type="float">
            <text:p>3,228759765625</text:p>
          </table:table-cell>
          <table:table-cell table:number-columns-repeated="5"/>
        </table:table-row>
        <table:table-row table:style-name="ro1">
          <table:table-cell office:value-type="float" office:value="2646" calcext:value-type="float">
            <text:p>2646</text:p>
          </table:table-cell>
          <table:table-cell table:formula="of:=[.B2646]+inc" office:value-type="float" office:value="3.22998046875" calcext:value-type="float">
            <text:p>3,22998046875</text:p>
          </table:table-cell>
          <table:table-cell table:number-columns-repeated="5"/>
        </table:table-row>
        <table:table-row table:style-name="ro1">
          <table:table-cell office:value-type="float" office:value="2647" calcext:value-type="float">
            <text:p>2647</text:p>
          </table:table-cell>
          <table:table-cell table:formula="of:=[.B2647]+inc" office:value-type="float" office:value="3.231201171875" calcext:value-type="float">
            <text:p>3,231201171875</text:p>
          </table:table-cell>
          <table:table-cell table:number-columns-repeated="5"/>
        </table:table-row>
        <table:table-row table:style-name="ro1">
          <table:table-cell office:value-type="float" office:value="2648" calcext:value-type="float">
            <text:p>2648</text:p>
          </table:table-cell>
          <table:table-cell table:formula="of:=[.B2648]+inc" office:value-type="float" office:value="3.232421875" calcext:value-type="float">
            <text:p>3,232421875</text:p>
          </table:table-cell>
          <table:table-cell table:number-columns-repeated="5"/>
        </table:table-row>
        <table:table-row table:style-name="ro1">
          <table:table-cell office:value-type="float" office:value="2649" calcext:value-type="float">
            <text:p>2649</text:p>
          </table:table-cell>
          <table:table-cell table:formula="of:=[.B2649]+inc" office:value-type="float" office:value="3.233642578125" calcext:value-type="float">
            <text:p>3,233642578125</text:p>
          </table:table-cell>
          <table:table-cell table:number-columns-repeated="5"/>
        </table:table-row>
        <table:table-row table:style-name="ro1">
          <table:table-cell office:value-type="float" office:value="2650" calcext:value-type="float">
            <text:p>2650</text:p>
          </table:table-cell>
          <table:table-cell table:formula="of:=[.B2650]+inc" office:value-type="float" office:value="3.23486328125" calcext:value-type="float">
            <text:p>3,23486328125</text:p>
          </table:table-cell>
          <table:table-cell table:number-columns-repeated="5"/>
        </table:table-row>
        <table:table-row table:style-name="ro1">
          <table:table-cell office:value-type="float" office:value="2651" calcext:value-type="float">
            <text:p>2651</text:p>
          </table:table-cell>
          <table:table-cell table:formula="of:=[.B2651]+inc" office:value-type="float" office:value="3.236083984375" calcext:value-type="float">
            <text:p>3,236083984375</text:p>
          </table:table-cell>
          <table:table-cell table:number-columns-repeated="5"/>
        </table:table-row>
        <table:table-row table:style-name="ro1">
          <table:table-cell office:value-type="float" office:value="2652" calcext:value-type="float">
            <text:p>2652</text:p>
          </table:table-cell>
          <table:table-cell table:formula="of:=[.B2652]+inc" office:value-type="float" office:value="3.2373046875" calcext:value-type="float">
            <text:p>3,2373046875</text:p>
          </table:table-cell>
          <table:table-cell table:number-columns-repeated="5"/>
        </table:table-row>
        <table:table-row table:style-name="ro1">
          <table:table-cell office:value-type="float" office:value="2653" calcext:value-type="float">
            <text:p>2653</text:p>
          </table:table-cell>
          <table:table-cell table:formula="of:=[.B2653]+inc" office:value-type="float" office:value="3.238525390625" calcext:value-type="float">
            <text:p>3,238525390625</text:p>
          </table:table-cell>
          <table:table-cell table:number-columns-repeated="5"/>
        </table:table-row>
        <table:table-row table:style-name="ro1">
          <table:table-cell office:value-type="float" office:value="2654" calcext:value-type="float">
            <text:p>2654</text:p>
          </table:table-cell>
          <table:table-cell table:formula="of:=[.B2654]+inc" office:value-type="float" office:value="3.23974609375" calcext:value-type="float">
            <text:p>3,23974609375</text:p>
          </table:table-cell>
          <table:table-cell table:number-columns-repeated="5"/>
        </table:table-row>
        <table:table-row table:style-name="ro1">
          <table:table-cell office:value-type="float" office:value="2655" calcext:value-type="float">
            <text:p>2655</text:p>
          </table:table-cell>
          <table:table-cell table:formula="of:=[.B2655]+inc" office:value-type="float" office:value="3.240966796875" calcext:value-type="float">
            <text:p>3,240966796875</text:p>
          </table:table-cell>
          <table:table-cell table:number-columns-repeated="5"/>
        </table:table-row>
        <table:table-row table:style-name="ro1">
          <table:table-cell office:value-type="float" office:value="2656" calcext:value-type="float">
            <text:p>2656</text:p>
          </table:table-cell>
          <table:table-cell table:formula="of:=[.B2656]+inc" office:value-type="float" office:value="3.2421875" calcext:value-type="float">
            <text:p>3,2421875</text:p>
          </table:table-cell>
          <table:table-cell table:number-columns-repeated="5"/>
        </table:table-row>
        <table:table-row table:style-name="ro1">
          <table:table-cell office:value-type="float" office:value="2657" calcext:value-type="float">
            <text:p>2657</text:p>
          </table:table-cell>
          <table:table-cell table:formula="of:=[.B2657]+inc" office:value-type="float" office:value="3.243408203125" calcext:value-type="float">
            <text:p>3,243408203125</text:p>
          </table:table-cell>
          <table:table-cell table:number-columns-repeated="5"/>
        </table:table-row>
        <table:table-row table:style-name="ro1">
          <table:table-cell office:value-type="float" office:value="2658" calcext:value-type="float">
            <text:p>2658</text:p>
          </table:table-cell>
          <table:table-cell table:formula="of:=[.B2658]+inc" office:value-type="float" office:value="3.24462890625" calcext:value-type="float">
            <text:p>3,24462890625</text:p>
          </table:table-cell>
          <table:table-cell table:number-columns-repeated="5"/>
        </table:table-row>
        <table:table-row table:style-name="ro1">
          <table:table-cell office:value-type="float" office:value="2659" calcext:value-type="float">
            <text:p>2659</text:p>
          </table:table-cell>
          <table:table-cell table:formula="of:=[.B2659]+inc" office:value-type="float" office:value="3.245849609375" calcext:value-type="float">
            <text:p>3,245849609375</text:p>
          </table:table-cell>
          <table:table-cell table:number-columns-repeated="5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formula="of:=[.B2660]+inc" office:value-type="float" office:value="3.2470703125" calcext:value-type="float">
            <text:p>3,2470703125</text:p>
          </table:table-cell>
          <table:table-cell table:number-columns-repeated="5"/>
        </table:table-row>
        <table:table-row table:style-name="ro1">
          <table:table-cell office:value-type="float" office:value="2661" calcext:value-type="float">
            <text:p>2661</text:p>
          </table:table-cell>
          <table:table-cell table:formula="of:=[.B2661]+inc" office:value-type="float" office:value="3.248291015625" calcext:value-type="float">
            <text:p>3,248291015625</text:p>
          </table:table-cell>
          <table:table-cell table:number-columns-repeated="5"/>
        </table:table-row>
        <table:table-row table:style-name="ro1">
          <table:table-cell office:value-type="float" office:value="2662" calcext:value-type="float">
            <text:p>2662</text:p>
          </table:table-cell>
          <table:table-cell table:formula="of:=[.B2662]+inc" office:value-type="float" office:value="3.24951171875" calcext:value-type="float">
            <text:p>3,24951171875</text:p>
          </table:table-cell>
          <table:table-cell table:number-columns-repeated="5"/>
        </table:table-row>
        <table:table-row table:style-name="ro1">
          <table:table-cell office:value-type="float" office:value="2663" calcext:value-type="float">
            <text:p>2663</text:p>
          </table:table-cell>
          <table:table-cell table:formula="of:=[.B2663]+inc" office:value-type="float" office:value="3.250732421875" calcext:value-type="float">
            <text:p>3,250732421875</text:p>
          </table:table-cell>
          <table:table-cell table:number-columns-repeated="5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formula="of:=[.B2664]+inc" office:value-type="float" office:value="3.251953125" calcext:value-type="float">
            <text:p>3,251953125</text:p>
          </table:table-cell>
          <table:table-cell table:number-columns-repeated="5"/>
        </table:table-row>
        <table:table-row table:style-name="ro1">
          <table:table-cell office:value-type="float" office:value="2665" calcext:value-type="float">
            <text:p>2665</text:p>
          </table:table-cell>
          <table:table-cell table:formula="of:=[.B2665]+inc" office:value-type="float" office:value="3.253173828125" calcext:value-type="float">
            <text:p>3,253173828125</text:p>
          </table:table-cell>
          <table:table-cell table:number-columns-repeated="5"/>
        </table:table-row>
        <table:table-row table:style-name="ro1">
          <table:table-cell office:value-type="float" office:value="2666" calcext:value-type="float">
            <text:p>2666</text:p>
          </table:table-cell>
          <table:table-cell table:formula="of:=[.B2666]+inc" office:value-type="float" office:value="3.25439453125" calcext:value-type="float">
            <text:p>3,25439453125</text:p>
          </table:table-cell>
          <table:table-cell table:number-columns-repeated="5"/>
        </table:table-row>
        <table:table-row table:style-name="ro1">
          <table:table-cell office:value-type="float" office:value="2667" calcext:value-type="float">
            <text:p>2667</text:p>
          </table:table-cell>
          <table:table-cell table:formula="of:=[.B2667]+inc" office:value-type="float" office:value="3.255615234375" calcext:value-type="float">
            <text:p>3,255615234375</text:p>
          </table:table-cell>
          <table:table-cell table:number-columns-repeated="5"/>
        </table:table-row>
        <table:table-row table:style-name="ro1">
          <table:table-cell office:value-type="float" office:value="2668" calcext:value-type="float">
            <text:p>2668</text:p>
          </table:table-cell>
          <table:table-cell table:formula="of:=[.B2668]+inc" office:value-type="float" office:value="3.2568359375" calcext:value-type="float">
            <text:p>3,2568359375</text:p>
          </table:table-cell>
          <table:table-cell table:number-columns-repeated="5"/>
        </table:table-row>
        <table:table-row table:style-name="ro1">
          <table:table-cell office:value-type="float" office:value="2669" calcext:value-type="float">
            <text:p>2669</text:p>
          </table:table-cell>
          <table:table-cell table:formula="of:=[.B2669]+inc" office:value-type="float" office:value="3.258056640625" calcext:value-type="float">
            <text:p>3,258056640625</text:p>
          </table:table-cell>
          <table:table-cell table:number-columns-repeated="5"/>
        </table:table-row>
        <table:table-row table:style-name="ro1">
          <table:table-cell office:value-type="float" office:value="2670" calcext:value-type="float">
            <text:p>2670</text:p>
          </table:table-cell>
          <table:table-cell table:formula="of:=[.B2670]+inc" office:value-type="float" office:value="3.25927734375" calcext:value-type="float">
            <text:p>3,25927734375</text:p>
          </table:table-cell>
          <table:table-cell table:number-columns-repeated="5"/>
        </table:table-row>
        <table:table-row table:style-name="ro1">
          <table:table-cell office:value-type="float" office:value="2671" calcext:value-type="float">
            <text:p>2671</text:p>
          </table:table-cell>
          <table:table-cell table:formula="of:=[.B2671]+inc" office:value-type="float" office:value="3.260498046875" calcext:value-type="float">
            <text:p>3,260498046875</text:p>
          </table:table-cell>
          <table:table-cell table:number-columns-repeated="5"/>
        </table:table-row>
        <table:table-row table:style-name="ro1">
          <table:table-cell office:value-type="float" office:value="2672" calcext:value-type="float">
            <text:p>2672</text:p>
          </table:table-cell>
          <table:table-cell table:formula="of:=[.B2672]+inc" office:value-type="float" office:value="3.26171875" calcext:value-type="float">
            <text:p>3,26171875</text:p>
          </table:table-cell>
          <table:table-cell table:number-columns-repeated="5"/>
        </table:table-row>
        <table:table-row table:style-name="ro1">
          <table:table-cell office:value-type="float" office:value="2673" calcext:value-type="float">
            <text:p>2673</text:p>
          </table:table-cell>
          <table:table-cell table:formula="of:=[.B2673]+inc" office:value-type="float" office:value="3.262939453125" calcext:value-type="float">
            <text:p>3,262939453125</text:p>
          </table:table-cell>
          <table:table-cell table:number-columns-repeated="5"/>
        </table:table-row>
        <table:table-row table:style-name="ro1">
          <table:table-cell office:value-type="float" office:value="2674" calcext:value-type="float">
            <text:p>2674</text:p>
          </table:table-cell>
          <table:table-cell table:formula="of:=[.B2674]+inc" office:value-type="float" office:value="3.26416015625" calcext:value-type="float">
            <text:p>3,26416015625</text:p>
          </table:table-cell>
          <table:table-cell table:number-columns-repeated="5"/>
        </table:table-row>
        <table:table-row table:style-name="ro1">
          <table:table-cell office:value-type="float" office:value="2675" calcext:value-type="float">
            <text:p>2675</text:p>
          </table:table-cell>
          <table:table-cell table:formula="of:=[.B2675]+inc" office:value-type="float" office:value="3.265380859375" calcext:value-type="float">
            <text:p>3,265380859375</text:p>
          </table:table-cell>
          <table:table-cell table:number-columns-repeated="5"/>
        </table:table-row>
        <table:table-row table:style-name="ro1">
          <table:table-cell office:value-type="float" office:value="2676" calcext:value-type="float">
            <text:p>2676</text:p>
          </table:table-cell>
          <table:table-cell table:formula="of:=[.B2676]+inc" office:value-type="float" office:value="3.2666015625" calcext:value-type="float">
            <text:p>3,2666015625</text:p>
          </table:table-cell>
          <table:table-cell table:number-columns-repeated="5"/>
        </table:table-row>
        <table:table-row table:style-name="ro1">
          <table:table-cell office:value-type="float" office:value="2677" calcext:value-type="float">
            <text:p>2677</text:p>
          </table:table-cell>
          <table:table-cell table:formula="of:=[.B2677]+inc" office:value-type="float" office:value="3.267822265625" calcext:value-type="float">
            <text:p>3,267822265625</text:p>
          </table:table-cell>
          <table:table-cell table:number-columns-repeated="5"/>
        </table:table-row>
        <table:table-row table:style-name="ro1">
          <table:table-cell office:value-type="float" office:value="2678" calcext:value-type="float">
            <text:p>2678</text:p>
          </table:table-cell>
          <table:table-cell table:formula="of:=[.B2678]+inc" office:value-type="float" office:value="3.26904296875" calcext:value-type="float">
            <text:p>3,26904296875</text:p>
          </table:table-cell>
          <table:table-cell table:number-columns-repeated="5"/>
        </table:table-row>
        <table:table-row table:style-name="ro1">
          <table:table-cell office:value-type="float" office:value="2679" calcext:value-type="float">
            <text:p>2679</text:p>
          </table:table-cell>
          <table:table-cell table:formula="of:=[.B2679]+inc" office:value-type="float" office:value="3.270263671875" calcext:value-type="float">
            <text:p>3,270263671875</text:p>
          </table:table-cell>
          <table:table-cell table:number-columns-repeated="5"/>
        </table:table-row>
        <table:table-row table:style-name="ro1">
          <table:table-cell office:value-type="float" office:value="2680" calcext:value-type="float">
            <text:p>2680</text:p>
          </table:table-cell>
          <table:table-cell table:formula="of:=[.B2680]+inc" office:value-type="float" office:value="3.271484375" calcext:value-type="float">
            <text:p>3,271484375</text:p>
          </table:table-cell>
          <table:table-cell table:number-columns-repeated="5"/>
        </table:table-row>
        <table:table-row table:style-name="ro1">
          <table:table-cell office:value-type="float" office:value="2681" calcext:value-type="float">
            <text:p>2681</text:p>
          </table:table-cell>
          <table:table-cell table:formula="of:=[.B2681]+inc" office:value-type="float" office:value="3.272705078125" calcext:value-type="float">
            <text:p>3,272705078125</text:p>
          </table:table-cell>
          <table:table-cell table:number-columns-repeated="5"/>
        </table:table-row>
        <table:table-row table:style-name="ro1">
          <table:table-cell office:value-type="float" office:value="2682" calcext:value-type="float">
            <text:p>2682</text:p>
          </table:table-cell>
          <table:table-cell table:formula="of:=[.B2682]+inc" office:value-type="float" office:value="3.27392578125" calcext:value-type="float">
            <text:p>3,27392578125</text:p>
          </table:table-cell>
          <table:table-cell table:number-columns-repeated="5"/>
        </table:table-row>
        <table:table-row table:style-name="ro1">
          <table:table-cell office:value-type="float" office:value="2683" calcext:value-type="float">
            <text:p>2683</text:p>
          </table:table-cell>
          <table:table-cell table:formula="of:=[.B2683]+inc" office:value-type="float" office:value="3.275146484375" calcext:value-type="float">
            <text:p>3,275146484375</text:p>
          </table:table-cell>
          <table:table-cell table:number-columns-repeated="5"/>
        </table:table-row>
        <table:table-row table:style-name="ro1">
          <table:table-cell office:value-type="float" office:value="2684" calcext:value-type="float">
            <text:p>2684</text:p>
          </table:table-cell>
          <table:table-cell table:formula="of:=[.B2684]+inc" office:value-type="float" office:value="3.2763671875" calcext:value-type="float">
            <text:p>3,2763671875</text:p>
          </table:table-cell>
          <table:table-cell table:number-columns-repeated="5"/>
        </table:table-row>
        <table:table-row table:style-name="ro1">
          <table:table-cell office:value-type="float" office:value="2685" calcext:value-type="float">
            <text:p>2685</text:p>
          </table:table-cell>
          <table:table-cell table:formula="of:=[.B2685]+inc" office:value-type="float" office:value="3.277587890625" calcext:value-type="float">
            <text:p>3,277587890625</text:p>
          </table:table-cell>
          <table:table-cell table:number-columns-repeated="5"/>
        </table:table-row>
        <table:table-row table:style-name="ro1">
          <table:table-cell office:value-type="float" office:value="2686" calcext:value-type="float">
            <text:p>2686</text:p>
          </table:table-cell>
          <table:table-cell table:formula="of:=[.B2686]+inc" office:value-type="float" office:value="3.27880859375" calcext:value-type="float">
            <text:p>3,27880859375</text:p>
          </table:table-cell>
          <table:table-cell table:number-columns-repeated="5"/>
        </table:table-row>
        <table:table-row table:style-name="ro1">
          <table:table-cell office:value-type="float" office:value="2687" calcext:value-type="float">
            <text:p>2687</text:p>
          </table:table-cell>
          <table:table-cell table:formula="of:=[.B2687]+inc" office:value-type="float" office:value="3.280029296875" calcext:value-type="float">
            <text:p>3,280029296875</text:p>
          </table:table-cell>
          <table:table-cell table:number-columns-repeated="5"/>
        </table:table-row>
        <table:table-row table:style-name="ro1">
          <table:table-cell office:value-type="float" office:value="2688" calcext:value-type="float">
            <text:p>2688</text:p>
          </table:table-cell>
          <table:table-cell table:formula="of:=[.B2688]+inc" office:value-type="float" office:value="3.28125" calcext:value-type="float">
            <text:p>3,28125</text:p>
          </table:table-cell>
          <table:table-cell table:number-columns-repeated="5"/>
        </table:table-row>
        <table:table-row table:style-name="ro1">
          <table:table-cell office:value-type="float" office:value="2689" calcext:value-type="float">
            <text:p>2689</text:p>
          </table:table-cell>
          <table:table-cell table:formula="of:=[.B2689]+inc" office:value-type="float" office:value="3.282470703125" calcext:value-type="float">
            <text:p>3,282470703125</text:p>
          </table:table-cell>
          <table:table-cell table:number-columns-repeated="5"/>
        </table:table-row>
        <table:table-row table:style-name="ro1">
          <table:table-cell office:value-type="float" office:value="2690" calcext:value-type="float">
            <text:p>2690</text:p>
          </table:table-cell>
          <table:table-cell table:formula="of:=[.B2690]+inc" office:value-type="float" office:value="3.28369140625" calcext:value-type="float">
            <text:p>3,28369140625</text:p>
          </table:table-cell>
          <table:table-cell table:number-columns-repeated="5"/>
        </table:table-row>
        <table:table-row table:style-name="ro1">
          <table:table-cell office:value-type="float" office:value="2691" calcext:value-type="float">
            <text:p>2691</text:p>
          </table:table-cell>
          <table:table-cell table:formula="of:=[.B2691]+inc" office:value-type="float" office:value="3.284912109375" calcext:value-type="float">
            <text:p>3,284912109375</text:p>
          </table:table-cell>
          <table:table-cell table:number-columns-repeated="5"/>
        </table:table-row>
        <table:table-row table:style-name="ro1">
          <table:table-cell office:value-type="float" office:value="2692" calcext:value-type="float">
            <text:p>2692</text:p>
          </table:table-cell>
          <table:table-cell table:formula="of:=[.B2692]+inc" office:value-type="float" office:value="3.2861328125" calcext:value-type="float">
            <text:p>3,2861328125</text:p>
          </table:table-cell>
          <table:table-cell table:number-columns-repeated="5"/>
        </table:table-row>
        <table:table-row table:style-name="ro1">
          <table:table-cell office:value-type="float" office:value="2693" calcext:value-type="float">
            <text:p>2693</text:p>
          </table:table-cell>
          <table:table-cell table:formula="of:=[.B2693]+inc" office:value-type="float" office:value="3.287353515625" calcext:value-type="float">
            <text:p>3,287353515625</text:p>
          </table:table-cell>
          <table:table-cell table:number-columns-repeated="5"/>
        </table:table-row>
        <table:table-row table:style-name="ro1">
          <table:table-cell office:value-type="float" office:value="2694" calcext:value-type="float">
            <text:p>2694</text:p>
          </table:table-cell>
          <table:table-cell table:formula="of:=[.B2694]+inc" office:value-type="float" office:value="3.28857421875" calcext:value-type="float">
            <text:p>3,28857421875</text:p>
          </table:table-cell>
          <table:table-cell table:number-columns-repeated="5"/>
        </table:table-row>
        <table:table-row table:style-name="ro1">
          <table:table-cell office:value-type="float" office:value="2695" calcext:value-type="float">
            <text:p>2695</text:p>
          </table:table-cell>
          <table:table-cell table:formula="of:=[.B2695]+inc" office:value-type="float" office:value="3.289794921875" calcext:value-type="float">
            <text:p>3,289794921875</text:p>
          </table:table-cell>
          <table:table-cell table:number-columns-repeated="5"/>
        </table:table-row>
        <table:table-row table:style-name="ro1">
          <table:table-cell office:value-type="float" office:value="2696" calcext:value-type="float">
            <text:p>2696</text:p>
          </table:table-cell>
          <table:table-cell table:formula="of:=[.B2696]+inc" office:value-type="float" office:value="3.291015625" calcext:value-type="float">
            <text:p>3,291015625</text:p>
          </table:table-cell>
          <table:table-cell table:number-columns-repeated="5"/>
        </table:table-row>
        <table:table-row table:style-name="ro1">
          <table:table-cell office:value-type="float" office:value="2697" calcext:value-type="float">
            <text:p>2697</text:p>
          </table:table-cell>
          <table:table-cell table:formula="of:=[.B2697]+inc" office:value-type="float" office:value="3.292236328125" calcext:value-type="float">
            <text:p>3,292236328125</text:p>
          </table:table-cell>
          <table:table-cell table:number-columns-repeated="5"/>
        </table:table-row>
        <table:table-row table:style-name="ro1">
          <table:table-cell office:value-type="float" office:value="2698" calcext:value-type="float">
            <text:p>2698</text:p>
          </table:table-cell>
          <table:table-cell table:formula="of:=[.B2698]+inc" office:value-type="float" office:value="3.29345703125" calcext:value-type="float">
            <text:p>3,29345703125</text:p>
          </table:table-cell>
          <table:table-cell table:number-columns-repeated="5"/>
        </table:table-row>
        <table:table-row table:style-name="ro1">
          <table:table-cell office:value-type="float" office:value="2699" calcext:value-type="float">
            <text:p>2699</text:p>
          </table:table-cell>
          <table:table-cell table:formula="of:=[.B2699]+inc" office:value-type="float" office:value="3.294677734375" calcext:value-type="float">
            <text:p>3,294677734375</text:p>
          </table:table-cell>
          <table:table-cell table:number-columns-repeated="5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formula="of:=[.B2700]+inc" office:value-type="float" office:value="3.2958984375" calcext:value-type="float">
            <text:p>3,2958984375</text:p>
          </table:table-cell>
          <table:table-cell table:number-columns-repeated="5"/>
        </table:table-row>
        <table:table-row table:style-name="ro1">
          <table:table-cell office:value-type="float" office:value="2701" calcext:value-type="float">
            <text:p>2701</text:p>
          </table:table-cell>
          <table:table-cell table:formula="of:=[.B2701]+inc" office:value-type="float" office:value="3.297119140625" calcext:value-type="float">
            <text:p>3,297119140625</text:p>
          </table:table-cell>
          <table:table-cell table:number-columns-repeated="5"/>
        </table:table-row>
        <table:table-row table:style-name="ro1">
          <table:table-cell office:value-type="float" office:value="2702" calcext:value-type="float">
            <text:p>2702</text:p>
          </table:table-cell>
          <table:table-cell table:formula="of:=[.B2702]+inc" office:value-type="float" office:value="3.29833984375" calcext:value-type="float">
            <text:p>3,29833984375</text:p>
          </table:table-cell>
          <table:table-cell table:number-columns-repeated="5"/>
        </table:table-row>
        <table:table-row table:style-name="ro1">
          <table:table-cell office:value-type="float" office:value="2703" calcext:value-type="float">
            <text:p>2703</text:p>
          </table:table-cell>
          <table:table-cell table:formula="of:=[.B2703]+inc" office:value-type="float" office:value="3.299560546875" calcext:value-type="float">
            <text:p>3,299560546875</text:p>
          </table:table-cell>
          <table:table-cell table:number-columns-repeated="5"/>
        </table:table-row>
        <table:table-row table:style-name="ro1">
          <table:table-cell office:value-type="float" office:value="2704" calcext:value-type="float">
            <text:p>2704</text:p>
          </table:table-cell>
          <table:table-cell table:formula="of:=[.B2704]+inc" office:value-type="float" office:value="3.30078125" calcext:value-type="float">
            <text:p>3,30078125</text:p>
          </table:table-cell>
          <table:table-cell table:number-columns-repeated="5"/>
        </table:table-row>
        <table:table-row table:style-name="ro1">
          <table:table-cell office:value-type="float" office:value="2705" calcext:value-type="float">
            <text:p>2705</text:p>
          </table:table-cell>
          <table:table-cell table:formula="of:=[.B2705]+inc" office:value-type="float" office:value="3.302001953125" calcext:value-type="float">
            <text:p>3,302001953125</text:p>
          </table:table-cell>
          <table:table-cell table:number-columns-repeated="5"/>
        </table:table-row>
        <table:table-row table:style-name="ro1">
          <table:table-cell office:value-type="float" office:value="2706" calcext:value-type="float">
            <text:p>2706</text:p>
          </table:table-cell>
          <table:table-cell table:formula="of:=[.B2706]+inc" office:value-type="float" office:value="3.30322265625" calcext:value-type="float">
            <text:p>3,30322265625</text:p>
          </table:table-cell>
          <table:table-cell table:number-columns-repeated="5"/>
        </table:table-row>
        <table:table-row table:style-name="ro1">
          <table:table-cell office:value-type="float" office:value="2707" calcext:value-type="float">
            <text:p>2707</text:p>
          </table:table-cell>
          <table:table-cell table:formula="of:=[.B2707]+inc" office:value-type="float" office:value="3.304443359375" calcext:value-type="float">
            <text:p>3,304443359375</text:p>
          </table:table-cell>
          <table:table-cell table:number-columns-repeated="5"/>
        </table:table-row>
        <table:table-row table:style-name="ro1">
          <table:table-cell office:value-type="float" office:value="2708" calcext:value-type="float">
            <text:p>2708</text:p>
          </table:table-cell>
          <table:table-cell table:formula="of:=[.B2708]+inc" office:value-type="float" office:value="3.3056640625" calcext:value-type="float">
            <text:p>3,3056640625</text:p>
          </table:table-cell>
          <table:table-cell table:number-columns-repeated="5"/>
        </table:table-row>
        <table:table-row table:style-name="ro1">
          <table:table-cell office:value-type="float" office:value="2709" calcext:value-type="float">
            <text:p>2709</text:p>
          </table:table-cell>
          <table:table-cell table:formula="of:=[.B2709]+inc" office:value-type="float" office:value="3.306884765625" calcext:value-type="float">
            <text:p>3,306884765625</text:p>
          </table:table-cell>
          <table:table-cell table:number-columns-repeated="5"/>
        </table:table-row>
        <table:table-row table:style-name="ro1">
          <table:table-cell office:value-type="float" office:value="2710" calcext:value-type="float">
            <text:p>2710</text:p>
          </table:table-cell>
          <table:table-cell table:formula="of:=[.B2710]+inc" office:value-type="float" office:value="3.30810546875" calcext:value-type="float">
            <text:p>3,30810546875</text:p>
          </table:table-cell>
          <table:table-cell table:number-columns-repeated="5"/>
        </table:table-row>
        <table:table-row table:style-name="ro1">
          <table:table-cell office:value-type="float" office:value="2711" calcext:value-type="float">
            <text:p>2711</text:p>
          </table:table-cell>
          <table:table-cell table:formula="of:=[.B2711]+inc" office:value-type="float" office:value="3.309326171875" calcext:value-type="float">
            <text:p>3,309326171875</text:p>
          </table:table-cell>
          <table:table-cell table:number-columns-repeated="5"/>
        </table:table-row>
        <table:table-row table:style-name="ro1">
          <table:table-cell office:value-type="float" office:value="2712" calcext:value-type="float">
            <text:p>2712</text:p>
          </table:table-cell>
          <table:table-cell table:formula="of:=[.B2712]+inc" office:value-type="float" office:value="3.310546875" calcext:value-type="float">
            <text:p>3,310546875</text:p>
          </table:table-cell>
          <table:table-cell table:number-columns-repeated="5"/>
        </table:table-row>
        <table:table-row table:style-name="ro1">
          <table:table-cell office:value-type="float" office:value="2713" calcext:value-type="float">
            <text:p>2713</text:p>
          </table:table-cell>
          <table:table-cell table:formula="of:=[.B2713]+inc" office:value-type="float" office:value="3.311767578125" calcext:value-type="float">
            <text:p>3,311767578125</text:p>
          </table:table-cell>
          <table:table-cell table:number-columns-repeated="5"/>
        </table:table-row>
        <table:table-row table:style-name="ro1">
          <table:table-cell office:value-type="float" office:value="2714" calcext:value-type="float">
            <text:p>2714</text:p>
          </table:table-cell>
          <table:table-cell table:formula="of:=[.B2714]+inc" office:value-type="float" office:value="3.31298828125" calcext:value-type="float">
            <text:p>3,31298828125</text:p>
          </table:table-cell>
          <table:table-cell table:number-columns-repeated="5"/>
        </table:table-row>
        <table:table-row table:style-name="ro1">
          <table:table-cell office:value-type="float" office:value="2715" calcext:value-type="float">
            <text:p>2715</text:p>
          </table:table-cell>
          <table:table-cell table:formula="of:=[.B2715]+inc" office:value-type="float" office:value="3.314208984375" calcext:value-type="float">
            <text:p>3,314208984375</text:p>
          </table:table-cell>
          <table:table-cell table:number-columns-repeated="5"/>
        </table:table-row>
        <table:table-row table:style-name="ro1">
          <table:table-cell office:value-type="float" office:value="2716" calcext:value-type="float">
            <text:p>2716</text:p>
          </table:table-cell>
          <table:table-cell table:formula="of:=[.B2716]+inc" office:value-type="float" office:value="3.3154296875" calcext:value-type="float">
            <text:p>3,3154296875</text:p>
          </table:table-cell>
          <table:table-cell table:number-columns-repeated="5"/>
        </table:table-row>
        <table:table-row table:style-name="ro1">
          <table:table-cell office:value-type="float" office:value="2717" calcext:value-type="float">
            <text:p>2717</text:p>
          </table:table-cell>
          <table:table-cell table:formula="of:=[.B2717]+inc" office:value-type="float" office:value="3.316650390625" calcext:value-type="float">
            <text:p>3,316650390625</text:p>
          </table:table-cell>
          <table:table-cell table:number-columns-repeated="5"/>
        </table:table-row>
        <table:table-row table:style-name="ro1">
          <table:table-cell office:value-type="float" office:value="2718" calcext:value-type="float">
            <text:p>2718</text:p>
          </table:table-cell>
          <table:table-cell table:formula="of:=[.B2718]+inc" office:value-type="float" office:value="3.31787109375" calcext:value-type="float">
            <text:p>3,31787109375</text:p>
          </table:table-cell>
          <table:table-cell table:number-columns-repeated="5"/>
        </table:table-row>
        <table:table-row table:style-name="ro1">
          <table:table-cell office:value-type="float" office:value="2719" calcext:value-type="float">
            <text:p>2719</text:p>
          </table:table-cell>
          <table:table-cell table:formula="of:=[.B2719]+inc" office:value-type="float" office:value="3.319091796875" calcext:value-type="float">
            <text:p>3,319091796875</text:p>
          </table:table-cell>
          <table:table-cell table:number-columns-repeated="5"/>
        </table:table-row>
        <table:table-row table:style-name="ro1">
          <table:table-cell office:value-type="float" office:value="2720" calcext:value-type="float">
            <text:p>2720</text:p>
          </table:table-cell>
          <table:table-cell table:formula="of:=[.B2720]+inc" office:value-type="float" office:value="3.3203125" calcext:value-type="float">
            <text:p>3,3203125</text:p>
          </table:table-cell>
          <table:table-cell table:number-columns-repeated="5"/>
        </table:table-row>
        <table:table-row table:style-name="ro1">
          <table:table-cell office:value-type="float" office:value="2721" calcext:value-type="float">
            <text:p>2721</text:p>
          </table:table-cell>
          <table:table-cell table:formula="of:=[.B2721]+inc" office:value-type="float" office:value="3.321533203125" calcext:value-type="float">
            <text:p>3,321533203125</text:p>
          </table:table-cell>
          <table:table-cell table:number-columns-repeated="5"/>
        </table:table-row>
        <table:table-row table:style-name="ro1">
          <table:table-cell office:value-type="float" office:value="2722" calcext:value-type="float">
            <text:p>2722</text:p>
          </table:table-cell>
          <table:table-cell table:formula="of:=[.B2722]+inc" office:value-type="float" office:value="3.32275390625" calcext:value-type="float">
            <text:p>3,32275390625</text:p>
          </table:table-cell>
          <table:table-cell table:number-columns-repeated="5"/>
        </table:table-row>
        <table:table-row table:style-name="ro1">
          <table:table-cell office:value-type="float" office:value="2723" calcext:value-type="float">
            <text:p>2723</text:p>
          </table:table-cell>
          <table:table-cell table:formula="of:=[.B2723]+inc" office:value-type="float" office:value="3.323974609375" calcext:value-type="float">
            <text:p>3,323974609375</text:p>
          </table:table-cell>
          <table:table-cell table:number-columns-repeated="5"/>
        </table:table-row>
        <table:table-row table:style-name="ro1">
          <table:table-cell office:value-type="float" office:value="2724" calcext:value-type="float">
            <text:p>2724</text:p>
          </table:table-cell>
          <table:table-cell table:formula="of:=[.B2724]+inc" office:value-type="float" office:value="3.3251953125" calcext:value-type="float">
            <text:p>3,3251953125</text:p>
          </table:table-cell>
          <table:table-cell table:number-columns-repeated="5"/>
        </table:table-row>
        <table:table-row table:style-name="ro1">
          <table:table-cell office:value-type="float" office:value="2725" calcext:value-type="float">
            <text:p>2725</text:p>
          </table:table-cell>
          <table:table-cell table:formula="of:=[.B2725]+inc" office:value-type="float" office:value="3.326416015625" calcext:value-type="float">
            <text:p>3,326416015625</text:p>
          </table:table-cell>
          <table:table-cell table:number-columns-repeated="5"/>
        </table:table-row>
        <table:table-row table:style-name="ro1">
          <table:table-cell office:value-type="float" office:value="2726" calcext:value-type="float">
            <text:p>2726</text:p>
          </table:table-cell>
          <table:table-cell table:formula="of:=[.B2726]+inc" office:value-type="float" office:value="3.32763671875" calcext:value-type="float">
            <text:p>3,32763671875</text:p>
          </table:table-cell>
          <table:table-cell table:number-columns-repeated="5"/>
        </table:table-row>
        <table:table-row table:style-name="ro1">
          <table:table-cell office:value-type="float" office:value="2727" calcext:value-type="float">
            <text:p>2727</text:p>
          </table:table-cell>
          <table:table-cell table:formula="of:=[.B2727]+inc" office:value-type="float" office:value="3.328857421875" calcext:value-type="float">
            <text:p>3,328857421875</text:p>
          </table:table-cell>
          <table:table-cell table:number-columns-repeated="5"/>
        </table:table-row>
        <table:table-row table:style-name="ro1">
          <table:table-cell office:value-type="float" office:value="2728" calcext:value-type="float">
            <text:p>2728</text:p>
          </table:table-cell>
          <table:table-cell table:formula="of:=[.B2728]+inc" office:value-type="float" office:value="3.330078125" calcext:value-type="float">
            <text:p>3,330078125</text:p>
          </table:table-cell>
          <table:table-cell table:number-columns-repeated="5"/>
        </table:table-row>
        <table:table-row table:style-name="ro1">
          <table:table-cell office:value-type="float" office:value="2729" calcext:value-type="float">
            <text:p>2729</text:p>
          </table:table-cell>
          <table:table-cell table:formula="of:=[.B2729]+inc" office:value-type="float" office:value="3.331298828125" calcext:value-type="float">
            <text:p>3,331298828125</text:p>
          </table:table-cell>
          <table:table-cell table:number-columns-repeated="5"/>
        </table:table-row>
        <table:table-row table:style-name="ro1">
          <table:table-cell office:value-type="float" office:value="2730" calcext:value-type="float">
            <text:p>2730</text:p>
          </table:table-cell>
          <table:table-cell table:formula="of:=[.B2730]+inc" office:value-type="float" office:value="3.33251953125" calcext:value-type="float">
            <text:p>3,33251953125</text:p>
          </table:table-cell>
          <table:table-cell table:number-columns-repeated="5"/>
        </table:table-row>
        <table:table-row table:style-name="ro1">
          <table:table-cell office:value-type="float" office:value="2731" calcext:value-type="float">
            <text:p>2731</text:p>
          </table:table-cell>
          <table:table-cell table:formula="of:=[.B2731]+inc" office:value-type="float" office:value="3.333740234375" calcext:value-type="float">
            <text:p>3,333740234375</text:p>
          </table:table-cell>
          <table:table-cell table:number-columns-repeated="5"/>
        </table:table-row>
        <table:table-row table:style-name="ro1">
          <table:table-cell office:value-type="float" office:value="2732" calcext:value-type="float">
            <text:p>2732</text:p>
          </table:table-cell>
          <table:table-cell table:formula="of:=[.B2732]+inc" office:value-type="float" office:value="3.3349609375" calcext:value-type="float">
            <text:p>3,3349609375</text:p>
          </table:table-cell>
          <table:table-cell table:number-columns-repeated="5"/>
        </table:table-row>
        <table:table-row table:style-name="ro1">
          <table:table-cell office:value-type="float" office:value="2733" calcext:value-type="float">
            <text:p>2733</text:p>
          </table:table-cell>
          <table:table-cell table:formula="of:=[.B2733]+inc" office:value-type="float" office:value="3.336181640625" calcext:value-type="float">
            <text:p>3,336181640625</text:p>
          </table:table-cell>
          <table:table-cell table:number-columns-repeated="5"/>
        </table:table-row>
        <table:table-row table:style-name="ro1">
          <table:table-cell office:value-type="float" office:value="2734" calcext:value-type="float">
            <text:p>2734</text:p>
          </table:table-cell>
          <table:table-cell table:formula="of:=[.B2734]+inc" office:value-type="float" office:value="3.33740234375" calcext:value-type="float">
            <text:p>3,33740234375</text:p>
          </table:table-cell>
          <table:table-cell table:number-columns-repeated="5"/>
        </table:table-row>
        <table:table-row table:style-name="ro1">
          <table:table-cell office:value-type="float" office:value="2735" calcext:value-type="float">
            <text:p>2735</text:p>
          </table:table-cell>
          <table:table-cell table:formula="of:=[.B2735]+inc" office:value-type="float" office:value="3.338623046875" calcext:value-type="float">
            <text:p>3,338623046875</text:p>
          </table:table-cell>
          <table:table-cell table:number-columns-repeated="5"/>
        </table:table-row>
        <table:table-row table:style-name="ro1">
          <table:table-cell office:value-type="float" office:value="2736" calcext:value-type="float">
            <text:p>2736</text:p>
          </table:table-cell>
          <table:table-cell table:formula="of:=[.B2736]+inc" office:value-type="float" office:value="3.33984375" calcext:value-type="float">
            <text:p>3,33984375</text:p>
          </table:table-cell>
          <table:table-cell table:number-columns-repeated="5"/>
        </table:table-row>
        <table:table-row table:style-name="ro1">
          <table:table-cell office:value-type="float" office:value="2737" calcext:value-type="float">
            <text:p>2737</text:p>
          </table:table-cell>
          <table:table-cell table:formula="of:=[.B2737]+inc" office:value-type="float" office:value="3.341064453125" calcext:value-type="float">
            <text:p>3,341064453125</text:p>
          </table:table-cell>
          <table:table-cell table:number-columns-repeated="5"/>
        </table:table-row>
        <table:table-row table:style-name="ro1">
          <table:table-cell office:value-type="float" office:value="2738" calcext:value-type="float">
            <text:p>2738</text:p>
          </table:table-cell>
          <table:table-cell table:formula="of:=[.B2738]+inc" office:value-type="float" office:value="3.34228515625" calcext:value-type="float">
            <text:p>3,34228515625</text:p>
          </table:table-cell>
          <table:table-cell table:number-columns-repeated="5"/>
        </table:table-row>
        <table:table-row table:style-name="ro1">
          <table:table-cell office:value-type="float" office:value="2739" calcext:value-type="float">
            <text:p>2739</text:p>
          </table:table-cell>
          <table:table-cell table:formula="of:=[.B2739]+inc" office:value-type="float" office:value="3.343505859375" calcext:value-type="float">
            <text:p>3,343505859375</text:p>
          </table:table-cell>
          <table:table-cell table:number-columns-repeated="5"/>
        </table:table-row>
        <table:table-row table:style-name="ro1">
          <table:table-cell office:value-type="float" office:value="2740" calcext:value-type="float">
            <text:p>2740</text:p>
          </table:table-cell>
          <table:table-cell table:formula="of:=[.B2740]+inc" office:value-type="float" office:value="3.3447265625" calcext:value-type="float">
            <text:p>3,3447265625</text:p>
          </table:table-cell>
          <table:table-cell table:number-columns-repeated="5"/>
        </table:table-row>
        <table:table-row table:style-name="ro1">
          <table:table-cell office:value-type="float" office:value="2741" calcext:value-type="float">
            <text:p>2741</text:p>
          </table:table-cell>
          <table:table-cell table:formula="of:=[.B2741]+inc" office:value-type="float" office:value="3.345947265625" calcext:value-type="float">
            <text:p>3,345947265625</text:p>
          </table:table-cell>
          <table:table-cell table:number-columns-repeated="5"/>
        </table:table-row>
        <table:table-row table:style-name="ro1">
          <table:table-cell office:value-type="float" office:value="2742" calcext:value-type="float">
            <text:p>2742</text:p>
          </table:table-cell>
          <table:table-cell table:formula="of:=[.B2742]+inc" office:value-type="float" office:value="3.34716796875" calcext:value-type="float">
            <text:p>3,34716796875</text:p>
          </table:table-cell>
          <table:table-cell table:number-columns-repeated="5"/>
        </table:table-row>
        <table:table-row table:style-name="ro1">
          <table:table-cell office:value-type="float" office:value="2743" calcext:value-type="float">
            <text:p>2743</text:p>
          </table:table-cell>
          <table:table-cell table:formula="of:=[.B2743]+inc" office:value-type="float" office:value="3.348388671875" calcext:value-type="float">
            <text:p>3,348388671875</text:p>
          </table:table-cell>
          <table:table-cell table:number-columns-repeated="5"/>
        </table:table-row>
        <table:table-row table:style-name="ro1">
          <table:table-cell office:value-type="float" office:value="2744" calcext:value-type="float">
            <text:p>2744</text:p>
          </table:table-cell>
          <table:table-cell table:formula="of:=[.B2744]+inc" office:value-type="float" office:value="3.349609375" calcext:value-type="float">
            <text:p>3,349609375</text:p>
          </table:table-cell>
          <table:table-cell table:number-columns-repeated="5"/>
        </table:table-row>
        <table:table-row table:style-name="ro1">
          <table:table-cell office:value-type="float" office:value="2745" calcext:value-type="float">
            <text:p>2745</text:p>
          </table:table-cell>
          <table:table-cell table:formula="of:=[.B2745]+inc" office:value-type="float" office:value="3.350830078125" calcext:value-type="float">
            <text:p>3,350830078125</text:p>
          </table:table-cell>
          <table:table-cell table:number-columns-repeated="5"/>
        </table:table-row>
        <table:table-row table:style-name="ro1">
          <table:table-cell office:value-type="float" office:value="2746" calcext:value-type="float">
            <text:p>2746</text:p>
          </table:table-cell>
          <table:table-cell table:formula="of:=[.B2746]+inc" office:value-type="float" office:value="3.35205078125" calcext:value-type="float">
            <text:p>3,35205078125</text:p>
          </table:table-cell>
          <table:table-cell table:number-columns-repeated="5"/>
        </table:table-row>
        <table:table-row table:style-name="ro1">
          <table:table-cell office:value-type="float" office:value="2747" calcext:value-type="float">
            <text:p>2747</text:p>
          </table:table-cell>
          <table:table-cell table:formula="of:=[.B2747]+inc" office:value-type="float" office:value="3.353271484375" calcext:value-type="float">
            <text:p>3,353271484375</text:p>
          </table:table-cell>
          <table:table-cell table:number-columns-repeated="5"/>
        </table:table-row>
        <table:table-row table:style-name="ro1">
          <table:table-cell office:value-type="float" office:value="2748" calcext:value-type="float">
            <text:p>2748</text:p>
          </table:table-cell>
          <table:table-cell table:formula="of:=[.B2748]+inc" office:value-type="float" office:value="3.3544921875" calcext:value-type="float">
            <text:p>3,3544921875</text:p>
          </table:table-cell>
          <table:table-cell table:number-columns-repeated="5"/>
        </table:table-row>
        <table:table-row table:style-name="ro1">
          <table:table-cell office:value-type="float" office:value="2749" calcext:value-type="float">
            <text:p>2749</text:p>
          </table:table-cell>
          <table:table-cell table:formula="of:=[.B2749]+inc" office:value-type="float" office:value="3.355712890625" calcext:value-type="float">
            <text:p>3,355712890625</text:p>
          </table:table-cell>
          <table:table-cell table:number-columns-repeated="5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formula="of:=[.B2750]+inc" office:value-type="float" office:value="3.35693359375" calcext:value-type="float">
            <text:p>3,35693359375</text:p>
          </table:table-cell>
          <table:table-cell table:number-columns-repeated="5"/>
        </table:table-row>
        <table:table-row table:style-name="ro1">
          <table:table-cell office:value-type="float" office:value="2751" calcext:value-type="float">
            <text:p>2751</text:p>
          </table:table-cell>
          <table:table-cell table:formula="of:=[.B2751]+inc" office:value-type="float" office:value="3.358154296875" calcext:value-type="float">
            <text:p>3,358154296875</text:p>
          </table:table-cell>
          <table:table-cell table:number-columns-repeated="5"/>
        </table:table-row>
        <table:table-row table:style-name="ro1">
          <table:table-cell office:value-type="float" office:value="2752" calcext:value-type="float">
            <text:p>2752</text:p>
          </table:table-cell>
          <table:table-cell table:formula="of:=[.B2752]+inc" office:value-type="float" office:value="3.359375" calcext:value-type="float">
            <text:p>3,359375</text:p>
          </table:table-cell>
          <table:table-cell table:number-columns-repeated="5"/>
        </table:table-row>
        <table:table-row table:style-name="ro1">
          <table:table-cell office:value-type="float" office:value="2753" calcext:value-type="float">
            <text:p>2753</text:p>
          </table:table-cell>
          <table:table-cell table:formula="of:=[.B2753]+inc" office:value-type="float" office:value="3.360595703125" calcext:value-type="float">
            <text:p>3,360595703125</text:p>
          </table:table-cell>
          <table:table-cell table:number-columns-repeated="5"/>
        </table:table-row>
        <table:table-row table:style-name="ro1">
          <table:table-cell office:value-type="float" office:value="2754" calcext:value-type="float">
            <text:p>2754</text:p>
          </table:table-cell>
          <table:table-cell table:formula="of:=[.B2754]+inc" office:value-type="float" office:value="3.36181640625" calcext:value-type="float">
            <text:p>3,36181640625</text:p>
          </table:table-cell>
          <table:table-cell table:number-columns-repeated="5"/>
        </table:table-row>
        <table:table-row table:style-name="ro1">
          <table:table-cell office:value-type="float" office:value="2755" calcext:value-type="float">
            <text:p>2755</text:p>
          </table:table-cell>
          <table:table-cell table:formula="of:=[.B2755]+inc" office:value-type="float" office:value="3.363037109375" calcext:value-type="float">
            <text:p>3,363037109375</text:p>
          </table:table-cell>
          <table:table-cell table:number-columns-repeated="5"/>
        </table:table-row>
        <table:table-row table:style-name="ro1">
          <table:table-cell office:value-type="float" office:value="2756" calcext:value-type="float">
            <text:p>2756</text:p>
          </table:table-cell>
          <table:table-cell table:formula="of:=[.B2756]+inc" office:value-type="float" office:value="3.3642578125" calcext:value-type="float">
            <text:p>3,3642578125</text:p>
          </table:table-cell>
          <table:table-cell table:number-columns-repeated="5"/>
        </table:table-row>
        <table:table-row table:style-name="ro1">
          <table:table-cell office:value-type="float" office:value="2757" calcext:value-type="float">
            <text:p>2757</text:p>
          </table:table-cell>
          <table:table-cell table:formula="of:=[.B2757]+inc" office:value-type="float" office:value="3.365478515625" calcext:value-type="float">
            <text:p>3,365478515625</text:p>
          </table:table-cell>
          <table:table-cell table:number-columns-repeated="5"/>
        </table:table-row>
        <table:table-row table:style-name="ro1">
          <table:table-cell office:value-type="float" office:value="2758" calcext:value-type="float">
            <text:p>2758</text:p>
          </table:table-cell>
          <table:table-cell table:formula="of:=[.B2758]+inc" office:value-type="float" office:value="3.36669921875" calcext:value-type="float">
            <text:p>3,36669921875</text:p>
          </table:table-cell>
          <table:table-cell table:number-columns-repeated="5"/>
        </table:table-row>
        <table:table-row table:style-name="ro1">
          <table:table-cell office:value-type="float" office:value="2759" calcext:value-type="float">
            <text:p>2759</text:p>
          </table:table-cell>
          <table:table-cell table:formula="of:=[.B2759]+inc" office:value-type="float" office:value="3.367919921875" calcext:value-type="float">
            <text:p>3,367919921875</text:p>
          </table:table-cell>
          <table:table-cell table:number-columns-repeated="5"/>
        </table:table-row>
        <table:table-row table:style-name="ro1">
          <table:table-cell office:value-type="float" office:value="2760" calcext:value-type="float">
            <text:p>2760</text:p>
          </table:table-cell>
          <table:table-cell table:formula="of:=[.B2760]+inc" office:value-type="float" office:value="3.369140625" calcext:value-type="float">
            <text:p>3,369140625</text:p>
          </table:table-cell>
          <table:table-cell table:number-columns-repeated="5"/>
        </table:table-row>
        <table:table-row table:style-name="ro1">
          <table:table-cell office:value-type="float" office:value="2761" calcext:value-type="float">
            <text:p>2761</text:p>
          </table:table-cell>
          <table:table-cell table:formula="of:=[.B2761]+inc" office:value-type="float" office:value="3.370361328125" calcext:value-type="float">
            <text:p>3,370361328125</text:p>
          </table:table-cell>
          <table:table-cell table:number-columns-repeated="5"/>
        </table:table-row>
        <table:table-row table:style-name="ro1">
          <table:table-cell office:value-type="float" office:value="2762" calcext:value-type="float">
            <text:p>2762</text:p>
          </table:table-cell>
          <table:table-cell table:formula="of:=[.B2762]+inc" office:value-type="float" office:value="3.37158203125" calcext:value-type="float">
            <text:p>3,37158203125</text:p>
          </table:table-cell>
          <table:table-cell table:number-columns-repeated="5"/>
        </table:table-row>
        <table:table-row table:style-name="ro1">
          <table:table-cell office:value-type="float" office:value="2763" calcext:value-type="float">
            <text:p>2763</text:p>
          </table:table-cell>
          <table:table-cell table:formula="of:=[.B2763]+inc" office:value-type="float" office:value="3.372802734375" calcext:value-type="float">
            <text:p>3,372802734375</text:p>
          </table:table-cell>
          <table:table-cell table:number-columns-repeated="5"/>
        </table:table-row>
        <table:table-row table:style-name="ro1">
          <table:table-cell office:value-type="float" office:value="2764" calcext:value-type="float">
            <text:p>2764</text:p>
          </table:table-cell>
          <table:table-cell table:formula="of:=[.B2764]+inc" office:value-type="float" office:value="3.3740234375" calcext:value-type="float">
            <text:p>3,3740234375</text:p>
          </table:table-cell>
          <table:table-cell table:number-columns-repeated="5"/>
        </table:table-row>
        <table:table-row table:style-name="ro1">
          <table:table-cell office:value-type="float" office:value="2765" calcext:value-type="float">
            <text:p>2765</text:p>
          </table:table-cell>
          <table:table-cell table:formula="of:=[.B2765]+inc" office:value-type="float" office:value="3.375244140625" calcext:value-type="float">
            <text:p>3,375244140625</text:p>
          </table:table-cell>
          <table:table-cell table:number-columns-repeated="5"/>
        </table:table-row>
        <table:table-row table:style-name="ro1">
          <table:table-cell office:value-type="float" office:value="2766" calcext:value-type="float">
            <text:p>2766</text:p>
          </table:table-cell>
          <table:table-cell table:formula="of:=[.B2766]+inc" office:value-type="float" office:value="3.37646484375" calcext:value-type="float">
            <text:p>3,37646484375</text:p>
          </table:table-cell>
          <table:table-cell table:number-columns-repeated="5"/>
        </table:table-row>
        <table:table-row table:style-name="ro1">
          <table:table-cell office:value-type="float" office:value="2767" calcext:value-type="float">
            <text:p>2767</text:p>
          </table:table-cell>
          <table:table-cell table:formula="of:=[.B2767]+inc" office:value-type="float" office:value="3.377685546875" calcext:value-type="float">
            <text:p>3,377685546875</text:p>
          </table:table-cell>
          <table:table-cell table:number-columns-repeated="5"/>
        </table:table-row>
        <table:table-row table:style-name="ro1">
          <table:table-cell office:value-type="float" office:value="2768" calcext:value-type="float">
            <text:p>2768</text:p>
          </table:table-cell>
          <table:table-cell table:formula="of:=[.B2768]+inc" office:value-type="float" office:value="3.37890625" calcext:value-type="float">
            <text:p>3,37890625</text:p>
          </table:table-cell>
          <table:table-cell table:number-columns-repeated="5"/>
        </table:table-row>
        <table:table-row table:style-name="ro1">
          <table:table-cell office:value-type="float" office:value="2769" calcext:value-type="float">
            <text:p>2769</text:p>
          </table:table-cell>
          <table:table-cell table:formula="of:=[.B2769]+inc" office:value-type="float" office:value="3.380126953125" calcext:value-type="float">
            <text:p>3,380126953125</text:p>
          </table:table-cell>
          <table:table-cell table:number-columns-repeated="5"/>
        </table:table-row>
        <table:table-row table:style-name="ro1">
          <table:table-cell office:value-type="float" office:value="2770" calcext:value-type="float">
            <text:p>2770</text:p>
          </table:table-cell>
          <table:table-cell table:formula="of:=[.B2770]+inc" office:value-type="float" office:value="3.38134765625" calcext:value-type="float">
            <text:p>3,38134765625</text:p>
          </table:table-cell>
          <table:table-cell table:number-columns-repeated="5"/>
        </table:table-row>
        <table:table-row table:style-name="ro1">
          <table:table-cell office:value-type="float" office:value="2771" calcext:value-type="float">
            <text:p>2771</text:p>
          </table:table-cell>
          <table:table-cell table:formula="of:=[.B2771]+inc" office:value-type="float" office:value="3.382568359375" calcext:value-type="float">
            <text:p>3,382568359375</text:p>
          </table:table-cell>
          <table:table-cell table:number-columns-repeated="5"/>
        </table:table-row>
        <table:table-row table:style-name="ro1">
          <table:table-cell office:value-type="float" office:value="2772" calcext:value-type="float">
            <text:p>2772</text:p>
          </table:table-cell>
          <table:table-cell table:formula="of:=[.B2772]+inc" office:value-type="float" office:value="3.3837890625" calcext:value-type="float">
            <text:p>3,3837890625</text:p>
          </table:table-cell>
          <table:table-cell table:number-columns-repeated="5"/>
        </table:table-row>
        <table:table-row table:style-name="ro1">
          <table:table-cell office:value-type="float" office:value="2773" calcext:value-type="float">
            <text:p>2773</text:p>
          </table:table-cell>
          <table:table-cell table:formula="of:=[.B2773]+inc" office:value-type="float" office:value="3.385009765625" calcext:value-type="float">
            <text:p>3,385009765625</text:p>
          </table:table-cell>
          <table:table-cell table:number-columns-repeated="5"/>
        </table:table-row>
        <table:table-row table:style-name="ro1">
          <table:table-cell office:value-type="float" office:value="2774" calcext:value-type="float">
            <text:p>2774</text:p>
          </table:table-cell>
          <table:table-cell table:formula="of:=[.B2774]+inc" office:value-type="float" office:value="3.38623046875" calcext:value-type="float">
            <text:p>3,38623046875</text:p>
          </table:table-cell>
          <table:table-cell table:number-columns-repeated="5"/>
        </table:table-row>
        <table:table-row table:style-name="ro1">
          <table:table-cell office:value-type="float" office:value="2775" calcext:value-type="float">
            <text:p>2775</text:p>
          </table:table-cell>
          <table:table-cell table:formula="of:=[.B2775]+inc" office:value-type="float" office:value="3.387451171875" calcext:value-type="float">
            <text:p>3,387451171875</text:p>
          </table:table-cell>
          <table:table-cell table:number-columns-repeated="5"/>
        </table:table-row>
        <table:table-row table:style-name="ro1">
          <table:table-cell office:value-type="float" office:value="2776" calcext:value-type="float">
            <text:p>2776</text:p>
          </table:table-cell>
          <table:table-cell table:formula="of:=[.B2776]+inc" office:value-type="float" office:value="3.388671875" calcext:value-type="float">
            <text:p>3,388671875</text:p>
          </table:table-cell>
          <table:table-cell table:number-columns-repeated="5"/>
        </table:table-row>
        <table:table-row table:style-name="ro1">
          <table:table-cell office:value-type="float" office:value="2777" calcext:value-type="float">
            <text:p>2777</text:p>
          </table:table-cell>
          <table:table-cell table:formula="of:=[.B2777]+inc" office:value-type="float" office:value="3.389892578125" calcext:value-type="float">
            <text:p>3,389892578125</text:p>
          </table:table-cell>
          <table:table-cell table:number-columns-repeated="5"/>
        </table:table-row>
        <table:table-row table:style-name="ro1">
          <table:table-cell office:value-type="float" office:value="2778" calcext:value-type="float">
            <text:p>2778</text:p>
          </table:table-cell>
          <table:table-cell table:formula="of:=[.B2778]+inc" office:value-type="float" office:value="3.39111328125" calcext:value-type="float">
            <text:p>3,39111328125</text:p>
          </table:table-cell>
          <table:table-cell table:number-columns-repeated="5"/>
        </table:table-row>
        <table:table-row table:style-name="ro1">
          <table:table-cell office:value-type="float" office:value="2779" calcext:value-type="float">
            <text:p>2779</text:p>
          </table:table-cell>
          <table:table-cell table:formula="of:=[.B2779]+inc" office:value-type="float" office:value="3.392333984375" calcext:value-type="float">
            <text:p>3,392333984375</text:p>
          </table:table-cell>
          <table:table-cell table:number-columns-repeated="5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formula="of:=[.B2780]+inc" office:value-type="float" office:value="3.3935546875" calcext:value-type="float">
            <text:p>3,3935546875</text:p>
          </table:table-cell>
          <table:table-cell table:number-columns-repeated="5"/>
        </table:table-row>
        <table:table-row table:style-name="ro1">
          <table:table-cell office:value-type="float" office:value="2781" calcext:value-type="float">
            <text:p>2781</text:p>
          </table:table-cell>
          <table:table-cell table:formula="of:=[.B2781]+inc" office:value-type="float" office:value="3.394775390625" calcext:value-type="float">
            <text:p>3,394775390625</text:p>
          </table:table-cell>
          <table:table-cell table:number-columns-repeated="5"/>
        </table:table-row>
        <table:table-row table:style-name="ro1">
          <table:table-cell office:value-type="float" office:value="2782" calcext:value-type="float">
            <text:p>2782</text:p>
          </table:table-cell>
          <table:table-cell table:formula="of:=[.B2782]+inc" office:value-type="float" office:value="3.39599609375" calcext:value-type="float">
            <text:p>3,39599609375</text:p>
          </table:table-cell>
          <table:table-cell table:number-columns-repeated="5"/>
        </table:table-row>
        <table:table-row table:style-name="ro1">
          <table:table-cell office:value-type="float" office:value="2783" calcext:value-type="float">
            <text:p>2783</text:p>
          </table:table-cell>
          <table:table-cell table:formula="of:=[.B2783]+inc" office:value-type="float" office:value="3.397216796875" calcext:value-type="float">
            <text:p>3,397216796875</text:p>
          </table:table-cell>
          <table:table-cell table:number-columns-repeated="5"/>
        </table:table-row>
        <table:table-row table:style-name="ro1">
          <table:table-cell office:value-type="float" office:value="2784" calcext:value-type="float">
            <text:p>2784</text:p>
          </table:table-cell>
          <table:table-cell table:formula="of:=[.B2784]+inc" office:value-type="float" office:value="3.3984375" calcext:value-type="float">
            <text:p>3,3984375</text:p>
          </table:table-cell>
          <table:table-cell table:number-columns-repeated="5"/>
        </table:table-row>
        <table:table-row table:style-name="ro1">
          <table:table-cell office:value-type="float" office:value="2785" calcext:value-type="float">
            <text:p>2785</text:p>
          </table:table-cell>
          <table:table-cell table:formula="of:=[.B2785]+inc" office:value-type="float" office:value="3.399658203125" calcext:value-type="float">
            <text:p>3,399658203125</text:p>
          </table:table-cell>
          <table:table-cell table:number-columns-repeated="5"/>
        </table:table-row>
        <table:table-row table:style-name="ro1">
          <table:table-cell office:value-type="float" office:value="2786" calcext:value-type="float">
            <text:p>2786</text:p>
          </table:table-cell>
          <table:table-cell table:formula="of:=[.B2786]+inc" office:value-type="float" office:value="3.40087890625" calcext:value-type="float">
            <text:p>3,40087890625</text:p>
          </table:table-cell>
          <table:table-cell table:number-columns-repeated="5"/>
        </table:table-row>
        <table:table-row table:style-name="ro1">
          <table:table-cell office:value-type="float" office:value="2787" calcext:value-type="float">
            <text:p>2787</text:p>
          </table:table-cell>
          <table:table-cell table:formula="of:=[.B2787]+inc" office:value-type="float" office:value="3.402099609375" calcext:value-type="float">
            <text:p>3,402099609375</text:p>
          </table:table-cell>
          <table:table-cell table:number-columns-repeated="5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formula="of:=[.B2788]+inc" office:value-type="float" office:value="3.4033203125" calcext:value-type="float">
            <text:p>3,4033203125</text:p>
          </table:table-cell>
          <table:table-cell table:number-columns-repeated="5"/>
        </table:table-row>
        <table:table-row table:style-name="ro1">
          <table:table-cell office:value-type="float" office:value="2789" calcext:value-type="float">
            <text:p>2789</text:p>
          </table:table-cell>
          <table:table-cell table:formula="of:=[.B2789]+inc" office:value-type="float" office:value="3.404541015625" calcext:value-type="float">
            <text:p>3,404541015625</text:p>
          </table:table-cell>
          <table:table-cell table:number-columns-repeated="5"/>
        </table:table-row>
        <table:table-row table:style-name="ro1">
          <table:table-cell office:value-type="float" office:value="2790" calcext:value-type="float">
            <text:p>2790</text:p>
          </table:table-cell>
          <table:table-cell table:formula="of:=[.B2790]+inc" office:value-type="float" office:value="3.40576171875" calcext:value-type="float">
            <text:p>3,40576171875</text:p>
          </table:table-cell>
          <table:table-cell table:number-columns-repeated="5"/>
        </table:table-row>
        <table:table-row table:style-name="ro1">
          <table:table-cell office:value-type="float" office:value="2791" calcext:value-type="float">
            <text:p>2791</text:p>
          </table:table-cell>
          <table:table-cell table:formula="of:=[.B2791]+inc" office:value-type="float" office:value="3.406982421875" calcext:value-type="float">
            <text:p>3,406982421875</text:p>
          </table:table-cell>
          <table:table-cell table:number-columns-repeated="5"/>
        </table:table-row>
        <table:table-row table:style-name="ro1">
          <table:table-cell office:value-type="float" office:value="2792" calcext:value-type="float">
            <text:p>2792</text:p>
          </table:table-cell>
          <table:table-cell table:formula="of:=[.B2792]+inc" office:value-type="float" office:value="3.408203125" calcext:value-type="float">
            <text:p>3,408203125</text:p>
          </table:table-cell>
          <table:table-cell table:number-columns-repeated="5"/>
        </table:table-row>
        <table:table-row table:style-name="ro1">
          <table:table-cell office:value-type="float" office:value="2793" calcext:value-type="float">
            <text:p>2793</text:p>
          </table:table-cell>
          <table:table-cell table:formula="of:=[.B2793]+inc" office:value-type="float" office:value="3.409423828125" calcext:value-type="float">
            <text:p>3,409423828125</text:p>
          </table:table-cell>
          <table:table-cell table:number-columns-repeated="5"/>
        </table:table-row>
        <table:table-row table:style-name="ro1">
          <table:table-cell office:value-type="float" office:value="2794" calcext:value-type="float">
            <text:p>2794</text:p>
          </table:table-cell>
          <table:table-cell table:formula="of:=[.B2794]+inc" office:value-type="float" office:value="3.41064453125" calcext:value-type="float">
            <text:p>3,41064453125</text:p>
          </table:table-cell>
          <table:table-cell table:number-columns-repeated="5"/>
        </table:table-row>
        <table:table-row table:style-name="ro1">
          <table:table-cell office:value-type="float" office:value="2795" calcext:value-type="float">
            <text:p>2795</text:p>
          </table:table-cell>
          <table:table-cell table:formula="of:=[.B2795]+inc" office:value-type="float" office:value="3.411865234375" calcext:value-type="float">
            <text:p>3,411865234375</text:p>
          </table:table-cell>
          <table:table-cell table:number-columns-repeated="5"/>
        </table:table-row>
        <table:table-row table:style-name="ro1">
          <table:table-cell office:value-type="float" office:value="2796" calcext:value-type="float">
            <text:p>2796</text:p>
          </table:table-cell>
          <table:table-cell table:formula="of:=[.B2796]+inc" office:value-type="float" office:value="3.4130859375" calcext:value-type="float">
            <text:p>3,4130859375</text:p>
          </table:table-cell>
          <table:table-cell table:number-columns-repeated="5"/>
        </table:table-row>
        <table:table-row table:style-name="ro1">
          <table:table-cell office:value-type="float" office:value="2797" calcext:value-type="float">
            <text:p>2797</text:p>
          </table:table-cell>
          <table:table-cell table:formula="of:=[.B2797]+inc" office:value-type="float" office:value="3.414306640625" calcext:value-type="float">
            <text:p>3,414306640625</text:p>
          </table:table-cell>
          <table:table-cell table:number-columns-repeated="5"/>
        </table:table-row>
        <table:table-row table:style-name="ro1">
          <table:table-cell office:value-type="float" office:value="2798" calcext:value-type="float">
            <text:p>2798</text:p>
          </table:table-cell>
          <table:table-cell table:formula="of:=[.B2798]+inc" office:value-type="float" office:value="3.41552734375" calcext:value-type="float">
            <text:p>3,41552734375</text:p>
          </table:table-cell>
          <table:table-cell table:number-columns-repeated="5"/>
        </table:table-row>
        <table:table-row table:style-name="ro1">
          <table:table-cell office:value-type="float" office:value="2799" calcext:value-type="float">
            <text:p>2799</text:p>
          </table:table-cell>
          <table:table-cell table:formula="of:=[.B2799]+inc" office:value-type="float" office:value="3.416748046875" calcext:value-type="float">
            <text:p>3,416748046875</text:p>
          </table:table-cell>
          <table:table-cell table:number-columns-repeated="5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formula="of:=[.B2800]+inc" office:value-type="float" office:value="3.41796875" calcext:value-type="float">
            <text:p>3,41796875</text:p>
          </table:table-cell>
          <table:table-cell table:number-columns-repeated="5"/>
        </table:table-row>
        <table:table-row table:style-name="ro1">
          <table:table-cell office:value-type="float" office:value="2801" calcext:value-type="float">
            <text:p>2801</text:p>
          </table:table-cell>
          <table:table-cell table:formula="of:=[.B2801]+inc" office:value-type="float" office:value="3.419189453125" calcext:value-type="float">
            <text:p>3,419189453125</text:p>
          </table:table-cell>
          <table:table-cell table:number-columns-repeated="5"/>
        </table:table-row>
        <table:table-row table:style-name="ro1">
          <table:table-cell office:value-type="float" office:value="2802" calcext:value-type="float">
            <text:p>2802</text:p>
          </table:table-cell>
          <table:table-cell table:formula="of:=[.B2802]+inc" office:value-type="float" office:value="3.42041015625" calcext:value-type="float">
            <text:p>3,42041015625</text:p>
          </table:table-cell>
          <table:table-cell table:number-columns-repeated="5"/>
        </table:table-row>
        <table:table-row table:style-name="ro1">
          <table:table-cell office:value-type="float" office:value="2803" calcext:value-type="float">
            <text:p>2803</text:p>
          </table:table-cell>
          <table:table-cell table:formula="of:=[.B2803]+inc" office:value-type="float" office:value="3.421630859375" calcext:value-type="float">
            <text:p>3,421630859375</text:p>
          </table:table-cell>
          <table:table-cell table:number-columns-repeated="5"/>
        </table:table-row>
        <table:table-row table:style-name="ro1">
          <table:table-cell office:value-type="float" office:value="2804" calcext:value-type="float">
            <text:p>2804</text:p>
          </table:table-cell>
          <table:table-cell table:formula="of:=[.B2804]+inc" office:value-type="float" office:value="3.4228515625" calcext:value-type="float">
            <text:p>3,4228515625</text:p>
          </table:table-cell>
          <table:table-cell table:number-columns-repeated="5"/>
        </table:table-row>
        <table:table-row table:style-name="ro1">
          <table:table-cell office:value-type="float" office:value="2805" calcext:value-type="float">
            <text:p>2805</text:p>
          </table:table-cell>
          <table:table-cell table:formula="of:=[.B2805]+inc" office:value-type="float" office:value="3.424072265625" calcext:value-type="float">
            <text:p>3,424072265625</text:p>
          </table:table-cell>
          <table:table-cell table:number-columns-repeated="5"/>
        </table:table-row>
        <table:table-row table:style-name="ro1">
          <table:table-cell office:value-type="float" office:value="2806" calcext:value-type="float">
            <text:p>2806</text:p>
          </table:table-cell>
          <table:table-cell table:formula="of:=[.B2806]+inc" office:value-type="float" office:value="3.42529296875" calcext:value-type="float">
            <text:p>3,42529296875</text:p>
          </table:table-cell>
          <table:table-cell table:number-columns-repeated="5"/>
        </table:table-row>
        <table:table-row table:style-name="ro1">
          <table:table-cell office:value-type="float" office:value="2807" calcext:value-type="float">
            <text:p>2807</text:p>
          </table:table-cell>
          <table:table-cell table:formula="of:=[.B2807]+inc" office:value-type="float" office:value="3.426513671875" calcext:value-type="float">
            <text:p>3,426513671875</text:p>
          </table:table-cell>
          <table:table-cell table:number-columns-repeated="5"/>
        </table:table-row>
        <table:table-row table:style-name="ro1">
          <table:table-cell office:value-type="float" office:value="2808" calcext:value-type="float">
            <text:p>2808</text:p>
          </table:table-cell>
          <table:table-cell table:formula="of:=[.B2808]+inc" office:value-type="float" office:value="3.427734375" calcext:value-type="float">
            <text:p>3,427734375</text:p>
          </table:table-cell>
          <table:table-cell table:number-columns-repeated="5"/>
        </table:table-row>
        <table:table-row table:style-name="ro1">
          <table:table-cell office:value-type="float" office:value="2809" calcext:value-type="float">
            <text:p>2809</text:p>
          </table:table-cell>
          <table:table-cell table:formula="of:=[.B2809]+inc" office:value-type="float" office:value="3.428955078125" calcext:value-type="float">
            <text:p>3,428955078125</text:p>
          </table:table-cell>
          <table:table-cell table:number-columns-repeated="5"/>
        </table:table-row>
        <table:table-row table:style-name="ro1">
          <table:table-cell office:value-type="float" office:value="2810" calcext:value-type="float">
            <text:p>2810</text:p>
          </table:table-cell>
          <table:table-cell table:formula="of:=[.B2810]+inc" office:value-type="float" office:value="3.43017578125" calcext:value-type="float">
            <text:p>3,43017578125</text:p>
          </table:table-cell>
          <table:table-cell table:number-columns-repeated="5"/>
        </table:table-row>
        <table:table-row table:style-name="ro1">
          <table:table-cell office:value-type="float" office:value="2811" calcext:value-type="float">
            <text:p>2811</text:p>
          </table:table-cell>
          <table:table-cell table:formula="of:=[.B2811]+inc" office:value-type="float" office:value="3.431396484375" calcext:value-type="float">
            <text:p>3,431396484375</text:p>
          </table:table-cell>
          <table:table-cell table:number-columns-repeated="5"/>
        </table:table-row>
        <table:table-row table:style-name="ro1">
          <table:table-cell office:value-type="float" office:value="2812" calcext:value-type="float">
            <text:p>2812</text:p>
          </table:table-cell>
          <table:table-cell table:formula="of:=[.B2812]+inc" office:value-type="float" office:value="3.4326171875" calcext:value-type="float">
            <text:p>3,4326171875</text:p>
          </table:table-cell>
          <table:table-cell table:number-columns-repeated="5"/>
        </table:table-row>
        <table:table-row table:style-name="ro1">
          <table:table-cell office:value-type="float" office:value="2813" calcext:value-type="float">
            <text:p>2813</text:p>
          </table:table-cell>
          <table:table-cell table:formula="of:=[.B2813]+inc" office:value-type="float" office:value="3.433837890625" calcext:value-type="float">
            <text:p>3,433837890625</text:p>
          </table:table-cell>
          <table:table-cell table:number-columns-repeated="5"/>
        </table:table-row>
        <table:table-row table:style-name="ro1">
          <table:table-cell office:value-type="float" office:value="2814" calcext:value-type="float">
            <text:p>2814</text:p>
          </table:table-cell>
          <table:table-cell table:formula="of:=[.B2814]+inc" office:value-type="float" office:value="3.43505859375" calcext:value-type="float">
            <text:p>3,43505859375</text:p>
          </table:table-cell>
          <table:table-cell table:number-columns-repeated="5"/>
        </table:table-row>
        <table:table-row table:style-name="ro1">
          <table:table-cell office:value-type="float" office:value="2815" calcext:value-type="float">
            <text:p>2815</text:p>
          </table:table-cell>
          <table:table-cell table:formula="of:=[.B2815]+inc" office:value-type="float" office:value="3.436279296875" calcext:value-type="float">
            <text:p>3,436279296875</text:p>
          </table:table-cell>
          <table:table-cell table:number-columns-repeated="5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formula="of:=[.B2816]+inc" office:value-type="float" office:value="3.4375" calcext:value-type="float">
            <text:p>3,4375</text:p>
          </table:table-cell>
          <table:table-cell table:number-columns-repeated="5"/>
        </table:table-row>
        <table:table-row table:style-name="ro1">
          <table:table-cell office:value-type="float" office:value="2817" calcext:value-type="float">
            <text:p>2817</text:p>
          </table:table-cell>
          <table:table-cell table:formula="of:=[.B2817]+inc" office:value-type="float" office:value="3.438720703125" calcext:value-type="float">
            <text:p>3,438720703125</text:p>
          </table:table-cell>
          <table:table-cell table:number-columns-repeated="5"/>
        </table:table-row>
        <table:table-row table:style-name="ro1">
          <table:table-cell office:value-type="float" office:value="2818" calcext:value-type="float">
            <text:p>2818</text:p>
          </table:table-cell>
          <table:table-cell table:formula="of:=[.B2818]+inc" office:value-type="float" office:value="3.43994140625" calcext:value-type="float">
            <text:p>3,43994140625</text:p>
          </table:table-cell>
          <table:table-cell table:number-columns-repeated="5"/>
        </table:table-row>
        <table:table-row table:style-name="ro1">
          <table:table-cell office:value-type="float" office:value="2819" calcext:value-type="float">
            <text:p>2819</text:p>
          </table:table-cell>
          <table:table-cell table:formula="of:=[.B2819]+inc" office:value-type="float" office:value="3.441162109375" calcext:value-type="float">
            <text:p>3,441162109375</text:p>
          </table:table-cell>
          <table:table-cell table:number-columns-repeated="5"/>
        </table:table-row>
        <table:table-row table:style-name="ro1">
          <table:table-cell office:value-type="float" office:value="2820" calcext:value-type="float">
            <text:p>2820</text:p>
          </table:table-cell>
          <table:table-cell table:formula="of:=[.B2820]+inc" office:value-type="float" office:value="3.4423828125" calcext:value-type="float">
            <text:p>3,4423828125</text:p>
          </table:table-cell>
          <table:table-cell table:number-columns-repeated="5"/>
        </table:table-row>
        <table:table-row table:style-name="ro1">
          <table:table-cell office:value-type="float" office:value="2821" calcext:value-type="float">
            <text:p>2821</text:p>
          </table:table-cell>
          <table:table-cell table:formula="of:=[.B2821]+inc" office:value-type="float" office:value="3.443603515625" calcext:value-type="float">
            <text:p>3,443603515625</text:p>
          </table:table-cell>
          <table:table-cell table:number-columns-repeated="5"/>
        </table:table-row>
        <table:table-row table:style-name="ro1">
          <table:table-cell office:value-type="float" office:value="2822" calcext:value-type="float">
            <text:p>2822</text:p>
          </table:table-cell>
          <table:table-cell table:formula="of:=[.B2822]+inc" office:value-type="float" office:value="3.44482421875" calcext:value-type="float">
            <text:p>3,44482421875</text:p>
          </table:table-cell>
          <table:table-cell table:number-columns-repeated="5"/>
        </table:table-row>
        <table:table-row table:style-name="ro1">
          <table:table-cell office:value-type="float" office:value="2823" calcext:value-type="float">
            <text:p>2823</text:p>
          </table:table-cell>
          <table:table-cell table:formula="of:=[.B2823]+inc" office:value-type="float" office:value="3.446044921875" calcext:value-type="float">
            <text:p>3,446044921875</text:p>
          </table:table-cell>
          <table:table-cell table:number-columns-repeated="5"/>
        </table:table-row>
        <table:table-row table:style-name="ro1">
          <table:table-cell office:value-type="float" office:value="2824" calcext:value-type="float">
            <text:p>2824</text:p>
          </table:table-cell>
          <table:table-cell table:formula="of:=[.B2824]+inc" office:value-type="float" office:value="3.447265625" calcext:value-type="float">
            <text:p>3,447265625</text:p>
          </table:table-cell>
          <table:table-cell table:number-columns-repeated="5"/>
        </table:table-row>
        <table:table-row table:style-name="ro1">
          <table:table-cell office:value-type="float" office:value="2825" calcext:value-type="float">
            <text:p>2825</text:p>
          </table:table-cell>
          <table:table-cell table:formula="of:=[.B2825]+inc" office:value-type="float" office:value="3.448486328125" calcext:value-type="float">
            <text:p>3,448486328125</text:p>
          </table:table-cell>
          <table:table-cell table:number-columns-repeated="5"/>
        </table:table-row>
        <table:table-row table:style-name="ro1">
          <table:table-cell office:value-type="float" office:value="2826" calcext:value-type="float">
            <text:p>2826</text:p>
          </table:table-cell>
          <table:table-cell table:formula="of:=[.B2826]+inc" office:value-type="float" office:value="3.44970703125" calcext:value-type="float">
            <text:p>3,44970703125</text:p>
          </table:table-cell>
          <table:table-cell table:number-columns-repeated="5"/>
        </table:table-row>
        <table:table-row table:style-name="ro1">
          <table:table-cell office:value-type="float" office:value="2827" calcext:value-type="float">
            <text:p>2827</text:p>
          </table:table-cell>
          <table:table-cell table:formula="of:=[.B2827]+inc" office:value-type="float" office:value="3.450927734375" calcext:value-type="float">
            <text:p>3,450927734375</text:p>
          </table:table-cell>
          <table:table-cell table:number-columns-repeated="5"/>
        </table:table-row>
        <table:table-row table:style-name="ro1">
          <table:table-cell office:value-type="float" office:value="2828" calcext:value-type="float">
            <text:p>2828</text:p>
          </table:table-cell>
          <table:table-cell table:formula="of:=[.B2828]+inc" office:value-type="float" office:value="3.4521484375" calcext:value-type="float">
            <text:p>3,4521484375</text:p>
          </table:table-cell>
          <table:table-cell table:number-columns-repeated="5"/>
        </table:table-row>
        <table:table-row table:style-name="ro1">
          <table:table-cell office:value-type="float" office:value="2829" calcext:value-type="float">
            <text:p>2829</text:p>
          </table:table-cell>
          <table:table-cell table:formula="of:=[.B2829]+inc" office:value-type="float" office:value="3.453369140625" calcext:value-type="float">
            <text:p>3,453369140625</text:p>
          </table:table-cell>
          <table:table-cell table:number-columns-repeated="5"/>
        </table:table-row>
        <table:table-row table:style-name="ro1">
          <table:table-cell office:value-type="float" office:value="2830" calcext:value-type="float">
            <text:p>2830</text:p>
          </table:table-cell>
          <table:table-cell table:formula="of:=[.B2830]+inc" office:value-type="float" office:value="3.45458984375" calcext:value-type="float">
            <text:p>3,45458984375</text:p>
          </table:table-cell>
          <table:table-cell table:number-columns-repeated="5"/>
        </table:table-row>
        <table:table-row table:style-name="ro1">
          <table:table-cell office:value-type="float" office:value="2831" calcext:value-type="float">
            <text:p>2831</text:p>
          </table:table-cell>
          <table:table-cell table:formula="of:=[.B2831]+inc" office:value-type="float" office:value="3.455810546875" calcext:value-type="float">
            <text:p>3,455810546875</text:p>
          </table:table-cell>
          <table:table-cell table:number-columns-repeated="5"/>
        </table:table-row>
        <table:table-row table:style-name="ro1">
          <table:table-cell office:value-type="float" office:value="2832" calcext:value-type="float">
            <text:p>2832</text:p>
          </table:table-cell>
          <table:table-cell table:formula="of:=[.B2832]+inc" office:value-type="float" office:value="3.45703125" calcext:value-type="float">
            <text:p>3,45703125</text:p>
          </table:table-cell>
          <table:table-cell table:number-columns-repeated="5"/>
        </table:table-row>
        <table:table-row table:style-name="ro1">
          <table:table-cell office:value-type="float" office:value="2833" calcext:value-type="float">
            <text:p>2833</text:p>
          </table:table-cell>
          <table:table-cell table:formula="of:=[.B2833]+inc" office:value-type="float" office:value="3.458251953125" calcext:value-type="float">
            <text:p>3,458251953125</text:p>
          </table:table-cell>
          <table:table-cell table:number-columns-repeated="5"/>
        </table:table-row>
        <table:table-row table:style-name="ro1">
          <table:table-cell office:value-type="float" office:value="2834" calcext:value-type="float">
            <text:p>2834</text:p>
          </table:table-cell>
          <table:table-cell table:formula="of:=[.B2834]+inc" office:value-type="float" office:value="3.45947265625" calcext:value-type="float">
            <text:p>3,45947265625</text:p>
          </table:table-cell>
          <table:table-cell table:number-columns-repeated="5"/>
        </table:table-row>
        <table:table-row table:style-name="ro1">
          <table:table-cell office:value-type="float" office:value="2835" calcext:value-type="float">
            <text:p>2835</text:p>
          </table:table-cell>
          <table:table-cell table:formula="of:=[.B2835]+inc" office:value-type="float" office:value="3.460693359375" calcext:value-type="float">
            <text:p>3,460693359375</text:p>
          </table:table-cell>
          <table:table-cell table:number-columns-repeated="5"/>
        </table:table-row>
        <table:table-row table:style-name="ro1">
          <table:table-cell office:value-type="float" office:value="2836" calcext:value-type="float">
            <text:p>2836</text:p>
          </table:table-cell>
          <table:table-cell table:formula="of:=[.B2836]+inc" office:value-type="float" office:value="3.4619140625" calcext:value-type="float">
            <text:p>3,4619140625</text:p>
          </table:table-cell>
          <table:table-cell table:number-columns-repeated="5"/>
        </table:table-row>
        <table:table-row table:style-name="ro1">
          <table:table-cell office:value-type="float" office:value="2837" calcext:value-type="float">
            <text:p>2837</text:p>
          </table:table-cell>
          <table:table-cell table:formula="of:=[.B2837]+inc" office:value-type="float" office:value="3.463134765625" calcext:value-type="float">
            <text:p>3,463134765625</text:p>
          </table:table-cell>
          <table:table-cell table:number-columns-repeated="5"/>
        </table:table-row>
        <table:table-row table:style-name="ro1">
          <table:table-cell office:value-type="float" office:value="2838" calcext:value-type="float">
            <text:p>2838</text:p>
          </table:table-cell>
          <table:table-cell table:formula="of:=[.B2838]+inc" office:value-type="float" office:value="3.46435546875" calcext:value-type="float">
            <text:p>3,46435546875</text:p>
          </table:table-cell>
          <table:table-cell table:number-columns-repeated="5"/>
        </table:table-row>
        <table:table-row table:style-name="ro1">
          <table:table-cell office:value-type="float" office:value="2839" calcext:value-type="float">
            <text:p>2839</text:p>
          </table:table-cell>
          <table:table-cell table:formula="of:=[.B2839]+inc" office:value-type="float" office:value="3.465576171875" calcext:value-type="float">
            <text:p>3,465576171875</text:p>
          </table:table-cell>
          <table:table-cell table:number-columns-repeated="5"/>
        </table:table-row>
        <table:table-row table:style-name="ro1">
          <table:table-cell office:value-type="float" office:value="2840" calcext:value-type="float">
            <text:p>2840</text:p>
          </table:table-cell>
          <table:table-cell table:formula="of:=[.B2840]+inc" office:value-type="float" office:value="3.466796875" calcext:value-type="float">
            <text:p>3,466796875</text:p>
          </table:table-cell>
          <table:table-cell table:number-columns-repeated="5"/>
        </table:table-row>
        <table:table-row table:style-name="ro1">
          <table:table-cell office:value-type="float" office:value="2841" calcext:value-type="float">
            <text:p>2841</text:p>
          </table:table-cell>
          <table:table-cell table:formula="of:=[.B2841]+inc" office:value-type="float" office:value="3.468017578125" calcext:value-type="float">
            <text:p>3,468017578125</text:p>
          </table:table-cell>
          <table:table-cell table:number-columns-repeated="5"/>
        </table:table-row>
        <table:table-row table:style-name="ro1">
          <table:table-cell office:value-type="float" office:value="2842" calcext:value-type="float">
            <text:p>2842</text:p>
          </table:table-cell>
          <table:table-cell table:formula="of:=[.B2842]+inc" office:value-type="float" office:value="3.46923828125" calcext:value-type="float">
            <text:p>3,46923828125</text:p>
          </table:table-cell>
          <table:table-cell table:number-columns-repeated="5"/>
        </table:table-row>
        <table:table-row table:style-name="ro1">
          <table:table-cell office:value-type="float" office:value="2843" calcext:value-type="float">
            <text:p>2843</text:p>
          </table:table-cell>
          <table:table-cell table:formula="of:=[.B2843]+inc" office:value-type="float" office:value="3.470458984375" calcext:value-type="float">
            <text:p>3,470458984375</text:p>
          </table:table-cell>
          <table:table-cell table:number-columns-repeated="5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formula="of:=[.B2844]+inc" office:value-type="float" office:value="3.4716796875" calcext:value-type="float">
            <text:p>3,4716796875</text:p>
          </table:table-cell>
          <table:table-cell table:number-columns-repeated="5"/>
        </table:table-row>
        <table:table-row table:style-name="ro1">
          <table:table-cell office:value-type="float" office:value="2845" calcext:value-type="float">
            <text:p>2845</text:p>
          </table:table-cell>
          <table:table-cell table:formula="of:=[.B2845]+inc" office:value-type="float" office:value="3.472900390625" calcext:value-type="float">
            <text:p>3,472900390625</text:p>
          </table:table-cell>
          <table:table-cell table:number-columns-repeated="5"/>
        </table:table-row>
        <table:table-row table:style-name="ro1">
          <table:table-cell office:value-type="float" office:value="2846" calcext:value-type="float">
            <text:p>2846</text:p>
          </table:table-cell>
          <table:table-cell table:formula="of:=[.B2846]+inc" office:value-type="float" office:value="3.47412109375" calcext:value-type="float">
            <text:p>3,47412109375</text:p>
          </table:table-cell>
          <table:table-cell table:number-columns-repeated="5"/>
        </table:table-row>
        <table:table-row table:style-name="ro1">
          <table:table-cell office:value-type="float" office:value="2847" calcext:value-type="float">
            <text:p>2847</text:p>
          </table:table-cell>
          <table:table-cell table:formula="of:=[.B2847]+inc" office:value-type="float" office:value="3.475341796875" calcext:value-type="float">
            <text:p>3,475341796875</text:p>
          </table:table-cell>
          <table:table-cell table:number-columns-repeated="5"/>
        </table:table-row>
        <table:table-row table:style-name="ro1">
          <table:table-cell office:value-type="float" office:value="2848" calcext:value-type="float">
            <text:p>2848</text:p>
          </table:table-cell>
          <table:table-cell table:formula="of:=[.B2848]+inc" office:value-type="float" office:value="3.4765625" calcext:value-type="float">
            <text:p>3,4765625</text:p>
          </table:table-cell>
          <table:table-cell table:number-columns-repeated="5"/>
        </table:table-row>
        <table:table-row table:style-name="ro1">
          <table:table-cell office:value-type="float" office:value="2849" calcext:value-type="float">
            <text:p>2849</text:p>
          </table:table-cell>
          <table:table-cell table:formula="of:=[.B2849]+inc" office:value-type="float" office:value="3.477783203125" calcext:value-type="float">
            <text:p>3,477783203125</text:p>
          </table:table-cell>
          <table:table-cell table:number-columns-repeated="5"/>
        </table:table-row>
        <table:table-row table:style-name="ro1">
          <table:table-cell office:value-type="float" office:value="2850" calcext:value-type="float">
            <text:p>2850</text:p>
          </table:table-cell>
          <table:table-cell table:formula="of:=[.B2850]+inc" office:value-type="float" office:value="3.47900390625" calcext:value-type="float">
            <text:p>3,47900390625</text:p>
          </table:table-cell>
          <table:table-cell table:number-columns-repeated="5"/>
        </table:table-row>
        <table:table-row table:style-name="ro1">
          <table:table-cell office:value-type="float" office:value="2851" calcext:value-type="float">
            <text:p>2851</text:p>
          </table:table-cell>
          <table:table-cell table:formula="of:=[.B2851]+inc" office:value-type="float" office:value="3.480224609375" calcext:value-type="float">
            <text:p>3,480224609375</text:p>
          </table:table-cell>
          <table:table-cell table:number-columns-repeated="5"/>
        </table:table-row>
        <table:table-row table:style-name="ro1">
          <table:table-cell office:value-type="float" office:value="2852" calcext:value-type="float">
            <text:p>2852</text:p>
          </table:table-cell>
          <table:table-cell table:formula="of:=[.B2852]+inc" office:value-type="float" office:value="3.4814453125" calcext:value-type="float">
            <text:p>3,4814453125</text:p>
          </table:table-cell>
          <table:table-cell table:number-columns-repeated="5"/>
        </table:table-row>
        <table:table-row table:style-name="ro1">
          <table:table-cell office:value-type="float" office:value="2853" calcext:value-type="float">
            <text:p>2853</text:p>
          </table:table-cell>
          <table:table-cell table:formula="of:=[.B2853]+inc" office:value-type="float" office:value="3.482666015625" calcext:value-type="float">
            <text:p>3,482666015625</text:p>
          </table:table-cell>
          <table:table-cell table:number-columns-repeated="5"/>
        </table:table-row>
        <table:table-row table:style-name="ro1">
          <table:table-cell office:value-type="float" office:value="2854" calcext:value-type="float">
            <text:p>2854</text:p>
          </table:table-cell>
          <table:table-cell table:formula="of:=[.B2854]+inc" office:value-type="float" office:value="3.48388671875" calcext:value-type="float">
            <text:p>3,48388671875</text:p>
          </table:table-cell>
          <table:table-cell table:number-columns-repeated="5"/>
        </table:table-row>
        <table:table-row table:style-name="ro1">
          <table:table-cell office:value-type="float" office:value="2855" calcext:value-type="float">
            <text:p>2855</text:p>
          </table:table-cell>
          <table:table-cell table:formula="of:=[.B2855]+inc" office:value-type="float" office:value="3.485107421875" calcext:value-type="float">
            <text:p>3,485107421875</text:p>
          </table:table-cell>
          <table:table-cell table:number-columns-repeated="5"/>
        </table:table-row>
        <table:table-row table:style-name="ro1">
          <table:table-cell office:value-type="float" office:value="2856" calcext:value-type="float">
            <text:p>2856</text:p>
          </table:table-cell>
          <table:table-cell table:formula="of:=[.B2856]+inc" office:value-type="float" office:value="3.486328125" calcext:value-type="float">
            <text:p>3,486328125</text:p>
          </table:table-cell>
          <table:table-cell table:number-columns-repeated="5"/>
        </table:table-row>
        <table:table-row table:style-name="ro1">
          <table:table-cell office:value-type="float" office:value="2857" calcext:value-type="float">
            <text:p>2857</text:p>
          </table:table-cell>
          <table:table-cell table:formula="of:=[.B2857]+inc" office:value-type="float" office:value="3.487548828125" calcext:value-type="float">
            <text:p>3,487548828125</text:p>
          </table:table-cell>
          <table:table-cell table:number-columns-repeated="5"/>
        </table:table-row>
        <table:table-row table:style-name="ro1">
          <table:table-cell office:value-type="float" office:value="2858" calcext:value-type="float">
            <text:p>2858</text:p>
          </table:table-cell>
          <table:table-cell table:formula="of:=[.B2858]+inc" office:value-type="float" office:value="3.48876953125" calcext:value-type="float">
            <text:p>3,48876953125</text:p>
          </table:table-cell>
          <table:table-cell table:number-columns-repeated="5"/>
        </table:table-row>
        <table:table-row table:style-name="ro1">
          <table:table-cell office:value-type="float" office:value="2859" calcext:value-type="float">
            <text:p>2859</text:p>
          </table:table-cell>
          <table:table-cell table:formula="of:=[.B2859]+inc" office:value-type="float" office:value="3.489990234375" calcext:value-type="float">
            <text:p>3,489990234375</text:p>
          </table:table-cell>
          <table:table-cell table:number-columns-repeated="5"/>
        </table:table-row>
        <table:table-row table:style-name="ro1">
          <table:table-cell office:value-type="float" office:value="2860" calcext:value-type="float">
            <text:p>2860</text:p>
          </table:table-cell>
          <table:table-cell table:formula="of:=[.B2860]+inc" office:value-type="float" office:value="3.4912109375" calcext:value-type="float">
            <text:p>3,4912109375</text:p>
          </table:table-cell>
          <table:table-cell table:number-columns-repeated="5"/>
        </table:table-row>
        <table:table-row table:style-name="ro1">
          <table:table-cell office:value-type="float" office:value="2861" calcext:value-type="float">
            <text:p>2861</text:p>
          </table:table-cell>
          <table:table-cell table:formula="of:=[.B2861]+inc" office:value-type="float" office:value="3.492431640625" calcext:value-type="float">
            <text:p>3,492431640625</text:p>
          </table:table-cell>
          <table:table-cell table:number-columns-repeated="5"/>
        </table:table-row>
        <table:table-row table:style-name="ro1">
          <table:table-cell office:value-type="float" office:value="2862" calcext:value-type="float">
            <text:p>2862</text:p>
          </table:table-cell>
          <table:table-cell table:formula="of:=[.B2862]+inc" office:value-type="float" office:value="3.49365234375" calcext:value-type="float">
            <text:p>3,49365234375</text:p>
          </table:table-cell>
          <table:table-cell table:number-columns-repeated="5"/>
        </table:table-row>
        <table:table-row table:style-name="ro1">
          <table:table-cell office:value-type="float" office:value="2863" calcext:value-type="float">
            <text:p>2863</text:p>
          </table:table-cell>
          <table:table-cell table:formula="of:=[.B2863]+inc" office:value-type="float" office:value="3.494873046875" calcext:value-type="float">
            <text:p>3,494873046875</text:p>
          </table:table-cell>
          <table:table-cell table:number-columns-repeated="5"/>
        </table:table-row>
        <table:table-row table:style-name="ro1">
          <table:table-cell office:value-type="float" office:value="2864" calcext:value-type="float">
            <text:p>2864</text:p>
          </table:table-cell>
          <table:table-cell table:formula="of:=[.B2864]+inc" office:value-type="float" office:value="3.49609375" calcext:value-type="float">
            <text:p>3,49609375</text:p>
          </table:table-cell>
          <table:table-cell table:number-columns-repeated="5"/>
        </table:table-row>
        <table:table-row table:style-name="ro1">
          <table:table-cell office:value-type="float" office:value="2865" calcext:value-type="float">
            <text:p>2865</text:p>
          </table:table-cell>
          <table:table-cell table:formula="of:=[.B2865]+inc" office:value-type="float" office:value="3.497314453125" calcext:value-type="float">
            <text:p>3,497314453125</text:p>
          </table:table-cell>
          <table:table-cell table:number-columns-repeated="5"/>
        </table:table-row>
        <table:table-row table:style-name="ro1">
          <table:table-cell office:value-type="float" office:value="2866" calcext:value-type="float">
            <text:p>2866</text:p>
          </table:table-cell>
          <table:table-cell table:formula="of:=[.B2866]+inc" office:value-type="float" office:value="3.49853515625" calcext:value-type="float">
            <text:p>3,49853515625</text:p>
          </table:table-cell>
          <table:table-cell table:number-columns-repeated="5"/>
        </table:table-row>
        <table:table-row table:style-name="ro1">
          <table:table-cell office:value-type="float" office:value="2867" calcext:value-type="float">
            <text:p>2867</text:p>
          </table:table-cell>
          <table:table-cell table:formula="of:=[.B2867]+inc" office:value-type="float" office:value="3.499755859375" calcext:value-type="float">
            <text:p>3,499755859375</text:p>
          </table:table-cell>
          <table:table-cell table:number-columns-repeated="5"/>
        </table:table-row>
        <table:table-row table:style-name="ro1">
          <table:table-cell office:value-type="float" office:value="2868" calcext:value-type="float">
            <text:p>2868</text:p>
          </table:table-cell>
          <table:table-cell table:formula="of:=[.B2868]+inc" office:value-type="float" office:value="3.5009765625" calcext:value-type="float">
            <text:p>3,5009765625</text:p>
          </table:table-cell>
          <table:table-cell table:number-columns-repeated="5"/>
        </table:table-row>
        <table:table-row table:style-name="ro1">
          <table:table-cell office:value-type="float" office:value="2869" calcext:value-type="float">
            <text:p>2869</text:p>
          </table:table-cell>
          <table:table-cell table:formula="of:=[.B2869]+inc" office:value-type="float" office:value="3.502197265625" calcext:value-type="float">
            <text:p>3,502197265625</text:p>
          </table:table-cell>
          <table:table-cell table:number-columns-repeated="5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formula="of:=[.B2870]+inc" office:value-type="float" office:value="3.50341796875" calcext:value-type="float">
            <text:p>3,50341796875</text:p>
          </table:table-cell>
          <table:table-cell table:number-columns-repeated="5"/>
        </table:table-row>
        <table:table-row table:style-name="ro1">
          <table:table-cell office:value-type="float" office:value="2871" calcext:value-type="float">
            <text:p>2871</text:p>
          </table:table-cell>
          <table:table-cell table:formula="of:=[.B2871]+inc" office:value-type="float" office:value="3.504638671875" calcext:value-type="float">
            <text:p>3,504638671875</text:p>
          </table:table-cell>
          <table:table-cell table:number-columns-repeated="5"/>
        </table:table-row>
        <table:table-row table:style-name="ro1">
          <table:table-cell office:value-type="float" office:value="2872" calcext:value-type="float">
            <text:p>2872</text:p>
          </table:table-cell>
          <table:table-cell table:formula="of:=[.B2872]+inc" office:value-type="float" office:value="3.505859375" calcext:value-type="float">
            <text:p>3,505859375</text:p>
          </table:table-cell>
          <table:table-cell table:number-columns-repeated="5"/>
        </table:table-row>
        <table:table-row table:style-name="ro1">
          <table:table-cell office:value-type="float" office:value="2873" calcext:value-type="float">
            <text:p>2873</text:p>
          </table:table-cell>
          <table:table-cell table:formula="of:=[.B2873]+inc" office:value-type="float" office:value="3.507080078125" calcext:value-type="float">
            <text:p>3,507080078125</text:p>
          </table:table-cell>
          <table:table-cell table:number-columns-repeated="5"/>
        </table:table-row>
        <table:table-row table:style-name="ro1">
          <table:table-cell office:value-type="float" office:value="2874" calcext:value-type="float">
            <text:p>2874</text:p>
          </table:table-cell>
          <table:table-cell table:formula="of:=[.B2874]+inc" office:value-type="float" office:value="3.50830078125" calcext:value-type="float">
            <text:p>3,50830078125</text:p>
          </table:table-cell>
          <table:table-cell table:number-columns-repeated="5"/>
        </table:table-row>
        <table:table-row table:style-name="ro1">
          <table:table-cell office:value-type="float" office:value="2875" calcext:value-type="float">
            <text:p>2875</text:p>
          </table:table-cell>
          <table:table-cell table:formula="of:=[.B2875]+inc" office:value-type="float" office:value="3.509521484375" calcext:value-type="float">
            <text:p>3,509521484375</text:p>
          </table:table-cell>
          <table:table-cell table:number-columns-repeated="5"/>
        </table:table-row>
        <table:table-row table:style-name="ro1">
          <table:table-cell office:value-type="float" office:value="2876" calcext:value-type="float">
            <text:p>2876</text:p>
          </table:table-cell>
          <table:table-cell table:formula="of:=[.B2876]+inc" office:value-type="float" office:value="3.5107421875" calcext:value-type="float">
            <text:p>3,5107421875</text:p>
          </table:table-cell>
          <table:table-cell table:number-columns-repeated="5"/>
        </table:table-row>
        <table:table-row table:style-name="ro1">
          <table:table-cell office:value-type="float" office:value="2877" calcext:value-type="float">
            <text:p>2877</text:p>
          </table:table-cell>
          <table:table-cell table:formula="of:=[.B2877]+inc" office:value-type="float" office:value="3.511962890625" calcext:value-type="float">
            <text:p>3,511962890625</text:p>
          </table:table-cell>
          <table:table-cell table:number-columns-repeated="5"/>
        </table:table-row>
        <table:table-row table:style-name="ro1">
          <table:table-cell office:value-type="float" office:value="2878" calcext:value-type="float">
            <text:p>2878</text:p>
          </table:table-cell>
          <table:table-cell table:formula="of:=[.B2878]+inc" office:value-type="float" office:value="3.51318359375" calcext:value-type="float">
            <text:p>3,51318359375</text:p>
          </table:table-cell>
          <table:table-cell table:number-columns-repeated="5"/>
        </table:table-row>
        <table:table-row table:style-name="ro1">
          <table:table-cell office:value-type="float" office:value="2879" calcext:value-type="float">
            <text:p>2879</text:p>
          </table:table-cell>
          <table:table-cell table:formula="of:=[.B2879]+inc" office:value-type="float" office:value="3.514404296875" calcext:value-type="float">
            <text:p>3,514404296875</text:p>
          </table:table-cell>
          <table:table-cell table:number-columns-repeated="5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formula="of:=[.B2880]+inc" office:value-type="float" office:value="3.515625" calcext:value-type="float">
            <text:p>3,515625</text:p>
          </table:table-cell>
          <table:table-cell table:number-columns-repeated="5"/>
        </table:table-row>
        <table:table-row table:style-name="ro1">
          <table:table-cell office:value-type="float" office:value="2881" calcext:value-type="float">
            <text:p>2881</text:p>
          </table:table-cell>
          <table:table-cell table:formula="of:=[.B2881]+inc" office:value-type="float" office:value="3.516845703125" calcext:value-type="float">
            <text:p>3,516845703125</text:p>
          </table:table-cell>
          <table:table-cell table:number-columns-repeated="5"/>
        </table:table-row>
        <table:table-row table:style-name="ro1">
          <table:table-cell office:value-type="float" office:value="2882" calcext:value-type="float">
            <text:p>2882</text:p>
          </table:table-cell>
          <table:table-cell table:formula="of:=[.B2882]+inc" office:value-type="float" office:value="3.51806640625" calcext:value-type="float">
            <text:p>3,51806640625</text:p>
          </table:table-cell>
          <table:table-cell table:number-columns-repeated="5"/>
        </table:table-row>
        <table:table-row table:style-name="ro1">
          <table:table-cell office:value-type="float" office:value="2883" calcext:value-type="float">
            <text:p>2883</text:p>
          </table:table-cell>
          <table:table-cell table:formula="of:=[.B2883]+inc" office:value-type="float" office:value="3.519287109375" calcext:value-type="float">
            <text:p>3,519287109375</text:p>
          </table:table-cell>
          <table:table-cell table:number-columns-repeated="5"/>
        </table:table-row>
        <table:table-row table:style-name="ro1">
          <table:table-cell office:value-type="float" office:value="2884" calcext:value-type="float">
            <text:p>2884</text:p>
          </table:table-cell>
          <table:table-cell table:formula="of:=[.B2884]+inc" office:value-type="float" office:value="3.5205078125" calcext:value-type="float">
            <text:p>3,5205078125</text:p>
          </table:table-cell>
          <table:table-cell table:number-columns-repeated="5"/>
        </table:table-row>
        <table:table-row table:style-name="ro1">
          <table:table-cell office:value-type="float" office:value="2885" calcext:value-type="float">
            <text:p>2885</text:p>
          </table:table-cell>
          <table:table-cell table:formula="of:=[.B2885]+inc" office:value-type="float" office:value="3.521728515625" calcext:value-type="float">
            <text:p>3,521728515625</text:p>
          </table:table-cell>
          <table:table-cell table:number-columns-repeated="5"/>
        </table:table-row>
        <table:table-row table:style-name="ro1">
          <table:table-cell office:value-type="float" office:value="2886" calcext:value-type="float">
            <text:p>2886</text:p>
          </table:table-cell>
          <table:table-cell table:formula="of:=[.B2886]+inc" office:value-type="float" office:value="3.52294921875" calcext:value-type="float">
            <text:p>3,52294921875</text:p>
          </table:table-cell>
          <table:table-cell table:number-columns-repeated="5"/>
        </table:table-row>
        <table:table-row table:style-name="ro1">
          <table:table-cell office:value-type="float" office:value="2887" calcext:value-type="float">
            <text:p>2887</text:p>
          </table:table-cell>
          <table:table-cell table:formula="of:=[.B2887]+inc" office:value-type="float" office:value="3.524169921875" calcext:value-type="float">
            <text:p>3,524169921875</text:p>
          </table:table-cell>
          <table:table-cell table:number-columns-repeated="5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formula="of:=[.B2888]+inc" office:value-type="float" office:value="3.525390625" calcext:value-type="float">
            <text:p>3,525390625</text:p>
          </table:table-cell>
          <table:table-cell table:number-columns-repeated="5"/>
        </table:table-row>
        <table:table-row table:style-name="ro1">
          <table:table-cell office:value-type="float" office:value="2889" calcext:value-type="float">
            <text:p>2889</text:p>
          </table:table-cell>
          <table:table-cell table:formula="of:=[.B2889]+inc" office:value-type="float" office:value="3.526611328125" calcext:value-type="float">
            <text:p>3,526611328125</text:p>
          </table:table-cell>
          <table:table-cell table:number-columns-repeated="5"/>
        </table:table-row>
        <table:table-row table:style-name="ro1">
          <table:table-cell office:value-type="float" office:value="2890" calcext:value-type="float">
            <text:p>2890</text:p>
          </table:table-cell>
          <table:table-cell table:formula="of:=[.B2890]+inc" office:value-type="float" office:value="3.52783203125" calcext:value-type="float">
            <text:p>3,52783203125</text:p>
          </table:table-cell>
          <table:table-cell table:number-columns-repeated="5"/>
        </table:table-row>
        <table:table-row table:style-name="ro1">
          <table:table-cell office:value-type="float" office:value="2891" calcext:value-type="float">
            <text:p>2891</text:p>
          </table:table-cell>
          <table:table-cell table:formula="of:=[.B2891]+inc" office:value-type="float" office:value="3.529052734375" calcext:value-type="float">
            <text:p>3,529052734375</text:p>
          </table:table-cell>
          <table:table-cell table:number-columns-repeated="5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formula="of:=[.B2892]+inc" office:value-type="float" office:value="3.5302734375" calcext:value-type="float">
            <text:p>3,5302734375</text:p>
          </table:table-cell>
          <table:table-cell table:number-columns-repeated="5"/>
        </table:table-row>
        <table:table-row table:style-name="ro1">
          <table:table-cell office:value-type="float" office:value="2893" calcext:value-type="float">
            <text:p>2893</text:p>
          </table:table-cell>
          <table:table-cell table:formula="of:=[.B2893]+inc" office:value-type="float" office:value="3.531494140625" calcext:value-type="float">
            <text:p>3,531494140625</text:p>
          </table:table-cell>
          <table:table-cell table:number-columns-repeated="5"/>
        </table:table-row>
        <table:table-row table:style-name="ro1">
          <table:table-cell office:value-type="float" office:value="2894" calcext:value-type="float">
            <text:p>2894</text:p>
          </table:table-cell>
          <table:table-cell table:formula="of:=[.B2894]+inc" office:value-type="float" office:value="3.53271484375" calcext:value-type="float">
            <text:p>3,53271484375</text:p>
          </table:table-cell>
          <table:table-cell table:number-columns-repeated="5"/>
        </table:table-row>
        <table:table-row table:style-name="ro1">
          <table:table-cell office:value-type="float" office:value="2895" calcext:value-type="float">
            <text:p>2895</text:p>
          </table:table-cell>
          <table:table-cell table:formula="of:=[.B2895]+inc" office:value-type="float" office:value="3.533935546875" calcext:value-type="float">
            <text:p>3,533935546875</text:p>
          </table:table-cell>
          <table:table-cell table:number-columns-repeated="5"/>
        </table:table-row>
        <table:table-row table:style-name="ro1">
          <table:table-cell office:value-type="float" office:value="2896" calcext:value-type="float">
            <text:p>2896</text:p>
          </table:table-cell>
          <table:table-cell table:formula="of:=[.B2896]+inc" office:value-type="float" office:value="3.53515625" calcext:value-type="float">
            <text:p>3,53515625</text:p>
          </table:table-cell>
          <table:table-cell table:number-columns-repeated="5"/>
        </table:table-row>
        <table:table-row table:style-name="ro1">
          <table:table-cell office:value-type="float" office:value="2897" calcext:value-type="float">
            <text:p>2897</text:p>
          </table:table-cell>
          <table:table-cell table:formula="of:=[.B2897]+inc" office:value-type="float" office:value="3.536376953125" calcext:value-type="float">
            <text:p>3,536376953125</text:p>
          </table:table-cell>
          <table:table-cell table:number-columns-repeated="5"/>
        </table:table-row>
        <table:table-row table:style-name="ro1">
          <table:table-cell office:value-type="float" office:value="2898" calcext:value-type="float">
            <text:p>2898</text:p>
          </table:table-cell>
          <table:table-cell table:formula="of:=[.B2898]+inc" office:value-type="float" office:value="3.53759765625" calcext:value-type="float">
            <text:p>3,53759765625</text:p>
          </table:table-cell>
          <table:table-cell table:number-columns-repeated="5"/>
        </table:table-row>
        <table:table-row table:style-name="ro1">
          <table:table-cell office:value-type="float" office:value="2899" calcext:value-type="float">
            <text:p>2899</text:p>
          </table:table-cell>
          <table:table-cell table:formula="of:=[.B2899]+inc" office:value-type="float" office:value="3.538818359375" calcext:value-type="float">
            <text:p>3,538818359375</text:p>
          </table:table-cell>
          <table:table-cell table:number-columns-repeated="5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formula="of:=[.B2900]+inc" office:value-type="float" office:value="3.5400390625" calcext:value-type="float">
            <text:p>3,5400390625</text:p>
          </table:table-cell>
          <table:table-cell table:number-columns-repeated="5"/>
        </table:table-row>
        <table:table-row table:style-name="ro1">
          <table:table-cell office:value-type="float" office:value="2901" calcext:value-type="float">
            <text:p>2901</text:p>
          </table:table-cell>
          <table:table-cell table:formula="of:=[.B2901]+inc" office:value-type="float" office:value="3.541259765625" calcext:value-type="float">
            <text:p>3,541259765625</text:p>
          </table:table-cell>
          <table:table-cell table:number-columns-repeated="5"/>
        </table:table-row>
        <table:table-row table:style-name="ro1">
          <table:table-cell office:value-type="float" office:value="2902" calcext:value-type="float">
            <text:p>2902</text:p>
          </table:table-cell>
          <table:table-cell table:formula="of:=[.B2902]+inc" office:value-type="float" office:value="3.54248046875" calcext:value-type="float">
            <text:p>3,54248046875</text:p>
          </table:table-cell>
          <table:table-cell table:number-columns-repeated="5"/>
        </table:table-row>
        <table:table-row table:style-name="ro1">
          <table:table-cell office:value-type="float" office:value="2903" calcext:value-type="float">
            <text:p>2903</text:p>
          </table:table-cell>
          <table:table-cell table:formula="of:=[.B2903]+inc" office:value-type="float" office:value="3.543701171875" calcext:value-type="float">
            <text:p>3,543701171875</text:p>
          </table:table-cell>
          <table:table-cell table:number-columns-repeated="5"/>
        </table:table-row>
        <table:table-row table:style-name="ro1">
          <table:table-cell office:value-type="float" office:value="2904" calcext:value-type="float">
            <text:p>2904</text:p>
          </table:table-cell>
          <table:table-cell table:formula="of:=[.B2904]+inc" office:value-type="float" office:value="3.544921875" calcext:value-type="float">
            <text:p>3,544921875</text:p>
          </table:table-cell>
          <table:table-cell table:number-columns-repeated="5"/>
        </table:table-row>
        <table:table-row table:style-name="ro1">
          <table:table-cell office:value-type="float" office:value="2905" calcext:value-type="float">
            <text:p>2905</text:p>
          </table:table-cell>
          <table:table-cell table:formula="of:=[.B2905]+inc" office:value-type="float" office:value="3.546142578125" calcext:value-type="float">
            <text:p>3,546142578125</text:p>
          </table:table-cell>
          <table:table-cell table:number-columns-repeated="5"/>
        </table:table-row>
        <table:table-row table:style-name="ro1">
          <table:table-cell office:value-type="float" office:value="2906" calcext:value-type="float">
            <text:p>2906</text:p>
          </table:table-cell>
          <table:table-cell table:formula="of:=[.B2906]+inc" office:value-type="float" office:value="3.54736328125" calcext:value-type="float">
            <text:p>3,54736328125</text:p>
          </table:table-cell>
          <table:table-cell table:number-columns-repeated="5"/>
        </table:table-row>
        <table:table-row table:style-name="ro1">
          <table:table-cell office:value-type="float" office:value="2907" calcext:value-type="float">
            <text:p>2907</text:p>
          </table:table-cell>
          <table:table-cell table:formula="of:=[.B2907]+inc" office:value-type="float" office:value="3.548583984375" calcext:value-type="float">
            <text:p>3,548583984375</text:p>
          </table:table-cell>
          <table:table-cell table:number-columns-repeated="5"/>
        </table:table-row>
        <table:table-row table:style-name="ro1">
          <table:table-cell office:value-type="float" office:value="2908" calcext:value-type="float">
            <text:p>2908</text:p>
          </table:table-cell>
          <table:table-cell table:formula="of:=[.B2908]+inc" office:value-type="float" office:value="3.5498046875" calcext:value-type="float">
            <text:p>3,5498046875</text:p>
          </table:table-cell>
          <table:table-cell table:number-columns-repeated="5"/>
        </table:table-row>
        <table:table-row table:style-name="ro1">
          <table:table-cell office:value-type="float" office:value="2909" calcext:value-type="float">
            <text:p>2909</text:p>
          </table:table-cell>
          <table:table-cell table:formula="of:=[.B2909]+inc" office:value-type="float" office:value="3.551025390625" calcext:value-type="float">
            <text:p>3,551025390625</text:p>
          </table:table-cell>
          <table:table-cell table:number-columns-repeated="5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formula="of:=[.B2910]+inc" office:value-type="float" office:value="3.55224609375" calcext:value-type="float">
            <text:p>3,55224609375</text:p>
          </table:table-cell>
          <table:table-cell table:number-columns-repeated="5"/>
        </table:table-row>
        <table:table-row table:style-name="ro1">
          <table:table-cell office:value-type="float" office:value="2911" calcext:value-type="float">
            <text:p>2911</text:p>
          </table:table-cell>
          <table:table-cell table:formula="of:=[.B2911]+inc" office:value-type="float" office:value="3.553466796875" calcext:value-type="float">
            <text:p>3,553466796875</text:p>
          </table:table-cell>
          <table:table-cell table:number-columns-repeated="5"/>
        </table:table-row>
        <table:table-row table:style-name="ro1">
          <table:table-cell office:value-type="float" office:value="2912" calcext:value-type="float">
            <text:p>2912</text:p>
          </table:table-cell>
          <table:table-cell table:formula="of:=[.B2912]+inc" office:value-type="float" office:value="3.5546875" calcext:value-type="float">
            <text:p>3,5546875</text:p>
          </table:table-cell>
          <table:table-cell table:number-columns-repeated="5"/>
        </table:table-row>
        <table:table-row table:style-name="ro1">
          <table:table-cell office:value-type="float" office:value="2913" calcext:value-type="float">
            <text:p>2913</text:p>
          </table:table-cell>
          <table:table-cell table:formula="of:=[.B2913]+inc" office:value-type="float" office:value="3.555908203125" calcext:value-type="float">
            <text:p>3,555908203125</text:p>
          </table:table-cell>
          <table:table-cell table:number-columns-repeated="5"/>
        </table:table-row>
        <table:table-row table:style-name="ro1">
          <table:table-cell office:value-type="float" office:value="2914" calcext:value-type="float">
            <text:p>2914</text:p>
          </table:table-cell>
          <table:table-cell table:formula="of:=[.B2914]+inc" office:value-type="float" office:value="3.55712890625" calcext:value-type="float">
            <text:p>3,55712890625</text:p>
          </table:table-cell>
          <table:table-cell table:number-columns-repeated="5"/>
        </table:table-row>
        <table:table-row table:style-name="ro1">
          <table:table-cell office:value-type="float" office:value="2915" calcext:value-type="float">
            <text:p>2915</text:p>
          </table:table-cell>
          <table:table-cell table:formula="of:=[.B2915]+inc" office:value-type="float" office:value="3.558349609375" calcext:value-type="float">
            <text:p>3,558349609375</text:p>
          </table:table-cell>
          <table:table-cell table:number-columns-repeated="5"/>
        </table:table-row>
        <table:table-row table:style-name="ro1">
          <table:table-cell office:value-type="float" office:value="2916" calcext:value-type="float">
            <text:p>2916</text:p>
          </table:table-cell>
          <table:table-cell table:formula="of:=[.B2916]+inc" office:value-type="float" office:value="3.5595703125" calcext:value-type="float">
            <text:p>3,5595703125</text:p>
          </table:table-cell>
          <table:table-cell table:number-columns-repeated="5"/>
        </table:table-row>
        <table:table-row table:style-name="ro1">
          <table:table-cell office:value-type="float" office:value="2917" calcext:value-type="float">
            <text:p>2917</text:p>
          </table:table-cell>
          <table:table-cell table:formula="of:=[.B2917]+inc" office:value-type="float" office:value="3.560791015625" calcext:value-type="float">
            <text:p>3,560791015625</text:p>
          </table:table-cell>
          <table:table-cell table:number-columns-repeated="5"/>
        </table:table-row>
        <table:table-row table:style-name="ro1">
          <table:table-cell office:value-type="float" office:value="2918" calcext:value-type="float">
            <text:p>2918</text:p>
          </table:table-cell>
          <table:table-cell table:formula="of:=[.B2918]+inc" office:value-type="float" office:value="3.56201171875" calcext:value-type="float">
            <text:p>3,56201171875</text:p>
          </table:table-cell>
          <table:table-cell table:number-columns-repeated="5"/>
        </table:table-row>
        <table:table-row table:style-name="ro1">
          <table:table-cell office:value-type="float" office:value="2919" calcext:value-type="float">
            <text:p>2919</text:p>
          </table:table-cell>
          <table:table-cell table:formula="of:=[.B2919]+inc" office:value-type="float" office:value="3.563232421875" calcext:value-type="float">
            <text:p>3,563232421875</text:p>
          </table:table-cell>
          <table:table-cell table:number-columns-repeated="5"/>
        </table:table-row>
        <table:table-row table:style-name="ro1">
          <table:table-cell office:value-type="float" office:value="2920" calcext:value-type="float">
            <text:p>2920</text:p>
          </table:table-cell>
          <table:table-cell table:formula="of:=[.B2920]+inc" office:value-type="float" office:value="3.564453125" calcext:value-type="float">
            <text:p>3,564453125</text:p>
          </table:table-cell>
          <table:table-cell table:number-columns-repeated="5"/>
        </table:table-row>
        <table:table-row table:style-name="ro1">
          <table:table-cell office:value-type="float" office:value="2921" calcext:value-type="float">
            <text:p>2921</text:p>
          </table:table-cell>
          <table:table-cell table:formula="of:=[.B2921]+inc" office:value-type="float" office:value="3.565673828125" calcext:value-type="float">
            <text:p>3,565673828125</text:p>
          </table:table-cell>
          <table:table-cell table:number-columns-repeated="5"/>
        </table:table-row>
        <table:table-row table:style-name="ro1">
          <table:table-cell office:value-type="float" office:value="2922" calcext:value-type="float">
            <text:p>2922</text:p>
          </table:table-cell>
          <table:table-cell table:formula="of:=[.B2922]+inc" office:value-type="float" office:value="3.56689453125" calcext:value-type="float">
            <text:p>3,56689453125</text:p>
          </table:table-cell>
          <table:table-cell table:number-columns-repeated="5"/>
        </table:table-row>
        <table:table-row table:style-name="ro1">
          <table:table-cell office:value-type="float" office:value="2923" calcext:value-type="float">
            <text:p>2923</text:p>
          </table:table-cell>
          <table:table-cell table:formula="of:=[.B2923]+inc" office:value-type="float" office:value="3.568115234375" calcext:value-type="float">
            <text:p>3,568115234375</text:p>
          </table:table-cell>
          <table:table-cell table:number-columns-repeated="5"/>
        </table:table-row>
        <table:table-row table:style-name="ro1">
          <table:table-cell office:value-type="float" office:value="2924" calcext:value-type="float">
            <text:p>2924</text:p>
          </table:table-cell>
          <table:table-cell table:formula="of:=[.B2924]+inc" office:value-type="float" office:value="3.5693359375" calcext:value-type="float">
            <text:p>3,5693359375</text:p>
          </table:table-cell>
          <table:table-cell table:number-columns-repeated="5"/>
        </table:table-row>
        <table:table-row table:style-name="ro1">
          <table:table-cell office:value-type="float" office:value="2925" calcext:value-type="float">
            <text:p>2925</text:p>
          </table:table-cell>
          <table:table-cell table:formula="of:=[.B2925]+inc" office:value-type="float" office:value="3.570556640625" calcext:value-type="float">
            <text:p>3,570556640625</text:p>
          </table:table-cell>
          <table:table-cell table:number-columns-repeated="5"/>
        </table:table-row>
        <table:table-row table:style-name="ro1">
          <table:table-cell office:value-type="float" office:value="2926" calcext:value-type="float">
            <text:p>2926</text:p>
          </table:table-cell>
          <table:table-cell table:formula="of:=[.B2926]+inc" office:value-type="float" office:value="3.57177734375" calcext:value-type="float">
            <text:p>3,57177734375</text:p>
          </table:table-cell>
          <table:table-cell table:number-columns-repeated="5"/>
        </table:table-row>
        <table:table-row table:style-name="ro1">
          <table:table-cell office:value-type="float" office:value="2927" calcext:value-type="float">
            <text:p>2927</text:p>
          </table:table-cell>
          <table:table-cell table:formula="of:=[.B2927]+inc" office:value-type="float" office:value="3.572998046875" calcext:value-type="float">
            <text:p>3,572998046875</text:p>
          </table:table-cell>
          <table:table-cell table:number-columns-repeated="5"/>
        </table:table-row>
        <table:table-row table:style-name="ro1">
          <table:table-cell office:value-type="float" office:value="2928" calcext:value-type="float">
            <text:p>2928</text:p>
          </table:table-cell>
          <table:table-cell table:formula="of:=[.B2928]+inc" office:value-type="float" office:value="3.57421875" calcext:value-type="float">
            <text:p>3,57421875</text:p>
          </table:table-cell>
          <table:table-cell table:number-columns-repeated="5"/>
        </table:table-row>
        <table:table-row table:style-name="ro1">
          <table:table-cell office:value-type="float" office:value="2929" calcext:value-type="float">
            <text:p>2929</text:p>
          </table:table-cell>
          <table:table-cell table:formula="of:=[.B2929]+inc" office:value-type="float" office:value="3.575439453125" calcext:value-type="float">
            <text:p>3,575439453125</text:p>
          </table:table-cell>
          <table:table-cell table:number-columns-repeated="5"/>
        </table:table-row>
        <table:table-row table:style-name="ro1">
          <table:table-cell office:value-type="float" office:value="2930" calcext:value-type="float">
            <text:p>2930</text:p>
          </table:table-cell>
          <table:table-cell table:formula="of:=[.B2930]+inc" office:value-type="float" office:value="3.57666015625" calcext:value-type="float">
            <text:p>3,57666015625</text:p>
          </table:table-cell>
          <table:table-cell table:number-columns-repeated="5"/>
        </table:table-row>
        <table:table-row table:style-name="ro1">
          <table:table-cell office:value-type="float" office:value="2931" calcext:value-type="float">
            <text:p>2931</text:p>
          </table:table-cell>
          <table:table-cell table:formula="of:=[.B2931]+inc" office:value-type="float" office:value="3.577880859375" calcext:value-type="float">
            <text:p>3,577880859375</text:p>
          </table:table-cell>
          <table:table-cell table:number-columns-repeated="5"/>
        </table:table-row>
        <table:table-row table:style-name="ro1">
          <table:table-cell office:value-type="float" office:value="2932" calcext:value-type="float">
            <text:p>2932</text:p>
          </table:table-cell>
          <table:table-cell table:formula="of:=[.B2932]+inc" office:value-type="float" office:value="3.5791015625" calcext:value-type="float">
            <text:p>3,5791015625</text:p>
          </table:table-cell>
          <table:table-cell table:number-columns-repeated="5"/>
        </table:table-row>
        <table:table-row table:style-name="ro1">
          <table:table-cell office:value-type="float" office:value="2933" calcext:value-type="float">
            <text:p>2933</text:p>
          </table:table-cell>
          <table:table-cell table:formula="of:=[.B2933]+inc" office:value-type="float" office:value="3.580322265625" calcext:value-type="float">
            <text:p>3,580322265625</text:p>
          </table:table-cell>
          <table:table-cell table:number-columns-repeated="5"/>
        </table:table-row>
        <table:table-row table:style-name="ro1">
          <table:table-cell office:value-type="float" office:value="2934" calcext:value-type="float">
            <text:p>2934</text:p>
          </table:table-cell>
          <table:table-cell table:formula="of:=[.B2934]+inc" office:value-type="float" office:value="3.58154296875" calcext:value-type="float">
            <text:p>3,58154296875</text:p>
          </table:table-cell>
          <table:table-cell table:number-columns-repeated="5"/>
        </table:table-row>
        <table:table-row table:style-name="ro1">
          <table:table-cell office:value-type="float" office:value="2935" calcext:value-type="float">
            <text:p>2935</text:p>
          </table:table-cell>
          <table:table-cell table:formula="of:=[.B2935]+inc" office:value-type="float" office:value="3.582763671875" calcext:value-type="float">
            <text:p>3,582763671875</text:p>
          </table:table-cell>
          <table:table-cell table:number-columns-repeated="5"/>
        </table:table-row>
        <table:table-row table:style-name="ro1">
          <table:table-cell office:value-type="float" office:value="2936" calcext:value-type="float">
            <text:p>2936</text:p>
          </table:table-cell>
          <table:table-cell table:formula="of:=[.B2936]+inc" office:value-type="float" office:value="3.583984375" calcext:value-type="float">
            <text:p>3,583984375</text:p>
          </table:table-cell>
          <table:table-cell table:number-columns-repeated="5"/>
        </table:table-row>
        <table:table-row table:style-name="ro1">
          <table:table-cell office:value-type="float" office:value="2937" calcext:value-type="float">
            <text:p>2937</text:p>
          </table:table-cell>
          <table:table-cell table:formula="of:=[.B2937]+inc" office:value-type="float" office:value="3.585205078125" calcext:value-type="float">
            <text:p>3,585205078125</text:p>
          </table:table-cell>
          <table:table-cell table:number-columns-repeated="5"/>
        </table:table-row>
        <table:table-row table:style-name="ro1">
          <table:table-cell office:value-type="float" office:value="2938" calcext:value-type="float">
            <text:p>2938</text:p>
          </table:table-cell>
          <table:table-cell table:formula="of:=[.B2938]+inc" office:value-type="float" office:value="3.58642578125" calcext:value-type="float">
            <text:p>3,58642578125</text:p>
          </table:table-cell>
          <table:table-cell table:number-columns-repeated="5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formula="of:=[.B2939]+inc" office:value-type="float" office:value="3.587646484375" calcext:value-type="float">
            <text:p>3,587646484375</text:p>
          </table:table-cell>
          <table:table-cell table:number-columns-repeated="5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formula="of:=[.B2940]+inc" office:value-type="float" office:value="3.5888671875" calcext:value-type="float">
            <text:p>3,5888671875</text:p>
          </table:table-cell>
          <table:table-cell table:number-columns-repeated="5"/>
        </table:table-row>
        <table:table-row table:style-name="ro1">
          <table:table-cell office:value-type="float" office:value="2941" calcext:value-type="float">
            <text:p>2941</text:p>
          </table:table-cell>
          <table:table-cell table:formula="of:=[.B2941]+inc" office:value-type="float" office:value="3.590087890625" calcext:value-type="float">
            <text:p>3,590087890625</text:p>
          </table:table-cell>
          <table:table-cell table:number-columns-repeated="5"/>
        </table:table-row>
        <table:table-row table:style-name="ro1">
          <table:table-cell office:value-type="float" office:value="2942" calcext:value-type="float">
            <text:p>2942</text:p>
          </table:table-cell>
          <table:table-cell table:formula="of:=[.B2942]+inc" office:value-type="float" office:value="3.59130859375" calcext:value-type="float">
            <text:p>3,59130859375</text:p>
          </table:table-cell>
          <table:table-cell table:number-columns-repeated="5"/>
        </table:table-row>
        <table:table-row table:style-name="ro1">
          <table:table-cell office:value-type="float" office:value="2943" calcext:value-type="float">
            <text:p>2943</text:p>
          </table:table-cell>
          <table:table-cell table:formula="of:=[.B2943]+inc" office:value-type="float" office:value="3.592529296875" calcext:value-type="float">
            <text:p>3,592529296875</text:p>
          </table:table-cell>
          <table:table-cell table:number-columns-repeated="5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formula="of:=[.B2944]+inc" office:value-type="float" office:value="3.59375" calcext:value-type="float">
            <text:p>3,59375</text:p>
          </table:table-cell>
          <table:table-cell table:number-columns-repeated="5"/>
        </table:table-row>
        <table:table-row table:style-name="ro1">
          <table:table-cell office:value-type="float" office:value="2945" calcext:value-type="float">
            <text:p>2945</text:p>
          </table:table-cell>
          <table:table-cell table:formula="of:=[.B2945]+inc" office:value-type="float" office:value="3.594970703125" calcext:value-type="float">
            <text:p>3,594970703125</text:p>
          </table:table-cell>
          <table:table-cell table:number-columns-repeated="5"/>
        </table:table-row>
        <table:table-row table:style-name="ro1">
          <table:table-cell office:value-type="float" office:value="2946" calcext:value-type="float">
            <text:p>2946</text:p>
          </table:table-cell>
          <table:table-cell table:formula="of:=[.B2946]+inc" office:value-type="float" office:value="3.59619140625" calcext:value-type="float">
            <text:p>3,59619140625</text:p>
          </table:table-cell>
          <table:table-cell table:number-columns-repeated="5"/>
        </table:table-row>
        <table:table-row table:style-name="ro1">
          <table:table-cell office:value-type="float" office:value="2947" calcext:value-type="float">
            <text:p>2947</text:p>
          </table:table-cell>
          <table:table-cell table:formula="of:=[.B2947]+inc" office:value-type="float" office:value="3.597412109375" calcext:value-type="float">
            <text:p>3,597412109375</text:p>
          </table:table-cell>
          <table:table-cell table:number-columns-repeated="5"/>
        </table:table-row>
        <table:table-row table:style-name="ro1">
          <table:table-cell office:value-type="float" office:value="2948" calcext:value-type="float">
            <text:p>2948</text:p>
          </table:table-cell>
          <table:table-cell table:formula="of:=[.B2948]+inc" office:value-type="float" office:value="3.5986328125" calcext:value-type="float">
            <text:p>3,5986328125</text:p>
          </table:table-cell>
          <table:table-cell table:number-columns-repeated="5"/>
        </table:table-row>
        <table:table-row table:style-name="ro1">
          <table:table-cell office:value-type="float" office:value="2949" calcext:value-type="float">
            <text:p>2949</text:p>
          </table:table-cell>
          <table:table-cell table:formula="of:=[.B2949]+inc" office:value-type="float" office:value="3.599853515625" calcext:value-type="float">
            <text:p>3,599853515625</text:p>
          </table:table-cell>
          <table:table-cell table:number-columns-repeated="5"/>
        </table:table-row>
        <table:table-row table:style-name="ro1">
          <table:table-cell office:value-type="float" office:value="2950" calcext:value-type="float">
            <text:p>2950</text:p>
          </table:table-cell>
          <table:table-cell table:formula="of:=[.B2950]+inc" office:value-type="float" office:value="3.60107421875" calcext:value-type="float">
            <text:p>3,60107421875</text:p>
          </table:table-cell>
          <table:table-cell table:number-columns-repeated="5"/>
        </table:table-row>
        <table:table-row table:style-name="ro1">
          <table:table-cell office:value-type="float" office:value="2951" calcext:value-type="float">
            <text:p>2951</text:p>
          </table:table-cell>
          <table:table-cell table:formula="of:=[.B2951]+inc" office:value-type="float" office:value="3.602294921875" calcext:value-type="float">
            <text:p>3,602294921875</text:p>
          </table:table-cell>
          <table:table-cell table:number-columns-repeated="5"/>
        </table:table-row>
        <table:table-row table:style-name="ro1">
          <table:table-cell office:value-type="float" office:value="2952" calcext:value-type="float">
            <text:p>2952</text:p>
          </table:table-cell>
          <table:table-cell table:formula="of:=[.B2952]+inc" office:value-type="float" office:value="3.603515625" calcext:value-type="float">
            <text:p>3,603515625</text:p>
          </table:table-cell>
          <table:table-cell table:number-columns-repeated="5"/>
        </table:table-row>
        <table:table-row table:style-name="ro1">
          <table:table-cell office:value-type="float" office:value="2953" calcext:value-type="float">
            <text:p>2953</text:p>
          </table:table-cell>
          <table:table-cell table:formula="of:=[.B2953]+inc" office:value-type="float" office:value="3.604736328125" calcext:value-type="float">
            <text:p>3,604736328125</text:p>
          </table:table-cell>
          <table:table-cell table:number-columns-repeated="5"/>
        </table:table-row>
        <table:table-row table:style-name="ro1">
          <table:table-cell office:value-type="float" office:value="2954" calcext:value-type="float">
            <text:p>2954</text:p>
          </table:table-cell>
          <table:table-cell table:formula="of:=[.B2954]+inc" office:value-type="float" office:value="3.60595703125" calcext:value-type="float">
            <text:p>3,60595703125</text:p>
          </table:table-cell>
          <table:table-cell table:number-columns-repeated="5"/>
        </table:table-row>
        <table:table-row table:style-name="ro1">
          <table:table-cell office:value-type="float" office:value="2955" calcext:value-type="float">
            <text:p>2955</text:p>
          </table:table-cell>
          <table:table-cell table:formula="of:=[.B2955]+inc" office:value-type="float" office:value="3.607177734375" calcext:value-type="float">
            <text:p>3,607177734375</text:p>
          </table:table-cell>
          <table:table-cell table:number-columns-repeated="5"/>
        </table:table-row>
        <table:table-row table:style-name="ro1">
          <table:table-cell office:value-type="float" office:value="2956" calcext:value-type="float">
            <text:p>2956</text:p>
          </table:table-cell>
          <table:table-cell table:formula="of:=[.B2956]+inc" office:value-type="float" office:value="3.6083984375" calcext:value-type="float">
            <text:p>3,6083984375</text:p>
          </table:table-cell>
          <table:table-cell table:number-columns-repeated="5"/>
        </table:table-row>
        <table:table-row table:style-name="ro1">
          <table:table-cell office:value-type="float" office:value="2957" calcext:value-type="float">
            <text:p>2957</text:p>
          </table:table-cell>
          <table:table-cell table:formula="of:=[.B2957]+inc" office:value-type="float" office:value="3.609619140625" calcext:value-type="float">
            <text:p>3,609619140625</text:p>
          </table:table-cell>
          <table:table-cell table:number-columns-repeated="5"/>
        </table:table-row>
        <table:table-row table:style-name="ro1">
          <table:table-cell office:value-type="float" office:value="2958" calcext:value-type="float">
            <text:p>2958</text:p>
          </table:table-cell>
          <table:table-cell table:formula="of:=[.B2958]+inc" office:value-type="float" office:value="3.61083984375" calcext:value-type="float">
            <text:p>3,61083984375</text:p>
          </table:table-cell>
          <table:table-cell table:number-columns-repeated="5"/>
        </table:table-row>
        <table:table-row table:style-name="ro1">
          <table:table-cell office:value-type="float" office:value="2959" calcext:value-type="float">
            <text:p>2959</text:p>
          </table:table-cell>
          <table:table-cell table:formula="of:=[.B2959]+inc" office:value-type="float" office:value="3.612060546875" calcext:value-type="float">
            <text:p>3,612060546875</text:p>
          </table:table-cell>
          <table:table-cell table:number-columns-repeated="5"/>
        </table:table-row>
        <table:table-row table:style-name="ro1">
          <table:table-cell office:value-type="float" office:value="2960" calcext:value-type="float">
            <text:p>2960</text:p>
          </table:table-cell>
          <table:table-cell table:formula="of:=[.B2960]+inc" office:value-type="float" office:value="3.61328125" calcext:value-type="float">
            <text:p>3,61328125</text:p>
          </table:table-cell>
          <table:table-cell table:number-columns-repeated="5"/>
        </table:table-row>
        <table:table-row table:style-name="ro1">
          <table:table-cell office:value-type="float" office:value="2961" calcext:value-type="float">
            <text:p>2961</text:p>
          </table:table-cell>
          <table:table-cell table:formula="of:=[.B2961]+inc" office:value-type="float" office:value="3.614501953125" calcext:value-type="float">
            <text:p>3,614501953125</text:p>
          </table:table-cell>
          <table:table-cell table:number-columns-repeated="5"/>
        </table:table-row>
        <table:table-row table:style-name="ro1">
          <table:table-cell office:value-type="float" office:value="2962" calcext:value-type="float">
            <text:p>2962</text:p>
          </table:table-cell>
          <table:table-cell table:formula="of:=[.B2962]+inc" office:value-type="float" office:value="3.61572265625" calcext:value-type="float">
            <text:p>3,61572265625</text:p>
          </table:table-cell>
          <table:table-cell table:number-columns-repeated="5"/>
        </table:table-row>
        <table:table-row table:style-name="ro1">
          <table:table-cell office:value-type="float" office:value="2963" calcext:value-type="float">
            <text:p>2963</text:p>
          </table:table-cell>
          <table:table-cell table:formula="of:=[.B2963]+inc" office:value-type="float" office:value="3.616943359375" calcext:value-type="float">
            <text:p>3,616943359375</text:p>
          </table:table-cell>
          <table:table-cell table:number-columns-repeated="5"/>
        </table:table-row>
        <table:table-row table:style-name="ro1">
          <table:table-cell office:value-type="float" office:value="2964" calcext:value-type="float">
            <text:p>2964</text:p>
          </table:table-cell>
          <table:table-cell table:formula="of:=[.B2964]+inc" office:value-type="float" office:value="3.6181640625" calcext:value-type="float">
            <text:p>3,6181640625</text:p>
          </table:table-cell>
          <table:table-cell table:number-columns-repeated="5"/>
        </table:table-row>
        <table:table-row table:style-name="ro1">
          <table:table-cell office:value-type="float" office:value="2965" calcext:value-type="float">
            <text:p>2965</text:p>
          </table:table-cell>
          <table:table-cell table:formula="of:=[.B2965]+inc" office:value-type="float" office:value="3.619384765625" calcext:value-type="float">
            <text:p>3,619384765625</text:p>
          </table:table-cell>
          <table:table-cell table:number-columns-repeated="5"/>
        </table:table-row>
        <table:table-row table:style-name="ro1">
          <table:table-cell office:value-type="float" office:value="2966" calcext:value-type="float">
            <text:p>2966</text:p>
          </table:table-cell>
          <table:table-cell table:formula="of:=[.B2966]+inc" office:value-type="float" office:value="3.62060546875" calcext:value-type="float">
            <text:p>3,62060546875</text:p>
          </table:table-cell>
          <table:table-cell table:number-columns-repeated="5"/>
        </table:table-row>
        <table:table-row table:style-name="ro1">
          <table:table-cell office:value-type="float" office:value="2967" calcext:value-type="float">
            <text:p>2967</text:p>
          </table:table-cell>
          <table:table-cell table:formula="of:=[.B2967]+inc" office:value-type="float" office:value="3.621826171875" calcext:value-type="float">
            <text:p>3,621826171875</text:p>
          </table:table-cell>
          <table:table-cell table:number-columns-repeated="5"/>
        </table:table-row>
        <table:table-row table:style-name="ro1">
          <table:table-cell office:value-type="float" office:value="2968" calcext:value-type="float">
            <text:p>2968</text:p>
          </table:table-cell>
          <table:table-cell table:formula="of:=[.B2968]+inc" office:value-type="float" office:value="3.623046875" calcext:value-type="float">
            <text:p>3,623046875</text:p>
          </table:table-cell>
          <table:table-cell table:number-columns-repeated="5"/>
        </table:table-row>
        <table:table-row table:style-name="ro1">
          <table:table-cell office:value-type="float" office:value="2969" calcext:value-type="float">
            <text:p>2969</text:p>
          </table:table-cell>
          <table:table-cell table:formula="of:=[.B2969]+inc" office:value-type="float" office:value="3.624267578125" calcext:value-type="float">
            <text:p>3,624267578125</text:p>
          </table:table-cell>
          <table:table-cell table:number-columns-repeated="5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formula="of:=[.B2970]+inc" office:value-type="float" office:value="3.62548828125" calcext:value-type="float">
            <text:p>3,62548828125</text:p>
          </table:table-cell>
          <table:table-cell table:number-columns-repeated="5"/>
        </table:table-row>
        <table:table-row table:style-name="ro1">
          <table:table-cell office:value-type="float" office:value="2971" calcext:value-type="float">
            <text:p>2971</text:p>
          </table:table-cell>
          <table:table-cell table:formula="of:=[.B2971]+inc" office:value-type="float" office:value="3.626708984375" calcext:value-type="float">
            <text:p>3,626708984375</text:p>
          </table:table-cell>
          <table:table-cell table:number-columns-repeated="5"/>
        </table:table-row>
        <table:table-row table:style-name="ro1">
          <table:table-cell office:value-type="float" office:value="2972" calcext:value-type="float">
            <text:p>2972</text:p>
          </table:table-cell>
          <table:table-cell table:formula="of:=[.B2972]+inc" office:value-type="float" office:value="3.6279296875" calcext:value-type="float">
            <text:p>3,6279296875</text:p>
          </table:table-cell>
          <table:table-cell table:number-columns-repeated="5"/>
        </table:table-row>
        <table:table-row table:style-name="ro1">
          <table:table-cell office:value-type="float" office:value="2973" calcext:value-type="float">
            <text:p>2973</text:p>
          </table:table-cell>
          <table:table-cell table:formula="of:=[.B2973]+inc" office:value-type="float" office:value="3.629150390625" calcext:value-type="float">
            <text:p>3,629150390625</text:p>
          </table:table-cell>
          <table:table-cell table:number-columns-repeated="5"/>
        </table:table-row>
        <table:table-row table:style-name="ro1">
          <table:table-cell office:value-type="float" office:value="2974" calcext:value-type="float">
            <text:p>2974</text:p>
          </table:table-cell>
          <table:table-cell table:formula="of:=[.B2974]+inc" office:value-type="float" office:value="3.63037109375" calcext:value-type="float">
            <text:p>3,63037109375</text:p>
          </table:table-cell>
          <table:table-cell table:number-columns-repeated="5"/>
        </table:table-row>
        <table:table-row table:style-name="ro1">
          <table:table-cell office:value-type="float" office:value="2975" calcext:value-type="float">
            <text:p>2975</text:p>
          </table:table-cell>
          <table:table-cell table:formula="of:=[.B2975]+inc" office:value-type="float" office:value="3.631591796875" calcext:value-type="float">
            <text:p>3,631591796875</text:p>
          </table:table-cell>
          <table:table-cell table:number-columns-repeated="5"/>
        </table:table-row>
        <table:table-row table:style-name="ro1">
          <table:table-cell office:value-type="float" office:value="2976" calcext:value-type="float">
            <text:p>2976</text:p>
          </table:table-cell>
          <table:table-cell table:formula="of:=[.B2976]+inc" office:value-type="float" office:value="3.6328125" calcext:value-type="float">
            <text:p>3,6328125</text:p>
          </table:table-cell>
          <table:table-cell table:number-columns-repeated="5"/>
        </table:table-row>
        <table:table-row table:style-name="ro1">
          <table:table-cell office:value-type="float" office:value="2977" calcext:value-type="float">
            <text:p>2977</text:p>
          </table:table-cell>
          <table:table-cell table:formula="of:=[.B2977]+inc" office:value-type="float" office:value="3.634033203125" calcext:value-type="float">
            <text:p>3,634033203125</text:p>
          </table:table-cell>
          <table:table-cell table:number-columns-repeated="5"/>
        </table:table-row>
        <table:table-row table:style-name="ro1">
          <table:table-cell office:value-type="float" office:value="2978" calcext:value-type="float">
            <text:p>2978</text:p>
          </table:table-cell>
          <table:table-cell table:formula="of:=[.B2978]+inc" office:value-type="float" office:value="3.63525390625" calcext:value-type="float">
            <text:p>3,63525390625</text:p>
          </table:table-cell>
          <table:table-cell table:number-columns-repeated="5"/>
        </table:table-row>
        <table:table-row table:style-name="ro1">
          <table:table-cell office:value-type="float" office:value="2979" calcext:value-type="float">
            <text:p>2979</text:p>
          </table:table-cell>
          <table:table-cell table:formula="of:=[.B2979]+inc" office:value-type="float" office:value="3.636474609375" calcext:value-type="float">
            <text:p>3,636474609375</text:p>
          </table:table-cell>
          <table:table-cell table:number-columns-repeated="5"/>
        </table:table-row>
        <table:table-row table:style-name="ro1">
          <table:table-cell office:value-type="float" office:value="2980" calcext:value-type="float">
            <text:p>2980</text:p>
          </table:table-cell>
          <table:table-cell table:formula="of:=[.B2980]+inc" office:value-type="float" office:value="3.6376953125" calcext:value-type="float">
            <text:p>3,6376953125</text:p>
          </table:table-cell>
          <table:table-cell table:number-columns-repeated="5"/>
        </table:table-row>
        <table:table-row table:style-name="ro1">
          <table:table-cell office:value-type="float" office:value="2981" calcext:value-type="float">
            <text:p>2981</text:p>
          </table:table-cell>
          <table:table-cell table:formula="of:=[.B2981]+inc" office:value-type="float" office:value="3.638916015625" calcext:value-type="float">
            <text:p>3,638916015625</text:p>
          </table:table-cell>
          <table:table-cell table:number-columns-repeated="5"/>
        </table:table-row>
        <table:table-row table:style-name="ro1">
          <table:table-cell office:value-type="float" office:value="2982" calcext:value-type="float">
            <text:p>2982</text:p>
          </table:table-cell>
          <table:table-cell table:formula="of:=[.B2982]+inc" office:value-type="float" office:value="3.64013671875" calcext:value-type="float">
            <text:p>3,64013671875</text:p>
          </table:table-cell>
          <table:table-cell table:number-columns-repeated="5"/>
        </table:table-row>
        <table:table-row table:style-name="ro1">
          <table:table-cell office:value-type="float" office:value="2983" calcext:value-type="float">
            <text:p>2983</text:p>
          </table:table-cell>
          <table:table-cell table:formula="of:=[.B2983]+inc" office:value-type="float" office:value="3.641357421875" calcext:value-type="float">
            <text:p>3,641357421875</text:p>
          </table:table-cell>
          <table:table-cell table:number-columns-repeated="5"/>
        </table:table-row>
        <table:table-row table:style-name="ro1">
          <table:table-cell office:value-type="float" office:value="2984" calcext:value-type="float">
            <text:p>2984</text:p>
          </table:table-cell>
          <table:table-cell table:formula="of:=[.B2984]+inc" office:value-type="float" office:value="3.642578125" calcext:value-type="float">
            <text:p>3,642578125</text:p>
          </table:table-cell>
          <table:table-cell table:number-columns-repeated="5"/>
        </table:table-row>
        <table:table-row table:style-name="ro1">
          <table:table-cell office:value-type="float" office:value="2985" calcext:value-type="float">
            <text:p>2985</text:p>
          </table:table-cell>
          <table:table-cell table:formula="of:=[.B2985]+inc" office:value-type="float" office:value="3.643798828125" calcext:value-type="float">
            <text:p>3,643798828125</text:p>
          </table:table-cell>
          <table:table-cell table:number-columns-repeated="5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formula="of:=[.B2986]+inc" office:value-type="float" office:value="3.64501953125" calcext:value-type="float">
            <text:p>3,64501953125</text:p>
          </table:table-cell>
          <table:table-cell table:number-columns-repeated="5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formula="of:=[.B2987]+inc" office:value-type="float" office:value="3.646240234375" calcext:value-type="float">
            <text:p>3,646240234375</text:p>
          </table:table-cell>
          <table:table-cell table:number-columns-repeated="5"/>
        </table:table-row>
        <table:table-row table:style-name="ro1">
          <table:table-cell office:value-type="float" office:value="2988" calcext:value-type="float">
            <text:p>2988</text:p>
          </table:table-cell>
          <table:table-cell table:formula="of:=[.B2988]+inc" office:value-type="float" office:value="3.6474609375" calcext:value-type="float">
            <text:p>3,6474609375</text:p>
          </table:table-cell>
          <table:table-cell table:number-columns-repeated="5"/>
        </table:table-row>
        <table:table-row table:style-name="ro1">
          <table:table-cell office:value-type="float" office:value="2989" calcext:value-type="float">
            <text:p>2989</text:p>
          </table:table-cell>
          <table:table-cell table:formula="of:=[.B2989]+inc" office:value-type="float" office:value="3.648681640625" calcext:value-type="float">
            <text:p>3,648681640625</text:p>
          </table:table-cell>
          <table:table-cell table:number-columns-repeated="5"/>
        </table:table-row>
        <table:table-row table:style-name="ro1">
          <table:table-cell office:value-type="float" office:value="2990" calcext:value-type="float">
            <text:p>2990</text:p>
          </table:table-cell>
          <table:table-cell table:formula="of:=[.B2990]+inc" office:value-type="float" office:value="3.64990234375" calcext:value-type="float">
            <text:p>3,64990234375</text:p>
          </table:table-cell>
          <table:table-cell table:number-columns-repeated="5"/>
        </table:table-row>
        <table:table-row table:style-name="ro1">
          <table:table-cell office:value-type="float" office:value="2991" calcext:value-type="float">
            <text:p>2991</text:p>
          </table:table-cell>
          <table:table-cell table:formula="of:=[.B2991]+inc" office:value-type="float" office:value="3.651123046875" calcext:value-type="float">
            <text:p>3,651123046875</text:p>
          </table:table-cell>
          <table:table-cell table:number-columns-repeated="5"/>
        </table:table-row>
        <table:table-row table:style-name="ro1">
          <table:table-cell office:value-type="float" office:value="2992" calcext:value-type="float">
            <text:p>2992</text:p>
          </table:table-cell>
          <table:table-cell table:formula="of:=[.B2992]+inc" office:value-type="float" office:value="3.65234375" calcext:value-type="float">
            <text:p>3,65234375</text:p>
          </table:table-cell>
          <table:table-cell table:number-columns-repeated="5"/>
        </table:table-row>
        <table:table-row table:style-name="ro1">
          <table:table-cell office:value-type="float" office:value="2993" calcext:value-type="float">
            <text:p>2993</text:p>
          </table:table-cell>
          <table:table-cell table:formula="of:=[.B2993]+inc" office:value-type="float" office:value="3.653564453125" calcext:value-type="float">
            <text:p>3,653564453125</text:p>
          </table:table-cell>
          <table:table-cell table:number-columns-repeated="5"/>
        </table:table-row>
        <table:table-row table:style-name="ro1">
          <table:table-cell office:value-type="float" office:value="2994" calcext:value-type="float">
            <text:p>2994</text:p>
          </table:table-cell>
          <table:table-cell table:formula="of:=[.B2994]+inc" office:value-type="float" office:value="3.65478515625" calcext:value-type="float">
            <text:p>3,65478515625</text:p>
          </table:table-cell>
          <table:table-cell table:number-columns-repeated="5"/>
        </table:table-row>
        <table:table-row table:style-name="ro1">
          <table:table-cell office:value-type="float" office:value="2995" calcext:value-type="float">
            <text:p>2995</text:p>
          </table:table-cell>
          <table:table-cell table:formula="of:=[.B2995]+inc" office:value-type="float" office:value="3.656005859375" calcext:value-type="float">
            <text:p>3,656005859375</text:p>
          </table:table-cell>
          <table:table-cell table:number-columns-repeated="5"/>
        </table:table-row>
        <table:table-row table:style-name="ro1">
          <table:table-cell office:value-type="float" office:value="2996" calcext:value-type="float">
            <text:p>2996</text:p>
          </table:table-cell>
          <table:table-cell table:formula="of:=[.B2996]+inc" office:value-type="float" office:value="3.6572265625" calcext:value-type="float">
            <text:p>3,6572265625</text:p>
          </table:table-cell>
          <table:table-cell table:number-columns-repeated="5"/>
        </table:table-row>
        <table:table-row table:style-name="ro1">
          <table:table-cell office:value-type="float" office:value="2997" calcext:value-type="float">
            <text:p>2997</text:p>
          </table:table-cell>
          <table:table-cell table:formula="of:=[.B2997]+inc" office:value-type="float" office:value="3.658447265625" calcext:value-type="float">
            <text:p>3,658447265625</text:p>
          </table:table-cell>
          <table:table-cell table:number-columns-repeated="5"/>
        </table:table-row>
        <table:table-row table:style-name="ro1">
          <table:table-cell office:value-type="float" office:value="2998" calcext:value-type="float">
            <text:p>2998</text:p>
          </table:table-cell>
          <table:table-cell table:formula="of:=[.B2998]+inc" office:value-type="float" office:value="3.65966796875" calcext:value-type="float">
            <text:p>3,65966796875</text:p>
          </table:table-cell>
          <table:table-cell table:number-columns-repeated="5"/>
        </table:table-row>
        <table:table-row table:style-name="ro1">
          <table:table-cell office:value-type="float" office:value="2999" calcext:value-type="float">
            <text:p>2999</text:p>
          </table:table-cell>
          <table:table-cell table:formula="of:=[.B2999]+inc" office:value-type="float" office:value="3.660888671875" calcext:value-type="float">
            <text:p>3,660888671875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B3000]+inc" office:value-type="float" office:value="3.662109375" calcext:value-type="float">
            <text:p>3,662109375</text:p>
          </table:table-cell>
          <table:table-cell table:number-columns-repeated="5"/>
        </table:table-row>
        <table:table-row table:style-name="ro1">
          <table:table-cell office:value-type="float" office:value="3001" calcext:value-type="float">
            <text:p>3001</text:p>
          </table:table-cell>
          <table:table-cell table:formula="of:=[.B3001]+inc" office:value-type="float" office:value="3.663330078125" calcext:value-type="float">
            <text:p>3,663330078125</text:p>
          </table:table-cell>
          <table:table-cell table:number-columns-repeated="5"/>
        </table:table-row>
        <table:table-row table:style-name="ro1">
          <table:table-cell office:value-type="float" office:value="3002" calcext:value-type="float">
            <text:p>3002</text:p>
          </table:table-cell>
          <table:table-cell table:formula="of:=[.B3002]+inc" office:value-type="float" office:value="3.66455078125" calcext:value-type="float">
            <text:p>3,66455078125</text:p>
          </table:table-cell>
          <table:table-cell table:number-columns-repeated="5"/>
        </table:table-row>
        <table:table-row table:style-name="ro1">
          <table:table-cell office:value-type="float" office:value="3003" calcext:value-type="float">
            <text:p>3003</text:p>
          </table:table-cell>
          <table:table-cell table:formula="of:=[.B3003]+inc" office:value-type="float" office:value="3.665771484375" calcext:value-type="float">
            <text:p>3,665771484375</text:p>
          </table:table-cell>
          <table:table-cell table:number-columns-repeated="5"/>
        </table:table-row>
        <table:table-row table:style-name="ro1">
          <table:table-cell office:value-type="float" office:value="3004" calcext:value-type="float">
            <text:p>3004</text:p>
          </table:table-cell>
          <table:table-cell table:formula="of:=[.B3004]+inc" office:value-type="float" office:value="3.6669921875" calcext:value-type="float">
            <text:p>3,6669921875</text:p>
          </table:table-cell>
          <table:table-cell table:number-columns-repeated="5"/>
        </table:table-row>
        <table:table-row table:style-name="ro1">
          <table:table-cell office:value-type="float" office:value="3005" calcext:value-type="float">
            <text:p>3005</text:p>
          </table:table-cell>
          <table:table-cell table:formula="of:=[.B3005]+inc" office:value-type="float" office:value="3.668212890625" calcext:value-type="float">
            <text:p>3,668212890625</text:p>
          </table:table-cell>
          <table:table-cell table:number-columns-repeated="5"/>
        </table:table-row>
        <table:table-row table:style-name="ro1">
          <table:table-cell office:value-type="float" office:value="3006" calcext:value-type="float">
            <text:p>3006</text:p>
          </table:table-cell>
          <table:table-cell table:formula="of:=[.B3006]+inc" office:value-type="float" office:value="3.66943359375" calcext:value-type="float">
            <text:p>3,66943359375</text:p>
          </table:table-cell>
          <table:table-cell table:number-columns-repeated="5"/>
        </table:table-row>
        <table:table-row table:style-name="ro1">
          <table:table-cell office:value-type="float" office:value="3007" calcext:value-type="float">
            <text:p>3007</text:p>
          </table:table-cell>
          <table:table-cell table:formula="of:=[.B3007]+inc" office:value-type="float" office:value="3.670654296875" calcext:value-type="float">
            <text:p>3,670654296875</text:p>
          </table:table-cell>
          <table:table-cell table:number-columns-repeated="5"/>
        </table:table-row>
        <table:table-row table:style-name="ro1">
          <table:table-cell office:value-type="float" office:value="3008" calcext:value-type="float">
            <text:p>3008</text:p>
          </table:table-cell>
          <table:table-cell table:formula="of:=[.B3008]+inc" office:value-type="float" office:value="3.671875" calcext:value-type="float">
            <text:p>3,671875</text:p>
          </table:table-cell>
          <table:table-cell table:number-columns-repeated="5"/>
        </table:table-row>
        <table:table-row table:style-name="ro1">
          <table:table-cell office:value-type="float" office:value="3009" calcext:value-type="float">
            <text:p>3009</text:p>
          </table:table-cell>
          <table:table-cell table:formula="of:=[.B3009]+inc" office:value-type="float" office:value="3.673095703125" calcext:value-type="float">
            <text:p>3,673095703125</text:p>
          </table:table-cell>
          <table:table-cell table:number-columns-repeated="5"/>
        </table:table-row>
        <table:table-row table:style-name="ro1">
          <table:table-cell office:value-type="float" office:value="3010" calcext:value-type="float">
            <text:p>3010</text:p>
          </table:table-cell>
          <table:table-cell table:formula="of:=[.B3010]+inc" office:value-type="float" office:value="3.67431640625" calcext:value-type="float">
            <text:p>3,67431640625</text:p>
          </table:table-cell>
          <table:table-cell table:number-columns-repeated="5"/>
        </table:table-row>
        <table:table-row table:style-name="ro1">
          <table:table-cell office:value-type="float" office:value="3011" calcext:value-type="float">
            <text:p>3011</text:p>
          </table:table-cell>
          <table:table-cell table:formula="of:=[.B3011]+inc" office:value-type="float" office:value="3.675537109375" calcext:value-type="float">
            <text:p>3,675537109375</text:p>
          </table:table-cell>
          <table:table-cell table:number-columns-repeated="5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formula="of:=[.B3012]+inc" office:value-type="float" office:value="3.6767578125" calcext:value-type="float">
            <text:p>3,6767578125</text:p>
          </table:table-cell>
          <table:table-cell table:number-columns-repeated="5"/>
        </table:table-row>
        <table:table-row table:style-name="ro1">
          <table:table-cell office:value-type="float" office:value="3013" calcext:value-type="float">
            <text:p>3013</text:p>
          </table:table-cell>
          <table:table-cell table:formula="of:=[.B3013]+inc" office:value-type="float" office:value="3.677978515625" calcext:value-type="float">
            <text:p>3,677978515625</text:p>
          </table:table-cell>
          <table:table-cell table:number-columns-repeated="5"/>
        </table:table-row>
        <table:table-row table:style-name="ro1">
          <table:table-cell office:value-type="float" office:value="3014" calcext:value-type="float">
            <text:p>3014</text:p>
          </table:table-cell>
          <table:table-cell table:formula="of:=[.B3014]+inc" office:value-type="float" office:value="3.67919921875" calcext:value-type="float">
            <text:p>3,67919921875</text:p>
          </table:table-cell>
          <table:table-cell table:number-columns-repeated="5"/>
        </table:table-row>
        <table:table-row table:style-name="ro1">
          <table:table-cell office:value-type="float" office:value="3015" calcext:value-type="float">
            <text:p>3015</text:p>
          </table:table-cell>
          <table:table-cell table:formula="of:=[.B3015]+inc" office:value-type="float" office:value="3.680419921875" calcext:value-type="float">
            <text:p>3,680419921875</text:p>
          </table:table-cell>
          <table:table-cell table:number-columns-repeated="5"/>
        </table:table-row>
        <table:table-row table:style-name="ro1">
          <table:table-cell office:value-type="float" office:value="3016" calcext:value-type="float">
            <text:p>3016</text:p>
          </table:table-cell>
          <table:table-cell table:formula="of:=[.B3016]+inc" office:value-type="float" office:value="3.681640625" calcext:value-type="float">
            <text:p>3,681640625</text:p>
          </table:table-cell>
          <table:table-cell table:number-columns-repeated="5"/>
        </table:table-row>
        <table:table-row table:style-name="ro1">
          <table:table-cell office:value-type="float" office:value="3017" calcext:value-type="float">
            <text:p>3017</text:p>
          </table:table-cell>
          <table:table-cell table:formula="of:=[.B3017]+inc" office:value-type="float" office:value="3.682861328125" calcext:value-type="float">
            <text:p>3,682861328125</text:p>
          </table:table-cell>
          <table:table-cell table:number-columns-repeated="5"/>
        </table:table-row>
        <table:table-row table:style-name="ro1">
          <table:table-cell office:value-type="float" office:value="3018" calcext:value-type="float">
            <text:p>3018</text:p>
          </table:table-cell>
          <table:table-cell table:formula="of:=[.B3018]+inc" office:value-type="float" office:value="3.68408203125" calcext:value-type="float">
            <text:p>3,68408203125</text:p>
          </table:table-cell>
          <table:table-cell table:number-columns-repeated="5"/>
        </table:table-row>
        <table:table-row table:style-name="ro1">
          <table:table-cell office:value-type="float" office:value="3019" calcext:value-type="float">
            <text:p>3019</text:p>
          </table:table-cell>
          <table:table-cell table:formula="of:=[.B3019]+inc" office:value-type="float" office:value="3.685302734375" calcext:value-type="float">
            <text:p>3,685302734375</text:p>
          </table:table-cell>
          <table:table-cell table:number-columns-repeated="5"/>
        </table:table-row>
        <table:table-row table:style-name="ro1">
          <table:table-cell office:value-type="float" office:value="3020" calcext:value-type="float">
            <text:p>3020</text:p>
          </table:table-cell>
          <table:table-cell table:formula="of:=[.B3020]+inc" office:value-type="float" office:value="3.6865234375" calcext:value-type="float">
            <text:p>3,6865234375</text:p>
          </table:table-cell>
          <table:table-cell table:number-columns-repeated="5"/>
        </table:table-row>
        <table:table-row table:style-name="ro1">
          <table:table-cell office:value-type="float" office:value="3021" calcext:value-type="float">
            <text:p>3021</text:p>
          </table:table-cell>
          <table:table-cell table:formula="of:=[.B3021]+inc" office:value-type="float" office:value="3.687744140625" calcext:value-type="float">
            <text:p>3,687744140625</text:p>
          </table:table-cell>
          <table:table-cell table:number-columns-repeated="5"/>
        </table:table-row>
        <table:table-row table:style-name="ro1">
          <table:table-cell office:value-type="float" office:value="3022" calcext:value-type="float">
            <text:p>3022</text:p>
          </table:table-cell>
          <table:table-cell table:formula="of:=[.B3022]+inc" office:value-type="float" office:value="3.68896484375" calcext:value-type="float">
            <text:p>3,68896484375</text:p>
          </table:table-cell>
          <table:table-cell table:number-columns-repeated="5"/>
        </table:table-row>
        <table:table-row table:style-name="ro1">
          <table:table-cell office:value-type="float" office:value="3023" calcext:value-type="float">
            <text:p>3023</text:p>
          </table:table-cell>
          <table:table-cell table:formula="of:=[.B3023]+inc" office:value-type="float" office:value="3.690185546875" calcext:value-type="float">
            <text:p>3,690185546875</text:p>
          </table:table-cell>
          <table:table-cell table:number-columns-repeated="5"/>
        </table:table-row>
        <table:table-row table:style-name="ro1">
          <table:table-cell office:value-type="float" office:value="3024" calcext:value-type="float">
            <text:p>3024</text:p>
          </table:table-cell>
          <table:table-cell table:formula="of:=[.B3024]+inc" office:value-type="float" office:value="3.69140625" calcext:value-type="float">
            <text:p>3,69140625</text:p>
          </table:table-cell>
          <table:table-cell table:number-columns-repeated="5"/>
        </table:table-row>
        <table:table-row table:style-name="ro1">
          <table:table-cell office:value-type="float" office:value="3025" calcext:value-type="float">
            <text:p>3025</text:p>
          </table:table-cell>
          <table:table-cell table:formula="of:=[.B3025]+inc" office:value-type="float" office:value="3.692626953125" calcext:value-type="float">
            <text:p>3,692626953125</text:p>
          </table:table-cell>
          <table:table-cell table:number-columns-repeated="5"/>
        </table:table-row>
        <table:table-row table:style-name="ro1">
          <table:table-cell office:value-type="float" office:value="3026" calcext:value-type="float">
            <text:p>3026</text:p>
          </table:table-cell>
          <table:table-cell table:formula="of:=[.B3026]+inc" office:value-type="float" office:value="3.69384765625" calcext:value-type="float">
            <text:p>3,69384765625</text:p>
          </table:table-cell>
          <table:table-cell table:number-columns-repeated="5"/>
        </table:table-row>
        <table:table-row table:style-name="ro1">
          <table:table-cell office:value-type="float" office:value="3027" calcext:value-type="float">
            <text:p>3027</text:p>
          </table:table-cell>
          <table:table-cell table:formula="of:=[.B3027]+inc" office:value-type="float" office:value="3.695068359375" calcext:value-type="float">
            <text:p>3,695068359375</text:p>
          </table:table-cell>
          <table:table-cell table:number-columns-repeated="5"/>
        </table:table-row>
        <table:table-row table:style-name="ro1">
          <table:table-cell office:value-type="float" office:value="3028" calcext:value-type="float">
            <text:p>3028</text:p>
          </table:table-cell>
          <table:table-cell table:formula="of:=[.B3028]+inc" office:value-type="float" office:value="3.6962890625" calcext:value-type="float">
            <text:p>3,6962890625</text:p>
          </table:table-cell>
          <table:table-cell table:number-columns-repeated="5"/>
        </table:table-row>
        <table:table-row table:style-name="ro1">
          <table:table-cell office:value-type="float" office:value="3029" calcext:value-type="float">
            <text:p>3029</text:p>
          </table:table-cell>
          <table:table-cell table:formula="of:=[.B3029]+inc" office:value-type="float" office:value="3.697509765625" calcext:value-type="float">
            <text:p>3,697509765625</text:p>
          </table:table-cell>
          <table:table-cell table:number-columns-repeated="5"/>
        </table:table-row>
        <table:table-row table:style-name="ro1">
          <table:table-cell office:value-type="float" office:value="3030" calcext:value-type="float">
            <text:p>3030</text:p>
          </table:table-cell>
          <table:table-cell table:formula="of:=[.B3030]+inc" office:value-type="float" office:value="3.69873046875" calcext:value-type="float">
            <text:p>3,69873046875</text:p>
          </table:table-cell>
          <table:table-cell table:number-columns-repeated="5"/>
        </table:table-row>
        <table:table-row table:style-name="ro1">
          <table:table-cell office:value-type="float" office:value="3031" calcext:value-type="float">
            <text:p>3031</text:p>
          </table:table-cell>
          <table:table-cell table:formula="of:=[.B3031]+inc" office:value-type="float" office:value="3.699951171875" calcext:value-type="float">
            <text:p>3,699951171875</text:p>
          </table:table-cell>
          <table:table-cell table:number-columns-repeated="5"/>
        </table:table-row>
        <table:table-row table:style-name="ro1">
          <table:table-cell office:value-type="float" office:value="3032" calcext:value-type="float">
            <text:p>3032</text:p>
          </table:table-cell>
          <table:table-cell table:formula="of:=[.B3032]+inc" office:value-type="float" office:value="3.701171875" calcext:value-type="float">
            <text:p>3,701171875</text:p>
          </table:table-cell>
          <table:table-cell table:number-columns-repeated="5"/>
        </table:table-row>
        <table:table-row table:style-name="ro1">
          <table:table-cell office:value-type="float" office:value="3033" calcext:value-type="float">
            <text:p>3033</text:p>
          </table:table-cell>
          <table:table-cell table:formula="of:=[.B3033]+inc" office:value-type="float" office:value="3.702392578125" calcext:value-type="float">
            <text:p>3,702392578125</text:p>
          </table:table-cell>
          <table:table-cell table:number-columns-repeated="5"/>
        </table:table-row>
        <table:table-row table:style-name="ro1">
          <table:table-cell office:value-type="float" office:value="3034" calcext:value-type="float">
            <text:p>3034</text:p>
          </table:table-cell>
          <table:table-cell table:formula="of:=[.B3034]+inc" office:value-type="float" office:value="3.70361328125" calcext:value-type="float">
            <text:p>3,70361328125</text:p>
          </table:table-cell>
          <table:table-cell table:number-columns-repeated="5"/>
        </table:table-row>
        <table:table-row table:style-name="ro1">
          <table:table-cell office:value-type="float" office:value="3035" calcext:value-type="float">
            <text:p>3035</text:p>
          </table:table-cell>
          <table:table-cell table:formula="of:=[.B3035]+inc" office:value-type="float" office:value="3.704833984375" calcext:value-type="float">
            <text:p>3,704833984375</text:p>
          </table:table-cell>
          <table:table-cell table:number-columns-repeated="5"/>
        </table:table-row>
        <table:table-row table:style-name="ro1">
          <table:table-cell office:value-type="float" office:value="3036" calcext:value-type="float">
            <text:p>3036</text:p>
          </table:table-cell>
          <table:table-cell table:formula="of:=[.B3036]+inc" office:value-type="float" office:value="3.7060546875" calcext:value-type="float">
            <text:p>3,7060546875</text:p>
          </table:table-cell>
          <table:table-cell table:number-columns-repeated="5"/>
        </table:table-row>
        <table:table-row table:style-name="ro1">
          <table:table-cell office:value-type="float" office:value="3037" calcext:value-type="float">
            <text:p>3037</text:p>
          </table:table-cell>
          <table:table-cell table:formula="of:=[.B3037]+inc" office:value-type="float" office:value="3.707275390625" calcext:value-type="float">
            <text:p>3,707275390625</text:p>
          </table:table-cell>
          <table:table-cell table:number-columns-repeated="5"/>
        </table:table-row>
        <table:table-row table:style-name="ro1">
          <table:table-cell office:value-type="float" office:value="3038" calcext:value-type="float">
            <text:p>3038</text:p>
          </table:table-cell>
          <table:table-cell table:formula="of:=[.B3038]+inc" office:value-type="float" office:value="3.70849609375" calcext:value-type="float">
            <text:p>3,70849609375</text:p>
          </table:table-cell>
          <table:table-cell table:number-columns-repeated="5"/>
        </table:table-row>
        <table:table-row table:style-name="ro1">
          <table:table-cell office:value-type="float" office:value="3039" calcext:value-type="float">
            <text:p>3039</text:p>
          </table:table-cell>
          <table:table-cell table:formula="of:=[.B3039]+inc" office:value-type="float" office:value="3.709716796875" calcext:value-type="float">
            <text:p>3,709716796875</text:p>
          </table:table-cell>
          <table:table-cell table:number-columns-repeated="5"/>
        </table:table-row>
        <table:table-row table:style-name="ro1">
          <table:table-cell office:value-type="float" office:value="3040" calcext:value-type="float">
            <text:p>3040</text:p>
          </table:table-cell>
          <table:table-cell table:formula="of:=[.B3040]+inc" office:value-type="float" office:value="3.7109375" calcext:value-type="float">
            <text:p>3,7109375</text:p>
          </table:table-cell>
          <table:table-cell table:number-columns-repeated="5"/>
        </table:table-row>
        <table:table-row table:style-name="ro1">
          <table:table-cell office:value-type="float" office:value="3041" calcext:value-type="float">
            <text:p>3041</text:p>
          </table:table-cell>
          <table:table-cell table:formula="of:=[.B3041]+inc" office:value-type="float" office:value="3.712158203125" calcext:value-type="float">
            <text:p>3,712158203125</text:p>
          </table:table-cell>
          <table:table-cell table:number-columns-repeated="5"/>
        </table:table-row>
        <table:table-row table:style-name="ro1">
          <table:table-cell office:value-type="float" office:value="3042" calcext:value-type="float">
            <text:p>3042</text:p>
          </table:table-cell>
          <table:table-cell table:formula="of:=[.B3042]+inc" office:value-type="float" office:value="3.71337890625" calcext:value-type="float">
            <text:p>3,71337890625</text:p>
          </table:table-cell>
          <table:table-cell table:number-columns-repeated="5"/>
        </table:table-row>
        <table:table-row table:style-name="ro1">
          <table:table-cell office:value-type="float" office:value="3043" calcext:value-type="float">
            <text:p>3043</text:p>
          </table:table-cell>
          <table:table-cell table:formula="of:=[.B3043]+inc" office:value-type="float" office:value="3.714599609375" calcext:value-type="float">
            <text:p>3,714599609375</text:p>
          </table:table-cell>
          <table:table-cell table:number-columns-repeated="5"/>
        </table:table-row>
        <table:table-row table:style-name="ro1">
          <table:table-cell office:value-type="float" office:value="3044" calcext:value-type="float">
            <text:p>3044</text:p>
          </table:table-cell>
          <table:table-cell table:formula="of:=[.B3044]+inc" office:value-type="float" office:value="3.7158203125" calcext:value-type="float">
            <text:p>3,7158203125</text:p>
          </table:table-cell>
          <table:table-cell table:number-columns-repeated="5"/>
        </table:table-row>
        <table:table-row table:style-name="ro1">
          <table:table-cell office:value-type="float" office:value="3045" calcext:value-type="float">
            <text:p>3045</text:p>
          </table:table-cell>
          <table:table-cell table:formula="of:=[.B3045]+inc" office:value-type="float" office:value="3.717041015625" calcext:value-type="float">
            <text:p>3,717041015625</text:p>
          </table:table-cell>
          <table:table-cell table:number-columns-repeated="5"/>
        </table:table-row>
        <table:table-row table:style-name="ro1">
          <table:table-cell office:value-type="float" office:value="3046" calcext:value-type="float">
            <text:p>3046</text:p>
          </table:table-cell>
          <table:table-cell table:formula="of:=[.B3046]+inc" office:value-type="float" office:value="3.71826171875" calcext:value-type="float">
            <text:p>3,71826171875</text:p>
          </table:table-cell>
          <table:table-cell table:number-columns-repeated="5"/>
        </table:table-row>
        <table:table-row table:style-name="ro1">
          <table:table-cell office:value-type="float" office:value="3047" calcext:value-type="float">
            <text:p>3047</text:p>
          </table:table-cell>
          <table:table-cell table:formula="of:=[.B3047]+inc" office:value-type="float" office:value="3.719482421875" calcext:value-type="float">
            <text:p>3,719482421875</text:p>
          </table:table-cell>
          <table:table-cell table:number-columns-repeated="5"/>
        </table:table-row>
        <table:table-row table:style-name="ro1">
          <table:table-cell office:value-type="float" office:value="3048" calcext:value-type="float">
            <text:p>3048</text:p>
          </table:table-cell>
          <table:table-cell table:formula="of:=[.B3048]+inc" office:value-type="float" office:value="3.720703125" calcext:value-type="float">
            <text:p>3,720703125</text:p>
          </table:table-cell>
          <table:table-cell table:number-columns-repeated="5"/>
        </table:table-row>
        <table:table-row table:style-name="ro1">
          <table:table-cell office:value-type="float" office:value="3049" calcext:value-type="float">
            <text:p>3049</text:p>
          </table:table-cell>
          <table:table-cell table:formula="of:=[.B3049]+inc" office:value-type="float" office:value="3.721923828125" calcext:value-type="float">
            <text:p>3,721923828125</text:p>
          </table:table-cell>
          <table:table-cell table:number-columns-repeated="5"/>
        </table:table-row>
        <table:table-row table:style-name="ro1">
          <table:table-cell office:value-type="float" office:value="3050" calcext:value-type="float">
            <text:p>3050</text:p>
          </table:table-cell>
          <table:table-cell table:formula="of:=[.B3050]+inc" office:value-type="float" office:value="3.72314453125" calcext:value-type="float">
            <text:p>3,72314453125</text:p>
          </table:table-cell>
          <table:table-cell table:number-columns-repeated="5"/>
        </table:table-row>
        <table:table-row table:style-name="ro1">
          <table:table-cell office:value-type="float" office:value="3051" calcext:value-type="float">
            <text:p>3051</text:p>
          </table:table-cell>
          <table:table-cell table:formula="of:=[.B3051]+inc" office:value-type="float" office:value="3.724365234375" calcext:value-type="float">
            <text:p>3,724365234375</text:p>
          </table:table-cell>
          <table:table-cell table:number-columns-repeated="5"/>
        </table:table-row>
        <table:table-row table:style-name="ro1">
          <table:table-cell office:value-type="float" office:value="3052" calcext:value-type="float">
            <text:p>3052</text:p>
          </table:table-cell>
          <table:table-cell table:formula="of:=[.B3052]+inc" office:value-type="float" office:value="3.7255859375" calcext:value-type="float">
            <text:p>3,7255859375</text:p>
          </table:table-cell>
          <table:table-cell table:number-columns-repeated="5"/>
        </table:table-row>
        <table:table-row table:style-name="ro1">
          <table:table-cell office:value-type="float" office:value="3053" calcext:value-type="float">
            <text:p>3053</text:p>
          </table:table-cell>
          <table:table-cell table:formula="of:=[.B3053]+inc" office:value-type="float" office:value="3.726806640625" calcext:value-type="float">
            <text:p>3,726806640625</text:p>
          </table:table-cell>
          <table:table-cell table:number-columns-repeated="5"/>
        </table:table-row>
        <table:table-row table:style-name="ro1">
          <table:table-cell office:value-type="float" office:value="3054" calcext:value-type="float">
            <text:p>3054</text:p>
          </table:table-cell>
          <table:table-cell table:formula="of:=[.B3054]+inc" office:value-type="float" office:value="3.72802734375" calcext:value-type="float">
            <text:p>3,72802734375</text:p>
          </table:table-cell>
          <table:table-cell table:number-columns-repeated="5"/>
        </table:table-row>
        <table:table-row table:style-name="ro1">
          <table:table-cell office:value-type="float" office:value="3055" calcext:value-type="float">
            <text:p>3055</text:p>
          </table:table-cell>
          <table:table-cell table:formula="of:=[.B3055]+inc" office:value-type="float" office:value="3.729248046875" calcext:value-type="float">
            <text:p>3,729248046875</text:p>
          </table:table-cell>
          <table:table-cell table:number-columns-repeated="5"/>
        </table:table-row>
        <table:table-row table:style-name="ro1">
          <table:table-cell office:value-type="float" office:value="3056" calcext:value-type="float">
            <text:p>3056</text:p>
          </table:table-cell>
          <table:table-cell table:formula="of:=[.B3056]+inc" office:value-type="float" office:value="3.73046875" calcext:value-type="float">
            <text:p>3,73046875</text:p>
          </table:table-cell>
          <table:table-cell table:number-columns-repeated="5"/>
        </table:table-row>
        <table:table-row table:style-name="ro1">
          <table:table-cell office:value-type="float" office:value="3057" calcext:value-type="float">
            <text:p>3057</text:p>
          </table:table-cell>
          <table:table-cell table:formula="of:=[.B3057]+inc" office:value-type="float" office:value="3.731689453125" calcext:value-type="float">
            <text:p>3,731689453125</text:p>
          </table:table-cell>
          <table:table-cell table:number-columns-repeated="5"/>
        </table:table-row>
        <table:table-row table:style-name="ro1">
          <table:table-cell office:value-type="float" office:value="3058" calcext:value-type="float">
            <text:p>3058</text:p>
          </table:table-cell>
          <table:table-cell table:formula="of:=[.B3058]+inc" office:value-type="float" office:value="3.73291015625" calcext:value-type="float">
            <text:p>3,73291015625</text:p>
          </table:table-cell>
          <table:table-cell table:number-columns-repeated="5"/>
        </table:table-row>
        <table:table-row table:style-name="ro1">
          <table:table-cell office:value-type="float" office:value="3059" calcext:value-type="float">
            <text:p>3059</text:p>
          </table:table-cell>
          <table:table-cell table:formula="of:=[.B3059]+inc" office:value-type="float" office:value="3.734130859375" calcext:value-type="float">
            <text:p>3,734130859375</text:p>
          </table:table-cell>
          <table:table-cell table:number-columns-repeated="5"/>
        </table:table-row>
        <table:table-row table:style-name="ro1">
          <table:table-cell office:value-type="float" office:value="3060" calcext:value-type="float">
            <text:p>3060</text:p>
          </table:table-cell>
          <table:table-cell table:formula="of:=[.B3060]+inc" office:value-type="float" office:value="3.7353515625" calcext:value-type="float">
            <text:p>3,7353515625</text:p>
          </table:table-cell>
          <table:table-cell table:number-columns-repeated="5"/>
        </table:table-row>
        <table:table-row table:style-name="ro1">
          <table:table-cell office:value-type="float" office:value="3061" calcext:value-type="float">
            <text:p>3061</text:p>
          </table:table-cell>
          <table:table-cell table:formula="of:=[.B3061]+inc" office:value-type="float" office:value="3.736572265625" calcext:value-type="float">
            <text:p>3,736572265625</text:p>
          </table:table-cell>
          <table:table-cell table:number-columns-repeated="5"/>
        </table:table-row>
        <table:table-row table:style-name="ro1">
          <table:table-cell office:value-type="float" office:value="3062" calcext:value-type="float">
            <text:p>3062</text:p>
          </table:table-cell>
          <table:table-cell table:formula="of:=[.B3062]+inc" office:value-type="float" office:value="3.73779296875" calcext:value-type="float">
            <text:p>3,73779296875</text:p>
          </table:table-cell>
          <table:table-cell table:number-columns-repeated="5"/>
        </table:table-row>
        <table:table-row table:style-name="ro1">
          <table:table-cell office:value-type="float" office:value="3063" calcext:value-type="float">
            <text:p>3063</text:p>
          </table:table-cell>
          <table:table-cell table:formula="of:=[.B3063]+inc" office:value-type="float" office:value="3.739013671875" calcext:value-type="float">
            <text:p>3,739013671875</text:p>
          </table:table-cell>
          <table:table-cell table:number-columns-repeated="5"/>
        </table:table-row>
        <table:table-row table:style-name="ro1">
          <table:table-cell office:value-type="float" office:value="3064" calcext:value-type="float">
            <text:p>3064</text:p>
          </table:table-cell>
          <table:table-cell table:formula="of:=[.B3064]+inc" office:value-type="float" office:value="3.740234375" calcext:value-type="float">
            <text:p>3,740234375</text:p>
          </table:table-cell>
          <table:table-cell table:number-columns-repeated="5"/>
        </table:table-row>
        <table:table-row table:style-name="ro1">
          <table:table-cell office:value-type="float" office:value="3065" calcext:value-type="float">
            <text:p>3065</text:p>
          </table:table-cell>
          <table:table-cell table:formula="of:=[.B3065]+inc" office:value-type="float" office:value="3.741455078125" calcext:value-type="float">
            <text:p>3,741455078125</text:p>
          </table:table-cell>
          <table:table-cell table:number-columns-repeated="5"/>
        </table:table-row>
        <table:table-row table:style-name="ro1">
          <table:table-cell office:value-type="float" office:value="3066" calcext:value-type="float">
            <text:p>3066</text:p>
          </table:table-cell>
          <table:table-cell table:formula="of:=[.B3066]+inc" office:value-type="float" office:value="3.74267578125" calcext:value-type="float">
            <text:p>3,74267578125</text:p>
          </table:table-cell>
          <table:table-cell table:number-columns-repeated="5"/>
        </table:table-row>
        <table:table-row table:style-name="ro1">
          <table:table-cell office:value-type="float" office:value="3067" calcext:value-type="float">
            <text:p>3067</text:p>
          </table:table-cell>
          <table:table-cell table:formula="of:=[.B3067]+inc" office:value-type="float" office:value="3.743896484375" calcext:value-type="float">
            <text:p>3,743896484375</text:p>
          </table:table-cell>
          <table:table-cell table:number-columns-repeated="5"/>
        </table:table-row>
        <table:table-row table:style-name="ro1">
          <table:table-cell office:value-type="float" office:value="3068" calcext:value-type="float">
            <text:p>3068</text:p>
          </table:table-cell>
          <table:table-cell table:formula="of:=[.B3068]+inc" office:value-type="float" office:value="3.7451171875" calcext:value-type="float">
            <text:p>3,7451171875</text:p>
          </table:table-cell>
          <table:table-cell table:number-columns-repeated="5"/>
        </table:table-row>
        <table:table-row table:style-name="ro1">
          <table:table-cell office:value-type="float" office:value="3069" calcext:value-type="float">
            <text:p>3069</text:p>
          </table:table-cell>
          <table:table-cell table:formula="of:=[.B3069]+inc" office:value-type="float" office:value="3.746337890625" calcext:value-type="float">
            <text:p>3,746337890625</text:p>
          </table:table-cell>
          <table:table-cell table:number-columns-repeated="5"/>
        </table:table-row>
        <table:table-row table:style-name="ro1">
          <table:table-cell office:value-type="float" office:value="3070" calcext:value-type="float">
            <text:p>3070</text:p>
          </table:table-cell>
          <table:table-cell table:formula="of:=[.B3070]+inc" office:value-type="float" office:value="3.74755859375" calcext:value-type="float">
            <text:p>3,74755859375</text:p>
          </table:table-cell>
          <table:table-cell table:number-columns-repeated="5"/>
        </table:table-row>
        <table:table-row table:style-name="ro1">
          <table:table-cell office:value-type="float" office:value="3071" calcext:value-type="float">
            <text:p>3071</text:p>
          </table:table-cell>
          <table:table-cell table:formula="of:=[.B3071]+inc" office:value-type="float" office:value="3.748779296875" calcext:value-type="float">
            <text:p>3,748779296875</text:p>
          </table:table-cell>
          <table:table-cell table:number-columns-repeated="5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formula="of:=[.B3072]+inc" office:value-type="float" office:value="3.75" calcext:value-type="float">
            <text:p>3,75</text:p>
          </table:table-cell>
          <table:table-cell table:number-columns-repeated="5"/>
        </table:table-row>
        <table:table-row table:style-name="ro1">
          <table:table-cell office:value-type="float" office:value="3073" calcext:value-type="float">
            <text:p>3073</text:p>
          </table:table-cell>
          <table:table-cell table:formula="of:=[.B3073]+inc" office:value-type="float" office:value="3.751220703125" calcext:value-type="float">
            <text:p>3,751220703125</text:p>
          </table:table-cell>
          <table:table-cell table:number-columns-repeated="5"/>
        </table:table-row>
        <table:table-row table:style-name="ro1">
          <table:table-cell office:value-type="float" office:value="3074" calcext:value-type="float">
            <text:p>3074</text:p>
          </table:table-cell>
          <table:table-cell table:formula="of:=[.B3074]+inc" office:value-type="float" office:value="3.75244140625" calcext:value-type="float">
            <text:p>3,75244140625</text:p>
          </table:table-cell>
          <table:table-cell table:number-columns-repeated="5"/>
        </table:table-row>
        <table:table-row table:style-name="ro1">
          <table:table-cell office:value-type="float" office:value="3075" calcext:value-type="float">
            <text:p>3075</text:p>
          </table:table-cell>
          <table:table-cell table:formula="of:=[.B3075]+inc" office:value-type="float" office:value="3.753662109375" calcext:value-type="float">
            <text:p>3,753662109375</text:p>
          </table:table-cell>
          <table:table-cell table:number-columns-repeated="5"/>
        </table:table-row>
        <table:table-row table:style-name="ro1">
          <table:table-cell office:value-type="float" office:value="3076" calcext:value-type="float">
            <text:p>3076</text:p>
          </table:table-cell>
          <table:table-cell table:formula="of:=[.B3076]+inc" office:value-type="float" office:value="3.7548828125" calcext:value-type="float">
            <text:p>3,7548828125</text:p>
          </table:table-cell>
          <table:table-cell table:number-columns-repeated="5"/>
        </table:table-row>
        <table:table-row table:style-name="ro1">
          <table:table-cell office:value-type="float" office:value="3077" calcext:value-type="float">
            <text:p>3077</text:p>
          </table:table-cell>
          <table:table-cell table:formula="of:=[.B3077]+inc" office:value-type="float" office:value="3.756103515625" calcext:value-type="float">
            <text:p>3,756103515625</text:p>
          </table:table-cell>
          <table:table-cell table:number-columns-repeated="5"/>
        </table:table-row>
        <table:table-row table:style-name="ro1">
          <table:table-cell office:value-type="float" office:value="3078" calcext:value-type="float">
            <text:p>3078</text:p>
          </table:table-cell>
          <table:table-cell table:formula="of:=[.B3078]+inc" office:value-type="float" office:value="3.75732421875" calcext:value-type="float">
            <text:p>3,75732421875</text:p>
          </table:table-cell>
          <table:table-cell table:number-columns-repeated="5"/>
        </table:table-row>
        <table:table-row table:style-name="ro1">
          <table:table-cell office:value-type="float" office:value="3079" calcext:value-type="float">
            <text:p>3079</text:p>
          </table:table-cell>
          <table:table-cell table:formula="of:=[.B3079]+inc" office:value-type="float" office:value="3.758544921875" calcext:value-type="float">
            <text:p>3,758544921875</text:p>
          </table:table-cell>
          <table:table-cell table:number-columns-repeated="5"/>
        </table:table-row>
        <table:table-row table:style-name="ro1">
          <table:table-cell office:value-type="float" office:value="3080" calcext:value-type="float">
            <text:p>3080</text:p>
          </table:table-cell>
          <table:table-cell table:formula="of:=[.B3080]+inc" office:value-type="float" office:value="3.759765625" calcext:value-type="float">
            <text:p>3,759765625</text:p>
          </table:table-cell>
          <table:table-cell table:number-columns-repeated="5"/>
        </table:table-row>
        <table:table-row table:style-name="ro1">
          <table:table-cell office:value-type="float" office:value="3081" calcext:value-type="float">
            <text:p>3081</text:p>
          </table:table-cell>
          <table:table-cell table:formula="of:=[.B3081]+inc" office:value-type="float" office:value="3.760986328125" calcext:value-type="float">
            <text:p>3,760986328125</text:p>
          </table:table-cell>
          <table:table-cell table:number-columns-repeated="5"/>
        </table:table-row>
        <table:table-row table:style-name="ro1">
          <table:table-cell office:value-type="float" office:value="3082" calcext:value-type="float">
            <text:p>3082</text:p>
          </table:table-cell>
          <table:table-cell table:formula="of:=[.B3082]+inc" office:value-type="float" office:value="3.76220703125" calcext:value-type="float">
            <text:p>3,76220703125</text:p>
          </table:table-cell>
          <table:table-cell table:number-columns-repeated="5"/>
        </table:table-row>
        <table:table-row table:style-name="ro1">
          <table:table-cell office:value-type="float" office:value="3083" calcext:value-type="float">
            <text:p>3083</text:p>
          </table:table-cell>
          <table:table-cell table:formula="of:=[.B3083]+inc" office:value-type="float" office:value="3.763427734375" calcext:value-type="float">
            <text:p>3,763427734375</text:p>
          </table:table-cell>
          <table:table-cell table:number-columns-repeated="5"/>
        </table:table-row>
        <table:table-row table:style-name="ro1">
          <table:table-cell office:value-type="float" office:value="3084" calcext:value-type="float">
            <text:p>3084</text:p>
          </table:table-cell>
          <table:table-cell table:formula="of:=[.B3084]+inc" office:value-type="float" office:value="3.7646484375" calcext:value-type="float">
            <text:p>3,7646484375</text:p>
          </table:table-cell>
          <table:table-cell table:number-columns-repeated="5"/>
        </table:table-row>
        <table:table-row table:style-name="ro1">
          <table:table-cell office:value-type="float" office:value="3085" calcext:value-type="float">
            <text:p>3085</text:p>
          </table:table-cell>
          <table:table-cell table:formula="of:=[.B3085]+inc" office:value-type="float" office:value="3.765869140625" calcext:value-type="float">
            <text:p>3,765869140625</text:p>
          </table:table-cell>
          <table:table-cell table:number-columns-repeated="5"/>
        </table:table-row>
        <table:table-row table:style-name="ro1">
          <table:table-cell office:value-type="float" office:value="3086" calcext:value-type="float">
            <text:p>3086</text:p>
          </table:table-cell>
          <table:table-cell table:formula="of:=[.B3086]+inc" office:value-type="float" office:value="3.76708984375" calcext:value-type="float">
            <text:p>3,76708984375</text:p>
          </table:table-cell>
          <table:table-cell table:number-columns-repeated="5"/>
        </table:table-row>
        <table:table-row table:style-name="ro1">
          <table:table-cell office:value-type="float" office:value="3087" calcext:value-type="float">
            <text:p>3087</text:p>
          </table:table-cell>
          <table:table-cell table:formula="of:=[.B3087]+inc" office:value-type="float" office:value="3.768310546875" calcext:value-type="float">
            <text:p>3,768310546875</text:p>
          </table:table-cell>
          <table:table-cell table:number-columns-repeated="5"/>
        </table:table-row>
        <table:table-row table:style-name="ro1">
          <table:table-cell office:value-type="float" office:value="3088" calcext:value-type="float">
            <text:p>3088</text:p>
          </table:table-cell>
          <table:table-cell table:formula="of:=[.B3088]+inc" office:value-type="float" office:value="3.76953125" calcext:value-type="float">
            <text:p>3,76953125</text:p>
          </table:table-cell>
          <table:table-cell table:number-columns-repeated="5"/>
        </table:table-row>
        <table:table-row table:style-name="ro1">
          <table:table-cell office:value-type="float" office:value="3089" calcext:value-type="float">
            <text:p>3089</text:p>
          </table:table-cell>
          <table:table-cell table:formula="of:=[.B3089]+inc" office:value-type="float" office:value="3.770751953125" calcext:value-type="float">
            <text:p>3,770751953125</text:p>
          </table:table-cell>
          <table:table-cell table:number-columns-repeated="5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formula="of:=[.B3090]+inc" office:value-type="float" office:value="3.77197265625" calcext:value-type="float">
            <text:p>3,77197265625</text:p>
          </table:table-cell>
          <table:table-cell table:number-columns-repeated="5"/>
        </table:table-row>
        <table:table-row table:style-name="ro1">
          <table:table-cell office:value-type="float" office:value="3091" calcext:value-type="float">
            <text:p>3091</text:p>
          </table:table-cell>
          <table:table-cell table:formula="of:=[.B3091]+inc" office:value-type="float" office:value="3.773193359375" calcext:value-type="float">
            <text:p>3,773193359375</text:p>
          </table:table-cell>
          <table:table-cell table:number-columns-repeated="5"/>
        </table:table-row>
        <table:table-row table:style-name="ro1">
          <table:table-cell office:value-type="float" office:value="3092" calcext:value-type="float">
            <text:p>3092</text:p>
          </table:table-cell>
          <table:table-cell table:formula="of:=[.B3092]+inc" office:value-type="float" office:value="3.7744140625" calcext:value-type="float">
            <text:p>3,7744140625</text:p>
          </table:table-cell>
          <table:table-cell table:number-columns-repeated="5"/>
        </table:table-row>
        <table:table-row table:style-name="ro1">
          <table:table-cell office:value-type="float" office:value="3093" calcext:value-type="float">
            <text:p>3093</text:p>
          </table:table-cell>
          <table:table-cell table:formula="of:=[.B3093]+inc" office:value-type="float" office:value="3.775634765625" calcext:value-type="float">
            <text:p>3,775634765625</text:p>
          </table:table-cell>
          <table:table-cell table:number-columns-repeated="5"/>
        </table:table-row>
        <table:table-row table:style-name="ro1">
          <table:table-cell office:value-type="float" office:value="3094" calcext:value-type="float">
            <text:p>3094</text:p>
          </table:table-cell>
          <table:table-cell table:formula="of:=[.B3094]+inc" office:value-type="float" office:value="3.77685546875" calcext:value-type="float">
            <text:p>3,77685546875</text:p>
          </table:table-cell>
          <table:table-cell table:number-columns-repeated="5"/>
        </table:table-row>
        <table:table-row table:style-name="ro1">
          <table:table-cell office:value-type="float" office:value="3095" calcext:value-type="float">
            <text:p>3095</text:p>
          </table:table-cell>
          <table:table-cell table:formula="of:=[.B3095]+inc" office:value-type="float" office:value="3.778076171875" calcext:value-type="float">
            <text:p>3,778076171875</text:p>
          </table:table-cell>
          <table:table-cell table:number-columns-repeated="5"/>
        </table:table-row>
        <table:table-row table:style-name="ro1">
          <table:table-cell office:value-type="float" office:value="3096" calcext:value-type="float">
            <text:p>3096</text:p>
          </table:table-cell>
          <table:table-cell table:formula="of:=[.B3096]+inc" office:value-type="float" office:value="3.779296875" calcext:value-type="float">
            <text:p>3,779296875</text:p>
          </table:table-cell>
          <table:table-cell table:number-columns-repeated="5"/>
        </table:table-row>
        <table:table-row table:style-name="ro1">
          <table:table-cell office:value-type="float" office:value="3097" calcext:value-type="float">
            <text:p>3097</text:p>
          </table:table-cell>
          <table:table-cell table:formula="of:=[.B3097]+inc" office:value-type="float" office:value="3.780517578125" calcext:value-type="float">
            <text:p>3,780517578125</text:p>
          </table:table-cell>
          <table:table-cell table:number-columns-repeated="5"/>
        </table:table-row>
        <table:table-row table:style-name="ro1">
          <table:table-cell office:value-type="float" office:value="3098" calcext:value-type="float">
            <text:p>3098</text:p>
          </table:table-cell>
          <table:table-cell table:formula="of:=[.B3098]+inc" office:value-type="float" office:value="3.78173828125" calcext:value-type="float">
            <text:p>3,78173828125</text:p>
          </table:table-cell>
          <table:table-cell table:number-columns-repeated="5"/>
        </table:table-row>
        <table:table-row table:style-name="ro1">
          <table:table-cell office:value-type="float" office:value="3099" calcext:value-type="float">
            <text:p>3099</text:p>
          </table:table-cell>
          <table:table-cell table:formula="of:=[.B3099]+inc" office:value-type="float" office:value="3.782958984375" calcext:value-type="float">
            <text:p>3,782958984375</text:p>
          </table:table-cell>
          <table:table-cell table:number-columns-repeated="5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formula="of:=[.B3100]+inc" office:value-type="float" office:value="3.7841796875" calcext:value-type="float">
            <text:p>3,7841796875</text:p>
          </table:table-cell>
          <table:table-cell table:number-columns-repeated="5"/>
        </table:table-row>
        <table:table-row table:style-name="ro1">
          <table:table-cell office:value-type="float" office:value="3101" calcext:value-type="float">
            <text:p>3101</text:p>
          </table:table-cell>
          <table:table-cell table:formula="of:=[.B3101]+inc" office:value-type="float" office:value="3.785400390625" calcext:value-type="float">
            <text:p>3,785400390625</text:p>
          </table:table-cell>
          <table:table-cell table:number-columns-repeated="5"/>
        </table:table-row>
        <table:table-row table:style-name="ro1">
          <table:table-cell office:value-type="float" office:value="3102" calcext:value-type="float">
            <text:p>3102</text:p>
          </table:table-cell>
          <table:table-cell table:formula="of:=[.B3102]+inc" office:value-type="float" office:value="3.78662109375" calcext:value-type="float">
            <text:p>3,78662109375</text:p>
          </table:table-cell>
          <table:table-cell table:number-columns-repeated="5"/>
        </table:table-row>
        <table:table-row table:style-name="ro1">
          <table:table-cell office:value-type="float" office:value="3103" calcext:value-type="float">
            <text:p>3103</text:p>
          </table:table-cell>
          <table:table-cell table:formula="of:=[.B3103]+inc" office:value-type="float" office:value="3.787841796875" calcext:value-type="float">
            <text:p>3,787841796875</text:p>
          </table:table-cell>
          <table:table-cell table:number-columns-repeated="5"/>
        </table:table-row>
        <table:table-row table:style-name="ro1">
          <table:table-cell office:value-type="float" office:value="3104" calcext:value-type="float">
            <text:p>3104</text:p>
          </table:table-cell>
          <table:table-cell table:formula="of:=[.B3104]+inc" office:value-type="float" office:value="3.7890625" calcext:value-type="float">
            <text:p>3,7890625</text:p>
          </table:table-cell>
          <table:table-cell table:number-columns-repeated="5"/>
        </table:table-row>
        <table:table-row table:style-name="ro1">
          <table:table-cell office:value-type="float" office:value="3105" calcext:value-type="float">
            <text:p>3105</text:p>
          </table:table-cell>
          <table:table-cell table:formula="of:=[.B3105]+inc" office:value-type="float" office:value="3.790283203125" calcext:value-type="float">
            <text:p>3,790283203125</text:p>
          </table:table-cell>
          <table:table-cell table:number-columns-repeated="5"/>
        </table:table-row>
        <table:table-row table:style-name="ro1">
          <table:table-cell office:value-type="float" office:value="3106" calcext:value-type="float">
            <text:p>3106</text:p>
          </table:table-cell>
          <table:table-cell table:formula="of:=[.B3106]+inc" office:value-type="float" office:value="3.79150390625" calcext:value-type="float">
            <text:p>3,79150390625</text:p>
          </table:table-cell>
          <table:table-cell table:number-columns-repeated="5"/>
        </table:table-row>
        <table:table-row table:style-name="ro1">
          <table:table-cell office:value-type="float" office:value="3107" calcext:value-type="float">
            <text:p>3107</text:p>
          </table:table-cell>
          <table:table-cell table:formula="of:=[.B3107]+inc" office:value-type="float" office:value="3.792724609375" calcext:value-type="float">
            <text:p>3,792724609375</text:p>
          </table:table-cell>
          <table:table-cell table:number-columns-repeated="5"/>
        </table:table-row>
        <table:table-row table:style-name="ro1">
          <table:table-cell office:value-type="float" office:value="3108" calcext:value-type="float">
            <text:p>3108</text:p>
          </table:table-cell>
          <table:table-cell table:formula="of:=[.B3108]+inc" office:value-type="float" office:value="3.7939453125" calcext:value-type="float">
            <text:p>3,7939453125</text:p>
          </table:table-cell>
          <table:table-cell table:number-columns-repeated="5"/>
        </table:table-row>
        <table:table-row table:style-name="ro1">
          <table:table-cell office:value-type="float" office:value="3109" calcext:value-type="float">
            <text:p>3109</text:p>
          </table:table-cell>
          <table:table-cell table:formula="of:=[.B3109]+inc" office:value-type="float" office:value="3.795166015625" calcext:value-type="float">
            <text:p>3,795166015625</text:p>
          </table:table-cell>
          <table:table-cell table:number-columns-repeated="5"/>
        </table:table-row>
        <table:table-row table:style-name="ro1">
          <table:table-cell office:value-type="float" office:value="3110" calcext:value-type="float">
            <text:p>3110</text:p>
          </table:table-cell>
          <table:table-cell table:formula="of:=[.B3110]+inc" office:value-type="float" office:value="3.79638671875" calcext:value-type="float">
            <text:p>3,79638671875</text:p>
          </table:table-cell>
          <table:table-cell table:number-columns-repeated="5"/>
        </table:table-row>
        <table:table-row table:style-name="ro1">
          <table:table-cell office:value-type="float" office:value="3111" calcext:value-type="float">
            <text:p>3111</text:p>
          </table:table-cell>
          <table:table-cell table:formula="of:=[.B3111]+inc" office:value-type="float" office:value="3.797607421875" calcext:value-type="float">
            <text:p>3,797607421875</text:p>
          </table:table-cell>
          <table:table-cell table:number-columns-repeated="5"/>
        </table:table-row>
        <table:table-row table:style-name="ro1">
          <table:table-cell office:value-type="float" office:value="3112" calcext:value-type="float">
            <text:p>3112</text:p>
          </table:table-cell>
          <table:table-cell table:formula="of:=[.B3112]+inc" office:value-type="float" office:value="3.798828125" calcext:value-type="float">
            <text:p>3,798828125</text:p>
          </table:table-cell>
          <table:table-cell table:number-columns-repeated="5"/>
        </table:table-row>
        <table:table-row table:style-name="ro1">
          <table:table-cell office:value-type="float" office:value="3113" calcext:value-type="float">
            <text:p>3113</text:p>
          </table:table-cell>
          <table:table-cell table:formula="of:=[.B3113]+inc" office:value-type="float" office:value="3.800048828125" calcext:value-type="float">
            <text:p>3,800048828125</text:p>
          </table:table-cell>
          <table:table-cell table:number-columns-repeated="5"/>
        </table:table-row>
        <table:table-row table:style-name="ro1">
          <table:table-cell office:value-type="float" office:value="3114" calcext:value-type="float">
            <text:p>3114</text:p>
          </table:table-cell>
          <table:table-cell table:formula="of:=[.B3114]+inc" office:value-type="float" office:value="3.80126953125" calcext:value-type="float">
            <text:p>3,80126953125</text:p>
          </table:table-cell>
          <table:table-cell table:number-columns-repeated="5"/>
        </table:table-row>
        <table:table-row table:style-name="ro1">
          <table:table-cell office:value-type="float" office:value="3115" calcext:value-type="float">
            <text:p>3115</text:p>
          </table:table-cell>
          <table:table-cell table:formula="of:=[.B3115]+inc" office:value-type="float" office:value="3.802490234375" calcext:value-type="float">
            <text:p>3,802490234375</text:p>
          </table:table-cell>
          <table:table-cell table:number-columns-repeated="5"/>
        </table:table-row>
        <table:table-row table:style-name="ro1">
          <table:table-cell office:value-type="float" office:value="3116" calcext:value-type="float">
            <text:p>3116</text:p>
          </table:table-cell>
          <table:table-cell table:formula="of:=[.B3116]+inc" office:value-type="float" office:value="3.8037109375" calcext:value-type="float">
            <text:p>3,8037109375</text:p>
          </table:table-cell>
          <table:table-cell table:number-columns-repeated="5"/>
        </table:table-row>
        <table:table-row table:style-name="ro1">
          <table:table-cell office:value-type="float" office:value="3117" calcext:value-type="float">
            <text:p>3117</text:p>
          </table:table-cell>
          <table:table-cell table:formula="of:=[.B3117]+inc" office:value-type="float" office:value="3.804931640625" calcext:value-type="float">
            <text:p>3,804931640625</text:p>
          </table:table-cell>
          <table:table-cell table:number-columns-repeated="5"/>
        </table:table-row>
        <table:table-row table:style-name="ro1">
          <table:table-cell office:value-type="float" office:value="3118" calcext:value-type="float">
            <text:p>3118</text:p>
          </table:table-cell>
          <table:table-cell table:formula="of:=[.B3118]+inc" office:value-type="float" office:value="3.80615234375" calcext:value-type="float">
            <text:p>3,80615234375</text:p>
          </table:table-cell>
          <table:table-cell table:number-columns-repeated="5"/>
        </table:table-row>
        <table:table-row table:style-name="ro1">
          <table:table-cell office:value-type="float" office:value="3119" calcext:value-type="float">
            <text:p>3119</text:p>
          </table:table-cell>
          <table:table-cell table:formula="of:=[.B3119]+inc" office:value-type="float" office:value="3.807373046875" calcext:value-type="float">
            <text:p>3,807373046875</text:p>
          </table:table-cell>
          <table:table-cell table:number-columns-repeated="5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formula="of:=[.B3120]+inc" office:value-type="float" office:value="3.80859375" calcext:value-type="float">
            <text:p>3,80859375</text:p>
          </table:table-cell>
          <table:table-cell table:number-columns-repeated="5"/>
        </table:table-row>
        <table:table-row table:style-name="ro1">
          <table:table-cell office:value-type="float" office:value="3121" calcext:value-type="float">
            <text:p>3121</text:p>
          </table:table-cell>
          <table:table-cell table:formula="of:=[.B3121]+inc" office:value-type="float" office:value="3.809814453125" calcext:value-type="float">
            <text:p>3,809814453125</text:p>
          </table:table-cell>
          <table:table-cell table:number-columns-repeated="5"/>
        </table:table-row>
        <table:table-row table:style-name="ro1">
          <table:table-cell office:value-type="float" office:value="3122" calcext:value-type="float">
            <text:p>3122</text:p>
          </table:table-cell>
          <table:table-cell table:formula="of:=[.B3122]+inc" office:value-type="float" office:value="3.81103515625" calcext:value-type="float">
            <text:p>3,81103515625</text:p>
          </table:table-cell>
          <table:table-cell table:number-columns-repeated="5"/>
        </table:table-row>
        <table:table-row table:style-name="ro1">
          <table:table-cell office:value-type="float" office:value="3123" calcext:value-type="float">
            <text:p>3123</text:p>
          </table:table-cell>
          <table:table-cell table:formula="of:=[.B3123]+inc" office:value-type="float" office:value="3.812255859375" calcext:value-type="float">
            <text:p>3,812255859375</text:p>
          </table:table-cell>
          <table:table-cell table:number-columns-repeated="5"/>
        </table:table-row>
        <table:table-row table:style-name="ro1">
          <table:table-cell office:value-type="float" office:value="3124" calcext:value-type="float">
            <text:p>3124</text:p>
          </table:table-cell>
          <table:table-cell table:formula="of:=[.B3124]+inc" office:value-type="float" office:value="3.8134765625" calcext:value-type="float">
            <text:p>3,8134765625</text:p>
          </table:table-cell>
          <table:table-cell table:number-columns-repeated="5"/>
        </table:table-row>
        <table:table-row table:style-name="ro1">
          <table:table-cell office:value-type="float" office:value="3125" calcext:value-type="float">
            <text:p>3125</text:p>
          </table:table-cell>
          <table:table-cell table:formula="of:=[.B3125]+inc" office:value-type="float" office:value="3.814697265625" calcext:value-type="float">
            <text:p>3,814697265625</text:p>
          </table:table-cell>
          <table:table-cell table:number-columns-repeated="5"/>
        </table:table-row>
        <table:table-row table:style-name="ro1">
          <table:table-cell office:value-type="float" office:value="3126" calcext:value-type="float">
            <text:p>3126</text:p>
          </table:table-cell>
          <table:table-cell table:formula="of:=[.B3126]+inc" office:value-type="float" office:value="3.81591796875" calcext:value-type="float">
            <text:p>3,81591796875</text:p>
          </table:table-cell>
          <table:table-cell table:number-columns-repeated="5"/>
        </table:table-row>
        <table:table-row table:style-name="ro1">
          <table:table-cell office:value-type="float" office:value="3127" calcext:value-type="float">
            <text:p>3127</text:p>
          </table:table-cell>
          <table:table-cell table:formula="of:=[.B3127]+inc" office:value-type="float" office:value="3.817138671875" calcext:value-type="float">
            <text:p>3,817138671875</text:p>
          </table:table-cell>
          <table:table-cell table:number-columns-repeated="5"/>
        </table:table-row>
        <table:table-row table:style-name="ro1">
          <table:table-cell office:value-type="float" office:value="3128" calcext:value-type="float">
            <text:p>3128</text:p>
          </table:table-cell>
          <table:table-cell table:formula="of:=[.B3128]+inc" office:value-type="float" office:value="3.818359375" calcext:value-type="float">
            <text:p>3,818359375</text:p>
          </table:table-cell>
          <table:table-cell table:number-columns-repeated="5"/>
        </table:table-row>
        <table:table-row table:style-name="ro1">
          <table:table-cell office:value-type="float" office:value="3129" calcext:value-type="float">
            <text:p>3129</text:p>
          </table:table-cell>
          <table:table-cell table:formula="of:=[.B3129]+inc" office:value-type="float" office:value="3.819580078125" calcext:value-type="float">
            <text:p>3,819580078125</text:p>
          </table:table-cell>
          <table:table-cell table:number-columns-repeated="5"/>
        </table:table-row>
        <table:table-row table:style-name="ro1">
          <table:table-cell office:value-type="float" office:value="3130" calcext:value-type="float">
            <text:p>3130</text:p>
          </table:table-cell>
          <table:table-cell table:formula="of:=[.B3130]+inc" office:value-type="float" office:value="3.82080078125" calcext:value-type="float">
            <text:p>3,82080078125</text:p>
          </table:table-cell>
          <table:table-cell table:number-columns-repeated="5"/>
        </table:table-row>
        <table:table-row table:style-name="ro1">
          <table:table-cell office:value-type="float" office:value="3131" calcext:value-type="float">
            <text:p>3131</text:p>
          </table:table-cell>
          <table:table-cell table:formula="of:=[.B3131]+inc" office:value-type="float" office:value="3.822021484375" calcext:value-type="float">
            <text:p>3,822021484375</text:p>
          </table:table-cell>
          <table:table-cell table:number-columns-repeated="5"/>
        </table:table-row>
        <table:table-row table:style-name="ro1">
          <table:table-cell office:value-type="float" office:value="3132" calcext:value-type="float">
            <text:p>3132</text:p>
          </table:table-cell>
          <table:table-cell table:formula="of:=[.B3132]+inc" office:value-type="float" office:value="3.8232421875" calcext:value-type="float">
            <text:p>3,8232421875</text:p>
          </table:table-cell>
          <table:table-cell table:number-columns-repeated="5"/>
        </table:table-row>
        <table:table-row table:style-name="ro1">
          <table:table-cell office:value-type="float" office:value="3133" calcext:value-type="float">
            <text:p>3133</text:p>
          </table:table-cell>
          <table:table-cell table:formula="of:=[.B3133]+inc" office:value-type="float" office:value="3.824462890625" calcext:value-type="float">
            <text:p>3,824462890625</text:p>
          </table:table-cell>
          <table:table-cell table:number-columns-repeated="5"/>
        </table:table-row>
        <table:table-row table:style-name="ro1">
          <table:table-cell office:value-type="float" office:value="3134" calcext:value-type="float">
            <text:p>3134</text:p>
          </table:table-cell>
          <table:table-cell table:formula="of:=[.B3134]+inc" office:value-type="float" office:value="3.82568359375" calcext:value-type="float">
            <text:p>3,82568359375</text:p>
          </table:table-cell>
          <table:table-cell table:number-columns-repeated="5"/>
        </table:table-row>
        <table:table-row table:style-name="ro1">
          <table:table-cell office:value-type="float" office:value="3135" calcext:value-type="float">
            <text:p>3135</text:p>
          </table:table-cell>
          <table:table-cell table:formula="of:=[.B3135]+inc" office:value-type="float" office:value="3.826904296875" calcext:value-type="float">
            <text:p>3,826904296875</text:p>
          </table:table-cell>
          <table:table-cell table:number-columns-repeated="5"/>
        </table:table-row>
        <table:table-row table:style-name="ro1">
          <table:table-cell office:value-type="float" office:value="3136" calcext:value-type="float">
            <text:p>3136</text:p>
          </table:table-cell>
          <table:table-cell table:formula="of:=[.B3136]+inc" office:value-type="float" office:value="3.828125" calcext:value-type="float">
            <text:p>3,828125</text:p>
          </table:table-cell>
          <table:table-cell table:number-columns-repeated="5"/>
        </table:table-row>
        <table:table-row table:style-name="ro1">
          <table:table-cell office:value-type="float" office:value="3137" calcext:value-type="float">
            <text:p>3137</text:p>
          </table:table-cell>
          <table:table-cell table:formula="of:=[.B3137]+inc" office:value-type="float" office:value="3.829345703125" calcext:value-type="float">
            <text:p>3,829345703125</text:p>
          </table:table-cell>
          <table:table-cell table:number-columns-repeated="5"/>
        </table:table-row>
        <table:table-row table:style-name="ro1">
          <table:table-cell office:value-type="float" office:value="3138" calcext:value-type="float">
            <text:p>3138</text:p>
          </table:table-cell>
          <table:table-cell table:formula="of:=[.B3138]+inc" office:value-type="float" office:value="3.83056640625" calcext:value-type="float">
            <text:p>3,83056640625</text:p>
          </table:table-cell>
          <table:table-cell table:number-columns-repeated="5"/>
        </table:table-row>
        <table:table-row table:style-name="ro1">
          <table:table-cell office:value-type="float" office:value="3139" calcext:value-type="float">
            <text:p>3139</text:p>
          </table:table-cell>
          <table:table-cell table:formula="of:=[.B3139]+inc" office:value-type="float" office:value="3.831787109375" calcext:value-type="float">
            <text:p>3,831787109375</text:p>
          </table:table-cell>
          <table:table-cell table:number-columns-repeated="5"/>
        </table:table-row>
        <table:table-row table:style-name="ro1">
          <table:table-cell office:value-type="float" office:value="3140" calcext:value-type="float">
            <text:p>3140</text:p>
          </table:table-cell>
          <table:table-cell table:formula="of:=[.B3140]+inc" office:value-type="float" office:value="3.8330078125" calcext:value-type="float">
            <text:p>3,8330078125</text:p>
          </table:table-cell>
          <table:table-cell table:number-columns-repeated="5"/>
        </table:table-row>
        <table:table-row table:style-name="ro1">
          <table:table-cell office:value-type="float" office:value="3141" calcext:value-type="float">
            <text:p>3141</text:p>
          </table:table-cell>
          <table:table-cell table:formula="of:=[.B3141]+inc" office:value-type="float" office:value="3.834228515625" calcext:value-type="float">
            <text:p>3,834228515625</text:p>
          </table:table-cell>
          <table:table-cell table:number-columns-repeated="5"/>
        </table:table-row>
        <table:table-row table:style-name="ro1">
          <table:table-cell office:value-type="float" office:value="3142" calcext:value-type="float">
            <text:p>3142</text:p>
          </table:table-cell>
          <table:table-cell table:formula="of:=[.B3142]+inc" office:value-type="float" office:value="3.83544921875" calcext:value-type="float">
            <text:p>3,83544921875</text:p>
          </table:table-cell>
          <table:table-cell table:number-columns-repeated="5"/>
        </table:table-row>
        <table:table-row table:style-name="ro1">
          <table:table-cell office:value-type="float" office:value="3143" calcext:value-type="float">
            <text:p>3143</text:p>
          </table:table-cell>
          <table:table-cell table:formula="of:=[.B3143]+inc" office:value-type="float" office:value="3.836669921875" calcext:value-type="float">
            <text:p>3,836669921875</text:p>
          </table:table-cell>
          <table:table-cell table:number-columns-repeated="5"/>
        </table:table-row>
        <table:table-row table:style-name="ro1">
          <table:table-cell office:value-type="float" office:value="3144" calcext:value-type="float">
            <text:p>3144</text:p>
          </table:table-cell>
          <table:table-cell table:formula="of:=[.B3144]+inc" office:value-type="float" office:value="3.837890625" calcext:value-type="float">
            <text:p>3,837890625</text:p>
          </table:table-cell>
          <table:table-cell table:number-columns-repeated="5"/>
        </table:table-row>
        <table:table-row table:style-name="ro1">
          <table:table-cell office:value-type="float" office:value="3145" calcext:value-type="float">
            <text:p>3145</text:p>
          </table:table-cell>
          <table:table-cell table:formula="of:=[.B3145]+inc" office:value-type="float" office:value="3.839111328125" calcext:value-type="float">
            <text:p>3,839111328125</text:p>
          </table:table-cell>
          <table:table-cell table:number-columns-repeated="5"/>
        </table:table-row>
        <table:table-row table:style-name="ro1">
          <table:table-cell office:value-type="float" office:value="3146" calcext:value-type="float">
            <text:p>3146</text:p>
          </table:table-cell>
          <table:table-cell table:formula="of:=[.B3146]+inc" office:value-type="float" office:value="3.84033203125" calcext:value-type="float">
            <text:p>3,84033203125</text:p>
          </table:table-cell>
          <table:table-cell table:number-columns-repeated="5"/>
        </table:table-row>
        <table:table-row table:style-name="ro1">
          <table:table-cell office:value-type="float" office:value="3147" calcext:value-type="float">
            <text:p>3147</text:p>
          </table:table-cell>
          <table:table-cell table:formula="of:=[.B3147]+inc" office:value-type="float" office:value="3.841552734375" calcext:value-type="float">
            <text:p>3,841552734375</text:p>
          </table:table-cell>
          <table:table-cell table:number-columns-repeated="5"/>
        </table:table-row>
        <table:table-row table:style-name="ro1">
          <table:table-cell office:value-type="float" office:value="3148" calcext:value-type="float">
            <text:p>3148</text:p>
          </table:table-cell>
          <table:table-cell table:formula="of:=[.B3148]+inc" office:value-type="float" office:value="3.8427734375" calcext:value-type="float">
            <text:p>3,8427734375</text:p>
          </table:table-cell>
          <table:table-cell table:number-columns-repeated="5"/>
        </table:table-row>
        <table:table-row table:style-name="ro1">
          <table:table-cell office:value-type="float" office:value="3149" calcext:value-type="float">
            <text:p>3149</text:p>
          </table:table-cell>
          <table:table-cell table:formula="of:=[.B3149]+inc" office:value-type="float" office:value="3.843994140625" calcext:value-type="float">
            <text:p>3,843994140625</text:p>
          </table:table-cell>
          <table:table-cell table:number-columns-repeated="5"/>
        </table:table-row>
        <table:table-row table:style-name="ro1">
          <table:table-cell office:value-type="float" office:value="3150" calcext:value-type="float">
            <text:p>3150</text:p>
          </table:table-cell>
          <table:table-cell table:formula="of:=[.B3150]+inc" office:value-type="float" office:value="3.84521484375" calcext:value-type="float">
            <text:p>3,84521484375</text:p>
          </table:table-cell>
          <table:table-cell table:number-columns-repeated="5"/>
        </table:table-row>
        <table:table-row table:style-name="ro1">
          <table:table-cell office:value-type="float" office:value="3151" calcext:value-type="float">
            <text:p>3151</text:p>
          </table:table-cell>
          <table:table-cell table:formula="of:=[.B3151]+inc" office:value-type="float" office:value="3.846435546875" calcext:value-type="float">
            <text:p>3,846435546875</text:p>
          </table:table-cell>
          <table:table-cell table:number-columns-repeated="5"/>
        </table:table-row>
        <table:table-row table:style-name="ro1">
          <table:table-cell office:value-type="float" office:value="3152" calcext:value-type="float">
            <text:p>3152</text:p>
          </table:table-cell>
          <table:table-cell table:formula="of:=[.B3152]+inc" office:value-type="float" office:value="3.84765625" calcext:value-type="float">
            <text:p>3,84765625</text:p>
          </table:table-cell>
          <table:table-cell table:number-columns-repeated="5"/>
        </table:table-row>
        <table:table-row table:style-name="ro1">
          <table:table-cell office:value-type="float" office:value="3153" calcext:value-type="float">
            <text:p>3153</text:p>
          </table:table-cell>
          <table:table-cell table:formula="of:=[.B3153]+inc" office:value-type="float" office:value="3.848876953125" calcext:value-type="float">
            <text:p>3,848876953125</text:p>
          </table:table-cell>
          <table:table-cell table:number-columns-repeated="5"/>
        </table:table-row>
        <table:table-row table:style-name="ro1">
          <table:table-cell office:value-type="float" office:value="3154" calcext:value-type="float">
            <text:p>3154</text:p>
          </table:table-cell>
          <table:table-cell table:formula="of:=[.B3154]+inc" office:value-type="float" office:value="3.85009765625" calcext:value-type="float">
            <text:p>3,85009765625</text:p>
          </table:table-cell>
          <table:table-cell table:number-columns-repeated="5"/>
        </table:table-row>
        <table:table-row table:style-name="ro1">
          <table:table-cell office:value-type="float" office:value="3155" calcext:value-type="float">
            <text:p>3155</text:p>
          </table:table-cell>
          <table:table-cell table:formula="of:=[.B3155]+inc" office:value-type="float" office:value="3.851318359375" calcext:value-type="float">
            <text:p>3,851318359375</text:p>
          </table:table-cell>
          <table:table-cell table:number-columns-repeated="5"/>
        </table:table-row>
        <table:table-row table:style-name="ro1">
          <table:table-cell office:value-type="float" office:value="3156" calcext:value-type="float">
            <text:p>3156</text:p>
          </table:table-cell>
          <table:table-cell table:formula="of:=[.B3156]+inc" office:value-type="float" office:value="3.8525390625" calcext:value-type="float">
            <text:p>3,8525390625</text:p>
          </table:table-cell>
          <table:table-cell table:number-columns-repeated="5"/>
        </table:table-row>
        <table:table-row table:style-name="ro1">
          <table:table-cell office:value-type="float" office:value="3157" calcext:value-type="float">
            <text:p>3157</text:p>
          </table:table-cell>
          <table:table-cell table:formula="of:=[.B3157]+inc" office:value-type="float" office:value="3.853759765625" calcext:value-type="float">
            <text:p>3,853759765625</text:p>
          </table:table-cell>
          <table:table-cell table:number-columns-repeated="5"/>
        </table:table-row>
        <table:table-row table:style-name="ro1">
          <table:table-cell office:value-type="float" office:value="3158" calcext:value-type="float">
            <text:p>3158</text:p>
          </table:table-cell>
          <table:table-cell table:formula="of:=[.B3158]+inc" office:value-type="float" office:value="3.85498046875" calcext:value-type="float">
            <text:p>3,85498046875</text:p>
          </table:table-cell>
          <table:table-cell table:number-columns-repeated="5"/>
        </table:table-row>
        <table:table-row table:style-name="ro1">
          <table:table-cell office:value-type="float" office:value="3159" calcext:value-type="float">
            <text:p>3159</text:p>
          </table:table-cell>
          <table:table-cell table:formula="of:=[.B3159]+inc" office:value-type="float" office:value="3.856201171875" calcext:value-type="float">
            <text:p>3,856201171875</text:p>
          </table:table-cell>
          <table:table-cell table:number-columns-repeated="5"/>
        </table:table-row>
        <table:table-row table:style-name="ro1">
          <table:table-cell office:value-type="float" office:value="3160" calcext:value-type="float">
            <text:p>3160</text:p>
          </table:table-cell>
          <table:table-cell table:formula="of:=[.B3160]+inc" office:value-type="float" office:value="3.857421875" calcext:value-type="float">
            <text:p>3,857421875</text:p>
          </table:table-cell>
          <table:table-cell table:number-columns-repeated="5"/>
        </table:table-row>
        <table:table-row table:style-name="ro1">
          <table:table-cell office:value-type="float" office:value="3161" calcext:value-type="float">
            <text:p>3161</text:p>
          </table:table-cell>
          <table:table-cell table:formula="of:=[.B3161]+inc" office:value-type="float" office:value="3.858642578125" calcext:value-type="float">
            <text:p>3,858642578125</text:p>
          </table:table-cell>
          <table:table-cell table:number-columns-repeated="5"/>
        </table:table-row>
        <table:table-row table:style-name="ro1">
          <table:table-cell office:value-type="float" office:value="3162" calcext:value-type="float">
            <text:p>3162</text:p>
          </table:table-cell>
          <table:table-cell table:formula="of:=[.B3162]+inc" office:value-type="float" office:value="3.85986328125" calcext:value-type="float">
            <text:p>3,85986328125</text:p>
          </table:table-cell>
          <table:table-cell table:number-columns-repeated="5"/>
        </table:table-row>
        <table:table-row table:style-name="ro1">
          <table:table-cell office:value-type="float" office:value="3163" calcext:value-type="float">
            <text:p>3163</text:p>
          </table:table-cell>
          <table:table-cell table:formula="of:=[.B3163]+inc" office:value-type="float" office:value="3.861083984375" calcext:value-type="float">
            <text:p>3,861083984375</text:p>
          </table:table-cell>
          <table:table-cell table:number-columns-repeated="5"/>
        </table:table-row>
        <table:table-row table:style-name="ro1">
          <table:table-cell office:value-type="float" office:value="3164" calcext:value-type="float">
            <text:p>3164</text:p>
          </table:table-cell>
          <table:table-cell table:formula="of:=[.B3164]+inc" office:value-type="float" office:value="3.8623046875" calcext:value-type="float">
            <text:p>3,8623046875</text:p>
          </table:table-cell>
          <table:table-cell table:number-columns-repeated="5"/>
        </table:table-row>
        <table:table-row table:style-name="ro1">
          <table:table-cell office:value-type="float" office:value="3165" calcext:value-type="float">
            <text:p>3165</text:p>
          </table:table-cell>
          <table:table-cell table:formula="of:=[.B3165]+inc" office:value-type="float" office:value="3.863525390625" calcext:value-type="float">
            <text:p>3,863525390625</text:p>
          </table:table-cell>
          <table:table-cell table:number-columns-repeated="5"/>
        </table:table-row>
        <table:table-row table:style-name="ro1">
          <table:table-cell office:value-type="float" office:value="3166" calcext:value-type="float">
            <text:p>3166</text:p>
          </table:table-cell>
          <table:table-cell table:formula="of:=[.B3166]+inc" office:value-type="float" office:value="3.86474609375" calcext:value-type="float">
            <text:p>3,86474609375</text:p>
          </table:table-cell>
          <table:table-cell table:number-columns-repeated="5"/>
        </table:table-row>
        <table:table-row table:style-name="ro1">
          <table:table-cell office:value-type="float" office:value="3167" calcext:value-type="float">
            <text:p>3167</text:p>
          </table:table-cell>
          <table:table-cell table:formula="of:=[.B3167]+inc" office:value-type="float" office:value="3.865966796875" calcext:value-type="float">
            <text:p>3,865966796875</text:p>
          </table:table-cell>
          <table:table-cell table:number-columns-repeated="5"/>
        </table:table-row>
        <table:table-row table:style-name="ro1">
          <table:table-cell office:value-type="float" office:value="3168" calcext:value-type="float">
            <text:p>3168</text:p>
          </table:table-cell>
          <table:table-cell table:formula="of:=[.B3168]+inc" office:value-type="float" office:value="3.8671875" calcext:value-type="float">
            <text:p>3,8671875</text:p>
          </table:table-cell>
          <table:table-cell table:number-columns-repeated="5"/>
        </table:table-row>
        <table:table-row table:style-name="ro1">
          <table:table-cell office:value-type="float" office:value="3169" calcext:value-type="float">
            <text:p>3169</text:p>
          </table:table-cell>
          <table:table-cell table:formula="of:=[.B3169]+inc" office:value-type="float" office:value="3.868408203125" calcext:value-type="float">
            <text:p>3,868408203125</text:p>
          </table:table-cell>
          <table:table-cell table:number-columns-repeated="5"/>
        </table:table-row>
        <table:table-row table:style-name="ro1">
          <table:table-cell office:value-type="float" office:value="3170" calcext:value-type="float">
            <text:p>3170</text:p>
          </table:table-cell>
          <table:table-cell table:formula="of:=[.B3170]+inc" office:value-type="float" office:value="3.86962890625" calcext:value-type="float">
            <text:p>3,86962890625</text:p>
          </table:table-cell>
          <table:table-cell table:number-columns-repeated="5"/>
        </table:table-row>
        <table:table-row table:style-name="ro1">
          <table:table-cell office:value-type="float" office:value="3171" calcext:value-type="float">
            <text:p>3171</text:p>
          </table:table-cell>
          <table:table-cell table:formula="of:=[.B3171]+inc" office:value-type="float" office:value="3.870849609375" calcext:value-type="float">
            <text:p>3,870849609375</text:p>
          </table:table-cell>
          <table:table-cell table:number-columns-repeated="5"/>
        </table:table-row>
        <table:table-row table:style-name="ro1">
          <table:table-cell office:value-type="float" office:value="3172" calcext:value-type="float">
            <text:p>3172</text:p>
          </table:table-cell>
          <table:table-cell table:formula="of:=[.B3172]+inc" office:value-type="float" office:value="3.8720703125" calcext:value-type="float">
            <text:p>3,8720703125</text:p>
          </table:table-cell>
          <table:table-cell table:number-columns-repeated="5"/>
        </table:table-row>
        <table:table-row table:style-name="ro1">
          <table:table-cell office:value-type="float" office:value="3173" calcext:value-type="float">
            <text:p>3173</text:p>
          </table:table-cell>
          <table:table-cell table:formula="of:=[.B3173]+inc" office:value-type="float" office:value="3.873291015625" calcext:value-type="float">
            <text:p>3,873291015625</text:p>
          </table:table-cell>
          <table:table-cell table:number-columns-repeated="5"/>
        </table:table-row>
        <table:table-row table:style-name="ro1">
          <table:table-cell office:value-type="float" office:value="3174" calcext:value-type="float">
            <text:p>3174</text:p>
          </table:table-cell>
          <table:table-cell table:formula="of:=[.B3174]+inc" office:value-type="float" office:value="3.87451171875" calcext:value-type="float">
            <text:p>3,87451171875</text:p>
          </table:table-cell>
          <table:table-cell table:number-columns-repeated="5"/>
        </table:table-row>
        <table:table-row table:style-name="ro1">
          <table:table-cell office:value-type="float" office:value="3175" calcext:value-type="float">
            <text:p>3175</text:p>
          </table:table-cell>
          <table:table-cell table:formula="of:=[.B3175]+inc" office:value-type="float" office:value="3.875732421875" calcext:value-type="float">
            <text:p>3,875732421875</text:p>
          </table:table-cell>
          <table:table-cell table:number-columns-repeated="5"/>
        </table:table-row>
        <table:table-row table:style-name="ro1">
          <table:table-cell office:value-type="float" office:value="3176" calcext:value-type="float">
            <text:p>3176</text:p>
          </table:table-cell>
          <table:table-cell table:formula="of:=[.B3176]+inc" office:value-type="float" office:value="3.876953125" calcext:value-type="float">
            <text:p>3,876953125</text:p>
          </table:table-cell>
          <table:table-cell table:number-columns-repeated="5"/>
        </table:table-row>
        <table:table-row table:style-name="ro1">
          <table:table-cell office:value-type="float" office:value="3177" calcext:value-type="float">
            <text:p>3177</text:p>
          </table:table-cell>
          <table:table-cell table:formula="of:=[.B3177]+inc" office:value-type="float" office:value="3.878173828125" calcext:value-type="float">
            <text:p>3,878173828125</text:p>
          </table:table-cell>
          <table:table-cell table:number-columns-repeated="5"/>
        </table:table-row>
        <table:table-row table:style-name="ro1">
          <table:table-cell office:value-type="float" office:value="3178" calcext:value-type="float">
            <text:p>3178</text:p>
          </table:table-cell>
          <table:table-cell table:formula="of:=[.B3178]+inc" office:value-type="float" office:value="3.87939453125" calcext:value-type="float">
            <text:p>3,87939453125</text:p>
          </table:table-cell>
          <table:table-cell table:number-columns-repeated="5"/>
        </table:table-row>
        <table:table-row table:style-name="ro1">
          <table:table-cell office:value-type="float" office:value="3179" calcext:value-type="float">
            <text:p>3179</text:p>
          </table:table-cell>
          <table:table-cell table:formula="of:=[.B3179]+inc" office:value-type="float" office:value="3.880615234375" calcext:value-type="float">
            <text:p>3,880615234375</text:p>
          </table:table-cell>
          <table:table-cell table:number-columns-repeated="5"/>
        </table:table-row>
        <table:table-row table:style-name="ro1">
          <table:table-cell office:value-type="float" office:value="3180" calcext:value-type="float">
            <text:p>3180</text:p>
          </table:table-cell>
          <table:table-cell table:formula="of:=[.B3180]+inc" office:value-type="float" office:value="3.8818359375" calcext:value-type="float">
            <text:p>3,8818359375</text:p>
          </table:table-cell>
          <table:table-cell table:number-columns-repeated="5"/>
        </table:table-row>
        <table:table-row table:style-name="ro1">
          <table:table-cell office:value-type="float" office:value="3181" calcext:value-type="float">
            <text:p>3181</text:p>
          </table:table-cell>
          <table:table-cell table:formula="of:=[.B3181]+inc" office:value-type="float" office:value="3.883056640625" calcext:value-type="float">
            <text:p>3,883056640625</text:p>
          </table:table-cell>
          <table:table-cell table:number-columns-repeated="5"/>
        </table:table-row>
        <table:table-row table:style-name="ro1">
          <table:table-cell office:value-type="float" office:value="3182" calcext:value-type="float">
            <text:p>3182</text:p>
          </table:table-cell>
          <table:table-cell table:formula="of:=[.B3182]+inc" office:value-type="float" office:value="3.88427734375" calcext:value-type="float">
            <text:p>3,88427734375</text:p>
          </table:table-cell>
          <table:table-cell table:number-columns-repeated="5"/>
        </table:table-row>
        <table:table-row table:style-name="ro1">
          <table:table-cell office:value-type="float" office:value="3183" calcext:value-type="float">
            <text:p>3183</text:p>
          </table:table-cell>
          <table:table-cell table:formula="of:=[.B3183]+inc" office:value-type="float" office:value="3.885498046875" calcext:value-type="float">
            <text:p>3,885498046875</text:p>
          </table:table-cell>
          <table:table-cell table:number-columns-repeated="5"/>
        </table:table-row>
        <table:table-row table:style-name="ro1">
          <table:table-cell office:value-type="float" office:value="3184" calcext:value-type="float">
            <text:p>3184</text:p>
          </table:table-cell>
          <table:table-cell table:formula="of:=[.B3184]+inc" office:value-type="float" office:value="3.88671875" calcext:value-type="float">
            <text:p>3,88671875</text:p>
          </table:table-cell>
          <table:table-cell table:number-columns-repeated="5"/>
        </table:table-row>
        <table:table-row table:style-name="ro1">
          <table:table-cell office:value-type="float" office:value="3185" calcext:value-type="float">
            <text:p>3185</text:p>
          </table:table-cell>
          <table:table-cell table:formula="of:=[.B3185]+inc" office:value-type="float" office:value="3.887939453125" calcext:value-type="float">
            <text:p>3,887939453125</text:p>
          </table:table-cell>
          <table:table-cell table:number-columns-repeated="5"/>
        </table:table-row>
        <table:table-row table:style-name="ro1">
          <table:table-cell office:value-type="float" office:value="3186" calcext:value-type="float">
            <text:p>3186</text:p>
          </table:table-cell>
          <table:table-cell table:formula="of:=[.B3186]+inc" office:value-type="float" office:value="3.88916015625" calcext:value-type="float">
            <text:p>3,88916015625</text:p>
          </table:table-cell>
          <table:table-cell table:number-columns-repeated="5"/>
        </table:table-row>
        <table:table-row table:style-name="ro1">
          <table:table-cell office:value-type="float" office:value="3187" calcext:value-type="float">
            <text:p>3187</text:p>
          </table:table-cell>
          <table:table-cell table:formula="of:=[.B3187]+inc" office:value-type="float" office:value="3.890380859375" calcext:value-type="float">
            <text:p>3,890380859375</text:p>
          </table:table-cell>
          <table:table-cell table:number-columns-repeated="5"/>
        </table:table-row>
        <table:table-row table:style-name="ro1">
          <table:table-cell office:value-type="float" office:value="3188" calcext:value-type="float">
            <text:p>3188</text:p>
          </table:table-cell>
          <table:table-cell table:formula="of:=[.B3188]+inc" office:value-type="float" office:value="3.8916015625" calcext:value-type="float">
            <text:p>3,8916015625</text:p>
          </table:table-cell>
          <table:table-cell table:number-columns-repeated="5"/>
        </table:table-row>
        <table:table-row table:style-name="ro1">
          <table:table-cell office:value-type="float" office:value="3189" calcext:value-type="float">
            <text:p>3189</text:p>
          </table:table-cell>
          <table:table-cell table:formula="of:=[.B3189]+inc" office:value-type="float" office:value="3.892822265625" calcext:value-type="float">
            <text:p>3,892822265625</text:p>
          </table:table-cell>
          <table:table-cell table:number-columns-repeated="5"/>
        </table:table-row>
        <table:table-row table:style-name="ro1">
          <table:table-cell office:value-type="float" office:value="3190" calcext:value-type="float">
            <text:p>3190</text:p>
          </table:table-cell>
          <table:table-cell table:formula="of:=[.B3190]+inc" office:value-type="float" office:value="3.89404296875" calcext:value-type="float">
            <text:p>3,89404296875</text:p>
          </table:table-cell>
          <table:table-cell table:number-columns-repeated="5"/>
        </table:table-row>
        <table:table-row table:style-name="ro1">
          <table:table-cell office:value-type="float" office:value="3191" calcext:value-type="float">
            <text:p>3191</text:p>
          </table:table-cell>
          <table:table-cell table:formula="of:=[.B3191]+inc" office:value-type="float" office:value="3.895263671875" calcext:value-type="float">
            <text:p>3,895263671875</text:p>
          </table:table-cell>
          <table:table-cell table:number-columns-repeated="5"/>
        </table:table-row>
        <table:table-row table:style-name="ro1">
          <table:table-cell office:value-type="float" office:value="3192" calcext:value-type="float">
            <text:p>3192</text:p>
          </table:table-cell>
          <table:table-cell table:formula="of:=[.B3192]+inc" office:value-type="float" office:value="3.896484375" calcext:value-type="float">
            <text:p>3,896484375</text:p>
          </table:table-cell>
          <table:table-cell table:number-columns-repeated="5"/>
        </table:table-row>
        <table:table-row table:style-name="ro1">
          <table:table-cell office:value-type="float" office:value="3193" calcext:value-type="float">
            <text:p>3193</text:p>
          </table:table-cell>
          <table:table-cell table:formula="of:=[.B3193]+inc" office:value-type="float" office:value="3.897705078125" calcext:value-type="float">
            <text:p>3,897705078125</text:p>
          </table:table-cell>
          <table:table-cell table:number-columns-repeated="5"/>
        </table:table-row>
        <table:table-row table:style-name="ro1">
          <table:table-cell office:value-type="float" office:value="3194" calcext:value-type="float">
            <text:p>3194</text:p>
          </table:table-cell>
          <table:table-cell table:formula="of:=[.B3194]+inc" office:value-type="float" office:value="3.89892578125" calcext:value-type="float">
            <text:p>3,89892578125</text:p>
          </table:table-cell>
          <table:table-cell table:number-columns-repeated="5"/>
        </table:table-row>
        <table:table-row table:style-name="ro1">
          <table:table-cell office:value-type="float" office:value="3195" calcext:value-type="float">
            <text:p>3195</text:p>
          </table:table-cell>
          <table:table-cell table:formula="of:=[.B3195]+inc" office:value-type="float" office:value="3.900146484375" calcext:value-type="float">
            <text:p>3,900146484375</text:p>
          </table:table-cell>
          <table:table-cell table:number-columns-repeated="5"/>
        </table:table-row>
        <table:table-row table:style-name="ro1">
          <table:table-cell office:value-type="float" office:value="3196" calcext:value-type="float">
            <text:p>3196</text:p>
          </table:table-cell>
          <table:table-cell table:formula="of:=[.B3196]+inc" office:value-type="float" office:value="3.9013671875" calcext:value-type="float">
            <text:p>3,9013671875</text:p>
          </table:table-cell>
          <table:table-cell table:number-columns-repeated="5"/>
        </table:table-row>
        <table:table-row table:style-name="ro1">
          <table:table-cell office:value-type="float" office:value="3197" calcext:value-type="float">
            <text:p>3197</text:p>
          </table:table-cell>
          <table:table-cell table:formula="of:=[.B3197]+inc" office:value-type="float" office:value="3.902587890625" calcext:value-type="float">
            <text:p>3,902587890625</text:p>
          </table:table-cell>
          <table:table-cell table:number-columns-repeated="5"/>
        </table:table-row>
        <table:table-row table:style-name="ro1">
          <table:table-cell office:value-type="float" office:value="3198" calcext:value-type="float">
            <text:p>3198</text:p>
          </table:table-cell>
          <table:table-cell table:formula="of:=[.B3198]+inc" office:value-type="float" office:value="3.90380859375" calcext:value-type="float">
            <text:p>3,90380859375</text:p>
          </table:table-cell>
          <table:table-cell table:number-columns-repeated="5"/>
        </table:table-row>
        <table:table-row table:style-name="ro1">
          <table:table-cell office:value-type="float" office:value="3199" calcext:value-type="float">
            <text:p>3199</text:p>
          </table:table-cell>
          <table:table-cell table:formula="of:=[.B3199]+inc" office:value-type="float" office:value="3.905029296875" calcext:value-type="float">
            <text:p>3,905029296875</text:p>
          </table:table-cell>
          <table:table-cell table:number-columns-repeated="5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B3200]+inc" office:value-type="float" office:value="3.90625" calcext:value-type="float">
            <text:p>3,90625</text:p>
          </table:table-cell>
          <table:table-cell table:number-columns-repeated="5"/>
        </table:table-row>
        <table:table-row table:style-name="ro1">
          <table:table-cell office:value-type="float" office:value="3201" calcext:value-type="float">
            <text:p>3201</text:p>
          </table:table-cell>
          <table:table-cell table:formula="of:=[.B3201]+inc" office:value-type="float" office:value="3.907470703125" calcext:value-type="float">
            <text:p>3,907470703125</text:p>
          </table:table-cell>
          <table:table-cell table:number-columns-repeated="5"/>
        </table:table-row>
        <table:table-row table:style-name="ro1">
          <table:table-cell office:value-type="float" office:value="3202" calcext:value-type="float">
            <text:p>3202</text:p>
          </table:table-cell>
          <table:table-cell table:formula="of:=[.B3202]+inc" office:value-type="float" office:value="3.90869140625" calcext:value-type="float">
            <text:p>3,90869140625</text:p>
          </table:table-cell>
          <table:table-cell table:number-columns-repeated="5"/>
        </table:table-row>
        <table:table-row table:style-name="ro1">
          <table:table-cell office:value-type="float" office:value="3203" calcext:value-type="float">
            <text:p>3203</text:p>
          </table:table-cell>
          <table:table-cell table:formula="of:=[.B3203]+inc" office:value-type="float" office:value="3.909912109375" calcext:value-type="float">
            <text:p>3,909912109375</text:p>
          </table:table-cell>
          <table:table-cell table:number-columns-repeated="5"/>
        </table:table-row>
        <table:table-row table:style-name="ro1">
          <table:table-cell office:value-type="float" office:value="3204" calcext:value-type="float">
            <text:p>3204</text:p>
          </table:table-cell>
          <table:table-cell table:formula="of:=[.B3204]+inc" office:value-type="float" office:value="3.9111328125" calcext:value-type="float">
            <text:p>3,9111328125</text:p>
          </table:table-cell>
          <table:table-cell table:number-columns-repeated="5"/>
        </table:table-row>
        <table:table-row table:style-name="ro1">
          <table:table-cell office:value-type="float" office:value="3205" calcext:value-type="float">
            <text:p>3205</text:p>
          </table:table-cell>
          <table:table-cell table:formula="of:=[.B3205]+inc" office:value-type="float" office:value="3.912353515625" calcext:value-type="float">
            <text:p>3,912353515625</text:p>
          </table:table-cell>
          <table:table-cell table:number-columns-repeated="5"/>
        </table:table-row>
        <table:table-row table:style-name="ro1">
          <table:table-cell office:value-type="float" office:value="3206" calcext:value-type="float">
            <text:p>3206</text:p>
          </table:table-cell>
          <table:table-cell table:formula="of:=[.B3206]+inc" office:value-type="float" office:value="3.91357421875" calcext:value-type="float">
            <text:p>3,91357421875</text:p>
          </table:table-cell>
          <table:table-cell table:number-columns-repeated="5"/>
        </table:table-row>
        <table:table-row table:style-name="ro1">
          <table:table-cell office:value-type="float" office:value="3207" calcext:value-type="float">
            <text:p>3207</text:p>
          </table:table-cell>
          <table:table-cell table:formula="of:=[.B3207]+inc" office:value-type="float" office:value="3.914794921875" calcext:value-type="float">
            <text:p>3,914794921875</text:p>
          </table:table-cell>
          <table:table-cell table:number-columns-repeated="5"/>
        </table:table-row>
        <table:table-row table:style-name="ro1">
          <table:table-cell office:value-type="float" office:value="3208" calcext:value-type="float">
            <text:p>3208</text:p>
          </table:table-cell>
          <table:table-cell table:formula="of:=[.B3208]+inc" office:value-type="float" office:value="3.916015625" calcext:value-type="float">
            <text:p>3,916015625</text:p>
          </table:table-cell>
          <table:table-cell table:number-columns-repeated="5"/>
        </table:table-row>
        <table:table-row table:style-name="ro1">
          <table:table-cell office:value-type="float" office:value="3209" calcext:value-type="float">
            <text:p>3209</text:p>
          </table:table-cell>
          <table:table-cell table:formula="of:=[.B3209]+inc" office:value-type="float" office:value="3.917236328125" calcext:value-type="float">
            <text:p>3,917236328125</text:p>
          </table:table-cell>
          <table:table-cell table:number-columns-repeated="5"/>
        </table:table-row>
        <table:table-row table:style-name="ro1">
          <table:table-cell office:value-type="float" office:value="3210" calcext:value-type="float">
            <text:p>3210</text:p>
          </table:table-cell>
          <table:table-cell table:formula="of:=[.B3210]+inc" office:value-type="float" office:value="3.91845703125" calcext:value-type="float">
            <text:p>3,91845703125</text:p>
          </table:table-cell>
          <table:table-cell table:number-columns-repeated="5"/>
        </table:table-row>
        <table:table-row table:style-name="ro1">
          <table:table-cell office:value-type="float" office:value="3211" calcext:value-type="float">
            <text:p>3211</text:p>
          </table:table-cell>
          <table:table-cell table:formula="of:=[.B3211]+inc" office:value-type="float" office:value="3.919677734375" calcext:value-type="float">
            <text:p>3,919677734375</text:p>
          </table:table-cell>
          <table:table-cell table:number-columns-repeated="5"/>
        </table:table-row>
        <table:table-row table:style-name="ro1">
          <table:table-cell office:value-type="float" office:value="3212" calcext:value-type="float">
            <text:p>3212</text:p>
          </table:table-cell>
          <table:table-cell table:formula="of:=[.B3212]+inc" office:value-type="float" office:value="3.9208984375" calcext:value-type="float">
            <text:p>3,9208984375</text:p>
          </table:table-cell>
          <table:table-cell table:number-columns-repeated="5"/>
        </table:table-row>
        <table:table-row table:style-name="ro1">
          <table:table-cell office:value-type="float" office:value="3213" calcext:value-type="float">
            <text:p>3213</text:p>
          </table:table-cell>
          <table:table-cell table:formula="of:=[.B3213]+inc" office:value-type="float" office:value="3.922119140625" calcext:value-type="float">
            <text:p>3,922119140625</text:p>
          </table:table-cell>
          <table:table-cell table:number-columns-repeated="5"/>
        </table:table-row>
        <table:table-row table:style-name="ro1">
          <table:table-cell office:value-type="float" office:value="3214" calcext:value-type="float">
            <text:p>3214</text:p>
          </table:table-cell>
          <table:table-cell table:formula="of:=[.B3214]+inc" office:value-type="float" office:value="3.92333984375" calcext:value-type="float">
            <text:p>3,92333984375</text:p>
          </table:table-cell>
          <table:table-cell table:number-columns-repeated="5"/>
        </table:table-row>
        <table:table-row table:style-name="ro1">
          <table:table-cell office:value-type="float" office:value="3215" calcext:value-type="float">
            <text:p>3215</text:p>
          </table:table-cell>
          <table:table-cell table:formula="of:=[.B3215]+inc" office:value-type="float" office:value="3.924560546875" calcext:value-type="float">
            <text:p>3,924560546875</text:p>
          </table:table-cell>
          <table:table-cell table:number-columns-repeated="5"/>
        </table:table-row>
        <table:table-row table:style-name="ro1">
          <table:table-cell office:value-type="float" office:value="3216" calcext:value-type="float">
            <text:p>3216</text:p>
          </table:table-cell>
          <table:table-cell table:formula="of:=[.B3216]+inc" office:value-type="float" office:value="3.92578125" calcext:value-type="float">
            <text:p>3,92578125</text:p>
          </table:table-cell>
          <table:table-cell table:number-columns-repeated="5"/>
        </table:table-row>
        <table:table-row table:style-name="ro1">
          <table:table-cell office:value-type="float" office:value="3217" calcext:value-type="float">
            <text:p>3217</text:p>
          </table:table-cell>
          <table:table-cell table:formula="of:=[.B3217]+inc" office:value-type="float" office:value="3.927001953125" calcext:value-type="float">
            <text:p>3,927001953125</text:p>
          </table:table-cell>
          <table:table-cell table:number-columns-repeated="5"/>
        </table:table-row>
        <table:table-row table:style-name="ro1">
          <table:table-cell office:value-type="float" office:value="3218" calcext:value-type="float">
            <text:p>3218</text:p>
          </table:table-cell>
          <table:table-cell table:formula="of:=[.B3218]+inc" office:value-type="float" office:value="3.92822265625" calcext:value-type="float">
            <text:p>3,92822265625</text:p>
          </table:table-cell>
          <table:table-cell table:number-columns-repeated="5"/>
        </table:table-row>
        <table:table-row table:style-name="ro1">
          <table:table-cell office:value-type="float" office:value="3219" calcext:value-type="float">
            <text:p>3219</text:p>
          </table:table-cell>
          <table:table-cell table:formula="of:=[.B3219]+inc" office:value-type="float" office:value="3.929443359375" calcext:value-type="float">
            <text:p>3,929443359375</text:p>
          </table:table-cell>
          <table:table-cell table:number-columns-repeated="5"/>
        </table:table-row>
        <table:table-row table:style-name="ro1">
          <table:table-cell office:value-type="float" office:value="3220" calcext:value-type="float">
            <text:p>3220</text:p>
          </table:table-cell>
          <table:table-cell table:formula="of:=[.B3220]+inc" office:value-type="float" office:value="3.9306640625" calcext:value-type="float">
            <text:p>3,9306640625</text:p>
          </table:table-cell>
          <table:table-cell table:number-columns-repeated="5"/>
        </table:table-row>
        <table:table-row table:style-name="ro1">
          <table:table-cell office:value-type="float" office:value="3221" calcext:value-type="float">
            <text:p>3221</text:p>
          </table:table-cell>
          <table:table-cell table:formula="of:=[.B3221]+inc" office:value-type="float" office:value="3.931884765625" calcext:value-type="float">
            <text:p>3,931884765625</text:p>
          </table:table-cell>
          <table:table-cell table:number-columns-repeated="5"/>
        </table:table-row>
        <table:table-row table:style-name="ro1">
          <table:table-cell office:value-type="float" office:value="3222" calcext:value-type="float">
            <text:p>3222</text:p>
          </table:table-cell>
          <table:table-cell table:formula="of:=[.B3222]+inc" office:value-type="float" office:value="3.93310546875" calcext:value-type="float">
            <text:p>3,93310546875</text:p>
          </table:table-cell>
          <table:table-cell table:number-columns-repeated="5"/>
        </table:table-row>
        <table:table-row table:style-name="ro1">
          <table:table-cell office:value-type="float" office:value="3223" calcext:value-type="float">
            <text:p>3223</text:p>
          </table:table-cell>
          <table:table-cell table:formula="of:=[.B3223]+inc" office:value-type="float" office:value="3.934326171875" calcext:value-type="float">
            <text:p>3,934326171875</text:p>
          </table:table-cell>
          <table:table-cell table:number-columns-repeated="5"/>
        </table:table-row>
        <table:table-row table:style-name="ro1">
          <table:table-cell office:value-type="float" office:value="3224" calcext:value-type="float">
            <text:p>3224</text:p>
          </table:table-cell>
          <table:table-cell table:formula="of:=[.B3224]+inc" office:value-type="float" office:value="3.935546875" calcext:value-type="float">
            <text:p>3,935546875</text:p>
          </table:table-cell>
          <table:table-cell table:number-columns-repeated="5"/>
        </table:table-row>
        <table:table-row table:style-name="ro1">
          <table:table-cell office:value-type="float" office:value="3225" calcext:value-type="float">
            <text:p>3225</text:p>
          </table:table-cell>
          <table:table-cell table:formula="of:=[.B3225]+inc" office:value-type="float" office:value="3.936767578125" calcext:value-type="float">
            <text:p>3,936767578125</text:p>
          </table:table-cell>
          <table:table-cell table:number-columns-repeated="5"/>
        </table:table-row>
        <table:table-row table:style-name="ro1">
          <table:table-cell office:value-type="float" office:value="3226" calcext:value-type="float">
            <text:p>3226</text:p>
          </table:table-cell>
          <table:table-cell table:formula="of:=[.B3226]+inc" office:value-type="float" office:value="3.93798828125" calcext:value-type="float">
            <text:p>3,93798828125</text:p>
          </table:table-cell>
          <table:table-cell table:number-columns-repeated="5"/>
        </table:table-row>
        <table:table-row table:style-name="ro1">
          <table:table-cell office:value-type="float" office:value="3227" calcext:value-type="float">
            <text:p>3227</text:p>
          </table:table-cell>
          <table:table-cell table:formula="of:=[.B3227]+inc" office:value-type="float" office:value="3.939208984375" calcext:value-type="float">
            <text:p>3,939208984375</text:p>
          </table:table-cell>
          <table:table-cell table:number-columns-repeated="5"/>
        </table:table-row>
        <table:table-row table:style-name="ro1">
          <table:table-cell office:value-type="float" office:value="3228" calcext:value-type="float">
            <text:p>3228</text:p>
          </table:table-cell>
          <table:table-cell table:formula="of:=[.B3228]+inc" office:value-type="float" office:value="3.9404296875" calcext:value-type="float">
            <text:p>3,9404296875</text:p>
          </table:table-cell>
          <table:table-cell table:number-columns-repeated="5"/>
        </table:table-row>
        <table:table-row table:style-name="ro1">
          <table:table-cell office:value-type="float" office:value="3229" calcext:value-type="float">
            <text:p>3229</text:p>
          </table:table-cell>
          <table:table-cell table:formula="of:=[.B3229]+inc" office:value-type="float" office:value="3.941650390625" calcext:value-type="float">
            <text:p>3,941650390625</text:p>
          </table:table-cell>
          <table:table-cell table:number-columns-repeated="5"/>
        </table:table-row>
        <table:table-row table:style-name="ro1">
          <table:table-cell office:value-type="float" office:value="3230" calcext:value-type="float">
            <text:p>3230</text:p>
          </table:table-cell>
          <table:table-cell table:formula="of:=[.B3230]+inc" office:value-type="float" office:value="3.94287109375" calcext:value-type="float">
            <text:p>3,94287109375</text:p>
          </table:table-cell>
          <table:table-cell table:number-columns-repeated="5"/>
        </table:table-row>
        <table:table-row table:style-name="ro1">
          <table:table-cell office:value-type="float" office:value="3231" calcext:value-type="float">
            <text:p>3231</text:p>
          </table:table-cell>
          <table:table-cell table:formula="of:=[.B3231]+inc" office:value-type="float" office:value="3.944091796875" calcext:value-type="float">
            <text:p>3,944091796875</text:p>
          </table:table-cell>
          <table:table-cell table:number-columns-repeated="5"/>
        </table:table-row>
        <table:table-row table:style-name="ro1">
          <table:table-cell office:value-type="float" office:value="3232" calcext:value-type="float">
            <text:p>3232</text:p>
          </table:table-cell>
          <table:table-cell table:formula="of:=[.B3232]+inc" office:value-type="float" office:value="3.9453125" calcext:value-type="float">
            <text:p>3,9453125</text:p>
          </table:table-cell>
          <table:table-cell table:number-columns-repeated="5"/>
        </table:table-row>
        <table:table-row table:style-name="ro1">
          <table:table-cell office:value-type="float" office:value="3233" calcext:value-type="float">
            <text:p>3233</text:p>
          </table:table-cell>
          <table:table-cell table:formula="of:=[.B3233]+inc" office:value-type="float" office:value="3.946533203125" calcext:value-type="float">
            <text:p>3,946533203125</text:p>
          </table:table-cell>
          <table:table-cell table:number-columns-repeated="5"/>
        </table:table-row>
        <table:table-row table:style-name="ro1">
          <table:table-cell office:value-type="float" office:value="3234" calcext:value-type="float">
            <text:p>3234</text:p>
          </table:table-cell>
          <table:table-cell table:formula="of:=[.B3234]+inc" office:value-type="float" office:value="3.94775390625" calcext:value-type="float">
            <text:p>3,94775390625</text:p>
          </table:table-cell>
          <table:table-cell table:number-columns-repeated="5"/>
        </table:table-row>
        <table:table-row table:style-name="ro1">
          <table:table-cell office:value-type="float" office:value="3235" calcext:value-type="float">
            <text:p>3235</text:p>
          </table:table-cell>
          <table:table-cell table:formula="of:=[.B3235]+inc" office:value-type="float" office:value="3.948974609375" calcext:value-type="float">
            <text:p>3,948974609375</text:p>
          </table:table-cell>
          <table:table-cell table:number-columns-repeated="5"/>
        </table:table-row>
        <table:table-row table:style-name="ro1">
          <table:table-cell office:value-type="float" office:value="3236" calcext:value-type="float">
            <text:p>3236</text:p>
          </table:table-cell>
          <table:table-cell table:formula="of:=[.B3236]+inc" office:value-type="float" office:value="3.9501953125" calcext:value-type="float">
            <text:p>3,9501953125</text:p>
          </table:table-cell>
          <table:table-cell table:number-columns-repeated="5"/>
        </table:table-row>
        <table:table-row table:style-name="ro1">
          <table:table-cell office:value-type="float" office:value="3237" calcext:value-type="float">
            <text:p>3237</text:p>
          </table:table-cell>
          <table:table-cell table:formula="of:=[.B3237]+inc" office:value-type="float" office:value="3.951416015625" calcext:value-type="float">
            <text:p>3,951416015625</text:p>
          </table:table-cell>
          <table:table-cell table:number-columns-repeated="5"/>
        </table:table-row>
        <table:table-row table:style-name="ro1">
          <table:table-cell office:value-type="float" office:value="3238" calcext:value-type="float">
            <text:p>3238</text:p>
          </table:table-cell>
          <table:table-cell table:formula="of:=[.B3238]+inc" office:value-type="float" office:value="3.95263671875" calcext:value-type="float">
            <text:p>3,95263671875</text:p>
          </table:table-cell>
          <table:table-cell table:number-columns-repeated="5"/>
        </table:table-row>
        <table:table-row table:style-name="ro1">
          <table:table-cell office:value-type="float" office:value="3239" calcext:value-type="float">
            <text:p>3239</text:p>
          </table:table-cell>
          <table:table-cell table:formula="of:=[.B3239]+inc" office:value-type="float" office:value="3.953857421875" calcext:value-type="float">
            <text:p>3,953857421875</text:p>
          </table:table-cell>
          <table:table-cell table:number-columns-repeated="5"/>
        </table:table-row>
        <table:table-row table:style-name="ro1">
          <table:table-cell office:value-type="float" office:value="3240" calcext:value-type="float">
            <text:p>3240</text:p>
          </table:table-cell>
          <table:table-cell table:formula="of:=[.B3240]+inc" office:value-type="float" office:value="3.955078125" calcext:value-type="float">
            <text:p>3,955078125</text:p>
          </table:table-cell>
          <table:table-cell table:number-columns-repeated="5"/>
        </table:table-row>
        <table:table-row table:style-name="ro1">
          <table:table-cell office:value-type="float" office:value="3241" calcext:value-type="float">
            <text:p>3241</text:p>
          </table:table-cell>
          <table:table-cell table:formula="of:=[.B3241]+inc" office:value-type="float" office:value="3.956298828125" calcext:value-type="float">
            <text:p>3,956298828125</text:p>
          </table:table-cell>
          <table:table-cell table:number-columns-repeated="5"/>
        </table:table-row>
        <table:table-row table:style-name="ro1">
          <table:table-cell office:value-type="float" office:value="3242" calcext:value-type="float">
            <text:p>3242</text:p>
          </table:table-cell>
          <table:table-cell table:formula="of:=[.B3242]+inc" office:value-type="float" office:value="3.95751953125" calcext:value-type="float">
            <text:p>3,95751953125</text:p>
          </table:table-cell>
          <table:table-cell table:number-columns-repeated="5"/>
        </table:table-row>
        <table:table-row table:style-name="ro1">
          <table:table-cell office:value-type="float" office:value="3243" calcext:value-type="float">
            <text:p>3243</text:p>
          </table:table-cell>
          <table:table-cell table:formula="of:=[.B3243]+inc" office:value-type="float" office:value="3.958740234375" calcext:value-type="float">
            <text:p>3,958740234375</text:p>
          </table:table-cell>
          <table:table-cell table:number-columns-repeated="5"/>
        </table:table-row>
        <table:table-row table:style-name="ro1">
          <table:table-cell office:value-type="float" office:value="3244" calcext:value-type="float">
            <text:p>3244</text:p>
          </table:table-cell>
          <table:table-cell table:formula="of:=[.B3244]+inc" office:value-type="float" office:value="3.9599609375" calcext:value-type="float">
            <text:p>3,9599609375</text:p>
          </table:table-cell>
          <table:table-cell table:number-columns-repeated="5"/>
        </table:table-row>
        <table:table-row table:style-name="ro1">
          <table:table-cell office:value-type="float" office:value="3245" calcext:value-type="float">
            <text:p>3245</text:p>
          </table:table-cell>
          <table:table-cell table:formula="of:=[.B3245]+inc" office:value-type="float" office:value="3.961181640625" calcext:value-type="float">
            <text:p>3,961181640625</text:p>
          </table:table-cell>
          <table:table-cell table:number-columns-repeated="5"/>
        </table:table-row>
        <table:table-row table:style-name="ro1">
          <table:table-cell office:value-type="float" office:value="3246" calcext:value-type="float">
            <text:p>3246</text:p>
          </table:table-cell>
          <table:table-cell table:formula="of:=[.B3246]+inc" office:value-type="float" office:value="3.96240234375" calcext:value-type="float">
            <text:p>3,96240234375</text:p>
          </table:table-cell>
          <table:table-cell table:number-columns-repeated="5"/>
        </table:table-row>
        <table:table-row table:style-name="ro1">
          <table:table-cell office:value-type="float" office:value="3247" calcext:value-type="float">
            <text:p>3247</text:p>
          </table:table-cell>
          <table:table-cell table:formula="of:=[.B3247]+inc" office:value-type="float" office:value="3.963623046875" calcext:value-type="float">
            <text:p>3,963623046875</text:p>
          </table:table-cell>
          <table:table-cell table:number-columns-repeated="5"/>
        </table:table-row>
        <table:table-row table:style-name="ro1">
          <table:table-cell office:value-type="float" office:value="3248" calcext:value-type="float">
            <text:p>3248</text:p>
          </table:table-cell>
          <table:table-cell table:formula="of:=[.B3248]+inc" office:value-type="float" office:value="3.96484375" calcext:value-type="float">
            <text:p>3,96484375</text:p>
          </table:table-cell>
          <table:table-cell table:number-columns-repeated="5"/>
        </table:table-row>
        <table:table-row table:style-name="ro1">
          <table:table-cell office:value-type="float" office:value="3249" calcext:value-type="float">
            <text:p>3249</text:p>
          </table:table-cell>
          <table:table-cell table:formula="of:=[.B3249]+inc" office:value-type="float" office:value="3.966064453125" calcext:value-type="float">
            <text:p>3,966064453125</text:p>
          </table:table-cell>
          <table:table-cell table:number-columns-repeated="5"/>
        </table:table-row>
        <table:table-row table:style-name="ro1">
          <table:table-cell office:value-type="float" office:value="3250" calcext:value-type="float">
            <text:p>3250</text:p>
          </table:table-cell>
          <table:table-cell table:formula="of:=[.B3250]+inc" office:value-type="float" office:value="3.96728515625" calcext:value-type="float">
            <text:p>3,96728515625</text:p>
          </table:table-cell>
          <table:table-cell table:number-columns-repeated="5"/>
        </table:table-row>
        <table:table-row table:style-name="ro1">
          <table:table-cell office:value-type="float" office:value="3251" calcext:value-type="float">
            <text:p>3251</text:p>
          </table:table-cell>
          <table:table-cell table:formula="of:=[.B3251]+inc" office:value-type="float" office:value="3.968505859375" calcext:value-type="float">
            <text:p>3,968505859375</text:p>
          </table:table-cell>
          <table:table-cell table:number-columns-repeated="5"/>
        </table:table-row>
        <table:table-row table:style-name="ro1">
          <table:table-cell office:value-type="float" office:value="3252" calcext:value-type="float">
            <text:p>3252</text:p>
          </table:table-cell>
          <table:table-cell table:formula="of:=[.B3252]+inc" office:value-type="float" office:value="3.9697265625" calcext:value-type="float">
            <text:p>3,9697265625</text:p>
          </table:table-cell>
          <table:table-cell table:number-columns-repeated="5"/>
        </table:table-row>
        <table:table-row table:style-name="ro1">
          <table:table-cell office:value-type="float" office:value="3253" calcext:value-type="float">
            <text:p>3253</text:p>
          </table:table-cell>
          <table:table-cell table:formula="of:=[.B3253]+inc" office:value-type="float" office:value="3.970947265625" calcext:value-type="float">
            <text:p>3,970947265625</text:p>
          </table:table-cell>
          <table:table-cell table:number-columns-repeated="5"/>
        </table:table-row>
        <table:table-row table:style-name="ro1">
          <table:table-cell office:value-type="float" office:value="3254" calcext:value-type="float">
            <text:p>3254</text:p>
          </table:table-cell>
          <table:table-cell table:formula="of:=[.B3254]+inc" office:value-type="float" office:value="3.97216796875" calcext:value-type="float">
            <text:p>3,97216796875</text:p>
          </table:table-cell>
          <table:table-cell table:number-columns-repeated="5"/>
        </table:table-row>
        <table:table-row table:style-name="ro1">
          <table:table-cell office:value-type="float" office:value="3255" calcext:value-type="float">
            <text:p>3255</text:p>
          </table:table-cell>
          <table:table-cell table:formula="of:=[.B3255]+inc" office:value-type="float" office:value="3.973388671875" calcext:value-type="float">
            <text:p>3,973388671875</text:p>
          </table:table-cell>
          <table:table-cell table:number-columns-repeated="5"/>
        </table:table-row>
        <table:table-row table:style-name="ro1">
          <table:table-cell office:value-type="float" office:value="3256" calcext:value-type="float">
            <text:p>3256</text:p>
          </table:table-cell>
          <table:table-cell table:formula="of:=[.B3256]+inc" office:value-type="float" office:value="3.974609375" calcext:value-type="float">
            <text:p>3,974609375</text:p>
          </table:table-cell>
          <table:table-cell table:number-columns-repeated="5"/>
        </table:table-row>
        <table:table-row table:style-name="ro1">
          <table:table-cell office:value-type="float" office:value="3257" calcext:value-type="float">
            <text:p>3257</text:p>
          </table:table-cell>
          <table:table-cell table:formula="of:=[.B3257]+inc" office:value-type="float" office:value="3.975830078125" calcext:value-type="float">
            <text:p>3,975830078125</text:p>
          </table:table-cell>
          <table:table-cell table:number-columns-repeated="5"/>
        </table:table-row>
        <table:table-row table:style-name="ro1">
          <table:table-cell office:value-type="float" office:value="3258" calcext:value-type="float">
            <text:p>3258</text:p>
          </table:table-cell>
          <table:table-cell table:formula="of:=[.B3258]+inc" office:value-type="float" office:value="3.97705078125" calcext:value-type="float">
            <text:p>3,97705078125</text:p>
          </table:table-cell>
          <table:table-cell table:number-columns-repeated="5"/>
        </table:table-row>
        <table:table-row table:style-name="ro1">
          <table:table-cell office:value-type="float" office:value="3259" calcext:value-type="float">
            <text:p>3259</text:p>
          </table:table-cell>
          <table:table-cell table:formula="of:=[.B3259]+inc" office:value-type="float" office:value="3.978271484375" calcext:value-type="float">
            <text:p>3,978271484375</text:p>
          </table:table-cell>
          <table:table-cell table:number-columns-repeated="5"/>
        </table:table-row>
        <table:table-row table:style-name="ro1">
          <table:table-cell office:value-type="float" office:value="3260" calcext:value-type="float">
            <text:p>3260</text:p>
          </table:table-cell>
          <table:table-cell table:formula="of:=[.B3260]+inc" office:value-type="float" office:value="3.9794921875" calcext:value-type="float">
            <text:p>3,9794921875</text:p>
          </table:table-cell>
          <table:table-cell table:number-columns-repeated="5"/>
        </table:table-row>
        <table:table-row table:style-name="ro1">
          <table:table-cell office:value-type="float" office:value="3261" calcext:value-type="float">
            <text:p>3261</text:p>
          </table:table-cell>
          <table:table-cell table:formula="of:=[.B3261]+inc" office:value-type="float" office:value="3.980712890625" calcext:value-type="float">
            <text:p>3,980712890625</text:p>
          </table:table-cell>
          <table:table-cell table:number-columns-repeated="5"/>
        </table:table-row>
        <table:table-row table:style-name="ro1">
          <table:table-cell office:value-type="float" office:value="3262" calcext:value-type="float">
            <text:p>3262</text:p>
          </table:table-cell>
          <table:table-cell table:formula="of:=[.B3262]+inc" office:value-type="float" office:value="3.98193359375" calcext:value-type="float">
            <text:p>3,98193359375</text:p>
          </table:table-cell>
          <table:table-cell table:number-columns-repeated="5"/>
        </table:table-row>
        <table:table-row table:style-name="ro1">
          <table:table-cell office:value-type="float" office:value="3263" calcext:value-type="float">
            <text:p>3263</text:p>
          </table:table-cell>
          <table:table-cell table:formula="of:=[.B3263]+inc" office:value-type="float" office:value="3.983154296875" calcext:value-type="float">
            <text:p>3,983154296875</text:p>
          </table:table-cell>
          <table:table-cell table:number-columns-repeated="5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formula="of:=[.B3264]+inc" office:value-type="float" office:value="3.984375" calcext:value-type="float">
            <text:p>3,984375</text:p>
          </table:table-cell>
          <table:table-cell table:number-columns-repeated="5"/>
        </table:table-row>
        <table:table-row table:style-name="ro1">
          <table:table-cell office:value-type="float" office:value="3265" calcext:value-type="float">
            <text:p>3265</text:p>
          </table:table-cell>
          <table:table-cell table:formula="of:=[.B3265]+inc" office:value-type="float" office:value="3.985595703125" calcext:value-type="float">
            <text:p>3,985595703125</text:p>
          </table:table-cell>
          <table:table-cell table:number-columns-repeated="5"/>
        </table:table-row>
        <table:table-row table:style-name="ro1">
          <table:table-cell office:value-type="float" office:value="3266" calcext:value-type="float">
            <text:p>3266</text:p>
          </table:table-cell>
          <table:table-cell table:formula="of:=[.B3266]+inc" office:value-type="float" office:value="3.98681640625" calcext:value-type="float">
            <text:p>3,98681640625</text:p>
          </table:table-cell>
          <table:table-cell table:number-columns-repeated="5"/>
        </table:table-row>
        <table:table-row table:style-name="ro1">
          <table:table-cell office:value-type="float" office:value="3267" calcext:value-type="float">
            <text:p>3267</text:p>
          </table:table-cell>
          <table:table-cell table:formula="of:=[.B3267]+inc" office:value-type="float" office:value="3.988037109375" calcext:value-type="float">
            <text:p>3,988037109375</text:p>
          </table:table-cell>
          <table:table-cell table:number-columns-repeated="5"/>
        </table:table-row>
        <table:table-row table:style-name="ro1">
          <table:table-cell office:value-type="float" office:value="3268" calcext:value-type="float">
            <text:p>3268</text:p>
          </table:table-cell>
          <table:table-cell table:formula="of:=[.B3268]+inc" office:value-type="float" office:value="3.9892578125" calcext:value-type="float">
            <text:p>3,9892578125</text:p>
          </table:table-cell>
          <table:table-cell table:number-columns-repeated="5"/>
        </table:table-row>
        <table:table-row table:style-name="ro1">
          <table:table-cell office:value-type="float" office:value="3269" calcext:value-type="float">
            <text:p>3269</text:p>
          </table:table-cell>
          <table:table-cell table:formula="of:=[.B3269]+inc" office:value-type="float" office:value="3.990478515625" calcext:value-type="float">
            <text:p>3,990478515625</text:p>
          </table:table-cell>
          <table:table-cell table:number-columns-repeated="5"/>
        </table:table-row>
        <table:table-row table:style-name="ro1">
          <table:table-cell office:value-type="float" office:value="3270" calcext:value-type="float">
            <text:p>3270</text:p>
          </table:table-cell>
          <table:table-cell table:formula="of:=[.B3270]+inc" office:value-type="float" office:value="3.99169921875" calcext:value-type="float">
            <text:p>3,99169921875</text:p>
          </table:table-cell>
          <table:table-cell table:number-columns-repeated="5"/>
        </table:table-row>
        <table:table-row table:style-name="ro1">
          <table:table-cell office:value-type="float" office:value="3271" calcext:value-type="float">
            <text:p>3271</text:p>
          </table:table-cell>
          <table:table-cell table:formula="of:=[.B3271]+inc" office:value-type="float" office:value="3.992919921875" calcext:value-type="float">
            <text:p>3,992919921875</text:p>
          </table:table-cell>
          <table:table-cell table:number-columns-repeated="5"/>
        </table:table-row>
        <table:table-row table:style-name="ro1">
          <table:table-cell office:value-type="float" office:value="3272" calcext:value-type="float">
            <text:p>3272</text:p>
          </table:table-cell>
          <table:table-cell table:formula="of:=[.B3272]+inc" office:value-type="float" office:value="3.994140625" calcext:value-type="float">
            <text:p>3,994140625</text:p>
          </table:table-cell>
          <table:table-cell table:number-columns-repeated="5"/>
        </table:table-row>
        <table:table-row table:style-name="ro1">
          <table:table-cell office:value-type="float" office:value="3273" calcext:value-type="float">
            <text:p>3273</text:p>
          </table:table-cell>
          <table:table-cell table:formula="of:=[.B3273]+inc" office:value-type="float" office:value="3.995361328125" calcext:value-type="float">
            <text:p>3,995361328125</text:p>
          </table:table-cell>
          <table:table-cell table:number-columns-repeated="5"/>
        </table:table-row>
        <table:table-row table:style-name="ro1">
          <table:table-cell office:value-type="float" office:value="3274" calcext:value-type="float">
            <text:p>3274</text:p>
          </table:table-cell>
          <table:table-cell table:formula="of:=[.B3274]+inc" office:value-type="float" office:value="3.99658203125" calcext:value-type="float">
            <text:p>3,99658203125</text:p>
          </table:table-cell>
          <table:table-cell table:number-columns-repeated="5"/>
        </table:table-row>
        <table:table-row table:style-name="ro1">
          <table:table-cell office:value-type="float" office:value="3275" calcext:value-type="float">
            <text:p>3275</text:p>
          </table:table-cell>
          <table:table-cell table:formula="of:=[.B3275]+inc" office:value-type="float" office:value="3.997802734375" calcext:value-type="float">
            <text:p>3,997802734375</text:p>
          </table:table-cell>
          <table:table-cell table:number-columns-repeated="5"/>
        </table:table-row>
        <table:table-row table:style-name="ro1">
          <table:table-cell office:value-type="float" office:value="3276" calcext:value-type="float">
            <text:p>3276</text:p>
          </table:table-cell>
          <table:table-cell table:formula="of:=[.B3276]+inc" office:value-type="float" office:value="3.9990234375" calcext:value-type="float">
            <text:p>3,9990234375</text:p>
          </table:table-cell>
          <table:table-cell table:number-columns-repeated="5"/>
        </table:table-row>
        <table:table-row table:style-name="ro1">
          <table:table-cell office:value-type="float" office:value="3277" calcext:value-type="float">
            <text:p>3277</text:p>
          </table:table-cell>
          <table:table-cell table:formula="of:=[.B3277]+inc" office:value-type="float" office:value="4.000244140625" calcext:value-type="float">
            <text:p>4,000244140625</text:p>
          </table:table-cell>
          <table:table-cell table:number-columns-repeated="5"/>
        </table:table-row>
        <table:table-row table:style-name="ro1">
          <table:table-cell office:value-type="float" office:value="3278" calcext:value-type="float">
            <text:p>3278</text:p>
          </table:table-cell>
          <table:table-cell table:formula="of:=[.B3278]+inc" office:value-type="float" office:value="4.00146484375" calcext:value-type="float">
            <text:p>4,00146484375</text:p>
          </table:table-cell>
          <table:table-cell table:number-columns-repeated="5"/>
        </table:table-row>
        <table:table-row table:style-name="ro1">
          <table:table-cell office:value-type="float" office:value="3279" calcext:value-type="float">
            <text:p>3279</text:p>
          </table:table-cell>
          <table:table-cell table:formula="of:=[.B3279]+inc" office:value-type="float" office:value="4.002685546875" calcext:value-type="float">
            <text:p>4,002685546875</text:p>
          </table:table-cell>
          <table:table-cell table:number-columns-repeated="5"/>
        </table:table-row>
        <table:table-row table:style-name="ro1">
          <table:table-cell office:value-type="float" office:value="3280" calcext:value-type="float">
            <text:p>3280</text:p>
          </table:table-cell>
          <table:table-cell table:formula="of:=[.B3280]+inc" office:value-type="float" office:value="4.00390625" calcext:value-type="float">
            <text:p>4,00390625</text:p>
          </table:table-cell>
          <table:table-cell table:number-columns-repeated="5"/>
        </table:table-row>
        <table:table-row table:style-name="ro1">
          <table:table-cell office:value-type="float" office:value="3281" calcext:value-type="float">
            <text:p>3281</text:p>
          </table:table-cell>
          <table:table-cell table:formula="of:=[.B3281]+inc" office:value-type="float" office:value="4.005126953125" calcext:value-type="float">
            <text:p>4,005126953125</text:p>
          </table:table-cell>
          <table:table-cell table:number-columns-repeated="5"/>
        </table:table-row>
        <table:table-row table:style-name="ro1">
          <table:table-cell office:value-type="float" office:value="3282" calcext:value-type="float">
            <text:p>3282</text:p>
          </table:table-cell>
          <table:table-cell table:formula="of:=[.B3282]+inc" office:value-type="float" office:value="4.00634765625" calcext:value-type="float">
            <text:p>4,00634765625</text:p>
          </table:table-cell>
          <table:table-cell table:number-columns-repeated="5"/>
        </table:table-row>
        <table:table-row table:style-name="ro1">
          <table:table-cell office:value-type="float" office:value="3283" calcext:value-type="float">
            <text:p>3283</text:p>
          </table:table-cell>
          <table:table-cell table:formula="of:=[.B3283]+inc" office:value-type="float" office:value="4.007568359375" calcext:value-type="float">
            <text:p>4,007568359375</text:p>
          </table:table-cell>
          <table:table-cell table:number-columns-repeated="5"/>
        </table:table-row>
        <table:table-row table:style-name="ro1">
          <table:table-cell office:value-type="float" office:value="3284" calcext:value-type="float">
            <text:p>3284</text:p>
          </table:table-cell>
          <table:table-cell table:formula="of:=[.B3284]+inc" office:value-type="float" office:value="4.0087890625" calcext:value-type="float">
            <text:p>4,0087890625</text:p>
          </table:table-cell>
          <table:table-cell table:number-columns-repeated="5"/>
        </table:table-row>
        <table:table-row table:style-name="ro1">
          <table:table-cell office:value-type="float" office:value="3285" calcext:value-type="float">
            <text:p>3285</text:p>
          </table:table-cell>
          <table:table-cell table:formula="of:=[.B3285]+inc" office:value-type="float" office:value="4.010009765625" calcext:value-type="float">
            <text:p>4,010009765625</text:p>
          </table:table-cell>
          <table:table-cell table:number-columns-repeated="5"/>
        </table:table-row>
        <table:table-row table:style-name="ro1">
          <table:table-cell office:value-type="float" office:value="3286" calcext:value-type="float">
            <text:p>3286</text:p>
          </table:table-cell>
          <table:table-cell table:formula="of:=[.B3286]+inc" office:value-type="float" office:value="4.01123046875" calcext:value-type="float">
            <text:p>4,01123046875</text:p>
          </table:table-cell>
          <table:table-cell table:number-columns-repeated="5"/>
        </table:table-row>
        <table:table-row table:style-name="ro1">
          <table:table-cell office:value-type="float" office:value="3287" calcext:value-type="float">
            <text:p>3287</text:p>
          </table:table-cell>
          <table:table-cell table:formula="of:=[.B3287]+inc" office:value-type="float" office:value="4.012451171875" calcext:value-type="float">
            <text:p>4,012451171875</text:p>
          </table:table-cell>
          <table:table-cell table:number-columns-repeated="5"/>
        </table:table-row>
        <table:table-row table:style-name="ro1">
          <table:table-cell office:value-type="float" office:value="3288" calcext:value-type="float">
            <text:p>3288</text:p>
          </table:table-cell>
          <table:table-cell table:formula="of:=[.B3288]+inc" office:value-type="float" office:value="4.013671875" calcext:value-type="float">
            <text:p>4,013671875</text:p>
          </table:table-cell>
          <table:table-cell table:number-columns-repeated="5"/>
        </table:table-row>
        <table:table-row table:style-name="ro1">
          <table:table-cell office:value-type="float" office:value="3289" calcext:value-type="float">
            <text:p>3289</text:p>
          </table:table-cell>
          <table:table-cell table:formula="of:=[.B3289]+inc" office:value-type="float" office:value="4.014892578125" calcext:value-type="float">
            <text:p>4,014892578125</text:p>
          </table:table-cell>
          <table:table-cell table:number-columns-repeated="5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formula="of:=[.B3290]+inc" office:value-type="float" office:value="4.01611328125" calcext:value-type="float">
            <text:p>4,01611328125</text:p>
          </table:table-cell>
          <table:table-cell table:number-columns-repeated="5"/>
        </table:table-row>
        <table:table-row table:style-name="ro1">
          <table:table-cell office:value-type="float" office:value="3291" calcext:value-type="float">
            <text:p>3291</text:p>
          </table:table-cell>
          <table:table-cell table:formula="of:=[.B3291]+inc" office:value-type="float" office:value="4.017333984375" calcext:value-type="float">
            <text:p>4,017333984375</text:p>
          </table:table-cell>
          <table:table-cell table:number-columns-repeated="5"/>
        </table:table-row>
        <table:table-row table:style-name="ro1">
          <table:table-cell office:value-type="float" office:value="3292" calcext:value-type="float">
            <text:p>3292</text:p>
          </table:table-cell>
          <table:table-cell table:formula="of:=[.B3292]+inc" office:value-type="float" office:value="4.0185546875" calcext:value-type="float">
            <text:p>4,0185546875</text:p>
          </table:table-cell>
          <table:table-cell table:number-columns-repeated="5"/>
        </table:table-row>
        <table:table-row table:style-name="ro1">
          <table:table-cell office:value-type="float" office:value="3293" calcext:value-type="float">
            <text:p>3293</text:p>
          </table:table-cell>
          <table:table-cell table:formula="of:=[.B3293]+inc" office:value-type="float" office:value="4.019775390625" calcext:value-type="float">
            <text:p>4,019775390625</text:p>
          </table:table-cell>
          <table:table-cell table:number-columns-repeated="5"/>
        </table:table-row>
        <table:table-row table:style-name="ro1">
          <table:table-cell office:value-type="float" office:value="3294" calcext:value-type="float">
            <text:p>3294</text:p>
          </table:table-cell>
          <table:table-cell table:formula="of:=[.B3294]+inc" office:value-type="float" office:value="4.02099609375" calcext:value-type="float">
            <text:p>4,02099609375</text:p>
          </table:table-cell>
          <table:table-cell table:number-columns-repeated="5"/>
        </table:table-row>
        <table:table-row table:style-name="ro1">
          <table:table-cell office:value-type="float" office:value="3295" calcext:value-type="float">
            <text:p>3295</text:p>
          </table:table-cell>
          <table:table-cell table:formula="of:=[.B3295]+inc" office:value-type="float" office:value="4.022216796875" calcext:value-type="float">
            <text:p>4,022216796875</text:p>
          </table:table-cell>
          <table:table-cell table:number-columns-repeated="5"/>
        </table:table-row>
        <table:table-row table:style-name="ro1">
          <table:table-cell office:value-type="float" office:value="3296" calcext:value-type="float">
            <text:p>3296</text:p>
          </table:table-cell>
          <table:table-cell table:formula="of:=[.B3296]+inc" office:value-type="float" office:value="4.0234375" calcext:value-type="float">
            <text:p>4,0234375</text:p>
          </table:table-cell>
          <table:table-cell table:number-columns-repeated="5"/>
        </table:table-row>
        <table:table-row table:style-name="ro1">
          <table:table-cell office:value-type="float" office:value="3297" calcext:value-type="float">
            <text:p>3297</text:p>
          </table:table-cell>
          <table:table-cell table:formula="of:=[.B3297]+inc" office:value-type="float" office:value="4.024658203125" calcext:value-type="float">
            <text:p>4,024658203125</text:p>
          </table:table-cell>
          <table:table-cell table:number-columns-repeated="5"/>
        </table:table-row>
        <table:table-row table:style-name="ro1">
          <table:table-cell office:value-type="float" office:value="3298" calcext:value-type="float">
            <text:p>3298</text:p>
          </table:table-cell>
          <table:table-cell table:formula="of:=[.B3298]+inc" office:value-type="float" office:value="4.02587890625" calcext:value-type="float">
            <text:p>4,02587890625</text:p>
          </table:table-cell>
          <table:table-cell table:number-columns-repeated="5"/>
        </table:table-row>
        <table:table-row table:style-name="ro1">
          <table:table-cell office:value-type="float" office:value="3299" calcext:value-type="float">
            <text:p>3299</text:p>
          </table:table-cell>
          <table:table-cell table:formula="of:=[.B3299]+inc" office:value-type="float" office:value="4.027099609375" calcext:value-type="float">
            <text:p>4,027099609375</text:p>
          </table:table-cell>
          <table:table-cell table:number-columns-repeated="5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formula="of:=[.B3300]+inc" office:value-type="float" office:value="4.0283203125" calcext:value-type="float">
            <text:p>4,0283203125</text:p>
          </table:table-cell>
          <table:table-cell table:number-columns-repeated="5"/>
        </table:table-row>
        <table:table-row table:style-name="ro1">
          <table:table-cell office:value-type="float" office:value="3301" calcext:value-type="float">
            <text:p>3301</text:p>
          </table:table-cell>
          <table:table-cell table:formula="of:=[.B3301]+inc" office:value-type="float" office:value="4.029541015625" calcext:value-type="float">
            <text:p>4,029541015625</text:p>
          </table:table-cell>
          <table:table-cell table:number-columns-repeated="5"/>
        </table:table-row>
        <table:table-row table:style-name="ro1">
          <table:table-cell office:value-type="float" office:value="3302" calcext:value-type="float">
            <text:p>3302</text:p>
          </table:table-cell>
          <table:table-cell table:formula="of:=[.B3302]+inc" office:value-type="float" office:value="4.03076171875" calcext:value-type="float">
            <text:p>4,03076171875</text:p>
          </table:table-cell>
          <table:table-cell table:number-columns-repeated="5"/>
        </table:table-row>
        <table:table-row table:style-name="ro1">
          <table:table-cell office:value-type="float" office:value="3303" calcext:value-type="float">
            <text:p>3303</text:p>
          </table:table-cell>
          <table:table-cell table:formula="of:=[.B3303]+inc" office:value-type="float" office:value="4.031982421875" calcext:value-type="float">
            <text:p>4,031982421875</text:p>
          </table:table-cell>
          <table:table-cell table:number-columns-repeated="5"/>
        </table:table-row>
        <table:table-row table:style-name="ro1">
          <table:table-cell office:value-type="float" office:value="3304" calcext:value-type="float">
            <text:p>3304</text:p>
          </table:table-cell>
          <table:table-cell table:formula="of:=[.B3304]+inc" office:value-type="float" office:value="4.033203125" calcext:value-type="float">
            <text:p>4,033203125</text:p>
          </table:table-cell>
          <table:table-cell table:number-columns-repeated="5"/>
        </table:table-row>
        <table:table-row table:style-name="ro1">
          <table:table-cell office:value-type="float" office:value="3305" calcext:value-type="float">
            <text:p>3305</text:p>
          </table:table-cell>
          <table:table-cell table:formula="of:=[.B3305]+inc" office:value-type="float" office:value="4.034423828125" calcext:value-type="float">
            <text:p>4,034423828125</text:p>
          </table:table-cell>
          <table:table-cell table:number-columns-repeated="5"/>
        </table:table-row>
        <table:table-row table:style-name="ro1">
          <table:table-cell office:value-type="float" office:value="3306" calcext:value-type="float">
            <text:p>3306</text:p>
          </table:table-cell>
          <table:table-cell table:formula="of:=[.B3306]+inc" office:value-type="float" office:value="4.03564453125" calcext:value-type="float">
            <text:p>4,03564453125</text:p>
          </table:table-cell>
          <table:table-cell table:number-columns-repeated="5"/>
        </table:table-row>
        <table:table-row table:style-name="ro1">
          <table:table-cell office:value-type="float" office:value="3307" calcext:value-type="float">
            <text:p>3307</text:p>
          </table:table-cell>
          <table:table-cell table:formula="of:=[.B3307]+inc" office:value-type="float" office:value="4.036865234375" calcext:value-type="float">
            <text:p>4,036865234375</text:p>
          </table:table-cell>
          <table:table-cell table:number-columns-repeated="5"/>
        </table:table-row>
        <table:table-row table:style-name="ro1">
          <table:table-cell office:value-type="float" office:value="3308" calcext:value-type="float">
            <text:p>3308</text:p>
          </table:table-cell>
          <table:table-cell table:formula="of:=[.B3308]+inc" office:value-type="float" office:value="4.0380859375" calcext:value-type="float">
            <text:p>4,0380859375</text:p>
          </table:table-cell>
          <table:table-cell table:number-columns-repeated="5"/>
        </table:table-row>
        <table:table-row table:style-name="ro1">
          <table:table-cell office:value-type="float" office:value="3309" calcext:value-type="float">
            <text:p>3309</text:p>
          </table:table-cell>
          <table:table-cell table:formula="of:=[.B3309]+inc" office:value-type="float" office:value="4.039306640625" calcext:value-type="float">
            <text:p>4,039306640625</text:p>
          </table:table-cell>
          <table:table-cell table:number-columns-repeated="5"/>
        </table:table-row>
        <table:table-row table:style-name="ro1">
          <table:table-cell office:value-type="float" office:value="3310" calcext:value-type="float">
            <text:p>3310</text:p>
          </table:table-cell>
          <table:table-cell table:formula="of:=[.B3310]+inc" office:value-type="float" office:value="4.04052734375" calcext:value-type="float">
            <text:p>4,04052734375</text:p>
          </table:table-cell>
          <table:table-cell table:number-columns-repeated="5"/>
        </table:table-row>
        <table:table-row table:style-name="ro1">
          <table:table-cell office:value-type="float" office:value="3311" calcext:value-type="float">
            <text:p>3311</text:p>
          </table:table-cell>
          <table:table-cell table:formula="of:=[.B3311]+inc" office:value-type="float" office:value="4.041748046875" calcext:value-type="float">
            <text:p>4,041748046875</text:p>
          </table:table-cell>
          <table:table-cell table:number-columns-repeated="5"/>
        </table:table-row>
        <table:table-row table:style-name="ro1">
          <table:table-cell office:value-type="float" office:value="3312" calcext:value-type="float">
            <text:p>3312</text:p>
          </table:table-cell>
          <table:table-cell table:formula="of:=[.B3312]+inc" office:value-type="float" office:value="4.04296875" calcext:value-type="float">
            <text:p>4,04296875</text:p>
          </table:table-cell>
          <table:table-cell table:number-columns-repeated="5"/>
        </table:table-row>
        <table:table-row table:style-name="ro1">
          <table:table-cell office:value-type="float" office:value="3313" calcext:value-type="float">
            <text:p>3313</text:p>
          </table:table-cell>
          <table:table-cell table:formula="of:=[.B3313]+inc" office:value-type="float" office:value="4.044189453125" calcext:value-type="float">
            <text:p>4,044189453125</text:p>
          </table:table-cell>
          <table:table-cell table:number-columns-repeated="5"/>
        </table:table-row>
        <table:table-row table:style-name="ro1">
          <table:table-cell office:value-type="float" office:value="3314" calcext:value-type="float">
            <text:p>3314</text:p>
          </table:table-cell>
          <table:table-cell table:formula="of:=[.B3314]+inc" office:value-type="float" office:value="4.04541015625" calcext:value-type="float">
            <text:p>4,04541015625</text:p>
          </table:table-cell>
          <table:table-cell table:number-columns-repeated="5"/>
        </table:table-row>
        <table:table-row table:style-name="ro1">
          <table:table-cell office:value-type="float" office:value="3315" calcext:value-type="float">
            <text:p>3315</text:p>
          </table:table-cell>
          <table:table-cell table:formula="of:=[.B3315]+inc" office:value-type="float" office:value="4.046630859375" calcext:value-type="float">
            <text:p>4,046630859375</text:p>
          </table:table-cell>
          <table:table-cell table:number-columns-repeated="5"/>
        </table:table-row>
        <table:table-row table:style-name="ro1">
          <table:table-cell office:value-type="float" office:value="3316" calcext:value-type="float">
            <text:p>3316</text:p>
          </table:table-cell>
          <table:table-cell table:formula="of:=[.B3316]+inc" office:value-type="float" office:value="4.0478515625" calcext:value-type="float">
            <text:p>4,0478515625</text:p>
          </table:table-cell>
          <table:table-cell table:number-columns-repeated="5"/>
        </table:table-row>
        <table:table-row table:style-name="ro1">
          <table:table-cell office:value-type="float" office:value="3317" calcext:value-type="float">
            <text:p>3317</text:p>
          </table:table-cell>
          <table:table-cell table:formula="of:=[.B3317]+inc" office:value-type="float" office:value="4.049072265625" calcext:value-type="float">
            <text:p>4,049072265625</text:p>
          </table:table-cell>
          <table:table-cell table:number-columns-repeated="5"/>
        </table:table-row>
        <table:table-row table:style-name="ro1">
          <table:table-cell office:value-type="float" office:value="3318" calcext:value-type="float">
            <text:p>3318</text:p>
          </table:table-cell>
          <table:table-cell table:formula="of:=[.B3318]+inc" office:value-type="float" office:value="4.05029296875" calcext:value-type="float">
            <text:p>4,05029296875</text:p>
          </table:table-cell>
          <table:table-cell table:number-columns-repeated="5"/>
        </table:table-row>
        <table:table-row table:style-name="ro1">
          <table:table-cell office:value-type="float" office:value="3319" calcext:value-type="float">
            <text:p>3319</text:p>
          </table:table-cell>
          <table:table-cell table:formula="of:=[.B3319]+inc" office:value-type="float" office:value="4.051513671875" calcext:value-type="float">
            <text:p>4,051513671875</text:p>
          </table:table-cell>
          <table:table-cell table:number-columns-repeated="5"/>
        </table:table-row>
        <table:table-row table:style-name="ro1">
          <table:table-cell office:value-type="float" office:value="3320" calcext:value-type="float">
            <text:p>3320</text:p>
          </table:table-cell>
          <table:table-cell table:formula="of:=[.B3320]+inc" office:value-type="float" office:value="4.052734375" calcext:value-type="float">
            <text:p>4,052734375</text:p>
          </table:table-cell>
          <table:table-cell table:number-columns-repeated="5"/>
        </table:table-row>
        <table:table-row table:style-name="ro1">
          <table:table-cell office:value-type="float" office:value="3321" calcext:value-type="float">
            <text:p>3321</text:p>
          </table:table-cell>
          <table:table-cell table:formula="of:=[.B3321]+inc" office:value-type="float" office:value="4.053955078125" calcext:value-type="float">
            <text:p>4,053955078125</text:p>
          </table:table-cell>
          <table:table-cell table:number-columns-repeated="5"/>
        </table:table-row>
        <table:table-row table:style-name="ro1">
          <table:table-cell office:value-type="float" office:value="3322" calcext:value-type="float">
            <text:p>3322</text:p>
          </table:table-cell>
          <table:table-cell table:formula="of:=[.B3322]+inc" office:value-type="float" office:value="4.05517578125" calcext:value-type="float">
            <text:p>4,05517578125</text:p>
          </table:table-cell>
          <table:table-cell table:number-columns-repeated="5"/>
        </table:table-row>
        <table:table-row table:style-name="ro1">
          <table:table-cell office:value-type="float" office:value="3323" calcext:value-type="float">
            <text:p>3323</text:p>
          </table:table-cell>
          <table:table-cell table:formula="of:=[.B3323]+inc" office:value-type="float" office:value="4.056396484375" calcext:value-type="float">
            <text:p>4,056396484375</text:p>
          </table:table-cell>
          <table:table-cell table:number-columns-repeated="5"/>
        </table:table-row>
        <table:table-row table:style-name="ro1">
          <table:table-cell office:value-type="float" office:value="3324" calcext:value-type="float">
            <text:p>3324</text:p>
          </table:table-cell>
          <table:table-cell table:formula="of:=[.B3324]+inc" office:value-type="float" office:value="4.0576171875" calcext:value-type="float">
            <text:p>4,0576171875</text:p>
          </table:table-cell>
          <table:table-cell table:number-columns-repeated="5"/>
        </table:table-row>
        <table:table-row table:style-name="ro1">
          <table:table-cell office:value-type="float" office:value="3325" calcext:value-type="float">
            <text:p>3325</text:p>
          </table:table-cell>
          <table:table-cell table:formula="of:=[.B3325]+inc" office:value-type="float" office:value="4.058837890625" calcext:value-type="float">
            <text:p>4,058837890625</text:p>
          </table:table-cell>
          <table:table-cell table:number-columns-repeated="5"/>
        </table:table-row>
        <table:table-row table:style-name="ro1">
          <table:table-cell office:value-type="float" office:value="3326" calcext:value-type="float">
            <text:p>3326</text:p>
          </table:table-cell>
          <table:table-cell table:formula="of:=[.B3326]+inc" office:value-type="float" office:value="4.06005859375" calcext:value-type="float">
            <text:p>4,06005859375</text:p>
          </table:table-cell>
          <table:table-cell table:number-columns-repeated="5"/>
        </table:table-row>
        <table:table-row table:style-name="ro1">
          <table:table-cell office:value-type="float" office:value="3327" calcext:value-type="float">
            <text:p>3327</text:p>
          </table:table-cell>
          <table:table-cell table:formula="of:=[.B3327]+inc" office:value-type="float" office:value="4.061279296875" calcext:value-type="float">
            <text:p>4,061279296875</text:p>
          </table:table-cell>
          <table:table-cell table:number-columns-repeated="5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formula="of:=[.B3328]+inc" office:value-type="float" office:value="4.0625" calcext:value-type="float">
            <text:p>4,0625</text:p>
          </table:table-cell>
          <table:table-cell table:number-columns-repeated="5"/>
        </table:table-row>
        <table:table-row table:style-name="ro1">
          <table:table-cell office:value-type="float" office:value="3329" calcext:value-type="float">
            <text:p>3329</text:p>
          </table:table-cell>
          <table:table-cell table:formula="of:=[.B3329]+inc" office:value-type="float" office:value="4.063720703125" calcext:value-type="float">
            <text:p>4,063720703125</text:p>
          </table:table-cell>
          <table:table-cell table:number-columns-repeated="5"/>
        </table:table-row>
        <table:table-row table:style-name="ro1">
          <table:table-cell office:value-type="float" office:value="3330" calcext:value-type="float">
            <text:p>3330</text:p>
          </table:table-cell>
          <table:table-cell table:formula="of:=[.B3330]+inc" office:value-type="float" office:value="4.06494140625" calcext:value-type="float">
            <text:p>4,06494140625</text:p>
          </table:table-cell>
          <table:table-cell table:number-columns-repeated="5"/>
        </table:table-row>
        <table:table-row table:style-name="ro1">
          <table:table-cell office:value-type="float" office:value="3331" calcext:value-type="float">
            <text:p>3331</text:p>
          </table:table-cell>
          <table:table-cell table:formula="of:=[.B3331]+inc" office:value-type="float" office:value="4.066162109375" calcext:value-type="float">
            <text:p>4,066162109375</text:p>
          </table:table-cell>
          <table:table-cell table:number-columns-repeated="5"/>
        </table:table-row>
        <table:table-row table:style-name="ro1">
          <table:table-cell office:value-type="float" office:value="3332" calcext:value-type="float">
            <text:p>3332</text:p>
          </table:table-cell>
          <table:table-cell table:formula="of:=[.B3332]+inc" office:value-type="float" office:value="4.0673828125" calcext:value-type="float">
            <text:p>4,0673828125</text:p>
          </table:table-cell>
          <table:table-cell table:number-columns-repeated="5"/>
        </table:table-row>
        <table:table-row table:style-name="ro1">
          <table:table-cell office:value-type="float" office:value="3333" calcext:value-type="float">
            <text:p>3333</text:p>
          </table:table-cell>
          <table:table-cell table:formula="of:=[.B3333]+inc" office:value-type="float" office:value="4.068603515625" calcext:value-type="float">
            <text:p>4,068603515625</text:p>
          </table:table-cell>
          <table:table-cell table:number-columns-repeated="5"/>
        </table:table-row>
        <table:table-row table:style-name="ro1">
          <table:table-cell office:value-type="float" office:value="3334" calcext:value-type="float">
            <text:p>3334</text:p>
          </table:table-cell>
          <table:table-cell table:formula="of:=[.B3334]+inc" office:value-type="float" office:value="4.06982421875" calcext:value-type="float">
            <text:p>4,06982421875</text:p>
          </table:table-cell>
          <table:table-cell table:number-columns-repeated="5"/>
        </table:table-row>
        <table:table-row table:style-name="ro1">
          <table:table-cell office:value-type="float" office:value="3335" calcext:value-type="float">
            <text:p>3335</text:p>
          </table:table-cell>
          <table:table-cell table:formula="of:=[.B3335]+inc" office:value-type="float" office:value="4.071044921875" calcext:value-type="float">
            <text:p>4,071044921875</text:p>
          </table:table-cell>
          <table:table-cell table:number-columns-repeated="5"/>
        </table:table-row>
        <table:table-row table:style-name="ro1">
          <table:table-cell office:value-type="float" office:value="3336" calcext:value-type="float">
            <text:p>3336</text:p>
          </table:table-cell>
          <table:table-cell table:formula="of:=[.B3336]+inc" office:value-type="float" office:value="4.072265625" calcext:value-type="float">
            <text:p>4,072265625</text:p>
          </table:table-cell>
          <table:table-cell table:number-columns-repeated="5"/>
        </table:table-row>
        <table:table-row table:style-name="ro1">
          <table:table-cell office:value-type="float" office:value="3337" calcext:value-type="float">
            <text:p>3337</text:p>
          </table:table-cell>
          <table:table-cell table:formula="of:=[.B3337]+inc" office:value-type="float" office:value="4.073486328125" calcext:value-type="float">
            <text:p>4,073486328125</text:p>
          </table:table-cell>
          <table:table-cell table:number-columns-repeated="5"/>
        </table:table-row>
        <table:table-row table:style-name="ro1">
          <table:table-cell office:value-type="float" office:value="3338" calcext:value-type="float">
            <text:p>3338</text:p>
          </table:table-cell>
          <table:table-cell table:formula="of:=[.B3338]+inc" office:value-type="float" office:value="4.07470703125" calcext:value-type="float">
            <text:p>4,07470703125</text:p>
          </table:table-cell>
          <table:table-cell table:number-columns-repeated="5"/>
        </table:table-row>
        <table:table-row table:style-name="ro1">
          <table:table-cell office:value-type="float" office:value="3339" calcext:value-type="float">
            <text:p>3339</text:p>
          </table:table-cell>
          <table:table-cell table:formula="of:=[.B3339]+inc" office:value-type="float" office:value="4.075927734375" calcext:value-type="float">
            <text:p>4,075927734375</text:p>
          </table:table-cell>
          <table:table-cell table:number-columns-repeated="5"/>
        </table:table-row>
        <table:table-row table:style-name="ro1">
          <table:table-cell office:value-type="float" office:value="3340" calcext:value-type="float">
            <text:p>3340</text:p>
          </table:table-cell>
          <table:table-cell table:formula="of:=[.B3340]+inc" office:value-type="float" office:value="4.0771484375" calcext:value-type="float">
            <text:p>4,0771484375</text:p>
          </table:table-cell>
          <table:table-cell table:number-columns-repeated="5"/>
        </table:table-row>
        <table:table-row table:style-name="ro1">
          <table:table-cell office:value-type="float" office:value="3341" calcext:value-type="float">
            <text:p>3341</text:p>
          </table:table-cell>
          <table:table-cell table:formula="of:=[.B3341]+inc" office:value-type="float" office:value="4.078369140625" calcext:value-type="float">
            <text:p>4,078369140625</text:p>
          </table:table-cell>
          <table:table-cell table:number-columns-repeated="5"/>
        </table:table-row>
        <table:table-row table:style-name="ro1">
          <table:table-cell office:value-type="float" office:value="3342" calcext:value-type="float">
            <text:p>3342</text:p>
          </table:table-cell>
          <table:table-cell table:formula="of:=[.B3342]+inc" office:value-type="float" office:value="4.07958984375" calcext:value-type="float">
            <text:p>4,07958984375</text:p>
          </table:table-cell>
          <table:table-cell table:number-columns-repeated="5"/>
        </table:table-row>
        <table:table-row table:style-name="ro1">
          <table:table-cell office:value-type="float" office:value="3343" calcext:value-type="float">
            <text:p>3343</text:p>
          </table:table-cell>
          <table:table-cell table:formula="of:=[.B3343]+inc" office:value-type="float" office:value="4.080810546875" calcext:value-type="float">
            <text:p>4,080810546875</text:p>
          </table:table-cell>
          <table:table-cell table:number-columns-repeated="5"/>
        </table:table-row>
        <table:table-row table:style-name="ro1">
          <table:table-cell office:value-type="float" office:value="3344" calcext:value-type="float">
            <text:p>3344</text:p>
          </table:table-cell>
          <table:table-cell table:formula="of:=[.B3344]+inc" office:value-type="float" office:value="4.08203125" calcext:value-type="float">
            <text:p>4,08203125</text:p>
          </table:table-cell>
          <table:table-cell table:number-columns-repeated="5"/>
        </table:table-row>
        <table:table-row table:style-name="ro1">
          <table:table-cell office:value-type="float" office:value="3345" calcext:value-type="float">
            <text:p>3345</text:p>
          </table:table-cell>
          <table:table-cell table:formula="of:=[.B3345]+inc" office:value-type="float" office:value="4.083251953125" calcext:value-type="float">
            <text:p>4,083251953125</text:p>
          </table:table-cell>
          <table:table-cell table:number-columns-repeated="5"/>
        </table:table-row>
        <table:table-row table:style-name="ro1">
          <table:table-cell office:value-type="float" office:value="3346" calcext:value-type="float">
            <text:p>3346</text:p>
          </table:table-cell>
          <table:table-cell table:formula="of:=[.B3346]+inc" office:value-type="float" office:value="4.08447265625" calcext:value-type="float">
            <text:p>4,08447265625</text:p>
          </table:table-cell>
          <table:table-cell table:number-columns-repeated="5"/>
        </table:table-row>
        <table:table-row table:style-name="ro1">
          <table:table-cell office:value-type="float" office:value="3347" calcext:value-type="float">
            <text:p>3347</text:p>
          </table:table-cell>
          <table:table-cell table:formula="of:=[.B3347]+inc" office:value-type="float" office:value="4.085693359375" calcext:value-type="float">
            <text:p>4,085693359375</text:p>
          </table:table-cell>
          <table:table-cell table:number-columns-repeated="5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formula="of:=[.B3348]+inc" office:value-type="float" office:value="4.0869140625" calcext:value-type="float">
            <text:p>4,0869140625</text:p>
          </table:table-cell>
          <table:table-cell table:number-columns-repeated="5"/>
        </table:table-row>
        <table:table-row table:style-name="ro1">
          <table:table-cell office:value-type="float" office:value="3349" calcext:value-type="float">
            <text:p>3349</text:p>
          </table:table-cell>
          <table:table-cell table:formula="of:=[.B3349]+inc" office:value-type="float" office:value="4.088134765625" calcext:value-type="float">
            <text:p>4,088134765625</text:p>
          </table:table-cell>
          <table:table-cell table:number-columns-repeated="5"/>
        </table:table-row>
        <table:table-row table:style-name="ro1">
          <table:table-cell office:value-type="float" office:value="3350" calcext:value-type="float">
            <text:p>3350</text:p>
          </table:table-cell>
          <table:table-cell table:formula="of:=[.B3350]+inc" office:value-type="float" office:value="4.08935546875" calcext:value-type="float">
            <text:p>4,08935546875</text:p>
          </table:table-cell>
          <table:table-cell table:number-columns-repeated="5"/>
        </table:table-row>
        <table:table-row table:style-name="ro1">
          <table:table-cell office:value-type="float" office:value="3351" calcext:value-type="float">
            <text:p>3351</text:p>
          </table:table-cell>
          <table:table-cell table:formula="of:=[.B3351]+inc" office:value-type="float" office:value="4.090576171875" calcext:value-type="float">
            <text:p>4,090576171875</text:p>
          </table:table-cell>
          <table:table-cell table:number-columns-repeated="5"/>
        </table:table-row>
        <table:table-row table:style-name="ro1">
          <table:table-cell office:value-type="float" office:value="3352" calcext:value-type="float">
            <text:p>3352</text:p>
          </table:table-cell>
          <table:table-cell table:formula="of:=[.B3352]+inc" office:value-type="float" office:value="4.091796875" calcext:value-type="float">
            <text:p>4,091796875</text:p>
          </table:table-cell>
          <table:table-cell table:number-columns-repeated="5"/>
        </table:table-row>
        <table:table-row table:style-name="ro1">
          <table:table-cell office:value-type="float" office:value="3353" calcext:value-type="float">
            <text:p>3353</text:p>
          </table:table-cell>
          <table:table-cell table:formula="of:=[.B3353]+inc" office:value-type="float" office:value="4.093017578125" calcext:value-type="float">
            <text:p>4,093017578125</text:p>
          </table:table-cell>
          <table:table-cell table:number-columns-repeated="5"/>
        </table:table-row>
        <table:table-row table:style-name="ro1">
          <table:table-cell office:value-type="float" office:value="3354" calcext:value-type="float">
            <text:p>3354</text:p>
          </table:table-cell>
          <table:table-cell table:formula="of:=[.B3354]+inc" office:value-type="float" office:value="4.09423828125" calcext:value-type="float">
            <text:p>4,09423828125</text:p>
          </table:table-cell>
          <table:table-cell table:number-columns-repeated="5"/>
        </table:table-row>
        <table:table-row table:style-name="ro1">
          <table:table-cell office:value-type="float" office:value="3355" calcext:value-type="float">
            <text:p>3355</text:p>
          </table:table-cell>
          <table:table-cell table:formula="of:=[.B3355]+inc" office:value-type="float" office:value="4.095458984375" calcext:value-type="float">
            <text:p>4,095458984375</text:p>
          </table:table-cell>
          <table:table-cell table:number-columns-repeated="5"/>
        </table:table-row>
        <table:table-row table:style-name="ro1">
          <table:table-cell office:value-type="float" office:value="3356" calcext:value-type="float">
            <text:p>3356</text:p>
          </table:table-cell>
          <table:table-cell table:formula="of:=[.B3356]+inc" office:value-type="float" office:value="4.0966796875" calcext:value-type="float">
            <text:p>4,0966796875</text:p>
          </table:table-cell>
          <table:table-cell table:number-columns-repeated="5"/>
        </table:table-row>
        <table:table-row table:style-name="ro1">
          <table:table-cell office:value-type="float" office:value="3357" calcext:value-type="float">
            <text:p>3357</text:p>
          </table:table-cell>
          <table:table-cell table:formula="of:=[.B3357]+inc" office:value-type="float" office:value="4.097900390625" calcext:value-type="float">
            <text:p>4,097900390625</text:p>
          </table:table-cell>
          <table:table-cell table:number-columns-repeated="5"/>
        </table:table-row>
        <table:table-row table:style-name="ro1">
          <table:table-cell office:value-type="float" office:value="3358" calcext:value-type="float">
            <text:p>3358</text:p>
          </table:table-cell>
          <table:table-cell table:formula="of:=[.B3358]+inc" office:value-type="float" office:value="4.09912109375" calcext:value-type="float">
            <text:p>4,09912109375</text:p>
          </table:table-cell>
          <table:table-cell table:number-columns-repeated="5"/>
        </table:table-row>
        <table:table-row table:style-name="ro1">
          <table:table-cell office:value-type="float" office:value="3359" calcext:value-type="float">
            <text:p>3359</text:p>
          </table:table-cell>
          <table:table-cell table:formula="of:=[.B3359]+inc" office:value-type="float" office:value="4.100341796875" calcext:value-type="float">
            <text:p>4,100341796875</text:p>
          </table:table-cell>
          <table:table-cell table:number-columns-repeated="5"/>
        </table:table-row>
        <table:table-row table:style-name="ro1">
          <table:table-cell office:value-type="float" office:value="3360" calcext:value-type="float">
            <text:p>3360</text:p>
          </table:table-cell>
          <table:table-cell table:formula="of:=[.B3360]+inc" office:value-type="float" office:value="4.1015625" calcext:value-type="float">
            <text:p>4,1015625</text:p>
          </table:table-cell>
          <table:table-cell table:number-columns-repeated="5"/>
        </table:table-row>
        <table:table-row table:style-name="ro1">
          <table:table-cell office:value-type="float" office:value="3361" calcext:value-type="float">
            <text:p>3361</text:p>
          </table:table-cell>
          <table:table-cell table:formula="of:=[.B3361]+inc" office:value-type="float" office:value="4.102783203125" calcext:value-type="float">
            <text:p>4,102783203125</text:p>
          </table:table-cell>
          <table:table-cell table:number-columns-repeated="5"/>
        </table:table-row>
        <table:table-row table:style-name="ro1">
          <table:table-cell office:value-type="float" office:value="3362" calcext:value-type="float">
            <text:p>3362</text:p>
          </table:table-cell>
          <table:table-cell table:formula="of:=[.B3362]+inc" office:value-type="float" office:value="4.10400390625" calcext:value-type="float">
            <text:p>4,10400390625</text:p>
          </table:table-cell>
          <table:table-cell table:number-columns-repeated="5"/>
        </table:table-row>
        <table:table-row table:style-name="ro1">
          <table:table-cell office:value-type="float" office:value="3363" calcext:value-type="float">
            <text:p>3363</text:p>
          </table:table-cell>
          <table:table-cell table:formula="of:=[.B3363]+inc" office:value-type="float" office:value="4.105224609375" calcext:value-type="float">
            <text:p>4,105224609375</text:p>
          </table:table-cell>
          <table:table-cell table:number-columns-repeated="5"/>
        </table:table-row>
        <table:table-row table:style-name="ro1">
          <table:table-cell office:value-type="float" office:value="3364" calcext:value-type="float">
            <text:p>3364</text:p>
          </table:table-cell>
          <table:table-cell table:formula="of:=[.B3364]+inc" office:value-type="float" office:value="4.1064453125" calcext:value-type="float">
            <text:p>4,1064453125</text:p>
          </table:table-cell>
          <table:table-cell table:number-columns-repeated="5"/>
        </table:table-row>
        <table:table-row table:style-name="ro1">
          <table:table-cell office:value-type="float" office:value="3365" calcext:value-type="float">
            <text:p>3365</text:p>
          </table:table-cell>
          <table:table-cell table:formula="of:=[.B3365]+inc" office:value-type="float" office:value="4.107666015625" calcext:value-type="float">
            <text:p>4,107666015625</text:p>
          </table:table-cell>
          <table:table-cell table:number-columns-repeated="5"/>
        </table:table-row>
        <table:table-row table:style-name="ro1">
          <table:table-cell office:value-type="float" office:value="3366" calcext:value-type="float">
            <text:p>3366</text:p>
          </table:table-cell>
          <table:table-cell table:formula="of:=[.B3366]+inc" office:value-type="float" office:value="4.10888671875" calcext:value-type="float">
            <text:p>4,10888671875</text:p>
          </table:table-cell>
          <table:table-cell table:number-columns-repeated="5"/>
        </table:table-row>
        <table:table-row table:style-name="ro1">
          <table:table-cell office:value-type="float" office:value="3367" calcext:value-type="float">
            <text:p>3367</text:p>
          </table:table-cell>
          <table:table-cell table:formula="of:=[.B3367]+inc" office:value-type="float" office:value="4.110107421875" calcext:value-type="float">
            <text:p>4,110107421875</text:p>
          </table:table-cell>
          <table:table-cell table:number-columns-repeated="5"/>
        </table:table-row>
        <table:table-row table:style-name="ro1">
          <table:table-cell office:value-type="float" office:value="3368" calcext:value-type="float">
            <text:p>3368</text:p>
          </table:table-cell>
          <table:table-cell table:formula="of:=[.B3368]+inc" office:value-type="float" office:value="4.111328125" calcext:value-type="float">
            <text:p>4,111328125</text:p>
          </table:table-cell>
          <table:table-cell table:number-columns-repeated="5"/>
        </table:table-row>
        <table:table-row table:style-name="ro1">
          <table:table-cell office:value-type="float" office:value="3369" calcext:value-type="float">
            <text:p>3369</text:p>
          </table:table-cell>
          <table:table-cell table:formula="of:=[.B3369]+inc" office:value-type="float" office:value="4.112548828125" calcext:value-type="float">
            <text:p>4,112548828125</text:p>
          </table:table-cell>
          <table:table-cell table:number-columns-repeated="5"/>
        </table:table-row>
        <table:table-row table:style-name="ro1">
          <table:table-cell office:value-type="float" office:value="3370" calcext:value-type="float">
            <text:p>3370</text:p>
          </table:table-cell>
          <table:table-cell table:formula="of:=[.B3370]+inc" office:value-type="float" office:value="4.11376953125" calcext:value-type="float">
            <text:p>4,11376953125</text:p>
          </table:table-cell>
          <table:table-cell table:number-columns-repeated="5"/>
        </table:table-row>
        <table:table-row table:style-name="ro1">
          <table:table-cell office:value-type="float" office:value="3371" calcext:value-type="float">
            <text:p>3371</text:p>
          </table:table-cell>
          <table:table-cell table:formula="of:=[.B3371]+inc" office:value-type="float" office:value="4.114990234375" calcext:value-type="float">
            <text:p>4,114990234375</text:p>
          </table:table-cell>
          <table:table-cell table:number-columns-repeated="5"/>
        </table:table-row>
        <table:table-row table:style-name="ro1">
          <table:table-cell office:value-type="float" office:value="3372" calcext:value-type="float">
            <text:p>3372</text:p>
          </table:table-cell>
          <table:table-cell table:formula="of:=[.B3372]+inc" office:value-type="float" office:value="4.1162109375" calcext:value-type="float">
            <text:p>4,1162109375</text:p>
          </table:table-cell>
          <table:table-cell table:number-columns-repeated="5"/>
        </table:table-row>
        <table:table-row table:style-name="ro1">
          <table:table-cell office:value-type="float" office:value="3373" calcext:value-type="float">
            <text:p>3373</text:p>
          </table:table-cell>
          <table:table-cell table:formula="of:=[.B3373]+inc" office:value-type="float" office:value="4.117431640625" calcext:value-type="float">
            <text:p>4,117431640625</text:p>
          </table:table-cell>
          <table:table-cell table:number-columns-repeated="5"/>
        </table:table-row>
        <table:table-row table:style-name="ro1">
          <table:table-cell office:value-type="float" office:value="3374" calcext:value-type="float">
            <text:p>3374</text:p>
          </table:table-cell>
          <table:table-cell table:formula="of:=[.B3374]+inc" office:value-type="float" office:value="4.11865234375" calcext:value-type="float">
            <text:p>4,11865234375</text:p>
          </table:table-cell>
          <table:table-cell table:number-columns-repeated="5"/>
        </table:table-row>
        <table:table-row table:style-name="ro1">
          <table:table-cell office:value-type="float" office:value="3375" calcext:value-type="float">
            <text:p>3375</text:p>
          </table:table-cell>
          <table:table-cell table:formula="of:=[.B3375]+inc" office:value-type="float" office:value="4.119873046875" calcext:value-type="float">
            <text:p>4,119873046875</text:p>
          </table:table-cell>
          <table:table-cell table:number-columns-repeated="5"/>
        </table:table-row>
        <table:table-row table:style-name="ro1">
          <table:table-cell office:value-type="float" office:value="3376" calcext:value-type="float">
            <text:p>3376</text:p>
          </table:table-cell>
          <table:table-cell table:formula="of:=[.B3376]+inc" office:value-type="float" office:value="4.12109375" calcext:value-type="float">
            <text:p>4,12109375</text:p>
          </table:table-cell>
          <table:table-cell table:number-columns-repeated="5"/>
        </table:table-row>
        <table:table-row table:style-name="ro1">
          <table:table-cell office:value-type="float" office:value="3377" calcext:value-type="float">
            <text:p>3377</text:p>
          </table:table-cell>
          <table:table-cell table:formula="of:=[.B3377]+inc" office:value-type="float" office:value="4.122314453125" calcext:value-type="float">
            <text:p>4,122314453125</text:p>
          </table:table-cell>
          <table:table-cell table:number-columns-repeated="5"/>
        </table:table-row>
        <table:table-row table:style-name="ro1">
          <table:table-cell office:value-type="float" office:value="3378" calcext:value-type="float">
            <text:p>3378</text:p>
          </table:table-cell>
          <table:table-cell table:formula="of:=[.B3378]+inc" office:value-type="float" office:value="4.12353515625" calcext:value-type="float">
            <text:p>4,12353515625</text:p>
          </table:table-cell>
          <table:table-cell table:number-columns-repeated="5"/>
        </table:table-row>
        <table:table-row table:style-name="ro1">
          <table:table-cell office:value-type="float" office:value="3379" calcext:value-type="float">
            <text:p>3379</text:p>
          </table:table-cell>
          <table:table-cell table:formula="of:=[.B3379]+inc" office:value-type="float" office:value="4.124755859375" calcext:value-type="float">
            <text:p>4,124755859375</text:p>
          </table:table-cell>
          <table:table-cell table:number-columns-repeated="5"/>
        </table:table-row>
        <table:table-row table:style-name="ro1">
          <table:table-cell office:value-type="float" office:value="3380" calcext:value-type="float">
            <text:p>3380</text:p>
          </table:table-cell>
          <table:table-cell table:formula="of:=[.B3380]+inc" office:value-type="float" office:value="4.1259765625" calcext:value-type="float">
            <text:p>4,1259765625</text:p>
          </table:table-cell>
          <table:table-cell table:number-columns-repeated="5"/>
        </table:table-row>
        <table:table-row table:style-name="ro1">
          <table:table-cell office:value-type="float" office:value="3381" calcext:value-type="float">
            <text:p>3381</text:p>
          </table:table-cell>
          <table:table-cell table:formula="of:=[.B3381]+inc" office:value-type="float" office:value="4.127197265625" calcext:value-type="float">
            <text:p>4,127197265625</text:p>
          </table:table-cell>
          <table:table-cell table:number-columns-repeated="5"/>
        </table:table-row>
        <table:table-row table:style-name="ro1">
          <table:table-cell office:value-type="float" office:value="3382" calcext:value-type="float">
            <text:p>3382</text:p>
          </table:table-cell>
          <table:table-cell table:formula="of:=[.B3382]+inc" office:value-type="float" office:value="4.12841796875" calcext:value-type="float">
            <text:p>4,12841796875</text:p>
          </table:table-cell>
          <table:table-cell table:number-columns-repeated="5"/>
        </table:table-row>
        <table:table-row table:style-name="ro1">
          <table:table-cell office:value-type="float" office:value="3383" calcext:value-type="float">
            <text:p>3383</text:p>
          </table:table-cell>
          <table:table-cell table:formula="of:=[.B3383]+inc" office:value-type="float" office:value="4.129638671875" calcext:value-type="float">
            <text:p>4,129638671875</text:p>
          </table:table-cell>
          <table:table-cell table:number-columns-repeated="5"/>
        </table:table-row>
        <table:table-row table:style-name="ro1">
          <table:table-cell office:value-type="float" office:value="3384" calcext:value-type="float">
            <text:p>3384</text:p>
          </table:table-cell>
          <table:table-cell table:formula="of:=[.B3384]+inc" office:value-type="float" office:value="4.130859375" calcext:value-type="float">
            <text:p>4,130859375</text:p>
          </table:table-cell>
          <table:table-cell table:number-columns-repeated="5"/>
        </table:table-row>
        <table:table-row table:style-name="ro1">
          <table:table-cell office:value-type="float" office:value="3385" calcext:value-type="float">
            <text:p>3385</text:p>
          </table:table-cell>
          <table:table-cell table:formula="of:=[.B3385]+inc" office:value-type="float" office:value="4.132080078125" calcext:value-type="float">
            <text:p>4,132080078125</text:p>
          </table:table-cell>
          <table:table-cell table:number-columns-repeated="5"/>
        </table:table-row>
        <table:table-row table:style-name="ro1">
          <table:table-cell office:value-type="float" office:value="3386" calcext:value-type="float">
            <text:p>3386</text:p>
          </table:table-cell>
          <table:table-cell table:formula="of:=[.B3386]+inc" office:value-type="float" office:value="4.13330078125" calcext:value-type="float">
            <text:p>4,13330078125</text:p>
          </table:table-cell>
          <table:table-cell table:number-columns-repeated="5"/>
        </table:table-row>
        <table:table-row table:style-name="ro1">
          <table:table-cell office:value-type="float" office:value="3387" calcext:value-type="float">
            <text:p>3387</text:p>
          </table:table-cell>
          <table:table-cell table:formula="of:=[.B3387]+inc" office:value-type="float" office:value="4.134521484375" calcext:value-type="float">
            <text:p>4,134521484375</text:p>
          </table:table-cell>
          <table:table-cell table:number-columns-repeated="5"/>
        </table:table-row>
        <table:table-row table:style-name="ro1">
          <table:table-cell office:value-type="float" office:value="3388" calcext:value-type="float">
            <text:p>3388</text:p>
          </table:table-cell>
          <table:table-cell table:formula="of:=[.B3388]+inc" office:value-type="float" office:value="4.1357421875" calcext:value-type="float">
            <text:p>4,1357421875</text:p>
          </table:table-cell>
          <table:table-cell table:number-columns-repeated="5"/>
        </table:table-row>
        <table:table-row table:style-name="ro1">
          <table:table-cell office:value-type="float" office:value="3389" calcext:value-type="float">
            <text:p>3389</text:p>
          </table:table-cell>
          <table:table-cell table:formula="of:=[.B3389]+inc" office:value-type="float" office:value="4.136962890625" calcext:value-type="float">
            <text:p>4,136962890625</text:p>
          </table:table-cell>
          <table:table-cell table:number-columns-repeated="5"/>
        </table:table-row>
        <table:table-row table:style-name="ro1">
          <table:table-cell office:value-type="float" office:value="3390" calcext:value-type="float">
            <text:p>3390</text:p>
          </table:table-cell>
          <table:table-cell table:formula="of:=[.B3390]+inc" office:value-type="float" office:value="4.13818359375" calcext:value-type="float">
            <text:p>4,13818359375</text:p>
          </table:table-cell>
          <table:table-cell table:number-columns-repeated="5"/>
        </table:table-row>
        <table:table-row table:style-name="ro1">
          <table:table-cell office:value-type="float" office:value="3391" calcext:value-type="float">
            <text:p>3391</text:p>
          </table:table-cell>
          <table:table-cell table:formula="of:=[.B3391]+inc" office:value-type="float" office:value="4.139404296875" calcext:value-type="float">
            <text:p>4,139404296875</text:p>
          </table:table-cell>
          <table:table-cell table:number-columns-repeated="5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formula="of:=[.B3392]+inc" office:value-type="float" office:value="4.140625" calcext:value-type="float">
            <text:p>4,140625</text:p>
          </table:table-cell>
          <table:table-cell table:number-columns-repeated="5"/>
        </table:table-row>
        <table:table-row table:style-name="ro1">
          <table:table-cell office:value-type="float" office:value="3393" calcext:value-type="float">
            <text:p>3393</text:p>
          </table:table-cell>
          <table:table-cell table:formula="of:=[.B3393]+inc" office:value-type="float" office:value="4.141845703125" calcext:value-type="float">
            <text:p>4,141845703125</text:p>
          </table:table-cell>
          <table:table-cell table:number-columns-repeated="5"/>
        </table:table-row>
        <table:table-row table:style-name="ro1">
          <table:table-cell office:value-type="float" office:value="3394" calcext:value-type="float">
            <text:p>3394</text:p>
          </table:table-cell>
          <table:table-cell table:formula="of:=[.B3394]+inc" office:value-type="float" office:value="4.14306640625" calcext:value-type="float">
            <text:p>4,14306640625</text:p>
          </table:table-cell>
          <table:table-cell table:number-columns-repeated="5"/>
        </table:table-row>
        <table:table-row table:style-name="ro1">
          <table:table-cell office:value-type="float" office:value="3395" calcext:value-type="float">
            <text:p>3395</text:p>
          </table:table-cell>
          <table:table-cell table:formula="of:=[.B3395]+inc" office:value-type="float" office:value="4.144287109375" calcext:value-type="float">
            <text:p>4,144287109375</text:p>
          </table:table-cell>
          <table:table-cell table:number-columns-repeated="5"/>
        </table:table-row>
        <table:table-row table:style-name="ro1">
          <table:table-cell office:value-type="float" office:value="3396" calcext:value-type="float">
            <text:p>3396</text:p>
          </table:table-cell>
          <table:table-cell table:formula="of:=[.B3396]+inc" office:value-type="float" office:value="4.1455078125" calcext:value-type="float">
            <text:p>4,1455078125</text:p>
          </table:table-cell>
          <table:table-cell table:number-columns-repeated="5"/>
        </table:table-row>
        <table:table-row table:style-name="ro1">
          <table:table-cell office:value-type="float" office:value="3397" calcext:value-type="float">
            <text:p>3397</text:p>
          </table:table-cell>
          <table:table-cell table:formula="of:=[.B3397]+inc" office:value-type="float" office:value="4.146728515625" calcext:value-type="float">
            <text:p>4,146728515625</text:p>
          </table:table-cell>
          <table:table-cell table:number-columns-repeated="5"/>
        </table:table-row>
        <table:table-row table:style-name="ro1">
          <table:table-cell office:value-type="float" office:value="3398" calcext:value-type="float">
            <text:p>3398</text:p>
          </table:table-cell>
          <table:table-cell table:formula="of:=[.B3398]+inc" office:value-type="float" office:value="4.14794921875" calcext:value-type="float">
            <text:p>4,14794921875</text:p>
          </table:table-cell>
          <table:table-cell table:number-columns-repeated="5"/>
        </table:table-row>
        <table:table-row table:style-name="ro1">
          <table:table-cell office:value-type="float" office:value="3399" calcext:value-type="float">
            <text:p>3399</text:p>
          </table:table-cell>
          <table:table-cell table:formula="of:=[.B3399]+inc" office:value-type="float" office:value="4.149169921875" calcext:value-type="float">
            <text:p>4,149169921875</text:p>
          </table:table-cell>
          <table:table-cell table:number-columns-repeated="5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formula="of:=[.B3400]+inc" office:value-type="float" office:value="4.150390625" calcext:value-type="float">
            <text:p>4,150390625</text:p>
          </table:table-cell>
          <table:table-cell table:number-columns-repeated="5"/>
        </table:table-row>
        <table:table-row table:style-name="ro1">
          <table:table-cell office:value-type="float" office:value="3401" calcext:value-type="float">
            <text:p>3401</text:p>
          </table:table-cell>
          <table:table-cell table:formula="of:=[.B3401]+inc" office:value-type="float" office:value="4.151611328125" calcext:value-type="float">
            <text:p>4,151611328125</text:p>
          </table:table-cell>
          <table:table-cell table:number-columns-repeated="5"/>
        </table:table-row>
        <table:table-row table:style-name="ro1">
          <table:table-cell office:value-type="float" office:value="3402" calcext:value-type="float">
            <text:p>3402</text:p>
          </table:table-cell>
          <table:table-cell table:formula="of:=[.B3402]+inc" office:value-type="float" office:value="4.15283203125" calcext:value-type="float">
            <text:p>4,15283203125</text:p>
          </table:table-cell>
          <table:table-cell table:number-columns-repeated="5"/>
        </table:table-row>
        <table:table-row table:style-name="ro1">
          <table:table-cell office:value-type="float" office:value="3403" calcext:value-type="float">
            <text:p>3403</text:p>
          </table:table-cell>
          <table:table-cell table:formula="of:=[.B3403]+inc" office:value-type="float" office:value="4.154052734375" calcext:value-type="float">
            <text:p>4,154052734375</text:p>
          </table:table-cell>
          <table:table-cell table:number-columns-repeated="5"/>
        </table:table-row>
        <table:table-row table:style-name="ro1">
          <table:table-cell office:value-type="float" office:value="3404" calcext:value-type="float">
            <text:p>3404</text:p>
          </table:table-cell>
          <table:table-cell table:formula="of:=[.B3404]+inc" office:value-type="float" office:value="4.1552734375" calcext:value-type="float">
            <text:p>4,1552734375</text:p>
          </table:table-cell>
          <table:table-cell table:number-columns-repeated="5"/>
        </table:table-row>
        <table:table-row table:style-name="ro1">
          <table:table-cell office:value-type="float" office:value="3405" calcext:value-type="float">
            <text:p>3405</text:p>
          </table:table-cell>
          <table:table-cell table:formula="of:=[.B3405]+inc" office:value-type="float" office:value="4.156494140625" calcext:value-type="float">
            <text:p>4,156494140625</text:p>
          </table:table-cell>
          <table:table-cell table:number-columns-repeated="5"/>
        </table:table-row>
        <table:table-row table:style-name="ro1">
          <table:table-cell office:value-type="float" office:value="3406" calcext:value-type="float">
            <text:p>3406</text:p>
          </table:table-cell>
          <table:table-cell table:formula="of:=[.B3406]+inc" office:value-type="float" office:value="4.15771484375" calcext:value-type="float">
            <text:p>4,15771484375</text:p>
          </table:table-cell>
          <table:table-cell table:number-columns-repeated="5"/>
        </table:table-row>
        <table:table-row table:style-name="ro1">
          <table:table-cell office:value-type="float" office:value="3407" calcext:value-type="float">
            <text:p>3407</text:p>
          </table:table-cell>
          <table:table-cell table:formula="of:=[.B3407]+inc" office:value-type="float" office:value="4.158935546875" calcext:value-type="float">
            <text:p>4,158935546875</text:p>
          </table:table-cell>
          <table:table-cell table:number-columns-repeated="5"/>
        </table:table-row>
        <table:table-row table:style-name="ro1">
          <table:table-cell office:value-type="float" office:value="3408" calcext:value-type="float">
            <text:p>3408</text:p>
          </table:table-cell>
          <table:table-cell table:formula="of:=[.B3408]+inc" office:value-type="float" office:value="4.16015625" calcext:value-type="float">
            <text:p>4,16015625</text:p>
          </table:table-cell>
          <table:table-cell table:number-columns-repeated="5"/>
        </table:table-row>
        <table:table-row table:style-name="ro1">
          <table:table-cell office:value-type="float" office:value="3409" calcext:value-type="float">
            <text:p>3409</text:p>
          </table:table-cell>
          <table:table-cell table:formula="of:=[.B3409]+inc" office:value-type="float" office:value="4.161376953125" calcext:value-type="float">
            <text:p>4,161376953125</text:p>
          </table:table-cell>
          <table:table-cell table:number-columns-repeated="5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formula="of:=[.B3410]+inc" office:value-type="float" office:value="4.16259765625" calcext:value-type="float">
            <text:p>4,16259765625</text:p>
          </table:table-cell>
          <table:table-cell table:number-columns-repeated="5"/>
        </table:table-row>
        <table:table-row table:style-name="ro1">
          <table:table-cell office:value-type="float" office:value="3411" calcext:value-type="float">
            <text:p>3411</text:p>
          </table:table-cell>
          <table:table-cell table:formula="of:=[.B3411]+inc" office:value-type="float" office:value="4.163818359375" calcext:value-type="float">
            <text:p>4,163818359375</text:p>
          </table:table-cell>
          <table:table-cell table:number-columns-repeated="5"/>
        </table:table-row>
        <table:table-row table:style-name="ro1">
          <table:table-cell office:value-type="float" office:value="3412" calcext:value-type="float">
            <text:p>3412</text:p>
          </table:table-cell>
          <table:table-cell table:formula="of:=[.B3412]+inc" office:value-type="float" office:value="4.1650390625" calcext:value-type="float">
            <text:p>4,1650390625</text:p>
          </table:table-cell>
          <table:table-cell table:number-columns-repeated="5"/>
        </table:table-row>
        <table:table-row table:style-name="ro1">
          <table:table-cell office:value-type="float" office:value="3413" calcext:value-type="float">
            <text:p>3413</text:p>
          </table:table-cell>
          <table:table-cell table:formula="of:=[.B3413]+inc" office:value-type="float" office:value="4.166259765625" calcext:value-type="float">
            <text:p>4,166259765625</text:p>
          </table:table-cell>
          <table:table-cell table:number-columns-repeated="5"/>
        </table:table-row>
        <table:table-row table:style-name="ro1">
          <table:table-cell office:value-type="float" office:value="3414" calcext:value-type="float">
            <text:p>3414</text:p>
          </table:table-cell>
          <table:table-cell table:formula="of:=[.B3414]+inc" office:value-type="float" office:value="4.16748046875" calcext:value-type="float">
            <text:p>4,16748046875</text:p>
          </table:table-cell>
          <table:table-cell table:number-columns-repeated="5"/>
        </table:table-row>
        <table:table-row table:style-name="ro1">
          <table:table-cell office:value-type="float" office:value="3415" calcext:value-type="float">
            <text:p>3415</text:p>
          </table:table-cell>
          <table:table-cell table:formula="of:=[.B3415]+inc" office:value-type="float" office:value="4.168701171875" calcext:value-type="float">
            <text:p>4,168701171875</text:p>
          </table:table-cell>
          <table:table-cell table:number-columns-repeated="5"/>
        </table:table-row>
        <table:table-row table:style-name="ro1">
          <table:table-cell office:value-type="float" office:value="3416" calcext:value-type="float">
            <text:p>3416</text:p>
          </table:table-cell>
          <table:table-cell table:formula="of:=[.B3416]+inc" office:value-type="float" office:value="4.169921875" calcext:value-type="float">
            <text:p>4,169921875</text:p>
          </table:table-cell>
          <table:table-cell table:number-columns-repeated="5"/>
        </table:table-row>
        <table:table-row table:style-name="ro1">
          <table:table-cell office:value-type="float" office:value="3417" calcext:value-type="float">
            <text:p>3417</text:p>
          </table:table-cell>
          <table:table-cell table:formula="of:=[.B3417]+inc" office:value-type="float" office:value="4.171142578125" calcext:value-type="float">
            <text:p>4,171142578125</text:p>
          </table:table-cell>
          <table:table-cell table:number-columns-repeated="5"/>
        </table:table-row>
        <table:table-row table:style-name="ro1">
          <table:table-cell office:value-type="float" office:value="3418" calcext:value-type="float">
            <text:p>3418</text:p>
          </table:table-cell>
          <table:table-cell table:formula="of:=[.B3418]+inc" office:value-type="float" office:value="4.17236328125" calcext:value-type="float">
            <text:p>4,17236328125</text:p>
          </table:table-cell>
          <table:table-cell table:number-columns-repeated="5"/>
        </table:table-row>
        <table:table-row table:style-name="ro1">
          <table:table-cell office:value-type="float" office:value="3419" calcext:value-type="float">
            <text:p>3419</text:p>
          </table:table-cell>
          <table:table-cell table:formula="of:=[.B3419]+inc" office:value-type="float" office:value="4.173583984375" calcext:value-type="float">
            <text:p>4,173583984375</text:p>
          </table:table-cell>
          <table:table-cell table:number-columns-repeated="5"/>
        </table:table-row>
        <table:table-row table:style-name="ro1">
          <table:table-cell office:value-type="float" office:value="3420" calcext:value-type="float">
            <text:p>3420</text:p>
          </table:table-cell>
          <table:table-cell table:formula="of:=[.B3420]+inc" office:value-type="float" office:value="4.1748046875" calcext:value-type="float">
            <text:p>4,1748046875</text:p>
          </table:table-cell>
          <table:table-cell table:number-columns-repeated="5"/>
        </table:table-row>
        <table:table-row table:style-name="ro1">
          <table:table-cell office:value-type="float" office:value="3421" calcext:value-type="float">
            <text:p>3421</text:p>
          </table:table-cell>
          <table:table-cell table:formula="of:=[.B3421]+inc" office:value-type="float" office:value="4.176025390625" calcext:value-type="float">
            <text:p>4,176025390625</text:p>
          </table:table-cell>
          <table:table-cell table:number-columns-repeated="5"/>
        </table:table-row>
        <table:table-row table:style-name="ro1">
          <table:table-cell office:value-type="float" office:value="3422" calcext:value-type="float">
            <text:p>3422</text:p>
          </table:table-cell>
          <table:table-cell table:formula="of:=[.B3422]+inc" office:value-type="float" office:value="4.17724609375" calcext:value-type="float">
            <text:p>4,17724609375</text:p>
          </table:table-cell>
          <table:table-cell table:number-columns-repeated="5"/>
        </table:table-row>
        <table:table-row table:style-name="ro1">
          <table:table-cell office:value-type="float" office:value="3423" calcext:value-type="float">
            <text:p>3423</text:p>
          </table:table-cell>
          <table:table-cell table:formula="of:=[.B3423]+inc" office:value-type="float" office:value="4.178466796875" calcext:value-type="float">
            <text:p>4,178466796875</text:p>
          </table:table-cell>
          <table:table-cell table:number-columns-repeated="5"/>
        </table:table-row>
        <table:table-row table:style-name="ro1">
          <table:table-cell office:value-type="float" office:value="3424" calcext:value-type="float">
            <text:p>3424</text:p>
          </table:table-cell>
          <table:table-cell table:formula="of:=[.B3424]+inc" office:value-type="float" office:value="4.1796875" calcext:value-type="float">
            <text:p>4,1796875</text:p>
          </table:table-cell>
          <table:table-cell table:number-columns-repeated="5"/>
        </table:table-row>
        <table:table-row table:style-name="ro1">
          <table:table-cell office:value-type="float" office:value="3425" calcext:value-type="float">
            <text:p>3425</text:p>
          </table:table-cell>
          <table:table-cell table:formula="of:=[.B3425]+inc" office:value-type="float" office:value="4.180908203125" calcext:value-type="float">
            <text:p>4,180908203125</text:p>
          </table:table-cell>
          <table:table-cell table:number-columns-repeated="5"/>
        </table:table-row>
        <table:table-row table:style-name="ro1">
          <table:table-cell office:value-type="float" office:value="3426" calcext:value-type="float">
            <text:p>3426</text:p>
          </table:table-cell>
          <table:table-cell table:formula="of:=[.B3426]+inc" office:value-type="float" office:value="4.18212890625" calcext:value-type="float">
            <text:p>4,18212890625</text:p>
          </table:table-cell>
          <table:table-cell table:number-columns-repeated="5"/>
        </table:table-row>
        <table:table-row table:style-name="ro1">
          <table:table-cell office:value-type="float" office:value="3427" calcext:value-type="float">
            <text:p>3427</text:p>
          </table:table-cell>
          <table:table-cell table:formula="of:=[.B3427]+inc" office:value-type="float" office:value="4.183349609375" calcext:value-type="float">
            <text:p>4,183349609375</text:p>
          </table:table-cell>
          <table:table-cell table:number-columns-repeated="5"/>
        </table:table-row>
        <table:table-row table:style-name="ro1">
          <table:table-cell office:value-type="float" office:value="3428" calcext:value-type="float">
            <text:p>3428</text:p>
          </table:table-cell>
          <table:table-cell table:formula="of:=[.B3428]+inc" office:value-type="float" office:value="4.1845703125" calcext:value-type="float">
            <text:p>4,1845703125</text:p>
          </table:table-cell>
          <table:table-cell table:number-columns-repeated="5"/>
        </table:table-row>
        <table:table-row table:style-name="ro1">
          <table:table-cell office:value-type="float" office:value="3429" calcext:value-type="float">
            <text:p>3429</text:p>
          </table:table-cell>
          <table:table-cell table:formula="of:=[.B3429]+inc" office:value-type="float" office:value="4.185791015625" calcext:value-type="float">
            <text:p>4,185791015625</text:p>
          </table:table-cell>
          <table:table-cell table:number-columns-repeated="5"/>
        </table:table-row>
        <table:table-row table:style-name="ro1">
          <table:table-cell office:value-type="float" office:value="3430" calcext:value-type="float">
            <text:p>3430</text:p>
          </table:table-cell>
          <table:table-cell table:formula="of:=[.B3430]+inc" office:value-type="float" office:value="4.18701171875" calcext:value-type="float">
            <text:p>4,18701171875</text:p>
          </table:table-cell>
          <table:table-cell table:number-columns-repeated="5"/>
        </table:table-row>
        <table:table-row table:style-name="ro1">
          <table:table-cell office:value-type="float" office:value="3431" calcext:value-type="float">
            <text:p>3431</text:p>
          </table:table-cell>
          <table:table-cell table:formula="of:=[.B3431]+inc" office:value-type="float" office:value="4.188232421875" calcext:value-type="float">
            <text:p>4,188232421875</text:p>
          </table:table-cell>
          <table:table-cell table:number-columns-repeated="5"/>
        </table:table-row>
        <table:table-row table:style-name="ro1">
          <table:table-cell office:value-type="float" office:value="3432" calcext:value-type="float">
            <text:p>3432</text:p>
          </table:table-cell>
          <table:table-cell table:formula="of:=[.B3432]+inc" office:value-type="float" office:value="4.189453125" calcext:value-type="float">
            <text:p>4,189453125</text:p>
          </table:table-cell>
          <table:table-cell table:number-columns-repeated="5"/>
        </table:table-row>
        <table:table-row table:style-name="ro1">
          <table:table-cell office:value-type="float" office:value="3433" calcext:value-type="float">
            <text:p>3433</text:p>
          </table:table-cell>
          <table:table-cell table:formula="of:=[.B3433]+inc" office:value-type="float" office:value="4.190673828125" calcext:value-type="float">
            <text:p>4,190673828125</text:p>
          </table:table-cell>
          <table:table-cell table:number-columns-repeated="5"/>
        </table:table-row>
        <table:table-row table:style-name="ro1">
          <table:table-cell office:value-type="float" office:value="3434" calcext:value-type="float">
            <text:p>3434</text:p>
          </table:table-cell>
          <table:table-cell table:formula="of:=[.B3434]+inc" office:value-type="float" office:value="4.19189453125" calcext:value-type="float">
            <text:p>4,19189453125</text:p>
          </table:table-cell>
          <table:table-cell table:number-columns-repeated="5"/>
        </table:table-row>
        <table:table-row table:style-name="ro1">
          <table:table-cell office:value-type="float" office:value="3435" calcext:value-type="float">
            <text:p>3435</text:p>
          </table:table-cell>
          <table:table-cell table:formula="of:=[.B3435]+inc" office:value-type="float" office:value="4.193115234375" calcext:value-type="float">
            <text:p>4,193115234375</text:p>
          </table:table-cell>
          <table:table-cell table:number-columns-repeated="5"/>
        </table:table-row>
        <table:table-row table:style-name="ro1">
          <table:table-cell office:value-type="float" office:value="3436" calcext:value-type="float">
            <text:p>3436</text:p>
          </table:table-cell>
          <table:table-cell table:formula="of:=[.B3436]+inc" office:value-type="float" office:value="4.1943359375" calcext:value-type="float">
            <text:p>4,1943359375</text:p>
          </table:table-cell>
          <table:table-cell table:number-columns-repeated="5"/>
        </table:table-row>
        <table:table-row table:style-name="ro1">
          <table:table-cell office:value-type="float" office:value="3437" calcext:value-type="float">
            <text:p>3437</text:p>
          </table:table-cell>
          <table:table-cell table:formula="of:=[.B3437]+inc" office:value-type="float" office:value="4.195556640625" calcext:value-type="float">
            <text:p>4,195556640625</text:p>
          </table:table-cell>
          <table:table-cell table:number-columns-repeated="5"/>
        </table:table-row>
        <table:table-row table:style-name="ro1">
          <table:table-cell office:value-type="float" office:value="3438" calcext:value-type="float">
            <text:p>3438</text:p>
          </table:table-cell>
          <table:table-cell table:formula="of:=[.B3438]+inc" office:value-type="float" office:value="4.19677734375" calcext:value-type="float">
            <text:p>4,19677734375</text:p>
          </table:table-cell>
          <table:table-cell table:number-columns-repeated="5"/>
        </table:table-row>
        <table:table-row table:style-name="ro1">
          <table:table-cell office:value-type="float" office:value="3439" calcext:value-type="float">
            <text:p>3439</text:p>
          </table:table-cell>
          <table:table-cell table:formula="of:=[.B3439]+inc" office:value-type="float" office:value="4.197998046875" calcext:value-type="float">
            <text:p>4,197998046875</text:p>
          </table:table-cell>
          <table:table-cell table:number-columns-repeated="5"/>
        </table:table-row>
        <table:table-row table:style-name="ro1">
          <table:table-cell office:value-type="float" office:value="3440" calcext:value-type="float">
            <text:p>3440</text:p>
          </table:table-cell>
          <table:table-cell table:formula="of:=[.B3440]+inc" office:value-type="float" office:value="4.19921875" calcext:value-type="float">
            <text:p>4,19921875</text:p>
          </table:table-cell>
          <table:table-cell table:number-columns-repeated="5"/>
        </table:table-row>
        <table:table-row table:style-name="ro1">
          <table:table-cell office:value-type="float" office:value="3441" calcext:value-type="float">
            <text:p>3441</text:p>
          </table:table-cell>
          <table:table-cell table:formula="of:=[.B3441]+inc" office:value-type="float" office:value="4.200439453125" calcext:value-type="float">
            <text:p>4,200439453125</text:p>
          </table:table-cell>
          <table:table-cell table:number-columns-repeated="5"/>
        </table:table-row>
        <table:table-row table:style-name="ro1">
          <table:table-cell office:value-type="float" office:value="3442" calcext:value-type="float">
            <text:p>3442</text:p>
          </table:table-cell>
          <table:table-cell table:formula="of:=[.B3442]+inc" office:value-type="float" office:value="4.20166015625" calcext:value-type="float">
            <text:p>4,20166015625</text:p>
          </table:table-cell>
          <table:table-cell table:number-columns-repeated="5"/>
        </table:table-row>
        <table:table-row table:style-name="ro1">
          <table:table-cell office:value-type="float" office:value="3443" calcext:value-type="float">
            <text:p>3443</text:p>
          </table:table-cell>
          <table:table-cell table:formula="of:=[.B3443]+inc" office:value-type="float" office:value="4.202880859375" calcext:value-type="float">
            <text:p>4,202880859375</text:p>
          </table:table-cell>
          <table:table-cell table:number-columns-repeated="5"/>
        </table:table-row>
        <table:table-row table:style-name="ro1">
          <table:table-cell office:value-type="float" office:value="3444" calcext:value-type="float">
            <text:p>3444</text:p>
          </table:table-cell>
          <table:table-cell table:formula="of:=[.B3444]+inc" office:value-type="float" office:value="4.2041015625" calcext:value-type="float">
            <text:p>4,2041015625</text:p>
          </table:table-cell>
          <table:table-cell table:number-columns-repeated="5"/>
        </table:table-row>
        <table:table-row table:style-name="ro1">
          <table:table-cell office:value-type="float" office:value="3445" calcext:value-type="float">
            <text:p>3445</text:p>
          </table:table-cell>
          <table:table-cell table:formula="of:=[.B3445]+inc" office:value-type="float" office:value="4.205322265625" calcext:value-type="float">
            <text:p>4,205322265625</text:p>
          </table:table-cell>
          <table:table-cell table:number-columns-repeated="5"/>
        </table:table-row>
        <table:table-row table:style-name="ro1">
          <table:table-cell office:value-type="float" office:value="3446" calcext:value-type="float">
            <text:p>3446</text:p>
          </table:table-cell>
          <table:table-cell table:formula="of:=[.B3446]+inc" office:value-type="float" office:value="4.20654296875" calcext:value-type="float">
            <text:p>4,20654296875</text:p>
          </table:table-cell>
          <table:table-cell table:number-columns-repeated="5"/>
        </table:table-row>
        <table:table-row table:style-name="ro1">
          <table:table-cell office:value-type="float" office:value="3447" calcext:value-type="float">
            <text:p>3447</text:p>
          </table:table-cell>
          <table:table-cell table:formula="of:=[.B3447]+inc" office:value-type="float" office:value="4.207763671875" calcext:value-type="float">
            <text:p>4,207763671875</text:p>
          </table:table-cell>
          <table:table-cell table:number-columns-repeated="5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formula="of:=[.B3448]+inc" office:value-type="float" office:value="4.208984375" calcext:value-type="float">
            <text:p>4,208984375</text:p>
          </table:table-cell>
          <table:table-cell table:number-columns-repeated="5"/>
        </table:table-row>
        <table:table-row table:style-name="ro1">
          <table:table-cell office:value-type="float" office:value="3449" calcext:value-type="float">
            <text:p>3449</text:p>
          </table:table-cell>
          <table:table-cell table:formula="of:=[.B3449]+inc" office:value-type="float" office:value="4.210205078125" calcext:value-type="float">
            <text:p>4,210205078125</text:p>
          </table:table-cell>
          <table:table-cell table:number-columns-repeated="5"/>
        </table:table-row>
        <table:table-row table:style-name="ro1">
          <table:table-cell office:value-type="float" office:value="3450" calcext:value-type="float">
            <text:p>3450</text:p>
          </table:table-cell>
          <table:table-cell table:formula="of:=[.B3450]+inc" office:value-type="float" office:value="4.21142578125" calcext:value-type="float">
            <text:p>4,21142578125</text:p>
          </table:table-cell>
          <table:table-cell table:number-columns-repeated="5"/>
        </table:table-row>
        <table:table-row table:style-name="ro1">
          <table:table-cell office:value-type="float" office:value="3451" calcext:value-type="float">
            <text:p>3451</text:p>
          </table:table-cell>
          <table:table-cell table:formula="of:=[.B3451]+inc" office:value-type="float" office:value="4.212646484375" calcext:value-type="float">
            <text:p>4,212646484375</text:p>
          </table:table-cell>
          <table:table-cell table:number-columns-repeated="5"/>
        </table:table-row>
        <table:table-row table:style-name="ro1">
          <table:table-cell office:value-type="float" office:value="3452" calcext:value-type="float">
            <text:p>3452</text:p>
          </table:table-cell>
          <table:table-cell table:formula="of:=[.B3452]+inc" office:value-type="float" office:value="4.2138671875" calcext:value-type="float">
            <text:p>4,2138671875</text:p>
          </table:table-cell>
          <table:table-cell table:number-columns-repeated="5"/>
        </table:table-row>
        <table:table-row table:style-name="ro1">
          <table:table-cell office:value-type="float" office:value="3453" calcext:value-type="float">
            <text:p>3453</text:p>
          </table:table-cell>
          <table:table-cell table:formula="of:=[.B3453]+inc" office:value-type="float" office:value="4.215087890625" calcext:value-type="float">
            <text:p>4,215087890625</text:p>
          </table:table-cell>
          <table:table-cell table:number-columns-repeated="5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formula="of:=[.B3454]+inc" office:value-type="float" office:value="4.21630859375" calcext:value-type="float">
            <text:p>4,21630859375</text:p>
          </table:table-cell>
          <table:table-cell table:number-columns-repeated="5"/>
        </table:table-row>
        <table:table-row table:style-name="ro1">
          <table:table-cell office:value-type="float" office:value="3455" calcext:value-type="float">
            <text:p>3455</text:p>
          </table:table-cell>
          <table:table-cell table:formula="of:=[.B3455]+inc" office:value-type="float" office:value="4.217529296875" calcext:value-type="float">
            <text:p>4,217529296875</text:p>
          </table:table-cell>
          <table:table-cell table:number-columns-repeated="5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formula="of:=[.B3456]+inc" office:value-type="float" office:value="4.21875" calcext:value-type="float">
            <text:p>4,21875</text:p>
          </table:table-cell>
          <table:table-cell table:number-columns-repeated="5"/>
        </table:table-row>
        <table:table-row table:style-name="ro1">
          <table:table-cell office:value-type="float" office:value="3457" calcext:value-type="float">
            <text:p>3457</text:p>
          </table:table-cell>
          <table:table-cell table:formula="of:=[.B3457]+inc" office:value-type="float" office:value="4.219970703125" calcext:value-type="float">
            <text:p>4,219970703125</text:p>
          </table:table-cell>
          <table:table-cell table:number-columns-repeated="5"/>
        </table:table-row>
        <table:table-row table:style-name="ro1">
          <table:table-cell office:value-type="float" office:value="3458" calcext:value-type="float">
            <text:p>3458</text:p>
          </table:table-cell>
          <table:table-cell table:formula="of:=[.B3458]+inc" office:value-type="float" office:value="4.22119140625" calcext:value-type="float">
            <text:p>4,22119140625</text:p>
          </table:table-cell>
          <table:table-cell table:number-columns-repeated="5"/>
        </table:table-row>
        <table:table-row table:style-name="ro1">
          <table:table-cell office:value-type="float" office:value="3459" calcext:value-type="float">
            <text:p>3459</text:p>
          </table:table-cell>
          <table:table-cell table:formula="of:=[.B3459]+inc" office:value-type="float" office:value="4.222412109375" calcext:value-type="float">
            <text:p>4,222412109375</text:p>
          </table:table-cell>
          <table:table-cell table:number-columns-repeated="5"/>
        </table:table-row>
        <table:table-row table:style-name="ro1">
          <table:table-cell office:value-type="float" office:value="3460" calcext:value-type="float">
            <text:p>3460</text:p>
          </table:table-cell>
          <table:table-cell table:formula="of:=[.B3460]+inc" office:value-type="float" office:value="4.2236328125" calcext:value-type="float">
            <text:p>4,2236328125</text:p>
          </table:table-cell>
          <table:table-cell table:number-columns-repeated="5"/>
        </table:table-row>
        <table:table-row table:style-name="ro1">
          <table:table-cell office:value-type="float" office:value="3461" calcext:value-type="float">
            <text:p>3461</text:p>
          </table:table-cell>
          <table:table-cell table:formula="of:=[.B3461]+inc" office:value-type="float" office:value="4.224853515625" calcext:value-type="float">
            <text:p>4,224853515625</text:p>
          </table:table-cell>
          <table:table-cell table:number-columns-repeated="5"/>
        </table:table-row>
        <table:table-row table:style-name="ro1">
          <table:table-cell office:value-type="float" office:value="3462" calcext:value-type="float">
            <text:p>3462</text:p>
          </table:table-cell>
          <table:table-cell table:formula="of:=[.B3462]+inc" office:value-type="float" office:value="4.22607421875" calcext:value-type="float">
            <text:p>4,22607421875</text:p>
          </table:table-cell>
          <table:table-cell table:number-columns-repeated="5"/>
        </table:table-row>
        <table:table-row table:style-name="ro1">
          <table:table-cell office:value-type="float" office:value="3463" calcext:value-type="float">
            <text:p>3463</text:p>
          </table:table-cell>
          <table:table-cell table:formula="of:=[.B3463]+inc" office:value-type="float" office:value="4.227294921875" calcext:value-type="float">
            <text:p>4,227294921875</text:p>
          </table:table-cell>
          <table:table-cell table:number-columns-repeated="5"/>
        </table:table-row>
        <table:table-row table:style-name="ro1">
          <table:table-cell office:value-type="float" office:value="3464" calcext:value-type="float">
            <text:p>3464</text:p>
          </table:table-cell>
          <table:table-cell table:formula="of:=[.B3464]+inc" office:value-type="float" office:value="4.228515625" calcext:value-type="float">
            <text:p>4,228515625</text:p>
          </table:table-cell>
          <table:table-cell table:number-columns-repeated="5"/>
        </table:table-row>
        <table:table-row table:style-name="ro1">
          <table:table-cell office:value-type="float" office:value="3465" calcext:value-type="float">
            <text:p>3465</text:p>
          </table:table-cell>
          <table:table-cell table:formula="of:=[.B3465]+inc" office:value-type="float" office:value="4.229736328125" calcext:value-type="float">
            <text:p>4,229736328125</text:p>
          </table:table-cell>
          <table:table-cell table:number-columns-repeated="5"/>
        </table:table-row>
        <table:table-row table:style-name="ro1">
          <table:table-cell office:value-type="float" office:value="3466" calcext:value-type="float">
            <text:p>3466</text:p>
          </table:table-cell>
          <table:table-cell table:formula="of:=[.B3466]+inc" office:value-type="float" office:value="4.23095703125" calcext:value-type="float">
            <text:p>4,23095703125</text:p>
          </table:table-cell>
          <table:table-cell table:number-columns-repeated="5"/>
        </table:table-row>
        <table:table-row table:style-name="ro1">
          <table:table-cell office:value-type="float" office:value="3467" calcext:value-type="float">
            <text:p>3467</text:p>
          </table:table-cell>
          <table:table-cell table:formula="of:=[.B3467]+inc" office:value-type="float" office:value="4.232177734375" calcext:value-type="float">
            <text:p>4,232177734375</text:p>
          </table:table-cell>
          <table:table-cell table:number-columns-repeated="5"/>
        </table:table-row>
        <table:table-row table:style-name="ro1">
          <table:table-cell office:value-type="float" office:value="3468" calcext:value-type="float">
            <text:p>3468</text:p>
          </table:table-cell>
          <table:table-cell table:formula="of:=[.B3468]+inc" office:value-type="float" office:value="4.2333984375" calcext:value-type="float">
            <text:p>4,2333984375</text:p>
          </table:table-cell>
          <table:table-cell table:number-columns-repeated="5"/>
        </table:table-row>
        <table:table-row table:style-name="ro1">
          <table:table-cell office:value-type="float" office:value="3469" calcext:value-type="float">
            <text:p>3469</text:p>
          </table:table-cell>
          <table:table-cell table:formula="of:=[.B3469]+inc" office:value-type="float" office:value="4.234619140625" calcext:value-type="float">
            <text:p>4,234619140625</text:p>
          </table:table-cell>
          <table:table-cell table:number-columns-repeated="5"/>
        </table:table-row>
        <table:table-row table:style-name="ro1">
          <table:table-cell office:value-type="float" office:value="3470" calcext:value-type="float">
            <text:p>3470</text:p>
          </table:table-cell>
          <table:table-cell table:formula="of:=[.B3470]+inc" office:value-type="float" office:value="4.23583984375" calcext:value-type="float">
            <text:p>4,23583984375</text:p>
          </table:table-cell>
          <table:table-cell table:number-columns-repeated="5"/>
        </table:table-row>
        <table:table-row table:style-name="ro1">
          <table:table-cell office:value-type="float" office:value="3471" calcext:value-type="float">
            <text:p>3471</text:p>
          </table:table-cell>
          <table:table-cell table:formula="of:=[.B3471]+inc" office:value-type="float" office:value="4.237060546875" calcext:value-type="float">
            <text:p>4,237060546875</text:p>
          </table:table-cell>
          <table:table-cell table:number-columns-repeated="5"/>
        </table:table-row>
        <table:table-row table:style-name="ro1">
          <table:table-cell office:value-type="float" office:value="3472" calcext:value-type="float">
            <text:p>3472</text:p>
          </table:table-cell>
          <table:table-cell table:formula="of:=[.B3472]+inc" office:value-type="float" office:value="4.23828125" calcext:value-type="float">
            <text:p>4,23828125</text:p>
          </table:table-cell>
          <table:table-cell table:number-columns-repeated="5"/>
        </table:table-row>
        <table:table-row table:style-name="ro1">
          <table:table-cell office:value-type="float" office:value="3473" calcext:value-type="float">
            <text:p>3473</text:p>
          </table:table-cell>
          <table:table-cell table:formula="of:=[.B3473]+inc" office:value-type="float" office:value="4.239501953125" calcext:value-type="float">
            <text:p>4,239501953125</text:p>
          </table:table-cell>
          <table:table-cell table:number-columns-repeated="5"/>
        </table:table-row>
        <table:table-row table:style-name="ro1">
          <table:table-cell office:value-type="float" office:value="3474" calcext:value-type="float">
            <text:p>3474</text:p>
          </table:table-cell>
          <table:table-cell table:formula="of:=[.B3474]+inc" office:value-type="float" office:value="4.24072265625" calcext:value-type="float">
            <text:p>4,24072265625</text:p>
          </table:table-cell>
          <table:table-cell table:number-columns-repeated="5"/>
        </table:table-row>
        <table:table-row table:style-name="ro1">
          <table:table-cell office:value-type="float" office:value="3475" calcext:value-type="float">
            <text:p>3475</text:p>
          </table:table-cell>
          <table:table-cell table:formula="of:=[.B3475]+inc" office:value-type="float" office:value="4.241943359375" calcext:value-type="float">
            <text:p>4,241943359375</text:p>
          </table:table-cell>
          <table:table-cell table:number-columns-repeated="5"/>
        </table:table-row>
        <table:table-row table:style-name="ro1">
          <table:table-cell office:value-type="float" office:value="3476" calcext:value-type="float">
            <text:p>3476</text:p>
          </table:table-cell>
          <table:table-cell table:formula="of:=[.B3476]+inc" office:value-type="float" office:value="4.2431640625" calcext:value-type="float">
            <text:p>4,2431640625</text:p>
          </table:table-cell>
          <table:table-cell table:number-columns-repeated="5"/>
        </table:table-row>
        <table:table-row table:style-name="ro1">
          <table:table-cell office:value-type="float" office:value="3477" calcext:value-type="float">
            <text:p>3477</text:p>
          </table:table-cell>
          <table:table-cell table:formula="of:=[.B3477]+inc" office:value-type="float" office:value="4.244384765625" calcext:value-type="float">
            <text:p>4,244384765625</text:p>
          </table:table-cell>
          <table:table-cell table:number-columns-repeated="5"/>
        </table:table-row>
        <table:table-row table:style-name="ro1">
          <table:table-cell office:value-type="float" office:value="3478" calcext:value-type="float">
            <text:p>3478</text:p>
          </table:table-cell>
          <table:table-cell table:formula="of:=[.B3478]+inc" office:value-type="float" office:value="4.24560546875" calcext:value-type="float">
            <text:p>4,24560546875</text:p>
          </table:table-cell>
          <table:table-cell table:number-columns-repeated="5"/>
        </table:table-row>
        <table:table-row table:style-name="ro1">
          <table:table-cell office:value-type="float" office:value="3479" calcext:value-type="float">
            <text:p>3479</text:p>
          </table:table-cell>
          <table:table-cell table:formula="of:=[.B3479]+inc" office:value-type="float" office:value="4.246826171875" calcext:value-type="float">
            <text:p>4,246826171875</text:p>
          </table:table-cell>
          <table:table-cell table:number-columns-repeated="5"/>
        </table:table-row>
        <table:table-row table:style-name="ro1">
          <table:table-cell office:value-type="float" office:value="3480" calcext:value-type="float">
            <text:p>3480</text:p>
          </table:table-cell>
          <table:table-cell table:formula="of:=[.B3480]+inc" office:value-type="float" office:value="4.248046875" calcext:value-type="float">
            <text:p>4,248046875</text:p>
          </table:table-cell>
          <table:table-cell table:number-columns-repeated="5"/>
        </table:table-row>
        <table:table-row table:style-name="ro1">
          <table:table-cell office:value-type="float" office:value="3481" calcext:value-type="float">
            <text:p>3481</text:p>
          </table:table-cell>
          <table:table-cell table:formula="of:=[.B3481]+inc" office:value-type="float" office:value="4.249267578125" calcext:value-type="float">
            <text:p>4,249267578125</text:p>
          </table:table-cell>
          <table:table-cell table:number-columns-repeated="5"/>
        </table:table-row>
        <table:table-row table:style-name="ro1">
          <table:table-cell office:value-type="float" office:value="3482" calcext:value-type="float">
            <text:p>3482</text:p>
          </table:table-cell>
          <table:table-cell table:formula="of:=[.B3482]+inc" office:value-type="float" office:value="4.25048828125" calcext:value-type="float">
            <text:p>4,25048828125</text:p>
          </table:table-cell>
          <table:table-cell table:number-columns-repeated="5"/>
        </table:table-row>
        <table:table-row table:style-name="ro1">
          <table:table-cell office:value-type="float" office:value="3483" calcext:value-type="float">
            <text:p>3483</text:p>
          </table:table-cell>
          <table:table-cell table:formula="of:=[.B3483]+inc" office:value-type="float" office:value="4.251708984375" calcext:value-type="float">
            <text:p>4,251708984375</text:p>
          </table:table-cell>
          <table:table-cell table:number-columns-repeated="5"/>
        </table:table-row>
        <table:table-row table:style-name="ro1">
          <table:table-cell office:value-type="float" office:value="3484" calcext:value-type="float">
            <text:p>3484</text:p>
          </table:table-cell>
          <table:table-cell table:formula="of:=[.B3484]+inc" office:value-type="float" office:value="4.2529296875" calcext:value-type="float">
            <text:p>4,2529296875</text:p>
          </table:table-cell>
          <table:table-cell table:number-columns-repeated="5"/>
        </table:table-row>
        <table:table-row table:style-name="ro1">
          <table:table-cell office:value-type="float" office:value="3485" calcext:value-type="float">
            <text:p>3485</text:p>
          </table:table-cell>
          <table:table-cell table:formula="of:=[.B3485]+inc" office:value-type="float" office:value="4.254150390625" calcext:value-type="float">
            <text:p>4,254150390625</text:p>
          </table:table-cell>
          <table:table-cell table:number-columns-repeated="5"/>
        </table:table-row>
        <table:table-row table:style-name="ro1">
          <table:table-cell office:value-type="float" office:value="3486" calcext:value-type="float">
            <text:p>3486</text:p>
          </table:table-cell>
          <table:table-cell table:formula="of:=[.B3486]+inc" office:value-type="float" office:value="4.25537109375" calcext:value-type="float">
            <text:p>4,25537109375</text:p>
          </table:table-cell>
          <table:table-cell table:number-columns-repeated="5"/>
        </table:table-row>
        <table:table-row table:style-name="ro1">
          <table:table-cell office:value-type="float" office:value="3487" calcext:value-type="float">
            <text:p>3487</text:p>
          </table:table-cell>
          <table:table-cell table:formula="of:=[.B3487]+inc" office:value-type="float" office:value="4.256591796875" calcext:value-type="float">
            <text:p>4,256591796875</text:p>
          </table:table-cell>
          <table:table-cell table:number-columns-repeated="5"/>
        </table:table-row>
        <table:table-row table:style-name="ro1">
          <table:table-cell office:value-type="float" office:value="3488" calcext:value-type="float">
            <text:p>3488</text:p>
          </table:table-cell>
          <table:table-cell table:formula="of:=[.B3488]+inc" office:value-type="float" office:value="4.2578125" calcext:value-type="float">
            <text:p>4,2578125</text:p>
          </table:table-cell>
          <table:table-cell table:number-columns-repeated="5"/>
        </table:table-row>
        <table:table-row table:style-name="ro1">
          <table:table-cell office:value-type="float" office:value="3489" calcext:value-type="float">
            <text:p>3489</text:p>
          </table:table-cell>
          <table:table-cell table:formula="of:=[.B3489]+inc" office:value-type="float" office:value="4.259033203125" calcext:value-type="float">
            <text:p>4,259033203125</text:p>
          </table:table-cell>
          <table:table-cell table:number-columns-repeated="5"/>
        </table:table-row>
        <table:table-row table:style-name="ro1">
          <table:table-cell office:value-type="float" office:value="3490" calcext:value-type="float">
            <text:p>3490</text:p>
          </table:table-cell>
          <table:table-cell table:formula="of:=[.B3490]+inc" office:value-type="float" office:value="4.26025390625" calcext:value-type="float">
            <text:p>4,26025390625</text:p>
          </table:table-cell>
          <table:table-cell table:number-columns-repeated="5"/>
        </table:table-row>
        <table:table-row table:style-name="ro1">
          <table:table-cell office:value-type="float" office:value="3491" calcext:value-type="float">
            <text:p>3491</text:p>
          </table:table-cell>
          <table:table-cell table:formula="of:=[.B3491]+inc" office:value-type="float" office:value="4.261474609375" calcext:value-type="float">
            <text:p>4,261474609375</text:p>
          </table:table-cell>
          <table:table-cell table:number-columns-repeated="5"/>
        </table:table-row>
        <table:table-row table:style-name="ro1">
          <table:table-cell office:value-type="float" office:value="3492" calcext:value-type="float">
            <text:p>3492</text:p>
          </table:table-cell>
          <table:table-cell table:formula="of:=[.B3492]+inc" office:value-type="float" office:value="4.2626953125" calcext:value-type="float">
            <text:p>4,2626953125</text:p>
          </table:table-cell>
          <table:table-cell table:number-columns-repeated="5"/>
        </table:table-row>
        <table:table-row table:style-name="ro1">
          <table:table-cell office:value-type="float" office:value="3493" calcext:value-type="float">
            <text:p>3493</text:p>
          </table:table-cell>
          <table:table-cell table:formula="of:=[.B3493]+inc" office:value-type="float" office:value="4.263916015625" calcext:value-type="float">
            <text:p>4,263916015625</text:p>
          </table:table-cell>
          <table:table-cell table:number-columns-repeated="5"/>
        </table:table-row>
        <table:table-row table:style-name="ro1">
          <table:table-cell office:value-type="float" office:value="3494" calcext:value-type="float">
            <text:p>3494</text:p>
          </table:table-cell>
          <table:table-cell table:formula="of:=[.B3494]+inc" office:value-type="float" office:value="4.26513671875" calcext:value-type="float">
            <text:p>4,26513671875</text:p>
          </table:table-cell>
          <table:table-cell table:number-columns-repeated="5"/>
        </table:table-row>
        <table:table-row table:style-name="ro1">
          <table:table-cell office:value-type="float" office:value="3495" calcext:value-type="float">
            <text:p>3495</text:p>
          </table:table-cell>
          <table:table-cell table:formula="of:=[.B3495]+inc" office:value-type="float" office:value="4.266357421875" calcext:value-type="float">
            <text:p>4,266357421875</text:p>
          </table:table-cell>
          <table:table-cell table:number-columns-repeated="5"/>
        </table:table-row>
        <table:table-row table:style-name="ro1">
          <table:table-cell office:value-type="float" office:value="3496" calcext:value-type="float">
            <text:p>3496</text:p>
          </table:table-cell>
          <table:table-cell table:formula="of:=[.B3496]+inc" office:value-type="float" office:value="4.267578125" calcext:value-type="float">
            <text:p>4,267578125</text:p>
          </table:table-cell>
          <table:table-cell table:number-columns-repeated="5"/>
        </table:table-row>
        <table:table-row table:style-name="ro1">
          <table:table-cell office:value-type="float" office:value="3497" calcext:value-type="float">
            <text:p>3497</text:p>
          </table:table-cell>
          <table:table-cell table:formula="of:=[.B3497]+inc" office:value-type="float" office:value="4.268798828125" calcext:value-type="float">
            <text:p>4,268798828125</text:p>
          </table:table-cell>
          <table:table-cell table:number-columns-repeated="5"/>
        </table:table-row>
        <table:table-row table:style-name="ro1">
          <table:table-cell office:value-type="float" office:value="3498" calcext:value-type="float">
            <text:p>3498</text:p>
          </table:table-cell>
          <table:table-cell table:formula="of:=[.B3498]+inc" office:value-type="float" office:value="4.27001953125" calcext:value-type="float">
            <text:p>4,27001953125</text:p>
          </table:table-cell>
          <table:table-cell table:number-columns-repeated="5"/>
        </table:table-row>
        <table:table-row table:style-name="ro1">
          <table:table-cell office:value-type="float" office:value="3499" calcext:value-type="float">
            <text:p>3499</text:p>
          </table:table-cell>
          <table:table-cell table:formula="of:=[.B3499]+inc" office:value-type="float" office:value="4.271240234375" calcext:value-type="float">
            <text:p>4,271240234375</text:p>
          </table:table-cell>
          <table:table-cell table:number-columns-repeated="5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[.B3500]+inc" office:value-type="float" office:value="4.2724609375" calcext:value-type="float">
            <text:p>4,2724609375</text:p>
          </table:table-cell>
          <table:table-cell table:number-columns-repeated="5"/>
        </table:table-row>
        <table:table-row table:style-name="ro1">
          <table:table-cell office:value-type="float" office:value="3501" calcext:value-type="float">
            <text:p>3501</text:p>
          </table:table-cell>
          <table:table-cell table:formula="of:=[.B3501]+inc" office:value-type="float" office:value="4.273681640625" calcext:value-type="float">
            <text:p>4,273681640625</text:p>
          </table:table-cell>
          <table:table-cell table:number-columns-repeated="5"/>
        </table:table-row>
        <table:table-row table:style-name="ro1">
          <table:table-cell office:value-type="float" office:value="3502" calcext:value-type="float">
            <text:p>3502</text:p>
          </table:table-cell>
          <table:table-cell table:formula="of:=[.B3502]+inc" office:value-type="float" office:value="4.27490234375" calcext:value-type="float">
            <text:p>4,27490234375</text:p>
          </table:table-cell>
          <table:table-cell table:number-columns-repeated="5"/>
        </table:table-row>
        <table:table-row table:style-name="ro1">
          <table:table-cell office:value-type="float" office:value="3503" calcext:value-type="float">
            <text:p>3503</text:p>
          </table:table-cell>
          <table:table-cell table:formula="of:=[.B3503]+inc" office:value-type="float" office:value="4.276123046875" calcext:value-type="float">
            <text:p>4,276123046875</text:p>
          </table:table-cell>
          <table:table-cell table:number-columns-repeated="5"/>
        </table:table-row>
        <table:table-row table:style-name="ro1">
          <table:table-cell office:value-type="float" office:value="3504" calcext:value-type="float">
            <text:p>3504</text:p>
          </table:table-cell>
          <table:table-cell table:formula="of:=[.B3504]+inc" office:value-type="float" office:value="4.27734375" calcext:value-type="float">
            <text:p>4,27734375</text:p>
          </table:table-cell>
          <table:table-cell table:number-columns-repeated="5"/>
        </table:table-row>
        <table:table-row table:style-name="ro1">
          <table:table-cell office:value-type="float" office:value="3505" calcext:value-type="float">
            <text:p>3505</text:p>
          </table:table-cell>
          <table:table-cell table:formula="of:=[.B3505]+inc" office:value-type="float" office:value="4.278564453125" calcext:value-type="float">
            <text:p>4,278564453125</text:p>
          </table:table-cell>
          <table:table-cell table:number-columns-repeated="5"/>
        </table:table-row>
        <table:table-row table:style-name="ro1">
          <table:table-cell office:value-type="float" office:value="3506" calcext:value-type="float">
            <text:p>3506</text:p>
          </table:table-cell>
          <table:table-cell table:formula="of:=[.B3506]+inc" office:value-type="float" office:value="4.27978515625" calcext:value-type="float">
            <text:p>4,27978515625</text:p>
          </table:table-cell>
          <table:table-cell table:number-columns-repeated="5"/>
        </table:table-row>
        <table:table-row table:style-name="ro1">
          <table:table-cell office:value-type="float" office:value="3507" calcext:value-type="float">
            <text:p>3507</text:p>
          </table:table-cell>
          <table:table-cell table:formula="of:=[.B3507]+inc" office:value-type="float" office:value="4.281005859375" calcext:value-type="float">
            <text:p>4,281005859375</text:p>
          </table:table-cell>
          <table:table-cell table:number-columns-repeated="5"/>
        </table:table-row>
        <table:table-row table:style-name="ro1">
          <table:table-cell office:value-type="float" office:value="3508" calcext:value-type="float">
            <text:p>3508</text:p>
          </table:table-cell>
          <table:table-cell table:formula="of:=[.B3508]+inc" office:value-type="float" office:value="4.2822265625" calcext:value-type="float">
            <text:p>4,2822265625</text:p>
          </table:table-cell>
          <table:table-cell table:number-columns-repeated="5"/>
        </table:table-row>
        <table:table-row table:style-name="ro1">
          <table:table-cell office:value-type="float" office:value="3509" calcext:value-type="float">
            <text:p>3509</text:p>
          </table:table-cell>
          <table:table-cell table:formula="of:=[.B3509]+inc" office:value-type="float" office:value="4.283447265625" calcext:value-type="float">
            <text:p>4,283447265625</text:p>
          </table:table-cell>
          <table:table-cell table:number-columns-repeated="5"/>
        </table:table-row>
        <table:table-row table:style-name="ro1">
          <table:table-cell office:value-type="float" office:value="3510" calcext:value-type="float">
            <text:p>3510</text:p>
          </table:table-cell>
          <table:table-cell table:formula="of:=[.B3510]+inc" office:value-type="float" office:value="4.28466796875" calcext:value-type="float">
            <text:p>4,28466796875</text:p>
          </table:table-cell>
          <table:table-cell table:number-columns-repeated="5"/>
        </table:table-row>
        <table:table-row table:style-name="ro1">
          <table:table-cell office:value-type="float" office:value="3511" calcext:value-type="float">
            <text:p>3511</text:p>
          </table:table-cell>
          <table:table-cell table:formula="of:=[.B3511]+inc" office:value-type="float" office:value="4.285888671875" calcext:value-type="float">
            <text:p>4,285888671875</text:p>
          </table:table-cell>
          <table:table-cell table:number-columns-repeated="5"/>
        </table:table-row>
        <table:table-row table:style-name="ro1">
          <table:table-cell office:value-type="float" office:value="3512" calcext:value-type="float">
            <text:p>3512</text:p>
          </table:table-cell>
          <table:table-cell table:formula="of:=[.B3512]+inc" office:value-type="float" office:value="4.287109375" calcext:value-type="float">
            <text:p>4,287109375</text:p>
          </table:table-cell>
          <table:table-cell table:number-columns-repeated="5"/>
        </table:table-row>
        <table:table-row table:style-name="ro1">
          <table:table-cell office:value-type="float" office:value="3513" calcext:value-type="float">
            <text:p>3513</text:p>
          </table:table-cell>
          <table:table-cell table:formula="of:=[.B3513]+inc" office:value-type="float" office:value="4.288330078125" calcext:value-type="float">
            <text:p>4,288330078125</text:p>
          </table:table-cell>
          <table:table-cell table:number-columns-repeated="5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formula="of:=[.B3514]+inc" office:value-type="float" office:value="4.28955078125" calcext:value-type="float">
            <text:p>4,28955078125</text:p>
          </table:table-cell>
          <table:table-cell table:number-columns-repeated="5"/>
        </table:table-row>
        <table:table-row table:style-name="ro1">
          <table:table-cell office:value-type="float" office:value="3515" calcext:value-type="float">
            <text:p>3515</text:p>
          </table:table-cell>
          <table:table-cell table:formula="of:=[.B3515]+inc" office:value-type="float" office:value="4.290771484375" calcext:value-type="float">
            <text:p>4,290771484375</text:p>
          </table:table-cell>
          <table:table-cell table:number-columns-repeated="5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formula="of:=[.B3516]+inc" office:value-type="float" office:value="4.2919921875" calcext:value-type="float">
            <text:p>4,2919921875</text:p>
          </table:table-cell>
          <table:table-cell table:number-columns-repeated="5"/>
        </table:table-row>
        <table:table-row table:style-name="ro1">
          <table:table-cell office:value-type="float" office:value="3517" calcext:value-type="float">
            <text:p>3517</text:p>
          </table:table-cell>
          <table:table-cell table:formula="of:=[.B3517]+inc" office:value-type="float" office:value="4.293212890625" calcext:value-type="float">
            <text:p>4,293212890625</text:p>
          </table:table-cell>
          <table:table-cell table:number-columns-repeated="5"/>
        </table:table-row>
        <table:table-row table:style-name="ro1">
          <table:table-cell office:value-type="float" office:value="3518" calcext:value-type="float">
            <text:p>3518</text:p>
          </table:table-cell>
          <table:table-cell table:formula="of:=[.B3518]+inc" office:value-type="float" office:value="4.29443359375" calcext:value-type="float">
            <text:p>4,29443359375</text:p>
          </table:table-cell>
          <table:table-cell table:number-columns-repeated="5"/>
        </table:table-row>
        <table:table-row table:style-name="ro1">
          <table:table-cell office:value-type="float" office:value="3519" calcext:value-type="float">
            <text:p>3519</text:p>
          </table:table-cell>
          <table:table-cell table:formula="of:=[.B3519]+inc" office:value-type="float" office:value="4.295654296875" calcext:value-type="float">
            <text:p>4,295654296875</text:p>
          </table:table-cell>
          <table:table-cell table:number-columns-repeated="5"/>
        </table:table-row>
        <table:table-row table:style-name="ro1">
          <table:table-cell office:value-type="float" office:value="3520" calcext:value-type="float">
            <text:p>3520</text:p>
          </table:table-cell>
          <table:table-cell table:formula="of:=[.B3520]+inc" office:value-type="float" office:value="4.296875" calcext:value-type="float">
            <text:p>4,296875</text:p>
          </table:table-cell>
          <table:table-cell table:number-columns-repeated="5"/>
        </table:table-row>
        <table:table-row table:style-name="ro1">
          <table:table-cell office:value-type="float" office:value="3521" calcext:value-type="float">
            <text:p>3521</text:p>
          </table:table-cell>
          <table:table-cell table:formula="of:=[.B3521]+inc" office:value-type="float" office:value="4.298095703125" calcext:value-type="float">
            <text:p>4,298095703125</text:p>
          </table:table-cell>
          <table:table-cell table:number-columns-repeated="5"/>
        </table:table-row>
        <table:table-row table:style-name="ro1">
          <table:table-cell office:value-type="float" office:value="3522" calcext:value-type="float">
            <text:p>3522</text:p>
          </table:table-cell>
          <table:table-cell table:formula="of:=[.B3522]+inc" office:value-type="float" office:value="4.29931640625" calcext:value-type="float">
            <text:p>4,29931640625</text:p>
          </table:table-cell>
          <table:table-cell table:number-columns-repeated="5"/>
        </table:table-row>
        <table:table-row table:style-name="ro1">
          <table:table-cell office:value-type="float" office:value="3523" calcext:value-type="float">
            <text:p>3523</text:p>
          </table:table-cell>
          <table:table-cell table:formula="of:=[.B3523]+inc" office:value-type="float" office:value="4.300537109375" calcext:value-type="float">
            <text:p>4,300537109375</text:p>
          </table:table-cell>
          <table:table-cell table:number-columns-repeated="5"/>
        </table:table-row>
        <table:table-row table:style-name="ro1">
          <table:table-cell office:value-type="float" office:value="3524" calcext:value-type="float">
            <text:p>3524</text:p>
          </table:table-cell>
          <table:table-cell table:formula="of:=[.B3524]+inc" office:value-type="float" office:value="4.3017578125" calcext:value-type="float">
            <text:p>4,3017578125</text:p>
          </table:table-cell>
          <table:table-cell table:number-columns-repeated="5"/>
        </table:table-row>
        <table:table-row table:style-name="ro1">
          <table:table-cell office:value-type="float" office:value="3525" calcext:value-type="float">
            <text:p>3525</text:p>
          </table:table-cell>
          <table:table-cell table:formula="of:=[.B3525]+inc" office:value-type="float" office:value="4.302978515625" calcext:value-type="float">
            <text:p>4,302978515625</text:p>
          </table:table-cell>
          <table:table-cell table:number-columns-repeated="5"/>
        </table:table-row>
        <table:table-row table:style-name="ro1">
          <table:table-cell office:value-type="float" office:value="3526" calcext:value-type="float">
            <text:p>3526</text:p>
          </table:table-cell>
          <table:table-cell table:formula="of:=[.B3526]+inc" office:value-type="float" office:value="4.30419921875" calcext:value-type="float">
            <text:p>4,30419921875</text:p>
          </table:table-cell>
          <table:table-cell table:number-columns-repeated="5"/>
        </table:table-row>
        <table:table-row table:style-name="ro1">
          <table:table-cell office:value-type="float" office:value="3527" calcext:value-type="float">
            <text:p>3527</text:p>
          </table:table-cell>
          <table:table-cell table:formula="of:=[.B3527]+inc" office:value-type="float" office:value="4.305419921875" calcext:value-type="float">
            <text:p>4,305419921875</text:p>
          </table:table-cell>
          <table:table-cell table:number-columns-repeated="5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formula="of:=[.B3528]+inc" office:value-type="float" office:value="4.306640625" calcext:value-type="float">
            <text:p>4,306640625</text:p>
          </table:table-cell>
          <table:table-cell table:number-columns-repeated="5"/>
        </table:table-row>
        <table:table-row table:style-name="ro1">
          <table:table-cell office:value-type="float" office:value="3529" calcext:value-type="float">
            <text:p>3529</text:p>
          </table:table-cell>
          <table:table-cell table:formula="of:=[.B3529]+inc" office:value-type="float" office:value="4.307861328125" calcext:value-type="float">
            <text:p>4,307861328125</text:p>
          </table:table-cell>
          <table:table-cell table:number-columns-repeated="5"/>
        </table:table-row>
        <table:table-row table:style-name="ro1">
          <table:table-cell office:value-type="float" office:value="3530" calcext:value-type="float">
            <text:p>3530</text:p>
          </table:table-cell>
          <table:table-cell table:formula="of:=[.B3530]+inc" office:value-type="float" office:value="4.30908203125" calcext:value-type="float">
            <text:p>4,30908203125</text:p>
          </table:table-cell>
          <table:table-cell table:number-columns-repeated="5"/>
        </table:table-row>
        <table:table-row table:style-name="ro1">
          <table:table-cell office:value-type="float" office:value="3531" calcext:value-type="float">
            <text:p>3531</text:p>
          </table:table-cell>
          <table:table-cell table:formula="of:=[.B3531]+inc" office:value-type="float" office:value="4.310302734375" calcext:value-type="float">
            <text:p>4,310302734375</text:p>
          </table:table-cell>
          <table:table-cell table:number-columns-repeated="5"/>
        </table:table-row>
        <table:table-row table:style-name="ro1">
          <table:table-cell office:value-type="float" office:value="3532" calcext:value-type="float">
            <text:p>3532</text:p>
          </table:table-cell>
          <table:table-cell table:formula="of:=[.B3532]+inc" office:value-type="float" office:value="4.3115234375" calcext:value-type="float">
            <text:p>4,3115234375</text:p>
          </table:table-cell>
          <table:table-cell table:number-columns-repeated="5"/>
        </table:table-row>
        <table:table-row table:style-name="ro1">
          <table:table-cell office:value-type="float" office:value="3533" calcext:value-type="float">
            <text:p>3533</text:p>
          </table:table-cell>
          <table:table-cell table:formula="of:=[.B3533]+inc" office:value-type="float" office:value="4.312744140625" calcext:value-type="float">
            <text:p>4,312744140625</text:p>
          </table:table-cell>
          <table:table-cell table:number-columns-repeated="5"/>
        </table:table-row>
        <table:table-row table:style-name="ro1">
          <table:table-cell office:value-type="float" office:value="3534" calcext:value-type="float">
            <text:p>3534</text:p>
          </table:table-cell>
          <table:table-cell table:formula="of:=[.B3534]+inc" office:value-type="float" office:value="4.31396484375" calcext:value-type="float">
            <text:p>4,31396484375</text:p>
          </table:table-cell>
          <table:table-cell table:number-columns-repeated="5"/>
        </table:table-row>
        <table:table-row table:style-name="ro1">
          <table:table-cell office:value-type="float" office:value="3535" calcext:value-type="float">
            <text:p>3535</text:p>
          </table:table-cell>
          <table:table-cell table:formula="of:=[.B3535]+inc" office:value-type="float" office:value="4.315185546875" calcext:value-type="float">
            <text:p>4,315185546875</text:p>
          </table:table-cell>
          <table:table-cell table:number-columns-repeated="5"/>
        </table:table-row>
        <table:table-row table:style-name="ro1">
          <table:table-cell office:value-type="float" office:value="3536" calcext:value-type="float">
            <text:p>3536</text:p>
          </table:table-cell>
          <table:table-cell table:formula="of:=[.B3536]+inc" office:value-type="float" office:value="4.31640625" calcext:value-type="float">
            <text:p>4,31640625</text:p>
          </table:table-cell>
          <table:table-cell table:number-columns-repeated="5"/>
        </table:table-row>
        <table:table-row table:style-name="ro1">
          <table:table-cell office:value-type="float" office:value="3537" calcext:value-type="float">
            <text:p>3537</text:p>
          </table:table-cell>
          <table:table-cell table:formula="of:=[.B3537]+inc" office:value-type="float" office:value="4.317626953125" calcext:value-type="float">
            <text:p>4,317626953125</text:p>
          </table:table-cell>
          <table:table-cell table:number-columns-repeated="5"/>
        </table:table-row>
        <table:table-row table:style-name="ro1">
          <table:table-cell office:value-type="float" office:value="3538" calcext:value-type="float">
            <text:p>3538</text:p>
          </table:table-cell>
          <table:table-cell table:formula="of:=[.B3538]+inc" office:value-type="float" office:value="4.31884765625" calcext:value-type="float">
            <text:p>4,31884765625</text:p>
          </table:table-cell>
          <table:table-cell table:number-columns-repeated="5"/>
        </table:table-row>
        <table:table-row table:style-name="ro1">
          <table:table-cell office:value-type="float" office:value="3539" calcext:value-type="float">
            <text:p>3539</text:p>
          </table:table-cell>
          <table:table-cell table:formula="of:=[.B3539]+inc" office:value-type="float" office:value="4.320068359375" calcext:value-type="float">
            <text:p>4,320068359375</text:p>
          </table:table-cell>
          <table:table-cell table:number-columns-repeated="5"/>
        </table:table-row>
        <table:table-row table:style-name="ro1">
          <table:table-cell office:value-type="float" office:value="3540" calcext:value-type="float">
            <text:p>3540</text:p>
          </table:table-cell>
          <table:table-cell table:formula="of:=[.B3540]+inc" office:value-type="float" office:value="4.3212890625" calcext:value-type="float">
            <text:p>4,3212890625</text:p>
          </table:table-cell>
          <table:table-cell table:number-columns-repeated="5"/>
        </table:table-row>
        <table:table-row table:style-name="ro1">
          <table:table-cell office:value-type="float" office:value="3541" calcext:value-type="float">
            <text:p>3541</text:p>
          </table:table-cell>
          <table:table-cell table:formula="of:=[.B3541]+inc" office:value-type="float" office:value="4.322509765625" calcext:value-type="float">
            <text:p>4,322509765625</text:p>
          </table:table-cell>
          <table:table-cell table:number-columns-repeated="5"/>
        </table:table-row>
        <table:table-row table:style-name="ro1">
          <table:table-cell office:value-type="float" office:value="3542" calcext:value-type="float">
            <text:p>3542</text:p>
          </table:table-cell>
          <table:table-cell table:formula="of:=[.B3542]+inc" office:value-type="float" office:value="4.32373046875" calcext:value-type="float">
            <text:p>4,32373046875</text:p>
          </table:table-cell>
          <table:table-cell table:number-columns-repeated="5"/>
        </table:table-row>
        <table:table-row table:style-name="ro1">
          <table:table-cell office:value-type="float" office:value="3543" calcext:value-type="float">
            <text:p>3543</text:p>
          </table:table-cell>
          <table:table-cell table:formula="of:=[.B3543]+inc" office:value-type="float" office:value="4.324951171875" calcext:value-type="float">
            <text:p>4,324951171875</text:p>
          </table:table-cell>
          <table:table-cell table:number-columns-repeated="5"/>
        </table:table-row>
        <table:table-row table:style-name="ro1">
          <table:table-cell office:value-type="float" office:value="3544" calcext:value-type="float">
            <text:p>3544</text:p>
          </table:table-cell>
          <table:table-cell table:formula="of:=[.B3544]+inc" office:value-type="float" office:value="4.326171875" calcext:value-type="float">
            <text:p>4,326171875</text:p>
          </table:table-cell>
          <table:table-cell table:number-columns-repeated="5"/>
        </table:table-row>
        <table:table-row table:style-name="ro1">
          <table:table-cell office:value-type="float" office:value="3545" calcext:value-type="float">
            <text:p>3545</text:p>
          </table:table-cell>
          <table:table-cell table:formula="of:=[.B3545]+inc" office:value-type="float" office:value="4.327392578125" calcext:value-type="float">
            <text:p>4,327392578125</text:p>
          </table:table-cell>
          <table:table-cell table:number-columns-repeated="5"/>
        </table:table-row>
        <table:table-row table:style-name="ro1">
          <table:table-cell office:value-type="float" office:value="3546" calcext:value-type="float">
            <text:p>3546</text:p>
          </table:table-cell>
          <table:table-cell table:formula="of:=[.B3546]+inc" office:value-type="float" office:value="4.32861328125" calcext:value-type="float">
            <text:p>4,32861328125</text:p>
          </table:table-cell>
          <table:table-cell table:number-columns-repeated="5"/>
        </table:table-row>
        <table:table-row table:style-name="ro1">
          <table:table-cell office:value-type="float" office:value="3547" calcext:value-type="float">
            <text:p>3547</text:p>
          </table:table-cell>
          <table:table-cell table:formula="of:=[.B3547]+inc" office:value-type="float" office:value="4.329833984375" calcext:value-type="float">
            <text:p>4,329833984375</text:p>
          </table:table-cell>
          <table:table-cell table:number-columns-repeated="5"/>
        </table:table-row>
        <table:table-row table:style-name="ro1">
          <table:table-cell office:value-type="float" office:value="3548" calcext:value-type="float">
            <text:p>3548</text:p>
          </table:table-cell>
          <table:table-cell table:formula="of:=[.B3548]+inc" office:value-type="float" office:value="4.3310546875" calcext:value-type="float">
            <text:p>4,3310546875</text:p>
          </table:table-cell>
          <table:table-cell table:number-columns-repeated="5"/>
        </table:table-row>
        <table:table-row table:style-name="ro1">
          <table:table-cell office:value-type="float" office:value="3549" calcext:value-type="float">
            <text:p>3549</text:p>
          </table:table-cell>
          <table:table-cell table:formula="of:=[.B3549]+inc" office:value-type="float" office:value="4.332275390625" calcext:value-type="float">
            <text:p>4,332275390625</text:p>
          </table:table-cell>
          <table:table-cell table:number-columns-repeated="5"/>
        </table:table-row>
        <table:table-row table:style-name="ro1">
          <table:table-cell office:value-type="float" office:value="3550" calcext:value-type="float">
            <text:p>3550</text:p>
          </table:table-cell>
          <table:table-cell table:formula="of:=[.B3550]+inc" office:value-type="float" office:value="4.33349609375" calcext:value-type="float">
            <text:p>4,33349609375</text:p>
          </table:table-cell>
          <table:table-cell table:number-columns-repeated="5"/>
        </table:table-row>
        <table:table-row table:style-name="ro1">
          <table:table-cell office:value-type="float" office:value="3551" calcext:value-type="float">
            <text:p>3551</text:p>
          </table:table-cell>
          <table:table-cell table:formula="of:=[.B3551]+inc" office:value-type="float" office:value="4.334716796875" calcext:value-type="float">
            <text:p>4,334716796875</text:p>
          </table:table-cell>
          <table:table-cell table:number-columns-repeated="5"/>
        </table:table-row>
        <table:table-row table:style-name="ro1">
          <table:table-cell office:value-type="float" office:value="3552" calcext:value-type="float">
            <text:p>3552</text:p>
          </table:table-cell>
          <table:table-cell table:formula="of:=[.B3552]+inc" office:value-type="float" office:value="4.3359375" calcext:value-type="float">
            <text:p>4,3359375</text:p>
          </table:table-cell>
          <table:table-cell table:number-columns-repeated="5"/>
        </table:table-row>
        <table:table-row table:style-name="ro1">
          <table:table-cell office:value-type="float" office:value="3553" calcext:value-type="float">
            <text:p>3553</text:p>
          </table:table-cell>
          <table:table-cell table:formula="of:=[.B3553]+inc" office:value-type="float" office:value="4.337158203125" calcext:value-type="float">
            <text:p>4,337158203125</text:p>
          </table:table-cell>
          <table:table-cell table:number-columns-repeated="5"/>
        </table:table-row>
        <table:table-row table:style-name="ro1">
          <table:table-cell office:value-type="float" office:value="3554" calcext:value-type="float">
            <text:p>3554</text:p>
          </table:table-cell>
          <table:table-cell table:formula="of:=[.B3554]+inc" office:value-type="float" office:value="4.33837890625" calcext:value-type="float">
            <text:p>4,33837890625</text:p>
          </table:table-cell>
          <table:table-cell table:number-columns-repeated="5"/>
        </table:table-row>
        <table:table-row table:style-name="ro1">
          <table:table-cell office:value-type="float" office:value="3555" calcext:value-type="float">
            <text:p>3555</text:p>
          </table:table-cell>
          <table:table-cell table:formula="of:=[.B3555]+inc" office:value-type="float" office:value="4.339599609375" calcext:value-type="float">
            <text:p>4,339599609375</text:p>
          </table:table-cell>
          <table:table-cell table:number-columns-repeated="5"/>
        </table:table-row>
        <table:table-row table:style-name="ro1">
          <table:table-cell office:value-type="float" office:value="3556" calcext:value-type="float">
            <text:p>3556</text:p>
          </table:table-cell>
          <table:table-cell table:formula="of:=[.B3556]+inc" office:value-type="float" office:value="4.3408203125" calcext:value-type="float">
            <text:p>4,3408203125</text:p>
          </table:table-cell>
          <table:table-cell table:number-columns-repeated="5"/>
        </table:table-row>
        <table:table-row table:style-name="ro1">
          <table:table-cell office:value-type="float" office:value="3557" calcext:value-type="float">
            <text:p>3557</text:p>
          </table:table-cell>
          <table:table-cell table:formula="of:=[.B3557]+inc" office:value-type="float" office:value="4.342041015625" calcext:value-type="float">
            <text:p>4,342041015625</text:p>
          </table:table-cell>
          <table:table-cell table:number-columns-repeated="5"/>
        </table:table-row>
        <table:table-row table:style-name="ro1">
          <table:table-cell office:value-type="float" office:value="3558" calcext:value-type="float">
            <text:p>3558</text:p>
          </table:table-cell>
          <table:table-cell table:formula="of:=[.B3558]+inc" office:value-type="float" office:value="4.34326171875" calcext:value-type="float">
            <text:p>4,34326171875</text:p>
          </table:table-cell>
          <table:table-cell table:number-columns-repeated="5"/>
        </table:table-row>
        <table:table-row table:style-name="ro1">
          <table:table-cell office:value-type="float" office:value="3559" calcext:value-type="float">
            <text:p>3559</text:p>
          </table:table-cell>
          <table:table-cell table:formula="of:=[.B3559]+inc" office:value-type="float" office:value="4.344482421875" calcext:value-type="float">
            <text:p>4,344482421875</text:p>
          </table:table-cell>
          <table:table-cell table:number-columns-repeated="5"/>
        </table:table-row>
        <table:table-row table:style-name="ro1">
          <table:table-cell office:value-type="float" office:value="3560" calcext:value-type="float">
            <text:p>3560</text:p>
          </table:table-cell>
          <table:table-cell table:formula="of:=[.B3560]+inc" office:value-type="float" office:value="4.345703125" calcext:value-type="float">
            <text:p>4,345703125</text:p>
          </table:table-cell>
          <table:table-cell table:number-columns-repeated="5"/>
        </table:table-row>
        <table:table-row table:style-name="ro1">
          <table:table-cell office:value-type="float" office:value="3561" calcext:value-type="float">
            <text:p>3561</text:p>
          </table:table-cell>
          <table:table-cell table:formula="of:=[.B3561]+inc" office:value-type="float" office:value="4.346923828125" calcext:value-type="float">
            <text:p>4,346923828125</text:p>
          </table:table-cell>
          <table:table-cell table:number-columns-repeated="5"/>
        </table:table-row>
        <table:table-row table:style-name="ro1">
          <table:table-cell office:value-type="float" office:value="3562" calcext:value-type="float">
            <text:p>3562</text:p>
          </table:table-cell>
          <table:table-cell table:formula="of:=[.B3562]+inc" office:value-type="float" office:value="4.34814453125" calcext:value-type="float">
            <text:p>4,34814453125</text:p>
          </table:table-cell>
          <table:table-cell table:number-columns-repeated="5"/>
        </table:table-row>
        <table:table-row table:style-name="ro1">
          <table:table-cell office:value-type="float" office:value="3563" calcext:value-type="float">
            <text:p>3563</text:p>
          </table:table-cell>
          <table:table-cell table:formula="of:=[.B3563]+inc" office:value-type="float" office:value="4.349365234375" calcext:value-type="float">
            <text:p>4,349365234375</text:p>
          </table:table-cell>
          <table:table-cell table:number-columns-repeated="5"/>
        </table:table-row>
        <table:table-row table:style-name="ro1">
          <table:table-cell office:value-type="float" office:value="3564" calcext:value-type="float">
            <text:p>3564</text:p>
          </table:table-cell>
          <table:table-cell table:formula="of:=[.B3564]+inc" office:value-type="float" office:value="4.3505859375" calcext:value-type="float">
            <text:p>4,3505859375</text:p>
          </table:table-cell>
          <table:table-cell table:number-columns-repeated="5"/>
        </table:table-row>
        <table:table-row table:style-name="ro1">
          <table:table-cell office:value-type="float" office:value="3565" calcext:value-type="float">
            <text:p>3565</text:p>
          </table:table-cell>
          <table:table-cell table:formula="of:=[.B3565]+inc" office:value-type="float" office:value="4.351806640625" calcext:value-type="float">
            <text:p>4,351806640625</text:p>
          </table:table-cell>
          <table:table-cell table:number-columns-repeated="5"/>
        </table:table-row>
        <table:table-row table:style-name="ro1">
          <table:table-cell office:value-type="float" office:value="3566" calcext:value-type="float">
            <text:p>3566</text:p>
          </table:table-cell>
          <table:table-cell table:formula="of:=[.B3566]+inc" office:value-type="float" office:value="4.35302734375" calcext:value-type="float">
            <text:p>4,35302734375</text:p>
          </table:table-cell>
          <table:table-cell table:number-columns-repeated="5"/>
        </table:table-row>
        <table:table-row table:style-name="ro1">
          <table:table-cell office:value-type="float" office:value="3567" calcext:value-type="float">
            <text:p>3567</text:p>
          </table:table-cell>
          <table:table-cell table:formula="of:=[.B3567]+inc" office:value-type="float" office:value="4.354248046875" calcext:value-type="float">
            <text:p>4,354248046875</text:p>
          </table:table-cell>
          <table:table-cell table:number-columns-repeated="5"/>
        </table:table-row>
        <table:table-row table:style-name="ro1">
          <table:table-cell office:value-type="float" office:value="3568" calcext:value-type="float">
            <text:p>3568</text:p>
          </table:table-cell>
          <table:table-cell table:formula="of:=[.B3568]+inc" office:value-type="float" office:value="4.35546875" calcext:value-type="float">
            <text:p>4,35546875</text:p>
          </table:table-cell>
          <table:table-cell table:number-columns-repeated="5"/>
        </table:table-row>
        <table:table-row table:style-name="ro1">
          <table:table-cell office:value-type="float" office:value="3569" calcext:value-type="float">
            <text:p>3569</text:p>
          </table:table-cell>
          <table:table-cell table:formula="of:=[.B3569]+inc" office:value-type="float" office:value="4.356689453125" calcext:value-type="float">
            <text:p>4,356689453125</text:p>
          </table:table-cell>
          <table:table-cell table:number-columns-repeated="5"/>
        </table:table-row>
        <table:table-row table:style-name="ro1">
          <table:table-cell office:value-type="float" office:value="3570" calcext:value-type="float">
            <text:p>3570</text:p>
          </table:table-cell>
          <table:table-cell table:formula="of:=[.B3570]+inc" office:value-type="float" office:value="4.35791015625" calcext:value-type="float">
            <text:p>4,35791015625</text:p>
          </table:table-cell>
          <table:table-cell table:number-columns-repeated="5"/>
        </table:table-row>
        <table:table-row table:style-name="ro1">
          <table:table-cell office:value-type="float" office:value="3571" calcext:value-type="float">
            <text:p>3571</text:p>
          </table:table-cell>
          <table:table-cell table:formula="of:=[.B3571]+inc" office:value-type="float" office:value="4.359130859375" calcext:value-type="float">
            <text:p>4,359130859375</text:p>
          </table:table-cell>
          <table:table-cell table:number-columns-repeated="5"/>
        </table:table-row>
        <table:table-row table:style-name="ro1">
          <table:table-cell office:value-type="float" office:value="3572" calcext:value-type="float">
            <text:p>3572</text:p>
          </table:table-cell>
          <table:table-cell table:formula="of:=[.B3572]+inc" office:value-type="float" office:value="4.3603515625" calcext:value-type="float">
            <text:p>4,3603515625</text:p>
          </table:table-cell>
          <table:table-cell table:number-columns-repeated="5"/>
        </table:table-row>
        <table:table-row table:style-name="ro1">
          <table:table-cell office:value-type="float" office:value="3573" calcext:value-type="float">
            <text:p>3573</text:p>
          </table:table-cell>
          <table:table-cell table:formula="of:=[.B3573]+inc" office:value-type="float" office:value="4.361572265625" calcext:value-type="float">
            <text:p>4,361572265625</text:p>
          </table:table-cell>
          <table:table-cell table:number-columns-repeated="5"/>
        </table:table-row>
        <table:table-row table:style-name="ro1">
          <table:table-cell office:value-type="float" office:value="3574" calcext:value-type="float">
            <text:p>3574</text:p>
          </table:table-cell>
          <table:table-cell table:formula="of:=[.B3574]+inc" office:value-type="float" office:value="4.36279296875" calcext:value-type="float">
            <text:p>4,36279296875</text:p>
          </table:table-cell>
          <table:table-cell table:number-columns-repeated="5"/>
        </table:table-row>
        <table:table-row table:style-name="ro1">
          <table:table-cell office:value-type="float" office:value="3575" calcext:value-type="float">
            <text:p>3575</text:p>
          </table:table-cell>
          <table:table-cell table:formula="of:=[.B3575]+inc" office:value-type="float" office:value="4.364013671875" calcext:value-type="float">
            <text:p>4,364013671875</text:p>
          </table:table-cell>
          <table:table-cell table:number-columns-repeated="5"/>
        </table:table-row>
        <table:table-row table:style-name="ro1">
          <table:table-cell office:value-type="float" office:value="3576" calcext:value-type="float">
            <text:p>3576</text:p>
          </table:table-cell>
          <table:table-cell table:formula="of:=[.B3576]+inc" office:value-type="float" office:value="4.365234375" calcext:value-type="float">
            <text:p>4,365234375</text:p>
          </table:table-cell>
          <table:table-cell table:number-columns-repeated="5"/>
        </table:table-row>
        <table:table-row table:style-name="ro1">
          <table:table-cell office:value-type="float" office:value="3577" calcext:value-type="float">
            <text:p>3577</text:p>
          </table:table-cell>
          <table:table-cell table:formula="of:=[.B3577]+inc" office:value-type="float" office:value="4.366455078125" calcext:value-type="float">
            <text:p>4,366455078125</text:p>
          </table:table-cell>
          <table:table-cell table:number-columns-repeated="5"/>
        </table:table-row>
        <table:table-row table:style-name="ro1">
          <table:table-cell office:value-type="float" office:value="3578" calcext:value-type="float">
            <text:p>3578</text:p>
          </table:table-cell>
          <table:table-cell table:formula="of:=[.B3578]+inc" office:value-type="float" office:value="4.36767578125" calcext:value-type="float">
            <text:p>4,36767578125</text:p>
          </table:table-cell>
          <table:table-cell table:number-columns-repeated="5"/>
        </table:table-row>
        <table:table-row table:style-name="ro1">
          <table:table-cell office:value-type="float" office:value="3579" calcext:value-type="float">
            <text:p>3579</text:p>
          </table:table-cell>
          <table:table-cell table:formula="of:=[.B3579]+inc" office:value-type="float" office:value="4.368896484375" calcext:value-type="float">
            <text:p>4,368896484375</text:p>
          </table:table-cell>
          <table:table-cell table:number-columns-repeated="5"/>
        </table:table-row>
        <table:table-row table:style-name="ro1">
          <table:table-cell office:value-type="float" office:value="3580" calcext:value-type="float">
            <text:p>3580</text:p>
          </table:table-cell>
          <table:table-cell table:formula="of:=[.B3580]+inc" office:value-type="float" office:value="4.3701171875" calcext:value-type="float">
            <text:p>4,3701171875</text:p>
          </table:table-cell>
          <table:table-cell table:number-columns-repeated="5"/>
        </table:table-row>
        <table:table-row table:style-name="ro1">
          <table:table-cell office:value-type="float" office:value="3581" calcext:value-type="float">
            <text:p>3581</text:p>
          </table:table-cell>
          <table:table-cell table:formula="of:=[.B3581]+inc" office:value-type="float" office:value="4.371337890625" calcext:value-type="float">
            <text:p>4,371337890625</text:p>
          </table:table-cell>
          <table:table-cell table:number-columns-repeated="5"/>
        </table:table-row>
        <table:table-row table:style-name="ro1">
          <table:table-cell office:value-type="float" office:value="3582" calcext:value-type="float">
            <text:p>3582</text:p>
          </table:table-cell>
          <table:table-cell table:formula="of:=[.B3582]+inc" office:value-type="float" office:value="4.37255859375" calcext:value-type="float">
            <text:p>4,37255859375</text:p>
          </table:table-cell>
          <table:table-cell table:number-columns-repeated="5"/>
        </table:table-row>
        <table:table-row table:style-name="ro1">
          <table:table-cell office:value-type="float" office:value="3583" calcext:value-type="float">
            <text:p>3583</text:p>
          </table:table-cell>
          <table:table-cell table:formula="of:=[.B3583]+inc" office:value-type="float" office:value="4.373779296875" calcext:value-type="float">
            <text:p>4,373779296875</text:p>
          </table:table-cell>
          <table:table-cell table:number-columns-repeated="5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formula="of:=[.B3584]+inc" office:value-type="float" office:value="4.375" calcext:value-type="float">
            <text:p>4,375</text:p>
          </table:table-cell>
          <table:table-cell table:number-columns-repeated="5"/>
        </table:table-row>
        <table:table-row table:style-name="ro1">
          <table:table-cell office:value-type="float" office:value="3585" calcext:value-type="float">
            <text:p>3585</text:p>
          </table:table-cell>
          <table:table-cell table:formula="of:=[.B3585]+inc" office:value-type="float" office:value="4.376220703125" calcext:value-type="float">
            <text:p>4,376220703125</text:p>
          </table:table-cell>
          <table:table-cell table:number-columns-repeated="5"/>
        </table:table-row>
        <table:table-row table:style-name="ro1">
          <table:table-cell office:value-type="float" office:value="3586" calcext:value-type="float">
            <text:p>3586</text:p>
          </table:table-cell>
          <table:table-cell table:formula="of:=[.B3586]+inc" office:value-type="float" office:value="4.37744140625" calcext:value-type="float">
            <text:p>4,37744140625</text:p>
          </table:table-cell>
          <table:table-cell table:number-columns-repeated="5"/>
        </table:table-row>
        <table:table-row table:style-name="ro1">
          <table:table-cell office:value-type="float" office:value="3587" calcext:value-type="float">
            <text:p>3587</text:p>
          </table:table-cell>
          <table:table-cell table:formula="of:=[.B3587]+inc" office:value-type="float" office:value="4.378662109375" calcext:value-type="float">
            <text:p>4,378662109375</text:p>
          </table:table-cell>
          <table:table-cell table:number-columns-repeated="5"/>
        </table:table-row>
        <table:table-row table:style-name="ro1">
          <table:table-cell office:value-type="float" office:value="3588" calcext:value-type="float">
            <text:p>3588</text:p>
          </table:table-cell>
          <table:table-cell table:formula="of:=[.B3588]+inc" office:value-type="float" office:value="4.3798828125" calcext:value-type="float">
            <text:p>4,3798828125</text:p>
          </table:table-cell>
          <table:table-cell table:number-columns-repeated="5"/>
        </table:table-row>
        <table:table-row table:style-name="ro1">
          <table:table-cell office:value-type="float" office:value="3589" calcext:value-type="float">
            <text:p>3589</text:p>
          </table:table-cell>
          <table:table-cell table:formula="of:=[.B3589]+inc" office:value-type="float" office:value="4.381103515625" calcext:value-type="float">
            <text:p>4,381103515625</text:p>
          </table:table-cell>
          <table:table-cell table:number-columns-repeated="5"/>
        </table:table-row>
        <table:table-row table:style-name="ro1">
          <table:table-cell office:value-type="float" office:value="3590" calcext:value-type="float">
            <text:p>3590</text:p>
          </table:table-cell>
          <table:table-cell table:formula="of:=[.B3590]+inc" office:value-type="float" office:value="4.38232421875" calcext:value-type="float">
            <text:p>4,38232421875</text:p>
          </table:table-cell>
          <table:table-cell table:number-columns-repeated="5"/>
        </table:table-row>
        <table:table-row table:style-name="ro1">
          <table:table-cell office:value-type="float" office:value="3591" calcext:value-type="float">
            <text:p>3591</text:p>
          </table:table-cell>
          <table:table-cell table:formula="of:=[.B3591]+inc" office:value-type="float" office:value="4.383544921875" calcext:value-type="float">
            <text:p>4,383544921875</text:p>
          </table:table-cell>
          <table:table-cell table:number-columns-repeated="5"/>
        </table:table-row>
        <table:table-row table:style-name="ro1">
          <table:table-cell office:value-type="float" office:value="3592" calcext:value-type="float">
            <text:p>3592</text:p>
          </table:table-cell>
          <table:table-cell table:formula="of:=[.B3592]+inc" office:value-type="float" office:value="4.384765625" calcext:value-type="float">
            <text:p>4,384765625</text:p>
          </table:table-cell>
          <table:table-cell table:number-columns-repeated="5"/>
        </table:table-row>
        <table:table-row table:style-name="ro1">
          <table:table-cell office:value-type="float" office:value="3593" calcext:value-type="float">
            <text:p>3593</text:p>
          </table:table-cell>
          <table:table-cell table:formula="of:=[.B3593]+inc" office:value-type="float" office:value="4.385986328125" calcext:value-type="float">
            <text:p>4,385986328125</text:p>
          </table:table-cell>
          <table:table-cell table:number-columns-repeated="5"/>
        </table:table-row>
        <table:table-row table:style-name="ro1">
          <table:table-cell office:value-type="float" office:value="3594" calcext:value-type="float">
            <text:p>3594</text:p>
          </table:table-cell>
          <table:table-cell table:formula="of:=[.B3594]+inc" office:value-type="float" office:value="4.38720703125" calcext:value-type="float">
            <text:p>4,38720703125</text:p>
          </table:table-cell>
          <table:table-cell table:number-columns-repeated="5"/>
        </table:table-row>
        <table:table-row table:style-name="ro1">
          <table:table-cell office:value-type="float" office:value="3595" calcext:value-type="float">
            <text:p>3595</text:p>
          </table:table-cell>
          <table:table-cell table:formula="of:=[.B3595]+inc" office:value-type="float" office:value="4.388427734375" calcext:value-type="float">
            <text:p>4,388427734375</text:p>
          </table:table-cell>
          <table:table-cell table:number-columns-repeated="5"/>
        </table:table-row>
        <table:table-row table:style-name="ro1">
          <table:table-cell office:value-type="float" office:value="3596" calcext:value-type="float">
            <text:p>3596</text:p>
          </table:table-cell>
          <table:table-cell table:formula="of:=[.B3596]+inc" office:value-type="float" office:value="4.3896484375" calcext:value-type="float">
            <text:p>4,3896484375</text:p>
          </table:table-cell>
          <table:table-cell table:number-columns-repeated="5"/>
        </table:table-row>
        <table:table-row table:style-name="ro1">
          <table:table-cell office:value-type="float" office:value="3597" calcext:value-type="float">
            <text:p>3597</text:p>
          </table:table-cell>
          <table:table-cell table:formula="of:=[.B3597]+inc" office:value-type="float" office:value="4.390869140625" calcext:value-type="float">
            <text:p>4,390869140625</text:p>
          </table:table-cell>
          <table:table-cell table:number-columns-repeated="5"/>
        </table:table-row>
        <table:table-row table:style-name="ro1">
          <table:table-cell office:value-type="float" office:value="3598" calcext:value-type="float">
            <text:p>3598</text:p>
          </table:table-cell>
          <table:table-cell table:formula="of:=[.B3598]+inc" office:value-type="float" office:value="4.39208984375" calcext:value-type="float">
            <text:p>4,39208984375</text:p>
          </table:table-cell>
          <table:table-cell table:number-columns-repeated="5"/>
        </table:table-row>
        <table:table-row table:style-name="ro1">
          <table:table-cell office:value-type="float" office:value="3599" calcext:value-type="float">
            <text:p>3599</text:p>
          </table:table-cell>
          <table:table-cell table:formula="of:=[.B3599]+inc" office:value-type="float" office:value="4.393310546875" calcext:value-type="float">
            <text:p>4,393310546875</text:p>
          </table:table-cell>
          <table:table-cell table:number-columns-repeated="5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formula="of:=[.B3600]+inc" office:value-type="float" office:value="4.39453125" calcext:value-type="float">
            <text:p>4,39453125</text:p>
          </table:table-cell>
          <table:table-cell table:number-columns-repeated="5"/>
        </table:table-row>
        <table:table-row table:style-name="ro1">
          <table:table-cell office:value-type="float" office:value="3601" calcext:value-type="float">
            <text:p>3601</text:p>
          </table:table-cell>
          <table:table-cell table:formula="of:=[.B3601]+inc" office:value-type="float" office:value="4.395751953125" calcext:value-type="float">
            <text:p>4,395751953125</text:p>
          </table:table-cell>
          <table:table-cell table:number-columns-repeated="5"/>
        </table:table-row>
        <table:table-row table:style-name="ro1">
          <table:table-cell office:value-type="float" office:value="3602" calcext:value-type="float">
            <text:p>3602</text:p>
          </table:table-cell>
          <table:table-cell table:formula="of:=[.B3602]+inc" office:value-type="float" office:value="4.39697265625" calcext:value-type="float">
            <text:p>4,39697265625</text:p>
          </table:table-cell>
          <table:table-cell table:number-columns-repeated="5"/>
        </table:table-row>
        <table:table-row table:style-name="ro1">
          <table:table-cell office:value-type="float" office:value="3603" calcext:value-type="float">
            <text:p>3603</text:p>
          </table:table-cell>
          <table:table-cell table:formula="of:=[.B3603]+inc" office:value-type="float" office:value="4.398193359375" calcext:value-type="float">
            <text:p>4,398193359375</text:p>
          </table:table-cell>
          <table:table-cell table:number-columns-repeated="5"/>
        </table:table-row>
        <table:table-row table:style-name="ro1">
          <table:table-cell office:value-type="float" office:value="3604" calcext:value-type="float">
            <text:p>3604</text:p>
          </table:table-cell>
          <table:table-cell table:formula="of:=[.B3604]+inc" office:value-type="float" office:value="4.3994140625" calcext:value-type="float">
            <text:p>4,3994140625</text:p>
          </table:table-cell>
          <table:table-cell table:number-columns-repeated="5"/>
        </table:table-row>
        <table:table-row table:style-name="ro1">
          <table:table-cell office:value-type="float" office:value="3605" calcext:value-type="float">
            <text:p>3605</text:p>
          </table:table-cell>
          <table:table-cell table:formula="of:=[.B3605]+inc" office:value-type="float" office:value="4.400634765625" calcext:value-type="float">
            <text:p>4,400634765625</text:p>
          </table:table-cell>
          <table:table-cell table:number-columns-repeated="5"/>
        </table:table-row>
        <table:table-row table:style-name="ro1">
          <table:table-cell office:value-type="float" office:value="3606" calcext:value-type="float">
            <text:p>3606</text:p>
          </table:table-cell>
          <table:table-cell table:formula="of:=[.B3606]+inc" office:value-type="float" office:value="4.40185546875" calcext:value-type="float">
            <text:p>4,40185546875</text:p>
          </table:table-cell>
          <table:table-cell table:number-columns-repeated="5"/>
        </table:table-row>
        <table:table-row table:style-name="ro1">
          <table:table-cell office:value-type="float" office:value="3607" calcext:value-type="float">
            <text:p>3607</text:p>
          </table:table-cell>
          <table:table-cell table:formula="of:=[.B3607]+inc" office:value-type="float" office:value="4.403076171875" calcext:value-type="float">
            <text:p>4,403076171875</text:p>
          </table:table-cell>
          <table:table-cell table:number-columns-repeated="5"/>
        </table:table-row>
        <table:table-row table:style-name="ro1">
          <table:table-cell office:value-type="float" office:value="3608" calcext:value-type="float">
            <text:p>3608</text:p>
          </table:table-cell>
          <table:table-cell table:formula="of:=[.B3608]+inc" office:value-type="float" office:value="4.404296875" calcext:value-type="float">
            <text:p>4,404296875</text:p>
          </table:table-cell>
          <table:table-cell table:number-columns-repeated="5"/>
        </table:table-row>
        <table:table-row table:style-name="ro1">
          <table:table-cell office:value-type="float" office:value="3609" calcext:value-type="float">
            <text:p>3609</text:p>
          </table:table-cell>
          <table:table-cell table:formula="of:=[.B3609]+inc" office:value-type="float" office:value="4.405517578125" calcext:value-type="float">
            <text:p>4,405517578125</text:p>
          </table:table-cell>
          <table:table-cell table:number-columns-repeated="5"/>
        </table:table-row>
        <table:table-row table:style-name="ro1">
          <table:table-cell office:value-type="float" office:value="3610" calcext:value-type="float">
            <text:p>3610</text:p>
          </table:table-cell>
          <table:table-cell table:formula="of:=[.B3610]+inc" office:value-type="float" office:value="4.40673828125" calcext:value-type="float">
            <text:p>4,40673828125</text:p>
          </table:table-cell>
          <table:table-cell table:number-columns-repeated="5"/>
        </table:table-row>
        <table:table-row table:style-name="ro1">
          <table:table-cell office:value-type="float" office:value="3611" calcext:value-type="float">
            <text:p>3611</text:p>
          </table:table-cell>
          <table:table-cell table:formula="of:=[.B3611]+inc" office:value-type="float" office:value="4.407958984375" calcext:value-type="float">
            <text:p>4,407958984375</text:p>
          </table:table-cell>
          <table:table-cell table:number-columns-repeated="5"/>
        </table:table-row>
        <table:table-row table:style-name="ro1">
          <table:table-cell office:value-type="float" office:value="3612" calcext:value-type="float">
            <text:p>3612</text:p>
          </table:table-cell>
          <table:table-cell table:formula="of:=[.B3612]+inc" office:value-type="float" office:value="4.4091796875" calcext:value-type="float">
            <text:p>4,4091796875</text:p>
          </table:table-cell>
          <table:table-cell table:number-columns-repeated="5"/>
        </table:table-row>
        <table:table-row table:style-name="ro1">
          <table:table-cell office:value-type="float" office:value="3613" calcext:value-type="float">
            <text:p>3613</text:p>
          </table:table-cell>
          <table:table-cell table:formula="of:=[.B3613]+inc" office:value-type="float" office:value="4.410400390625" calcext:value-type="float">
            <text:p>4,410400390625</text:p>
          </table:table-cell>
          <table:table-cell table:number-columns-repeated="5"/>
        </table:table-row>
        <table:table-row table:style-name="ro1">
          <table:table-cell office:value-type="float" office:value="3614" calcext:value-type="float">
            <text:p>3614</text:p>
          </table:table-cell>
          <table:table-cell table:formula="of:=[.B3614]+inc" office:value-type="float" office:value="4.41162109375" calcext:value-type="float">
            <text:p>4,41162109375</text:p>
          </table:table-cell>
          <table:table-cell table:number-columns-repeated="5"/>
        </table:table-row>
        <table:table-row table:style-name="ro1">
          <table:table-cell office:value-type="float" office:value="3615" calcext:value-type="float">
            <text:p>3615</text:p>
          </table:table-cell>
          <table:table-cell table:formula="of:=[.B3615]+inc" office:value-type="float" office:value="4.412841796875" calcext:value-type="float">
            <text:p>4,412841796875</text:p>
          </table:table-cell>
          <table:table-cell table:number-columns-repeated="5"/>
        </table:table-row>
        <table:table-row table:style-name="ro1">
          <table:table-cell office:value-type="float" office:value="3616" calcext:value-type="float">
            <text:p>3616</text:p>
          </table:table-cell>
          <table:table-cell table:formula="of:=[.B3616]+inc" office:value-type="float" office:value="4.4140625" calcext:value-type="float">
            <text:p>4,4140625</text:p>
          </table:table-cell>
          <table:table-cell table:number-columns-repeated="5"/>
        </table:table-row>
        <table:table-row table:style-name="ro1">
          <table:table-cell office:value-type="float" office:value="3617" calcext:value-type="float">
            <text:p>3617</text:p>
          </table:table-cell>
          <table:table-cell table:formula="of:=[.B3617]+inc" office:value-type="float" office:value="4.415283203125" calcext:value-type="float">
            <text:p>4,415283203125</text:p>
          </table:table-cell>
          <table:table-cell table:number-columns-repeated="5"/>
        </table:table-row>
        <table:table-row table:style-name="ro1">
          <table:table-cell office:value-type="float" office:value="3618" calcext:value-type="float">
            <text:p>3618</text:p>
          </table:table-cell>
          <table:table-cell table:formula="of:=[.B3618]+inc" office:value-type="float" office:value="4.41650390625" calcext:value-type="float">
            <text:p>4,41650390625</text:p>
          </table:table-cell>
          <table:table-cell table:number-columns-repeated="5"/>
        </table:table-row>
        <table:table-row table:style-name="ro1">
          <table:table-cell office:value-type="float" office:value="3619" calcext:value-type="float">
            <text:p>3619</text:p>
          </table:table-cell>
          <table:table-cell table:formula="of:=[.B3619]+inc" office:value-type="float" office:value="4.417724609375" calcext:value-type="float">
            <text:p>4,417724609375</text:p>
          </table:table-cell>
          <table:table-cell table:number-columns-repeated="5"/>
        </table:table-row>
        <table:table-row table:style-name="ro1">
          <table:table-cell office:value-type="float" office:value="3620" calcext:value-type="float">
            <text:p>3620</text:p>
          </table:table-cell>
          <table:table-cell table:formula="of:=[.B3620]+inc" office:value-type="float" office:value="4.4189453125" calcext:value-type="float">
            <text:p>4,4189453125</text:p>
          </table:table-cell>
          <table:table-cell table:number-columns-repeated="5"/>
        </table:table-row>
        <table:table-row table:style-name="ro1">
          <table:table-cell office:value-type="float" office:value="3621" calcext:value-type="float">
            <text:p>3621</text:p>
          </table:table-cell>
          <table:table-cell table:formula="of:=[.B3621]+inc" office:value-type="float" office:value="4.420166015625" calcext:value-type="float">
            <text:p>4,420166015625</text:p>
          </table:table-cell>
          <table:table-cell table:number-columns-repeated="5"/>
        </table:table-row>
        <table:table-row table:style-name="ro1">
          <table:table-cell office:value-type="float" office:value="3622" calcext:value-type="float">
            <text:p>3622</text:p>
          </table:table-cell>
          <table:table-cell table:formula="of:=[.B3622]+inc" office:value-type="float" office:value="4.42138671875" calcext:value-type="float">
            <text:p>4,42138671875</text:p>
          </table:table-cell>
          <table:table-cell table:number-columns-repeated="5"/>
        </table:table-row>
        <table:table-row table:style-name="ro1">
          <table:table-cell office:value-type="float" office:value="3623" calcext:value-type="float">
            <text:p>3623</text:p>
          </table:table-cell>
          <table:table-cell table:formula="of:=[.B3623]+inc" office:value-type="float" office:value="4.422607421875" calcext:value-type="float">
            <text:p>4,422607421875</text:p>
          </table:table-cell>
          <table:table-cell table:number-columns-repeated="5"/>
        </table:table-row>
        <table:table-row table:style-name="ro1">
          <table:table-cell office:value-type="float" office:value="3624" calcext:value-type="float">
            <text:p>3624</text:p>
          </table:table-cell>
          <table:table-cell table:formula="of:=[.B3624]+inc" office:value-type="float" office:value="4.423828125" calcext:value-type="float">
            <text:p>4,423828125</text:p>
          </table:table-cell>
          <table:table-cell table:number-columns-repeated="5"/>
        </table:table-row>
        <table:table-row table:style-name="ro1">
          <table:table-cell office:value-type="float" office:value="3625" calcext:value-type="float">
            <text:p>3625</text:p>
          </table:table-cell>
          <table:table-cell table:formula="of:=[.B3625]+inc" office:value-type="float" office:value="4.425048828125" calcext:value-type="float">
            <text:p>4,425048828125</text:p>
          </table:table-cell>
          <table:table-cell table:number-columns-repeated="5"/>
        </table:table-row>
        <table:table-row table:style-name="ro1">
          <table:table-cell office:value-type="float" office:value="3626" calcext:value-type="float">
            <text:p>3626</text:p>
          </table:table-cell>
          <table:table-cell table:formula="of:=[.B3626]+inc" office:value-type="float" office:value="4.42626953125" calcext:value-type="float">
            <text:p>4,42626953125</text:p>
          </table:table-cell>
          <table:table-cell table:number-columns-repeated="5"/>
        </table:table-row>
        <table:table-row table:style-name="ro1">
          <table:table-cell office:value-type="float" office:value="3627" calcext:value-type="float">
            <text:p>3627</text:p>
          </table:table-cell>
          <table:table-cell table:formula="of:=[.B3627]+inc" office:value-type="float" office:value="4.427490234375" calcext:value-type="float">
            <text:p>4,427490234375</text:p>
          </table:table-cell>
          <table:table-cell table:number-columns-repeated="5"/>
        </table:table-row>
        <table:table-row table:style-name="ro1">
          <table:table-cell office:value-type="float" office:value="3628" calcext:value-type="float">
            <text:p>3628</text:p>
          </table:table-cell>
          <table:table-cell table:formula="of:=[.B3628]+inc" office:value-type="float" office:value="4.4287109375" calcext:value-type="float">
            <text:p>4,4287109375</text:p>
          </table:table-cell>
          <table:table-cell table:number-columns-repeated="5"/>
        </table:table-row>
        <table:table-row table:style-name="ro1">
          <table:table-cell office:value-type="float" office:value="3629" calcext:value-type="float">
            <text:p>3629</text:p>
          </table:table-cell>
          <table:table-cell table:formula="of:=[.B3629]+inc" office:value-type="float" office:value="4.429931640625" calcext:value-type="float">
            <text:p>4,429931640625</text:p>
          </table:table-cell>
          <table:table-cell table:number-columns-repeated="5"/>
        </table:table-row>
        <table:table-row table:style-name="ro1">
          <table:table-cell office:value-type="float" office:value="3630" calcext:value-type="float">
            <text:p>3630</text:p>
          </table:table-cell>
          <table:table-cell table:formula="of:=[.B3630]+inc" office:value-type="float" office:value="4.43115234375" calcext:value-type="float">
            <text:p>4,43115234375</text:p>
          </table:table-cell>
          <table:table-cell table:number-columns-repeated="5"/>
        </table:table-row>
        <table:table-row table:style-name="ro1">
          <table:table-cell office:value-type="float" office:value="3631" calcext:value-type="float">
            <text:p>3631</text:p>
          </table:table-cell>
          <table:table-cell table:formula="of:=[.B3631]+inc" office:value-type="float" office:value="4.432373046875" calcext:value-type="float">
            <text:p>4,432373046875</text:p>
          </table:table-cell>
          <table:table-cell table:number-columns-repeated="5"/>
        </table:table-row>
        <table:table-row table:style-name="ro1">
          <table:table-cell office:value-type="float" office:value="3632" calcext:value-type="float">
            <text:p>3632</text:p>
          </table:table-cell>
          <table:table-cell table:formula="of:=[.B3632]+inc" office:value-type="float" office:value="4.43359375" calcext:value-type="float">
            <text:p>4,43359375</text:p>
          </table:table-cell>
          <table:table-cell table:number-columns-repeated="5"/>
        </table:table-row>
        <table:table-row table:style-name="ro1">
          <table:table-cell office:value-type="float" office:value="3633" calcext:value-type="float">
            <text:p>3633</text:p>
          </table:table-cell>
          <table:table-cell table:formula="of:=[.B3633]+inc" office:value-type="float" office:value="4.434814453125" calcext:value-type="float">
            <text:p>4,434814453125</text:p>
          </table:table-cell>
          <table:table-cell table:number-columns-repeated="5"/>
        </table:table-row>
        <table:table-row table:style-name="ro1">
          <table:table-cell office:value-type="float" office:value="3634" calcext:value-type="float">
            <text:p>3634</text:p>
          </table:table-cell>
          <table:table-cell table:formula="of:=[.B3634]+inc" office:value-type="float" office:value="4.43603515625" calcext:value-type="float">
            <text:p>4,43603515625</text:p>
          </table:table-cell>
          <table:table-cell table:number-columns-repeated="5"/>
        </table:table-row>
        <table:table-row table:style-name="ro1">
          <table:table-cell office:value-type="float" office:value="3635" calcext:value-type="float">
            <text:p>3635</text:p>
          </table:table-cell>
          <table:table-cell table:formula="of:=[.B3635]+inc" office:value-type="float" office:value="4.437255859375" calcext:value-type="float">
            <text:p>4,437255859375</text:p>
          </table:table-cell>
          <table:table-cell table:number-columns-repeated="5"/>
        </table:table-row>
        <table:table-row table:style-name="ro1">
          <table:table-cell office:value-type="float" office:value="3636" calcext:value-type="float">
            <text:p>3636</text:p>
          </table:table-cell>
          <table:table-cell table:formula="of:=[.B3636]+inc" office:value-type="float" office:value="4.4384765625" calcext:value-type="float">
            <text:p>4,4384765625</text:p>
          </table:table-cell>
          <table:table-cell table:number-columns-repeated="5"/>
        </table:table-row>
        <table:table-row table:style-name="ro1">
          <table:table-cell office:value-type="float" office:value="3637" calcext:value-type="float">
            <text:p>3637</text:p>
          </table:table-cell>
          <table:table-cell table:formula="of:=[.B3637]+inc" office:value-type="float" office:value="4.439697265625" calcext:value-type="float">
            <text:p>4,439697265625</text:p>
          </table:table-cell>
          <table:table-cell table:number-columns-repeated="5"/>
        </table:table-row>
        <table:table-row table:style-name="ro1">
          <table:table-cell office:value-type="float" office:value="3638" calcext:value-type="float">
            <text:p>3638</text:p>
          </table:table-cell>
          <table:table-cell table:formula="of:=[.B3638]+inc" office:value-type="float" office:value="4.44091796875" calcext:value-type="float">
            <text:p>4,44091796875</text:p>
          </table:table-cell>
          <table:table-cell table:number-columns-repeated="5"/>
        </table:table-row>
        <table:table-row table:style-name="ro1">
          <table:table-cell office:value-type="float" office:value="3639" calcext:value-type="float">
            <text:p>3639</text:p>
          </table:table-cell>
          <table:table-cell table:formula="of:=[.B3639]+inc" office:value-type="float" office:value="4.442138671875" calcext:value-type="float">
            <text:p>4,442138671875</text:p>
          </table:table-cell>
          <table:table-cell table:number-columns-repeated="5"/>
        </table:table-row>
        <table:table-row table:style-name="ro1">
          <table:table-cell office:value-type="float" office:value="3640" calcext:value-type="float">
            <text:p>3640</text:p>
          </table:table-cell>
          <table:table-cell table:formula="of:=[.B3640]+inc" office:value-type="float" office:value="4.443359375" calcext:value-type="float">
            <text:p>4,443359375</text:p>
          </table:table-cell>
          <table:table-cell table:number-columns-repeated="5"/>
        </table:table-row>
        <table:table-row table:style-name="ro1">
          <table:table-cell office:value-type="float" office:value="3641" calcext:value-type="float">
            <text:p>3641</text:p>
          </table:table-cell>
          <table:table-cell table:formula="of:=[.B3641]+inc" office:value-type="float" office:value="4.444580078125" calcext:value-type="float">
            <text:p>4,444580078125</text:p>
          </table:table-cell>
          <table:table-cell table:number-columns-repeated="5"/>
        </table:table-row>
        <table:table-row table:style-name="ro1">
          <table:table-cell office:value-type="float" office:value="3642" calcext:value-type="float">
            <text:p>3642</text:p>
          </table:table-cell>
          <table:table-cell table:formula="of:=[.B3642]+inc" office:value-type="float" office:value="4.44580078125" calcext:value-type="float">
            <text:p>4,44580078125</text:p>
          </table:table-cell>
          <table:table-cell table:number-columns-repeated="5"/>
        </table:table-row>
        <table:table-row table:style-name="ro1">
          <table:table-cell office:value-type="float" office:value="3643" calcext:value-type="float">
            <text:p>3643</text:p>
          </table:table-cell>
          <table:table-cell table:formula="of:=[.B3643]+inc" office:value-type="float" office:value="4.447021484375" calcext:value-type="float">
            <text:p>4,447021484375</text:p>
          </table:table-cell>
          <table:table-cell table:number-columns-repeated="5"/>
        </table:table-row>
        <table:table-row table:style-name="ro1">
          <table:table-cell office:value-type="float" office:value="3644" calcext:value-type="float">
            <text:p>3644</text:p>
          </table:table-cell>
          <table:table-cell table:formula="of:=[.B3644]+inc" office:value-type="float" office:value="4.4482421875" calcext:value-type="float">
            <text:p>4,4482421875</text:p>
          </table:table-cell>
          <table:table-cell table:number-columns-repeated="5"/>
        </table:table-row>
        <table:table-row table:style-name="ro1">
          <table:table-cell office:value-type="float" office:value="3645" calcext:value-type="float">
            <text:p>3645</text:p>
          </table:table-cell>
          <table:table-cell table:formula="of:=[.B3645]+inc" office:value-type="float" office:value="4.449462890625" calcext:value-type="float">
            <text:p>4,449462890625</text:p>
          </table:table-cell>
          <table:table-cell table:number-columns-repeated="5"/>
        </table:table-row>
        <table:table-row table:style-name="ro1">
          <table:table-cell office:value-type="float" office:value="3646" calcext:value-type="float">
            <text:p>3646</text:p>
          </table:table-cell>
          <table:table-cell table:formula="of:=[.B3646]+inc" office:value-type="float" office:value="4.45068359375" calcext:value-type="float">
            <text:p>4,45068359375</text:p>
          </table:table-cell>
          <table:table-cell table:number-columns-repeated="5"/>
        </table:table-row>
        <table:table-row table:style-name="ro1">
          <table:table-cell office:value-type="float" office:value="3647" calcext:value-type="float">
            <text:p>3647</text:p>
          </table:table-cell>
          <table:table-cell table:formula="of:=[.B3647]+inc" office:value-type="float" office:value="4.451904296875" calcext:value-type="float">
            <text:p>4,451904296875</text:p>
          </table:table-cell>
          <table:table-cell table:number-columns-repeated="5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formula="of:=[.B3648]+inc" office:value-type="float" office:value="4.453125" calcext:value-type="float">
            <text:p>4,453125</text:p>
          </table:table-cell>
          <table:table-cell table:number-columns-repeated="5"/>
        </table:table-row>
        <table:table-row table:style-name="ro1">
          <table:table-cell office:value-type="float" office:value="3649" calcext:value-type="float">
            <text:p>3649</text:p>
          </table:table-cell>
          <table:table-cell table:formula="of:=[.B3649]+inc" office:value-type="float" office:value="4.454345703125" calcext:value-type="float">
            <text:p>4,454345703125</text:p>
          </table:table-cell>
          <table:table-cell table:number-columns-repeated="5"/>
        </table:table-row>
        <table:table-row table:style-name="ro1">
          <table:table-cell office:value-type="float" office:value="3650" calcext:value-type="float">
            <text:p>3650</text:p>
          </table:table-cell>
          <table:table-cell table:formula="of:=[.B3650]+inc" office:value-type="float" office:value="4.45556640625" calcext:value-type="float">
            <text:p>4,45556640625</text:p>
          </table:table-cell>
          <table:table-cell table:number-columns-repeated="5"/>
        </table:table-row>
        <table:table-row table:style-name="ro1">
          <table:table-cell office:value-type="float" office:value="3651" calcext:value-type="float">
            <text:p>3651</text:p>
          </table:table-cell>
          <table:table-cell table:formula="of:=[.B3651]+inc" office:value-type="float" office:value="4.456787109375" calcext:value-type="float">
            <text:p>4,456787109375</text:p>
          </table:table-cell>
          <table:table-cell table:number-columns-repeated="5"/>
        </table:table-row>
        <table:table-row table:style-name="ro1">
          <table:table-cell office:value-type="float" office:value="3652" calcext:value-type="float">
            <text:p>3652</text:p>
          </table:table-cell>
          <table:table-cell table:formula="of:=[.B3652]+inc" office:value-type="float" office:value="4.4580078125" calcext:value-type="float">
            <text:p>4,4580078125</text:p>
          </table:table-cell>
          <table:table-cell table:number-columns-repeated="5"/>
        </table:table-row>
        <table:table-row table:style-name="ro1">
          <table:table-cell office:value-type="float" office:value="3653" calcext:value-type="float">
            <text:p>3653</text:p>
          </table:table-cell>
          <table:table-cell table:formula="of:=[.B3653]+inc" office:value-type="float" office:value="4.459228515625" calcext:value-type="float">
            <text:p>4,459228515625</text:p>
          </table:table-cell>
          <table:table-cell table:number-columns-repeated="5"/>
        </table:table-row>
        <table:table-row table:style-name="ro1">
          <table:table-cell office:value-type="float" office:value="3654" calcext:value-type="float">
            <text:p>3654</text:p>
          </table:table-cell>
          <table:table-cell table:formula="of:=[.B3654]+inc" office:value-type="float" office:value="4.46044921875" calcext:value-type="float">
            <text:p>4,46044921875</text:p>
          </table:table-cell>
          <table:table-cell table:number-columns-repeated="5"/>
        </table:table-row>
        <table:table-row table:style-name="ro1">
          <table:table-cell office:value-type="float" office:value="3655" calcext:value-type="float">
            <text:p>3655</text:p>
          </table:table-cell>
          <table:table-cell table:formula="of:=[.B3655]+inc" office:value-type="float" office:value="4.461669921875" calcext:value-type="float">
            <text:p>4,461669921875</text:p>
          </table:table-cell>
          <table:table-cell table:number-columns-repeated="5"/>
        </table:table-row>
        <table:table-row table:style-name="ro1">
          <table:table-cell office:value-type="float" office:value="3656" calcext:value-type="float">
            <text:p>3656</text:p>
          </table:table-cell>
          <table:table-cell table:formula="of:=[.B3656]+inc" office:value-type="float" office:value="4.462890625" calcext:value-type="float">
            <text:p>4,462890625</text:p>
          </table:table-cell>
          <table:table-cell table:number-columns-repeated="5"/>
        </table:table-row>
        <table:table-row table:style-name="ro1">
          <table:table-cell office:value-type="float" office:value="3657" calcext:value-type="float">
            <text:p>3657</text:p>
          </table:table-cell>
          <table:table-cell table:formula="of:=[.B3657]+inc" office:value-type="float" office:value="4.464111328125" calcext:value-type="float">
            <text:p>4,464111328125</text:p>
          </table:table-cell>
          <table:table-cell table:number-columns-repeated="5"/>
        </table:table-row>
        <table:table-row table:style-name="ro1">
          <table:table-cell office:value-type="float" office:value="3658" calcext:value-type="float">
            <text:p>3658</text:p>
          </table:table-cell>
          <table:table-cell table:formula="of:=[.B3658]+inc" office:value-type="float" office:value="4.46533203125" calcext:value-type="float">
            <text:p>4,46533203125</text:p>
          </table:table-cell>
          <table:table-cell table:number-columns-repeated="5"/>
        </table:table-row>
        <table:table-row table:style-name="ro1">
          <table:table-cell office:value-type="float" office:value="3659" calcext:value-type="float">
            <text:p>3659</text:p>
          </table:table-cell>
          <table:table-cell table:formula="of:=[.B3659]+inc" office:value-type="float" office:value="4.466552734375" calcext:value-type="float">
            <text:p>4,466552734375</text:p>
          </table:table-cell>
          <table:table-cell table:number-columns-repeated="5"/>
        </table:table-row>
        <table:table-row table:style-name="ro1">
          <table:table-cell office:value-type="float" office:value="3660" calcext:value-type="float">
            <text:p>3660</text:p>
          </table:table-cell>
          <table:table-cell table:formula="of:=[.B3660]+inc" office:value-type="float" office:value="4.4677734375" calcext:value-type="float">
            <text:p>4,4677734375</text:p>
          </table:table-cell>
          <table:table-cell table:number-columns-repeated="5"/>
        </table:table-row>
        <table:table-row table:style-name="ro1">
          <table:table-cell office:value-type="float" office:value="3661" calcext:value-type="float">
            <text:p>3661</text:p>
          </table:table-cell>
          <table:table-cell table:formula="of:=[.B3661]+inc" office:value-type="float" office:value="4.468994140625" calcext:value-type="float">
            <text:p>4,468994140625</text:p>
          </table:table-cell>
          <table:table-cell table:number-columns-repeated="5"/>
        </table:table-row>
        <table:table-row table:style-name="ro1">
          <table:table-cell office:value-type="float" office:value="3662" calcext:value-type="float">
            <text:p>3662</text:p>
          </table:table-cell>
          <table:table-cell table:formula="of:=[.B3662]+inc" office:value-type="float" office:value="4.47021484375" calcext:value-type="float">
            <text:p>4,47021484375</text:p>
          </table:table-cell>
          <table:table-cell table:number-columns-repeated="5"/>
        </table:table-row>
        <table:table-row table:style-name="ro1">
          <table:table-cell office:value-type="float" office:value="3663" calcext:value-type="float">
            <text:p>3663</text:p>
          </table:table-cell>
          <table:table-cell table:formula="of:=[.B3663]+inc" office:value-type="float" office:value="4.471435546875" calcext:value-type="float">
            <text:p>4,471435546875</text:p>
          </table:table-cell>
          <table:table-cell table:number-columns-repeated="5"/>
        </table:table-row>
        <table:table-row table:style-name="ro1">
          <table:table-cell office:value-type="float" office:value="3664" calcext:value-type="float">
            <text:p>3664</text:p>
          </table:table-cell>
          <table:table-cell table:formula="of:=[.B3664]+inc" office:value-type="float" office:value="4.47265625" calcext:value-type="float">
            <text:p>4,47265625</text:p>
          </table:table-cell>
          <table:table-cell table:number-columns-repeated="5"/>
        </table:table-row>
        <table:table-row table:style-name="ro1">
          <table:table-cell office:value-type="float" office:value="3665" calcext:value-type="float">
            <text:p>3665</text:p>
          </table:table-cell>
          <table:table-cell table:formula="of:=[.B3665]+inc" office:value-type="float" office:value="4.473876953125" calcext:value-type="float">
            <text:p>4,473876953125</text:p>
          </table:table-cell>
          <table:table-cell table:number-columns-repeated="5"/>
        </table:table-row>
        <table:table-row table:style-name="ro1">
          <table:table-cell office:value-type="float" office:value="3666" calcext:value-type="float">
            <text:p>3666</text:p>
          </table:table-cell>
          <table:table-cell table:formula="of:=[.B3666]+inc" office:value-type="float" office:value="4.47509765625" calcext:value-type="float">
            <text:p>4,47509765625</text:p>
          </table:table-cell>
          <table:table-cell table:number-columns-repeated="5"/>
        </table:table-row>
        <table:table-row table:style-name="ro1">
          <table:table-cell office:value-type="float" office:value="3667" calcext:value-type="float">
            <text:p>3667</text:p>
          </table:table-cell>
          <table:table-cell table:formula="of:=[.B3667]+inc" office:value-type="float" office:value="4.476318359375" calcext:value-type="float">
            <text:p>4,476318359375</text:p>
          </table:table-cell>
          <table:table-cell table:number-columns-repeated="5"/>
        </table:table-row>
        <table:table-row table:style-name="ro1">
          <table:table-cell office:value-type="float" office:value="3668" calcext:value-type="float">
            <text:p>3668</text:p>
          </table:table-cell>
          <table:table-cell table:formula="of:=[.B3668]+inc" office:value-type="float" office:value="4.4775390625" calcext:value-type="float">
            <text:p>4,4775390625</text:p>
          </table:table-cell>
          <table:table-cell table:number-columns-repeated="5"/>
        </table:table-row>
        <table:table-row table:style-name="ro1">
          <table:table-cell office:value-type="float" office:value="3669" calcext:value-type="float">
            <text:p>3669</text:p>
          </table:table-cell>
          <table:table-cell table:formula="of:=[.B3669]+inc" office:value-type="float" office:value="4.478759765625" calcext:value-type="float">
            <text:p>4,478759765625</text:p>
          </table:table-cell>
          <table:table-cell table:number-columns-repeated="5"/>
        </table:table-row>
        <table:table-row table:style-name="ro1">
          <table:table-cell office:value-type="float" office:value="3670" calcext:value-type="float">
            <text:p>3670</text:p>
          </table:table-cell>
          <table:table-cell table:formula="of:=[.B3670]+inc" office:value-type="float" office:value="4.47998046875" calcext:value-type="float">
            <text:p>4,47998046875</text:p>
          </table:table-cell>
          <table:table-cell table:number-columns-repeated="5"/>
        </table:table-row>
        <table:table-row table:style-name="ro1">
          <table:table-cell office:value-type="float" office:value="3671" calcext:value-type="float">
            <text:p>3671</text:p>
          </table:table-cell>
          <table:table-cell table:formula="of:=[.B3671]+inc" office:value-type="float" office:value="4.481201171875" calcext:value-type="float">
            <text:p>4,481201171875</text:p>
          </table:table-cell>
          <table:table-cell table:number-columns-repeated="5"/>
        </table:table-row>
        <table:table-row table:style-name="ro1">
          <table:table-cell office:value-type="float" office:value="3672" calcext:value-type="float">
            <text:p>3672</text:p>
          </table:table-cell>
          <table:table-cell table:formula="of:=[.B3672]+inc" office:value-type="float" office:value="4.482421875" calcext:value-type="float">
            <text:p>4,482421875</text:p>
          </table:table-cell>
          <table:table-cell table:number-columns-repeated="5"/>
        </table:table-row>
        <table:table-row table:style-name="ro1">
          <table:table-cell office:value-type="float" office:value="3673" calcext:value-type="float">
            <text:p>3673</text:p>
          </table:table-cell>
          <table:table-cell table:formula="of:=[.B3673]+inc" office:value-type="float" office:value="4.483642578125" calcext:value-type="float">
            <text:p>4,483642578125</text:p>
          </table:table-cell>
          <table:table-cell table:number-columns-repeated="5"/>
        </table:table-row>
        <table:table-row table:style-name="ro1">
          <table:table-cell office:value-type="float" office:value="3674" calcext:value-type="float">
            <text:p>3674</text:p>
          </table:table-cell>
          <table:table-cell table:formula="of:=[.B3674]+inc" office:value-type="float" office:value="4.48486328125" calcext:value-type="float">
            <text:p>4,48486328125</text:p>
          </table:table-cell>
          <table:table-cell table:number-columns-repeated="5"/>
        </table:table-row>
        <table:table-row table:style-name="ro1">
          <table:table-cell office:value-type="float" office:value="3675" calcext:value-type="float">
            <text:p>3675</text:p>
          </table:table-cell>
          <table:table-cell table:formula="of:=[.B3675]+inc" office:value-type="float" office:value="4.486083984375" calcext:value-type="float">
            <text:p>4,486083984375</text:p>
          </table:table-cell>
          <table:table-cell table:number-columns-repeated="5"/>
        </table:table-row>
        <table:table-row table:style-name="ro1">
          <table:table-cell office:value-type="float" office:value="3676" calcext:value-type="float">
            <text:p>3676</text:p>
          </table:table-cell>
          <table:table-cell table:formula="of:=[.B3676]+inc" office:value-type="float" office:value="4.4873046875" calcext:value-type="float">
            <text:p>4,4873046875</text:p>
          </table:table-cell>
          <table:table-cell table:number-columns-repeated="5"/>
        </table:table-row>
        <table:table-row table:style-name="ro1">
          <table:table-cell office:value-type="float" office:value="3677" calcext:value-type="float">
            <text:p>3677</text:p>
          </table:table-cell>
          <table:table-cell table:formula="of:=[.B3677]+inc" office:value-type="float" office:value="4.488525390625" calcext:value-type="float">
            <text:p>4,488525390625</text:p>
          </table:table-cell>
          <table:table-cell table:number-columns-repeated="5"/>
        </table:table-row>
        <table:table-row table:style-name="ro1">
          <table:table-cell office:value-type="float" office:value="3678" calcext:value-type="float">
            <text:p>3678</text:p>
          </table:table-cell>
          <table:table-cell table:formula="of:=[.B3678]+inc" office:value-type="float" office:value="4.48974609375" calcext:value-type="float">
            <text:p>4,48974609375</text:p>
          </table:table-cell>
          <table:table-cell table:number-columns-repeated="5"/>
        </table:table-row>
        <table:table-row table:style-name="ro1">
          <table:table-cell office:value-type="float" office:value="3679" calcext:value-type="float">
            <text:p>3679</text:p>
          </table:table-cell>
          <table:table-cell table:formula="of:=[.B3679]+inc" office:value-type="float" office:value="4.490966796875" calcext:value-type="float">
            <text:p>4,490966796875</text:p>
          </table:table-cell>
          <table:table-cell table:number-columns-repeated="5"/>
        </table:table-row>
        <table:table-row table:style-name="ro1">
          <table:table-cell office:value-type="float" office:value="3680" calcext:value-type="float">
            <text:p>3680</text:p>
          </table:table-cell>
          <table:table-cell table:formula="of:=[.B3680]+inc" office:value-type="float" office:value="4.4921875" calcext:value-type="float">
            <text:p>4,4921875</text:p>
          </table:table-cell>
          <table:table-cell table:number-columns-repeated="5"/>
        </table:table-row>
        <table:table-row table:style-name="ro1">
          <table:table-cell office:value-type="float" office:value="3681" calcext:value-type="float">
            <text:p>3681</text:p>
          </table:table-cell>
          <table:table-cell table:formula="of:=[.B3681]+inc" office:value-type="float" office:value="4.493408203125" calcext:value-type="float">
            <text:p>4,493408203125</text:p>
          </table:table-cell>
          <table:table-cell table:number-columns-repeated="5"/>
        </table:table-row>
        <table:table-row table:style-name="ro1">
          <table:table-cell office:value-type="float" office:value="3682" calcext:value-type="float">
            <text:p>3682</text:p>
          </table:table-cell>
          <table:table-cell table:formula="of:=[.B3682]+inc" office:value-type="float" office:value="4.49462890625" calcext:value-type="float">
            <text:p>4,49462890625</text:p>
          </table:table-cell>
          <table:table-cell table:number-columns-repeated="5"/>
        </table:table-row>
        <table:table-row table:style-name="ro1">
          <table:table-cell office:value-type="float" office:value="3683" calcext:value-type="float">
            <text:p>3683</text:p>
          </table:table-cell>
          <table:table-cell table:formula="of:=[.B3683]+inc" office:value-type="float" office:value="4.495849609375" calcext:value-type="float">
            <text:p>4,495849609375</text:p>
          </table:table-cell>
          <table:table-cell table:number-columns-repeated="5"/>
        </table:table-row>
        <table:table-row table:style-name="ro1">
          <table:table-cell office:value-type="float" office:value="3684" calcext:value-type="float">
            <text:p>3684</text:p>
          </table:table-cell>
          <table:table-cell table:formula="of:=[.B3684]+inc" office:value-type="float" office:value="4.4970703125" calcext:value-type="float">
            <text:p>4,4970703125</text:p>
          </table:table-cell>
          <table:table-cell table:number-columns-repeated="5"/>
        </table:table-row>
        <table:table-row table:style-name="ro1">
          <table:table-cell office:value-type="float" office:value="3685" calcext:value-type="float">
            <text:p>3685</text:p>
          </table:table-cell>
          <table:table-cell table:formula="of:=[.B3685]+inc" office:value-type="float" office:value="4.498291015625" calcext:value-type="float">
            <text:p>4,498291015625</text:p>
          </table:table-cell>
          <table:table-cell table:number-columns-repeated="5"/>
        </table:table-row>
        <table:table-row table:style-name="ro1">
          <table:table-cell office:value-type="float" office:value="3686" calcext:value-type="float">
            <text:p>3686</text:p>
          </table:table-cell>
          <table:table-cell table:formula="of:=[.B3686]+inc" office:value-type="float" office:value="4.49951171875" calcext:value-type="float">
            <text:p>4,49951171875</text:p>
          </table:table-cell>
          <table:table-cell table:number-columns-repeated="5"/>
        </table:table-row>
        <table:table-row table:style-name="ro1">
          <table:table-cell office:value-type="float" office:value="3687" calcext:value-type="float">
            <text:p>3687</text:p>
          </table:table-cell>
          <table:table-cell table:formula="of:=[.B3687]+inc" office:value-type="float" office:value="4.500732421875" calcext:value-type="float">
            <text:p>4,500732421875</text:p>
          </table:table-cell>
          <table:table-cell table:number-columns-repeated="5"/>
        </table:table-row>
        <table:table-row table:style-name="ro1">
          <table:table-cell office:value-type="float" office:value="3688" calcext:value-type="float">
            <text:p>3688</text:p>
          </table:table-cell>
          <table:table-cell table:formula="of:=[.B3688]+inc" office:value-type="float" office:value="4.501953125" calcext:value-type="float">
            <text:p>4,501953125</text:p>
          </table:table-cell>
          <table:table-cell table:number-columns-repeated="5"/>
        </table:table-row>
        <table:table-row table:style-name="ro1">
          <table:table-cell office:value-type="float" office:value="3689" calcext:value-type="float">
            <text:p>3689</text:p>
          </table:table-cell>
          <table:table-cell table:formula="of:=[.B3689]+inc" office:value-type="float" office:value="4.503173828125" calcext:value-type="float">
            <text:p>4,503173828125</text:p>
          </table:table-cell>
          <table:table-cell table:number-columns-repeated="5"/>
        </table:table-row>
        <table:table-row table:style-name="ro1">
          <table:table-cell office:value-type="float" office:value="3690" calcext:value-type="float">
            <text:p>3690</text:p>
          </table:table-cell>
          <table:table-cell table:formula="of:=[.B3690]+inc" office:value-type="float" office:value="4.50439453125" calcext:value-type="float">
            <text:p>4,50439453125</text:p>
          </table:table-cell>
          <table:table-cell table:number-columns-repeated="5"/>
        </table:table-row>
        <table:table-row table:style-name="ro1">
          <table:table-cell office:value-type="float" office:value="3691" calcext:value-type="float">
            <text:p>3691</text:p>
          </table:table-cell>
          <table:table-cell table:formula="of:=[.B3691]+inc" office:value-type="float" office:value="4.505615234375" calcext:value-type="float">
            <text:p>4,505615234375</text:p>
          </table:table-cell>
          <table:table-cell table:number-columns-repeated="5"/>
        </table:table-row>
        <table:table-row table:style-name="ro1">
          <table:table-cell office:value-type="float" office:value="3692" calcext:value-type="float">
            <text:p>3692</text:p>
          </table:table-cell>
          <table:table-cell table:formula="of:=[.B3692]+inc" office:value-type="float" office:value="4.5068359375" calcext:value-type="float">
            <text:p>4,5068359375</text:p>
          </table:table-cell>
          <table:table-cell table:number-columns-repeated="5"/>
        </table:table-row>
        <table:table-row table:style-name="ro1">
          <table:table-cell office:value-type="float" office:value="3693" calcext:value-type="float">
            <text:p>3693</text:p>
          </table:table-cell>
          <table:table-cell table:formula="of:=[.B3693]+inc" office:value-type="float" office:value="4.508056640625" calcext:value-type="float">
            <text:p>4,508056640625</text:p>
          </table:table-cell>
          <table:table-cell table:number-columns-repeated="5"/>
        </table:table-row>
        <table:table-row table:style-name="ro1">
          <table:table-cell office:value-type="float" office:value="3694" calcext:value-type="float">
            <text:p>3694</text:p>
          </table:table-cell>
          <table:table-cell table:formula="of:=[.B3694]+inc" office:value-type="float" office:value="4.50927734375" calcext:value-type="float">
            <text:p>4,50927734375</text:p>
          </table:table-cell>
          <table:table-cell table:number-columns-repeated="5"/>
        </table:table-row>
        <table:table-row table:style-name="ro1">
          <table:table-cell office:value-type="float" office:value="3695" calcext:value-type="float">
            <text:p>3695</text:p>
          </table:table-cell>
          <table:table-cell table:formula="of:=[.B3695]+inc" office:value-type="float" office:value="4.510498046875" calcext:value-type="float">
            <text:p>4,510498046875</text:p>
          </table:table-cell>
          <table:table-cell table:number-columns-repeated="5"/>
        </table:table-row>
        <table:table-row table:style-name="ro1">
          <table:table-cell office:value-type="float" office:value="3696" calcext:value-type="float">
            <text:p>3696</text:p>
          </table:table-cell>
          <table:table-cell table:formula="of:=[.B3696]+inc" office:value-type="float" office:value="4.51171875" calcext:value-type="float">
            <text:p>4,51171875</text:p>
          </table:table-cell>
          <table:table-cell table:number-columns-repeated="5"/>
        </table:table-row>
        <table:table-row table:style-name="ro1">
          <table:table-cell office:value-type="float" office:value="3697" calcext:value-type="float">
            <text:p>3697</text:p>
          </table:table-cell>
          <table:table-cell table:formula="of:=[.B3697]+inc" office:value-type="float" office:value="4.512939453125" calcext:value-type="float">
            <text:p>4,512939453125</text:p>
          </table:table-cell>
          <table:table-cell table:number-columns-repeated="5"/>
        </table:table-row>
        <table:table-row table:style-name="ro1">
          <table:table-cell office:value-type="float" office:value="3698" calcext:value-type="float">
            <text:p>3698</text:p>
          </table:table-cell>
          <table:table-cell table:formula="of:=[.B3698]+inc" office:value-type="float" office:value="4.51416015625" calcext:value-type="float">
            <text:p>4,51416015625</text:p>
          </table:table-cell>
          <table:table-cell table:number-columns-repeated="5"/>
        </table:table-row>
        <table:table-row table:style-name="ro1">
          <table:table-cell office:value-type="float" office:value="3699" calcext:value-type="float">
            <text:p>3699</text:p>
          </table:table-cell>
          <table:table-cell table:formula="of:=[.B3699]+inc" office:value-type="float" office:value="4.515380859375" calcext:value-type="float">
            <text:p>4,515380859375</text:p>
          </table:table-cell>
          <table:table-cell table:number-columns-repeated="5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formula="of:=[.B3700]+inc" office:value-type="float" office:value="4.5166015625" calcext:value-type="float">
            <text:p>4,5166015625</text:p>
          </table:table-cell>
          <table:table-cell table:number-columns-repeated="5"/>
        </table:table-row>
        <table:table-row table:style-name="ro1">
          <table:table-cell office:value-type="float" office:value="3701" calcext:value-type="float">
            <text:p>3701</text:p>
          </table:table-cell>
          <table:table-cell table:formula="of:=[.B3701]+inc" office:value-type="float" office:value="4.517822265625" calcext:value-type="float">
            <text:p>4,517822265625</text:p>
          </table:table-cell>
          <table:table-cell table:number-columns-repeated="5"/>
        </table:table-row>
        <table:table-row table:style-name="ro1">
          <table:table-cell office:value-type="float" office:value="3702" calcext:value-type="float">
            <text:p>3702</text:p>
          </table:table-cell>
          <table:table-cell table:formula="of:=[.B3702]+inc" office:value-type="float" office:value="4.51904296875" calcext:value-type="float">
            <text:p>4,51904296875</text:p>
          </table:table-cell>
          <table:table-cell table:number-columns-repeated="5"/>
        </table:table-row>
        <table:table-row table:style-name="ro1">
          <table:table-cell office:value-type="float" office:value="3703" calcext:value-type="float">
            <text:p>3703</text:p>
          </table:table-cell>
          <table:table-cell table:formula="of:=[.B3703]+inc" office:value-type="float" office:value="4.520263671875" calcext:value-type="float">
            <text:p>4,520263671875</text:p>
          </table:table-cell>
          <table:table-cell table:number-columns-repeated="5"/>
        </table:table-row>
        <table:table-row table:style-name="ro1">
          <table:table-cell office:value-type="float" office:value="3704" calcext:value-type="float">
            <text:p>3704</text:p>
          </table:table-cell>
          <table:table-cell table:formula="of:=[.B3704]+inc" office:value-type="float" office:value="4.521484375" calcext:value-type="float">
            <text:p>4,521484375</text:p>
          </table:table-cell>
          <table:table-cell table:number-columns-repeated="5"/>
        </table:table-row>
        <table:table-row table:style-name="ro1">
          <table:table-cell office:value-type="float" office:value="3705" calcext:value-type="float">
            <text:p>3705</text:p>
          </table:table-cell>
          <table:table-cell table:formula="of:=[.B3705]+inc" office:value-type="float" office:value="4.522705078125" calcext:value-type="float">
            <text:p>4,522705078125</text:p>
          </table:table-cell>
          <table:table-cell table:number-columns-repeated="5"/>
        </table:table-row>
        <table:table-row table:style-name="ro1">
          <table:table-cell office:value-type="float" office:value="3706" calcext:value-type="float">
            <text:p>3706</text:p>
          </table:table-cell>
          <table:table-cell table:formula="of:=[.B3706]+inc" office:value-type="float" office:value="4.52392578125" calcext:value-type="float">
            <text:p>4,52392578125</text:p>
          </table:table-cell>
          <table:table-cell table:number-columns-repeated="5"/>
        </table:table-row>
        <table:table-row table:style-name="ro1">
          <table:table-cell office:value-type="float" office:value="3707" calcext:value-type="float">
            <text:p>3707</text:p>
          </table:table-cell>
          <table:table-cell table:formula="of:=[.B3707]+inc" office:value-type="float" office:value="4.525146484375" calcext:value-type="float">
            <text:p>4,525146484375</text:p>
          </table:table-cell>
          <table:table-cell table:number-columns-repeated="5"/>
        </table:table-row>
        <table:table-row table:style-name="ro1">
          <table:table-cell office:value-type="float" office:value="3708" calcext:value-type="float">
            <text:p>3708</text:p>
          </table:table-cell>
          <table:table-cell table:formula="of:=[.B3708]+inc" office:value-type="float" office:value="4.5263671875" calcext:value-type="float">
            <text:p>4,5263671875</text:p>
          </table:table-cell>
          <table:table-cell table:number-columns-repeated="5"/>
        </table:table-row>
        <table:table-row table:style-name="ro1">
          <table:table-cell office:value-type="float" office:value="3709" calcext:value-type="float">
            <text:p>3709</text:p>
          </table:table-cell>
          <table:table-cell table:formula="of:=[.B3709]+inc" office:value-type="float" office:value="4.527587890625" calcext:value-type="float">
            <text:p>4,527587890625</text:p>
          </table:table-cell>
          <table:table-cell table:number-columns-repeated="5"/>
        </table:table-row>
        <table:table-row table:style-name="ro1">
          <table:table-cell office:value-type="float" office:value="3710" calcext:value-type="float">
            <text:p>3710</text:p>
          </table:table-cell>
          <table:table-cell table:formula="of:=[.B3710]+inc" office:value-type="float" office:value="4.52880859375" calcext:value-type="float">
            <text:p>4,52880859375</text:p>
          </table:table-cell>
          <table:table-cell table:number-columns-repeated="5"/>
        </table:table-row>
        <table:table-row table:style-name="ro1">
          <table:table-cell office:value-type="float" office:value="3711" calcext:value-type="float">
            <text:p>3711</text:p>
          </table:table-cell>
          <table:table-cell table:formula="of:=[.B3711]+inc" office:value-type="float" office:value="4.530029296875" calcext:value-type="float">
            <text:p>4,530029296875</text:p>
          </table:table-cell>
          <table:table-cell table:number-columns-repeated="5"/>
        </table:table-row>
        <table:table-row table:style-name="ro1">
          <table:table-cell office:value-type="float" office:value="3712" calcext:value-type="float">
            <text:p>3712</text:p>
          </table:table-cell>
          <table:table-cell table:formula="of:=[.B3712]+inc" office:value-type="float" office:value="4.53125" calcext:value-type="float">
            <text:p>4,53125</text:p>
          </table:table-cell>
          <table:table-cell table:number-columns-repeated="5"/>
        </table:table-row>
        <table:table-row table:style-name="ro1">
          <table:table-cell office:value-type="float" office:value="3713" calcext:value-type="float">
            <text:p>3713</text:p>
          </table:table-cell>
          <table:table-cell table:formula="of:=[.B3713]+inc" office:value-type="float" office:value="4.532470703125" calcext:value-type="float">
            <text:p>4,532470703125</text:p>
          </table:table-cell>
          <table:table-cell table:number-columns-repeated="5"/>
        </table:table-row>
        <table:table-row table:style-name="ro1">
          <table:table-cell office:value-type="float" office:value="3714" calcext:value-type="float">
            <text:p>3714</text:p>
          </table:table-cell>
          <table:table-cell table:formula="of:=[.B3714]+inc" office:value-type="float" office:value="4.53369140625" calcext:value-type="float">
            <text:p>4,53369140625</text:p>
          </table:table-cell>
          <table:table-cell table:number-columns-repeated="5"/>
        </table:table-row>
        <table:table-row table:style-name="ro1">
          <table:table-cell office:value-type="float" office:value="3715" calcext:value-type="float">
            <text:p>3715</text:p>
          </table:table-cell>
          <table:table-cell table:formula="of:=[.B3715]+inc" office:value-type="float" office:value="4.534912109375" calcext:value-type="float">
            <text:p>4,534912109375</text:p>
          </table:table-cell>
          <table:table-cell table:number-columns-repeated="5"/>
        </table:table-row>
        <table:table-row table:style-name="ro1">
          <table:table-cell office:value-type="float" office:value="3716" calcext:value-type="float">
            <text:p>3716</text:p>
          </table:table-cell>
          <table:table-cell table:formula="of:=[.B3716]+inc" office:value-type="float" office:value="4.5361328125" calcext:value-type="float">
            <text:p>4,5361328125</text:p>
          </table:table-cell>
          <table:table-cell table:number-columns-repeated="5"/>
        </table:table-row>
        <table:table-row table:style-name="ro1">
          <table:table-cell office:value-type="float" office:value="3717" calcext:value-type="float">
            <text:p>3717</text:p>
          </table:table-cell>
          <table:table-cell table:formula="of:=[.B3717]+inc" office:value-type="float" office:value="4.537353515625" calcext:value-type="float">
            <text:p>4,537353515625</text:p>
          </table:table-cell>
          <table:table-cell table:number-columns-repeated="5"/>
        </table:table-row>
        <table:table-row table:style-name="ro1">
          <table:table-cell office:value-type="float" office:value="3718" calcext:value-type="float">
            <text:p>3718</text:p>
          </table:table-cell>
          <table:table-cell table:formula="of:=[.B3718]+inc" office:value-type="float" office:value="4.53857421875" calcext:value-type="float">
            <text:p>4,53857421875</text:p>
          </table:table-cell>
          <table:table-cell table:number-columns-repeated="5"/>
        </table:table-row>
        <table:table-row table:style-name="ro1">
          <table:table-cell office:value-type="float" office:value="3719" calcext:value-type="float">
            <text:p>3719</text:p>
          </table:table-cell>
          <table:table-cell table:formula="of:=[.B3719]+inc" office:value-type="float" office:value="4.539794921875" calcext:value-type="float">
            <text:p>4,539794921875</text:p>
          </table:table-cell>
          <table:table-cell table:number-columns-repeated="5"/>
        </table:table-row>
        <table:table-row table:style-name="ro1">
          <table:table-cell office:value-type="float" office:value="3720" calcext:value-type="float">
            <text:p>3720</text:p>
          </table:table-cell>
          <table:table-cell table:formula="of:=[.B3720]+inc" office:value-type="float" office:value="4.541015625" calcext:value-type="float">
            <text:p>4,541015625</text:p>
          </table:table-cell>
          <table:table-cell table:number-columns-repeated="5"/>
        </table:table-row>
        <table:table-row table:style-name="ro1">
          <table:table-cell office:value-type="float" office:value="3721" calcext:value-type="float">
            <text:p>3721</text:p>
          </table:table-cell>
          <table:table-cell table:formula="of:=[.B3721]+inc" office:value-type="float" office:value="4.542236328125" calcext:value-type="float">
            <text:p>4,542236328125</text:p>
          </table:table-cell>
          <table:table-cell table:number-columns-repeated="5"/>
        </table:table-row>
        <table:table-row table:style-name="ro1">
          <table:table-cell office:value-type="float" office:value="3722" calcext:value-type="float">
            <text:p>3722</text:p>
          </table:table-cell>
          <table:table-cell table:formula="of:=[.B3722]+inc" office:value-type="float" office:value="4.54345703125" calcext:value-type="float">
            <text:p>4,54345703125</text:p>
          </table:table-cell>
          <table:table-cell table:number-columns-repeated="5"/>
        </table:table-row>
        <table:table-row table:style-name="ro1">
          <table:table-cell office:value-type="float" office:value="3723" calcext:value-type="float">
            <text:p>3723</text:p>
          </table:table-cell>
          <table:table-cell table:formula="of:=[.B3723]+inc" office:value-type="float" office:value="4.544677734375" calcext:value-type="float">
            <text:p>4,544677734375</text:p>
          </table:table-cell>
          <table:table-cell table:number-columns-repeated="5"/>
        </table:table-row>
        <table:table-row table:style-name="ro1">
          <table:table-cell office:value-type="float" office:value="3724" calcext:value-type="float">
            <text:p>3724</text:p>
          </table:table-cell>
          <table:table-cell table:formula="of:=[.B3724]+inc" office:value-type="float" office:value="4.5458984375" calcext:value-type="float">
            <text:p>4,5458984375</text:p>
          </table:table-cell>
          <table:table-cell table:number-columns-repeated="5"/>
        </table:table-row>
        <table:table-row table:style-name="ro1">
          <table:table-cell office:value-type="float" office:value="3725" calcext:value-type="float">
            <text:p>3725</text:p>
          </table:table-cell>
          <table:table-cell table:formula="of:=[.B3725]+inc" office:value-type="float" office:value="4.547119140625" calcext:value-type="float">
            <text:p>4,547119140625</text:p>
          </table:table-cell>
          <table:table-cell table:number-columns-repeated="5"/>
        </table:table-row>
        <table:table-row table:style-name="ro1">
          <table:table-cell office:value-type="float" office:value="3726" calcext:value-type="float">
            <text:p>3726</text:p>
          </table:table-cell>
          <table:table-cell table:formula="of:=[.B3726]+inc" office:value-type="float" office:value="4.54833984375" calcext:value-type="float">
            <text:p>4,54833984375</text:p>
          </table:table-cell>
          <table:table-cell table:number-columns-repeated="5"/>
        </table:table-row>
        <table:table-row table:style-name="ro1">
          <table:table-cell office:value-type="float" office:value="3727" calcext:value-type="float">
            <text:p>3727</text:p>
          </table:table-cell>
          <table:table-cell table:formula="of:=[.B3727]+inc" office:value-type="float" office:value="4.549560546875" calcext:value-type="float">
            <text:p>4,549560546875</text:p>
          </table:table-cell>
          <table:table-cell table:number-columns-repeated="5"/>
        </table:table-row>
        <table:table-row table:style-name="ro1">
          <table:table-cell office:value-type="float" office:value="3728" calcext:value-type="float">
            <text:p>3728</text:p>
          </table:table-cell>
          <table:table-cell table:formula="of:=[.B3728]+inc" office:value-type="float" office:value="4.55078125" calcext:value-type="float">
            <text:p>4,55078125</text:p>
          </table:table-cell>
          <table:table-cell table:number-columns-repeated="5"/>
        </table:table-row>
        <table:table-row table:style-name="ro1">
          <table:table-cell office:value-type="float" office:value="3729" calcext:value-type="float">
            <text:p>3729</text:p>
          </table:table-cell>
          <table:table-cell table:formula="of:=[.B3729]+inc" office:value-type="float" office:value="4.552001953125" calcext:value-type="float">
            <text:p>4,552001953125</text:p>
          </table:table-cell>
          <table:table-cell table:number-columns-repeated="5"/>
        </table:table-row>
        <table:table-row table:style-name="ro1">
          <table:table-cell office:value-type="float" office:value="3730" calcext:value-type="float">
            <text:p>3730</text:p>
          </table:table-cell>
          <table:table-cell table:formula="of:=[.B3730]+inc" office:value-type="float" office:value="4.55322265625" calcext:value-type="float">
            <text:p>4,55322265625</text:p>
          </table:table-cell>
          <table:table-cell table:number-columns-repeated="5"/>
        </table:table-row>
        <table:table-row table:style-name="ro1">
          <table:table-cell office:value-type="float" office:value="3731" calcext:value-type="float">
            <text:p>3731</text:p>
          </table:table-cell>
          <table:table-cell table:formula="of:=[.B3731]+inc" office:value-type="float" office:value="4.554443359375" calcext:value-type="float">
            <text:p>4,554443359375</text:p>
          </table:table-cell>
          <table:table-cell table:number-columns-repeated="5"/>
        </table:table-row>
        <table:table-row table:style-name="ro1">
          <table:table-cell office:value-type="float" office:value="3732" calcext:value-type="float">
            <text:p>3732</text:p>
          </table:table-cell>
          <table:table-cell table:formula="of:=[.B3732]+inc" office:value-type="float" office:value="4.5556640625" calcext:value-type="float">
            <text:p>4,5556640625</text:p>
          </table:table-cell>
          <table:table-cell table:number-columns-repeated="5"/>
        </table:table-row>
        <table:table-row table:style-name="ro1">
          <table:table-cell office:value-type="float" office:value="3733" calcext:value-type="float">
            <text:p>3733</text:p>
          </table:table-cell>
          <table:table-cell table:formula="of:=[.B3733]+inc" office:value-type="float" office:value="4.556884765625" calcext:value-type="float">
            <text:p>4,556884765625</text:p>
          </table:table-cell>
          <table:table-cell table:number-columns-repeated="5"/>
        </table:table-row>
        <table:table-row table:style-name="ro1">
          <table:table-cell office:value-type="float" office:value="3734" calcext:value-type="float">
            <text:p>3734</text:p>
          </table:table-cell>
          <table:table-cell table:formula="of:=[.B3734]+inc" office:value-type="float" office:value="4.55810546875" calcext:value-type="float">
            <text:p>4,55810546875</text:p>
          </table:table-cell>
          <table:table-cell table:number-columns-repeated="5"/>
        </table:table-row>
        <table:table-row table:style-name="ro1">
          <table:table-cell office:value-type="float" office:value="3735" calcext:value-type="float">
            <text:p>3735</text:p>
          </table:table-cell>
          <table:table-cell table:formula="of:=[.B3735]+inc" office:value-type="float" office:value="4.559326171875" calcext:value-type="float">
            <text:p>4,559326171875</text:p>
          </table:table-cell>
          <table:table-cell table:number-columns-repeated="5"/>
        </table:table-row>
        <table:table-row table:style-name="ro1">
          <table:table-cell office:value-type="float" office:value="3736" calcext:value-type="float">
            <text:p>3736</text:p>
          </table:table-cell>
          <table:table-cell table:formula="of:=[.B3736]+inc" office:value-type="float" office:value="4.560546875" calcext:value-type="float">
            <text:p>4,560546875</text:p>
          </table:table-cell>
          <table:table-cell table:number-columns-repeated="5"/>
        </table:table-row>
        <table:table-row table:style-name="ro1">
          <table:table-cell office:value-type="float" office:value="3737" calcext:value-type="float">
            <text:p>3737</text:p>
          </table:table-cell>
          <table:table-cell table:formula="of:=[.B3737]+inc" office:value-type="float" office:value="4.561767578125" calcext:value-type="float">
            <text:p>4,561767578125</text:p>
          </table:table-cell>
          <table:table-cell table:number-columns-repeated="5"/>
        </table:table-row>
        <table:table-row table:style-name="ro1">
          <table:table-cell office:value-type="float" office:value="3738" calcext:value-type="float">
            <text:p>3738</text:p>
          </table:table-cell>
          <table:table-cell table:formula="of:=[.B3738]+inc" office:value-type="float" office:value="4.56298828125" calcext:value-type="float">
            <text:p>4,56298828125</text:p>
          </table:table-cell>
          <table:table-cell table:number-columns-repeated="5"/>
        </table:table-row>
        <table:table-row table:style-name="ro1">
          <table:table-cell office:value-type="float" office:value="3739" calcext:value-type="float">
            <text:p>3739</text:p>
          </table:table-cell>
          <table:table-cell table:formula="of:=[.B3739]+inc" office:value-type="float" office:value="4.564208984375" calcext:value-type="float">
            <text:p>4,564208984375</text:p>
          </table:table-cell>
          <table:table-cell table:number-columns-repeated="5"/>
        </table:table-row>
        <table:table-row table:style-name="ro1">
          <table:table-cell office:value-type="float" office:value="3740" calcext:value-type="float">
            <text:p>3740</text:p>
          </table:table-cell>
          <table:table-cell table:formula="of:=[.B3740]+inc" office:value-type="float" office:value="4.5654296875" calcext:value-type="float">
            <text:p>4,5654296875</text:p>
          </table:table-cell>
          <table:table-cell table:number-columns-repeated="5"/>
        </table:table-row>
        <table:table-row table:style-name="ro1">
          <table:table-cell office:value-type="float" office:value="3741" calcext:value-type="float">
            <text:p>3741</text:p>
          </table:table-cell>
          <table:table-cell table:formula="of:=[.B3741]+inc" office:value-type="float" office:value="4.566650390625" calcext:value-type="float">
            <text:p>4,566650390625</text:p>
          </table:table-cell>
          <table:table-cell table:number-columns-repeated="5"/>
        </table:table-row>
        <table:table-row table:style-name="ro1">
          <table:table-cell office:value-type="float" office:value="3742" calcext:value-type="float">
            <text:p>3742</text:p>
          </table:table-cell>
          <table:table-cell table:formula="of:=[.B3742]+inc" office:value-type="float" office:value="4.56787109375" calcext:value-type="float">
            <text:p>4,56787109375</text:p>
          </table:table-cell>
          <table:table-cell table:number-columns-repeated="5"/>
        </table:table-row>
        <table:table-row table:style-name="ro1">
          <table:table-cell office:value-type="float" office:value="3743" calcext:value-type="float">
            <text:p>3743</text:p>
          </table:table-cell>
          <table:table-cell table:formula="of:=[.B3743]+inc" office:value-type="float" office:value="4.569091796875" calcext:value-type="float">
            <text:p>4,569091796875</text:p>
          </table:table-cell>
          <table:table-cell table:number-columns-repeated="5"/>
        </table:table-row>
        <table:table-row table:style-name="ro1">
          <table:table-cell office:value-type="float" office:value="3744" calcext:value-type="float">
            <text:p>3744</text:p>
          </table:table-cell>
          <table:table-cell table:formula="of:=[.B3744]+inc" office:value-type="float" office:value="4.5703125" calcext:value-type="float">
            <text:p>4,5703125</text:p>
          </table:table-cell>
          <table:table-cell table:number-columns-repeated="5"/>
        </table:table-row>
        <table:table-row table:style-name="ro1">
          <table:table-cell office:value-type="float" office:value="3745" calcext:value-type="float">
            <text:p>3745</text:p>
          </table:table-cell>
          <table:table-cell table:formula="of:=[.B3745]+inc" office:value-type="float" office:value="4.571533203125" calcext:value-type="float">
            <text:p>4,571533203125</text:p>
          </table:table-cell>
          <table:table-cell table:number-columns-repeated="5"/>
        </table:table-row>
        <table:table-row table:style-name="ro1">
          <table:table-cell office:value-type="float" office:value="3746" calcext:value-type="float">
            <text:p>3746</text:p>
          </table:table-cell>
          <table:table-cell table:formula="of:=[.B3746]+inc" office:value-type="float" office:value="4.57275390625" calcext:value-type="float">
            <text:p>4,57275390625</text:p>
          </table:table-cell>
          <table:table-cell table:number-columns-repeated="5"/>
        </table:table-row>
        <table:table-row table:style-name="ro1">
          <table:table-cell office:value-type="float" office:value="3747" calcext:value-type="float">
            <text:p>3747</text:p>
          </table:table-cell>
          <table:table-cell table:formula="of:=[.B3747]+inc" office:value-type="float" office:value="4.573974609375" calcext:value-type="float">
            <text:p>4,573974609375</text:p>
          </table:table-cell>
          <table:table-cell table:number-columns-repeated="5"/>
        </table:table-row>
        <table:table-row table:style-name="ro1">
          <table:table-cell office:value-type="float" office:value="3748" calcext:value-type="float">
            <text:p>3748</text:p>
          </table:table-cell>
          <table:table-cell table:formula="of:=[.B3748]+inc" office:value-type="float" office:value="4.5751953125" calcext:value-type="float">
            <text:p>4,5751953125</text:p>
          </table:table-cell>
          <table:table-cell table:number-columns-repeated="5"/>
        </table:table-row>
        <table:table-row table:style-name="ro1">
          <table:table-cell office:value-type="float" office:value="3749" calcext:value-type="float">
            <text:p>3749</text:p>
          </table:table-cell>
          <table:table-cell table:formula="of:=[.B3749]+inc" office:value-type="float" office:value="4.576416015625" calcext:value-type="float">
            <text:p>4,576416015625</text:p>
          </table:table-cell>
          <table:table-cell table:number-columns-repeated="5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formula="of:=[.B3750]+inc" office:value-type="float" office:value="4.57763671875" calcext:value-type="float">
            <text:p>4,57763671875</text:p>
          </table:table-cell>
          <table:table-cell table:number-columns-repeated="5"/>
        </table:table-row>
        <table:table-row table:style-name="ro1">
          <table:table-cell office:value-type="float" office:value="3751" calcext:value-type="float">
            <text:p>3751</text:p>
          </table:table-cell>
          <table:table-cell table:formula="of:=[.B3751]+inc" office:value-type="float" office:value="4.578857421875" calcext:value-type="float">
            <text:p>4,578857421875</text:p>
          </table:table-cell>
          <table:table-cell table:number-columns-repeated="5"/>
        </table:table-row>
        <table:table-row table:style-name="ro1">
          <table:table-cell office:value-type="float" office:value="3752" calcext:value-type="float">
            <text:p>3752</text:p>
          </table:table-cell>
          <table:table-cell table:formula="of:=[.B3752]+inc" office:value-type="float" office:value="4.580078125" calcext:value-type="float">
            <text:p>4,580078125</text:p>
          </table:table-cell>
          <table:table-cell table:number-columns-repeated="5"/>
        </table:table-row>
        <table:table-row table:style-name="ro1">
          <table:table-cell office:value-type="float" office:value="3753" calcext:value-type="float">
            <text:p>3753</text:p>
          </table:table-cell>
          <table:table-cell table:formula="of:=[.B3753]+inc" office:value-type="float" office:value="4.581298828125" calcext:value-type="float">
            <text:p>4,581298828125</text:p>
          </table:table-cell>
          <table:table-cell table:number-columns-repeated="5"/>
        </table:table-row>
        <table:table-row table:style-name="ro1">
          <table:table-cell office:value-type="float" office:value="3754" calcext:value-type="float">
            <text:p>3754</text:p>
          </table:table-cell>
          <table:table-cell table:formula="of:=[.B3754]+inc" office:value-type="float" office:value="4.58251953125" calcext:value-type="float">
            <text:p>4,58251953125</text:p>
          </table:table-cell>
          <table:table-cell table:number-columns-repeated="5"/>
        </table:table-row>
        <table:table-row table:style-name="ro1">
          <table:table-cell office:value-type="float" office:value="3755" calcext:value-type="float">
            <text:p>3755</text:p>
          </table:table-cell>
          <table:table-cell table:formula="of:=[.B3755]+inc" office:value-type="float" office:value="4.583740234375" calcext:value-type="float">
            <text:p>4,583740234375</text:p>
          </table:table-cell>
          <table:table-cell table:number-columns-repeated="5"/>
        </table:table-row>
        <table:table-row table:style-name="ro1">
          <table:table-cell office:value-type="float" office:value="3756" calcext:value-type="float">
            <text:p>3756</text:p>
          </table:table-cell>
          <table:table-cell table:formula="of:=[.B3756]+inc" office:value-type="float" office:value="4.5849609375" calcext:value-type="float">
            <text:p>4,5849609375</text:p>
          </table:table-cell>
          <table:table-cell table:number-columns-repeated="5"/>
        </table:table-row>
        <table:table-row table:style-name="ro1">
          <table:table-cell office:value-type="float" office:value="3757" calcext:value-type="float">
            <text:p>3757</text:p>
          </table:table-cell>
          <table:table-cell table:formula="of:=[.B3757]+inc" office:value-type="float" office:value="4.586181640625" calcext:value-type="float">
            <text:p>4,586181640625</text:p>
          </table:table-cell>
          <table:table-cell table:number-columns-repeated="5"/>
        </table:table-row>
        <table:table-row table:style-name="ro1">
          <table:table-cell office:value-type="float" office:value="3758" calcext:value-type="float">
            <text:p>3758</text:p>
          </table:table-cell>
          <table:table-cell table:formula="of:=[.B3758]+inc" office:value-type="float" office:value="4.58740234375" calcext:value-type="float">
            <text:p>4,58740234375</text:p>
          </table:table-cell>
          <table:table-cell table:number-columns-repeated="5"/>
        </table:table-row>
        <table:table-row table:style-name="ro1">
          <table:table-cell office:value-type="float" office:value="3759" calcext:value-type="float">
            <text:p>3759</text:p>
          </table:table-cell>
          <table:table-cell table:formula="of:=[.B3759]+inc" office:value-type="float" office:value="4.588623046875" calcext:value-type="float">
            <text:p>4,588623046875</text:p>
          </table:table-cell>
          <table:table-cell table:number-columns-repeated="5"/>
        </table:table-row>
        <table:table-row table:style-name="ro1">
          <table:table-cell office:value-type="float" office:value="3760" calcext:value-type="float">
            <text:p>3760</text:p>
          </table:table-cell>
          <table:table-cell table:formula="of:=[.B3760]+inc" office:value-type="float" office:value="4.58984375" calcext:value-type="float">
            <text:p>4,58984375</text:p>
          </table:table-cell>
          <table:table-cell table:number-columns-repeated="5"/>
        </table:table-row>
        <table:table-row table:style-name="ro1">
          <table:table-cell office:value-type="float" office:value="3761" calcext:value-type="float">
            <text:p>3761</text:p>
          </table:table-cell>
          <table:table-cell table:formula="of:=[.B3761]+inc" office:value-type="float" office:value="4.591064453125" calcext:value-type="float">
            <text:p>4,591064453125</text:p>
          </table:table-cell>
          <table:table-cell table:number-columns-repeated="5"/>
        </table:table-row>
        <table:table-row table:style-name="ro1">
          <table:table-cell office:value-type="float" office:value="3762" calcext:value-type="float">
            <text:p>3762</text:p>
          </table:table-cell>
          <table:table-cell table:formula="of:=[.B3762]+inc" office:value-type="float" office:value="4.59228515625" calcext:value-type="float">
            <text:p>4,59228515625</text:p>
          </table:table-cell>
          <table:table-cell table:number-columns-repeated="5"/>
        </table:table-row>
        <table:table-row table:style-name="ro1">
          <table:table-cell office:value-type="float" office:value="3763" calcext:value-type="float">
            <text:p>3763</text:p>
          </table:table-cell>
          <table:table-cell table:formula="of:=[.B3763]+inc" office:value-type="float" office:value="4.593505859375" calcext:value-type="float">
            <text:p>4,593505859375</text:p>
          </table:table-cell>
          <table:table-cell table:number-columns-repeated="5"/>
        </table:table-row>
        <table:table-row table:style-name="ro1">
          <table:table-cell office:value-type="float" office:value="3764" calcext:value-type="float">
            <text:p>3764</text:p>
          </table:table-cell>
          <table:table-cell table:formula="of:=[.B3764]+inc" office:value-type="float" office:value="4.5947265625" calcext:value-type="float">
            <text:p>4,5947265625</text:p>
          </table:table-cell>
          <table:table-cell table:number-columns-repeated="5"/>
        </table:table-row>
        <table:table-row table:style-name="ro1">
          <table:table-cell office:value-type="float" office:value="3765" calcext:value-type="float">
            <text:p>3765</text:p>
          </table:table-cell>
          <table:table-cell table:formula="of:=[.B3765]+inc" office:value-type="float" office:value="4.595947265625" calcext:value-type="float">
            <text:p>4,595947265625</text:p>
          </table:table-cell>
          <table:table-cell table:number-columns-repeated="5"/>
        </table:table-row>
        <table:table-row table:style-name="ro1">
          <table:table-cell office:value-type="float" office:value="3766" calcext:value-type="float">
            <text:p>3766</text:p>
          </table:table-cell>
          <table:table-cell table:formula="of:=[.B3766]+inc" office:value-type="float" office:value="4.59716796875" calcext:value-type="float">
            <text:p>4,59716796875</text:p>
          </table:table-cell>
          <table:table-cell table:number-columns-repeated="5"/>
        </table:table-row>
        <table:table-row table:style-name="ro1">
          <table:table-cell office:value-type="float" office:value="3767" calcext:value-type="float">
            <text:p>3767</text:p>
          </table:table-cell>
          <table:table-cell table:formula="of:=[.B3767]+inc" office:value-type="float" office:value="4.598388671875" calcext:value-type="float">
            <text:p>4,598388671875</text:p>
          </table:table-cell>
          <table:table-cell table:number-columns-repeated="5"/>
        </table:table-row>
        <table:table-row table:style-name="ro1">
          <table:table-cell office:value-type="float" office:value="3768" calcext:value-type="float">
            <text:p>3768</text:p>
          </table:table-cell>
          <table:table-cell table:formula="of:=[.B3768]+inc" office:value-type="float" office:value="4.599609375" calcext:value-type="float">
            <text:p>4,599609375</text:p>
          </table:table-cell>
          <table:table-cell table:number-columns-repeated="5"/>
        </table:table-row>
        <table:table-row table:style-name="ro1">
          <table:table-cell office:value-type="float" office:value="3769" calcext:value-type="float">
            <text:p>3769</text:p>
          </table:table-cell>
          <table:table-cell table:formula="of:=[.B3769]+inc" office:value-type="float" office:value="4.600830078125" calcext:value-type="float">
            <text:p>4,600830078125</text:p>
          </table:table-cell>
          <table:table-cell table:number-columns-repeated="5"/>
        </table:table-row>
        <table:table-row table:style-name="ro1">
          <table:table-cell office:value-type="float" office:value="3770" calcext:value-type="float">
            <text:p>3770</text:p>
          </table:table-cell>
          <table:table-cell table:formula="of:=[.B3770]+inc" office:value-type="float" office:value="4.60205078125" calcext:value-type="float">
            <text:p>4,60205078125</text:p>
          </table:table-cell>
          <table:table-cell table:number-columns-repeated="5"/>
        </table:table-row>
        <table:table-row table:style-name="ro1">
          <table:table-cell office:value-type="float" office:value="3771" calcext:value-type="float">
            <text:p>3771</text:p>
          </table:table-cell>
          <table:table-cell table:formula="of:=[.B3771]+inc" office:value-type="float" office:value="4.603271484375" calcext:value-type="float">
            <text:p>4,603271484375</text:p>
          </table:table-cell>
          <table:table-cell table:number-columns-repeated="5"/>
        </table:table-row>
        <table:table-row table:style-name="ro1">
          <table:table-cell office:value-type="float" office:value="3772" calcext:value-type="float">
            <text:p>3772</text:p>
          </table:table-cell>
          <table:table-cell table:formula="of:=[.B3772]+inc" office:value-type="float" office:value="4.6044921875" calcext:value-type="float">
            <text:p>4,6044921875</text:p>
          </table:table-cell>
          <table:table-cell table:number-columns-repeated="5"/>
        </table:table-row>
        <table:table-row table:style-name="ro1">
          <table:table-cell office:value-type="float" office:value="3773" calcext:value-type="float">
            <text:p>3773</text:p>
          </table:table-cell>
          <table:table-cell table:formula="of:=[.B3773]+inc" office:value-type="float" office:value="4.605712890625" calcext:value-type="float">
            <text:p>4,605712890625</text:p>
          </table:table-cell>
          <table:table-cell table:number-columns-repeated="5"/>
        </table:table-row>
        <table:table-row table:style-name="ro1">
          <table:table-cell office:value-type="float" office:value="3774" calcext:value-type="float">
            <text:p>3774</text:p>
          </table:table-cell>
          <table:table-cell table:formula="of:=[.B3774]+inc" office:value-type="float" office:value="4.60693359375" calcext:value-type="float">
            <text:p>4,60693359375</text:p>
          </table:table-cell>
          <table:table-cell table:number-columns-repeated="5"/>
        </table:table-row>
        <table:table-row table:style-name="ro1">
          <table:table-cell office:value-type="float" office:value="3775" calcext:value-type="float">
            <text:p>3775</text:p>
          </table:table-cell>
          <table:table-cell table:formula="of:=[.B3775]+inc" office:value-type="float" office:value="4.608154296875" calcext:value-type="float">
            <text:p>4,608154296875</text:p>
          </table:table-cell>
          <table:table-cell table:number-columns-repeated="5"/>
        </table:table-row>
        <table:table-row table:style-name="ro1">
          <table:table-cell office:value-type="float" office:value="3776" calcext:value-type="float">
            <text:p>3776</text:p>
          </table:table-cell>
          <table:table-cell table:formula="of:=[.B3776]+inc" office:value-type="float" office:value="4.609375" calcext:value-type="float">
            <text:p>4,609375</text:p>
          </table:table-cell>
          <table:table-cell table:number-columns-repeated="5"/>
        </table:table-row>
        <table:table-row table:style-name="ro1">
          <table:table-cell office:value-type="float" office:value="3777" calcext:value-type="float">
            <text:p>3777</text:p>
          </table:table-cell>
          <table:table-cell table:formula="of:=[.B3777]+inc" office:value-type="float" office:value="4.610595703125" calcext:value-type="float">
            <text:p>4,610595703125</text:p>
          </table:table-cell>
          <table:table-cell table:number-columns-repeated="5"/>
        </table:table-row>
        <table:table-row table:style-name="ro1">
          <table:table-cell office:value-type="float" office:value="3778" calcext:value-type="float">
            <text:p>3778</text:p>
          </table:table-cell>
          <table:table-cell table:formula="of:=[.B3778]+inc" office:value-type="float" office:value="4.61181640625" calcext:value-type="float">
            <text:p>4,61181640625</text:p>
          </table:table-cell>
          <table:table-cell table:number-columns-repeated="5"/>
        </table:table-row>
        <table:table-row table:style-name="ro1">
          <table:table-cell office:value-type="float" office:value="3779" calcext:value-type="float">
            <text:p>3779</text:p>
          </table:table-cell>
          <table:table-cell table:formula="of:=[.B3779]+inc" office:value-type="float" office:value="4.613037109375" calcext:value-type="float">
            <text:p>4,613037109375</text:p>
          </table:table-cell>
          <table:table-cell table:number-columns-repeated="5"/>
        </table:table-row>
        <table:table-row table:style-name="ro1">
          <table:table-cell office:value-type="float" office:value="3780" calcext:value-type="float">
            <text:p>3780</text:p>
          </table:table-cell>
          <table:table-cell table:formula="of:=[.B3780]+inc" office:value-type="float" office:value="4.6142578125" calcext:value-type="float">
            <text:p>4,6142578125</text:p>
          </table:table-cell>
          <table:table-cell table:number-columns-repeated="5"/>
        </table:table-row>
        <table:table-row table:style-name="ro1">
          <table:table-cell office:value-type="float" office:value="3781" calcext:value-type="float">
            <text:p>3781</text:p>
          </table:table-cell>
          <table:table-cell table:formula="of:=[.B3781]+inc" office:value-type="float" office:value="4.615478515625" calcext:value-type="float">
            <text:p>4,615478515625</text:p>
          </table:table-cell>
          <table:table-cell table:number-columns-repeated="5"/>
        </table:table-row>
        <table:table-row table:style-name="ro1">
          <table:table-cell office:value-type="float" office:value="3782" calcext:value-type="float">
            <text:p>3782</text:p>
          </table:table-cell>
          <table:table-cell table:formula="of:=[.B3782]+inc" office:value-type="float" office:value="4.61669921875" calcext:value-type="float">
            <text:p>4,61669921875</text:p>
          </table:table-cell>
          <table:table-cell table:number-columns-repeated="5"/>
        </table:table-row>
        <table:table-row table:style-name="ro1">
          <table:table-cell office:value-type="float" office:value="3783" calcext:value-type="float">
            <text:p>3783</text:p>
          </table:table-cell>
          <table:table-cell table:formula="of:=[.B3783]+inc" office:value-type="float" office:value="4.617919921875" calcext:value-type="float">
            <text:p>4,617919921875</text:p>
          </table:table-cell>
          <table:table-cell table:number-columns-repeated="5"/>
        </table:table-row>
        <table:table-row table:style-name="ro1">
          <table:table-cell office:value-type="float" office:value="3784" calcext:value-type="float">
            <text:p>3784</text:p>
          </table:table-cell>
          <table:table-cell table:formula="of:=[.B3784]+inc" office:value-type="float" office:value="4.619140625" calcext:value-type="float">
            <text:p>4,619140625</text:p>
          </table:table-cell>
          <table:table-cell table:number-columns-repeated="5"/>
        </table:table-row>
        <table:table-row table:style-name="ro1">
          <table:table-cell office:value-type="float" office:value="3785" calcext:value-type="float">
            <text:p>3785</text:p>
          </table:table-cell>
          <table:table-cell table:formula="of:=[.B3785]+inc" office:value-type="float" office:value="4.620361328125" calcext:value-type="float">
            <text:p>4,620361328125</text:p>
          </table:table-cell>
          <table:table-cell table:number-columns-repeated="5"/>
        </table:table-row>
        <table:table-row table:style-name="ro1">
          <table:table-cell office:value-type="float" office:value="3786" calcext:value-type="float">
            <text:p>3786</text:p>
          </table:table-cell>
          <table:table-cell table:formula="of:=[.B3786]+inc" office:value-type="float" office:value="4.62158203125" calcext:value-type="float">
            <text:p>4,62158203125</text:p>
          </table:table-cell>
          <table:table-cell table:number-columns-repeated="5"/>
        </table:table-row>
        <table:table-row table:style-name="ro1">
          <table:table-cell office:value-type="float" office:value="3787" calcext:value-type="float">
            <text:p>3787</text:p>
          </table:table-cell>
          <table:table-cell table:formula="of:=[.B3787]+inc" office:value-type="float" office:value="4.622802734375" calcext:value-type="float">
            <text:p>4,622802734375</text:p>
          </table:table-cell>
          <table:table-cell table:number-columns-repeated="5"/>
        </table:table-row>
        <table:table-row table:style-name="ro1">
          <table:table-cell office:value-type="float" office:value="3788" calcext:value-type="float">
            <text:p>3788</text:p>
          </table:table-cell>
          <table:table-cell table:formula="of:=[.B3788]+inc" office:value-type="float" office:value="4.6240234375" calcext:value-type="float">
            <text:p>4,6240234375</text:p>
          </table:table-cell>
          <table:table-cell table:number-columns-repeated="5"/>
        </table:table-row>
        <table:table-row table:style-name="ro1">
          <table:table-cell office:value-type="float" office:value="3789" calcext:value-type="float">
            <text:p>3789</text:p>
          </table:table-cell>
          <table:table-cell table:formula="of:=[.B3789]+inc" office:value-type="float" office:value="4.625244140625" calcext:value-type="float">
            <text:p>4,625244140625</text:p>
          </table:table-cell>
          <table:table-cell table:number-columns-repeated="5"/>
        </table:table-row>
        <table:table-row table:style-name="ro1">
          <table:table-cell office:value-type="float" office:value="3790" calcext:value-type="float">
            <text:p>3790</text:p>
          </table:table-cell>
          <table:table-cell table:formula="of:=[.B3790]+inc" office:value-type="float" office:value="4.62646484375" calcext:value-type="float">
            <text:p>4,62646484375</text:p>
          </table:table-cell>
          <table:table-cell table:number-columns-repeated="5"/>
        </table:table-row>
        <table:table-row table:style-name="ro1">
          <table:table-cell office:value-type="float" office:value="3791" calcext:value-type="float">
            <text:p>3791</text:p>
          </table:table-cell>
          <table:table-cell table:formula="of:=[.B3791]+inc" office:value-type="float" office:value="4.627685546875" calcext:value-type="float">
            <text:p>4,627685546875</text:p>
          </table:table-cell>
          <table:table-cell table:number-columns-repeated="5"/>
        </table:table-row>
        <table:table-row table:style-name="ro1">
          <table:table-cell office:value-type="float" office:value="3792" calcext:value-type="float">
            <text:p>3792</text:p>
          </table:table-cell>
          <table:table-cell table:formula="of:=[.B3792]+inc" office:value-type="float" office:value="4.62890625" calcext:value-type="float">
            <text:p>4,62890625</text:p>
          </table:table-cell>
          <table:table-cell table:number-columns-repeated="5"/>
        </table:table-row>
        <table:table-row table:style-name="ro1">
          <table:table-cell office:value-type="float" office:value="3793" calcext:value-type="float">
            <text:p>3793</text:p>
          </table:table-cell>
          <table:table-cell table:formula="of:=[.B3793]+inc" office:value-type="float" office:value="4.630126953125" calcext:value-type="float">
            <text:p>4,630126953125</text:p>
          </table:table-cell>
          <table:table-cell table:number-columns-repeated="5"/>
        </table:table-row>
        <table:table-row table:style-name="ro1">
          <table:table-cell office:value-type="float" office:value="3794" calcext:value-type="float">
            <text:p>3794</text:p>
          </table:table-cell>
          <table:table-cell table:formula="of:=[.B3794]+inc" office:value-type="float" office:value="4.63134765625" calcext:value-type="float">
            <text:p>4,63134765625</text:p>
          </table:table-cell>
          <table:table-cell table:number-columns-repeated="5"/>
        </table:table-row>
        <table:table-row table:style-name="ro1">
          <table:table-cell office:value-type="float" office:value="3795" calcext:value-type="float">
            <text:p>3795</text:p>
          </table:table-cell>
          <table:table-cell table:formula="of:=[.B3795]+inc" office:value-type="float" office:value="4.632568359375" calcext:value-type="float">
            <text:p>4,632568359375</text:p>
          </table:table-cell>
          <table:table-cell table:number-columns-repeated="5"/>
        </table:table-row>
        <table:table-row table:style-name="ro1">
          <table:table-cell office:value-type="float" office:value="3796" calcext:value-type="float">
            <text:p>3796</text:p>
          </table:table-cell>
          <table:table-cell table:formula="of:=[.B3796]+inc" office:value-type="float" office:value="4.6337890625" calcext:value-type="float">
            <text:p>4,6337890625</text:p>
          </table:table-cell>
          <table:table-cell table:number-columns-repeated="5"/>
        </table:table-row>
        <table:table-row table:style-name="ro1">
          <table:table-cell office:value-type="float" office:value="3797" calcext:value-type="float">
            <text:p>3797</text:p>
          </table:table-cell>
          <table:table-cell table:formula="of:=[.B3797]+inc" office:value-type="float" office:value="4.635009765625" calcext:value-type="float">
            <text:p>4,635009765625</text:p>
          </table:table-cell>
          <table:table-cell table:number-columns-repeated="5"/>
        </table:table-row>
        <table:table-row table:style-name="ro1">
          <table:table-cell office:value-type="float" office:value="3798" calcext:value-type="float">
            <text:p>3798</text:p>
          </table:table-cell>
          <table:table-cell table:formula="of:=[.B3798]+inc" office:value-type="float" office:value="4.63623046875" calcext:value-type="float">
            <text:p>4,63623046875</text:p>
          </table:table-cell>
          <table:table-cell table:number-columns-repeated="5"/>
        </table:table-row>
        <table:table-row table:style-name="ro1">
          <table:table-cell office:value-type="float" office:value="3799" calcext:value-type="float">
            <text:p>3799</text:p>
          </table:table-cell>
          <table:table-cell table:formula="of:=[.B3799]+inc" office:value-type="float" office:value="4.637451171875" calcext:value-type="float">
            <text:p>4,637451171875</text:p>
          </table:table-cell>
          <table:table-cell table:number-columns-repeated="5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formula="of:=[.B3800]+inc" office:value-type="float" office:value="4.638671875" calcext:value-type="float">
            <text:p>4,638671875</text:p>
          </table:table-cell>
          <table:table-cell table:number-columns-repeated="5"/>
        </table:table-row>
        <table:table-row table:style-name="ro1">
          <table:table-cell office:value-type="float" office:value="3801" calcext:value-type="float">
            <text:p>3801</text:p>
          </table:table-cell>
          <table:table-cell table:formula="of:=[.B3801]+inc" office:value-type="float" office:value="4.639892578125" calcext:value-type="float">
            <text:p>4,639892578125</text:p>
          </table:table-cell>
          <table:table-cell table:number-columns-repeated="5"/>
        </table:table-row>
        <table:table-row table:style-name="ro1">
          <table:table-cell office:value-type="float" office:value="3802" calcext:value-type="float">
            <text:p>3802</text:p>
          </table:table-cell>
          <table:table-cell table:formula="of:=[.B3802]+inc" office:value-type="float" office:value="4.64111328125" calcext:value-type="float">
            <text:p>4,64111328125</text:p>
          </table:table-cell>
          <table:table-cell table:number-columns-repeated="5"/>
        </table:table-row>
        <table:table-row table:style-name="ro1">
          <table:table-cell office:value-type="float" office:value="3803" calcext:value-type="float">
            <text:p>3803</text:p>
          </table:table-cell>
          <table:table-cell table:formula="of:=[.B3803]+inc" office:value-type="float" office:value="4.642333984375" calcext:value-type="float">
            <text:p>4,642333984375</text:p>
          </table:table-cell>
          <table:table-cell table:number-columns-repeated="5"/>
        </table:table-row>
        <table:table-row table:style-name="ro1">
          <table:table-cell office:value-type="float" office:value="3804" calcext:value-type="float">
            <text:p>3804</text:p>
          </table:table-cell>
          <table:table-cell table:formula="of:=[.B3804]+inc" office:value-type="float" office:value="4.6435546875" calcext:value-type="float">
            <text:p>4,6435546875</text:p>
          </table:table-cell>
          <table:table-cell table:number-columns-repeated="5"/>
        </table:table-row>
        <table:table-row table:style-name="ro1">
          <table:table-cell office:value-type="float" office:value="3805" calcext:value-type="float">
            <text:p>3805</text:p>
          </table:table-cell>
          <table:table-cell table:formula="of:=[.B3805]+inc" office:value-type="float" office:value="4.644775390625" calcext:value-type="float">
            <text:p>4,644775390625</text:p>
          </table:table-cell>
          <table:table-cell table:number-columns-repeated="5"/>
        </table:table-row>
        <table:table-row table:style-name="ro1">
          <table:table-cell office:value-type="float" office:value="3806" calcext:value-type="float">
            <text:p>3806</text:p>
          </table:table-cell>
          <table:table-cell table:formula="of:=[.B3806]+inc" office:value-type="float" office:value="4.64599609375" calcext:value-type="float">
            <text:p>4,64599609375</text:p>
          </table:table-cell>
          <table:table-cell table:number-columns-repeated="5"/>
        </table:table-row>
        <table:table-row table:style-name="ro1">
          <table:table-cell office:value-type="float" office:value="3807" calcext:value-type="float">
            <text:p>3807</text:p>
          </table:table-cell>
          <table:table-cell table:formula="of:=[.B3807]+inc" office:value-type="float" office:value="4.647216796875" calcext:value-type="float">
            <text:p>4,647216796875</text:p>
          </table:table-cell>
          <table:table-cell table:number-columns-repeated="5"/>
        </table:table-row>
        <table:table-row table:style-name="ro1">
          <table:table-cell office:value-type="float" office:value="3808" calcext:value-type="float">
            <text:p>3808</text:p>
          </table:table-cell>
          <table:table-cell table:formula="of:=[.B3808]+inc" office:value-type="float" office:value="4.6484375" calcext:value-type="float">
            <text:p>4,6484375</text:p>
          </table:table-cell>
          <table:table-cell table:number-columns-repeated="5"/>
        </table:table-row>
        <table:table-row table:style-name="ro1">
          <table:table-cell office:value-type="float" office:value="3809" calcext:value-type="float">
            <text:p>3809</text:p>
          </table:table-cell>
          <table:table-cell table:formula="of:=[.B3809]+inc" office:value-type="float" office:value="4.649658203125" calcext:value-type="float">
            <text:p>4,649658203125</text:p>
          </table:table-cell>
          <table:table-cell table:number-columns-repeated="5"/>
        </table:table-row>
        <table:table-row table:style-name="ro1">
          <table:table-cell office:value-type="float" office:value="3810" calcext:value-type="float">
            <text:p>3810</text:p>
          </table:table-cell>
          <table:table-cell table:formula="of:=[.B3810]+inc" office:value-type="float" office:value="4.65087890625" calcext:value-type="float">
            <text:p>4,65087890625</text:p>
          </table:table-cell>
          <table:table-cell table:number-columns-repeated="5"/>
        </table:table-row>
        <table:table-row table:style-name="ro1">
          <table:table-cell office:value-type="float" office:value="3811" calcext:value-type="float">
            <text:p>3811</text:p>
          </table:table-cell>
          <table:table-cell table:formula="of:=[.B3811]+inc" office:value-type="float" office:value="4.652099609375" calcext:value-type="float">
            <text:p>4,652099609375</text:p>
          </table:table-cell>
          <table:table-cell table:number-columns-repeated="5"/>
        </table:table-row>
        <table:table-row table:style-name="ro1">
          <table:table-cell office:value-type="float" office:value="3812" calcext:value-type="float">
            <text:p>3812</text:p>
          </table:table-cell>
          <table:table-cell table:formula="of:=[.B3812]+inc" office:value-type="float" office:value="4.6533203125" calcext:value-type="float">
            <text:p>4,6533203125</text:p>
          </table:table-cell>
          <table:table-cell table:number-columns-repeated="5"/>
        </table:table-row>
        <table:table-row table:style-name="ro1">
          <table:table-cell office:value-type="float" office:value="3813" calcext:value-type="float">
            <text:p>3813</text:p>
          </table:table-cell>
          <table:table-cell table:formula="of:=[.B3813]+inc" office:value-type="float" office:value="4.654541015625" calcext:value-type="float">
            <text:p>4,654541015625</text:p>
          </table:table-cell>
          <table:table-cell table:number-columns-repeated="5"/>
        </table:table-row>
        <table:table-row table:style-name="ro1">
          <table:table-cell office:value-type="float" office:value="3814" calcext:value-type="float">
            <text:p>3814</text:p>
          </table:table-cell>
          <table:table-cell table:formula="of:=[.B3814]+inc" office:value-type="float" office:value="4.65576171875" calcext:value-type="float">
            <text:p>4,65576171875</text:p>
          </table:table-cell>
          <table:table-cell table:number-columns-repeated="5"/>
        </table:table-row>
        <table:table-row table:style-name="ro1">
          <table:table-cell office:value-type="float" office:value="3815" calcext:value-type="float">
            <text:p>3815</text:p>
          </table:table-cell>
          <table:table-cell table:formula="of:=[.B3815]+inc" office:value-type="float" office:value="4.656982421875" calcext:value-type="float">
            <text:p>4,656982421875</text:p>
          </table:table-cell>
          <table:table-cell table:number-columns-repeated="5"/>
        </table:table-row>
        <table:table-row table:style-name="ro1">
          <table:table-cell office:value-type="float" office:value="3816" calcext:value-type="float">
            <text:p>3816</text:p>
          </table:table-cell>
          <table:table-cell table:formula="of:=[.B3816]+inc" office:value-type="float" office:value="4.658203125" calcext:value-type="float">
            <text:p>4,658203125</text:p>
          </table:table-cell>
          <table:table-cell table:number-columns-repeated="5"/>
        </table:table-row>
        <table:table-row table:style-name="ro1">
          <table:table-cell office:value-type="float" office:value="3817" calcext:value-type="float">
            <text:p>3817</text:p>
          </table:table-cell>
          <table:table-cell table:formula="of:=[.B3817]+inc" office:value-type="float" office:value="4.659423828125" calcext:value-type="float">
            <text:p>4,659423828125</text:p>
          </table:table-cell>
          <table:table-cell table:number-columns-repeated="5"/>
        </table:table-row>
        <table:table-row table:style-name="ro1">
          <table:table-cell office:value-type="float" office:value="3818" calcext:value-type="float">
            <text:p>3818</text:p>
          </table:table-cell>
          <table:table-cell table:formula="of:=[.B3818]+inc" office:value-type="float" office:value="4.66064453125" calcext:value-type="float">
            <text:p>4,66064453125</text:p>
          </table:table-cell>
          <table:table-cell table:number-columns-repeated="5"/>
        </table:table-row>
        <table:table-row table:style-name="ro1">
          <table:table-cell office:value-type="float" office:value="3819" calcext:value-type="float">
            <text:p>3819</text:p>
          </table:table-cell>
          <table:table-cell table:formula="of:=[.B3819]+inc" office:value-type="float" office:value="4.661865234375" calcext:value-type="float">
            <text:p>4,661865234375</text:p>
          </table:table-cell>
          <table:table-cell table:number-columns-repeated="5"/>
        </table:table-row>
        <table:table-row table:style-name="ro1">
          <table:table-cell office:value-type="float" office:value="3820" calcext:value-type="float">
            <text:p>3820</text:p>
          </table:table-cell>
          <table:table-cell table:formula="of:=[.B3820]+inc" office:value-type="float" office:value="4.6630859375" calcext:value-type="float">
            <text:p>4,6630859375</text:p>
          </table:table-cell>
          <table:table-cell table:number-columns-repeated="5"/>
        </table:table-row>
        <table:table-row table:style-name="ro1">
          <table:table-cell office:value-type="float" office:value="3821" calcext:value-type="float">
            <text:p>3821</text:p>
          </table:table-cell>
          <table:table-cell table:formula="of:=[.B3821]+inc" office:value-type="float" office:value="4.664306640625" calcext:value-type="float">
            <text:p>4,664306640625</text:p>
          </table:table-cell>
          <table:table-cell table:number-columns-repeated="5"/>
        </table:table-row>
        <table:table-row table:style-name="ro1">
          <table:table-cell office:value-type="float" office:value="3822" calcext:value-type="float">
            <text:p>3822</text:p>
          </table:table-cell>
          <table:table-cell table:formula="of:=[.B3822]+inc" office:value-type="float" office:value="4.66552734375" calcext:value-type="float">
            <text:p>4,66552734375</text:p>
          </table:table-cell>
          <table:table-cell table:number-columns-repeated="5"/>
        </table:table-row>
        <table:table-row table:style-name="ro1">
          <table:table-cell office:value-type="float" office:value="3823" calcext:value-type="float">
            <text:p>3823</text:p>
          </table:table-cell>
          <table:table-cell table:formula="of:=[.B3823]+inc" office:value-type="float" office:value="4.666748046875" calcext:value-type="float">
            <text:p>4,666748046875</text:p>
          </table:table-cell>
          <table:table-cell table:number-columns-repeated="5"/>
        </table:table-row>
        <table:table-row table:style-name="ro1">
          <table:table-cell office:value-type="float" office:value="3824" calcext:value-type="float">
            <text:p>3824</text:p>
          </table:table-cell>
          <table:table-cell table:formula="of:=[.B3824]+inc" office:value-type="float" office:value="4.66796875" calcext:value-type="float">
            <text:p>4,66796875</text:p>
          </table:table-cell>
          <table:table-cell table:number-columns-repeated="5"/>
        </table:table-row>
        <table:table-row table:style-name="ro1">
          <table:table-cell office:value-type="float" office:value="3825" calcext:value-type="float">
            <text:p>3825</text:p>
          </table:table-cell>
          <table:table-cell table:formula="of:=[.B3825]+inc" office:value-type="float" office:value="4.669189453125" calcext:value-type="float">
            <text:p>4,669189453125</text:p>
          </table:table-cell>
          <table:table-cell table:number-columns-repeated="5"/>
        </table:table-row>
        <table:table-row table:style-name="ro1">
          <table:table-cell office:value-type="float" office:value="3826" calcext:value-type="float">
            <text:p>3826</text:p>
          </table:table-cell>
          <table:table-cell table:formula="of:=[.B3826]+inc" office:value-type="float" office:value="4.67041015625" calcext:value-type="float">
            <text:p>4,67041015625</text:p>
          </table:table-cell>
          <table:table-cell table:number-columns-repeated="5"/>
        </table:table-row>
        <table:table-row table:style-name="ro1">
          <table:table-cell office:value-type="float" office:value="3827" calcext:value-type="float">
            <text:p>3827</text:p>
          </table:table-cell>
          <table:table-cell table:formula="of:=[.B3827]+inc" office:value-type="float" office:value="4.671630859375" calcext:value-type="float">
            <text:p>4,671630859375</text:p>
          </table:table-cell>
          <table:table-cell table:number-columns-repeated="5"/>
        </table:table-row>
        <table:table-row table:style-name="ro1">
          <table:table-cell office:value-type="float" office:value="3828" calcext:value-type="float">
            <text:p>3828</text:p>
          </table:table-cell>
          <table:table-cell table:formula="of:=[.B3828]+inc" office:value-type="float" office:value="4.6728515625" calcext:value-type="float">
            <text:p>4,6728515625</text:p>
          </table:table-cell>
          <table:table-cell table:number-columns-repeated="5"/>
        </table:table-row>
        <table:table-row table:style-name="ro1">
          <table:table-cell office:value-type="float" office:value="3829" calcext:value-type="float">
            <text:p>3829</text:p>
          </table:table-cell>
          <table:table-cell table:formula="of:=[.B3829]+inc" office:value-type="float" office:value="4.674072265625" calcext:value-type="float">
            <text:p>4,674072265625</text:p>
          </table:table-cell>
          <table:table-cell table:number-columns-repeated="5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formula="of:=[.B3830]+inc" office:value-type="float" office:value="4.67529296875" calcext:value-type="float">
            <text:p>4,67529296875</text:p>
          </table:table-cell>
          <table:table-cell table:number-columns-repeated="5"/>
        </table:table-row>
        <table:table-row table:style-name="ro1">
          <table:table-cell office:value-type="float" office:value="3831" calcext:value-type="float">
            <text:p>3831</text:p>
          </table:table-cell>
          <table:table-cell table:formula="of:=[.B3831]+inc" office:value-type="float" office:value="4.676513671875" calcext:value-type="float">
            <text:p>4,676513671875</text:p>
          </table:table-cell>
          <table:table-cell table:number-columns-repeated="5"/>
        </table:table-row>
        <table:table-row table:style-name="ro1">
          <table:table-cell office:value-type="float" office:value="3832" calcext:value-type="float">
            <text:p>3832</text:p>
          </table:table-cell>
          <table:table-cell table:formula="of:=[.B3832]+inc" office:value-type="float" office:value="4.677734375" calcext:value-type="float">
            <text:p>4,677734375</text:p>
          </table:table-cell>
          <table:table-cell table:number-columns-repeated="5"/>
        </table:table-row>
        <table:table-row table:style-name="ro1">
          <table:table-cell office:value-type="float" office:value="3833" calcext:value-type="float">
            <text:p>3833</text:p>
          </table:table-cell>
          <table:table-cell table:formula="of:=[.B3833]+inc" office:value-type="float" office:value="4.678955078125" calcext:value-type="float">
            <text:p>4,678955078125</text:p>
          </table:table-cell>
          <table:table-cell table:number-columns-repeated="5"/>
        </table:table-row>
        <table:table-row table:style-name="ro1">
          <table:table-cell office:value-type="float" office:value="3834" calcext:value-type="float">
            <text:p>3834</text:p>
          </table:table-cell>
          <table:table-cell table:formula="of:=[.B3834]+inc" office:value-type="float" office:value="4.68017578125" calcext:value-type="float">
            <text:p>4,68017578125</text:p>
          </table:table-cell>
          <table:table-cell table:number-columns-repeated="5"/>
        </table:table-row>
        <table:table-row table:style-name="ro1">
          <table:table-cell office:value-type="float" office:value="3835" calcext:value-type="float">
            <text:p>3835</text:p>
          </table:table-cell>
          <table:table-cell table:formula="of:=[.B3835]+inc" office:value-type="float" office:value="4.681396484375" calcext:value-type="float">
            <text:p>4,681396484375</text:p>
          </table:table-cell>
          <table:table-cell table:number-columns-repeated="5"/>
        </table:table-row>
        <table:table-row table:style-name="ro1">
          <table:table-cell office:value-type="float" office:value="3836" calcext:value-type="float">
            <text:p>3836</text:p>
          </table:table-cell>
          <table:table-cell table:formula="of:=[.B3836]+inc" office:value-type="float" office:value="4.6826171875" calcext:value-type="float">
            <text:p>4,6826171875</text:p>
          </table:table-cell>
          <table:table-cell table:number-columns-repeated="5"/>
        </table:table-row>
        <table:table-row table:style-name="ro1">
          <table:table-cell office:value-type="float" office:value="3837" calcext:value-type="float">
            <text:p>3837</text:p>
          </table:table-cell>
          <table:table-cell table:formula="of:=[.B3837]+inc" office:value-type="float" office:value="4.683837890625" calcext:value-type="float">
            <text:p>4,683837890625</text:p>
          </table:table-cell>
          <table:table-cell table:number-columns-repeated="5"/>
        </table:table-row>
        <table:table-row table:style-name="ro1">
          <table:table-cell office:value-type="float" office:value="3838" calcext:value-type="float">
            <text:p>3838</text:p>
          </table:table-cell>
          <table:table-cell table:formula="of:=[.B3838]+inc" office:value-type="float" office:value="4.68505859375" calcext:value-type="float">
            <text:p>4,68505859375</text:p>
          </table:table-cell>
          <table:table-cell table:number-columns-repeated="5"/>
        </table:table-row>
        <table:table-row table:style-name="ro1">
          <table:table-cell office:value-type="float" office:value="3839" calcext:value-type="float">
            <text:p>3839</text:p>
          </table:table-cell>
          <table:table-cell table:formula="of:=[.B3839]+inc" office:value-type="float" office:value="4.686279296875" calcext:value-type="float">
            <text:p>4,686279296875</text:p>
          </table:table-cell>
          <table:table-cell table:number-columns-repeated="5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formula="of:=[.B3840]+inc" office:value-type="float" office:value="4.6875" calcext:value-type="float">
            <text:p>4,6875</text:p>
          </table:table-cell>
          <table:table-cell table:number-columns-repeated="5"/>
        </table:table-row>
        <table:table-row table:style-name="ro1">
          <table:table-cell office:value-type="float" office:value="3841" calcext:value-type="float">
            <text:p>3841</text:p>
          </table:table-cell>
          <table:table-cell table:formula="of:=[.B3841]+inc" office:value-type="float" office:value="4.688720703125" calcext:value-type="float">
            <text:p>4,688720703125</text:p>
          </table:table-cell>
          <table:table-cell table:number-columns-repeated="5"/>
        </table:table-row>
        <table:table-row table:style-name="ro1">
          <table:table-cell office:value-type="float" office:value="3842" calcext:value-type="float">
            <text:p>3842</text:p>
          </table:table-cell>
          <table:table-cell table:formula="of:=[.B3842]+inc" office:value-type="float" office:value="4.68994140625" calcext:value-type="float">
            <text:p>4,68994140625</text:p>
          </table:table-cell>
          <table:table-cell table:number-columns-repeated="5"/>
        </table:table-row>
        <table:table-row table:style-name="ro1">
          <table:table-cell office:value-type="float" office:value="3843" calcext:value-type="float">
            <text:p>3843</text:p>
          </table:table-cell>
          <table:table-cell table:formula="of:=[.B3843]+inc" office:value-type="float" office:value="4.691162109375" calcext:value-type="float">
            <text:p>4,691162109375</text:p>
          </table:table-cell>
          <table:table-cell table:number-columns-repeated="5"/>
        </table:table-row>
        <table:table-row table:style-name="ro1">
          <table:table-cell office:value-type="float" office:value="3844" calcext:value-type="float">
            <text:p>3844</text:p>
          </table:table-cell>
          <table:table-cell table:formula="of:=[.B3844]+inc" office:value-type="float" office:value="4.6923828125" calcext:value-type="float">
            <text:p>4,6923828125</text:p>
          </table:table-cell>
          <table:table-cell table:number-columns-repeated="5"/>
        </table:table-row>
        <table:table-row table:style-name="ro1">
          <table:table-cell office:value-type="float" office:value="3845" calcext:value-type="float">
            <text:p>3845</text:p>
          </table:table-cell>
          <table:table-cell table:formula="of:=[.B3845]+inc" office:value-type="float" office:value="4.693603515625" calcext:value-type="float">
            <text:p>4,693603515625</text:p>
          </table:table-cell>
          <table:table-cell table:number-columns-repeated="5"/>
        </table:table-row>
        <table:table-row table:style-name="ro1">
          <table:table-cell office:value-type="float" office:value="3846" calcext:value-type="float">
            <text:p>3846</text:p>
          </table:table-cell>
          <table:table-cell table:formula="of:=[.B3846]+inc" office:value-type="float" office:value="4.69482421875" calcext:value-type="float">
            <text:p>4,69482421875</text:p>
          </table:table-cell>
          <table:table-cell table:number-columns-repeated="5"/>
        </table:table-row>
        <table:table-row table:style-name="ro1">
          <table:table-cell office:value-type="float" office:value="3847" calcext:value-type="float">
            <text:p>3847</text:p>
          </table:table-cell>
          <table:table-cell table:formula="of:=[.B3847]+inc" office:value-type="float" office:value="4.696044921875" calcext:value-type="float">
            <text:p>4,696044921875</text:p>
          </table:table-cell>
          <table:table-cell table:number-columns-repeated="5"/>
        </table:table-row>
        <table:table-row table:style-name="ro1">
          <table:table-cell office:value-type="float" office:value="3848" calcext:value-type="float">
            <text:p>3848</text:p>
          </table:table-cell>
          <table:table-cell table:formula="of:=[.B3848]+inc" office:value-type="float" office:value="4.697265625" calcext:value-type="float">
            <text:p>4,697265625</text:p>
          </table:table-cell>
          <table:table-cell table:number-columns-repeated="5"/>
        </table:table-row>
        <table:table-row table:style-name="ro1">
          <table:table-cell office:value-type="float" office:value="3849" calcext:value-type="float">
            <text:p>3849</text:p>
          </table:table-cell>
          <table:table-cell table:formula="of:=[.B3849]+inc" office:value-type="float" office:value="4.698486328125" calcext:value-type="float">
            <text:p>4,698486328125</text:p>
          </table:table-cell>
          <table:table-cell table:number-columns-repeated="5"/>
        </table:table-row>
        <table:table-row table:style-name="ro1">
          <table:table-cell office:value-type="float" office:value="3850" calcext:value-type="float">
            <text:p>3850</text:p>
          </table:table-cell>
          <table:table-cell table:formula="of:=[.B3850]+inc" office:value-type="float" office:value="4.69970703125" calcext:value-type="float">
            <text:p>4,69970703125</text:p>
          </table:table-cell>
          <table:table-cell table:number-columns-repeated="5"/>
        </table:table-row>
        <table:table-row table:style-name="ro1">
          <table:table-cell office:value-type="float" office:value="3851" calcext:value-type="float">
            <text:p>3851</text:p>
          </table:table-cell>
          <table:table-cell table:formula="of:=[.B3851]+inc" office:value-type="float" office:value="4.700927734375" calcext:value-type="float">
            <text:p>4,700927734375</text:p>
          </table:table-cell>
          <table:table-cell table:number-columns-repeated="5"/>
        </table:table-row>
        <table:table-row table:style-name="ro1">
          <table:table-cell office:value-type="float" office:value="3852" calcext:value-type="float">
            <text:p>3852</text:p>
          </table:table-cell>
          <table:table-cell table:formula="of:=[.B3852]+inc" office:value-type="float" office:value="4.7021484375" calcext:value-type="float">
            <text:p>4,7021484375</text:p>
          </table:table-cell>
          <table:table-cell table:number-columns-repeated="5"/>
        </table:table-row>
        <table:table-row table:style-name="ro1">
          <table:table-cell office:value-type="float" office:value="3853" calcext:value-type="float">
            <text:p>3853</text:p>
          </table:table-cell>
          <table:table-cell table:formula="of:=[.B3853]+inc" office:value-type="float" office:value="4.703369140625" calcext:value-type="float">
            <text:p>4,703369140625</text:p>
          </table:table-cell>
          <table:table-cell table:number-columns-repeated="5"/>
        </table:table-row>
        <table:table-row table:style-name="ro1">
          <table:table-cell office:value-type="float" office:value="3854" calcext:value-type="float">
            <text:p>3854</text:p>
          </table:table-cell>
          <table:table-cell table:formula="of:=[.B3854]+inc" office:value-type="float" office:value="4.70458984375" calcext:value-type="float">
            <text:p>4,70458984375</text:p>
          </table:table-cell>
          <table:table-cell table:number-columns-repeated="5"/>
        </table:table-row>
        <table:table-row table:style-name="ro1">
          <table:table-cell office:value-type="float" office:value="3855" calcext:value-type="float">
            <text:p>3855</text:p>
          </table:table-cell>
          <table:table-cell table:formula="of:=[.B3855]+inc" office:value-type="float" office:value="4.705810546875" calcext:value-type="float">
            <text:p>4,705810546875</text:p>
          </table:table-cell>
          <table:table-cell table:number-columns-repeated="5"/>
        </table:table-row>
        <table:table-row table:style-name="ro1">
          <table:table-cell office:value-type="float" office:value="3856" calcext:value-type="float">
            <text:p>3856</text:p>
          </table:table-cell>
          <table:table-cell table:formula="of:=[.B3856]+inc" office:value-type="float" office:value="4.70703125" calcext:value-type="float">
            <text:p>4,70703125</text:p>
          </table:table-cell>
          <table:table-cell table:number-columns-repeated="5"/>
        </table:table-row>
        <table:table-row table:style-name="ro1">
          <table:table-cell office:value-type="float" office:value="3857" calcext:value-type="float">
            <text:p>3857</text:p>
          </table:table-cell>
          <table:table-cell table:formula="of:=[.B3857]+inc" office:value-type="float" office:value="4.708251953125" calcext:value-type="float">
            <text:p>4,708251953125</text:p>
          </table:table-cell>
          <table:table-cell table:number-columns-repeated="5"/>
        </table:table-row>
        <table:table-row table:style-name="ro1">
          <table:table-cell office:value-type="float" office:value="3858" calcext:value-type="float">
            <text:p>3858</text:p>
          </table:table-cell>
          <table:table-cell table:formula="of:=[.B3858]+inc" office:value-type="float" office:value="4.70947265625" calcext:value-type="float">
            <text:p>4,70947265625</text:p>
          </table:table-cell>
          <table:table-cell table:number-columns-repeated="5"/>
        </table:table-row>
        <table:table-row table:style-name="ro1">
          <table:table-cell office:value-type="float" office:value="3859" calcext:value-type="float">
            <text:p>3859</text:p>
          </table:table-cell>
          <table:table-cell table:formula="of:=[.B3859]+inc" office:value-type="float" office:value="4.710693359375" calcext:value-type="float">
            <text:p>4,710693359375</text:p>
          </table:table-cell>
          <table:table-cell table:number-columns-repeated="5"/>
        </table:table-row>
        <table:table-row table:style-name="ro1">
          <table:table-cell office:value-type="float" office:value="3860" calcext:value-type="float">
            <text:p>3860</text:p>
          </table:table-cell>
          <table:table-cell table:formula="of:=[.B3860]+inc" office:value-type="float" office:value="4.7119140625" calcext:value-type="float">
            <text:p>4,7119140625</text:p>
          </table:table-cell>
          <table:table-cell table:number-columns-repeated="5"/>
        </table:table-row>
        <table:table-row table:style-name="ro1">
          <table:table-cell office:value-type="float" office:value="3861" calcext:value-type="float">
            <text:p>3861</text:p>
          </table:table-cell>
          <table:table-cell table:formula="of:=[.B3861]+inc" office:value-type="float" office:value="4.713134765625" calcext:value-type="float">
            <text:p>4,713134765625</text:p>
          </table:table-cell>
          <table:table-cell table:number-columns-repeated="5"/>
        </table:table-row>
        <table:table-row table:style-name="ro1">
          <table:table-cell office:value-type="float" office:value="3862" calcext:value-type="float">
            <text:p>3862</text:p>
          </table:table-cell>
          <table:table-cell table:formula="of:=[.B3862]+inc" office:value-type="float" office:value="4.71435546875" calcext:value-type="float">
            <text:p>4,71435546875</text:p>
          </table:table-cell>
          <table:table-cell table:number-columns-repeated="5"/>
        </table:table-row>
        <table:table-row table:style-name="ro1">
          <table:table-cell office:value-type="float" office:value="3863" calcext:value-type="float">
            <text:p>3863</text:p>
          </table:table-cell>
          <table:table-cell table:formula="of:=[.B3863]+inc" office:value-type="float" office:value="4.715576171875" calcext:value-type="float">
            <text:p>4,715576171875</text:p>
          </table:table-cell>
          <table:table-cell table:number-columns-repeated="5"/>
        </table:table-row>
        <table:table-row table:style-name="ro1">
          <table:table-cell office:value-type="float" office:value="3864" calcext:value-type="float">
            <text:p>3864</text:p>
          </table:table-cell>
          <table:table-cell table:formula="of:=[.B3864]+inc" office:value-type="float" office:value="4.716796875" calcext:value-type="float">
            <text:p>4,716796875</text:p>
          </table:table-cell>
          <table:table-cell table:number-columns-repeated="5"/>
        </table:table-row>
        <table:table-row table:style-name="ro1">
          <table:table-cell office:value-type="float" office:value="3865" calcext:value-type="float">
            <text:p>3865</text:p>
          </table:table-cell>
          <table:table-cell table:formula="of:=[.B3865]+inc" office:value-type="float" office:value="4.718017578125" calcext:value-type="float">
            <text:p>4,718017578125</text:p>
          </table:table-cell>
          <table:table-cell table:number-columns-repeated="5"/>
        </table:table-row>
        <table:table-row table:style-name="ro1">
          <table:table-cell office:value-type="float" office:value="3866" calcext:value-type="float">
            <text:p>3866</text:p>
          </table:table-cell>
          <table:table-cell table:formula="of:=[.B3866]+inc" office:value-type="float" office:value="4.71923828125" calcext:value-type="float">
            <text:p>4,71923828125</text:p>
          </table:table-cell>
          <table:table-cell table:number-columns-repeated="5"/>
        </table:table-row>
        <table:table-row table:style-name="ro1">
          <table:table-cell office:value-type="float" office:value="3867" calcext:value-type="float">
            <text:p>3867</text:p>
          </table:table-cell>
          <table:table-cell table:formula="of:=[.B3867]+inc" office:value-type="float" office:value="4.720458984375" calcext:value-type="float">
            <text:p>4,720458984375</text:p>
          </table:table-cell>
          <table:table-cell table:number-columns-repeated="5"/>
        </table:table-row>
        <table:table-row table:style-name="ro1">
          <table:table-cell office:value-type="float" office:value="3868" calcext:value-type="float">
            <text:p>3868</text:p>
          </table:table-cell>
          <table:table-cell table:formula="of:=[.B3868]+inc" office:value-type="float" office:value="4.7216796875" calcext:value-type="float">
            <text:p>4,7216796875</text:p>
          </table:table-cell>
          <table:table-cell table:number-columns-repeated="5"/>
        </table:table-row>
        <table:table-row table:style-name="ro1">
          <table:table-cell office:value-type="float" office:value="3869" calcext:value-type="float">
            <text:p>3869</text:p>
          </table:table-cell>
          <table:table-cell table:formula="of:=[.B3869]+inc" office:value-type="float" office:value="4.722900390625" calcext:value-type="float">
            <text:p>4,722900390625</text:p>
          </table:table-cell>
          <table:table-cell table:number-columns-repeated="5"/>
        </table:table-row>
        <table:table-row table:style-name="ro1">
          <table:table-cell office:value-type="float" office:value="3870" calcext:value-type="float">
            <text:p>3870</text:p>
          </table:table-cell>
          <table:table-cell table:formula="of:=[.B3870]+inc" office:value-type="float" office:value="4.72412109375" calcext:value-type="float">
            <text:p>4,72412109375</text:p>
          </table:table-cell>
          <table:table-cell table:number-columns-repeated="5"/>
        </table:table-row>
        <table:table-row table:style-name="ro1">
          <table:table-cell office:value-type="float" office:value="3871" calcext:value-type="float">
            <text:p>3871</text:p>
          </table:table-cell>
          <table:table-cell table:formula="of:=[.B3871]+inc" office:value-type="float" office:value="4.725341796875" calcext:value-type="float">
            <text:p>4,725341796875</text:p>
          </table:table-cell>
          <table:table-cell table:number-columns-repeated="5"/>
        </table:table-row>
        <table:table-row table:style-name="ro1">
          <table:table-cell office:value-type="float" office:value="3872" calcext:value-type="float">
            <text:p>3872</text:p>
          </table:table-cell>
          <table:table-cell table:formula="of:=[.B3872]+inc" office:value-type="float" office:value="4.7265625" calcext:value-type="float">
            <text:p>4,7265625</text:p>
          </table:table-cell>
          <table:table-cell table:number-columns-repeated="5"/>
        </table:table-row>
        <table:table-row table:style-name="ro1">
          <table:table-cell office:value-type="float" office:value="3873" calcext:value-type="float">
            <text:p>3873</text:p>
          </table:table-cell>
          <table:table-cell table:formula="of:=[.B3873]+inc" office:value-type="float" office:value="4.727783203125" calcext:value-type="float">
            <text:p>4,727783203125</text:p>
          </table:table-cell>
          <table:table-cell table:number-columns-repeated="5"/>
        </table:table-row>
        <table:table-row table:style-name="ro1">
          <table:table-cell office:value-type="float" office:value="3874" calcext:value-type="float">
            <text:p>3874</text:p>
          </table:table-cell>
          <table:table-cell table:formula="of:=[.B3874]+inc" office:value-type="float" office:value="4.72900390625" calcext:value-type="float">
            <text:p>4,72900390625</text:p>
          </table:table-cell>
          <table:table-cell table:number-columns-repeated="5"/>
        </table:table-row>
        <table:table-row table:style-name="ro1">
          <table:table-cell office:value-type="float" office:value="3875" calcext:value-type="float">
            <text:p>3875</text:p>
          </table:table-cell>
          <table:table-cell table:formula="of:=[.B3875]+inc" office:value-type="float" office:value="4.730224609375" calcext:value-type="float">
            <text:p>4,730224609375</text:p>
          </table:table-cell>
          <table:table-cell table:number-columns-repeated="5"/>
        </table:table-row>
        <table:table-row table:style-name="ro1">
          <table:table-cell office:value-type="float" office:value="3876" calcext:value-type="float">
            <text:p>3876</text:p>
          </table:table-cell>
          <table:table-cell table:formula="of:=[.B3876]+inc" office:value-type="float" office:value="4.7314453125" calcext:value-type="float">
            <text:p>4,7314453125</text:p>
          </table:table-cell>
          <table:table-cell table:number-columns-repeated="5"/>
        </table:table-row>
        <table:table-row table:style-name="ro1">
          <table:table-cell office:value-type="float" office:value="3877" calcext:value-type="float">
            <text:p>3877</text:p>
          </table:table-cell>
          <table:table-cell table:formula="of:=[.B3877]+inc" office:value-type="float" office:value="4.732666015625" calcext:value-type="float">
            <text:p>4,732666015625</text:p>
          </table:table-cell>
          <table:table-cell table:number-columns-repeated="5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formula="of:=[.B3878]+inc" office:value-type="float" office:value="4.73388671875" calcext:value-type="float">
            <text:p>4,73388671875</text:p>
          </table:table-cell>
          <table:table-cell table:number-columns-repeated="5"/>
        </table:table-row>
        <table:table-row table:style-name="ro1">
          <table:table-cell office:value-type="float" office:value="3879" calcext:value-type="float">
            <text:p>3879</text:p>
          </table:table-cell>
          <table:table-cell table:formula="of:=[.B3879]+inc" office:value-type="float" office:value="4.735107421875" calcext:value-type="float">
            <text:p>4,735107421875</text:p>
          </table:table-cell>
          <table:table-cell table:number-columns-repeated="5"/>
        </table:table-row>
        <table:table-row table:style-name="ro1">
          <table:table-cell office:value-type="float" office:value="3880" calcext:value-type="float">
            <text:p>3880</text:p>
          </table:table-cell>
          <table:table-cell table:formula="of:=[.B3880]+inc" office:value-type="float" office:value="4.736328125" calcext:value-type="float">
            <text:p>4,736328125</text:p>
          </table:table-cell>
          <table:table-cell table:number-columns-repeated="5"/>
        </table:table-row>
        <table:table-row table:style-name="ro1">
          <table:table-cell office:value-type="float" office:value="3881" calcext:value-type="float">
            <text:p>3881</text:p>
          </table:table-cell>
          <table:table-cell table:formula="of:=[.B3881]+inc" office:value-type="float" office:value="4.737548828125" calcext:value-type="float">
            <text:p>4,737548828125</text:p>
          </table:table-cell>
          <table:table-cell table:number-columns-repeated="5"/>
        </table:table-row>
        <table:table-row table:style-name="ro1">
          <table:table-cell office:value-type="float" office:value="3882" calcext:value-type="float">
            <text:p>3882</text:p>
          </table:table-cell>
          <table:table-cell table:formula="of:=[.B3882]+inc" office:value-type="float" office:value="4.73876953125" calcext:value-type="float">
            <text:p>4,73876953125</text:p>
          </table:table-cell>
          <table:table-cell table:number-columns-repeated="5"/>
        </table:table-row>
        <table:table-row table:style-name="ro1">
          <table:table-cell office:value-type="float" office:value="3883" calcext:value-type="float">
            <text:p>3883</text:p>
          </table:table-cell>
          <table:table-cell table:formula="of:=[.B3883]+inc" office:value-type="float" office:value="4.739990234375" calcext:value-type="float">
            <text:p>4,739990234375</text:p>
          </table:table-cell>
          <table:table-cell table:number-columns-repeated="5"/>
        </table:table-row>
        <table:table-row table:style-name="ro1">
          <table:table-cell office:value-type="float" office:value="3884" calcext:value-type="float">
            <text:p>3884</text:p>
          </table:table-cell>
          <table:table-cell table:formula="of:=[.B3884]+inc" office:value-type="float" office:value="4.7412109375" calcext:value-type="float">
            <text:p>4,7412109375</text:p>
          </table:table-cell>
          <table:table-cell table:number-columns-repeated="5"/>
        </table:table-row>
        <table:table-row table:style-name="ro1">
          <table:table-cell office:value-type="float" office:value="3885" calcext:value-type="float">
            <text:p>3885</text:p>
          </table:table-cell>
          <table:table-cell table:formula="of:=[.B3885]+inc" office:value-type="float" office:value="4.742431640625" calcext:value-type="float">
            <text:p>4,742431640625</text:p>
          </table:table-cell>
          <table:table-cell table:number-columns-repeated="5"/>
        </table:table-row>
        <table:table-row table:style-name="ro1">
          <table:table-cell office:value-type="float" office:value="3886" calcext:value-type="float">
            <text:p>3886</text:p>
          </table:table-cell>
          <table:table-cell table:formula="of:=[.B3886]+inc" office:value-type="float" office:value="4.74365234375" calcext:value-type="float">
            <text:p>4,74365234375</text:p>
          </table:table-cell>
          <table:table-cell table:number-columns-repeated="5"/>
        </table:table-row>
        <table:table-row table:style-name="ro1">
          <table:table-cell office:value-type="float" office:value="3887" calcext:value-type="float">
            <text:p>3887</text:p>
          </table:table-cell>
          <table:table-cell table:formula="of:=[.B3887]+inc" office:value-type="float" office:value="4.744873046875" calcext:value-type="float">
            <text:p>4,744873046875</text:p>
          </table:table-cell>
          <table:table-cell table:number-columns-repeated="5"/>
        </table:table-row>
        <table:table-row table:style-name="ro1">
          <table:table-cell office:value-type="float" office:value="3888" calcext:value-type="float">
            <text:p>3888</text:p>
          </table:table-cell>
          <table:table-cell table:formula="of:=[.B3888]+inc" office:value-type="float" office:value="4.74609375" calcext:value-type="float">
            <text:p>4,74609375</text:p>
          </table:table-cell>
          <table:table-cell table:number-columns-repeated="5"/>
        </table:table-row>
        <table:table-row table:style-name="ro1">
          <table:table-cell office:value-type="float" office:value="3889" calcext:value-type="float">
            <text:p>3889</text:p>
          </table:table-cell>
          <table:table-cell table:formula="of:=[.B3889]+inc" office:value-type="float" office:value="4.747314453125" calcext:value-type="float">
            <text:p>4,747314453125</text:p>
          </table:table-cell>
          <table:table-cell table:number-columns-repeated="5"/>
        </table:table-row>
        <table:table-row table:style-name="ro1">
          <table:table-cell office:value-type="float" office:value="3890" calcext:value-type="float">
            <text:p>3890</text:p>
          </table:table-cell>
          <table:table-cell table:formula="of:=[.B3890]+inc" office:value-type="float" office:value="4.74853515625" calcext:value-type="float">
            <text:p>4,74853515625</text:p>
          </table:table-cell>
          <table:table-cell table:number-columns-repeated="5"/>
        </table:table-row>
        <table:table-row table:style-name="ro1">
          <table:table-cell office:value-type="float" office:value="3891" calcext:value-type="float">
            <text:p>3891</text:p>
          </table:table-cell>
          <table:table-cell table:formula="of:=[.B3891]+inc" office:value-type="float" office:value="4.749755859375" calcext:value-type="float">
            <text:p>4,749755859375</text:p>
          </table:table-cell>
          <table:table-cell table:number-columns-repeated="5"/>
        </table:table-row>
        <table:table-row table:style-name="ro1">
          <table:table-cell office:value-type="float" office:value="3892" calcext:value-type="float">
            <text:p>3892</text:p>
          </table:table-cell>
          <table:table-cell table:formula="of:=[.B3892]+inc" office:value-type="float" office:value="4.7509765625" calcext:value-type="float">
            <text:p>4,7509765625</text:p>
          </table:table-cell>
          <table:table-cell table:number-columns-repeated="5"/>
        </table:table-row>
        <table:table-row table:style-name="ro1">
          <table:table-cell office:value-type="float" office:value="3893" calcext:value-type="float">
            <text:p>3893</text:p>
          </table:table-cell>
          <table:table-cell table:formula="of:=[.B3893]+inc" office:value-type="float" office:value="4.752197265625" calcext:value-type="float">
            <text:p>4,752197265625</text:p>
          </table:table-cell>
          <table:table-cell table:number-columns-repeated="5"/>
        </table:table-row>
        <table:table-row table:style-name="ro1">
          <table:table-cell office:value-type="float" office:value="3894" calcext:value-type="float">
            <text:p>3894</text:p>
          </table:table-cell>
          <table:table-cell table:formula="of:=[.B3894]+inc" office:value-type="float" office:value="4.75341796875" calcext:value-type="float">
            <text:p>4,75341796875</text:p>
          </table:table-cell>
          <table:table-cell table:number-columns-repeated="5"/>
        </table:table-row>
        <table:table-row table:style-name="ro1">
          <table:table-cell office:value-type="float" office:value="3895" calcext:value-type="float">
            <text:p>3895</text:p>
          </table:table-cell>
          <table:table-cell table:formula="of:=[.B3895]+inc" office:value-type="float" office:value="4.754638671875" calcext:value-type="float">
            <text:p>4,754638671875</text:p>
          </table:table-cell>
          <table:table-cell table:number-columns-repeated="5"/>
        </table:table-row>
        <table:table-row table:style-name="ro1">
          <table:table-cell office:value-type="float" office:value="3896" calcext:value-type="float">
            <text:p>3896</text:p>
          </table:table-cell>
          <table:table-cell table:formula="of:=[.B3896]+inc" office:value-type="float" office:value="4.755859375" calcext:value-type="float">
            <text:p>4,755859375</text:p>
          </table:table-cell>
          <table:table-cell table:number-columns-repeated="5"/>
        </table:table-row>
        <table:table-row table:style-name="ro1">
          <table:table-cell office:value-type="float" office:value="3897" calcext:value-type="float">
            <text:p>3897</text:p>
          </table:table-cell>
          <table:table-cell table:formula="of:=[.B3897]+inc" office:value-type="float" office:value="4.757080078125" calcext:value-type="float">
            <text:p>4,757080078125</text:p>
          </table:table-cell>
          <table:table-cell table:number-columns-repeated="5"/>
        </table:table-row>
        <table:table-row table:style-name="ro1">
          <table:table-cell office:value-type="float" office:value="3898" calcext:value-type="float">
            <text:p>3898</text:p>
          </table:table-cell>
          <table:table-cell table:formula="of:=[.B3898]+inc" office:value-type="float" office:value="4.75830078125" calcext:value-type="float">
            <text:p>4,75830078125</text:p>
          </table:table-cell>
          <table:table-cell table:number-columns-repeated="5"/>
        </table:table-row>
        <table:table-row table:style-name="ro1">
          <table:table-cell office:value-type="float" office:value="3899" calcext:value-type="float">
            <text:p>3899</text:p>
          </table:table-cell>
          <table:table-cell table:formula="of:=[.B3899]+inc" office:value-type="float" office:value="4.759521484375" calcext:value-type="float">
            <text:p>4,759521484375</text:p>
          </table:table-cell>
          <table:table-cell table:number-columns-repeated="5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formula="of:=[.B3900]+inc" office:value-type="float" office:value="4.7607421875" calcext:value-type="float">
            <text:p>4,7607421875</text:p>
          </table:table-cell>
          <table:table-cell table:number-columns-repeated="5"/>
        </table:table-row>
        <table:table-row table:style-name="ro1">
          <table:table-cell office:value-type="float" office:value="3901" calcext:value-type="float">
            <text:p>3901</text:p>
          </table:table-cell>
          <table:table-cell table:formula="of:=[.B3901]+inc" office:value-type="float" office:value="4.761962890625" calcext:value-type="float">
            <text:p>4,761962890625</text:p>
          </table:table-cell>
          <table:table-cell table:number-columns-repeated="5"/>
        </table:table-row>
        <table:table-row table:style-name="ro1">
          <table:table-cell office:value-type="float" office:value="3902" calcext:value-type="float">
            <text:p>3902</text:p>
          </table:table-cell>
          <table:table-cell table:formula="of:=[.B3902]+inc" office:value-type="float" office:value="4.76318359375" calcext:value-type="float">
            <text:p>4,76318359375</text:p>
          </table:table-cell>
          <table:table-cell table:number-columns-repeated="5"/>
        </table:table-row>
        <table:table-row table:style-name="ro1">
          <table:table-cell office:value-type="float" office:value="3903" calcext:value-type="float">
            <text:p>3903</text:p>
          </table:table-cell>
          <table:table-cell table:formula="of:=[.B3903]+inc" office:value-type="float" office:value="4.764404296875" calcext:value-type="float">
            <text:p>4,764404296875</text:p>
          </table:table-cell>
          <table:table-cell table:number-columns-repeated="5"/>
        </table:table-row>
        <table:table-row table:style-name="ro1">
          <table:table-cell office:value-type="float" office:value="3904" calcext:value-type="float">
            <text:p>3904</text:p>
          </table:table-cell>
          <table:table-cell table:formula="of:=[.B3904]+inc" office:value-type="float" office:value="4.765625" calcext:value-type="float">
            <text:p>4,765625</text:p>
          </table:table-cell>
          <table:table-cell table:number-columns-repeated="5"/>
        </table:table-row>
        <table:table-row table:style-name="ro1">
          <table:table-cell office:value-type="float" office:value="3905" calcext:value-type="float">
            <text:p>3905</text:p>
          </table:table-cell>
          <table:table-cell table:formula="of:=[.B3905]+inc" office:value-type="float" office:value="4.766845703125" calcext:value-type="float">
            <text:p>4,766845703125</text:p>
          </table:table-cell>
          <table:table-cell table:number-columns-repeated="5"/>
        </table:table-row>
        <table:table-row table:style-name="ro1">
          <table:table-cell office:value-type="float" office:value="3906" calcext:value-type="float">
            <text:p>3906</text:p>
          </table:table-cell>
          <table:table-cell table:formula="of:=[.B3906]+inc" office:value-type="float" office:value="4.76806640625" calcext:value-type="float">
            <text:p>4,76806640625</text:p>
          </table:table-cell>
          <table:table-cell table:number-columns-repeated="5"/>
        </table:table-row>
        <table:table-row table:style-name="ro1">
          <table:table-cell office:value-type="float" office:value="3907" calcext:value-type="float">
            <text:p>3907</text:p>
          </table:table-cell>
          <table:table-cell table:formula="of:=[.B3907]+inc" office:value-type="float" office:value="4.769287109375" calcext:value-type="float">
            <text:p>4,769287109375</text:p>
          </table:table-cell>
          <table:table-cell table:number-columns-repeated="5"/>
        </table:table-row>
        <table:table-row table:style-name="ro1">
          <table:table-cell office:value-type="float" office:value="3908" calcext:value-type="float">
            <text:p>3908</text:p>
          </table:table-cell>
          <table:table-cell table:formula="of:=[.B3908]+inc" office:value-type="float" office:value="4.7705078125" calcext:value-type="float">
            <text:p>4,7705078125</text:p>
          </table:table-cell>
          <table:table-cell table:number-columns-repeated="5"/>
        </table:table-row>
        <table:table-row table:style-name="ro1">
          <table:table-cell office:value-type="float" office:value="3909" calcext:value-type="float">
            <text:p>3909</text:p>
          </table:table-cell>
          <table:table-cell table:formula="of:=[.B3909]+inc" office:value-type="float" office:value="4.771728515625" calcext:value-type="float">
            <text:p>4,771728515625</text:p>
          </table:table-cell>
          <table:table-cell table:number-columns-repeated="5"/>
        </table:table-row>
        <table:table-row table:style-name="ro1">
          <table:table-cell office:value-type="float" office:value="3910" calcext:value-type="float">
            <text:p>3910</text:p>
          </table:table-cell>
          <table:table-cell table:formula="of:=[.B3910]+inc" office:value-type="float" office:value="4.77294921875" calcext:value-type="float">
            <text:p>4,77294921875</text:p>
          </table:table-cell>
          <table:table-cell table:number-columns-repeated="5"/>
        </table:table-row>
        <table:table-row table:style-name="ro1">
          <table:table-cell office:value-type="float" office:value="3911" calcext:value-type="float">
            <text:p>3911</text:p>
          </table:table-cell>
          <table:table-cell table:formula="of:=[.B3911]+inc" office:value-type="float" office:value="4.774169921875" calcext:value-type="float">
            <text:p>4,774169921875</text:p>
          </table:table-cell>
          <table:table-cell table:number-columns-repeated="5"/>
        </table:table-row>
        <table:table-row table:style-name="ro1">
          <table:table-cell office:value-type="float" office:value="3912" calcext:value-type="float">
            <text:p>3912</text:p>
          </table:table-cell>
          <table:table-cell table:formula="of:=[.B3912]+inc" office:value-type="float" office:value="4.775390625" calcext:value-type="float">
            <text:p>4,775390625</text:p>
          </table:table-cell>
          <table:table-cell table:number-columns-repeated="5"/>
        </table:table-row>
        <table:table-row table:style-name="ro1">
          <table:table-cell office:value-type="float" office:value="3913" calcext:value-type="float">
            <text:p>3913</text:p>
          </table:table-cell>
          <table:table-cell table:formula="of:=[.B3913]+inc" office:value-type="float" office:value="4.776611328125" calcext:value-type="float">
            <text:p>4,776611328125</text:p>
          </table:table-cell>
          <table:table-cell table:number-columns-repeated="5"/>
        </table:table-row>
        <table:table-row table:style-name="ro1">
          <table:table-cell office:value-type="float" office:value="3914" calcext:value-type="float">
            <text:p>3914</text:p>
          </table:table-cell>
          <table:table-cell table:formula="of:=[.B3914]+inc" office:value-type="float" office:value="4.77783203125" calcext:value-type="float">
            <text:p>4,77783203125</text:p>
          </table:table-cell>
          <table:table-cell table:number-columns-repeated="5"/>
        </table:table-row>
        <table:table-row table:style-name="ro1">
          <table:table-cell office:value-type="float" office:value="3915" calcext:value-type="float">
            <text:p>3915</text:p>
          </table:table-cell>
          <table:table-cell table:formula="of:=[.B3915]+inc" office:value-type="float" office:value="4.779052734375" calcext:value-type="float">
            <text:p>4,779052734375</text:p>
          </table:table-cell>
          <table:table-cell table:number-columns-repeated="5"/>
        </table:table-row>
        <table:table-row table:style-name="ro1">
          <table:table-cell office:value-type="float" office:value="3916" calcext:value-type="float">
            <text:p>3916</text:p>
          </table:table-cell>
          <table:table-cell table:formula="of:=[.B3916]+inc" office:value-type="float" office:value="4.7802734375" calcext:value-type="float">
            <text:p>4,7802734375</text:p>
          </table:table-cell>
          <table:table-cell table:number-columns-repeated="5"/>
        </table:table-row>
        <table:table-row table:style-name="ro1">
          <table:table-cell office:value-type="float" office:value="3917" calcext:value-type="float">
            <text:p>3917</text:p>
          </table:table-cell>
          <table:table-cell table:formula="of:=[.B3917]+inc" office:value-type="float" office:value="4.781494140625" calcext:value-type="float">
            <text:p>4,781494140625</text:p>
          </table:table-cell>
          <table:table-cell table:number-columns-repeated="5"/>
        </table:table-row>
        <table:table-row table:style-name="ro1">
          <table:table-cell office:value-type="float" office:value="3918" calcext:value-type="float">
            <text:p>3918</text:p>
          </table:table-cell>
          <table:table-cell table:formula="of:=[.B3918]+inc" office:value-type="float" office:value="4.78271484375" calcext:value-type="float">
            <text:p>4,78271484375</text:p>
          </table:table-cell>
          <table:table-cell table:number-columns-repeated="5"/>
        </table:table-row>
        <table:table-row table:style-name="ro1">
          <table:table-cell office:value-type="float" office:value="3919" calcext:value-type="float">
            <text:p>3919</text:p>
          </table:table-cell>
          <table:table-cell table:formula="of:=[.B3919]+inc" office:value-type="float" office:value="4.783935546875" calcext:value-type="float">
            <text:p>4,783935546875</text:p>
          </table:table-cell>
          <table:table-cell table:number-columns-repeated="5"/>
        </table:table-row>
        <table:table-row table:style-name="ro1">
          <table:table-cell office:value-type="float" office:value="3920" calcext:value-type="float">
            <text:p>3920</text:p>
          </table:table-cell>
          <table:table-cell table:formula="of:=[.B3920]+inc" office:value-type="float" office:value="4.78515625" calcext:value-type="float">
            <text:p>4,78515625</text:p>
          </table:table-cell>
          <table:table-cell table:number-columns-repeated="5"/>
        </table:table-row>
        <table:table-row table:style-name="ro1">
          <table:table-cell office:value-type="float" office:value="3921" calcext:value-type="float">
            <text:p>3921</text:p>
          </table:table-cell>
          <table:table-cell table:formula="of:=[.B3921]+inc" office:value-type="float" office:value="4.786376953125" calcext:value-type="float">
            <text:p>4,786376953125</text:p>
          </table:table-cell>
          <table:table-cell table:number-columns-repeated="5"/>
        </table:table-row>
        <table:table-row table:style-name="ro1">
          <table:table-cell office:value-type="float" office:value="3922" calcext:value-type="float">
            <text:p>3922</text:p>
          </table:table-cell>
          <table:table-cell table:formula="of:=[.B3922]+inc" office:value-type="float" office:value="4.78759765625" calcext:value-type="float">
            <text:p>4,78759765625</text:p>
          </table:table-cell>
          <table:table-cell table:number-columns-repeated="5"/>
        </table:table-row>
        <table:table-row table:style-name="ro1">
          <table:table-cell office:value-type="float" office:value="3923" calcext:value-type="float">
            <text:p>3923</text:p>
          </table:table-cell>
          <table:table-cell table:formula="of:=[.B3923]+inc" office:value-type="float" office:value="4.788818359375" calcext:value-type="float">
            <text:p>4,788818359375</text:p>
          </table:table-cell>
          <table:table-cell table:number-columns-repeated="5"/>
        </table:table-row>
        <table:table-row table:style-name="ro1">
          <table:table-cell office:value-type="float" office:value="3924" calcext:value-type="float">
            <text:p>3924</text:p>
          </table:table-cell>
          <table:table-cell table:formula="of:=[.B3924]+inc" office:value-type="float" office:value="4.7900390625" calcext:value-type="float">
            <text:p>4,7900390625</text:p>
          </table:table-cell>
          <table:table-cell table:number-columns-repeated="5"/>
        </table:table-row>
        <table:table-row table:style-name="ro1">
          <table:table-cell office:value-type="float" office:value="3925" calcext:value-type="float">
            <text:p>3925</text:p>
          </table:table-cell>
          <table:table-cell table:formula="of:=[.B3925]+inc" office:value-type="float" office:value="4.791259765625" calcext:value-type="float">
            <text:p>4,791259765625</text:p>
          </table:table-cell>
          <table:table-cell table:number-columns-repeated="5"/>
        </table:table-row>
        <table:table-row table:style-name="ro1">
          <table:table-cell office:value-type="float" office:value="3926" calcext:value-type="float">
            <text:p>3926</text:p>
          </table:table-cell>
          <table:table-cell table:formula="of:=[.B3926]+inc" office:value-type="float" office:value="4.79248046875" calcext:value-type="float">
            <text:p>4,79248046875</text:p>
          </table:table-cell>
          <table:table-cell table:number-columns-repeated="5"/>
        </table:table-row>
        <table:table-row table:style-name="ro1">
          <table:table-cell office:value-type="float" office:value="3927" calcext:value-type="float">
            <text:p>3927</text:p>
          </table:table-cell>
          <table:table-cell table:formula="of:=[.B3927]+inc" office:value-type="float" office:value="4.793701171875" calcext:value-type="float">
            <text:p>4,793701171875</text:p>
          </table:table-cell>
          <table:table-cell table:number-columns-repeated="5"/>
        </table:table-row>
        <table:table-row table:style-name="ro1">
          <table:table-cell office:value-type="float" office:value="3928" calcext:value-type="float">
            <text:p>3928</text:p>
          </table:table-cell>
          <table:table-cell table:formula="of:=[.B3928]+inc" office:value-type="float" office:value="4.794921875" calcext:value-type="float">
            <text:p>4,794921875</text:p>
          </table:table-cell>
          <table:table-cell table:number-columns-repeated="5"/>
        </table:table-row>
        <table:table-row table:style-name="ro1">
          <table:table-cell office:value-type="float" office:value="3929" calcext:value-type="float">
            <text:p>3929</text:p>
          </table:table-cell>
          <table:table-cell table:formula="of:=[.B3929]+inc" office:value-type="float" office:value="4.796142578125" calcext:value-type="float">
            <text:p>4,796142578125</text:p>
          </table:table-cell>
          <table:table-cell table:number-columns-repeated="5"/>
        </table:table-row>
        <table:table-row table:style-name="ro1">
          <table:table-cell office:value-type="float" office:value="3930" calcext:value-type="float">
            <text:p>3930</text:p>
          </table:table-cell>
          <table:table-cell table:formula="of:=[.B3930]+inc" office:value-type="float" office:value="4.79736328125" calcext:value-type="float">
            <text:p>4,79736328125</text:p>
          </table:table-cell>
          <table:table-cell table:number-columns-repeated="5"/>
        </table:table-row>
        <table:table-row table:style-name="ro1">
          <table:table-cell office:value-type="float" office:value="3931" calcext:value-type="float">
            <text:p>3931</text:p>
          </table:table-cell>
          <table:table-cell table:formula="of:=[.B3931]+inc" office:value-type="float" office:value="4.798583984375" calcext:value-type="float">
            <text:p>4,798583984375</text:p>
          </table:table-cell>
          <table:table-cell table:number-columns-repeated="5"/>
        </table:table-row>
        <table:table-row table:style-name="ro1">
          <table:table-cell office:value-type="float" office:value="3932" calcext:value-type="float">
            <text:p>3932</text:p>
          </table:table-cell>
          <table:table-cell table:formula="of:=[.B3932]+inc" office:value-type="float" office:value="4.7998046875" calcext:value-type="float">
            <text:p>4,7998046875</text:p>
          </table:table-cell>
          <table:table-cell table:number-columns-repeated="5"/>
        </table:table-row>
        <table:table-row table:style-name="ro1">
          <table:table-cell office:value-type="float" office:value="3933" calcext:value-type="float">
            <text:p>3933</text:p>
          </table:table-cell>
          <table:table-cell table:formula="of:=[.B3933]+inc" office:value-type="float" office:value="4.801025390625" calcext:value-type="float">
            <text:p>4,801025390625</text:p>
          </table:table-cell>
          <table:table-cell table:number-columns-repeated="5"/>
        </table:table-row>
        <table:table-row table:style-name="ro1">
          <table:table-cell office:value-type="float" office:value="3934" calcext:value-type="float">
            <text:p>3934</text:p>
          </table:table-cell>
          <table:table-cell table:formula="of:=[.B3934]+inc" office:value-type="float" office:value="4.80224609375" calcext:value-type="float">
            <text:p>4,80224609375</text:p>
          </table:table-cell>
          <table:table-cell table:number-columns-repeated="5"/>
        </table:table-row>
        <table:table-row table:style-name="ro1">
          <table:table-cell office:value-type="float" office:value="3935" calcext:value-type="float">
            <text:p>3935</text:p>
          </table:table-cell>
          <table:table-cell table:formula="of:=[.B3935]+inc" office:value-type="float" office:value="4.803466796875" calcext:value-type="float">
            <text:p>4,803466796875</text:p>
          </table:table-cell>
          <table:table-cell table:number-columns-repeated="5"/>
        </table:table-row>
        <table:table-row table:style-name="ro1">
          <table:table-cell office:value-type="float" office:value="3936" calcext:value-type="float">
            <text:p>3936</text:p>
          </table:table-cell>
          <table:table-cell table:formula="of:=[.B3936]+inc" office:value-type="float" office:value="4.8046875" calcext:value-type="float">
            <text:p>4,8046875</text:p>
          </table:table-cell>
          <table:table-cell table:number-columns-repeated="5"/>
        </table:table-row>
        <table:table-row table:style-name="ro1">
          <table:table-cell office:value-type="float" office:value="3937" calcext:value-type="float">
            <text:p>3937</text:p>
          </table:table-cell>
          <table:table-cell table:formula="of:=[.B3937]+inc" office:value-type="float" office:value="4.805908203125" calcext:value-type="float">
            <text:p>4,805908203125</text:p>
          </table:table-cell>
          <table:table-cell table:number-columns-repeated="5"/>
        </table:table-row>
        <table:table-row table:style-name="ro1">
          <table:table-cell office:value-type="float" office:value="3938" calcext:value-type="float">
            <text:p>3938</text:p>
          </table:table-cell>
          <table:table-cell table:formula="of:=[.B3938]+inc" office:value-type="float" office:value="4.80712890625" calcext:value-type="float">
            <text:p>4,80712890625</text:p>
          </table:table-cell>
          <table:table-cell table:number-columns-repeated="5"/>
        </table:table-row>
        <table:table-row table:style-name="ro1">
          <table:table-cell office:value-type="float" office:value="3939" calcext:value-type="float">
            <text:p>3939</text:p>
          </table:table-cell>
          <table:table-cell table:formula="of:=[.B3939]+inc" office:value-type="float" office:value="4.808349609375" calcext:value-type="float">
            <text:p>4,808349609375</text:p>
          </table:table-cell>
          <table:table-cell table:number-columns-repeated="5"/>
        </table:table-row>
        <table:table-row table:style-name="ro1">
          <table:table-cell office:value-type="float" office:value="3940" calcext:value-type="float">
            <text:p>3940</text:p>
          </table:table-cell>
          <table:table-cell table:formula="of:=[.B3940]+inc" office:value-type="float" office:value="4.8095703125" calcext:value-type="float">
            <text:p>4,8095703125</text:p>
          </table:table-cell>
          <table:table-cell table:number-columns-repeated="5"/>
        </table:table-row>
        <table:table-row table:style-name="ro1">
          <table:table-cell office:value-type="float" office:value="3941" calcext:value-type="float">
            <text:p>3941</text:p>
          </table:table-cell>
          <table:table-cell table:formula="of:=[.B3941]+inc" office:value-type="float" office:value="4.810791015625" calcext:value-type="float">
            <text:p>4,810791015625</text:p>
          </table:table-cell>
          <table:table-cell table:number-columns-repeated="5"/>
        </table:table-row>
        <table:table-row table:style-name="ro1">
          <table:table-cell office:value-type="float" office:value="3942" calcext:value-type="float">
            <text:p>3942</text:p>
          </table:table-cell>
          <table:table-cell table:formula="of:=[.B3942]+inc" office:value-type="float" office:value="4.81201171875" calcext:value-type="float">
            <text:p>4,81201171875</text:p>
          </table:table-cell>
          <table:table-cell table:number-columns-repeated="5"/>
        </table:table-row>
        <table:table-row table:style-name="ro1">
          <table:table-cell office:value-type="float" office:value="3943" calcext:value-type="float">
            <text:p>3943</text:p>
          </table:table-cell>
          <table:table-cell table:formula="of:=[.B3943]+inc" office:value-type="float" office:value="4.813232421875" calcext:value-type="float">
            <text:p>4,813232421875</text:p>
          </table:table-cell>
          <table:table-cell table:number-columns-repeated="5"/>
        </table:table-row>
        <table:table-row table:style-name="ro1">
          <table:table-cell office:value-type="float" office:value="3944" calcext:value-type="float">
            <text:p>3944</text:p>
          </table:table-cell>
          <table:table-cell table:formula="of:=[.B3944]+inc" office:value-type="float" office:value="4.814453125" calcext:value-type="float">
            <text:p>4,814453125</text:p>
          </table:table-cell>
          <table:table-cell table:number-columns-repeated="5"/>
        </table:table-row>
        <table:table-row table:style-name="ro1">
          <table:table-cell office:value-type="float" office:value="3945" calcext:value-type="float">
            <text:p>3945</text:p>
          </table:table-cell>
          <table:table-cell table:formula="of:=[.B3945]+inc" office:value-type="float" office:value="4.815673828125" calcext:value-type="float">
            <text:p>4,815673828125</text:p>
          </table:table-cell>
          <table:table-cell table:number-columns-repeated="5"/>
        </table:table-row>
        <table:table-row table:style-name="ro1">
          <table:table-cell office:value-type="float" office:value="3946" calcext:value-type="float">
            <text:p>3946</text:p>
          </table:table-cell>
          <table:table-cell table:formula="of:=[.B3946]+inc" office:value-type="float" office:value="4.81689453125" calcext:value-type="float">
            <text:p>4,81689453125</text:p>
          </table:table-cell>
          <table:table-cell table:number-columns-repeated="5"/>
        </table:table-row>
        <table:table-row table:style-name="ro1">
          <table:table-cell office:value-type="float" office:value="3947" calcext:value-type="float">
            <text:p>3947</text:p>
          </table:table-cell>
          <table:table-cell table:formula="of:=[.B3947]+inc" office:value-type="float" office:value="4.818115234375" calcext:value-type="float">
            <text:p>4,818115234375</text:p>
          </table:table-cell>
          <table:table-cell table:number-columns-repeated="5"/>
        </table:table-row>
        <table:table-row table:style-name="ro1">
          <table:table-cell office:value-type="float" office:value="3948" calcext:value-type="float">
            <text:p>3948</text:p>
          </table:table-cell>
          <table:table-cell table:formula="of:=[.B3948]+inc" office:value-type="float" office:value="4.8193359375" calcext:value-type="float">
            <text:p>4,8193359375</text:p>
          </table:table-cell>
          <table:table-cell table:number-columns-repeated="5"/>
        </table:table-row>
        <table:table-row table:style-name="ro1">
          <table:table-cell office:value-type="float" office:value="3949" calcext:value-type="float">
            <text:p>3949</text:p>
          </table:table-cell>
          <table:table-cell table:formula="of:=[.B3949]+inc" office:value-type="float" office:value="4.820556640625" calcext:value-type="float">
            <text:p>4,820556640625</text:p>
          </table:table-cell>
          <table:table-cell table:number-columns-repeated="5"/>
        </table:table-row>
        <table:table-row table:style-name="ro1">
          <table:table-cell office:value-type="float" office:value="3950" calcext:value-type="float">
            <text:p>3950</text:p>
          </table:table-cell>
          <table:table-cell table:formula="of:=[.B3950]+inc" office:value-type="float" office:value="4.82177734375" calcext:value-type="float">
            <text:p>4,82177734375</text:p>
          </table:table-cell>
          <table:table-cell table:number-columns-repeated="5"/>
        </table:table-row>
        <table:table-row table:style-name="ro1">
          <table:table-cell office:value-type="float" office:value="3951" calcext:value-type="float">
            <text:p>3951</text:p>
          </table:table-cell>
          <table:table-cell table:formula="of:=[.B3951]+inc" office:value-type="float" office:value="4.822998046875" calcext:value-type="float">
            <text:p>4,822998046875</text:p>
          </table:table-cell>
          <table:table-cell table:number-columns-repeated="5"/>
        </table:table-row>
        <table:table-row table:style-name="ro1">
          <table:table-cell office:value-type="float" office:value="3952" calcext:value-type="float">
            <text:p>3952</text:p>
          </table:table-cell>
          <table:table-cell table:formula="of:=[.B3952]+inc" office:value-type="float" office:value="4.82421875" calcext:value-type="float">
            <text:p>4,82421875</text:p>
          </table:table-cell>
          <table:table-cell table:number-columns-repeated="5"/>
        </table:table-row>
        <table:table-row table:style-name="ro1">
          <table:table-cell office:value-type="float" office:value="3953" calcext:value-type="float">
            <text:p>3953</text:p>
          </table:table-cell>
          <table:table-cell table:formula="of:=[.B3953]+inc" office:value-type="float" office:value="4.825439453125" calcext:value-type="float">
            <text:p>4,825439453125</text:p>
          </table:table-cell>
          <table:table-cell table:number-columns-repeated="5"/>
        </table:table-row>
        <table:table-row table:style-name="ro1">
          <table:table-cell office:value-type="float" office:value="3954" calcext:value-type="float">
            <text:p>3954</text:p>
          </table:table-cell>
          <table:table-cell table:formula="of:=[.B3954]+inc" office:value-type="float" office:value="4.82666015625" calcext:value-type="float">
            <text:p>4,82666015625</text:p>
          </table:table-cell>
          <table:table-cell table:number-columns-repeated="5"/>
        </table:table-row>
        <table:table-row table:style-name="ro1">
          <table:table-cell office:value-type="float" office:value="3955" calcext:value-type="float">
            <text:p>3955</text:p>
          </table:table-cell>
          <table:table-cell table:formula="of:=[.B3955]+inc" office:value-type="float" office:value="4.827880859375" calcext:value-type="float">
            <text:p>4,827880859375</text:p>
          </table:table-cell>
          <table:table-cell table:number-columns-repeated="5"/>
        </table:table-row>
        <table:table-row table:style-name="ro1">
          <table:table-cell office:value-type="float" office:value="3956" calcext:value-type="float">
            <text:p>3956</text:p>
          </table:table-cell>
          <table:table-cell table:formula="of:=[.B3956]+inc" office:value-type="float" office:value="4.8291015625" calcext:value-type="float">
            <text:p>4,8291015625</text:p>
          </table:table-cell>
          <table:table-cell table:number-columns-repeated="5"/>
        </table:table-row>
        <table:table-row table:style-name="ro1">
          <table:table-cell office:value-type="float" office:value="3957" calcext:value-type="float">
            <text:p>3957</text:p>
          </table:table-cell>
          <table:table-cell table:formula="of:=[.B3957]+inc" office:value-type="float" office:value="4.830322265625" calcext:value-type="float">
            <text:p>4,830322265625</text:p>
          </table:table-cell>
          <table:table-cell table:number-columns-repeated="5"/>
        </table:table-row>
        <table:table-row table:style-name="ro1">
          <table:table-cell office:value-type="float" office:value="3958" calcext:value-type="float">
            <text:p>3958</text:p>
          </table:table-cell>
          <table:table-cell table:formula="of:=[.B3958]+inc" office:value-type="float" office:value="4.83154296875" calcext:value-type="float">
            <text:p>4,83154296875</text:p>
          </table:table-cell>
          <table:table-cell table:number-columns-repeated="5"/>
        </table:table-row>
        <table:table-row table:style-name="ro1">
          <table:table-cell office:value-type="float" office:value="3959" calcext:value-type="float">
            <text:p>3959</text:p>
          </table:table-cell>
          <table:table-cell table:formula="of:=[.B3959]+inc" office:value-type="float" office:value="4.832763671875" calcext:value-type="float">
            <text:p>4,832763671875</text:p>
          </table:table-cell>
          <table:table-cell table:number-columns-repeated="5"/>
        </table:table-row>
        <table:table-row table:style-name="ro1">
          <table:table-cell office:value-type="float" office:value="3960" calcext:value-type="float">
            <text:p>3960</text:p>
          </table:table-cell>
          <table:table-cell table:formula="of:=[.B3960]+inc" office:value-type="float" office:value="4.833984375" calcext:value-type="float">
            <text:p>4,833984375</text:p>
          </table:table-cell>
          <table:table-cell table:number-columns-repeated="5"/>
        </table:table-row>
        <table:table-row table:style-name="ro1">
          <table:table-cell office:value-type="float" office:value="3961" calcext:value-type="float">
            <text:p>3961</text:p>
          </table:table-cell>
          <table:table-cell table:formula="of:=[.B3961]+inc" office:value-type="float" office:value="4.835205078125" calcext:value-type="float">
            <text:p>4,835205078125</text:p>
          </table:table-cell>
          <table:table-cell table:number-columns-repeated="5"/>
        </table:table-row>
        <table:table-row table:style-name="ro1">
          <table:table-cell office:value-type="float" office:value="3962" calcext:value-type="float">
            <text:p>3962</text:p>
          </table:table-cell>
          <table:table-cell table:formula="of:=[.B3962]+inc" office:value-type="float" office:value="4.83642578125" calcext:value-type="float">
            <text:p>4,83642578125</text:p>
          </table:table-cell>
          <table:table-cell table:number-columns-repeated="5"/>
        </table:table-row>
        <table:table-row table:style-name="ro1">
          <table:table-cell office:value-type="float" office:value="3963" calcext:value-type="float">
            <text:p>3963</text:p>
          </table:table-cell>
          <table:table-cell table:formula="of:=[.B3963]+inc" office:value-type="float" office:value="4.837646484375" calcext:value-type="float">
            <text:p>4,837646484375</text:p>
          </table:table-cell>
          <table:table-cell table:number-columns-repeated="5"/>
        </table:table-row>
        <table:table-row table:style-name="ro1">
          <table:table-cell office:value-type="float" office:value="3964" calcext:value-type="float">
            <text:p>3964</text:p>
          </table:table-cell>
          <table:table-cell table:formula="of:=[.B3964]+inc" office:value-type="float" office:value="4.8388671875" calcext:value-type="float">
            <text:p>4,8388671875</text:p>
          </table:table-cell>
          <table:table-cell table:number-columns-repeated="5"/>
        </table:table-row>
        <table:table-row table:style-name="ro1">
          <table:table-cell office:value-type="float" office:value="3965" calcext:value-type="float">
            <text:p>3965</text:p>
          </table:table-cell>
          <table:table-cell table:formula="of:=[.B3965]+inc" office:value-type="float" office:value="4.840087890625" calcext:value-type="float">
            <text:p>4,840087890625</text:p>
          </table:table-cell>
          <table:table-cell table:number-columns-repeated="5"/>
        </table:table-row>
        <table:table-row table:style-name="ro1">
          <table:table-cell office:value-type="float" office:value="3966" calcext:value-type="float">
            <text:p>3966</text:p>
          </table:table-cell>
          <table:table-cell table:formula="of:=[.B3966]+inc" office:value-type="float" office:value="4.84130859375" calcext:value-type="float">
            <text:p>4,84130859375</text:p>
          </table:table-cell>
          <table:table-cell table:number-columns-repeated="5"/>
        </table:table-row>
        <table:table-row table:style-name="ro1">
          <table:table-cell office:value-type="float" office:value="3967" calcext:value-type="float">
            <text:p>3967</text:p>
          </table:table-cell>
          <table:table-cell table:formula="of:=[.B3967]+inc" office:value-type="float" office:value="4.842529296875" calcext:value-type="float">
            <text:p>4,842529296875</text:p>
          </table:table-cell>
          <table:table-cell table:number-columns-repeated="5"/>
        </table:table-row>
        <table:table-row table:style-name="ro1">
          <table:table-cell office:value-type="float" office:value="3968" calcext:value-type="float">
            <text:p>3968</text:p>
          </table:table-cell>
          <table:table-cell table:formula="of:=[.B3968]+inc" office:value-type="float" office:value="4.84375" calcext:value-type="float">
            <text:p>4,84375</text:p>
          </table:table-cell>
          <table:table-cell table:number-columns-repeated="5"/>
        </table:table-row>
        <table:table-row table:style-name="ro1">
          <table:table-cell office:value-type="float" office:value="3969" calcext:value-type="float">
            <text:p>3969</text:p>
          </table:table-cell>
          <table:table-cell table:formula="of:=[.B3969]+inc" office:value-type="float" office:value="4.844970703125" calcext:value-type="float">
            <text:p>4,844970703125</text:p>
          </table:table-cell>
          <table:table-cell table:number-columns-repeated="5"/>
        </table:table-row>
        <table:table-row table:style-name="ro1">
          <table:table-cell office:value-type="float" office:value="3970" calcext:value-type="float">
            <text:p>3970</text:p>
          </table:table-cell>
          <table:table-cell table:formula="of:=[.B3970]+inc" office:value-type="float" office:value="4.84619140625" calcext:value-type="float">
            <text:p>4,84619140625</text:p>
          </table:table-cell>
          <table:table-cell table:number-columns-repeated="5"/>
        </table:table-row>
        <table:table-row table:style-name="ro1">
          <table:table-cell office:value-type="float" office:value="3971" calcext:value-type="float">
            <text:p>3971</text:p>
          </table:table-cell>
          <table:table-cell table:formula="of:=[.B3971]+inc" office:value-type="float" office:value="4.847412109375" calcext:value-type="float">
            <text:p>4,847412109375</text:p>
          </table:table-cell>
          <table:table-cell table:number-columns-repeated="5"/>
        </table:table-row>
        <table:table-row table:style-name="ro1">
          <table:table-cell office:value-type="float" office:value="3972" calcext:value-type="float">
            <text:p>3972</text:p>
          </table:table-cell>
          <table:table-cell table:formula="of:=[.B3972]+inc" office:value-type="float" office:value="4.8486328125" calcext:value-type="float">
            <text:p>4,8486328125</text:p>
          </table:table-cell>
          <table:table-cell table:number-columns-repeated="5"/>
        </table:table-row>
        <table:table-row table:style-name="ro1">
          <table:table-cell office:value-type="float" office:value="3973" calcext:value-type="float">
            <text:p>3973</text:p>
          </table:table-cell>
          <table:table-cell table:formula="of:=[.B3973]+inc" office:value-type="float" office:value="4.849853515625" calcext:value-type="float">
            <text:p>4,849853515625</text:p>
          </table:table-cell>
          <table:table-cell table:number-columns-repeated="5"/>
        </table:table-row>
        <table:table-row table:style-name="ro1">
          <table:table-cell office:value-type="float" office:value="3974" calcext:value-type="float">
            <text:p>3974</text:p>
          </table:table-cell>
          <table:table-cell table:formula="of:=[.B3974]+inc" office:value-type="float" office:value="4.85107421875" calcext:value-type="float">
            <text:p>4,85107421875</text:p>
          </table:table-cell>
          <table:table-cell table:number-columns-repeated="5"/>
        </table:table-row>
        <table:table-row table:style-name="ro1">
          <table:table-cell office:value-type="float" office:value="3975" calcext:value-type="float">
            <text:p>3975</text:p>
          </table:table-cell>
          <table:table-cell table:formula="of:=[.B3975]+inc" office:value-type="float" office:value="4.852294921875" calcext:value-type="float">
            <text:p>4,852294921875</text:p>
          </table:table-cell>
          <table:table-cell table:number-columns-repeated="5"/>
        </table:table-row>
        <table:table-row table:style-name="ro1">
          <table:table-cell office:value-type="float" office:value="3976" calcext:value-type="float">
            <text:p>3976</text:p>
          </table:table-cell>
          <table:table-cell table:formula="of:=[.B3976]+inc" office:value-type="float" office:value="4.853515625" calcext:value-type="float">
            <text:p>4,853515625</text:p>
          </table:table-cell>
          <table:table-cell table:number-columns-repeated="5"/>
        </table:table-row>
        <table:table-row table:style-name="ro1">
          <table:table-cell office:value-type="float" office:value="3977" calcext:value-type="float">
            <text:p>3977</text:p>
          </table:table-cell>
          <table:table-cell table:formula="of:=[.B3977]+inc" office:value-type="float" office:value="4.854736328125" calcext:value-type="float">
            <text:p>4,854736328125</text:p>
          </table:table-cell>
          <table:table-cell table:number-columns-repeated="5"/>
        </table:table-row>
        <table:table-row table:style-name="ro1">
          <table:table-cell office:value-type="float" office:value="3978" calcext:value-type="float">
            <text:p>3978</text:p>
          </table:table-cell>
          <table:table-cell table:formula="of:=[.B3978]+inc" office:value-type="float" office:value="4.85595703125" calcext:value-type="float">
            <text:p>4,85595703125</text:p>
          </table:table-cell>
          <table:table-cell table:number-columns-repeated="5"/>
        </table:table-row>
        <table:table-row table:style-name="ro1">
          <table:table-cell office:value-type="float" office:value="3979" calcext:value-type="float">
            <text:p>3979</text:p>
          </table:table-cell>
          <table:table-cell table:formula="of:=[.B3979]+inc" office:value-type="float" office:value="4.857177734375" calcext:value-type="float">
            <text:p>4,857177734375</text:p>
          </table:table-cell>
          <table:table-cell table:number-columns-repeated="5"/>
        </table:table-row>
        <table:table-row table:style-name="ro1">
          <table:table-cell office:value-type="float" office:value="3980" calcext:value-type="float">
            <text:p>3980</text:p>
          </table:table-cell>
          <table:table-cell table:formula="of:=[.B3980]+inc" office:value-type="float" office:value="4.8583984375" calcext:value-type="float">
            <text:p>4,8583984375</text:p>
          </table:table-cell>
          <table:table-cell table:number-columns-repeated="5"/>
        </table:table-row>
        <table:table-row table:style-name="ro1">
          <table:table-cell office:value-type="float" office:value="3981" calcext:value-type="float">
            <text:p>3981</text:p>
          </table:table-cell>
          <table:table-cell table:formula="of:=[.B3981]+inc" office:value-type="float" office:value="4.859619140625" calcext:value-type="float">
            <text:p>4,859619140625</text:p>
          </table:table-cell>
          <table:table-cell table:number-columns-repeated="5"/>
        </table:table-row>
        <table:table-row table:style-name="ro1">
          <table:table-cell office:value-type="float" office:value="3982" calcext:value-type="float">
            <text:p>3982</text:p>
          </table:table-cell>
          <table:table-cell table:formula="of:=[.B3982]+inc" office:value-type="float" office:value="4.86083984375" calcext:value-type="float">
            <text:p>4,86083984375</text:p>
          </table:table-cell>
          <table:table-cell table:number-columns-repeated="5"/>
        </table:table-row>
        <table:table-row table:style-name="ro1">
          <table:table-cell office:value-type="float" office:value="3983" calcext:value-type="float">
            <text:p>3983</text:p>
          </table:table-cell>
          <table:table-cell table:formula="of:=[.B3983]+inc" office:value-type="float" office:value="4.862060546875" calcext:value-type="float">
            <text:p>4,862060546875</text:p>
          </table:table-cell>
          <table:table-cell table:number-columns-repeated="5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formula="of:=[.B3984]+inc" office:value-type="float" office:value="4.86328125" calcext:value-type="float">
            <text:p>4,86328125</text:p>
          </table:table-cell>
          <table:table-cell table:number-columns-repeated="5"/>
        </table:table-row>
        <table:table-row table:style-name="ro1">
          <table:table-cell office:value-type="float" office:value="3985" calcext:value-type="float">
            <text:p>3985</text:p>
          </table:table-cell>
          <table:table-cell table:formula="of:=[.B3985]+inc" office:value-type="float" office:value="4.864501953125" calcext:value-type="float">
            <text:p>4,864501953125</text:p>
          </table:table-cell>
          <table:table-cell table:number-columns-repeated="5"/>
        </table:table-row>
        <table:table-row table:style-name="ro1">
          <table:table-cell office:value-type="float" office:value="3986" calcext:value-type="float">
            <text:p>3986</text:p>
          </table:table-cell>
          <table:table-cell table:formula="of:=[.B3986]+inc" office:value-type="float" office:value="4.86572265625" calcext:value-type="float">
            <text:p>4,86572265625</text:p>
          </table:table-cell>
          <table:table-cell table:number-columns-repeated="5"/>
        </table:table-row>
        <table:table-row table:style-name="ro1">
          <table:table-cell office:value-type="float" office:value="3987" calcext:value-type="float">
            <text:p>3987</text:p>
          </table:table-cell>
          <table:table-cell table:formula="of:=[.B3987]+inc" office:value-type="float" office:value="4.866943359375" calcext:value-type="float">
            <text:p>4,866943359375</text:p>
          </table:table-cell>
          <table:table-cell table:number-columns-repeated="5"/>
        </table:table-row>
        <table:table-row table:style-name="ro1">
          <table:table-cell office:value-type="float" office:value="3988" calcext:value-type="float">
            <text:p>3988</text:p>
          </table:table-cell>
          <table:table-cell table:formula="of:=[.B3988]+inc" office:value-type="float" office:value="4.8681640625" calcext:value-type="float">
            <text:p>4,8681640625</text:p>
          </table:table-cell>
          <table:table-cell table:number-columns-repeated="5"/>
        </table:table-row>
        <table:table-row table:style-name="ro1">
          <table:table-cell office:value-type="float" office:value="3989" calcext:value-type="float">
            <text:p>3989</text:p>
          </table:table-cell>
          <table:table-cell table:formula="of:=[.B3989]+inc" office:value-type="float" office:value="4.869384765625" calcext:value-type="float">
            <text:p>4,869384765625</text:p>
          </table:table-cell>
          <table:table-cell table:number-columns-repeated="5"/>
        </table:table-row>
        <table:table-row table:style-name="ro1">
          <table:table-cell office:value-type="float" office:value="3990" calcext:value-type="float">
            <text:p>3990</text:p>
          </table:table-cell>
          <table:table-cell table:formula="of:=[.B3990]+inc" office:value-type="float" office:value="4.87060546875" calcext:value-type="float">
            <text:p>4,87060546875</text:p>
          </table:table-cell>
          <table:table-cell table:number-columns-repeated="5"/>
        </table:table-row>
        <table:table-row table:style-name="ro1">
          <table:table-cell office:value-type="float" office:value="3991" calcext:value-type="float">
            <text:p>3991</text:p>
          </table:table-cell>
          <table:table-cell table:formula="of:=[.B3991]+inc" office:value-type="float" office:value="4.871826171875" calcext:value-type="float">
            <text:p>4,871826171875</text:p>
          </table:table-cell>
          <table:table-cell table:number-columns-repeated="5"/>
        </table:table-row>
        <table:table-row table:style-name="ro1">
          <table:table-cell office:value-type="float" office:value="3992" calcext:value-type="float">
            <text:p>3992</text:p>
          </table:table-cell>
          <table:table-cell table:formula="of:=[.B3992]+inc" office:value-type="float" office:value="4.873046875" calcext:value-type="float">
            <text:p>4,873046875</text:p>
          </table:table-cell>
          <table:table-cell table:number-columns-repeated="5"/>
        </table:table-row>
        <table:table-row table:style-name="ro1">
          <table:table-cell office:value-type="float" office:value="3993" calcext:value-type="float">
            <text:p>3993</text:p>
          </table:table-cell>
          <table:table-cell table:formula="of:=[.B3993]+inc" office:value-type="float" office:value="4.874267578125" calcext:value-type="float">
            <text:p>4,874267578125</text:p>
          </table:table-cell>
          <table:table-cell table:number-columns-repeated="5"/>
        </table:table-row>
        <table:table-row table:style-name="ro1">
          <table:table-cell office:value-type="float" office:value="3994" calcext:value-type="float">
            <text:p>3994</text:p>
          </table:table-cell>
          <table:table-cell table:formula="of:=[.B3994]+inc" office:value-type="float" office:value="4.87548828125" calcext:value-type="float">
            <text:p>4,87548828125</text:p>
          </table:table-cell>
          <table:table-cell table:number-columns-repeated="5"/>
        </table:table-row>
        <table:table-row table:style-name="ro1">
          <table:table-cell office:value-type="float" office:value="3995" calcext:value-type="float">
            <text:p>3995</text:p>
          </table:table-cell>
          <table:table-cell table:formula="of:=[.B3995]+inc" office:value-type="float" office:value="4.876708984375" calcext:value-type="float">
            <text:p>4,876708984375</text:p>
          </table:table-cell>
          <table:table-cell table:number-columns-repeated="5"/>
        </table:table-row>
        <table:table-row table:style-name="ro1">
          <table:table-cell office:value-type="float" office:value="3996" calcext:value-type="float">
            <text:p>3996</text:p>
          </table:table-cell>
          <table:table-cell table:formula="of:=[.B3996]+inc" office:value-type="float" office:value="4.8779296875" calcext:value-type="float">
            <text:p>4,8779296875</text:p>
          </table:table-cell>
          <table:table-cell table:number-columns-repeated="5"/>
        </table:table-row>
        <table:table-row table:style-name="ro1">
          <table:table-cell office:value-type="float" office:value="3997" calcext:value-type="float">
            <text:p>3997</text:p>
          </table:table-cell>
          <table:table-cell table:formula="of:=[.B3997]+inc" office:value-type="float" office:value="4.879150390625" calcext:value-type="float">
            <text:p>4,879150390625</text:p>
          </table:table-cell>
          <table:table-cell table:number-columns-repeated="5"/>
        </table:table-row>
        <table:table-row table:style-name="ro1">
          <table:table-cell office:value-type="float" office:value="3998" calcext:value-type="float">
            <text:p>3998</text:p>
          </table:table-cell>
          <table:table-cell table:formula="of:=[.B3998]+inc" office:value-type="float" office:value="4.88037109375" calcext:value-type="float">
            <text:p>4,88037109375</text:p>
          </table:table-cell>
          <table:table-cell table:number-columns-repeated="5"/>
        </table:table-row>
        <table:table-row table:style-name="ro1">
          <table:table-cell office:value-type="float" office:value="3999" calcext:value-type="float">
            <text:p>3999</text:p>
          </table:table-cell>
          <table:table-cell table:formula="of:=[.B3999]+inc" office:value-type="float" office:value="4.881591796875" calcext:value-type="float">
            <text:p>4,881591796875</text:p>
          </table:table-cell>
          <table:table-cell table:number-columns-repeated="5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B4000]+inc" office:value-type="float" office:value="4.8828125" calcext:value-type="float">
            <text:p>4,8828125</text:p>
          </table:table-cell>
          <table:table-cell table:number-columns-repeated="5"/>
        </table:table-row>
        <table:table-row table:style-name="ro1">
          <table:table-cell office:value-type="float" office:value="4001" calcext:value-type="float">
            <text:p>4001</text:p>
          </table:table-cell>
          <table:table-cell table:formula="of:=[.B4001]+inc" office:value-type="float" office:value="4.884033203125" calcext:value-type="float">
            <text:p>4,884033203125</text:p>
          </table:table-cell>
          <table:table-cell table:number-columns-repeated="5"/>
        </table:table-row>
        <table:table-row table:style-name="ro1">
          <table:table-cell office:value-type="float" office:value="4002" calcext:value-type="float">
            <text:p>4002</text:p>
          </table:table-cell>
          <table:table-cell table:formula="of:=[.B4002]+inc" office:value-type="float" office:value="4.88525390625" calcext:value-type="float">
            <text:p>4,88525390625</text:p>
          </table:table-cell>
          <table:table-cell table:number-columns-repeated="5"/>
        </table:table-row>
        <table:table-row table:style-name="ro1">
          <table:table-cell office:value-type="float" office:value="4003" calcext:value-type="float">
            <text:p>4003</text:p>
          </table:table-cell>
          <table:table-cell table:formula="of:=[.B4003]+inc" office:value-type="float" office:value="4.886474609375" calcext:value-type="float">
            <text:p>4,886474609375</text:p>
          </table:table-cell>
          <table:table-cell table:number-columns-repeated="5"/>
        </table:table-row>
        <table:table-row table:style-name="ro1">
          <table:table-cell office:value-type="float" office:value="4004" calcext:value-type="float">
            <text:p>4004</text:p>
          </table:table-cell>
          <table:table-cell table:formula="of:=[.B4004]+inc" office:value-type="float" office:value="4.8876953125" calcext:value-type="float">
            <text:p>4,8876953125</text:p>
          </table:table-cell>
          <table:table-cell table:number-columns-repeated="5"/>
        </table:table-row>
        <table:table-row table:style-name="ro1">
          <table:table-cell office:value-type="float" office:value="4005" calcext:value-type="float">
            <text:p>4005</text:p>
          </table:table-cell>
          <table:table-cell table:formula="of:=[.B4005]+inc" office:value-type="float" office:value="4.888916015625" calcext:value-type="float">
            <text:p>4,888916015625</text:p>
          </table:table-cell>
          <table:table-cell table:number-columns-repeated="5"/>
        </table:table-row>
        <table:table-row table:style-name="ro1">
          <table:table-cell office:value-type="float" office:value="4006" calcext:value-type="float">
            <text:p>4006</text:p>
          </table:table-cell>
          <table:table-cell table:formula="of:=[.B4006]+inc" office:value-type="float" office:value="4.89013671875" calcext:value-type="float">
            <text:p>4,89013671875</text:p>
          </table:table-cell>
          <table:table-cell table:number-columns-repeated="5"/>
        </table:table-row>
        <table:table-row table:style-name="ro1">
          <table:table-cell office:value-type="float" office:value="4007" calcext:value-type="float">
            <text:p>4007</text:p>
          </table:table-cell>
          <table:table-cell table:formula="of:=[.B4007]+inc" office:value-type="float" office:value="4.891357421875" calcext:value-type="float">
            <text:p>4,891357421875</text:p>
          </table:table-cell>
          <table:table-cell table:number-columns-repeated="5"/>
        </table:table-row>
        <table:table-row table:style-name="ro1">
          <table:table-cell office:value-type="float" office:value="4008" calcext:value-type="float">
            <text:p>4008</text:p>
          </table:table-cell>
          <table:table-cell table:formula="of:=[.B4008]+inc" office:value-type="float" office:value="4.892578125" calcext:value-type="float">
            <text:p>4,892578125</text:p>
          </table:table-cell>
          <table:table-cell table:number-columns-repeated="5"/>
        </table:table-row>
        <table:table-row table:style-name="ro1">
          <table:table-cell office:value-type="float" office:value="4009" calcext:value-type="float">
            <text:p>4009</text:p>
          </table:table-cell>
          <table:table-cell table:formula="of:=[.B4009]+inc" office:value-type="float" office:value="4.893798828125" calcext:value-type="float">
            <text:p>4,893798828125</text:p>
          </table:table-cell>
          <table:table-cell table:number-columns-repeated="5"/>
        </table:table-row>
        <table:table-row table:style-name="ro1">
          <table:table-cell office:value-type="float" office:value="4010" calcext:value-type="float">
            <text:p>4010</text:p>
          </table:table-cell>
          <table:table-cell table:formula="of:=[.B4010]+inc" office:value-type="float" office:value="4.89501953125" calcext:value-type="float">
            <text:p>4,89501953125</text:p>
          </table:table-cell>
          <table:table-cell table:number-columns-repeated="5"/>
        </table:table-row>
        <table:table-row table:style-name="ro1">
          <table:table-cell office:value-type="float" office:value="4011" calcext:value-type="float">
            <text:p>4011</text:p>
          </table:table-cell>
          <table:table-cell table:formula="of:=[.B4011]+inc" office:value-type="float" office:value="4.896240234375" calcext:value-type="float">
            <text:p>4,896240234375</text:p>
          </table:table-cell>
          <table:table-cell table:number-columns-repeated="5"/>
        </table:table-row>
        <table:table-row table:style-name="ro1">
          <table:table-cell office:value-type="float" office:value="4012" calcext:value-type="float">
            <text:p>4012</text:p>
          </table:table-cell>
          <table:table-cell table:formula="of:=[.B4012]+inc" office:value-type="float" office:value="4.8974609375" calcext:value-type="float">
            <text:p>4,8974609375</text:p>
          </table:table-cell>
          <table:table-cell table:number-columns-repeated="5"/>
        </table:table-row>
        <table:table-row table:style-name="ro1">
          <table:table-cell office:value-type="float" office:value="4013" calcext:value-type="float">
            <text:p>4013</text:p>
          </table:table-cell>
          <table:table-cell table:formula="of:=[.B4013]+inc" office:value-type="float" office:value="4.898681640625" calcext:value-type="float">
            <text:p>4,898681640625</text:p>
          </table:table-cell>
          <table:table-cell table:number-columns-repeated="5"/>
        </table:table-row>
        <table:table-row table:style-name="ro1">
          <table:table-cell office:value-type="float" office:value="4014" calcext:value-type="float">
            <text:p>4014</text:p>
          </table:table-cell>
          <table:table-cell table:formula="of:=[.B4014]+inc" office:value-type="float" office:value="4.89990234375" calcext:value-type="float">
            <text:p>4,89990234375</text:p>
          </table:table-cell>
          <table:table-cell table:number-columns-repeated="5"/>
        </table:table-row>
        <table:table-row table:style-name="ro1">
          <table:table-cell office:value-type="float" office:value="4015" calcext:value-type="float">
            <text:p>4015</text:p>
          </table:table-cell>
          <table:table-cell table:formula="of:=[.B4015]+inc" office:value-type="float" office:value="4.901123046875" calcext:value-type="float">
            <text:p>4,901123046875</text:p>
          </table:table-cell>
          <table:table-cell table:number-columns-repeated="5"/>
        </table:table-row>
        <table:table-row table:style-name="ro1">
          <table:table-cell office:value-type="float" office:value="4016" calcext:value-type="float">
            <text:p>4016</text:p>
          </table:table-cell>
          <table:table-cell table:formula="of:=[.B4016]+inc" office:value-type="float" office:value="4.90234375" calcext:value-type="float">
            <text:p>4,90234375</text:p>
          </table:table-cell>
          <table:table-cell table:number-columns-repeated="5"/>
        </table:table-row>
        <table:table-row table:style-name="ro1">
          <table:table-cell office:value-type="float" office:value="4017" calcext:value-type="float">
            <text:p>4017</text:p>
          </table:table-cell>
          <table:table-cell table:formula="of:=[.B4017]+inc" office:value-type="float" office:value="4.903564453125" calcext:value-type="float">
            <text:p>4,903564453125</text:p>
          </table:table-cell>
          <table:table-cell table:number-columns-repeated="5"/>
        </table:table-row>
        <table:table-row table:style-name="ro1">
          <table:table-cell office:value-type="float" office:value="4018" calcext:value-type="float">
            <text:p>4018</text:p>
          </table:table-cell>
          <table:table-cell table:formula="of:=[.B4018]+inc" office:value-type="float" office:value="4.90478515625" calcext:value-type="float">
            <text:p>4,90478515625</text:p>
          </table:table-cell>
          <table:table-cell table:number-columns-repeated="5"/>
        </table:table-row>
        <table:table-row table:style-name="ro1">
          <table:table-cell office:value-type="float" office:value="4019" calcext:value-type="float">
            <text:p>4019</text:p>
          </table:table-cell>
          <table:table-cell table:formula="of:=[.B4019]+inc" office:value-type="float" office:value="4.906005859375" calcext:value-type="float">
            <text:p>4,906005859375</text:p>
          </table:table-cell>
          <table:table-cell table:number-columns-repeated="5"/>
        </table:table-row>
        <table:table-row table:style-name="ro1">
          <table:table-cell office:value-type="float" office:value="4020" calcext:value-type="float">
            <text:p>4020</text:p>
          </table:table-cell>
          <table:table-cell table:formula="of:=[.B4020]+inc" office:value-type="float" office:value="4.9072265625" calcext:value-type="float">
            <text:p>4,9072265625</text:p>
          </table:table-cell>
          <table:table-cell table:number-columns-repeated="5"/>
        </table:table-row>
        <table:table-row table:style-name="ro1">
          <table:table-cell office:value-type="float" office:value="4021" calcext:value-type="float">
            <text:p>4021</text:p>
          </table:table-cell>
          <table:table-cell table:formula="of:=[.B4021]+inc" office:value-type="float" office:value="4.908447265625" calcext:value-type="float">
            <text:p>4,908447265625</text:p>
          </table:table-cell>
          <table:table-cell table:number-columns-repeated="5"/>
        </table:table-row>
        <table:table-row table:style-name="ro1">
          <table:table-cell office:value-type="float" office:value="4022" calcext:value-type="float">
            <text:p>4022</text:p>
          </table:table-cell>
          <table:table-cell table:formula="of:=[.B4022]+inc" office:value-type="float" office:value="4.90966796875" calcext:value-type="float">
            <text:p>4,90966796875</text:p>
          </table:table-cell>
          <table:table-cell table:number-columns-repeated="5"/>
        </table:table-row>
        <table:table-row table:style-name="ro1">
          <table:table-cell office:value-type="float" office:value="4023" calcext:value-type="float">
            <text:p>4023</text:p>
          </table:table-cell>
          <table:table-cell table:formula="of:=[.B4023]+inc" office:value-type="float" office:value="4.910888671875" calcext:value-type="float">
            <text:p>4,910888671875</text:p>
          </table:table-cell>
          <table:table-cell table:number-columns-repeated="5"/>
        </table:table-row>
        <table:table-row table:style-name="ro1">
          <table:table-cell office:value-type="float" office:value="4024" calcext:value-type="float">
            <text:p>4024</text:p>
          </table:table-cell>
          <table:table-cell table:formula="of:=[.B4024]+inc" office:value-type="float" office:value="4.912109375" calcext:value-type="float">
            <text:p>4,912109375</text:p>
          </table:table-cell>
          <table:table-cell table:number-columns-repeated="5"/>
        </table:table-row>
        <table:table-row table:style-name="ro1">
          <table:table-cell office:value-type="float" office:value="4025" calcext:value-type="float">
            <text:p>4025</text:p>
          </table:table-cell>
          <table:table-cell table:formula="of:=[.B4025]+inc" office:value-type="float" office:value="4.913330078125" calcext:value-type="float">
            <text:p>4,913330078125</text:p>
          </table:table-cell>
          <table:table-cell table:number-columns-repeated="5"/>
        </table:table-row>
        <table:table-row table:style-name="ro1">
          <table:table-cell office:value-type="float" office:value="4026" calcext:value-type="float">
            <text:p>4026</text:p>
          </table:table-cell>
          <table:table-cell table:formula="of:=[.B4026]+inc" office:value-type="float" office:value="4.91455078125" calcext:value-type="float">
            <text:p>4,91455078125</text:p>
          </table:table-cell>
          <table:table-cell table:number-columns-repeated="5"/>
        </table:table-row>
        <table:table-row table:style-name="ro1">
          <table:table-cell office:value-type="float" office:value="4027" calcext:value-type="float">
            <text:p>4027</text:p>
          </table:table-cell>
          <table:table-cell table:formula="of:=[.B4027]+inc" office:value-type="float" office:value="4.915771484375" calcext:value-type="float">
            <text:p>4,915771484375</text:p>
          </table:table-cell>
          <table:table-cell table:number-columns-repeated="5"/>
        </table:table-row>
        <table:table-row table:style-name="ro1">
          <table:table-cell office:value-type="float" office:value="4028" calcext:value-type="float">
            <text:p>4028</text:p>
          </table:table-cell>
          <table:table-cell table:formula="of:=[.B4028]+inc" office:value-type="float" office:value="4.9169921875" calcext:value-type="float">
            <text:p>4,9169921875</text:p>
          </table:table-cell>
          <table:table-cell table:number-columns-repeated="5"/>
        </table:table-row>
        <table:table-row table:style-name="ro1">
          <table:table-cell office:value-type="float" office:value="4029" calcext:value-type="float">
            <text:p>4029</text:p>
          </table:table-cell>
          <table:table-cell table:formula="of:=[.B4029]+inc" office:value-type="float" office:value="4.918212890625" calcext:value-type="float">
            <text:p>4,918212890625</text:p>
          </table:table-cell>
          <table:table-cell table:number-columns-repeated="5"/>
        </table:table-row>
        <table:table-row table:style-name="ro1">
          <table:table-cell office:value-type="float" office:value="4030" calcext:value-type="float">
            <text:p>4030</text:p>
          </table:table-cell>
          <table:table-cell table:formula="of:=[.B4030]+inc" office:value-type="float" office:value="4.91943359375" calcext:value-type="float">
            <text:p>4,91943359375</text:p>
          </table:table-cell>
          <table:table-cell table:number-columns-repeated="5"/>
        </table:table-row>
        <table:table-row table:style-name="ro1">
          <table:table-cell office:value-type="float" office:value="4031" calcext:value-type="float">
            <text:p>4031</text:p>
          </table:table-cell>
          <table:table-cell table:formula="of:=[.B4031]+inc" office:value-type="float" office:value="4.920654296875" calcext:value-type="float">
            <text:p>4,920654296875</text:p>
          </table:table-cell>
          <table:table-cell table:number-columns-repeated="5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formula="of:=[.B4032]+inc" office:value-type="float" office:value="4.921875" calcext:value-type="float">
            <text:p>4,921875</text:p>
          </table:table-cell>
          <table:table-cell table:number-columns-repeated="5"/>
        </table:table-row>
        <table:table-row table:style-name="ro1">
          <table:table-cell office:value-type="float" office:value="4033" calcext:value-type="float">
            <text:p>4033</text:p>
          </table:table-cell>
          <table:table-cell table:formula="of:=[.B4033]+inc" office:value-type="float" office:value="4.923095703125" calcext:value-type="float">
            <text:p>4,923095703125</text:p>
          </table:table-cell>
          <table:table-cell table:number-columns-repeated="5"/>
        </table:table-row>
        <table:table-row table:style-name="ro1">
          <table:table-cell office:value-type="float" office:value="4034" calcext:value-type="float">
            <text:p>4034</text:p>
          </table:table-cell>
          <table:table-cell table:formula="of:=[.B4034]+inc" office:value-type="float" office:value="4.92431640625" calcext:value-type="float">
            <text:p>4,92431640625</text:p>
          </table:table-cell>
          <table:table-cell table:number-columns-repeated="5"/>
        </table:table-row>
        <table:table-row table:style-name="ro1">
          <table:table-cell office:value-type="float" office:value="4035" calcext:value-type="float">
            <text:p>4035</text:p>
          </table:table-cell>
          <table:table-cell table:formula="of:=[.B4035]+inc" office:value-type="float" office:value="4.925537109375" calcext:value-type="float">
            <text:p>4,925537109375</text:p>
          </table:table-cell>
          <table:table-cell table:number-columns-repeated="5"/>
        </table:table-row>
        <table:table-row table:style-name="ro1">
          <table:table-cell office:value-type="float" office:value="4036" calcext:value-type="float">
            <text:p>4036</text:p>
          </table:table-cell>
          <table:table-cell table:formula="of:=[.B4036]+inc" office:value-type="float" office:value="4.9267578125" calcext:value-type="float">
            <text:p>4,9267578125</text:p>
          </table:table-cell>
          <table:table-cell table:number-columns-repeated="5"/>
        </table:table-row>
        <table:table-row table:style-name="ro1">
          <table:table-cell office:value-type="float" office:value="4037" calcext:value-type="float">
            <text:p>4037</text:p>
          </table:table-cell>
          <table:table-cell table:formula="of:=[.B4037]+inc" office:value-type="float" office:value="4.927978515625" calcext:value-type="float">
            <text:p>4,927978515625</text:p>
          </table:table-cell>
          <table:table-cell table:number-columns-repeated="5"/>
        </table:table-row>
        <table:table-row table:style-name="ro1">
          <table:table-cell office:value-type="float" office:value="4038" calcext:value-type="float">
            <text:p>4038</text:p>
          </table:table-cell>
          <table:table-cell table:formula="of:=[.B4038]+inc" office:value-type="float" office:value="4.92919921875" calcext:value-type="float">
            <text:p>4,92919921875</text:p>
          </table:table-cell>
          <table:table-cell table:number-columns-repeated="5"/>
        </table:table-row>
        <table:table-row table:style-name="ro1">
          <table:table-cell office:value-type="float" office:value="4039" calcext:value-type="float">
            <text:p>4039</text:p>
          </table:table-cell>
          <table:table-cell table:formula="of:=[.B4039]+inc" office:value-type="float" office:value="4.930419921875" calcext:value-type="float">
            <text:p>4,930419921875</text:p>
          </table:table-cell>
          <table:table-cell table:number-columns-repeated="5"/>
        </table:table-row>
        <table:table-row table:style-name="ro1">
          <table:table-cell office:value-type="float" office:value="4040" calcext:value-type="float">
            <text:p>4040</text:p>
          </table:table-cell>
          <table:table-cell table:formula="of:=[.B4040]+inc" office:value-type="float" office:value="4.931640625" calcext:value-type="float">
            <text:p>4,931640625</text:p>
          </table:table-cell>
          <table:table-cell table:number-columns-repeated="5"/>
        </table:table-row>
        <table:table-row table:style-name="ro1">
          <table:table-cell office:value-type="float" office:value="4041" calcext:value-type="float">
            <text:p>4041</text:p>
          </table:table-cell>
          <table:table-cell table:formula="of:=[.B4041]+inc" office:value-type="float" office:value="4.932861328125" calcext:value-type="float">
            <text:p>4,932861328125</text:p>
          </table:table-cell>
          <table:table-cell table:number-columns-repeated="5"/>
        </table:table-row>
        <table:table-row table:style-name="ro1">
          <table:table-cell office:value-type="float" office:value="4042" calcext:value-type="float">
            <text:p>4042</text:p>
          </table:table-cell>
          <table:table-cell table:formula="of:=[.B4042]+inc" office:value-type="float" office:value="4.93408203125" calcext:value-type="float">
            <text:p>4,93408203125</text:p>
          </table:table-cell>
          <table:table-cell table:number-columns-repeated="5"/>
        </table:table-row>
        <table:table-row table:style-name="ro1">
          <table:table-cell office:value-type="float" office:value="4043" calcext:value-type="float">
            <text:p>4043</text:p>
          </table:table-cell>
          <table:table-cell table:formula="of:=[.B4043]+inc" office:value-type="float" office:value="4.935302734375" calcext:value-type="float">
            <text:p>4,935302734375</text:p>
          </table:table-cell>
          <table:table-cell table:number-columns-repeated="5"/>
        </table:table-row>
        <table:table-row table:style-name="ro1">
          <table:table-cell office:value-type="float" office:value="4044" calcext:value-type="float">
            <text:p>4044</text:p>
          </table:table-cell>
          <table:table-cell table:formula="of:=[.B4044]+inc" office:value-type="float" office:value="4.9365234375" calcext:value-type="float">
            <text:p>4,9365234375</text:p>
          </table:table-cell>
          <table:table-cell table:number-columns-repeated="5"/>
        </table:table-row>
        <table:table-row table:style-name="ro1">
          <table:table-cell office:value-type="float" office:value="4045" calcext:value-type="float">
            <text:p>4045</text:p>
          </table:table-cell>
          <table:table-cell table:formula="of:=[.B4045]+inc" office:value-type="float" office:value="4.937744140625" calcext:value-type="float">
            <text:p>4,937744140625</text:p>
          </table:table-cell>
          <table:table-cell table:number-columns-repeated="5"/>
        </table:table-row>
        <table:table-row table:style-name="ro1">
          <table:table-cell office:value-type="float" office:value="4046" calcext:value-type="float">
            <text:p>4046</text:p>
          </table:table-cell>
          <table:table-cell table:formula="of:=[.B4046]+inc" office:value-type="float" office:value="4.93896484375" calcext:value-type="float">
            <text:p>4,93896484375</text:p>
          </table:table-cell>
          <table:table-cell table:number-columns-repeated="5"/>
        </table:table-row>
        <table:table-row table:style-name="ro1">
          <table:table-cell office:value-type="float" office:value="4047" calcext:value-type="float">
            <text:p>4047</text:p>
          </table:table-cell>
          <table:table-cell table:formula="of:=[.B4047]+inc" office:value-type="float" office:value="4.940185546875" calcext:value-type="float">
            <text:p>4,940185546875</text:p>
          </table:table-cell>
          <table:table-cell table:number-columns-repeated="5"/>
        </table:table-row>
        <table:table-row table:style-name="ro1">
          <table:table-cell office:value-type="float" office:value="4048" calcext:value-type="float">
            <text:p>4048</text:p>
          </table:table-cell>
          <table:table-cell table:formula="of:=[.B4048]+inc" office:value-type="float" office:value="4.94140625" calcext:value-type="float">
            <text:p>4,94140625</text:p>
          </table:table-cell>
          <table:table-cell table:number-columns-repeated="5"/>
        </table:table-row>
        <table:table-row table:style-name="ro1">
          <table:table-cell office:value-type="float" office:value="4049" calcext:value-type="float">
            <text:p>4049</text:p>
          </table:table-cell>
          <table:table-cell table:formula="of:=[.B4049]+inc" office:value-type="float" office:value="4.942626953125" calcext:value-type="float">
            <text:p>4,942626953125</text:p>
          </table:table-cell>
          <table:table-cell table:number-columns-repeated="5"/>
        </table:table-row>
        <table:table-row table:style-name="ro1">
          <table:table-cell office:value-type="float" office:value="4050" calcext:value-type="float">
            <text:p>4050</text:p>
          </table:table-cell>
          <table:table-cell table:formula="of:=[.B4050]+inc" office:value-type="float" office:value="4.94384765625" calcext:value-type="float">
            <text:p>4,94384765625</text:p>
          </table:table-cell>
          <table:table-cell table:number-columns-repeated="5"/>
        </table:table-row>
        <table:table-row table:style-name="ro1">
          <table:table-cell office:value-type="float" office:value="4051" calcext:value-type="float">
            <text:p>4051</text:p>
          </table:table-cell>
          <table:table-cell table:formula="of:=[.B4051]+inc" office:value-type="float" office:value="4.945068359375" calcext:value-type="float">
            <text:p>4,945068359375</text:p>
          </table:table-cell>
          <table:table-cell table:number-columns-repeated="5"/>
        </table:table-row>
        <table:table-row table:style-name="ro1">
          <table:table-cell office:value-type="float" office:value="4052" calcext:value-type="float">
            <text:p>4052</text:p>
          </table:table-cell>
          <table:table-cell table:formula="of:=[.B4052]+inc" office:value-type="float" office:value="4.9462890625" calcext:value-type="float">
            <text:p>4,9462890625</text:p>
          </table:table-cell>
          <table:table-cell table:number-columns-repeated="5"/>
        </table:table-row>
        <table:table-row table:style-name="ro1">
          <table:table-cell office:value-type="float" office:value="4053" calcext:value-type="float">
            <text:p>4053</text:p>
          </table:table-cell>
          <table:table-cell table:formula="of:=[.B4053]+inc" office:value-type="float" office:value="4.947509765625" calcext:value-type="float">
            <text:p>4,947509765625</text:p>
          </table:table-cell>
          <table:table-cell table:number-columns-repeated="5"/>
        </table:table-row>
        <table:table-row table:style-name="ro1">
          <table:table-cell office:value-type="float" office:value="4054" calcext:value-type="float">
            <text:p>4054</text:p>
          </table:table-cell>
          <table:table-cell table:formula="of:=[.B4054]+inc" office:value-type="float" office:value="4.94873046875" calcext:value-type="float">
            <text:p>4,94873046875</text:p>
          </table:table-cell>
          <table:table-cell table:number-columns-repeated="5"/>
        </table:table-row>
        <table:table-row table:style-name="ro1">
          <table:table-cell office:value-type="float" office:value="4055" calcext:value-type="float">
            <text:p>4055</text:p>
          </table:table-cell>
          <table:table-cell table:formula="of:=[.B4055]+inc" office:value-type="float" office:value="4.949951171875" calcext:value-type="float">
            <text:p>4,949951171875</text:p>
          </table:table-cell>
          <table:table-cell table:number-columns-repeated="5"/>
        </table:table-row>
        <table:table-row table:style-name="ro1">
          <table:table-cell office:value-type="float" office:value="4056" calcext:value-type="float">
            <text:p>4056</text:p>
          </table:table-cell>
          <table:table-cell table:formula="of:=[.B4056]+inc" office:value-type="float" office:value="4.951171875" calcext:value-type="float">
            <text:p>4,951171875</text:p>
          </table:table-cell>
          <table:table-cell table:number-columns-repeated="5"/>
        </table:table-row>
        <table:table-row table:style-name="ro1">
          <table:table-cell office:value-type="float" office:value="4057" calcext:value-type="float">
            <text:p>4057</text:p>
          </table:table-cell>
          <table:table-cell table:formula="of:=[.B4057]+inc" office:value-type="float" office:value="4.952392578125" calcext:value-type="float">
            <text:p>4,952392578125</text:p>
          </table:table-cell>
          <table:table-cell table:number-columns-repeated="5"/>
        </table:table-row>
        <table:table-row table:style-name="ro1">
          <table:table-cell office:value-type="float" office:value="4058" calcext:value-type="float">
            <text:p>4058</text:p>
          </table:table-cell>
          <table:table-cell table:formula="of:=[.B4058]+inc" office:value-type="float" office:value="4.95361328125" calcext:value-type="float">
            <text:p>4,95361328125</text:p>
          </table:table-cell>
          <table:table-cell table:number-columns-repeated="5"/>
        </table:table-row>
        <table:table-row table:style-name="ro1">
          <table:table-cell office:value-type="float" office:value="4059" calcext:value-type="float">
            <text:p>4059</text:p>
          </table:table-cell>
          <table:table-cell table:formula="of:=[.B4059]+inc" office:value-type="float" office:value="4.954833984375" calcext:value-type="float">
            <text:p>4,954833984375</text:p>
          </table:table-cell>
          <table:table-cell table:number-columns-repeated="5"/>
        </table:table-row>
        <table:table-row table:style-name="ro1">
          <table:table-cell office:value-type="float" office:value="4060" calcext:value-type="float">
            <text:p>4060</text:p>
          </table:table-cell>
          <table:table-cell table:formula="of:=[.B4060]+inc" office:value-type="float" office:value="4.9560546875" calcext:value-type="float">
            <text:p>4,9560546875</text:p>
          </table:table-cell>
          <table:table-cell table:number-columns-repeated="5"/>
        </table:table-row>
        <table:table-row table:style-name="ro1">
          <table:table-cell office:value-type="float" office:value="4061" calcext:value-type="float">
            <text:p>4061</text:p>
          </table:table-cell>
          <table:table-cell table:formula="of:=[.B4061]+inc" office:value-type="float" office:value="4.957275390625" calcext:value-type="float">
            <text:p>4,957275390625</text:p>
          </table:table-cell>
          <table:table-cell table:number-columns-repeated="5"/>
        </table:table-row>
        <table:table-row table:style-name="ro1">
          <table:table-cell office:value-type="float" office:value="4062" calcext:value-type="float">
            <text:p>4062</text:p>
          </table:table-cell>
          <table:table-cell table:formula="of:=[.B4062]+inc" office:value-type="float" office:value="4.95849609375" calcext:value-type="float">
            <text:p>4,95849609375</text:p>
          </table:table-cell>
          <table:table-cell table:number-columns-repeated="5"/>
        </table:table-row>
        <table:table-row table:style-name="ro1">
          <table:table-cell office:value-type="float" office:value="4063" calcext:value-type="float">
            <text:p>4063</text:p>
          </table:table-cell>
          <table:table-cell table:formula="of:=[.B4063]+inc" office:value-type="float" office:value="4.959716796875" calcext:value-type="float">
            <text:p>4,959716796875</text:p>
          </table:table-cell>
          <table:table-cell table:number-columns-repeated="5"/>
        </table:table-row>
        <table:table-row table:style-name="ro1">
          <table:table-cell office:value-type="float" office:value="4064" calcext:value-type="float">
            <text:p>4064</text:p>
          </table:table-cell>
          <table:table-cell table:formula="of:=[.B4064]+inc" office:value-type="float" office:value="4.9609375" calcext:value-type="float">
            <text:p>4,9609375</text:p>
          </table:table-cell>
          <table:table-cell table:number-columns-repeated="5"/>
        </table:table-row>
        <table:table-row table:style-name="ro1">
          <table:table-cell office:value-type="float" office:value="4065" calcext:value-type="float">
            <text:p>4065</text:p>
          </table:table-cell>
          <table:table-cell table:formula="of:=[.B4065]+inc" office:value-type="float" office:value="4.962158203125" calcext:value-type="float">
            <text:p>4,962158203125</text:p>
          </table:table-cell>
          <table:table-cell table:number-columns-repeated="5"/>
        </table:table-row>
        <table:table-row table:style-name="ro1">
          <table:table-cell office:value-type="float" office:value="4066" calcext:value-type="float">
            <text:p>4066</text:p>
          </table:table-cell>
          <table:table-cell table:formula="of:=[.B4066]+inc" office:value-type="float" office:value="4.96337890625" calcext:value-type="float">
            <text:p>4,96337890625</text:p>
          </table:table-cell>
          <table:table-cell table:number-columns-repeated="5"/>
        </table:table-row>
        <table:table-row table:style-name="ro1">
          <table:table-cell office:value-type="float" office:value="4067" calcext:value-type="float">
            <text:p>4067</text:p>
          </table:table-cell>
          <table:table-cell table:formula="of:=[.B4067]+inc" office:value-type="float" office:value="4.964599609375" calcext:value-type="float">
            <text:p>4,964599609375</text:p>
          </table:table-cell>
          <table:table-cell table:number-columns-repeated="5"/>
        </table:table-row>
        <table:table-row table:style-name="ro1">
          <table:table-cell office:value-type="float" office:value="4068" calcext:value-type="float">
            <text:p>4068</text:p>
          </table:table-cell>
          <table:table-cell table:formula="of:=[.B4068]+inc" office:value-type="float" office:value="4.9658203125" calcext:value-type="float">
            <text:p>4,9658203125</text:p>
          </table:table-cell>
          <table:table-cell table:number-columns-repeated="5"/>
        </table:table-row>
        <table:table-row table:style-name="ro1">
          <table:table-cell office:value-type="float" office:value="4069" calcext:value-type="float">
            <text:p>4069</text:p>
          </table:table-cell>
          <table:table-cell table:formula="of:=[.B4069]+inc" office:value-type="float" office:value="4.967041015625" calcext:value-type="float">
            <text:p>4,967041015625</text:p>
          </table:table-cell>
          <table:table-cell table:number-columns-repeated="5"/>
        </table:table-row>
        <table:table-row table:style-name="ro1">
          <table:table-cell office:value-type="float" office:value="4070" calcext:value-type="float">
            <text:p>4070</text:p>
          </table:table-cell>
          <table:table-cell table:formula="of:=[.B4070]+inc" office:value-type="float" office:value="4.96826171875" calcext:value-type="float">
            <text:p>4,96826171875</text:p>
          </table:table-cell>
          <table:table-cell table:number-columns-repeated="5"/>
        </table:table-row>
        <table:table-row table:style-name="ro1">
          <table:table-cell office:value-type="float" office:value="4071" calcext:value-type="float">
            <text:p>4071</text:p>
          </table:table-cell>
          <table:table-cell table:formula="of:=[.B4071]+inc" office:value-type="float" office:value="4.969482421875" calcext:value-type="float">
            <text:p>4,969482421875</text:p>
          </table:table-cell>
          <table:table-cell table:number-columns-repeated="5"/>
        </table:table-row>
        <table:table-row table:style-name="ro1">
          <table:table-cell office:value-type="float" office:value="4072" calcext:value-type="float">
            <text:p>4072</text:p>
          </table:table-cell>
          <table:table-cell table:formula="of:=[.B4072]+inc" office:value-type="float" office:value="4.970703125" calcext:value-type="float">
            <text:p>4,970703125</text:p>
          </table:table-cell>
          <table:table-cell table:number-columns-repeated="5"/>
        </table:table-row>
        <table:table-row table:style-name="ro1">
          <table:table-cell office:value-type="float" office:value="4073" calcext:value-type="float">
            <text:p>4073</text:p>
          </table:table-cell>
          <table:table-cell table:formula="of:=[.B4073]+inc" office:value-type="float" office:value="4.971923828125" calcext:value-type="float">
            <text:p>4,971923828125</text:p>
          </table:table-cell>
          <table:table-cell table:number-columns-repeated="5"/>
        </table:table-row>
        <table:table-row table:style-name="ro1">
          <table:table-cell office:value-type="float" office:value="4074" calcext:value-type="float">
            <text:p>4074</text:p>
          </table:table-cell>
          <table:table-cell table:formula="of:=[.B4074]+inc" office:value-type="float" office:value="4.97314453125" calcext:value-type="float">
            <text:p>4,97314453125</text:p>
          </table:table-cell>
          <table:table-cell table:number-columns-repeated="5"/>
        </table:table-row>
        <table:table-row table:style-name="ro1">
          <table:table-cell office:value-type="float" office:value="4075" calcext:value-type="float">
            <text:p>4075</text:p>
          </table:table-cell>
          <table:table-cell table:formula="of:=[.B4075]+inc" office:value-type="float" office:value="4.974365234375" calcext:value-type="float">
            <text:p>4,974365234375</text:p>
          </table:table-cell>
          <table:table-cell table:number-columns-repeated="5"/>
        </table:table-row>
        <table:table-row table:style-name="ro1">
          <table:table-cell office:value-type="float" office:value="4076" calcext:value-type="float">
            <text:p>4076</text:p>
          </table:table-cell>
          <table:table-cell table:formula="of:=[.B4076]+inc" office:value-type="float" office:value="4.9755859375" calcext:value-type="float">
            <text:p>4,9755859375</text:p>
          </table:table-cell>
          <table:table-cell table:number-columns-repeated="5"/>
        </table:table-row>
        <table:table-row table:style-name="ro1">
          <table:table-cell office:value-type="float" office:value="4077" calcext:value-type="float">
            <text:p>4077</text:p>
          </table:table-cell>
          <table:table-cell table:formula="of:=[.B4077]+inc" office:value-type="float" office:value="4.976806640625" calcext:value-type="float">
            <text:p>4,976806640625</text:p>
          </table:table-cell>
          <table:table-cell table:number-columns-repeated="5"/>
        </table:table-row>
        <table:table-row table:style-name="ro1">
          <table:table-cell office:value-type="float" office:value="4078" calcext:value-type="float">
            <text:p>4078</text:p>
          </table:table-cell>
          <table:table-cell table:formula="of:=[.B4078]+inc" office:value-type="float" office:value="4.97802734375" calcext:value-type="float">
            <text:p>4,97802734375</text:p>
          </table:table-cell>
          <table:table-cell table:number-columns-repeated="5"/>
        </table:table-row>
        <table:table-row table:style-name="ro1">
          <table:table-cell office:value-type="float" office:value="4079" calcext:value-type="float">
            <text:p>4079</text:p>
          </table:table-cell>
          <table:table-cell table:formula="of:=[.B4079]+inc" office:value-type="float" office:value="4.979248046875" calcext:value-type="float">
            <text:p>4,979248046875</text:p>
          </table:table-cell>
          <table:table-cell table:number-columns-repeated="5"/>
        </table:table-row>
        <table:table-row table:style-name="ro1">
          <table:table-cell office:value-type="float" office:value="4080" calcext:value-type="float">
            <text:p>4080</text:p>
          </table:table-cell>
          <table:table-cell table:formula="of:=[.B4080]+inc" office:value-type="float" office:value="4.98046875" calcext:value-type="float">
            <text:p>4,98046875</text:p>
          </table:table-cell>
          <table:table-cell table:number-columns-repeated="5"/>
        </table:table-row>
        <table:table-row table:style-name="ro1">
          <table:table-cell office:value-type="float" office:value="4081" calcext:value-type="float">
            <text:p>4081</text:p>
          </table:table-cell>
          <table:table-cell table:formula="of:=[.B4081]+inc" office:value-type="float" office:value="4.981689453125" calcext:value-type="float">
            <text:p>4,981689453125</text:p>
          </table:table-cell>
          <table:table-cell table:number-columns-repeated="5"/>
        </table:table-row>
        <table:table-row table:style-name="ro1">
          <table:table-cell office:value-type="float" office:value="4082" calcext:value-type="float">
            <text:p>4082</text:p>
          </table:table-cell>
          <table:table-cell table:formula="of:=[.B4082]+inc" office:value-type="float" office:value="4.98291015625" calcext:value-type="float">
            <text:p>4,98291015625</text:p>
          </table:table-cell>
          <table:table-cell table:number-columns-repeated="5"/>
        </table:table-row>
        <table:table-row table:style-name="ro1">
          <table:table-cell office:value-type="float" office:value="4083" calcext:value-type="float">
            <text:p>4083</text:p>
          </table:table-cell>
          <table:table-cell table:formula="of:=[.B4083]+inc" office:value-type="float" office:value="4.984130859375" calcext:value-type="float">
            <text:p>4,984130859375</text:p>
          </table:table-cell>
          <table:table-cell table:number-columns-repeated="5"/>
        </table:table-row>
        <table:table-row table:style-name="ro1">
          <table:table-cell office:value-type="float" office:value="4084" calcext:value-type="float">
            <text:p>4084</text:p>
          </table:table-cell>
          <table:table-cell table:formula="of:=[.B4084]+inc" office:value-type="float" office:value="4.9853515625" calcext:value-type="float">
            <text:p>4,9853515625</text:p>
          </table:table-cell>
          <table:table-cell table:number-columns-repeated="5"/>
        </table:table-row>
        <table:table-row table:style-name="ro1">
          <table:table-cell office:value-type="float" office:value="4085" calcext:value-type="float">
            <text:p>4085</text:p>
          </table:table-cell>
          <table:table-cell table:formula="of:=[.B4085]+inc" office:value-type="float" office:value="4.986572265625" calcext:value-type="float">
            <text:p>4,986572265625</text:p>
          </table:table-cell>
          <table:table-cell table:number-columns-repeated="5"/>
        </table:table-row>
        <table:table-row table:style-name="ro1">
          <table:table-cell office:value-type="float" office:value="4086" calcext:value-type="float">
            <text:p>4086</text:p>
          </table:table-cell>
          <table:table-cell table:formula="of:=[.B4086]+inc" office:value-type="float" office:value="4.98779296875" calcext:value-type="float">
            <text:p>4,98779296875</text:p>
          </table:table-cell>
          <table:table-cell table:number-columns-repeated="5"/>
        </table:table-row>
        <table:table-row table:style-name="ro1">
          <table:table-cell office:value-type="float" office:value="4087" calcext:value-type="float">
            <text:p>4087</text:p>
          </table:table-cell>
          <table:table-cell table:formula="of:=[.B4087]+inc" office:value-type="float" office:value="4.989013671875" calcext:value-type="float">
            <text:p>4,989013671875</text:p>
          </table:table-cell>
          <table:table-cell table:number-columns-repeated="5"/>
        </table:table-row>
        <table:table-row table:style-name="ro1">
          <table:table-cell office:value-type="float" office:value="4088" calcext:value-type="float">
            <text:p>4088</text:p>
          </table:table-cell>
          <table:table-cell table:formula="of:=[.B4088]+inc" office:value-type="float" office:value="4.990234375" calcext:value-type="float">
            <text:p>4,990234375</text:p>
          </table:table-cell>
          <table:table-cell table:number-columns-repeated="5"/>
        </table:table-row>
        <table:table-row table:style-name="ro1">
          <table:table-cell office:value-type="float" office:value="4089" calcext:value-type="float">
            <text:p>4089</text:p>
          </table:table-cell>
          <table:table-cell table:formula="of:=[.B4089]+inc" office:value-type="float" office:value="4.991455078125" calcext:value-type="float">
            <text:p>4,991455078125</text:p>
          </table:table-cell>
          <table:table-cell table:number-columns-repeated="5"/>
        </table:table-row>
        <table:table-row table:style-name="ro1">
          <table:table-cell office:value-type="float" office:value="4090" calcext:value-type="float">
            <text:p>4090</text:p>
          </table:table-cell>
          <table:table-cell table:formula="of:=[.B4090]+inc" office:value-type="float" office:value="4.99267578125" calcext:value-type="float">
            <text:p>4,99267578125</text:p>
          </table:table-cell>
          <table:table-cell table:number-columns-repeated="5"/>
        </table:table-row>
        <table:table-row table:style-name="ro1">
          <table:table-cell office:value-type="float" office:value="4091" calcext:value-type="float">
            <text:p>4091</text:p>
          </table:table-cell>
          <table:table-cell table:formula="of:=[.B4091]+inc" office:value-type="float" office:value="4.993896484375" calcext:value-type="float">
            <text:p>4,993896484375</text:p>
          </table:table-cell>
          <table:table-cell table:number-columns-repeated="5"/>
        </table:table-row>
        <table:table-row table:style-name="ro1">
          <table:table-cell office:value-type="float" office:value="4092" calcext:value-type="float">
            <text:p>4092</text:p>
          </table:table-cell>
          <table:table-cell table:formula="of:=[.B4092]+inc" office:value-type="float" office:value="4.9951171875" calcext:value-type="float">
            <text:p>4,9951171875</text:p>
          </table:table-cell>
          <table:table-cell table:number-columns-repeated="5"/>
        </table:table-row>
        <table:table-row table:style-name="ro1">
          <table:table-cell office:value-type="float" office:value="4093" calcext:value-type="float">
            <text:p>4093</text:p>
          </table:table-cell>
          <table:table-cell table:formula="of:=[.B4093]+inc" office:value-type="float" office:value="4.996337890625" calcext:value-type="float">
            <text:p>4,996337890625</text:p>
          </table:table-cell>
          <table:table-cell table:number-columns-repeated="5"/>
        </table:table-row>
        <table:table-row table:style-name="ro1">
          <table:table-cell office:value-type="float" office:value="4094" calcext:value-type="float">
            <text:p>4094</text:p>
          </table:table-cell>
          <table:table-cell table:formula="of:=[.B4094]+inc" office:value-type="float" office:value="4.99755859375" calcext:value-type="float">
            <text:p>4,99755859375</text:p>
          </table:table-cell>
          <table:table-cell table:number-columns-repeated="5"/>
        </table:table-row>
        <table:table-row table:style-name="ro1">
          <table:table-cell office:value-type="float" office:value="4095" calcext:value-type="float">
            <text:p>4095</text:p>
          </table:table-cell>
          <table:table-cell table:formula="of:=[.B4095]+inc" office:value-type="float" office:value="4.998779296875" calcext:value-type="float">
            <text:p>4,998779296875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midi value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olts dac</text:p>
          </table:table-cell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ROUND([.B2]/inc)" office:value-type="float" office:value="0" calcext:value-type="float">
            <text:p>0</text:p>
          </table:table-cell>
          <table:table-cell table:formula="of:=[.C2]*inc" office:value-type="float" office:value="0" calcext:value-type="float">
            <text:p>0</text:p>
          </table:table-cell>
          <table:table-cell table:formula="of:=[.B2]-[.D2]" office:value-type="float" office:value="0" calcext:value-type="float">
            <text:p>0</text:p>
          </table:table-cell>
          <table:table-cell/>
          <table:table-cell office:value-type="string" calcext:value-type="string">
            <text:p>Octava -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2]+semitono" office:value-type="float" office:value="0.0833333333333333" calcext:value-type="float">
            <text:p>0,083333333333333</text:p>
          </table:table-cell>
          <table:table-cell table:formula="of:=ROUND([.B3]/inc)" office:value-type="float" office:value="68" calcext:value-type="float">
            <text:p>68</text:p>
          </table:table-cell>
          <table:table-cell table:formula="of:=[.C3]*inc" office:value-type="float" office:value="0.0830078125" calcext:value-type="float">
            <text:p>0,0830078125</text:p>
          </table:table-cell>
          <table:table-cell table:formula="of:=[.B3]-[.D3]" office:value-type="float" office:value="0.000325520833333329" calcext:value-type="float">
            <text:p>0,000325520833333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]+semitono" office:value-type="float" office:value="0.166666666666667" calcext:value-type="float">
            <text:p>0,166666666666667</text:p>
          </table:table-cell>
          <table:table-cell table:formula="of:=ROUND([.B4]/inc)" office:value-type="float" office:value="137" calcext:value-type="float">
            <text:p>137</text:p>
          </table:table-cell>
          <table:table-cell table:formula="of:=[.C4]*inc" office:value-type="float" office:value="0.167236328125" calcext:value-type="float">
            <text:p>0,167236328125</text:p>
          </table:table-cell>
          <table:table-cell table:formula="of:=[.B4]-[.D4]" office:value-type="float" office:value="-0.000569661458333343" calcext:value-type="float">
            <text:p>-0,00056966145833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4]+semitono" office:value-type="float" office:value="0.25" calcext:value-type="float">
            <text:p>0,25</text:p>
          </table:table-cell>
          <table:table-cell table:formula="of:=ROUND([.B5]/inc)" office:value-type="float" office:value="205" calcext:value-type="float">
            <text:p>205</text:p>
          </table:table-cell>
          <table:table-cell table:formula="of:=[.C5]*inc" office:value-type="float" office:value="0.250244140625" calcext:value-type="float">
            <text:p>0,250244140625</text:p>
          </table:table-cell>
          <table:table-cell table:formula="of:=[.B5]-[.D5]" office:value-type="float" office:value="-0.000244140625" calcext:value-type="float">
            <text:p>-0,00024414062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5]+semitono" office:value-type="float" office:value="0.333333333333333" calcext:value-type="float">
            <text:p>0,333333333333333</text:p>
          </table:table-cell>
          <table:table-cell table:formula="of:=ROUND([.B6]/inc)" office:value-type="float" office:value="273" calcext:value-type="float">
            <text:p>273</text:p>
          </table:table-cell>
          <table:table-cell table:formula="of:=[.C6]*inc" office:value-type="float" office:value="0.333251953125" calcext:value-type="float">
            <text:p>0,333251953125</text:p>
          </table:table-cell>
          <table:table-cell table:formula="of:=[.B6]-[.D6]" office:value-type="float" office:value="0.0000813802083333148" calcext:value-type="float">
            <text:p>8,13802083333148E-0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6]+semitono" office:value-type="float" office:value="0.416666666666667" calcext:value-type="float">
            <text:p>0,416666666666667</text:p>
          </table:table-cell>
          <table:table-cell table:formula="of:=ROUND([.B7]/inc)" office:value-type="float" office:value="341" calcext:value-type="float">
            <text:p>341</text:p>
          </table:table-cell>
          <table:table-cell table:formula="of:=[.C7]*inc" office:value-type="float" office:value="0.416259765625" calcext:value-type="float">
            <text:p>0,416259765625</text:p>
          </table:table-cell>
          <table:table-cell table:formula="of:=[.B7]-[.D7]" office:value-type="float" office:value="0.00040690104166663" calcext:value-type="float">
            <text:p>0,000406901041667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7]+semitono" office:value-type="float" office:value="0.5" calcext:value-type="float">
            <text:p>0,5</text:p>
          </table:table-cell>
          <table:table-cell table:formula="of:=ROUND([.B8]/inc)" office:value-type="float" office:value="410" calcext:value-type="float">
            <text:p>410</text:p>
          </table:table-cell>
          <table:table-cell table:formula="of:=[.C8]*inc" office:value-type="float" office:value="0.50048828125" calcext:value-type="float">
            <text:p>0,50048828125</text:p>
          </table:table-cell>
          <table:table-cell table:formula="of:=[.B8]-[.D8]" office:value-type="float" office:value="-0.000488281250000056" calcext:value-type="float">
            <text:p>-0,00048828125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]+semitono" office:value-type="float" office:value="0.583333333333333" calcext:value-type="float">
            <text:p>0,583333333333333</text:p>
          </table:table-cell>
          <table:table-cell table:formula="of:=ROUND([.B9]/inc)" office:value-type="float" office:value="478" calcext:value-type="float">
            <text:p>478</text:p>
          </table:table-cell>
          <table:table-cell table:formula="of:=[.C9]*inc" office:value-type="float" office:value="0.58349609375" calcext:value-type="float">
            <text:p>0,58349609375</text:p>
          </table:table-cell>
          <table:table-cell table:formula="of:=[.B9]-[.D9]" office:value-type="float" office:value="-0.000162760416666741" calcext:value-type="float">
            <text:p>-0,000162760416667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9]+semitono" office:value-type="float" office:value="0.666666666666667" calcext:value-type="float">
            <text:p>0,666666666666667</text:p>
          </table:table-cell>
          <table:table-cell table:formula="of:=ROUND([.B10]/inc)" office:value-type="float" office:value="546" calcext:value-type="float">
            <text:p>546</text:p>
          </table:table-cell>
          <table:table-cell table:formula="of:=[.C10]*inc" office:value-type="float" office:value="0.66650390625" calcext:value-type="float">
            <text:p>0,66650390625</text:p>
          </table:table-cell>
          <table:table-cell table:formula="of:=[.B10]-[.D10]" office:value-type="float" office:value="0.00016276041666663" calcext:value-type="float">
            <text:p>0,00016276041666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10]+semitono" office:value-type="float" office:value="0.75" calcext:value-type="float">
            <text:p>0,75</text:p>
          </table:table-cell>
          <table:table-cell table:formula="of:=ROUND([.B11]/inc)" office:value-type="float" office:value="614" calcext:value-type="float">
            <text:p>614</text:p>
          </table:table-cell>
          <table:table-cell table:formula="of:=[.C11]*inc" office:value-type="float" office:value="0.74951171875" calcext:value-type="float">
            <text:p>0,74951171875</text:p>
          </table:table-cell>
          <table:table-cell table:formula="of:=[.B11]-[.D11]" office:value-type="float" office:value="0.00048828125" calcext:value-type="float">
            <text:p>0,0004882812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11]+semitono" office:value-type="float" office:value="0.833333333333333" calcext:value-type="float">
            <text:p>0,833333333333333</text:p>
          </table:table-cell>
          <table:table-cell table:formula="of:=ROUND([.B12]/inc)" office:value-type="float" office:value="683" calcext:value-type="float">
            <text:p>683</text:p>
          </table:table-cell>
          <table:table-cell table:formula="of:=[.C12]*inc" office:value-type="float" office:value="0.833740234375" calcext:value-type="float">
            <text:p>0,833740234375</text:p>
          </table:table-cell>
          <table:table-cell table:formula="of:=[.B12]-[.D12]" office:value-type="float" office:value="-0.00040690104166663" calcext:value-type="float">
            <text:p>-0,000406901041667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12]+semitono" office:value-type="float" office:value="0.916666666666667" calcext:value-type="float">
            <text:p>0,916666666666667</text:p>
          </table:table-cell>
          <table:table-cell table:formula="of:=ROUND([.B13]/inc)" office:value-type="float" office:value="751" calcext:value-type="float">
            <text:p>751</text:p>
          </table:table-cell>
          <table:table-cell table:formula="of:=[.C13]*inc" office:value-type="float" office:value="0.916748046875" calcext:value-type="float">
            <text:p>0,916748046875</text:p>
          </table:table-cell>
          <table:table-cell table:formula="of:=[.B13]-[.D13]" office:value-type="float" office:value="-0.0000813802083332593" calcext:value-type="float">
            <text:p>-8,13802083332593E-05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13]+semitono" office:value-type="float" office:value="1" calcext:value-type="float">
            <text:p>1</text:p>
          </table:table-cell>
          <table:table-cell table:formula="of:=ROUND([.B14]/inc)" office:value-type="float" office:value="819" calcext:value-type="float">
            <text:p>819</text:p>
          </table:table-cell>
          <table:table-cell table:formula="of:=[.C14]*inc" office:value-type="float" office:value="0.999755859375" calcext:value-type="float">
            <text:p>0,999755859375</text:p>
          </table:table-cell>
          <table:table-cell table:formula="of:=[.B14]-[.D14]" office:value-type="float" office:value="0.000244140625" calcext:value-type="float">
            <text:p>0,000244140625</text:p>
          </table:table-cell>
          <table:table-cell/>
          <table:table-cell office:value-type="string" calcext:value-type="string">
            <text:p>Octava -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14]+semitono" office:value-type="float" office:value="1.08333333333333" calcext:value-type="float">
            <text:p>1,08333333333333</text:p>
          </table:table-cell>
          <table:table-cell table:formula="of:=ROUND([.B15]/inc)" office:value-type="float" office:value="887" calcext:value-type="float">
            <text:p>887</text:p>
          </table:table-cell>
          <table:table-cell table:formula="of:=[.C15]*inc" office:value-type="float" office:value="1.082763671875" calcext:value-type="float">
            <text:p>1,082763671875</text:p>
          </table:table-cell>
          <table:table-cell table:formula="of:=[.B15]-[.D15]" office:value-type="float" office:value="0.000569661458333259" calcext:value-type="float">
            <text:p>0,00056966145833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15]+semitono" office:value-type="float" office:value="1.16666666666667" calcext:value-type="float">
            <text:p>1,16666666666667</text:p>
          </table:table-cell>
          <table:table-cell table:formula="of:=ROUND([.B16]/inc)" office:value-type="float" office:value="956" calcext:value-type="float">
            <text:p>956</text:p>
          </table:table-cell>
          <table:table-cell table:formula="of:=[.C16]*inc" office:value-type="float" office:value="1.1669921875" calcext:value-type="float">
            <text:p>1,1669921875</text:p>
          </table:table-cell>
          <table:table-cell table:formula="of:=[.B16]-[.D16]" office:value-type="float" office:value="-0.000325520833333481" calcext:value-type="float">
            <text:p>-0,000325520833333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16]+semitono" office:value-type="float" office:value="1.25" calcext:value-type="float">
            <text:p>1,25</text:p>
          </table:table-cell>
          <table:table-cell table:formula="of:=ROUND([.B17]/inc)" office:value-type="float" office:value="1024" calcext:value-type="float">
            <text:p>1024</text:p>
          </table:table-cell>
          <table:table-cell table:formula="of:=[.C17]*inc" office:value-type="float" office:value="1.25" calcext:value-type="float">
            <text:p>1,25</text:p>
          </table:table-cell>
          <table:table-cell table:formula="of:=[.B17]-[.D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17]+semitono" office:value-type="float" office:value="1.33333333333333" calcext:value-type="float">
            <text:p>1,33333333333333</text:p>
          </table:table-cell>
          <table:table-cell table:formula="of:=ROUND([.B18]/inc)" office:value-type="float" office:value="1092" calcext:value-type="float">
            <text:p>1092</text:p>
          </table:table-cell>
          <table:table-cell table:formula="of:=[.C18]*inc" office:value-type="float" office:value="1.3330078125" calcext:value-type="float">
            <text:p>1,3330078125</text:p>
          </table:table-cell>
          <table:table-cell table:formula="of:=[.B18]-[.D18]" office:value-type="float" office:value="0.000325520833333037" calcext:value-type="float">
            <text:p>0,000325520833333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18]+semitono" office:value-type="float" office:value="1.41666666666667" calcext:value-type="float">
            <text:p>1,41666666666667</text:p>
          </table:table-cell>
          <table:table-cell table:formula="of:=ROUND([.B19]/inc)" office:value-type="float" office:value="1161" calcext:value-type="float">
            <text:p>1161</text:p>
          </table:table-cell>
          <table:table-cell table:formula="of:=[.C19]*inc" office:value-type="float" office:value="1.417236328125" calcext:value-type="float">
            <text:p>1,417236328125</text:p>
          </table:table-cell>
          <table:table-cell table:formula="of:=[.B19]-[.D19]" office:value-type="float" office:value="-0.000569661458333703" calcext:value-type="float">
            <text:p>-0,000569661458334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19]+semitono" office:value-type="float" office:value="1.5" calcext:value-type="float">
            <text:p>1,5</text:p>
          </table:table-cell>
          <table:table-cell table:formula="of:=ROUND([.B20]/inc)" office:value-type="float" office:value="1229" calcext:value-type="float">
            <text:p>1229</text:p>
          </table:table-cell>
          <table:table-cell table:formula="of:=[.C20]*inc" office:value-type="float" office:value="1.500244140625" calcext:value-type="float">
            <text:p>1,500244140625</text:p>
          </table:table-cell>
          <table:table-cell table:formula="of:=[.B20]-[.D20]" office:value-type="float" office:value="-0.000244140625000444" calcext:value-type="float">
            <text:p>-0,000244140625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20]+semitono" office:value-type="float" office:value="1.58333333333333" calcext:value-type="float">
            <text:p>1,58333333333333</text:p>
          </table:table-cell>
          <table:table-cell table:formula="of:=ROUND([.B21]/inc)" office:value-type="float" office:value="1297" calcext:value-type="float">
            <text:p>1297</text:p>
          </table:table-cell>
          <table:table-cell table:formula="of:=[.C21]*inc" office:value-type="float" office:value="1.583251953125" calcext:value-type="float">
            <text:p>1,583251953125</text:p>
          </table:table-cell>
          <table:table-cell table:formula="of:=[.B21]-[.D21]" office:value-type="float" office:value="0.0000813802083328152" calcext:value-type="float">
            <text:p>8,13802083328152E-0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21]+semitono" office:value-type="float" office:value="1.66666666666667" calcext:value-type="float">
            <text:p>1,66666666666667</text:p>
          </table:table-cell>
          <table:table-cell table:formula="of:=ROUND([.B22]/inc)" office:value-type="float" office:value="1365" calcext:value-type="float">
            <text:p>1365</text:p>
          </table:table-cell>
          <table:table-cell table:formula="of:=[.C22]*inc" office:value-type="float" office:value="1.666259765625" calcext:value-type="float">
            <text:p>1,666259765625</text:p>
          </table:table-cell>
          <table:table-cell table:formula="of:=[.B22]-[.D22]" office:value-type="float" office:value="0.000406901041666075" calcext:value-type="float">
            <text:p>0,00040690104166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22]+semitono" office:value-type="float" office:value="1.75" calcext:value-type="float">
            <text:p>1,75</text:p>
          </table:table-cell>
          <table:table-cell table:formula="of:=ROUND([.B23]/inc)" office:value-type="float" office:value="1434" calcext:value-type="float">
            <text:p>1434</text:p>
          </table:table-cell>
          <table:table-cell table:formula="of:=[.C23]*inc" office:value-type="float" office:value="1.75048828125" calcext:value-type="float">
            <text:p>1,75048828125</text:p>
          </table:table-cell>
          <table:table-cell table:formula="of:=[.B23]-[.D23]" office:value-type="float" office:value="-0.000488281250000666" calcext:value-type="float">
            <text:p>-0,00048828125000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23]+semitono" office:value-type="float" office:value="1.83333333333333" calcext:value-type="float">
            <text:p>1,83333333333333</text:p>
          </table:table-cell>
          <table:table-cell table:formula="of:=ROUND([.B24]/inc)" office:value-type="float" office:value="1502" calcext:value-type="float">
            <text:p>1502</text:p>
          </table:table-cell>
          <table:table-cell table:formula="of:=[.C24]*inc" office:value-type="float" office:value="1.83349609375" calcext:value-type="float">
            <text:p>1,83349609375</text:p>
          </table:table-cell>
          <table:table-cell table:formula="of:=[.B24]-[.D24]" office:value-type="float" office:value="-0.000162760416667407" calcext:value-type="float">
            <text:p>-0,000162760416667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24]+semitono" office:value-type="float" office:value="1.91666666666667" calcext:value-type="float">
            <text:p>1,91666666666667</text:p>
          </table:table-cell>
          <table:table-cell table:formula="of:=ROUND([.B25]/inc)" office:value-type="float" office:value="1570" calcext:value-type="float">
            <text:p>1570</text:p>
          </table:table-cell>
          <table:table-cell table:formula="of:=[.C25]*inc" office:value-type="float" office:value="1.91650390625" calcext:value-type="float">
            <text:p>1,91650390625</text:p>
          </table:table-cell>
          <table:table-cell table:formula="of:=[.B25]-[.D25]" office:value-type="float" office:value="0.000162760416665853" calcext:value-type="float">
            <text:p>0,000162760416666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25]+semitono" office:value-type="float" office:value="2" calcext:value-type="float">
            <text:p>2</text:p>
          </table:table-cell>
          <table:table-cell table:formula="of:=ROUND([.B26]/inc)" office:value-type="float" office:value="1638" calcext:value-type="float">
            <text:p>1638</text:p>
          </table:table-cell>
          <table:table-cell table:formula="of:=[.C26]*inc" office:value-type="float" office:value="1.99951171875" calcext:value-type="float">
            <text:p>1,99951171875</text:p>
          </table:table-cell>
          <table:table-cell table:formula="of:=[.B26]-[.D26]" office:value-type="float" office:value="0.000488281249999112" calcext:value-type="float">
            <text:p>0,000488281249999</text:p>
          </table:table-cell>
          <table:table-cell/>
          <table:table-cell office:value-type="string" calcext:value-type="string">
            <text:p>Octava 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26]+semitono" office:value-type="float" office:value="2.08333333333333" calcext:value-type="float">
            <text:p>2,08333333333333</text:p>
          </table:table-cell>
          <table:table-cell table:formula="of:=ROUND([.B27]/inc)" office:value-type="float" office:value="1707" calcext:value-type="float">
            <text:p>1707</text:p>
          </table:table-cell>
          <table:table-cell table:formula="of:=[.C27]*inc" office:value-type="float" office:value="2.083740234375" calcext:value-type="float">
            <text:p>2,083740234375</text:p>
          </table:table-cell>
          <table:table-cell table:formula="of:=[.B27]-[.D27]" office:value-type="float" office:value="-0.000406901041667407" calcext:value-type="float">
            <text:p>-0,000406901041667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27]+semitono" office:value-type="float" office:value="2.16666666666667" calcext:value-type="float">
            <text:p>2,16666666666667</text:p>
          </table:table-cell>
          <table:table-cell table:formula="of:=ROUND([.B28]/inc)" office:value-type="float" office:value="1775" calcext:value-type="float">
            <text:p>1775</text:p>
          </table:table-cell>
          <table:table-cell table:formula="of:=[.C28]*inc" office:value-type="float" office:value="2.166748046875" calcext:value-type="float">
            <text:p>2,166748046875</text:p>
          </table:table-cell>
          <table:table-cell table:formula="of:=[.B28]-[.D28]" office:value-type="float" office:value="-0.0000813802083339255" calcext:value-type="float">
            <text:p>-8,13802083339255E-05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28]+semitono" office:value-type="float" office:value="2.25" calcext:value-type="float">
            <text:p>2,25</text:p>
          </table:table-cell>
          <table:table-cell table:formula="of:=ROUND([.B29]/inc)" office:value-type="float" office:value="1843" calcext:value-type="float">
            <text:p>1843</text:p>
          </table:table-cell>
          <table:table-cell table:formula="of:=[.C29]*inc" office:value-type="float" office:value="2.249755859375" calcext:value-type="float">
            <text:p>2,249755859375</text:p>
          </table:table-cell>
          <table:table-cell table:formula="of:=[.B29]-[.D29]" office:value-type="float" office:value="0.000244140624999556" calcext:value-type="float">
            <text:p>0,00024414062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29]+semitono" office:value-type="float" office:value="2.33333333333333" calcext:value-type="float">
            <text:p>2,33333333333333</text:p>
          </table:table-cell>
          <table:table-cell table:formula="of:=ROUND([.B30]/inc)" office:value-type="float" office:value="1911" calcext:value-type="float">
            <text:p>1911</text:p>
          </table:table-cell>
          <table:table-cell table:formula="of:=[.C30]*inc" office:value-type="float" office:value="2.332763671875" calcext:value-type="float">
            <text:p>2,332763671875</text:p>
          </table:table-cell>
          <table:table-cell table:formula="of:=[.B30]-[.D30]" office:value-type="float" office:value="0.000569661458333037" calcext:value-type="float">
            <text:p>0,000569661458333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30]+semitono" office:value-type="float" office:value="2.41666666666667" calcext:value-type="float">
            <text:p>2,41666666666667</text:p>
          </table:table-cell>
          <table:table-cell table:formula="of:=ROUND([.B31]/inc)" office:value-type="float" office:value="1980" calcext:value-type="float">
            <text:p>1980</text:p>
          </table:table-cell>
          <table:table-cell table:formula="of:=[.C31]*inc" office:value-type="float" office:value="2.4169921875" calcext:value-type="float">
            <text:p>2,4169921875</text:p>
          </table:table-cell>
          <table:table-cell table:formula="of:=[.B31]-[.D31]" office:value-type="float" office:value="-0.000325520833333481" calcext:value-type="float">
            <text:p>-0,000325520833333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31]+semitono" office:value-type="float" office:value="2.5" calcext:value-type="float">
            <text:p>2,5</text:p>
          </table:table-cell>
          <table:table-cell table:formula="of:=ROUND([.B32]/inc)" office:value-type="float" office:value="2048" calcext:value-type="float">
            <text:p>2048</text:p>
          </table:table-cell>
          <table:table-cell table:formula="of:=[.C32]*inc" office:value-type="float" office:value="2.5" calcext:value-type="float">
            <text:p>2,5</text:p>
          </table:table-cell>
          <table:table-cell table:formula="of:=[.B32]-[.D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32]+semitono" office:value-type="float" office:value="2.58333333333333" calcext:value-type="float">
            <text:p>2,58333333333333</text:p>
          </table:table-cell>
          <table:table-cell table:formula="of:=ROUND([.B33]/inc)" office:value-type="float" office:value="2116" calcext:value-type="float">
            <text:p>2116</text:p>
          </table:table-cell>
          <table:table-cell table:formula="of:=[.C33]*inc" office:value-type="float" office:value="2.5830078125" calcext:value-type="float">
            <text:p>2,5830078125</text:p>
          </table:table-cell>
          <table:table-cell table:formula="of:=[.B33]-[.D33]" office:value-type="float" office:value="0.000325520833333481" calcext:value-type="float">
            <text:p>0,000325520833333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33]+semitono" office:value-type="float" office:value="2.66666666666667" calcext:value-type="float">
            <text:p>2,66666666666667</text:p>
          </table:table-cell>
          <table:table-cell table:formula="of:=ROUND([.B34]/inc)" office:value-type="float" office:value="2185" calcext:value-type="float">
            <text:p>2185</text:p>
          </table:table-cell>
          <table:table-cell table:formula="of:=[.C34]*inc" office:value-type="float" office:value="2.667236328125" calcext:value-type="float">
            <text:p>2,667236328125</text:p>
          </table:table-cell>
          <table:table-cell table:formula="of:=[.B34]-[.D34]" office:value-type="float" office:value="-0.000569661458333037" calcext:value-type="float">
            <text:p>-0,000569661458333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34]+semitono" office:value-type="float" office:value="2.75" calcext:value-type="float">
            <text:p>2,75</text:p>
          </table:table-cell>
          <table:table-cell table:formula="of:=ROUND([.B35]/inc)" office:value-type="float" office:value="2253" calcext:value-type="float">
            <text:p>2253</text:p>
          </table:table-cell>
          <table:table-cell table:formula="of:=[.C35]*inc" office:value-type="float" office:value="2.750244140625" calcext:value-type="float">
            <text:p>2,750244140625</text:p>
          </table:table-cell>
          <table:table-cell table:formula="of:=[.B35]-[.D35]" office:value-type="float" office:value="-0.000244140624999556" calcext:value-type="float">
            <text:p>-0,000244140625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35]+semitono" office:value-type="float" office:value="2.83333333333333" calcext:value-type="float">
            <text:p>2,83333333333333</text:p>
          </table:table-cell>
          <table:table-cell table:formula="of:=ROUND([.B36]/inc)" office:value-type="float" office:value="2321" calcext:value-type="float">
            <text:p>2321</text:p>
          </table:table-cell>
          <table:table-cell table:formula="of:=[.C36]*inc" office:value-type="float" office:value="2.833251953125" calcext:value-type="float">
            <text:p>2,833251953125</text:p>
          </table:table-cell>
          <table:table-cell table:formula="of:=[.B36]-[.D36]" office:value-type="float" office:value="0.0000813802083339255" calcext:value-type="float">
            <text:p>8,13802083339255E-05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36]+semitono" office:value-type="float" office:value="2.91666666666667" calcext:value-type="float">
            <text:p>2,91666666666667</text:p>
          </table:table-cell>
          <table:table-cell table:formula="of:=ROUND([.B37]/inc)" office:value-type="float" office:value="2389" calcext:value-type="float">
            <text:p>2389</text:p>
          </table:table-cell>
          <table:table-cell table:formula="of:=[.C37]*inc" office:value-type="float" office:value="2.916259765625" calcext:value-type="float">
            <text:p>2,916259765625</text:p>
          </table:table-cell>
          <table:table-cell table:formula="of:=[.B37]-[.D37]" office:value-type="float" office:value="0.000406901041667407" calcext:value-type="float">
            <text:p>0,000406901041667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37]+semitono" office:value-type="float" office:value="3" calcext:value-type="float">
            <text:p>3</text:p>
          </table:table-cell>
          <table:table-cell table:formula="of:=ROUND([.B38]/inc)" office:value-type="float" office:value="2458" calcext:value-type="float">
            <text:p>2458</text:p>
          </table:table-cell>
          <table:table-cell table:formula="of:=[.C38]*inc" office:value-type="float" office:value="3.00048828125" calcext:value-type="float">
            <text:p>3,00048828125</text:p>
          </table:table-cell>
          <table:table-cell table:formula="of:=[.B38]-[.D38]" office:value-type="float" office:value="-0.000488281249999112" calcext:value-type="float">
            <text:p>-0,000488281249999</text:p>
          </table:table-cell>
          <table:table-cell/>
          <table:table-cell office:value-type="string" calcext:value-type="string">
            <text:p>Octava +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38]+semitono" office:value-type="float" office:value="3.08333333333333" calcext:value-type="float">
            <text:p>3,08333333333333</text:p>
          </table:table-cell>
          <table:table-cell table:formula="of:=ROUND([.B39]/inc)" office:value-type="float" office:value="2526" calcext:value-type="float">
            <text:p>2526</text:p>
          </table:table-cell>
          <table:table-cell table:formula="of:=[.C39]*inc" office:value-type="float" office:value="3.08349609375" calcext:value-type="float">
            <text:p>3,08349609375</text:p>
          </table:table-cell>
          <table:table-cell table:formula="of:=[.B39]-[.D39]" office:value-type="float" office:value="-0.00016276041666563" calcext:value-type="float">
            <text:p>-0,000162760416666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39]+semitono" office:value-type="float" office:value="3.16666666666667" calcext:value-type="float">
            <text:p>3,16666666666667</text:p>
          </table:table-cell>
          <table:table-cell table:formula="of:=ROUND([.B40]/inc)" office:value-type="float" office:value="2594" calcext:value-type="float">
            <text:p>2594</text:p>
          </table:table-cell>
          <table:table-cell table:formula="of:=[.C40]*inc" office:value-type="float" office:value="3.16650390625" calcext:value-type="float">
            <text:p>3,16650390625</text:p>
          </table:table-cell>
          <table:table-cell table:formula="of:=[.B40]-[.D40]" office:value-type="float" office:value="0.000162760416667851" calcext:value-type="float">
            <text:p>0,00016276041666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40]+semitono" office:value-type="float" office:value="3.25" calcext:value-type="float">
            <text:p>3,25</text:p>
          </table:table-cell>
          <table:table-cell table:formula="of:=ROUND([.B41]/inc)" office:value-type="float" office:value="2662" calcext:value-type="float">
            <text:p>2662</text:p>
          </table:table-cell>
          <table:table-cell table:formula="of:=[.C41]*inc" office:value-type="float" office:value="3.24951171875" calcext:value-type="float">
            <text:p>3,24951171875</text:p>
          </table:table-cell>
          <table:table-cell table:formula="of:=[.B41]-[.D41]" office:value-type="float" office:value="0.000488281250001332" calcext:value-type="float">
            <text:p>0,000488281250001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41]+semitono" office:value-type="float" office:value="3.33333333333333" calcext:value-type="float">
            <text:p>3,33333333333333</text:p>
          </table:table-cell>
          <table:table-cell table:formula="of:=ROUND([.B42]/inc)" office:value-type="float" office:value="2731" calcext:value-type="float">
            <text:p>2731</text:p>
          </table:table-cell>
          <table:table-cell table:formula="of:=[.C42]*inc" office:value-type="float" office:value="3.333740234375" calcext:value-type="float">
            <text:p>3,333740234375</text:p>
          </table:table-cell>
          <table:table-cell table:formula="of:=[.B42]-[.D42]" office:value-type="float" office:value="-0.000406901041665186" calcext:value-type="float">
            <text:p>-0,000406901041665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42]+semitono" office:value-type="float" office:value="3.41666666666667" calcext:value-type="float">
            <text:p>3,41666666666667</text:p>
          </table:table-cell>
          <table:table-cell table:formula="of:=ROUND([.B43]/inc)" office:value-type="float" office:value="2799" calcext:value-type="float">
            <text:p>2799</text:p>
          </table:table-cell>
          <table:table-cell table:formula="of:=[.C43]*inc" office:value-type="float" office:value="3.416748046875" calcext:value-type="float">
            <text:p>3,416748046875</text:p>
          </table:table-cell>
          <table:table-cell table:formula="of:=[.B43]-[.D43]" office:value-type="float" office:value="-0.000081380208331705" calcext:value-type="float">
            <text:p>-8,1380208331705E-05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43]+semitono" office:value-type="float" office:value="3.5" calcext:value-type="float">
            <text:p>3,5</text:p>
          </table:table-cell>
          <table:table-cell table:formula="of:=ROUND([.B44]/inc)" office:value-type="float" office:value="2867" calcext:value-type="float">
            <text:p>2867</text:p>
          </table:table-cell>
          <table:table-cell table:formula="of:=[.C44]*inc" office:value-type="float" office:value="3.499755859375" calcext:value-type="float">
            <text:p>3,499755859375</text:p>
          </table:table-cell>
          <table:table-cell table:formula="of:=[.B44]-[.D44]" office:value-type="float" office:value="0.000244140625001776" calcext:value-type="float">
            <text:p>0,000244140625002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44]+semitono" office:value-type="float" office:value="3.58333333333334" calcext:value-type="float">
            <text:p>3,58333333333334</text:p>
          </table:table-cell>
          <table:table-cell table:formula="of:=ROUND([.B45]/inc)" office:value-type="float" office:value="2935" calcext:value-type="float">
            <text:p>2935</text:p>
          </table:table-cell>
          <table:table-cell table:formula="of:=[.C45]*inc" office:value-type="float" office:value="3.582763671875" calcext:value-type="float">
            <text:p>3,582763671875</text:p>
          </table:table-cell>
          <table:table-cell table:formula="of:=[.B45]-[.D45]" office:value-type="float" office:value="0.000569661458335258" calcext:value-type="float">
            <text:p>0,00056966145833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5]+semitono" office:value-type="float" office:value="3.66666666666667" calcext:value-type="float">
            <text:p>3,66666666666667</text:p>
          </table:table-cell>
          <table:table-cell table:formula="of:=ROUND([.B46]/inc)" office:value-type="float" office:value="3004" calcext:value-type="float">
            <text:p>3004</text:p>
          </table:table-cell>
          <table:table-cell table:formula="of:=[.C46]*inc" office:value-type="float" office:value="3.6669921875" calcext:value-type="float">
            <text:p>3,6669921875</text:p>
          </table:table-cell>
          <table:table-cell table:formula="of:=[.B46]-[.D46]" office:value-type="float" office:value="-0.000325520833331261" calcext:value-type="float">
            <text:p>-0,000325520833331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46]+semitono" office:value-type="float" office:value="3.75" calcext:value-type="float">
            <text:p>3,75</text:p>
          </table:table-cell>
          <table:table-cell table:formula="of:=ROUND([.B47]/inc)" office:value-type="float" office:value="3072" calcext:value-type="float">
            <text:p>3072</text:p>
          </table:table-cell>
          <table:table-cell table:formula="of:=[.C47]*inc" office:value-type="float" office:value="3.75" calcext:value-type="float">
            <text:p>3,75</text:p>
          </table:table-cell>
          <table:table-cell table:formula="of:=[.B47]-[.D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47]+semitono" office:value-type="float" office:value="3.83333333333334" calcext:value-type="float">
            <text:p>3,83333333333334</text:p>
          </table:table-cell>
          <table:table-cell table:formula="of:=ROUND([.B48]/inc)" office:value-type="float" office:value="3140" calcext:value-type="float">
            <text:p>3140</text:p>
          </table:table-cell>
          <table:table-cell table:formula="of:=[.C48]*inc" office:value-type="float" office:value="3.8330078125" calcext:value-type="float">
            <text:p>3,8330078125</text:p>
          </table:table-cell>
          <table:table-cell table:formula="of:=[.B48]-[.D48]" office:value-type="float" office:value="0.000325520833335702" calcext:value-type="float">
            <text:p>0,000325520833336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48]+semitono" office:value-type="float" office:value="3.91666666666667" calcext:value-type="float">
            <text:p>3,91666666666667</text:p>
          </table:table-cell>
          <table:table-cell table:formula="of:=ROUND([.B49]/inc)" office:value-type="float" office:value="3209" calcext:value-type="float">
            <text:p>3209</text:p>
          </table:table-cell>
          <table:table-cell table:formula="of:=[.C49]*inc" office:value-type="float" office:value="3.917236328125" calcext:value-type="float">
            <text:p>3,917236328125</text:p>
          </table:table-cell>
          <table:table-cell table:formula="of:=[.B49]-[.D49]" office:value-type="float" office:value="-0.000569661458330817" calcext:value-type="float">
            <text:p>-0,000569661458331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49]+semitono" office:value-type="float" office:value="4" calcext:value-type="float">
            <text:p>4</text:p>
          </table:table-cell>
          <table:table-cell table:formula="of:=ROUND([.B50]/inc)" office:value-type="float" office:value="3277" calcext:value-type="float">
            <text:p>3277</text:p>
          </table:table-cell>
          <table:table-cell table:formula="of:=[.C50]*inc" office:value-type="float" office:value="4.000244140625" calcext:value-type="float">
            <text:p>4,000244140625</text:p>
          </table:table-cell>
          <table:table-cell table:formula="of:=[.B50]-[.D50]" office:value-type="float" office:value="-0.000244140624997335" calcext:value-type="float">
            <text:p>-0,000244140624997</text:p>
          </table:table-cell>
          <table:table-cell/>
          <table:table-cell office:value-type="string" calcext:value-type="string">
            <text:p>Octava +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50]+semitono" office:value-type="float" office:value="4.08333333333334" calcext:value-type="float">
            <text:p>4,08333333333334</text:p>
          </table:table-cell>
          <table:table-cell table:formula="of:=ROUND([.B51]/inc)" office:value-type="float" office:value="3345" calcext:value-type="float">
            <text:p>3345</text:p>
          </table:table-cell>
          <table:table-cell table:formula="of:=[.C51]*inc" office:value-type="float" office:value="4.083251953125" calcext:value-type="float">
            <text:p>4,083251953125</text:p>
          </table:table-cell>
          <table:table-cell table:formula="of:=[.B51]-[.D51]" office:value-type="float" office:value="0.0000813802083357018" calcext:value-type="float">
            <text:p>8,13802083357018E-05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51]+semitono" office:value-type="float" office:value="4.16666666666667" calcext:value-type="float">
            <text:p>4,16666666666667</text:p>
          </table:table-cell>
          <table:table-cell table:formula="of:=ROUND([.B52]/inc)" office:value-type="float" office:value="3413" calcext:value-type="float">
            <text:p>3413</text:p>
          </table:table-cell>
          <table:table-cell table:formula="of:=[.C52]*inc" office:value-type="float" office:value="4.166259765625" calcext:value-type="float">
            <text:p>4,166259765625</text:p>
          </table:table-cell>
          <table:table-cell table:formula="of:=[.B52]-[.D52]" office:value-type="float" office:value="0.000406901041668739" calcext:value-type="float">
            <text:p>0,000406901041669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52]+semitono" office:value-type="float" office:value="4.25" calcext:value-type="float">
            <text:p>4,25</text:p>
          </table:table-cell>
          <table:table-cell table:formula="of:=ROUND([.B53]/inc)" office:value-type="float" office:value="3482" calcext:value-type="float">
            <text:p>3482</text:p>
          </table:table-cell>
          <table:table-cell table:formula="of:=[.C53]*inc" office:value-type="float" office:value="4.25048828125" calcext:value-type="float">
            <text:p>4,25048828125</text:p>
          </table:table-cell>
          <table:table-cell table:formula="of:=[.B53]-[.D53]" office:value-type="float" office:value="-0.000488281249998224" calcext:value-type="float">
            <text:p>-0,000488281249998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53]+semitono" office:value-type="float" office:value="4.33333333333334" calcext:value-type="float">
            <text:p>4,33333333333334</text:p>
          </table:table-cell>
          <table:table-cell table:formula="of:=ROUND([.B54]/inc)" office:value-type="float" office:value="3550" calcext:value-type="float">
            <text:p>3550</text:p>
          </table:table-cell>
          <table:table-cell table:formula="of:=[.C54]*inc" office:value-type="float" office:value="4.33349609375" calcext:value-type="float">
            <text:p>4,33349609375</text:p>
          </table:table-cell>
          <table:table-cell table:formula="of:=[.B54]-[.D54]" office:value-type="float" office:value="-0.000162760416665186" calcext:value-type="float">
            <text:p>-0,00016276041666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54]+semitono" office:value-type="float" office:value="4.41666666666667" calcext:value-type="float">
            <text:p>4,41666666666667</text:p>
          </table:table-cell>
          <table:table-cell table:formula="of:=ROUND([.B55]/inc)" office:value-type="float" office:value="3618" calcext:value-type="float">
            <text:p>3618</text:p>
          </table:table-cell>
          <table:table-cell table:formula="of:=[.C55]*inc" office:value-type="float" office:value="4.41650390625" calcext:value-type="float">
            <text:p>4,41650390625</text:p>
          </table:table-cell>
          <table:table-cell table:formula="of:=[.B55]-[.D55]" office:value-type="float" office:value="0.000162760416667851" calcext:value-type="float">
            <text:p>0,000162760416668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55]+semitono" office:value-type="float" office:value="4.5" calcext:value-type="float">
            <text:p>4,5</text:p>
          </table:table-cell>
          <table:table-cell table:formula="of:=ROUND([.B56]/inc)" office:value-type="float" office:value="3686" calcext:value-type="float">
            <text:p>3686</text:p>
          </table:table-cell>
          <table:table-cell table:formula="of:=[.C56]*inc" office:value-type="float" office:value="4.49951171875" calcext:value-type="float">
            <text:p>4,49951171875</text:p>
          </table:table-cell>
          <table:table-cell table:formula="of:=[.B56]-[.D56]" office:value-type="float" office:value="0.000488281250000888" calcext:value-type="float">
            <text:p>0,000488281250001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56]+semitono" office:value-type="float" office:value="4.58333333333333" calcext:value-type="float">
            <text:p>4,58333333333333</text:p>
          </table:table-cell>
          <table:table-cell table:formula="of:=ROUND([.B57]/inc)" office:value-type="float" office:value="3755" calcext:value-type="float">
            <text:p>3755</text:p>
          </table:table-cell>
          <table:table-cell table:formula="of:=[.C57]*inc" office:value-type="float" office:value="4.583740234375" calcext:value-type="float">
            <text:p>4,583740234375</text:p>
          </table:table-cell>
          <table:table-cell table:formula="of:=[.B57]-[.D57]" office:value-type="float" office:value="-0.000406901041666075" calcext:value-type="float">
            <text:p>-0,000406901041666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57]+semitono" office:value-type="float" office:value="4.66666666666667" calcext:value-type="float">
            <text:p>4,66666666666667</text:p>
          </table:table-cell>
          <table:table-cell table:formula="of:=ROUND([.B58]/inc)" office:value-type="float" office:value="3823" calcext:value-type="float">
            <text:p>3823</text:p>
          </table:table-cell>
          <table:table-cell table:formula="of:=[.C58]*inc" office:value-type="float" office:value="4.666748046875" calcext:value-type="float">
            <text:p>4,666748046875</text:p>
          </table:table-cell>
          <table:table-cell table:formula="of:=[.B58]-[.D58]" office:value-type="float" office:value="-0.0000813802083330373" calcext:value-type="float">
            <text:p>-8,13802083330373E-05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58]+semitono" office:value-type="float" office:value="4.75" calcext:value-type="float">
            <text:p>4,75</text:p>
          </table:table-cell>
          <table:table-cell table:formula="of:=ROUND([.B59]/inc)" office:value-type="float" office:value="3891" calcext:value-type="float">
            <text:p>3891</text:p>
          </table:table-cell>
          <table:table-cell table:formula="of:=[.C59]*inc" office:value-type="float" office:value="4.749755859375" calcext:value-type="float">
            <text:p>4,749755859375</text:p>
          </table:table-cell>
          <table:table-cell table:formula="of:=[.B59]-[.D59]" office:value-type="float" office:value="0.000244140625" calcext:value-type="float">
            <text:p>0,000244140625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59]+semitono" office:value-type="float" office:value="4.83333333333333" calcext:value-type="float">
            <text:p>4,83333333333333</text:p>
          </table:table-cell>
          <table:table-cell table:formula="of:=ROUND([.B60]/inc)" office:value-type="float" office:value="3959" calcext:value-type="float">
            <text:p>3959</text:p>
          </table:table-cell>
          <table:table-cell table:formula="of:=[.C60]*inc" office:value-type="float" office:value="4.832763671875" calcext:value-type="float">
            <text:p>4,832763671875</text:p>
          </table:table-cell>
          <table:table-cell table:formula="of:=[.B60]-[.D60]" office:value-type="float" office:value="0.000569661458333037" calcext:value-type="float">
            <text:p>0,000569661458333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60]+semitono" office:value-type="float" office:value="4.91666666666667" calcext:value-type="float">
            <text:p>4,91666666666667</text:p>
          </table:table-cell>
          <table:table-cell table:formula="of:=ROUND([.B61]/inc)" office:value-type="float" office:value="4028" calcext:value-type="float">
            <text:p>4028</text:p>
          </table:table-cell>
          <table:table-cell table:formula="of:=[.C61]*inc" office:value-type="float" office:value="4.9169921875" calcext:value-type="float">
            <text:p>4,9169921875</text:p>
          </table:table-cell>
          <table:table-cell table:formula="of:=[.B61]-[.D61]" office:value-type="float" office:value="-0.000325520833333925" calcext:value-type="float">
            <text:p>-0,000325520833334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61]+semitono" office:value-type="float" office:value="5" calcext:value-type="float">
            <text:p>5</text:p>
          </table:table-cell>
          <table:table-cell table:formula="of:=ROUND([.B62]/inc)" office:value-type="float" office:value="4096" calcext:value-type="float">
            <text:p>4096</text:p>
          </table:table-cell>
          <table:table-cell table:formula="of:=[.C62]*inc" office:value-type="float" office:value="5" calcext:value-type="float">
            <text:p>5</text:p>
          </table:table-cell>
          <table:table-cell table:formula="of:=[.B62]-[.D62]" office:value-type="float" office:value="0" calcext:value-type="float">
            <text:p>0</text:p>
          </table:table-cell>
          <table:table-cell/>
          <table:table-cell office:value-type="string" calcext:value-type="string">
            <text:p>Octava +3</text:p>
          </table:table-cell>
        </table:table-row>
      </table:table>
      <table:named-expressions/>
      <table:database-ranges>
        <table:database-range table:name="d" table:target-range-address="Sheet2.E2:Sheet2.E2" table:on-update-keep-styles="true" table:on-update-keep-size="false"/>
        <table:database-range table:name="delta" table:target-range-address="Sheet2.H2:Sheet2.I2" table:on-update-keep-styles="true" table:on-update-keep-size="false"/>
        <table:database-range table:name="inc" table:target-range-address="Sheet1.D3:Sheet1.D3" table:on-update-keep-styles="true" table:on-update-keep-size="false"/>
        <table:database-range table:name="semitono" table:target-range-address="Sheet1.F3:Sheet1.F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5:37:14.841526702</meta:creation-date>
    <dc:date>2018-12-14T16:57:55.305652560</dc:date>
    <meta:editing-duration>PT43M20S</meta:editing-duration>
    <meta:editing-cycles>4</meta:editing-cycles>
    <meta:generator>LibreOffice/6.0.3.2$MacOSX_X86_64 LibreOffice_project/8f48d515416608e3a835360314dac7e47fd0b821</meta:generator>
    <meta:document-statistic meta:table-count="2" meta:cell-count="8519" meta:object-count="0"/>
  </office:meta>
</office:document-meta>
</file>